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Fyholivka, Novomlynsk, Dvorichna, Z...</text:span>
</text:h>
      <text:p text:style-name="P4">
Authors: liveuamap (Language: en)</text:p>
      <text:p text:style-name="P4">
Time: 2023-05-18T-104:51:00</text:p>
      <text:p text:style-name="P4">
Location: Kramatorsk (Latitude:49.73258 Longtitude:37.91382)</text:p>
      <text:p text:style-name="P4">
Videos: []</text:p>
      <text:p text:style-name="P4">
Images: []</text:p>
      <text:p text:style-name="P4">
Tags: ["Russia"]</text:p>
      <text:p text:style-name="P4">
ID: 22563642</text:p>
      <!--METADATA-->
      <text:p text:style-name="P4">
At Kupiansk direction Russian army shelled Krasne Pershe, Fyholivka,Novomlynsk, Dvorichna, Zapadne, Masutivka, Tabayivka, Berestove of Kharkivregion and Stelmakhivka of Luhansk region. Russian aviation conductedairstrikes near Masutivka, Kyslivka and Pershotravneve, - General Staff ofArmed Forces of Ukraine says in the morning report</text:p>
      <text:p text:style-name="P4">
News Collection Link: <text:a xlink:type="simple" xlink:href="https://liveuamap.com/en/2023/18-may-at-kupiansk-direction-russian-army-shelled-krasne" text:style-name="Internet_20_link" text:visited-style-name="Visited_20_Internet_20_Link">
https://liveuamap.com/en/2023/18-may-at-kupiansk-direction-russian-army-shelled-krasne</text:a>
</text:p>
      <text:p text:style-name="P4">
Source: <text:a xlink:type="simple" xlink:href="https://t.me/lumsrc/4824" text:style-name="Internet_20_link" text:visited-style-name="Visited_20_Internet_20_Link">
https://t.me/lumsrc/4824</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8T-106:51:00</text:p>
      <text:p text:style-name="P4">
Location: Bakhmut (Latitude:48.74249 Longtitude:38.15243)</text:p>
      <text:p text:style-name="P4">
Videos: []</text:p>
      <text:p text:style-name="P4">
Images: []</text:p>
      <text:p text:style-name="P4">
Tags: ["Russia"]</text:p>
      <text:p text:style-name="P4">
ID: 22563638</text:p>
      <!--METADATA-->
      <text:p text:style-name="P4">
At Lyman direction Russian army shelled Makiyivka, Nevske, Bilohorivka ofLuhansk region and Torske, Dibrova, Verkhnokamyanske and Spirne of Donetskregion. Russian aviation conducted airstrikes near Dibrova, Bilohorivka,Verkhnokamyanske and Vesele, - General Staff of Armed Forces of Ukraine saysin the morning report</text:p>
      <text:p text:style-name="P4">
News Collection Link: <text:a xlink:type="simple" xlink:href="https://liveuamap.com/en/2023/18-may-at-lyman-direction-russian-army-shelled-makiyivka" text:style-name="Internet_20_link" text:visited-style-name="Visited_20_Internet_20_Link">
https://liveuamap.com/en/2023/18-may-at-lyman-direction-russian-army-shelled-makiyivka</text:a>
</text:p>
      <text:p text:style-name="P4">
Source: <text:a xlink:type="simple" xlink:href="https://t.me/lumsrc/4825" text:style-name="Internet_20_link" text:visited-style-name="Visited_20_Internet_20_Link">
https://t.me/lumsrc/4825</text:a>
</text:p>
      <!--NEWS-->
      <text:h text:style-name="P10" text:outline-level="1">
<text:span text:style-name="T4">
At Bakhmut direction Russian army shelled Vasukivka, Zaliznyanske, Orikhovo-Vasylivka, Novoma...</text:span>
</text:h>
      <text:p text:style-name="P4">
Authors: liveuamap (Language: en)</text:p>
      <text:p text:style-name="P4">
Time: 2023-05-18T-108:51:00</text:p>
      <text:p text:style-name="P4">
Location: Kurdiumivka (Latitude:48.46598 Longtitude:37.95364)</text:p>
      <text:p text:style-name="P4">
Videos: []</text:p>
      <text:p text:style-name="P4">
Images: []</text:p>
      <text:p text:style-name="P4">
Tags: ["Russia"]</text:p>
      <text:p text:style-name="P4">
ID: 22563634</text:p>
      <!--METADATA-->
      <text:p text:style-name="P4">
At Bakhmut direction Russian army shelled Vasukivka, Zaliznyanske, Orikhovo-Vasylivka, Novomarkove, Hryhorivka, Bohdanivka, Bakhmut, Ivanivske, ChasivYar, Predtechyne, Bila Hora, Pivnichne and Shumy of Donetsk region. Russianaviation conducted airstrikes near Novomarkove, Bohdanivka, Bakhmut,Predtechyne and Kurdumivka, - General Staff of Armed Forces of Ukraine says inthe morning report</text:p>
      <text:p text:style-name="P4">
News Collection Link: <text:a xlink:type="simple" xlink:href="https://liveuamap.com/en/2023/18-may-at-bakhmut-direction-russian-army-shelled-vasukivka" text:style-name="Internet_20_link" text:visited-style-name="Visited_20_Internet_20_Link">
https://liveuamap.com/en/2023/18-may-at-bakhmut-direction-russian-army-shelled-vasukivka</text:a>
</text:p>
      <text:p text:style-name="P4">
Source: <text:a xlink:type="simple" xlink:href="https://t.me/lumsrc/4826" text:style-name="Internet_20_link" text:visited-style-name="Visited_20_Internet_20_Link">
https://t.me/lumsrc/4826</text:a>
</text:p>
      <!--NEWS-->
      <text:h text:style-name="P10" text:outline-level="1">
<text:span text:style-name="T4">
At Avdiyivka direction Russian army shelled Avdiyivka, Pervomayske, Karlivka and Nevelske of ...</text:span>
</text:h>
      <text:p text:style-name="P4">
Authors: liveuamap (Language: en)</text:p>
      <text:p text:style-name="P4">
Time: 2023-05-18T-110:51:00</text:p>
      <text:p text:style-name="P4">
Location: Ukraine (Latitude:48.19673 Longtitude:37.53187)</text:p>
      <text:p text:style-name="P4">
Videos: []</text:p>
      <text:p text:style-name="P4">
Images: []</text:p>
      <text:p text:style-name="P4">
Tags: ["Russia"]</text:p>
      <text:p text:style-name="P4">
ID: 22563632</text:p>
      <!--METADATA-->
      <text:p text:style-name="P4">
At Avdiyivka direction Russian army shelled Avdiyivka, Pervomayske, Karlivkaand Nevelske of Donetsk region. Russian aviation conducted airstrikes nearNovokalynove, Avdiyivka, Novoselivka Persha and Pervomayske, - General Staffof Armed Forces of Ukraine says in the morning report</text:p>
      <text:p text:style-name="P4">
News Collection Link: <text:a xlink:type="simple" xlink:href="https://liveuamap.com/en/2023/18-may-at-avdiyivka-direction-russian-army-shelled-avdiyivka" text:style-name="Internet_20_link" text:visited-style-name="Visited_20_Internet_20_Link">
https://liveuamap.com/en/2023/18-may-at-avdiyivka-direction-russian-army-shelled-avdiyivka</text:a>
</text:p>
      <text:p text:style-name="P4">
Source: <text:a xlink:type="simple" xlink:href="https://t.me/lumsrc/4827" text:style-name="Internet_20_link" text:visited-style-name="Visited_20_Internet_20_Link">
https://t.me/lumsrc/4827</text:a>
</text:p>
      <!--NEWS-->
      <text:h text:style-name="P10" text:outline-level="1">
<text:span text:style-name="T4">
At Maryinka direction Russian army shelled Maryinka, Paraskoviyivka and Novomykhaylivka of Do...</text:span>
</text:h>
      <text:p text:style-name="P4">
Authors: liveuamap (Language: en)</text:p>
      <text:p text:style-name="P4">
Time: 2023-05-18T-112:51:00</text:p>
      <text:p text:style-name="P4">
Location: Donets'ka oblast (Latitude:48.00842 Longtitude:37.50029)</text:p>
      <text:p text:style-name="P4">
Videos: []</text:p>
      <text:p text:style-name="P4">
Images: []</text:p>
      <text:p text:style-name="P4">
Tags: ["Russia"]</text:p>
      <text:p text:style-name="P4">
ID: 22563631</text:p>
      <!--METADATA-->
      <text:p text:style-name="P4">
At Maryinka direction Russian army shelled Maryinka, Paraskoviyivka andNovomykhaylivka of Donetsk region. Russian aviation conducted airstrike nearKrasnohorivka, - General Staff of Armed Forces of Ukraine says in the morningreport</text:p>
      <text:p text:style-name="P4">
News Collection Link: <text:a xlink:type="simple" xlink:href="https://liveuamap.com/en/2023/18-may-at-maryinka-direction-russian-army-shelled-maryinka" text:style-name="Internet_20_link" text:visited-style-name="Visited_20_Internet_20_Link">
https://liveuamap.com/en/2023/18-may-at-maryinka-direction-russian-army-shelled-maryinka</text:a>
</text:p>
      <text:p text:style-name="P4">
Source: <text:a xlink:type="simple" xlink:href="https://t.me/lumsrc/4828" text:style-name="Internet_20_link" text:visited-style-name="Visited_20_Internet_20_Link">
https://t.me/lumsrc/4828</text:a>
</text:p>
      <!--NEWS-->
      <text:h text:style-name="P10" text:outline-level="1">
<text:span text:style-name="T4">
At Shakhtarske direction Russian army shelled Vuhledar, Prechystivka and Novoukrayinka. Russi...</text:span>
</text:h>
      <text:p text:style-name="P4">
Authors: liveuamap (Language: en)</text:p>
      <text:p text:style-name="P4">
Time: 2023-05-18T-114:51:00</text:p>
      <text:p text:style-name="P4">
Location: Vuhledar (Latitude:47.84323 Longtitude:37.10392)</text:p>
      <text:p text:style-name="P4">
Videos: []</text:p>
      <text:p text:style-name="P4">
Images: []</text:p>
      <text:p text:style-name="P4">
Tags: ["Russia"]</text:p>
      <text:p text:style-name="P4">
ID: 22563630</text:p>
      <!--METADATA-->
      <text:p text:style-name="P4">
At Shakhtarske direction Russian army shelled Vuhledar, Prechystivka andNovoukrayinka. Russian aviation conducted airstrike near Velyka Novosilka, -General Staff of Armed Forces of Ukraine says in the morning report</text:p>
      <text:p text:style-name="P4">
News Collection Link: <text:a xlink:type="simple" xlink:href="https://liveuamap.com/en/2023/18-may-at-shakhtarske-direction-russian-army-shelled-vuhledar" text:style-name="Internet_20_link" text:visited-style-name="Visited_20_Internet_20_Link">
https://liveuamap.com/en/2023/18-may-at-shakhtarske-direction-russian-army-shelled-vuhledar</text:a>
</text:p>
      <text:p text:style-name="P4">
Source: <text:a xlink:type="simple" xlink:href="https://t.me/lumsrc/4829" text:style-name="Internet_20_link" text:visited-style-name="Visited_20_Internet_20_Link">
https://t.me/lumsrc/4829</text:a>
</text:p>
      <!--NEWS-->
      <text:h text:style-name="P10" text:outline-level="1">
<text:span text:style-name="T4">
At Zaporizhzhia and Kherson directions Russian army shelled Vremivka, Novosilka, Zelene Pole,...</text:span>
</text:h>
      <text:p text:style-name="P4">
Authors: liveuamap (Language: en)</text:p>
      <text:p text:style-name="P4">
Time: 2023-05-18T-116:51:00</text:p>
      <text:p text:style-name="P4">
Location: Zaporizhzhia (Latitude:47.52845 Longtitude:35.90315)</text:p>
      <text:p text:style-name="P4">
Videos: []</text:p>
      <text:p text:style-name="P4">
Images: []</text:p>
      <text:p text:style-name="P4">
Tags: ["Russia"]</text:p>
      <text:p text:style-name="P4">
ID: 22563629</text:p>
      <!--METADATA-->
      <text:p text:style-name="P4">
At Zaporizhzhia and Kherson directions Russian army shelled Vremivka,Novosilka, Zelene Pole, Novopil of Donetsk region; Olhivske, Huliaipole,Zaliznychne, Mala Tokmachka, Scherbaky, Stepove and Kamyanske of Zaporizhzhiaregion; Zolota Balka, Kachkarivka, Chervonyy Mayak, Zmiyivka, Beryslav,Tyahynka, Antonivka, Dniprovske, Kizomys, Shyroka Balka of Kherson region andKherson city. Russian aviation conducted airstrikes near Novopil of Donetskregion and Mala Tokmachka of Zaporizhzhia region, - General Staff of ArmedForces of Ukraine says in the morning report</text:p>
      <text:p text:style-name="P4">
News Collection Link: <text:a xlink:type="simple" xlink:href="https://liveuamap.com/en/2023/18-may-at-zaporizhzhia-and-kherson-directions-russian-army" text:style-name="Internet_20_link" text:visited-style-name="Visited_20_Internet_20_Link">
https://liveuamap.com/en/2023/18-may-at-zaporizhzhia-and-kherson-directions-russian-army</text:a>
</text:p>
      <text:p text:style-name="P4">
Source: <text:a xlink:type="simple" xlink:href="https://t.me/lumsrc/4830" text:style-name="Internet_20_link" text:visited-style-name="Visited_20_Internet_20_Link">
https://t.me/lumsrc/4830</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8T-118:51:00</text:p>
      <text:p text:style-name="P4">
Location: Marinka, Donetsk Oblast (Latitude:47.94176 Longtitude:37.50183)</text:p>
      <text:p text:style-name="P4">
Videos: []</text:p>
      <text:p text:style-name="P4">
Images: []</text:p>
      <text:p text:style-name="P4">
Tags: ["Russia"]</text:p>
      <text:p text:style-name="P4">
ID: 22563628</text:p>
      <!--METADATA-->
      <text:p text:style-name="P4">
Russian forces conducting offensive actions at Lyman, Bakhmut, Avdiivka andMaryinka directions. Ukrainian military had 36 combat engagements with andRussian forces. Russian forces attempting to advance near Masutivka andNovoselivske, Nevske, Bakhmut, Ivanivske, Maryinka, - General Staff of ArmedForces of Ukraine says in the morning report</text:p>
      <text:p text:style-name="P4">
News Collection Link: <text:a xlink:type="simple" xlink:href="https://liveuamap.com/en/2023/18-may-russian-forces-conducting-offensive-actions-at-lyman" text:style-name="Internet_20_link" text:visited-style-name="Visited_20_Internet_20_Link">
https://liveuamap.com/en/2023/18-may-russian-forces-conducting-offensive-actions-at-lyman</text:a>
</text:p>
      <text:p text:style-name="P4">
Source: <text:a xlink:type="simple" xlink:href="https://t.me/lumsrc/4831" text:style-name="Internet_20_link" text:visited-style-name="Visited_20_Internet_20_Link">
https://t.me/lumsrc/4831</text:a>
</text:p>
      <!--NEWS-->
      <text:h text:style-name="P10" text:outline-level="1">
<text:span text:style-name="T4">
Dnipro, Dnipropetrovska Oblast(00:33). Red Alert: aerial threat. Sirens sounding. Take cover ...</text:span>
</text:h>
      <text:p text:style-name="P4">
Authors: liveuamap (Language: en)</text:p>
      <text:p text:style-name="P4">
Time: 2023-05-18T-42:35:00</text:p>
      <text:p text:style-name="P4">
Location: Dnipro (Latitude:48.45930000 Longtitude:35.03865000)</text:p>
      <text:p text:style-name="P4">
Videos: []</text:p>
      <text:p text:style-name="P4">
Images: []</text:p>
      <text:p text:style-name="P4">
Tags: ["Europe", "Central and Eastern Europe"]</text:p>
      <text:p text:style-name="P4">
ID: 22563824</text:p>
      <!--METADATA-->
      <text:p text:style-name="P4">
Dnipro, Dnipropetrovska Oblast(00:33). Red Alert: aerial threat. Sirenssounding. Take cover now!</text:p>
      <text:p text:style-name="P4">
News Collection Link: <text:a xlink:type="simple" xlink:href="https://liveuamap.com/en/2023/18-may-dnipro-dnipropetrovska-oblast0033-red-g" text:style-name="Internet_20_link" text:visited-style-name="Visited_20_Internet_20_Link">
https://liveuamap.com/en/2023/18-may-dnipro-dnipropetrovska-oblast0033-red-g</text:a>
</text:p>
      <text:p text:style-name="P4">
Source: <text:a xlink:type="simple" xlink:href="https://t.me/suspilnednipro/15605" text:style-name="Internet_20_link" text:visited-style-name="Visited_20_Internet_20_Link">
https://t.me/suspilnednipro/15605</text:a>
</text:p>
      <!--NEWS-->
      <text:h text:style-name="P10" text:outline-level="1">
<text:span text:style-name="T4">
Odeska Oblast(19:53). Red Alert: aerial threat. Sirens sounding. Take cover now!</text:span>
</text:h>
      <text:p text:style-name="P4">
Authors: liveuamap (Language: en)</text:p>
      <text:p text:style-name="P4">
Time: 2023-05-18T-65:55:00</text:p>
      <text:p text:style-name="P4">
Location: Odeska Oblast (Latitude:46.74951 Longtitude:30.24992)</text:p>
      <text:p text:style-name="P4">
Videos: []</text:p>
      <text:p text:style-name="P4">
Images: []</text:p>
      <text:p text:style-name="P4">
Tags: ["Europe", "Central and Eastern Europe"]</text:p>
      <text:p text:style-name="P4">
ID: 22563800</text:p>
      <!--METADATA-->
      <text:p text:style-name="P4">
Odeska Oblast(19:53). Red Alert: aerial threat. Sirens sounding. Take covernow!</text:p>
      <text:p text:style-name="P4">
News Collection Link: <text:a xlink:type="simple" xlink:href="https://liveuamap.com/en/2023/18-may-odeska-oblast1953-red-alert-aerial-thrg" text:style-name="Internet_20_link" text:visited-style-name="Visited_20_Internet_20_Link">
https://liveuamap.com/en/2023/18-may-odeska-oblast1953-red-alert-aerial-thrg</text:a>
</text:p>
      <text:p text:style-name="P4">
Source: <text:a xlink:type="simple" xlink:href="https://t.me/suspilneodesa/23334" text:style-name="Internet_20_link" text:visited-style-name="Visited_20_Internet_20_Link">
https://t.me/suspilneodesa/23334</text:a>
</text:p>
      <!--NEWS-->
      <text:h text:style-name="P10" text:outline-level="1">
<text:span text:style-name="T4">
Kyiv(19:51). Red Alert: aerial threat. Sirens sounding. Take cover now!</text:span>
</text:h>
      <text:p text:style-name="P4">
Authors: liveuamap (Language: en)</text:p>
      <text:p text:style-name="P4">
Time: 2023-05-18T-69:53:00</text:p>
      <text:p text:style-name="P4">
Location: Kyiv (Latitude:50.44435 Longtitude:30.53066)</text:p>
      <text:p text:style-name="P4">
Videos: []</text:p>
      <text:p text:style-name="P4">
Images: []</text:p>
      <text:p text:style-name="P4">
Tags: ["Europe", "Central and Eastern Europe"]</text:p>
      <text:p text:style-name="P4">
ID: 22563797</text:p>
      <!--METADATA-->
      <text:p text:style-name="P4">
Kyiv(19:51). Red Alert: aerial threat. Sirens sounding. Take cover now!</text:p>
      <text:p text:style-name="P4">
News Collection Link: <text:a xlink:type="simple" xlink:href="https://liveuamap.com/en/2023/18-may-kyiv1951-red-alert-aerial-threat-sireng" text:style-name="Internet_20_link" text:visited-style-name="Visited_20_Internet_20_Link">
https://liveuamap.com/en/2023/18-may-kyiv1951-red-alert-aerial-threat-sireng</text:a>
</text:p>
      <text:p text:style-name="P4">
Source: <text:a xlink:type="simple" xlink:href="https://t.me/KyivCityOfficial/6727" text:style-name="Internet_20_link" text:visited-style-name="Visited_20_Internet_20_Link">
https://t.me/KyivCityOfficial/6727</text:a>
</text:p>
      <!--NEWS-->
      <text:h text:style-name="P10" text:outline-level="1">
<text:span text:style-name="T4">
Dnipro, Dnipropetrovska Oblast(18:07). Red Alert: aerial threat. Sirens sounding. Take cover ...</text:span>
</text:h>
      <text:p text:style-name="P4">
Authors: liveuamap (Language: en)</text:p>
      <text:p text:style-name="P4">
Time: 2023-05-18T-77:08:00</text:p>
      <text:p text:style-name="P4">
Location: Dnipro (Latitude:48.45918 Longtitude:35.03828)</text:p>
      <text:p text:style-name="P4">
Videos: []</text:p>
      <text:p text:style-name="P4">
Images: []</text:p>
      <text:p text:style-name="P4">
Tags: ["Europe", "Central and Eastern Europe"]</text:p>
      <text:p text:style-name="P4">
ID: 22563745</text:p>
      <!--METADATA-->
      <text:p text:style-name="P4">
Dnipro, Dnipropetrovska Oblast(18:07). Red Alert: aerial threat. Sirenssounding. Take cover now!</text:p>
      <text:p text:style-name="P4">
News Collection Link: <text:a xlink:type="simple" xlink:href="https://liveuamap.com/en/2023/18-may-dnipro-dnipropetrovska-oblast1807-red-g" text:style-name="Internet_20_link" text:visited-style-name="Visited_20_Internet_20_Link">
https://liveuamap.com/en/2023/18-may-dnipro-dnipropetrovska-oblast1807-red-g</text:a>
</text:p>
      <text:p text:style-name="P4">
Source: <text:a xlink:type="simple" xlink:href="https://t.me/air_alert_ua/45849" text:style-name="Internet_20_link" text:visited-style-name="Visited_20_Internet_20_Link">
https://t.me/air_alert_ua/45849</text:a>
</text:p>
      <!--NEWS-->
      <text:h text:style-name="P10" text:outline-level="1">
<text:span text:style-name="T4">
Russian army conducted 15 missile strikes, 42 airstrikes and over 101 shelling with MLRS, - G...</text:span>
</text:h>
      <text:p text:style-name="P4">
Authors: liveuamap (Language: en)</text:p>
      <text:p text:style-name="P4">
Time: 2023-05-18T01:50:00</text:p>
      <text:p text:style-name="P4">
Location: Bakhmut (Latitude:48.56478 Longtitude:37.98493)</text:p>
      <text:p text:style-name="P4">
Videos: []</text:p>
      <text:p text:style-name="P4">
Images: []</text:p>
      <text:p text:style-name="P4">
Tags: ["Russia"]</text:p>
      <text:p text:style-name="P4">
ID: 22563650</text:p>
      <!--METADATA-->
      <text:p text:style-name="P4">
Russian army conducted 15 missile strikes, 42 airstrikes and over 101 shellingwith MLRS, - General Staff of Armed Forces of Ukraine says in the morningreport</text:p>
      <text:p text:style-name="P4">
News Collection Link: <text:a xlink:type="simple" xlink:href="https://liveuamap.com/en/2023/18-may-russian-army-conducted-15-missile-strikes-42-airstrikes" text:style-name="Internet_20_link" text:visited-style-name="Visited_20_Internet_20_Link">
https://liveuamap.com/en/2023/18-may-russian-army-conducted-15-missile-strikes-42-airstrikes</text:a>
</text:p>
      <text:p text:style-name="P4">
Source: <text:a xlink:type="simple" xlink:href="https://t.me/lumsrc/4822" text:style-name="Internet_20_link" text:visited-style-name="Visited_20_Internet_20_Link">
https://t.me/lumsrc/4822</text:a>
</text:p>
      <!--NEWS-->
      <text:h text:style-name="P10" text:outline-level="1">
<text:span text:style-name="T4">
Zaporizka Oblast(22:40). Red Alert: aerial threat. Sirens sounding. Take cover now!</text:span>
</text:h>
      <text:p text:style-name="P4">
Authors: liveuamap (Language: en)</text:p>
      <text:p text:style-name="P4">
Time: 2023-05-18T16:41:00</text:p>
      <text:p text:style-name="P4">
Location: Zaporizka Oblast (Latitude:47.612021 Longtitude:35.765261)</text:p>
      <text:p text:style-name="P4">
Videos: []</text:p>
      <text:p text:style-name="P4">
Images: []</text:p>
      <text:p text:style-name="P4">
Tags: ["Europe", "Central and Eastern Europe"]</text:p>
      <text:p text:style-name="P4">
ID: 22563811</text:p>
      <!--METADATA-->
      <text:p text:style-name="P4">
Zaporizka Oblast(22:40). Red Alert: aerial threat. Sirens sounding. Take covernow!</text:p>
      <text:p text:style-name="P4">
News Collection Link: <text:a xlink:type="simple" xlink:href="https://liveuamap.com/en/2023/18-may-zaporizka-oblast2240-red-alert-aerial-g" text:style-name="Internet_20_link" text:visited-style-name="Visited_20_Internet_20_Link">
https://liveuamap.com/en/2023/18-may-zaporizka-oblast2240-red-alert-aerial-g</text:a>
</text:p>
      <text:p text:style-name="P4">
Source: <text:a xlink:type="simple" xlink:href="https://t.me/air_alert_ua/45908" text:style-name="Internet_20_link" text:visited-style-name="Visited_20_Internet_20_Link">
https://t.me/air_alert_ua/45908</text:a>
</text:p>
      <!--NEWS-->
      <text:h text:style-name="P10" text:outline-level="1">
<text:span text:style-name="T4">
Donetsk Oblast, Dnipro, Dnipropetrovska Oblast, Kharkiv, Kharkivska Oblast(22:52). Red Alert:...</text:span>
</text:h>
      <text:p text:style-name="P4">
Authors: liveuamap (Language: en)</text:p>
      <text:p text:style-name="P4">
Time: 2023-05-18T16:52:00</text:p>
      <text:p text:style-name="P4">
Location: Donetsk Oblast (Latitude:48.72643 Longtitude:37.57922)</text:p>
      <text:p text:style-name="P4">
Videos: []</text:p>
      <text:p text:style-name="P4">
Images: []</text:p>
      <text:p text:style-name="P4">
Tags: ["Europe", "Central and Eastern Europe"]</text:p>
      <text:p text:style-name="P4">
ID: 22563812</text:p>
      <!--METADATA-->
      <text:p text:style-name="P4">
Donetsk Oblast, Dnipro, Dnipropetrovska Oblast, Kharkiv, KharkivskaOblast(22:52). Red Alert: aerial threat. Sirens sounding. Take cover now!</text:p>
      <text:p text:style-name="P4">
News Collection Link: <text:a xlink:type="simple" xlink:href="https://liveuamap.com/en/2023/18-may-donetsk-oblast-dnipro-dnipropetrovska-g" text:style-name="Internet_20_link" text:visited-style-name="Visited_20_Internet_20_Link">
https://liveuamap.com/en/2023/18-may-donetsk-oblast-dnipro-dnipropetrovska-g</text:a>
</text:p>
      <text:p text:style-name="P4">
Source: <text:a xlink:type="simple" xlink:href="https://t.me/air_alert_ua/45911" text:style-name="Internet_20_link" text:visited-style-name="Visited_20_Internet_20_Link">
https://t.me/air_alert_ua/45911</text:a>
</text:p>
      <!--NEWS-->
      <text:h text:style-name="P10" text:outline-level="1">
<text:span text:style-name="T4">
Kyiv(23:01). Red Alert: aerial threat. Sirens sounding. Take cover now!</text:span>
</text:h>
      <text:p text:style-name="P4">
Authors: liveuamap (Language: en)</text:p>
      <text:p text:style-name="P4">
Time: 2023-05-18T17:02:00</text:p>
      <text:p text:style-name="P4">
Location: Kyiv (Latitude:50.44343 Longtitude:30.53022)</text:p>
      <text:p text:style-name="P4">
Videos: []</text:p>
      <text:p text:style-name="P4">
Images: []</text:p>
      <text:p text:style-name="P4">
Tags: ["Europe", "Central and Eastern Europe"]</text:p>
      <text:p text:style-name="P4">
ID: 22563813</text:p>
      <!--METADATA-->
      <text:p text:style-name="P4">
Kyiv(23:01). Red Alert: aerial threat. Sirens sounding. Take cover now!</text:p>
      <text:p text:style-name="P4">
News Collection Link: <text:a xlink:type="simple" xlink:href="https://liveuamap.com/en/2023/18-may-kyiv2301-red-alert-aerial-threat-sireng" text:style-name="Internet_20_link" text:visited-style-name="Visited_20_Internet_20_Link">
https://liveuamap.com/en/2023/18-may-kyiv2301-red-alert-aerial-threat-sireng</text:a>
</text:p>
      <text:p text:style-name="P4">
Source: <text:a xlink:type="simple" xlink:href="https://t.me/suspilnenews/20882" text:style-name="Internet_20_link" text:visited-style-name="Visited_20_Internet_20_Link">
https://t.me/suspilnenews/20882</text:a>
</text:p>
      <!--NEWS-->
      <text:h text:style-name="P10" text:outline-level="1">
<text:span text:style-name="T4">
Chernihivska Oblast, Kyiv Oblast(23:02). Red Alert: aerial threat. Sirens sounding. Take cove...</text:span>
</text:h>
      <text:p text:style-name="P4">
Authors: liveuamap (Language: en)</text:p>
      <text:p text:style-name="P4">
Time: 2023-05-18T17:03:00</text:p>
      <text:p text:style-name="P4">
Location: Chernihivska Oblast (Latitude:51.33333000 Longtitude:32.00000000)</text:p>
      <text:p text:style-name="P4">
Videos: []</text:p>
      <text:p text:style-name="P4">
Images: []</text:p>
      <text:p text:style-name="P4">
Tags: ["Europe", "Central and Eastern Europe"]</text:p>
      <text:p text:style-name="P4">
ID: 22563814</text:p>
      <!--METADATA-->
      <text:p text:style-name="P4">
Chernihivska Oblast, Kyiv Oblast(23:02). Red Alert: aerial threat. Sirenssounding. Take cover now!</text:p>
      <text:p text:style-name="P4">
News Collection Link: <text:a xlink:type="simple" xlink:href="https://liveuamap.com/en/2023/18-may-chernihivska-oblast-kyiv-oblast2302-reg" text:style-name="Internet_20_link" text:visited-style-name="Visited_20_Internet_20_Link">
https://liveuamap.com/en/2023/18-may-chernihivska-oblast-kyiv-oblast2302-reg</text:a>
</text:p>
      <text:p text:style-name="P4">
Source: <text:a xlink:type="simple" xlink:href="https://t.me/air_alert_ua/45914" text:style-name="Internet_20_link" text:visited-style-name="Visited_20_Internet_20_Link">
https://t.me/air_alert_ua/45914</text:a>
</text:p>
      <!--NEWS-->
      <text:h text:style-name="P10" text:outline-level="1">
<text:span text:style-name="T4">
Zhytomyr, Zhytomyrska Oblast(23:29). Red Alert: aerial threat. Sirens sounding. Take cover now!</text:span>
</text:h>
      <text:p text:style-name="P4">
Authors: liveuamap (Language: en)</text:p>
      <text:p text:style-name="P4">
Time: 2023-05-18T17:30:00</text:p>
      <text:p text:style-name="P4">
Location: Zhytomyr (Latitude:50.26487000 Longtitude:28.67669000)</text:p>
      <text:p text:style-name="P4">
Videos: []</text:p>
      <text:p text:style-name="P4">
Images: []</text:p>
      <text:p text:style-name="P4">
Tags: ["Europe", "Central and Eastern Europe"]</text:p>
      <text:p text:style-name="P4">
ID: 22563815</text:p>
      <!--METADATA-->
      <text:p text:style-name="P4">
Zhytomyr, Zhytomyrska Oblast(23:29). Red Alert: aerial threat. Sirenssounding. Take cover now!</text:p>
      <text:p text:style-name="P4">
News Collection Link: <text:a xlink:type="simple" xlink:href="https://liveuamap.com/en/2023/18-may-zhytomyr-zhytomyrska-oblast2329-red-alg" text:style-name="Internet_20_link" text:visited-style-name="Visited_20_Internet_20_Link">
https://liveuamap.com/en/2023/18-may-zhytomyr-zhytomyrska-oblast2329-red-alg</text:a>
</text:p>
      <text:p text:style-name="P4">
Source: <text:a xlink:type="simple" xlink:href="https://t.me/air_alert_ua/45915" text:style-name="Internet_20_link" text:visited-style-name="Visited_20_Internet_20_Link">
https://t.me/air_alert_ua/45915</text:a>
</text:p>
      <!--NEWS-->
      <text:h text:style-name="P10" text:outline-level="1">
<text:span text:style-name="T4">
Rivne, Rivnenska Oblast(23:59). Red Alert: aerial threat. Sirens sounding. Take cover now!</text:span>
</text:h>
      <text:p text:style-name="P4">
Authors: liveuamap (Language: en)</text:p>
      <text:p text:style-name="P4">
Time: 2023-05-18T18:00:00</text:p>
      <text:p text:style-name="P4">
Location: Rivne (Latitude:50.6034445 Longtitude:26.257603168487)</text:p>
      <text:p text:style-name="P4">
Videos: []</text:p>
      <text:p text:style-name="P4">
Images: []</text:p>
      <text:p text:style-name="P4">
Tags: ["Europe", "Central and Eastern Europe"]</text:p>
      <text:p text:style-name="P4">
ID: 22563816</text:p>
      <!--METADATA-->
      <text:p text:style-name="P4">
Rivne, Rivnenska Oblast(23:59). Red Alert: aerial threat. Sirens sounding.Take cover now!</text:p>
      <text:p text:style-name="P4">
News Collection Link: <text:a xlink:type="simple" xlink:href="https://liveuamap.com/en/2023/18-may-rivne-rivnenska-oblast2359-red-alert-ag" text:style-name="Internet_20_link" text:visited-style-name="Visited_20_Internet_20_Link">
https://liveuamap.com/en/2023/18-may-rivne-rivnenska-oblast2359-red-alert-ag</text:a>
</text:p>
      <text:p text:style-name="P4">
Source: <text:a xlink:type="simple" xlink:href="https://t.me/air_alert_ua/45919" text:style-name="Internet_20_link" text:visited-style-name="Visited_20_Internet_20_Link">
https://t.me/air_alert_ua/45919</text:a>
</text:p>
      <!--NEWS-->
      <text:h text:style-name="P10" text:outline-level="1">
<text:span text:style-name="T4">
Khmelnytska Oblast(00:00). Red Alert: aerial threat. Sirens sounding. Take cover now!</text:span>
</text:h>
      <text:p text:style-name="P4">
Authors: liveuamap (Language: en)</text:p>
      <text:p text:style-name="P4">
Time: 2023-05-18T18:02:00</text:p>
      <text:p text:style-name="P4">
Location: Khmelnytska Oblast (Latitude:49.50000000 Longtitude:27.00000000)</text:p>
      <text:p text:style-name="P4">
Videos: []</text:p>
      <text:p text:style-name="P4">
Images: []</text:p>
      <text:p text:style-name="P4">
Tags: ["Europe", "Central and Eastern Europe"]</text:p>
      <text:p text:style-name="P4">
ID: 22563817</text:p>
      <!--METADATA-->
      <text:p text:style-name="P4">
Khmelnytska Oblast(00:00). Red Alert: aerial threat. Sirens sounding. Takecover now!</text:p>
      <text:p text:style-name="P4">
News Collection Link: <text:a xlink:type="simple" xlink:href="https://liveuamap.com/en/2023/18-may-khmelnytska-oblast0000-red-alert-aeriag" text:style-name="Internet_20_link" text:visited-style-name="Visited_20_Internet_20_Link">
https://liveuamap.com/en/2023/18-may-khmelnytska-oblast0000-red-alert-aeriag</text:a>
</text:p>
      <text:p text:style-name="P4">
Source: <text:a xlink:type="simple" xlink:href="https://t.me/air_alert_ua/45920" text:style-name="Internet_20_link" text:visited-style-name="Visited_20_Internet_20_Link">
https://t.me/air_alert_ua/45920</text:a>
</text:p>
      <!--NEWS-->
      <text:h text:style-name="P10" text:outline-level="1">
<text:span text:style-name="T4">
Ternopil, Ternopilska Oblast(00:02). Red Alert: aerial threat. Sirens sounding. Take cover now!</text:span>
</text:h>
      <text:p text:style-name="P4">
Authors: liveuamap (Language: en)</text:p>
      <text:p text:style-name="P4">
Time: 2023-05-18T18:04:00</text:p>
      <text:p text:style-name="P4">
Location: Ternopil (Latitude:49.55342000 Longtitude:25.58918000)</text:p>
      <text:p text:style-name="P4">
Videos: []</text:p>
      <text:p text:style-name="P4">
Images: []</text:p>
      <text:p text:style-name="P4">
Tags: ["Europe", "Central and Eastern Europe"]</text:p>
      <text:p text:style-name="P4">
ID: 22563818</text:p>
      <!--METADATA-->
      <text:p text:style-name="P4">
Ternopil, Ternopilska Oblast(00:02). Red Alert: aerial threat. Sirenssounding. Take cover now!</text:p>
      <text:p text:style-name="P4">
News Collection Link: <text:a xlink:type="simple" xlink:href="https://liveuamap.com/en/2023/18-may-ternopil-ternopilska-oblast0002-red-alg" text:style-name="Internet_20_link" text:visited-style-name="Visited_20_Internet_20_Link">
https://liveuamap.com/en/2023/18-may-ternopil-ternopilska-oblast0002-red-alg</text:a>
</text:p>
      <text:p text:style-name="P4">
Source: <text:a xlink:type="simple" xlink:href="https://t.me/air_alert_ua/45921" text:style-name="Internet_20_link" text:visited-style-name="Visited_20_Internet_20_Link">
https://t.me/air_alert_ua/45921</text:a>
</text:p>
      <!--NEWS-->
      <text:h text:style-name="P10" text:outline-level="1">
<text:span text:style-name="T4">
Volynska Oblast(00:07). Red Alert: aerial threat. Sirens sounding. Take cover now!</text:span>
</text:h>
      <text:p text:style-name="P4">
Authors: liveuamap (Language: en)</text:p>
      <text:p text:style-name="P4">
Time: 2023-05-18T18:09:00</text:p>
      <text:p text:style-name="P4">
Location: Volynska Oblast (Latitude:51.16667000 Longtitude:24.86667000)</text:p>
      <text:p text:style-name="P4">
Videos: []</text:p>
      <text:p text:style-name="P4">
Images: []</text:p>
      <text:p text:style-name="P4">
Tags: ["Europe", "Central and Eastern Europe"]</text:p>
      <text:p text:style-name="P4">
ID: 22563819</text:p>
      <!--METADATA-->
      <text:p text:style-name="P4">
Volynska Oblast(00:07). Red Alert: aerial threat. Sirens sounding. Take covernow!</text:p>
      <text:p text:style-name="P4">
News Collection Link: <text:a xlink:type="simple" xlink:href="https://liveuamap.com/en/2023/18-may-volynska-oblast0007-red-alert-aerial-tg" text:style-name="Internet_20_link" text:visited-style-name="Visited_20_Internet_20_Link">
https://liveuamap.com/en/2023/18-may-volynska-oblast0007-red-alert-aerial-tg</text:a>
</text:p>
      <text:p text:style-name="P4">
Source: <text:a xlink:type="simple" xlink:href="https://t.me/air_alert_ua/45922" text:style-name="Internet_20_link" text:visited-style-name="Visited_20_Internet_20_Link">
https://t.me/air_alert_ua/45922</text:a>
</text:p>
      <!--NEWS-->
      <text:h text:style-name="P10" text:outline-level="1">
<text:span text:style-name="T4">
Mykolaiv, Mykolayivska Oblast(00:10). Red Alert: aerial threat. Sirens sounding. Take cover now!</text:span>
</text:h>
      <text:p text:style-name="P4">
Authors: liveuamap (Language: en)</text:p>
      <text:p text:style-name="P4">
Time: 2023-05-18T18:11:00</text:p>
      <text:p text:style-name="P4">
Location: Mykolaiv (Latitude:46.94866 Longtitude:32.00639)</text:p>
      <text:p text:style-name="P4">
Videos: []</text:p>
      <text:p text:style-name="P4">
Images: []</text:p>
      <text:p text:style-name="P4">
Tags: ["Europe", "Central and Eastern Europe"]</text:p>
      <text:p text:style-name="P4">
ID: 22563820</text:p>
      <!--METADATA-->
      <text:p text:style-name="P4">
Mykolaiv, Mykolayivska Oblast(00:10). Red Alert: aerial threat. Sirenssounding. Take cover now!</text:p>
      <text:p text:style-name="P4">
News Collection Link: <text:a xlink:type="simple" xlink:href="https://liveuamap.com/en/2023/18-may-mykolaiv-mykolayivska-oblast0010-red-ag" text:style-name="Internet_20_link" text:visited-style-name="Visited_20_Internet_20_Link">
https://liveuamap.com/en/2023/18-may-mykolaiv-mykolayivska-oblast0010-red-ag</text:a>
</text:p>
      <text:p text:style-name="P4">
Source: <text:a xlink:type="simple" xlink:href="https://t.me/air_alert_ua/45923" text:style-name="Internet_20_link" text:visited-style-name="Visited_20_Internet_20_Link">
https://t.me/air_alert_ua/45923</text:a>
</text:p>
      <!--NEWS-->
      <text:h text:style-name="P10" text:outline-level="1">
<text:span text:style-name="T4">
Odeska Oblast, Kherson, Khersonska Oblast(00:13). Red Alert: aerial threat. Sirens sounding. ...</text:span>
</text:h>
      <text:p text:style-name="P4">
Authors: liveuamap (Language: en)</text:p>
      <text:p text:style-name="P4">
Time: 2023-05-18T18:13:00</text:p>
      <text:p text:style-name="P4">
Location: Odeska Oblast (Latitude:46.75035 Longtitude:30.25123)</text:p>
      <text:p text:style-name="P4">
Videos: []</text:p>
      <text:p text:style-name="P4">
Images: []</text:p>
      <text:p text:style-name="P4">
Tags: ["Europe", "Central and Eastern Europe"]</text:p>
      <text:p text:style-name="P4">
ID: 22563821</text:p>
      <!--METADATA-->
      <text:p text:style-name="P4">
Odeska Oblast, Kherson, Khersonska Oblast(00:13). Red Alert: aerial threat.Sirens sounding. Take cover now!</text:p>
      <text:p text:style-name="P4">
News Collection Link: <text:a xlink:type="simple" xlink:href="https://liveuamap.com/en/2023/18-may-odeska-oblast-kherson-khersonska-oblasg" text:style-name="Internet_20_link" text:visited-style-name="Visited_20_Internet_20_Link">
https://liveuamap.com/en/2023/18-may-odeska-oblast-kherson-khersonska-oblasg</text:a>
</text:p>
      <text:p text:style-name="P4">
Source: <text:a xlink:type="simple" xlink:href="https://t.me/air_alert_ua/45925" text:style-name="Internet_20_link" text:visited-style-name="Visited_20_Internet_20_Link">
https://t.me/air_alert_ua/45925</text:a>
</text:p>
      <!--NEWS-->
      <text:h text:style-name="P10" text:outline-level="1">
<text:span text:style-name="T4">
Kharkiv, Kharkivska Oblast, Poltavska Oblast(00:30). Red Alert: aerial threat. Sirens soundin...</text:span>
</text:h>
      <text:p text:style-name="P4">
Authors: liveuamap (Language: en)</text:p>
      <text:p text:style-name="P4">
Time: 2023-05-18T18:31:00</text:p>
      <text:p text:style-name="P4">
Location: Kharkiv (Latitude:49.9816 Longtitude:36.25395)</text:p>
      <text:p text:style-name="P4">
Videos: []</text:p>
      <text:p text:style-name="P4">
Images: []</text:p>
      <text:p text:style-name="P4">
Tags: ["Europe", "Central and Eastern Europe"]</text:p>
      <text:p text:style-name="P4">
ID: 22563822</text:p>
      <!--METADATA-->
      <text:p text:style-name="P4">
Kharkiv, Kharkivska Oblast, Poltavska Oblast(00:30). Red Alert: aerial threat.Sirens sounding. Take cover now!</text:p>
      <text:p text:style-name="P4">
News Collection Link: <text:a xlink:type="simple" xlink:href="https://liveuamap.com/en/2023/18-may-kharkiv-kharkivska-oblast-poltavska-obg" text:style-name="Internet_20_link" text:visited-style-name="Visited_20_Internet_20_Link">
https://liveuamap.com/en/2023/18-may-kharkiv-kharkivska-oblast-poltavska-obg</text:a>
</text:p>
      <text:p text:style-name="P4">
Source: <text:a xlink:type="simple" xlink:href="https://t.me/air_alert_ua/45928" text:style-name="Internet_20_link" text:visited-style-name="Visited_20_Internet_20_Link">
https://t.me/air_alert_ua/45928</text:a>
</text:p>
      <!--NEWS-->
      <text:h text:style-name="P10" text:outline-level="1">
<text:span text:style-name="T4">
Vinnytska Oblast(00:32). Red Alert: aerial threat. Sirens sounding. Take cover now!</text:span>
</text:h>
      <text:p text:style-name="P4">
Authors: liveuamap (Language: en)</text:p>
      <text:p text:style-name="P4">
Time: 2023-05-18T18:33:00</text:p>
      <text:p text:style-name="P4">
Location: Vinnytska Oblast (Latitude:48.91586 Longtitude:28.66659)</text:p>
      <text:p text:style-name="P4">
Videos: []</text:p>
      <text:p text:style-name="P4">
Images: []</text:p>
      <text:p text:style-name="P4">
Tags: ["Europe", "Central and Eastern Europe"]</text:p>
      <text:p text:style-name="P4">
ID: 22563823</text:p>
      <!--METADATA-->
      <text:p text:style-name="P4">
Vinnytska Oblast(00:32). Red Alert: aerial threat. Sirens sounding. Take covernow!</text:p>
      <text:p text:style-name="P4">
News Collection Link: <text:a xlink:type="simple" xlink:href="https://liveuamap.com/en/2023/18-may-vinnytska-oblast0032-red-alert-aerial-g" text:style-name="Internet_20_link" text:visited-style-name="Visited_20_Internet_20_Link">
https://liveuamap.com/en/2023/18-may-vinnytska-oblast0032-red-alert-aerial-g</text:a>
</text:p>
      <text:p text:style-name="P4">
Source: <text:a xlink:type="simple" xlink:href="https://t.me/air_alert_ua/45929" text:style-name="Internet_20_link" text:visited-style-name="Visited_20_Internet_20_Link">
https://t.me/air_alert_ua/45929</text:a>
</text:p>
      <!--NEWS-->
      <text:h text:style-name="P10" text:outline-level="1">
<text:span text:style-name="T4">
Donetsk Oblast, Sumska Oblast(00:34). Red Alert: aerial threat. Sirens sounding. Take cover now!</text:span>
</text:h>
      <text:p text:style-name="P4">
Authors: liveuamap (Language: en)</text:p>
      <text:p text:style-name="P4">
Time: 2023-05-18T18:35:00</text:p>
      <text:p text:style-name="P4">
Location: Donetsk Oblast (Latitude:48.72704 Longtitude:37.57692)</text:p>
      <text:p text:style-name="P4">
Videos: []</text:p>
      <text:p text:style-name="P4">
Images: []</text:p>
      <text:p text:style-name="P4">
Tags: ["Europe", "Central and Eastern Europe"]</text:p>
      <text:p text:style-name="P4">
ID: 22563825</text:p>
      <!--METADATA-->
      <text:p text:style-name="P4">
Donetsk Oblast, Sumska Oblast(00:34). Red Alert: aerial threat. Sirenssounding. Take cover now!</text:p>
      <text:p text:style-name="P4">
News Collection Link: <text:a xlink:type="simple" xlink:href="https://liveuamap.com/en/2023/18-may-donetsk-oblast-sumska-oblast0034-red-ag" text:style-name="Internet_20_link" text:visited-style-name="Visited_20_Internet_20_Link">
https://liveuamap.com/en/2023/18-may-donetsk-oblast-sumska-oblast0034-red-ag</text:a>
</text:p>
      <text:p text:style-name="P4">
Source: <text:a xlink:type="simple" xlink:href="https://t.me/air_alert_ua/45932" text:style-name="Internet_20_link" text:visited-style-name="Visited_20_Internet_20_Link">
https://t.me/air_alert_ua/45932</text:a>
</text:p>
      <!--NEWS-->
      <text:h text:style-name="P10" text:outline-level="1">
<text:span text:style-name="T4">
Kirovohradska Oblast, Cherkaska Oblast(00:36). Red Alert: aerial threat. Sirens sounding. Tak...</text:span>
</text:h>
      <text:p text:style-name="P4">
Authors: liveuamap (Language: en)</text:p>
      <text:p text:style-name="P4">
Time: 2023-05-18T18:37:00</text:p>
      <text:p text:style-name="P4">
Location: Kirovohradska Oblast (Latitude:48.50000000 Longtitude:32.00000000)</text:p>
      <text:p text:style-name="P4">
Videos: []</text:p>
      <text:p text:style-name="P4">
Images: []</text:p>
      <text:p text:style-name="P4">
Tags: ["Europe", "Central and Eastern Europe"]</text:p>
      <text:p text:style-name="P4">
ID: 22563826</text:p>
      <!--METADATA-->
      <text:p text:style-name="P4">
Kirovohradska Oblast, Cherkaska Oblast(00:36). Red Alert: aerial threat.Sirens sounding. Take cover now!</text:p>
      <text:p text:style-name="P4">
News Collection Link: <text:a xlink:type="simple" xlink:href="https://liveuamap.com/en/2023/18-may-kirovohradska-oblast-cherkaska-oblast0g" text:style-name="Internet_20_link" text:visited-style-name="Visited_20_Internet_20_Link">
https://liveuamap.com/en/2023/18-may-kirovohradska-oblast-cherkaska-oblast0g</text:a>
</text:p>
      <text:p text:style-name="P4">
Source: <text:a xlink:type="simple" xlink:href="https://t.me/air_alert_ua/45934" text:style-name="Internet_20_link" text:visited-style-name="Visited_20_Internet_20_Link">
https://t.me/air_alert_ua/45934</text:a>
</text:p>
      <!--NEWS-->
      <text:h text:style-name="P10" text:outline-level="1">
<text:span text:style-name="T4">
Kyiv(01:12). Red Alert: aerial threat. Sirens sounding. Take cover now!</text:span>
</text:h>
      <text:p text:style-name="P4">
Authors: liveuamap (Language: en)</text:p>
      <text:p text:style-name="P4">
Time: 2023-05-18T19:13:00</text:p>
      <text:p text:style-name="P4">
Location: Kyiv (Latitude:50.4427 Longtitude:30.53007)</text:p>
      <text:p text:style-name="P4">
Videos: []</text:p>
      <text:p text:style-name="P4">
Images: []</text:p>
      <text:p text:style-name="P4">
Tags: ["Europe", "Central and Eastern Europe"]</text:p>
      <text:p text:style-name="P4">
ID: 22563827</text:p>
      <!--METADATA-->
      <text:p text:style-name="P4">
Kyiv(01:12). Red Alert: aerial threat. Sirens sounding. Take cover now!</text:p>
      <text:p text:style-name="P4">
News Collection Link: <text:a xlink:type="simple" xlink:href="https://liveuamap.com/en/2023/18-may-kyiv0112-red-alert-aerial-threat-sireng" text:style-name="Internet_20_link" text:visited-style-name="Visited_20_Internet_20_Link">
https://liveuamap.com/en/2023/18-may-kyiv0112-red-alert-aerial-threat-sireng</text:a>
</text:p>
      <text:p text:style-name="P4">
Source: <text:a xlink:type="simple" xlink:href="https://t.me/suspilnenews/20884" text:style-name="Internet_20_link" text:visited-style-name="Visited_20_Internet_20_Link">
https://t.me/suspilnenews/20884</text:a>
</text:p>
      <!--NEWS-->
      <text:h text:style-name="P10" text:outline-level="1">
<text:span text:style-name="T4">
Lviv, Lvivska Oblast, Ivano-Frankivsk, Ivano-Frankivska Oblast(01:18). Red Alert: aerial thre...</text:span>
</text:h>
      <text:p text:style-name="P4">
Authors: liveuamap (Language: en)</text:p>
      <text:p text:style-name="P4">
Time: 2023-05-18T19:19:00</text:p>
      <text:p text:style-name="P4">
Location: Lviv (Latitude:49.83702 Longtitude:24.02328)</text:p>
      <text:p text:style-name="P4">
Videos: []</text:p>
      <text:p text:style-name="P4">
Images: []</text:p>
      <text:p text:style-name="P4">
Tags: ["Europe", "Central and Eastern Europe"]</text:p>
      <text:p text:style-name="P4">
ID: 22563828</text:p>
      <!--METADATA-->
      <text:p text:style-name="P4">
Lviv, Lvivska Oblast, Ivano-Frankivsk, Ivano-Frankivska Oblast(01:18). RedAlert: aerial threat. Sirens sounding. Take cover now!</text:p>
      <text:p text:style-name="P4">
News Collection Link: <text:a xlink:type="simple" xlink:href="https://liveuamap.com/en/2023/18-may-lviv-lvivska-oblast-ivanofrankivsk-ivag-9464" text:style-name="Internet_20_link" text:visited-style-name="Visited_20_Internet_20_Link">
https://liveuamap.com/en/2023/18-may-lviv-lvivska-oblast-ivanofrankivsk-ivag-9464</text:a>
</text:p>
      <text:p text:style-name="P4">
Source: <text:a xlink:type="simple" xlink:href="https://t.me/air_alert_ua/45937" text:style-name="Internet_20_link" text:visited-style-name="Visited_20_Internet_20_Link">
https://t.me/air_alert_ua/45937</text:a>
</text:p>
      <!--NEWS-->
      <text:h text:style-name="P10" text:outline-level="1">
<text:span text:style-name="T4">
Chernivetska Oblast, Zakarpattia Oblast(01:19). Red Alert: aerial threat. Sirens sounding. Ta...</text:span>
</text:h>
      <text:p text:style-name="P4">
Authors: liveuamap (Language: en)</text:p>
      <text:p text:style-name="P4">
Time: 2023-05-18T19:21:00</text:p>
      <text:p text:style-name="P4">
Location: Chernivetska Oblast (Latitude:48.2509 Longtitude:25.99914)</text:p>
      <text:p text:style-name="P4">
Videos: []</text:p>
      <text:p text:style-name="P4">
Images: []</text:p>
      <text:p text:style-name="P4">
Tags: ["Europe", "Central and Eastern Europe"]</text:p>
      <text:p text:style-name="P4">
ID: 22563829</text:p>
      <!--METADATA-->
      <text:p text:style-name="P4">
Chernivetska Oblast, Zakarpattia Oblast(01:19). Red Alert: aerial threat.Sirens sounding. Take cover now!</text:p>
      <text:p text:style-name="P4">
News Collection Link: <text:a xlink:type="simple" xlink:href="https://liveuamap.com/en/2023/18-may-chernivetska-oblast-zakarpattia-oblastg" text:style-name="Internet_20_link" text:visited-style-name="Visited_20_Internet_20_Link">
https://liveuamap.com/en/2023/18-may-chernivetska-oblast-zakarpattia-oblastg</text:a>
</text:p>
      <text:p text:style-name="P4">
Source: <text:a xlink:type="simple" xlink:href="https://t.me/air_alert_ua/45939" text:style-name="Internet_20_link" text:visited-style-name="Visited_20_Internet_20_Link">
https://t.me/air_alert_ua/45939</text:a>
</text:p>
      <!--NEWS-->
      <text:h text:style-name="P10" text:outline-level="1">
<text:span text:style-name="T4">
Explosions were reported in Mykolaiv and Kryvyi Rih</text:span>
</text:h>
      <text:p text:style-name="P4">
Authors: liveuamap (Language: en)</text:p>
      <text:p text:style-name="P4">
Time: 2023-05-18T19:41:56</text:p>
      <text:p text:style-name="P4">
Location: Kryvyi Rih (Latitude:47.91036 Longtitude:33.26591)</text:p>
      <text:p text:style-name="P4">
Videos: []</text:p>
      <text:p text:style-name="P4">
Images: []</text:p>
      <text:p text:style-name="P4">
Tags: ["Europe", "Central and Eastern Europe"]</text:p>
      <text:p text:style-name="P4">
ID: 22563830</text:p>
      <!--METADATA-->
      <text:p text:style-name="P4">
Explosions were reported in Mykolaiv and Kryvyi Rih</text:p>
      <text:p text:style-name="P4">
News Collection Link: <text:a xlink:type="simple" xlink:href="https://liveuamap.com/en/2023/18-may-explosions-were-reported-in-mykolaiv-and-kryvyi-rih" text:style-name="Internet_20_link" text:visited-style-name="Visited_20_Internet_20_Link">
https://liveuamap.com/en/2023/18-may-explosions-were-reported-in-mykolaiv-and-kryvyi-rih</text:a>
</text:p>
      <text:p text:style-name="P4">
Source: <text:a xlink:type="simple" xlink:href="https://t.me/lachentyt/29426" text:style-name="Internet_20_link" text:visited-style-name="Visited_20_Internet_20_Link">
https://t.me/lachentyt/29426</text:a>
</text:p>
      <!--NEWS-->
      <text:h text:style-name="P10" text:outline-level="1">
<text:span text:style-name="T4">
Air defense was active in Kyiv region</text:span>
</text:h>
      <text:p text:style-name="P4">
Authors: liveuamap (Language: en)</text:p>
      <text:p text:style-name="P4">
Time: 2023-05-18T19:44:49</text:p>
      <text:p text:style-name="P4">
Location: Kyiv (Latitude:50.65895 Longtitude:30.43625)</text:p>
      <text:p text:style-name="P4">
Videos: []</text:p>
      <text:p text:style-name="P4">
Images: []</text:p>
      <text:p text:style-name="P4">
Tags: ["Europe", "Central and Eastern Europe"]</text:p>
      <text:p text:style-name="P4">
ID: 22563831</text:p>
      <!--METADATA-->
      <text:p text:style-name="P4">
Air defense was active in Kyiv region</text:p>
      <text:p text:style-name="P4">
News Collection Link: <text:a xlink:type="simple" xlink:href="https://liveuamap.com/en/2023/19-may-air-defense-was-active-in-kyiv-region" text:style-name="Internet_20_link" text:visited-style-name="Visited_20_Internet_20_Link">
https://liveuamap.com/en/2023/19-may-air-defense-was-active-in-kyiv-region</text:a>
</text:p>
      <text:p text:style-name="P4">
Source: <text:a xlink:type="simple" xlink:href="https://t.me/hromadske_ua/32915" text:style-name="Internet_20_link" text:visited-style-name="Visited_20_Internet_20_Link">
https://t.me/hromadske_ua/32915</text:a>
</text:p>
      <!--NEWS-->
      <text:h text:style-name="P10" text:outline-level="1">
<text:span text:style-name="T4">
Drones reported airborne in north-western regions of Ukraine</text:span>
</text:h>
      <text:p text:style-name="P4">
Authors: liveuamap (Language: en)</text:p>
      <text:p text:style-name="P4">
Time: 2023-05-18T19:57:13</text:p>
      <text:p text:style-name="P4">
Location: Ternopil (Latitude:49.56998 Longtitude:25.56896)</text:p>
      <text:p text:style-name="P4">
Videos: []</text:p>
      <text:p text:style-name="P4">
Images: []</text:p>
      <text:p text:style-name="P4">
Tags: ["Europe", "Central and Eastern Europe"]</text:p>
      <text:p text:style-name="P4">
ID: 22563832</text:p>
      <!--METADATA-->
      <text:p text:style-name="P4">
Drones reported airborne in north-western regions of Ukraine</text:p>
      <text:p text:style-name="P4">
News Collection Link: <text:a xlink:type="simple" xlink:href="https://liveuamap.com/en/2023/19-may-drones-reported-airborne-in-northwestern-regions-of" text:style-name="Internet_20_link" text:visited-style-name="Visited_20_Internet_20_Link">
https://liveuamap.com/en/2023/19-may-drones-reported-airborne-in-northwestern-regions-of</text:a>
</text:p>
      <text:p text:style-name="P4">
Source: <text:a xlink:type="simple" xlink:href="https://t.me/war_monitor/7441" text:style-name="Internet_20_link" text:visited-style-name="Visited_20_Internet_20_Link">
https://t.me/war_monitor/7441</text:a>
</text:p>
      <!--NEWS-->
      <text:h text:style-name="P10" text:outline-level="1">
<text:span text:style-name="T4">
Explosions reported in Rivne region</text:span>
</text:h>
      <text:p text:style-name="P4">
Authors: liveuamap (Language: en)</text:p>
      <text:p text:style-name="P4">
Time: 2023-05-18T20:06:42</text:p>
      <text:p text:style-name="P4">
Location: Rivne (Latitude:50.59653 Longtitude:26.24891)</text:p>
      <text:p text:style-name="P4">
Videos: []</text:p>
      <text:p text:style-name="P4">
Images: []</text:p>
      <text:p text:style-name="P4">
Tags: []</text:p>
      <text:p text:style-name="P4">
ID: 22563833</text:p>
      <!--METADATA-->
      <text:p text:style-name="P4">
Explosions reported in Rivne region</text:p>
      <text:p text:style-name="P4">
News Collection Link: <text:a xlink:type="simple" xlink:href="https://liveuamap.com/en/2023/19-may-explosions-reported-in-rivne-region-" text:style-name="Internet_20_link" text:visited-style-name="Visited_20_Internet_20_Link">
https://liveuamap.com/en/2023/19-may-explosions-reported-in-rivne-region-</text:a>
</text:p>
      <text:p text:style-name="P4">
Source: <text:a xlink:type="simple" xlink:href="https://t.me/lachentyt/29431" text:style-name="Internet_20_link" text:visited-style-name="Visited_20_Internet_20_Link">
https://t.me/lachentyt/29431</text:a>
</text:p>
      <!--NEWS-->
      <text:h text:style-name="P10" text:outline-level="1">
<text:span text:style-name="T4">
Britain announces new sanctions against Russia, including an embargo on diamonds</text:span>
</text:h>
      <text:p text:style-name="P4">
Authors: liveuamap (Language: en)</text:p>
      <text:p text:style-name="P4">
Time: 2023-05-18T20:33:19</text:p>
      <text:p text:style-name="P4">
Location: London, England (Latitude:51.50336 Longtitude:-0.12762)</text:p>
      <text:p text:style-name="P4">
Videos: []</text:p>
      <text:p text:style-name="P4">
Images: []</text:p>
      <text:p text:style-name="P4">
Tags: []</text:p>
      <text:p text:style-name="P4">
ID: 22563834</text:p>
      <!--METADATA-->
      <text:p text:style-name="P4">
None</text:p>
      <text:p text:style-name="P4">
News Collection Link: <text:a xlink:type="simple" xlink:href="https://liveuamap.com/en/2023/19-may-britain-announces-new-sanctions-against-russia-including" text:style-name="Internet_20_link" text:visited-style-name="Visited_20_Internet_20_Link">
https://liveuamap.com/en/2023/19-may-britain-announces-new-sanctions-against-russia-including</text:a>
</text:p>
      <text:p text:style-name="P4">
Source: <text:a xlink:type="simple" xlink:href="https://liveuamap.com/en/2023/19-may-britain-announces-new-sanctions-against-russia-including" text:style-name="Internet_20_link" text:visited-style-name="Visited_20_Internet_20_Link">
https://liveuamap.com/en/2023/19-may-britain-announces-new-sanctions-against-russia-including</text:a>
</text:p>
      <!--NEWS-->
      <text:h text:style-name="P10" text:outline-level="1">
<text:span text:style-name="T4">
Air defense is active in Lutsk</text:span>
</text:h>
      <text:p text:style-name="P4">
Authors: liveuamap (Language: en)</text:p>
      <text:p text:style-name="P4">
Time: 2023-05-18T20:37:01</text:p>
      <text:p text:style-name="P4">
Location: Luts'k,Volyns'ka oblast (Latitude:50.76654 Longtitude:25.32211)</text:p>
      <text:p text:style-name="P4">
Videos: []</text:p>
      <text:p text:style-name="P4">
Images: []</text:p>
      <text:p text:style-name="P4">
Tags: []</text:p>
      <text:p text:style-name="P4">
ID: 22563836</text:p>
      <!--METADATA-->
      <text:p text:style-name="P4">
Air defense is active in Lutsk</text:p>
      <text:p text:style-name="P4">
News Collection Link: <text:a xlink:type="simple" xlink:href="https://liveuamap.com/en/2023/19-may-air-defense-is-active-in-lutsk" text:style-name="Internet_20_link" text:visited-style-name="Visited_20_Internet_20_Link">
https://liveuamap.com/en/2023/19-may-air-defense-is-active-in-lutsk</text:a>
</text:p>
      <text:p text:style-name="P4">
Source: <text:a xlink:type="simple" xlink:href="https://t.me/war_monitor/7444" text:style-name="Internet_20_link" text:visited-style-name="Visited_20_Internet_20_Link">
https://t.me/war_monitor/7444</text:a>
</text:p>
      <!--NEWS-->
      <text:h text:style-name="P10" text:outline-level="1">
<text:span text:style-name="T4">
Lviv(02:51). Red Alert: aerial threat. Sirens sounding. Take cover now!</text:span>
</text:h>
      <text:p text:style-name="P4">
Authors: liveuamap (Language: en)</text:p>
      <text:p text:style-name="P4">
Time: 2023-05-18T20:54:00</text:p>
      <text:p text:style-name="P4">
Location: Lviv (Latitude:49.83826000 Longtitude:24.02324000)</text:p>
      <text:p text:style-name="P4">
Videos: []</text:p>
      <text:p text:style-name="P4">
Images: []</text:p>
      <text:p text:style-name="P4">
Tags: ["Europe", "Central and Eastern Europe"]</text:p>
      <text:p text:style-name="P4">
ID: 22563837</text:p>
      <!--METADATA-->
      <text:p text:style-name="P4">
Lviv(02:51). Red Alert: aerial threat. Sirens sounding. Take cover now!</text:p>
      <text:p text:style-name="P4">
News Collection Link: <text:a xlink:type="simple" xlink:href="https://liveuamap.com/en/2023/19-may-lviv0251-red-alert-aerial-threat-sireng" text:style-name="Internet_20_link" text:visited-style-name="Visited_20_Internet_20_Link">
https://liveuamap.com/en/2023/19-may-lviv0251-red-alert-aerial-threat-sireng</text:a>
</text:p>
      <text:p text:style-name="P4">
Source: <text:a xlink:type="simple" xlink:href="https://t.me/chanel24/88873" text:style-name="Internet_20_link" text:visited-style-name="Visited_20_Internet_20_Link">
https://t.me/chanel24/88873</text:a>
</text:p>
      <!--NEWS-->
      <text:h text:style-name="P10" text:outline-level="1">
<text:span text:style-name="T4">
Викрито російського командира, який віддав наказ на обстріл центра Херсона</text:span>
</text:h>
      <text:p text:style-name="P4">
Author: ['АРМІЯINFORM']</text:p>
      <text:p text:style-name="P4">
Time: 2023-05-18T25:00:00-04:00</text:p>
      <text:p text:style-name="P4">
Description: Слідчі встановили особу, який причетний до масованих артобстрілів Херсона та вби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7dabfff-8a2b-42c5-bee6-4eeb8825c776.jpg" text:style-name="Internet_20_link" text:visited-style-name="Visited_20_Internet_20_Link">
e7dabfff-8a2b-42c5-bee6-4eeb8825c776.jpg</text:a>
']</text:p>
      <text:p text:style-name="P4">
Tags: ['STOPRUSSIA', 'АГРЕСІЯ РФ', 'ВТОРГНЕННЯ РФ', 'СБУ']</text:p>
      <text:p text:style-name="P4">
Category: News</text:p>
      <!--METADATA-->
      <text:p text:style-name="P4">
<draw:frame draw:style-name="fr1" draw:name="Image2" text:anchor-type="as-char" svg:width="6.9236in" svg:height="8.764051in" draw:z-index="0">
<draw:image xlink:href="../Images/AРМІЯINFORM/2023-05-18T25-00-00-04-00/e7dabfff-8a2b-42c5-bee6-4eeb8825c776.jpg" xlink:type="simple" xlink:show="embed" xlink:actuate="onLoad" draw:mime-type="image/jpeg"/>
</draw:frame>
</text:p>
      <text:p text:style-name="P4">
Слідчі встановили особу, який причетний до масованих артобстрілів Херсона тавбивства мирних жителів міста. Ним виявився підполковник Дмитро Жарких —командир 8-го окремого артилерійського полку 22-го армійського корпусуберегових військ Чорноморського флоту рф.</text:p>
      <text:p text:style-name="P4">
Про це <text:a xlink:type="simple" xlink:href="https://ssu.gov.ua/novyny/sbu-vstanovyla-komandyra-artpolku-rf-yakyi-viddav-nakaz-na-obstril-zhytlovykh-kvartaliv-khersona" text:style-name="Internet_20_link" text:visited-style-name="Visited_20_Internet_20_Link">
повідомляє</text:a>
Служба безпеки України.</text:p>
      <text:p text:style-name="P4">
— 24 грудня 2022 року окупант віддав наказ на вогневий удар по центральнійчастині Херсона з реактивних систем залпового вогню БМ-21 «Град», якібазувались на лівому березі р. Дніпро. Тоді рашисти поцілили у житловібудинки, магазини, лікарню та пункт видачі гуманітарної допомоги у центральнійчастині обласного центру. Унаслідок ворожого обстрілу загинуло 11 мирнихжителів, ще 64 — отримали поранення. Більшість з потерпілих — жінки та людипохилого віку, — йдеться в повідомленні.</text:p>
      <text:p text:style-name="P4">
Як зазначається, невдовзі після цього Жарких запросили до кремля, де йоговідзначили за терор проти цивільного населення України.</text:p>
      <text:p text:style-name="P4">
За даними слідства, воєнний злочинець ще у 2014 році брав активну участь узахоплені Криму. Згодом його полк почав дислокуватись на тимчасово окупованійтериторії українського півострова.</text:p>
      <text:p text:style-name="P4">
Після початку повномасштабного вторгнення підпорядковані фігуранту підрозділибули задіяні на південному фронті.</text:p>
      <text:p text:style-name="P4">
На підставі зібраних доказів слідчі Служби безпеки повідомили зловмиснику пропідозру за порушення законів та звичаїв війни.</text:p>
      <text:p text:style-name="P4">
Тривають комплексні заходи для його притягнення до відповідальності за злочинипроти нашої держави.</text:p>
      <text:p text:style-name="P4">
Розслідування проводили співробітники СБУ в Херсонській області запроцесуального керівництва обласної прокуратури.</text:p>
      <text:p text:style-name="P4">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NEWS-->
      <text:h text:style-name="P10" text:outline-level="1">
<text:span text:style-name="T4">
Віцеспікерка Олена Кондратюк: Майже 20 тисяч українських дітей насильницьки депортовано до рф</text:span>
</text:h>
      <text:p text:style-name="P4">
Author: ['АРМІЯINFORM']</text:p>
      <text:p text:style-name="P4">
Time: 2023-05-18T26:00:00-04:00</text:p>
      <text:p text:style-name="P4">
Description: Заступниця Голови Верховної Ради України Олена Кондратюк виступила на Спеціальній се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kondra1705.jpg" text:style-name="Internet_20_link" text:visited-style-name="Visited_20_Internet_20_Link">
1kondra1705.jpg</text:a>
']</text:p>
      <text:p text:style-name="P4">
Tags: ['STOPRUSSIA', 'АГРЕСІЯ РФ', 'ВТОРГНЕННЯ РФ', 'ДІТИ УКРАЇНИ']</text:p>
      <text:p text:style-name="P4">
Category: News</text:p>
      <!--METADATA-->
      <text:p text:style-name="P4">
<draw:frame draw:style-name="fr1" draw:name="Image3" text:anchor-type="as-char" svg:width="6.9236in" svg:height="4.615733in" draw:z-index="0">
<draw:image xlink:href="../Images/AРМІЯINFORM/2023-05-18T26-00-00-04-00/1kondra1705.jpg" xlink:type="simple" xlink:show="embed" xlink:actuate="onLoad" draw:mime-type="image/jpeg"/>
</draw:frame>
</text:p>
      <text:p text:style-name="P4">
Заступниця Голови Верховної Ради України Олена Кондратюк виступила наСпеціальній сесії Міллі Меджлісу Азербайджанської Республіки, присвяченій100-річчю від дня народження Гейдара Алієва.</text:p>
      <text:p text:style-name="P4">
Про це <text:a xlink:type="simple" xlink:href="https://www.rada.gov.ua/news/Top-novyna/236650.html" text:style-name="Internet_20_link" text:visited-style-name="Visited_20_Internet_20_Link">
повідомляє</text:a>
Верховна Рада України.</text:p>
      <text:p text:style-name="P4">
Вона нагадала про те, що загальнонаціональний лідер Азербайджану Гейдар Алієввідзначав тверду впевненість українців в обраному шляху незалежності та упрагненні покінчити із залежністю від будь-яких інших держав.</text:p>
      <text:p text:style-name="P4">
Віцеспікерка також подякувала Азербайджану за підтримку та співпрацю і наданняУкраїні гуманітарної допомоги.</text:p>
      <text:p text:style-name="P4">
«Хочу подякувати керівництву Азербайджану за послідовну підтримку суверенітетуі територіальної цілісності України. Зі свого боку, хочу запевнити, що Українабеззастережно підтримуватиме територіальну цілісність АзербайджанськоїРеспубліки в її міжнародно визнаних кордонах», — наголосила Олена Кондратюк.</text:p>
      <text:p text:style-name="P4">
Віцеспікерка підкреслила, що Азербайджан, так само як і Україна, з гідністюзахищає свою землю. Вона також подякувала етнічним азербайджанцям, які воюютьі віддають свої життя за свободу України у лавах Збройних Сил України.</text:p>
      <text:p text:style-name="P4">
Під час виступу Заступниця Голови Верховної Ради України звернула увагукерівництва Азербайджану та учасників засідання на руйнівні наслідкиросійського вторгнення в Україну.</text:p>
      <text:p text:style-name="P4">
Віцеспікерка наголосила, що за час російського вторгнення від бомбардувань іобстрілів в Україні постраждали понад 3 000 закладів освіти і понад 1 200закладів охорони здоров’я.</text:p>
      <text:p text:style-name="P4">
«В українському місті Ірпінь, про яке ви всі чули в жахливих новинах прозвірства російської армії проти мирних українських громадян, є вулиця і скверімені дружини Гейдара Алієва, видатного офтальмолога, академіка ЗаріфиАлієвої. На її честь також названо Ірпінську школу №12. Школа імені Алієвоїбула обстріляна росіянами», — акцентувала Олена Кондратюк.</text:p>
      <text:p text:style-name="P4">
Водночас Заступниця Голови Верховної Ради загострила увагу не лише на окупаціїукраїнських земель росією, «але й на прямому безумному намірі росіян чинитинеприхований геноцид українців, викрадаючи наших дітей».</text:p>
      <text:p text:style-name="P4">
Вона підкреслила, що майже 20 тисяч українських дітей — і це лише офіційнацифра — насильницьки депортовано до росії.</text:p>
      <text:p text:style-name="P4">
«Цей злочин задокументовано, і Міжнародний кримінальний суд уже видав ордер наарешт злочинців. Саме тому я звертаюся до Азербайджану з проханням допомогтинам повернути всіх українських дітей додому. Чужих дітей не буває, і я вірю,що сила міжнародного тиску і волі може зупинити цей нелюдський злочин іпокарати ідеологів новітнього геноциду», – висловила упевненість ОленаКондратюк.</text:p>
      <text:p text:style-name="P4">
Source: <text:a xlink:type="simple" xlink:href="https://armyinform.com.ua/2023/05/18/viczespikerka-olena-kondratyuk-majzhe-20-tysyach-ukrayinskyh-ditej-nasylnyczki-deportovano-do-rf/" text:style-name="Internet_20_link" text:visited-style-name="Visited_20_Internet_20_Link">
https://armyinform.com.ua/2023/05/18/viczespikerka-olena-kondratyuk-majzhe-20-tysyach-ukrayinskyh-ditej-nasylnyczki-deportovano-do-rf/</text:a>
</text:p>
      <!--NEWS-->
      <text:h text:style-name="P10" text:outline-level="1">
<text:span text:style-name="T4">
Концерн РРТ відновив роботу двох радіостанцій на Херсонщині</text:span>
</text:h>
      <text:p text:style-name="P4">
Author: ['АРМІЯINFORM']</text:p>
      <text:p text:style-name="P4">
Time: 2023-05-18T27:00:00-04:00</text:p>
      <text:p text:style-name="P4">
Description: Концерн радіомовлення, радіозв’язку та телебачення, який належить до сфер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ite000296.png" text:style-name="Internet_20_link" text:visited-style-name="Visited_20_Internet_20_Link">
site000296.png</text:a>
']</text:p>
      <text:p text:style-name="P4">
Tags: ['STOPRUSSIA', 'АГРЕСІЯ РФ', 'ВТОРГНЕННЯ РФ', 'ХЕРСОНСЬКА ОБЛАСТЬ']</text:p>
      <text:p text:style-name="P4">
Category: News</text:p>
      <!--METADATA-->
      <text:p text:style-name="P4">
<draw:frame draw:style-name="fr1" draw:name="Image4" text:anchor-type="as-char" svg:width="6.9236in" svg:height="5.204239in" draw:z-index="0">
<draw:image xlink:href="../Images/AРМІЯINFORM/2023-05-18T27-00-00-04-00/site000296.png" xlink:type="simple" xlink:show="embed" xlink:actuate="onLoad" draw:mime-type="image/png"/>
</draw:frame>
</text:p>
      <text:p text:style-name="P4">
Концерн радіомовлення, радіозв’язку та телебачення, який належить до сфериуправління Держспецзв’язку, продовжує відновлювати українське радіомовлення надеокупованих територіях України.</text:p>
      <text:p text:style-name="P4">
Про це <text:a xlink:type="simple" xlink:href="https://t.me/dsszzi_official/5820" text:style-name="Internet_20_link" text:visited-style-name="Visited_20_Internet_20_Link">
повідомляє</text:a>
 Держспецзв’язку утелеграм.</text:p>
      <text:p text:style-name="P4">
Відсьогодні фахівці КРРТ відновили роботу двох радіостанцій Суспільногомовлення в Бериславському районі Херсонської області:</text:p>
      <ul>
        <li>
Радіо Культура — 91,4 FM;  * Радіо Промінь — 98,5 FM.</li>
      </ul>
      <text:p text:style-name="P4">
Відновлення мовлення відбувається в межах Постанови Кабінету Міністрів Українивід 15.11.2022 № 1287 «Деякі питання спрямування коштів державного бюджету у2022 році для здійснення заходів з відновлення телерадіомовлення вХарківській, Чернігівській, Сумській та Херсонській областях».</text:p>
      <text:p text:style-name="P4">
Source: <text:a xlink:type="simple" xlink:href="https://armyinform.com.ua/2023/05/18/konczern-rrt-vidnovyv-robotu-dvoh-radiostanczij-na-hersonshhyni/" text:style-name="Internet_20_link" text:visited-style-name="Visited_20_Internet_20_Link">
https://armyinform.com.ua/2023/05/18/konczern-rrt-vidnovyv-robotu-dvoh-radiostanczij-na-hersonshhyni/</text:a>
</text:p>
      <!--NEWS-->
      <text:h text:style-name="P10" text:outline-level="1">
<text:span text:style-name="T4">
У Мінекономіки обговорили чергове спрощення імпорту товарів військового призначення</text:span>
</text:h>
      <text:p text:style-name="P4">
Author: ['АРМІЯINFORM']</text:p>
      <text:p text:style-name="P4">
Time: 2023-05-18T28:00:00-04:00</text:p>
      <text:p text:style-name="P4">
Description: Питання подальших кроків зі спрощення імпорту товарів, критично важливих для виробниц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23_iqyi1wigi38ousasrg09ytrswtwokdau_w_767-e1684351833983.jpg" text:style-name="Internet_20_link" text:visited-style-name="Visited_20_Internet_20_Link">
323_iqyi1wigi38ousasrg09ytrswtwokdau_w_767-e1684351833983.jpg</text:a>
']</text:p>
      <text:p text:style-name="P4">
Tags: ['STOPRUSSIA', 'АГРЕСІЯ РФ', 'ВТОРГНЕННЯ РФ', 'РІШЕННЯ УРЯДУ']</text:p>
      <text:p text:style-name="P4">
Category: News</text:p>
      <!--METADATA-->
      <text:p text:style-name="P4">
<draw:frame draw:style-name="fr1" draw:name="Image5" text:anchor-type="as-char" svg:width="6.9236in" svg:height="5.056875in" draw:z-index="0">
<draw:image xlink:href="../Images/AРМІЯINFORM/2023-05-18T28-00-00-04-00/323_iqyi1wigi38ousasrg09ytrswtwokdau_w_767-e1684351833983.jpg" xlink:type="simple" xlink:show="embed" xlink:actuate="onLoad" draw:mime-type="image/jpeg"/>
</draw:frame>
Ілюстративне фото</text:p>
      <text:p text:style-name="P4">
Питання подальших кроків зі спрощення імпорту товарів, критично важливих длявиробництва озброєння і військової техніки та посилення обороноздатностіУкраїни, були обговорені під час робочої наради в Міністерстві економікиУкраїни 17 травня 2023 року.</text:p>
      <text:p text:style-name="P4">
Про це <text:a xlink:type="simple" xlink:href="https://www.kmu.gov.ua/news/v-minekonomiky-obhovoryly-shliakhy-podalshoho-sproshchennia-importu-tovariv-viiskovoho-pryznachennia-dlia-zabezpechennia-natsionalnykh-syl-oborony" text:style-name="Internet_20_link" text:visited-style-name="Visited_20_Internet_20_Link">
повідомляє</text:a>
 Урядовий Портал.</text:p>
      <text:p text:style-name="P4">
У нараді взяли участь представники міністерств економіки, оборони,стратегічних галузей промисловості, Державної служби експортного контролю,Федерації роботодавців України, галузевих асоціацій, підприємств ОПК.</text:p>
      <text:p text:style-name="P4">
Як зазначили під час наради представники виробників, раніше Урядом булиухвалені необхідні рішення, що дозволили суттєво спростити імпорт товаріввійськового призначення та подвійного використання на потреби оборони.Зокрема, в березні минулого року змінами до постанови №1228 від 12.07.1999 наперіод дії воєнного стану суб’єктам господарювання, які мають повноваження направо здійснення експорту та/або імпорту товарів військового призначення, булонадано право на здійснення імпорту товарів військового призначення за всімапозиціями (ML1 - ML22) Списку товарів військового призначення, що підлягаютьдержавному контролю, для забезпечення потреб національних сил оборони ібезпеки.</text:p>
      <text:p text:style-name="P4">
У грудні Уряд затвердив перелік товарів військового призначення та подвійноговикористання, на міжнародні передачі (імпорт) яких під час воєнного стану непоширюється дія Закону «Про державний контроль за міжнародними передачамитоварів військового призначення та подвійного використання» (постанова №1378).</text:p>
      <text:p text:style-name="P4">
Відтак, нагальні потреби ОПК вимагають подальших кроків з лібералізаціївідповідних механізмів. Зокрема, розширення переліку товарів, на імпорт якихне буде поширюватися у період воєнного стану дія закону про експортнийконтроль.</text:p>
      <text:p text:style-name="P4">
Під час засідання були обговорені конкретні пропозиції виробників щодорозширення переліку. За підсумками вирішено опрацювати подані пропозиції зурахуванням позицій всіх зацікавлених сторін та внести відповідні зміни допостанови № 1378, які будуть надані на погодження до заінтересованих державнихорганів та подані на розгляд Уряду.</text:p>
      <text:p text:style-name="P4">
«Під час обговорення подальших кроків зі спрощення імпорту товарів, важливихдля підвищення обороноздатності країни, ми виходили з двох ключових завдань.Перше, напрацювати рішення, які дозволять максимально пришвидшити імпортпродукції, необхідної для ОПК та фронту. Друге, забезпечити при цьомувиконання Україною в повному обсязі міжнародних зобов’язань у сфері контролюза переміщенням озброєння. Робота проведена конструктивна, проблемні питаннявизначені, шляхи вирішення запропоновані та обговорені. Будемо працювати надїх реалізацією», — зазначив за підсумками засідання директор Департаментуекономіки безпеки і оборони Міністерства економіки України Сергій Сметанко.</text:p>
      <text:p text:style-name="P4">
Source: <text:a xlink:type="simple" xlink:href="https://armyinform.com.ua/2023/05/18/v-minekonomiky-obgovoryly-chergove-sproshhennya-importu-tovariv-vijskovogo-pryznachennya/" text:style-name="Internet_20_link" text:visited-style-name="Visited_20_Internet_20_Link">
https://armyinform.com.ua/2023/05/18/v-minekonomiky-obgovoryly-chergove-sproshhennya-importu-tovariv-vijskovogo-pryznachennya/</text:a>
</text:p>
      <!--NEWS-->
      <text:h text:style-name="P10" text:outline-level="1">
<text:span text:style-name="T4">
У Херсоні затримано медсестру, яка «зливала» ворогу персональні дані українських захисників</text:span>
</text:h>
      <text:p text:style-name="P4">
Author: ['АРМІЯINFORM']</text:p>
      <text:p text:style-name="P4">
Time: 2023-05-18T29:00:00-04:00</text:p>
      <text:p text:style-name="P4">
Description: У звільненому Херсоні СБУ затримала ще одну російську агентку.  Нею виявилась медсе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b87d683bce9d2851921d26609d1c53e.jpeg" text:style-name="Internet_20_link" text:visited-style-name="Visited_20_Internet_20_Link">
6b87d683bce9d2851921d26609d1c53e.jpeg</text:a>
']</text:p>
      <text:p text:style-name="P4">
Tags: ['STOPRUSSIA', 'АГРЕСІЯ РФ', 'ВТОРГНЕННЯ РФ', 'КОЛАБОРАНТИ', 'СБУ']</text:p>
      <text:p text:style-name="P4">
Category: News</text:p>
      <!--METADATA-->
      <text:p text:style-name="P4">
<draw:frame draw:style-name="fr1" draw:name="Image6" text:anchor-type="as-char" svg:width="6.9236in" svg:height="4.615733in" draw:z-index="0">
<draw:image xlink:href="../Images/AРМІЯINFORM/2023-05-18T29-00-00-04-00/6b87d683bce9d2851921d26609d1c53e.jpeg" xlink:type="simple" xlink:show="embed" xlink:actuate="onLoad" draw:mime-type="image/jpeg"/>
</draw:frame>
</text:p>
      <text:p text:style-name="P4">
У звільненому Херсоні СБУ затримала ще одну російську агентку.</text:p>
      <text:p text:style-name="P4">
Нею виявилась медсестра однієї з місцевих лікарень, яка під час окупаціїобласного центру була завербована кадровим співробітником фсб.</text:p>
      <text:p text:style-name="P4">
За його завданням після звільнення Херсона вона залишилась у місті іпродовжила працювати у медзакладі для проведення розвідувально-підривноїдіяльності проти України.</text:p>
      <text:p text:style-name="P4">
У подальшому зловмисниця збирала для агресора установчі дані українськихзахисників, які проходили лікування в медичній установі.</text:p>
      <text:p text:style-name="P4">
Також вона шпигувала за місцями базування Сил оборони, які дислокуються натериторії обласного центру.</text:p>
      <text:p text:style-name="P4">
Крім того, російська агентка фіксувала наслідки ворожих ракетно-артилерійськихобстрілів Херсона і передавала відповідні «звіти» до фсб через месенджер.</text:p>
      <text:p text:style-name="P4">
Розвіддані потрібні були окупантам для коригування повторних вогневих ударівпо місту.</text:p>
      <text:p text:style-name="P4">
Як встановили слідчі, у поле зору російської спецслужби жінка потрапила черезпублічну підтримку загарбників в одній із антиукраїнських груп у Телеграм.</text:p>
      <text:p text:style-name="P4">
Під час обшуків за місцем проживання фігурантки виявлено мобільний телефон,який вона використовувала для комунікації з агресором.</text:p>
      <text:p text:style-name="P4">
На підставі зібраних доказів слідчі Служби безпеки повідомили їй про підозру удержавній зраді, вчиненій в умовах воєнного стану.</text:p>
      <text:p text:style-name="P4">
Наразі вона перебуває під вартою. Триває розслідування для встановлення всіхобставин злочину.</text:p>
      <text:p text:style-name="P4">
Комплексні заходи проводили співробітники СБУ в Херсонській області запроцесуального керівництва обласної прокуратури.</text:p>
      <text:p text:style-name="P4">
<text:span text:style-name="T4">
Джерело:</text:span>
 <text:a xlink:type="simple" xlink:href="https://ssu.gov.ua/novyny/sbu-zatrymala-medsestru-yaka-pratsiuvala-na-fsb-i-zlyvala-vorohu-personalni-dani-ukrainskykh-zakhysnykiv" text:style-name="Internet_20_link" text:visited-style-name="Visited_20_Internet_20_Link">
<text:span text:style-name="T5">
СБУ</text:span>
</text:a>
</text:p>
      <text:p text:style-name="P4">
Source: <text:a xlink:type="simple" xlink:href="https://armyinform.com.ua/2023/05/18/u-hersoni-zatrymano-medsestru-yaka-zlyvala-vorogu-personalni-dani-ukrayinskyh-zahysnykiv/" text:style-name="Internet_20_link" text:visited-style-name="Visited_20_Internet_20_Link">
https://armyinform.com.ua/2023/05/18/u-hersoni-zatrymano-medsestru-yaka-zlyvala-vorogu-personalni-dani-ukrayinskyh-zahysnykiv/</text:a>
</text:p>
      <!--NEWS-->
      <text:h text:style-name="P10" text:outline-level="1">
<text:span text:style-name="T4">
Олександр Кубраков: Зернову угоду розблоковано ще на 120 діб</text:span>
</text:h>
      <text:p text:style-name="P4">
Author: ['АРМІЯINFORM']</text:p>
      <text:p text:style-name="P4">
Time: 2023-05-18T30:00:00-04:00</text:p>
      <text:p text:style-name="P4">
Description: Віце-прем'єр-міністр з відновлення України - Міністр розвитку громад, територій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f41433e6e049a617bf691645c2714fb.webp" text:style-name="Internet_20_link" text:visited-style-name="Visited_20_Internet_20_Link">
3f41433e6e049a617bf691645c2714fb.webp</text:a>
']</text:p>
      <text:p text:style-name="P4">
Tags: ['STOPRUSSIA', 'АГРЕСІЯ РФ', 'ВТОРГНЕННЯ РФ', 'ЗЕРНОВА УГОДА']</text:p>
      <text:p text:style-name="P4">
Category: News</text:p>
      <!--METADATA-->
      <text:p text:style-name="P4">
<draw:frame draw:style-name="fr1" draw:name="Image7" text:anchor-type="as-char" svg:width="6.9236in" svg:height="4.586193in" draw:z-index="0">
<draw:image xlink:href="../ConvertedIMGs/AРМІЯINFORM/2023-05-18T30-00-00-04-00/3f41433e6e049a617bf691645c2714fb.png" xlink:type="simple" xlink:show="embed" xlink:actuate="onLoad" draw:mime-type="image/png"/>
</draw:frame>
 Ілюстративнефото</text:p>
      <text:p text:style-name="P4">
Віце-прем'єр-міністр з відновлення України - Міністр розвитку громад,територій та інфраструктури Олександр Кубраков розповів про продовженняЗернової угоди.</text:p>
      <text:p text:style-name="P4">
Про це <text:a xlink:type="simple" xlink:href="https://www.kmu.gov.ua/news/oleksandr-kubrakov-zernovu-uhodu-rozblokovano" text:style-name="Internet_20_link" text:visited-style-name="Visited_20_Internet_20_Link">
повідомляє</text:a>
 Урядовий портал.</text:p>
      <text:p text:style-name="P4">
«Зернову угоду розблоковано, вона продовжить свою дію до 18 липня. Світпродовжить отримувати українську продукцію завдяки зусиллям наших партнерів поугоді — Туреччині та ООН. Ми вдячні партнерам за непохитну та цілеспрямованупозицію в тому, що угода має працювати надалі та на умовах, які підписали всісторони. Зазначу, що Зернова ініціатива була і є діючою, оскільки пролонгованав березні строком на 120 днів, до 18 липня», — наголосив Олександр Кубраков.</text:p>
      <text:p text:style-name="P4">
На сьогоднішній день на потреби світу вже відправлено 30,4 млн тонагропродукції. З середини квітня росія безпідставно почала обмежувати роботуІніціативи, а з травня фактично заблокувала її відмовившись від реєстраціїнового флоту та проведення інспекцій флоту, який йде на завантаження доукраїнських портів. Майже 70 суден зараз очікують в територіальних водахТуреччини, 90% — це ті, хто готовий доставляти світу продукцію наших аграріїв.</text:p>
      <text:p text:style-name="P4">
«Ми вітаємо продовження роботи ініціативи, але наголошуємо, що вона маєпрацювати ефективно. Для цього потрібно усунути проблеми, які вже кількамісяців поспіль створює росія шляхом саботажу інспекцій та реєстрації новогофлоту. Сподіваємося, що наші партнери докладуть всі зусилля аби зернова угодапочала повноцінно працювати на продовольчу безпеку світу, а росія врештіприпинить використовувати їжу як зброю та для шантажу», — йдеться уповідомленні.</text:p>
      <text:p text:style-name="P4">
Source: <text:a xlink:type="simple" xlink:href="https://armyinform.com.ua/2023/05/18/oleksandr-kubrakov-zernovu-ugodu-rozblokovano-shhe-na-120-dib/" text:style-name="Internet_20_link" text:visited-style-name="Visited_20_Internet_20_Link">
https://armyinform.com.ua/2023/05/18/oleksandr-kubrakov-zernovu-ugodu-rozblokovano-shhe-na-120-dib/</text:a>
</text:p>
      <!--NEWS-->
      <text:h text:style-name="P10" text:outline-level="1">
<text:span text:style-name="T4">
В Одесі відкриється виставка «Єднання заради майбутнього»</text:span>
</text:h>
      <text:p text:style-name="P4">
Author: ['АРМІЯINFORM']</text:p>
      <text:p text:style-name="P4">
Time: 2023-05-18T31:00:00-04:00</text:p>
      <text:p text:style-name="P4">
Description: Сьогодні, 18 травня о 14:00 у «круглій» залі одеського вокзалу презентують виста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d1c3959-f115-43c2-8c2b-fb854acbbde7.jpg" text:style-name="Internet_20_link" text:visited-style-name="Visited_20_Internet_20_Link">
7d1c3959-f115-43c2-8c2b-fb854acbbde7.jpg</text:a>
']</text:p>
      <text:p text:style-name="P4">
Tags: ['АГРЕСІЯ РФ', 'ВТОРГНЕННЯ РФ', 'ЄДНАННЯ ЗАРАДИ МАЙБУТНЬОГО', 'УКРЗАЛІЗНИЦЯ']</text:p>
      <text:p text:style-name="P4">
Category: News</text:p>
      <!--METADATA-->
      <text:p text:style-name="P4">
<draw:frame draw:style-name="fr1" draw:name="Image8" text:anchor-type="as-char" svg:width="6.9236in" svg:height="3.894525in" draw:z-index="0">
<draw:image xlink:href="../Images/AРМІЯINFORM/2023-05-18T31-00-00-04-00/7d1c3959-f115-43c2-8c2b-fb854acbbde7.jpg" xlink:type="simple" xlink:show="embed" xlink:actuate="onLoad" draw:mime-type="image/jpeg"/>
</draw:frame>
</text:p>
      <text:p text:style-name="P4">
Сьогодні, 18 травня о 14:00 у «круглій» залі одеського вокзалу презентуютьвиставку «Єднання заради майбутнього», яка розповідає про особливості та етапиевакуації українців на початку повномасштабного вторгення залізницею та про їїроль у житті сучасної України.</text:p>
      <text:p text:style-name="P4">
Про це<text:a xlink:type="simple" xlink:href="https://armyinform.com.ua/reformator/script%20async%20src=%22https:/telegram.org/js/telegram-widget.js" text:style-name="Internet_20_link" text:visited-style-name="Visited_20_Internet_20_Link">
повідомляє</text:a>
 «Укрзалізниця».</text:p>
      <text:p text:style-name="P4">
— Колекція фоторобіт про евакуаційні, медичні, дипломатичні та поштові вагони,що зшивають країну щодня від початку повномасштабного вторгнення, була впершепредставлена в Ужгороді у день запуску Поїзда Єднання. Цього року він проїхаввід Ужгорода до Краматорська, везучи слова підтримки нашим воїнам на сході, ав минулому 2022-му — від Рахова до Маріуполя, найдовшим маршрутом, який мимріємо повторити, — йдеться у повідомленні.</text:p>
      <text:p text:style-name="P4">
Згодом виставка мандрувала вокзалами Чернівців, Івано-Франківська та Вінниці.⠀</text:p>
      <text:p text:style-name="P4">
Подивитися на експозиції можна буде протягом трьох тижнів.</text:p>
      <text:p text:style-name="P4">
Source: <text:a xlink:type="simple" xlink:href="https://armyinform.com.ua/2023/05/18/v-odesi-vidkryyetsya-vystavka-yednannya-zarady-majbutnogo/" text:style-name="Internet_20_link" text:visited-style-name="Visited_20_Internet_20_Link">
https://armyinform.com.ua/2023/05/18/v-odesi-vidkryyetsya-vystavka-yednannya-zarady-majbutnogo/</text:a>
</text:p>
      <!--NEWS-->
      <text:h text:style-name="P10" text:outline-level="1">
<text:span text:style-name="T4">
За п’ять діб стартує черговий кваліфікаційний курс ССО</text:span>
</text:h>
      <text:p text:style-name="P4">
Author: ['АРМІЯINFORM']</text:p>
      <text:p text:style-name="P4">
Time: 2023-05-18T32:00:00-04:00</text:p>
      <text:p text:style-name="P4">
Description: До кінця подачі заявок на черговий Кваліфікаційний курс ССО  залишилось 5 діб. Зая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578393_791073382411998_5002751121828080607_n.jpg" text:style-name="Internet_20_link" text:visited-style-name="Visited_20_Internet_20_Link">
347578393_791073382411998_5002751121828080607_n.jpg</text:a>
']</text:p>
      <text:p text:style-name="P4">
Tags: ['STOPRUSSIA', 'АГРЕСІЯ РФ', 'ВТОРГНЕННЯ РФ', 'ССО ЗСУ']</text:p>
      <text:p text:style-name="P4">
Category: News</text:p>
      <!--METADATA-->
      <text:p text:style-name="P4">
<draw:frame draw:style-name="fr1" draw:name="Image9" text:anchor-type="as-char" svg:width="6.9236in" svg:height="6.9236in" draw:z-index="0">
<draw:image xlink:href="../Images/AРМІЯINFORM/2023-05-18T32-00-00-04-00/347578393_791073382411998_5002751121828080607_n.jpg" xlink:type="simple" xlink:show="embed" xlink:actuate="onLoad" draw:mime-type="image/jpeg"/>
</draw:frame>
</text:p>
      <text:p text:style-name="P4">
До кінця подачі заявок на черговий Кваліфікаційний курс ССО залишилось 5 діб.Заявки приймаються до 22.05.2023.</text:p>
      <text:p text:style-name="P4">
Заповнюйте заявку за посиланням<text:a xlink:type="simple" xlink:href="https://sof.mil.gov.ua/join" text:style-name="Internet_20_link" text:visited-style-name="Visited_20_Internet_20_Link">
https://sof.mil.gov.ua/join</text:a>
(оновлення сайту на початкову сторінку, означає, що заявку подано)</text:p>
      <text:p text:style-name="P4">
Детальна інформація про курс та підготовку до нього<text:a xlink:type="simple" xlink:href="https://sof.mil.gov.ua/ready" text:style-name="Internet_20_link" text:visited-style-name="Visited_20_Internet_20_Link">
https://sof.mil.gov.ua/ready</text:a>
</text:p>
      <text:p text:style-name="P4">
Не втрать шанс долучитися до лав воїнів Сил спеціальних операцій Збройних СилУкраїни!</text:p>
      <text:p text:style-name="P4">
<text:span text:style-name="T4">
Джерело:</text:span>
 <text:span text:style-name="T5">
<text:a xlink:type="simple" xlink:href="https://www.facebook.com/usofcom/posts/pfbid0ggs8SfPPQrkEtjNc8yXHuwUsSZayxPW4n7aYdfPCSPbEKVDbBYBxjxtbZQJ49oJel" text:style-name="Internet_20_link" text:visited-style-name="Visited_20_Internet_20_Link">
КомандуванняССО</text:a>
</text:span>
</text:p>
      <text:p text:style-name="P4">
Source: <text:a xlink:type="simple" xlink:href="https://armyinform.com.ua/2023/05/18/za-pyat-dib-startuye-chergovyj-kvalifikaczijnyj-kurs-sso/" text:style-name="Internet_20_link" text:visited-style-name="Visited_20_Internet_20_Link">
https://armyinform.com.ua/2023/05/18/za-pyat-dib-startuye-chergovyj-kvalifikaczijnyj-kurs-sso/</text:a>
</text:p>
      <!--NEWS-->
      <text:h text:style-name="P10" text:outline-level="1">
<text:span text:style-name="T4">
Відбито дев’ятий повітряний напад на Київ з початку травня — КВМА</text:span>
</text:h>
      <text:p text:style-name="P4">
Author: ['АРМІЯINFORM']</text:p>
      <text:p text:style-name="P4">
Time: 2023-05-18T33:00:00-04:00</text:p>
      <text:p text:style-name="P4">
Description: За попередньою інформацією, усі ворожі цілі в повітряному просторі Києва були вияв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КВМА']</text:p>
      <text:p text:style-name="P4">
Category: News</text:p>
      <!--METADATA-->
      <text:p text:style-name="P4">
<draw:frame draw:style-name="fr1" draw:name="Image10" text:anchor-type="as-char" svg:width="6.9236in" svg:height="3.893007in" draw:z-index="0">
<draw:image xlink:href="../Images/AРМІЯINFORM/2023-05-18T33-00-00-04-00/raketnyj-udar.jpg" xlink:type="simple" xlink:show="embed" xlink:actuate="onLoad" draw:mime-type="image/jpeg"/>
</draw:frame>
Фото ілюстративне</text:p>
      <text:p text:style-name="P4">
За попередньою інформацією, усі ворожі цілі в повітряному просторі Києва буливиявлені і знищені. Це Девʼятий за ліком повітряний напад на столицю з початкутравня.</text:p>
      <text:p text:style-name="P4">
Про це<text:a xlink:type="simple" xlink:href="https://armyinform.com.ua/reformator/script%20async%20src=%22https:/telegram.org/js/telegram-widget.js" text:style-name="Internet_20_link" text:visited-style-name="Visited_20_Internet_20_Link">
повідомляє</text:a>
 КВМА.</text:p>
      <text:p text:style-name="P4">
— Цього разу атака була здійснена із стратегічних бомбардувальників Ту-95МС,Ту-160 з району Каспію, ймовірно — крилатими ракетами типу Х-101/555. Післязапуску ракет, ворог задіяв над столицею свої розвідувальні БПЛА. Остаточнідані про кількість, тип ракет та БПЛА незабаром повідомлять Повітряні сили, —йдеться у повідомленні.</text:p>
      <text:p text:style-name="P4">
Попередньо, зафіксовано падіння уламків в Деснянському та Дарницькому районахстолиці. Найбільші пошкодження зафіксовано в Дарницькому районі — там булозагоряння на території гаражного кооперативу. Пожежа ліквідована. В рештірайонів можуть бути падіння уламків на припарковані автомобілі, прибудинковутериторію чи лісопаркову зону. Інформації щодо потерпілих наразі не надходило.Дані оперативного зведення збираються та уточнюються.</text:p>
      <text:p text:style-name="P4">
Source: <text:a xlink:type="simple" xlink:href="https://armyinform.com.ua/2023/05/18/vidbyto-devyatyj-povitryanyj-napad-na-kyyiv-z-pochatku-travnya-kvma/" text:style-name="Internet_20_link" text:visited-style-name="Visited_20_Internet_20_Link">
https://armyinform.com.ua/2023/05/18/vidbyto-devyatyj-povitryanyj-napad-na-kyyiv-z-pochatku-travnya-kvma/</text:a>
</text:p>
      <!--NEWS-->
      <text:h text:style-name="P10" text:outline-level="1">
<text:span text:style-name="T4">
За добу росіяни здійснили понад 100 обстрілів з РСЗВ</text:span>
</text:h>
      <text:p text:style-name="P4">
Author: ['АРМІЯINFORM']</text:p>
      <text:p text:style-name="P4">
Time: 2023-05-18T34:00:00-04:00</text:p>
      <text:p text:style-name="P4">
Description: російська армія не припиняє здійснювати обстріли не лише військових, а й циві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rady.jpg" text:style-name="Internet_20_link" text:visited-style-name="Visited_20_Internet_20_Link">
grady.jpg</text:a>
']</text:p>
      <text:p text:style-name="P4">
Tags: ['STOPRUSSIA', 'АГРЕСІЯ РФ', 'ВТОРГНЕННЯ РФ', 'ГШ ЗСУ']</text:p>
      <text:p text:style-name="P4">
Category: News</text:p>
      <!--METADATA-->
      <text:p text:style-name="P4">
<draw:frame draw:style-name="fr1" draw:name="Image11" text:anchor-type="as-char" svg:width="6.9236in" svg:height="4.137041in" draw:z-index="0">
<draw:image xlink:href="../Images/AРМІЯINFORM/2023-05-18T34-00-00-04-00/grady.jpg" xlink:type="simple" xlink:show="embed" xlink:actuate="onLoad" draw:mime-type="image/jpeg"/>
</draw:frame>
Ілюстративне фото <text:span text:style-name="T4">
🔥 Ситуація щодо російського вторгнення</text:span>
</text:p>
      <text:p text:style-name="P4">
російська армія не припиняє здійснювати обстріли не лише військових, а йцивільних об’єктів.</text:p>
      <text:p text:style-name="P4">
Про це<text:a xlink:type="simple" xlink:href="https://www.facebook.com/GeneralStaff.ua/posts/pfbid0WbVtcN1PMMcGkbE2UsAaC9wY15aWRy4XtZNMNTtz8ibeQNaH3myeQgiLcXyBqfiXl" text:style-name="Internet_20_link" text:visited-style-name="Visited_20_Internet_20_Link">
повідомляє</text:a>
Генеральний штаб Збройних Сил України.</text:p>
      <text:p text:style-name="P4">
— Протягом минулої доби противник завдав 15 ракетних ударів, зокрема по містахБахмут, Херсон та Одеса. Крім того, зафіксовано 42 ворожих авіаційних удари та101 обстріл з реактивних систем залпового вогню. Постраждали мирні мешканці,зруйновано та пошкоджено приватні житлові будинки та інша цивільнаінфраструктура, — йдеться у повідомленні.</text:p>
      <text:p text:style-name="P4">
За інформацією Генштабу ЗСУ, ймовірність подальших ракетних та авіаційнихударів по всій території України залишається високою.</text:p>
      <text:p text:style-name="P4">
Source: <text:a xlink:type="simple" xlink:href="https://armyinform.com.ua/2023/05/18/za-dobu-rosiyany-zdijsnyly-ponad-100-obstriliv-z-rszv/" text:style-name="Internet_20_link" text:visited-style-name="Visited_20_Internet_20_Link">
https://armyinform.com.ua/2023/05/18/za-dobu-rosiyany-zdijsnyly-ponad-100-obstriliv-z-rszv/</text:a>
</text:p>
      <!--NEWS-->
      <text:h text:style-name="P10" text:outline-level="1">
<text:span text:style-name="T4">
Внаслідок вчорашнього ракетного удару по Одесі одна людина загинула, двоє дістали поранення — Наталія Гуменюк</text:span>
</text:h>
      <text:p text:style-name="P4">
Author: ['Вячеслав Діордієв']</text:p>
      <text:p text:style-name="P4">
Time: 2023-05-18T35:00:00-04:00</text:p>
      <text:p text:style-name="P4">
Description: Про це в етері телевізійного марафону «Єдині новини» повідомила керівниця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cf7a1c-2e4f-4406-be0d-56821680ab61.jpg" text:style-name="Internet_20_link" text:visited-style-name="Visited_20_Internet_20_Link">
50cf7a1c-2e4f-4406-be0d-56821680ab61.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12" text:anchor-type="as-char" svg:width="6.9236in" svg:height="3.896563in" draw:z-index="0">
<draw:image xlink:href="../Images/AРМІЯINFORM/2023-05-18T35-00-00-04-00/50cf7a1c-2e4f-4406-be0d-56821680ab61.jpg" xlink:type="simple" xlink:show="embed" xlink:actuate="onLoad" draw:mime-type="image/jpeg"/>
</draw:frame>
</text:p>
      <text:p text:style-name="P4">
Про це в етері <text:a xlink:type="simple" xlink:href="https://www.youtube.com/watch" text:style-name="Internet_20_link" text:visited-style-name="Visited_20_Internet_20_Link">
телевізійногомарафону</text:a>
 «Єдині новини»повідомила керівниця об’єднаного координаційного пресцентру Сил оборони півдняУкраїни Наталія Гуменюк.</text:p>
      <text:p text:style-name="P4">
— Більшість ворожих ракет було збито нашими Силами оборони над морем, але, нажаль, є влучання в об’єкт цивільної промисловості, що призвело до загибеліодного та поранень двох охоронців цього об’єкту. І в такий спосіб ворог, якзавжди, намагається тероризувати тилові регіони України та нагадує Одесі, щовона перебуває серед його пріоритетів, — зазначила Наталія Гуменюк.</text:p>
      <text:p text:style-name="P4">
За її словами, станом на ранок російське корабельне угруповання в Чорному морізменшилося й наразі на бойовому чергуванні перебуває один підводнийракетоносій, який має чотири ракети типу «Калібр».</text:p>
      <text:p text:style-name="P4">
Source: <text:a xlink:type="simple" xlink:href="https://armyinform.com.ua/2023/05/18/vnaslidok-vchorashnogo-raketnogo-udaru-po-odesi-odna-lyudyna-zagynula-dvoye-distaly-poranennya-nataliya-gumenyuk/" text:style-name="Internet_20_link" text:visited-style-name="Visited_20_Internet_20_Link">
https://armyinform.com.ua/2023/05/18/vnaslidok-vchorashnogo-raketnogo-udaru-po-odesi-odna-lyudyna-zagynula-dvoye-distaly-poranennya-nataliya-gumenyuk/</text:a>
</text:p>
      <!--NEWS-->
      <text:h text:style-name="P10" text:outline-level="1">
<text:span text:style-name="T4">
Авіація Сил оборони завдала 8 ударів по ЗРК росармії</text:span>
</text:h>
      <text:p text:style-name="P4">
Author: ['АРМІЯINFORM']</text:p>
      <text:p text:style-name="P4">
Time: 2023-05-18T36:00:00-04:00</text:p>
      <text:p text:style-name="P4">
Description: — Авіація Сил оборони за минулу добу завдала 20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vicziya_udar-1.jpg" text:style-name="Internet_20_link" text:visited-style-name="Visited_20_Internet_20_Link">
avicziya_udar-1.jpg</text:a>
']</text:p>
      <text:p text:style-name="P4">
Tags: ['STOPRUSSIA', 'АГРЕСІЯ РФ', 'ВТОРГНЕННЯ РФ', 'ГШ ЗСУ']</text:p>
      <text:p text:style-name="P4">
Category: News</text:p>
      <!--METADATA-->
      <text:p text:style-name="P4">
<draw:frame draw:style-name="fr1" draw:name="Image13" text:anchor-type="as-char" svg:width="6.9236in" svg:height="4.834981in" draw:z-index="0">
<draw:image xlink:href="../Images/AРМІЯINFORM/2023-05-18T36-00-00-04-00/avicziya_udar-1.jpg" xlink:type="simple" xlink:show="embed" xlink:actuate="onLoad" draw:mime-type="image/jpeg"/>
</draw:frame>
Український Су-25. Ілюстративне фото <text:span text:style-name="T4">
🔥 Ситуація щодо російськоговторгнення</text:span>
</text:p>
      <text:p text:style-name="P4">
— Авіація Сил оборони за минулу добу завдала 20 ударів по районах зосередженняособового складу та військової техніки противника, 8 з них — по зенітно-ракетних комплексах противника. Також було знищено 2 ворожих розвідувальнихБПЛА типу «Орлан-10», —<text:a xlink:type="simple" xlink:href="https://www.facebook.com/GeneralStaff.ua/posts/pfbid0WbVtcN1PMMcGkbE2UsAaC9wY15aWRy4XtZNMNTtz8ibeQNaH3myeQgiLcXyBqfiXl" text:style-name="Internet_20_link" text:visited-style-name="Visited_20_Internet_20_Link">
повідомляє</text:a>
Генеральний штаб Збройних Сил України.</text:p>
      <text:p text:style-name="P4">
Також у повідомленні йдеться, що підрозділи ракетних військ і артилеріїуразили 1 пункт управління, 6 місць зосередження живої сили, 2 складибоєприпасів, 2 склади пально-мастильних матеріалів, 1 артилерійський підрозділна вогневій позиції та ще 2 важливі цілі противника.</text:p>
      <text:p text:style-name="P4">
Source: <text:a xlink:type="simple" xlink:href="https://armyinform.com.ua/2023/05/18/aviacziya-syl-oborony-zavdala-8-udariv-po-zrk-rosarmiyi/" text:style-name="Internet_20_link" text:visited-style-name="Visited_20_Internet_20_Link">
https://armyinform.com.ua/2023/05/18/aviacziya-syl-oborony-zavdala-8-udariv-po-zrk-rosarmiyi/</text:a>
</text:p>
      <!--NEWS-->
      <text:h text:style-name="P10" text:outline-level="1">
<text:span text:style-name="T4">
Бахмут та Мар’їнка залишаються в епіцентрі бойових дій</text:span>
</text:h>
      <text:p text:style-name="P4">
Author: ['АРМІЯINFORM']</text:p>
      <text:p text:style-name="P4">
Time: 2023-05-18T37:00:00-04:00</text:p>
      <text:p text:style-name="P4">
Description: —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58528.jpg" text:style-name="Internet_20_link" text:visited-style-name="Visited_20_Internet_20_Link">
258528.jpg</text:a>
']</text:p>
      <text:p text:style-name="P4">
Tags: ['STOPRUSSIA', 'АГРЕСІЯ РФ', 'ВТОРГНЕННЯ РФ', 'ГШ ЗСУ']</text:p>
      <text:p text:style-name="P4">
Category: News</text:p>
      <!--METADATA-->
      <text:p text:style-name="P4">
<draw:frame draw:style-name="fr1" draw:name="Image14" text:anchor-type="as-char" svg:width="6.9236in" svg:height="3.900295in" draw:z-index="0">
<draw:image xlink:href="../Images/AРМІЯINFORM/2023-05-18T37-00-00-04-00/258528.jpg" xlink:type="simple" xlink:show="embed" xlink:actuate="onLoad" draw:mime-type="image/jpeg"/>
</draw:frame>
Ілюстративне фото</text:p>
      <text:p text:style-name="P4">
— Противник продовжує зосереджувати основні зусилля на Лиманському,Бахмутському, Авдіївському та Мар’їнському напрямках — відбулось 36 бойовихзіткнень. В епіцентрі бойових дій залишаються Бахмут та Мар’їнка.</text:p>
      <text:p text:style-name="P4">
На Волинському та Поліському напрямках оперативна обстановка без суттєвихзмін, ознак формування наступальних ворожих угруповань не виявлено, —<text:a xlink:type="simple" xlink:href="https://www.facebook.com/GeneralStaff.ua/posts/pfbid0WbVtcN1PMMcGkbE2UsAaC9wY15aWRy4XtZNMNTtz8ibeQNaH3myeQgiLcXyBqfiXl" text:style-name="Internet_20_link" text:visited-style-name="Visited_20_Internet_20_Link">
повідомляє</text:a>
Генеральний штаб Збройних Сил України.</text:p>
      <text:p text:style-name="P4">
За інформацією Генштабу ЗСУ, на Куп’янському напрямку ворог вів безуспішнінаступальні дії в районах Масютівки та Новоселівського. Завдав авіаударівпоблизу Масютівки, Кислівки та Першотравневого. Артилерійських та мінометнихобстрілів противника зазнали населені пункти Красне Перше, Фиголівка,Новомлинськ, Дворічна, Западне, Масютівка, Табаївка, Берестове Харківськоїобласті та Стельмахівка Луганської області.</text:p>
      <text:p text:style-name="P4">
На Лиманському напрямку протягом доби, що минула, ворог вів наступальні дії врайоні Невського Луганської області. Завдав авіаційних ударів неподалікДіброви, Білогорівки, Верхньокам’янського та Веселого. Артилерійськихобстрілів зазнали Макіївка, Невське, Білогорівка Луганської області таТорське, Діброва, Верхньокам’янське і Спірне Донецької області.</text:p>
      <text:p text:style-name="P4">
Тривають важкі бої за місто Бахмут. До того ж протягом доби противник вівбезуспішні наступальні дії у напрямку Іванівського. Завдав авіаційних ударів урайонах населених пунктів Новомаркове, Богданівка, Бахмут, Предтечине таКурдюмівка. Від ворожих обстрілів постраждали Васюківка, Залізнянське,Оріхово-Василівка, Новомаркове, Григорівка, Богданівка, Бахмут, Іванівське,Часів Яр, Предтечине, Біла Гора, Північне і Шуми Донецької області.</text:p>
      <text:p text:style-name="P4">
На Авдіївському напрямку противник наступальних дій не проводив. Підрозділисил оборони відбили численні атаки противника в районі міста Мар’їнка. Ворогзавдав авіаційного удару по Красногорівці, обстріляв Мар’їнку, Парасковіївкута Новомихайлівку Донецької області.</text:p>
      <text:p text:style-name="P4">
На Запорізькому та Херсонському напрямках противник продовжує вести обороннідії. Завдав авіаударів по Новополю Донецької області та Малій Токмачці наЗапоріжжі. Обстріляв понад 20 населених пунктів.</text:p>
      <text:p text:style-name="P4">
Source: <text:a xlink:type="simple" xlink:href="https://armyinform.com.ua/2023/05/18/bahmut-ta-maryinka-zalyshayutsya-v-epiczentri-bojovyh-dij-2/" text:style-name="Internet_20_link" text:visited-style-name="Visited_20_Internet_20_Link">
https://armyinform.com.ua/2023/05/18/bahmut-ta-maryinka-zalyshayutsya-v-epiczentri-bojovyh-dij-2/</text:a>
</text:p>
      <!--NEWS-->
      <text:h text:style-name="P10" text:outline-level="1">
<text:span text:style-name="T4">
Сили оборони за добу ліквідували понад 500 окупантів, знищили 32 артсистеми і 8 ББМ</text:span>
</text:h>
      <text:p text:style-name="P4">
Author: ['АРМІЯINFORM']</text:p>
      <text:p text:style-name="P4">
Time: 2023-05-18T38:00:00-04:00</text:p>
      <text:p text:style-name="P4">
Description: Загальні бойові втрати противника з 24.02.22 по 18.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3e810d5-bf2b-4e46-ac26-94fff091e833-scaled.jpg" text:style-name="Internet_20_link" text:visited-style-name="Visited_20_Internet_20_Link">
d3e810d5-bf2b-4e46-ac26-94fff091e833-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69757in" draw:z-index="0">
<draw:image xlink:href="../Images/AРМІЯINFORM/2023-05-18T38-00-00-04-00/d3e810d5-bf2b-4e46-ac26-94fff091e833-scaled.jpg" xlink:type="simple" xlink:show="embed" xlink:actuate="onLoad" draw:mime-type="image/jpeg"/>
</draw:frame>
</text:p>
      <text:p text:style-name="P4">
Загальні бойові втрати противника з 24.02.22 по 18.05.23 орієнтовностановлять:</text:p>
      <ul>
        <li>
<text:span text:style-name="T4">
особового складу ‒</text:span>
 201100 (+510) осіб ліквідовано  * <text:span text:style-name="T4">
танків ‒</text:span>
 3773 (+2)  * <text:span text:style-name="T4">
бойових броньованих машин ‒</text:span>
 7373 (+8)  * <text:span text:style-name="T4">
артилерійських систем ‒</text:span>
 3198 (+32)  * <text:span text:style-name="T4">
РСЗВ ‒</text:span>
 563 (+1)  * <text:span text:style-name="T4">
засоби ППО ‒</text:span>
 318 (0)  * <text:span text:style-name="T4">
літаків ‒</text:span>
 308 (0)  * <text:span text:style-name="T4">
гелікоптерів ‒</text:span>
 294 (0)  * <text:span text:style-name="T4">
БПЛА оперативно-тактичного рівня ‒</text:span>
 2759 (+11)  * <text:span text:style-name="T4">
крилаті ракети ‒</text:span>
 990 (+8)  * <text:span text:style-name="T4">
кораблі / катери ‒</text:span>
 18 (0)  * <text:span text:style-name="T4">
автомобільної техніки та автоцистерн ‒</text:span>
 6073 (+6)  * <text:span text:style-name="T4">
спеціальна техніка ‒</text:span>
 418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8.05.23.</text:p>
      <text:p text:style-name="P4">
Source: <text:a xlink:type="simple" xlink:href="https://armyinform.com.ua/2023/05/18/syly-oborony-za-dobu-likviduvaly-ponad-500-okupantiv-znyshhyly-32-artsystemy-i-8-bbm/" text:style-name="Internet_20_link" text:visited-style-name="Visited_20_Internet_20_Link">
https://armyinform.com.ua/2023/05/18/syly-oborony-za-dobu-likviduvaly-ponad-500-okupantiv-znyshhyly-32-artsystemy-i-8-bbm/</text:a>
</text:p>
      <!--NEWS-->
      <text:h text:style-name="P10" text:outline-level="1">
<text:span text:style-name="T4">
Координаційний штаб: Важкопоранені комбатанти повинні бути повернені без попередніх умов і поза обміну</text:span>
</text:h>
      <text:p text:style-name="P4">
Author: ['АРМІЯINFORM']</text:p>
      <text:p text:style-name="P4">
Time: 2023-05-18T39:00:00-04:00</text:p>
      <text:p text:style-name="P4">
Description: У Координаційному штабі відбулася зустріч з родинами військовослужбовців окре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f2c9bc3-31b0-43cb-b17a-8c33e34d2377.jpg" text:style-name="Internet_20_link" text:visited-style-name="Visited_20_Internet_20_Link">
5f2c9bc3-31b0-43cb-b17a-8c33e34d2377.jpg</text:a>
']</text:p>
      <text:p text:style-name="P4">
Tags: ['КОМБАТАНТИ', 'КООРДИНАЦІЙНИЙ ШТАБ З ПИТАНЬ ПОВОДЖЕННЯ З ВІЙСЬКОВОПОЛОНЕНИМИ', 'ПОВЕРНЕННЯ ПОЛОНЕНИХ']</text:p>
      <text:p text:style-name="P4">
Category: News</text:p>
      <!--METADATA-->
      <text:p text:style-name="P4">
<draw:frame draw:style-name="fr1" draw:name="Image16" text:anchor-type="as-char" svg:width="6.9236in" svg:height="4.402256in" draw:z-index="0">
<draw:image xlink:href="../Images/AРМІЯINFORM/2023-05-18T39-00-00-04-00/5f2c9bc3-31b0-43cb-b17a-8c33e34d2377.jpg" xlink:type="simple" xlink:show="embed" xlink:actuate="onLoad" draw:mime-type="image/jpeg"/>
</draw:frame>
</text:p>
      <text:p text:style-name="P4">
У Координаційному штабі відбулася зустріч з родинами військовослужбовцівокремого Феодосійського батальйону морської піхоти, що входить до складуокремої бригади морської піхоти імені контрадмірала Михайла БілинськогоВійськово-Морських Сил Збройних Сил України.</text:p>
      <text:p text:style-name="P4">
Про це <text:a xlink:type="simple" xlink:href="https://t.me/Koord_shtab/1068" text:style-name="Internet_20_link" text:visited-style-name="Visited_20_Internet_20_Link">
повідомляє</text:a>
 Координаційний штаб зпитань поводження з військовополоненими.</text:p>
      <text:p text:style-name="P4">
Одне з питань, які були порушені під час зустрічі, стосувалося інформації проважкі хвороби й поранення військовослужбовців. Як зазначив представник штабу,така інформація надходить з різних джерел: і від родичів, і від військовихчастин, і від звільнених з полону захисників.</text:p>
      <text:p text:style-name="P4">
Він наголосив, що важкопоранені і важкохворі комбатанти повинні бутирепатрійовані, тобто повернені на Батьківщину, без попередніх умов і незалучатися в процеси обміну. Відповідні механізми передбачені Женевськимиконвенціями.</text:p>
      <text:p text:style-name="P4">
На жаль, росія не виконує взяті на себе зобов’язання згідно з нормамиміжнародного гуманітарного права. Це стосується, зокрема, і наданнявійськовополоненим належної медичної допомоги, і належних умов утримання, ілистування з родичами.</text:p>
      <text:p text:style-name="P4">
Представник Координаційного штабу зауважив, що частина інформації, яку збираєі якою володіє Координаційний штаб, не може бути публічно поширена. Вонаносить оперативний характер і використовується для роботи над поверненнямполонених.</text:p>
      <text:p text:style-name="P4">
Слід зазначити, що військові частини передають відомості провійськовослужбовця, якими володіють, проте участі в обмінних процесах і впливуна них не мають.</text:p>
      <text:p text:style-name="P4">
Source: <text:a xlink:type="simple" xlink:href="https://armyinform.com.ua/2023/05/18/koordynaczijnyj-shtab-vazhkoporaneni-kombatanty-povynni-buty-poverneni-bez-poperednih-umov-i-poza-obminu/" text:style-name="Internet_20_link" text:visited-style-name="Visited_20_Internet_20_Link">
https://armyinform.com.ua/2023/05/18/koordynaczijnyj-shtab-vazhkoporaneni-kombatanty-povynni-buty-poverneni-bez-poperednih-umov-i-poza-obminu/</text:a>
</text:p>
      <!--NEWS-->
      <text:h text:style-name="P10" text:outline-level="1">
<text:span text:style-name="T4">
В Україну з росії повернули дівчинку, батьки якої захищали Маріуполь</text:span>
</text:h>
      <text:p text:style-name="P4">
Author: ['АРМІЯINFORM']</text:p>
      <text:p text:style-name="P4">
Time: 2023-05-18T40:00:00-04:00</text:p>
      <text:p text:style-name="P4">
Description: В Україну з рф вдалось повернути шестирічну доньку захисників Маріуполя, які тривалий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5977988622763478_y.jpg" text:style-name="Internet_20_link" text:visited-style-name="Visited_20_Internet_20_Link">
photo_5415977988622763478_y.jpg</text:a>
']</text:p>
      <text:p text:style-name="P4">
Tags: ['ВИЗВОЛЕННЯ З ПОЛОНУ', 'ДЕПОРТАЦІЯ УКРАЇНСЬКИХ ДІТЕЙ', 'УПОВНОВАЖЕНИЙ ВРУ З ПРАВ ЛЮДИНИ']</text:p>
      <text:p text:style-name="P4">
Category: News</text:p>
      <!--METADATA-->
      <text:p text:style-name="P4">
<draw:frame draw:style-name="fr1" draw:name="Image17" text:anchor-type="as-char" svg:width="6.9236in" svg:height="4.615733in" draw:z-index="0">
<draw:image xlink:href="../Images/AРМІЯINFORM/2023-05-18T40-00-00-04-00/photo_5415977988622763478_y.jpg" xlink:type="simple" xlink:show="embed" xlink:actuate="onLoad" draw:mime-type="image/jpeg"/>
</draw:frame>
</text:p>
      <text:p text:style-name="P4">
В Україну з рф вдалось повернути шестирічну доньку захисників Маріуполя, якітривалий час перебували у російському полоні.</text:p>
      <text:p text:style-name="P4">
Про це <text:a xlink:type="simple" xlink:href="https://t.me/dmytro_lubinetzs/2455" text:style-name="Internet_20_link" text:visited-style-name="Visited_20_Internet_20_Link">
повідомив</text:a>
 Уповноважений ВерховноїРади України з прав людини Дмитро Лубінець.</text:p>
      <text:p text:style-name="P4">
«В українських дітей щасливим ( <text:span text:style-name="T5">
дитинством - ред.</text:span>
) може бути тільки зі своєюродиною на рідній землі. І нещодавно це сталося з дівчинкою Анною-Марією, якусилами нашого Офісу вдалося повернути в Україну з території рф», — зазначивДмитро Лубінець.</text:p>
      <text:p text:style-name="P4">
Дівчинка повернулася до батьків, які тривалий час перебували у російськомуполоні. Мама і тато дівчинки — військові, які потрапили в полон в рідномумісті Маріуполі, захищаючи його від російських військових.</text:p>
      <text:p text:style-name="P4">
«Після визволення з полону мама дівчинки звернулася в Офіс Уповноваженого зпроханням посприяти у поверненні її доньки. Завдяки взаємодії УповноваженихУкраїни та рф, працівникам Секретаріату українського Омбудсмана вдалосяповернути маленьку українку додому», — зазначено у повідомленні.</text:p>
      <text:p text:style-name="P4">
За словами Дмитра Лубінця, нині сім’я у повному складі перебуває в Україні тащаслива, що вдалося возз’єднатися.</text:p>
      <text:p text:style-name="P4">
Source: <text:a xlink:type="simple" xlink:href="https://armyinform.com.ua/2023/05/18/v-ukrayinu-z-rosiyi-povernuly-divchynku-batky-yakoyi-zahyshhaly-mariupol/" text:style-name="Internet_20_link" text:visited-style-name="Visited_20_Internet_20_Link">
https://armyinform.com.ua/2023/05/18/v-ukrayinu-z-rosiyi-povernuly-divchynku-batky-yakoyi-zahyshhaly-mariupol/</text:a>
</text:p>
      <!--NEWS-->
      <text:h text:style-name="P10" text:outline-level="1">
<text:span text:style-name="T4">
Міноборони запрошує на зустріч щодо обговорення питання організації харчування для забезпечення потреб оборони</text:span>
</text:h>
      <text:p text:style-name="P4">
Author: ['АРМІЯINFORM']</text:p>
      <text:p text:style-name="P4">
Time: 2023-05-18T53:00:00-04:00</text:p>
      <text:p text:style-name="P4">
Description: Міністерство оборони України запрошує усіх бажаючих долучитися до участі в робоч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78-2.png" text:style-name="Internet_20_link" text:visited-style-name="Visited_20_Internet_20_Link">
578-2.png</text:a>
']</text:p>
      <text:p text:style-name="P4">
Tags: ['ДЕНИС ШАРАПОВ', 'МОУ', 'ХАРЧУВАННЯ ВІЙСЬКОВИХ']</text:p>
      <text:p text:style-name="P4">
Category: News</text:p>
      <!--METADATA-->
      <text:p text:style-name="P4">
<draw:frame draw:style-name="fr1" draw:name="Image18" text:anchor-type="as-char" svg:width="6.9236in" svg:height="2.394412in" draw:z-index="0">
<draw:image xlink:href="../Images/AРМІЯINFORM/2023-05-18T53-00-00-04-00/578-2.png" xlink:type="simple" xlink:show="embed" xlink:actuate="onLoad" draw:mime-type="image/png"/>
</draw:frame>
</text:p>
      <text:p text:style-name="P4">
Міністерство оборони України запрошує усіх бажаючих долучитися до участі вробочій зустрічі з обговорення питань організації харчуваннявійськовослужбовців Збройних Сил України.</text:p>
      <text:p text:style-name="P4">
Захід відбудеться у <text:span text:style-name="T4">
пʼятницю, 19 травня 2023 року,</text:span>
 під головуваннямзаступника Міністра оборони України Дениса Шарапова. Початок зустрічі — о<text:span text:style-name="T4">
15:30</text:span>
 год.</text:p>
      <text:p text:style-name="P4">
Бажаючим взяти участь пропонуємо надіслати лист на електронну адресу <text:a xlink:type="simple" xlink:href="https://armyinform.com.ua/cdn-cgi/l/email-protection#c5a0bfa4aeb0b5acb3a9aca1a1bf85b5aab6b1eba8aca9eba2aab3ebb0a4" text:style-name="Internet_20_link" text:visited-style-name="Visited_20_Internet_20_Link">
[emailprotected]</text:a>
 до16:00 18 травня. У листі необхідно вказати найменування і код ЄДРПОУпідприємства, а також ПІБ та посаду представників.</text:p>
      <text:p text:style-name="P4">
Детальну інформацію про місце зустрічі буде повідомлено додатковозареєстрованим особам.</text:p>
      <text:p text:style-name="P4">
<text:span text:style-name="T4">
Джерело:</text:span>
 <text:a xlink:type="simple" xlink:href="https://www.mil.gov.ua/news/2023/05/18/zustrich-shhodo-obgovorennya-pitannya-organizaczii-harchuvannya-dlya-zabezpechennya-potreb-oboroni/" text:style-name="Internet_20_link" text:visited-style-name="Visited_20_Internet_20_Link">
<text:span text:style-name="T5">
Міністерство оборониУкраїни</text:span>
</text:a>
</text:p>
      <text:p text:style-name="P4">
Source: <text:a xlink:type="simple" xlink:href="https://armyinform.com.ua/2023/05/18/minoborony-zaproshuye-na-zustrich-shhodo-obgovorennya-pytannya-organizacziyi-harchuvannya-dlya-zabezpechennya-potreb-oborony/" text:style-name="Internet_20_link" text:visited-style-name="Visited_20_Internet_20_Link">
https://armyinform.com.ua/2023/05/18/minoborony-zaproshuye-na-zustrich-shhodo-obgovorennya-pytannya-organizacziyi-harchuvannya-dlya-zabezpechennya-potreb-oborony/</text:a>
</text:p>
      <!--NEWS-->
      <text:h text:style-name="P10" text:outline-level="1">
<text:span text:style-name="T4">
Олексій Резніков зустрівся з представниками американської організації Renew Democracy Initiative</text:span>
</text:h>
      <text:p text:style-name="P4">
Author: ['АРМІЯINFORM']</text:p>
      <text:p text:style-name="P4">
Time: 2023-05-18T80:00:00-04:00</text:p>
      <text:p text:style-name="P4">
Description: Міністр оборони України Олексій Резніков у Києві провів зустріч із представник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4f1aa2bbc15d41432eea37d5056d49d15a6e267.jpg" text:style-name="Internet_20_link" text:visited-style-name="Visited_20_Internet_20_Link">
a4f1aa2bbc15d41432eea37d5056d49d15a6e267.jpg</text:a>
', '<text:a xlink:type="simple" xlink:href="https://armyinform.com.ua/wp-content/uploads/2023/05/51aef72570057f716fdd95728678c98bd83bf7f1-150x150.jpg" text:style-name="Internet_20_link" text:visited-style-name="Visited_20_Internet_20_Link">
51aef72570057f716fdd95728678c98bd83bf7f1-150x150.jpg</text:a>
', '<text:a xlink:type="simple" xlink:href="https://armyinform.com.ua/wp-content/uploads/2023/05/e853d546175804e528f51fe162b06123980ed70b-150x150.jpg" text:style-name="Internet_20_link" text:visited-style-name="Visited_20_Internet_20_Link">
e853d546175804e528f51fe162b06123980ed70b-150x150.jpg</text:a>
', '<text:a xlink:type="simple" xlink:href="https://armyinform.com.ua/wp-content/uploads/2023/05/8861af316ed5c741fdc30a875f0a740a01dd8f0e-150x150.jpg" text:style-name="Internet_20_link" text:visited-style-name="Visited_20_Internet_20_Link">
8861af316ed5c741fdc30a875f0a740a01dd8f0e-150x150.jpg</text:a>
', '<text:a xlink:type="simple" xlink:href="https://armyinform.com.ua/wp-content/uploads/2023/05/02a2dd58e7d27507034e519f0bcc82a8effe74e2-150x150.jpg" text:style-name="Internet_20_link" text:visited-style-name="Visited_20_Internet_20_Link">
02a2dd58e7d27507034e519f0bcc82a8effe74e2-150x150.jpg</text:a>
', '<text:a xlink:type="simple" xlink:href="https://armyinform.com.ua/wp-content/uploads/2023/05/4ae10e45d8841fa8162a54ffdf29f36ffdaa1ca8-150x150.jpg" text:style-name="Internet_20_link" text:visited-style-name="Visited_20_Internet_20_Link">
4ae10e45d8841fa8162a54ffdf29f36ffdaa1ca8-150x150.jpg</text:a>
']</text:p>
      <text:p text:style-name="P4">
Tags: ['ЗУСТРІЧ', 'ОЛЕКСІЙ РЕЗНІКОВ', 'ОФІЦІЙНО', 'США']</text:p>
      <text:p text:style-name="P4">
Category: News</text:p>
      <!--METADATA-->
      <text:p text:style-name="P4">
<draw:frame draw:style-name="fr1" draw:name="Image19" text:anchor-type="as-char" svg:width="6.9236in" svg:height="4.615733in" draw:z-index="0">
<draw:image xlink:href="../Images/AРМІЯINFORM/2023-05-18T80-00-00-04-00/a4f1aa2bbc15d41432eea37d5056d49d15a6e267.jpg" xlink:type="simple" xlink:show="embed" xlink:actuate="onLoad" draw:mime-type="image/jpeg"/>
</draw:frame>
</text:p>
      <text:p text:style-name="P4">
Міністр оборони України Олексій Резніков у Києві провів зустріч ізпредставниками американської некомерційної організації Renew DemocracyInitiative на чолі із сенатором Конгресу США Мері Кетрін Хейткамп.</text:p>
      <text:p text:style-name="P4">
Олексій Резніков подякував Сполученим Штатам Америки за допомогу нашій державіу боротьбі із російськими окупантами й за те, що понад рік повномасштабноївійни Уряд та народ США стоять пліч-о-пліч з Україною.  Було обговорено питання подальшої консолідації зусиль у забезпеченні відсічізбройної агресії росії та реалізацію двостороннього співробітництва дляпосилення спроможностей Збройних Сил України.</text:p>
      <text:p text:style-name="P4">
Міністр оборони поінформував іноземну делегацію про поточний стан на фронтахвійни, продовження фіксування злочинів росіян, що були скоєні на українськихтериторіях. Він висловив переконання, що російські посадовці, які віддаютьзлочинні накази, повинні бути притягнені до міжнародної кримінальноївідповідальності.</text:p>
      <text:p text:style-name="P4">
— Те, що російські військові вчиняли і вчиняють на території України — не можезалишитись безкарним. Це спеціальний міжнародний трибунал чи назвіть його«Нюрнберг—2», як завгодно. Він повинен бути чітким та ефективним аргументомдля наступних поколінь росіян, що потрібно стати частиною цивілізації йзалишити думки про будь-який реванш, — сказав Олексій Резніков.</text:p>
      <text:p text:style-name="P4">
Очільник оборонного відомства наголосив на важливості посиленняпротиповітряної оборони України для створення над нашою країною повітряногощита, який має захистити цивільне населення та об’єкти критичноїінфраструктури.</text:p>
      <text:p text:style-name="P4">
<text:a xlink:type="simple" xlink:href="https://armyinform.com.ua/wp-content/uploads/2023/05/51aef72570057f716fdd95728678c98bd83bf7f1.jpg" text:style-name="Internet_20_link" text:visited-style-name="Visited_20_Internet_20_Link">
<draw:frame draw:style-name="fr1" draw:name="Image20" text:anchor-type="as-char" svg:width="6.9236in" svg:height="6.9236in" draw:z-index="0">
<draw:image xlink:href="../Images/AРМІЯINFORM/2023-05-18T80-00-00-04-00/51aef72570057f716fdd95728678c98bd83bf7f1-150x150.jpg" xlink:type="simple" xlink:show="embed" xlink:actuate="onLoad" draw:mime-type="image/jpeg"/>
</draw:frame>
</text:a>
</text:p>
      <text:p text:style-name="P4">
<text:a xlink:type="simple" xlink:href="https://armyinform.com.ua/wp-content/uploads/2023/05/e853d546175804e528f51fe162b06123980ed70b.jpg" text:style-name="Internet_20_link" text:visited-style-name="Visited_20_Internet_20_Link">
<draw:frame draw:style-name="fr1" draw:name="Image21" text:anchor-type="as-char" svg:width="6.9236in" svg:height="6.9236in" draw:z-index="0">
<draw:image xlink:href="../Images/AРМІЯINFORM/2023-05-18T80-00-00-04-00/e853d546175804e528f51fe162b06123980ed70b-150x150.jpg" xlink:type="simple" xlink:show="embed" xlink:actuate="onLoad" draw:mime-type="image/jpeg"/>
</draw:frame>
</text:a>
</text:p>
      <text:p text:style-name="P4">
<text:a xlink:type="simple" xlink:href="https://armyinform.com.ua/wp-content/uploads/2023/05/8861af316ed5c741fdc30a875f0a740a01dd8f0e.jpg" text:style-name="Internet_20_link" text:visited-style-name="Visited_20_Internet_20_Link">
<draw:frame draw:style-name="fr1" draw:name="Image22" text:anchor-type="as-char" svg:width="6.9236in" svg:height="6.9236in" draw:z-index="0">
<draw:image xlink:href="../Images/AРМІЯINFORM/2023-05-18T80-00-00-04-00/8861af316ed5c741fdc30a875f0a740a01dd8f0e-150x150.jpg" xlink:type="simple" xlink:show="embed" xlink:actuate="onLoad" draw:mime-type="image/jpeg"/>
</draw:frame>
</text:a>
</text:p>
      <text:p text:style-name="P4">
<text:a xlink:type="simple" xlink:href="https://armyinform.com.ua/wp-content/uploads/2023/05/02a2dd58e7d27507034e519f0bcc82a8effe74e2.jpg" text:style-name="Internet_20_link" text:visited-style-name="Visited_20_Internet_20_Link">
<draw:frame draw:style-name="fr1" draw:name="Image23" text:anchor-type="as-char" svg:width="6.9236in" svg:height="6.9236in" draw:z-index="0">
<draw:image xlink:href="../Images/AРМІЯINFORM/2023-05-18T80-00-00-04-00/02a2dd58e7d27507034e519f0bcc82a8effe74e2-150x150.jpg" xlink:type="simple" xlink:show="embed" xlink:actuate="onLoad" draw:mime-type="image/jpeg"/>
</draw:frame>
</text:a>
</text:p>
      <text:p text:style-name="P4">
<text:a xlink:type="simple" xlink:href="https://armyinform.com.ua/wp-content/uploads/2023/05/4ae10e45d8841fa8162a54ffdf29f36ffdaa1ca8.jpg" text:style-name="Internet_20_link" text:visited-style-name="Visited_20_Internet_20_Link">
<draw:frame draw:style-name="fr1" draw:name="Image24" text:anchor-type="as-char" svg:width="6.9236in" svg:height="6.9236in" draw:z-index="0">
<draw:image xlink:href="../Images/AРМІЯINFORM/2023-05-18T80-00-00-04-00/4ae10e45d8841fa8162a54ffdf29f36ffdaa1ca8-150x150.jpg" xlink:type="simple" xlink:show="embed" xlink:actuate="onLoad" draw:mime-type="image/jpeg"/>
</draw:frame>
</text:a>
</text:p>
      <text:p text:style-name="P4">
Він також зауважив, що на майбутньому Вільнюському саміті НАТО Україна очікуєна чіткий сигнал від партнерів про готовність прийняти нашу державу якповноправного члена Альянсу.</text:p>
      <text:p text:style-name="P4">
— На початку повномасштабного вторгнення російської федерації багато хто невірив у нашу перемогу. Нам давали 72 години, казали, що Київ впаде. Та як вибачите, ми далі боремось, маємо успіх на фронті. Саме тому я впевнений у нашійперемозі і прошу вірити в нас і довіряти нам. Україна — це не просто надійнийпартнер, це сильна країна, яка на власному досвіді знає, як воювати зросіянами і ефективно знищувати їх. Україна — це реальний східний щит НАТО, цереальний східний щит Європейського Союзу. Саме тому набуття нашою державоючленства в Альянсі є одним із ключових елементів міцної системи міжнародноїбезпекової архітектури, — сказав Міністр.</text:p>
      <text:p text:style-name="P4">
Олексій Резніков акцентував на важливості завоювання Україною переваги вповітрі, що дозволить успішно проводити наземні операції, зокрема іздеокупації українських територій. Саме тому, за його словами, нашим захисникамвкрай необхідні сучасні літаки щонайменше четвертого покоління, щобзахиститися від російського повітряного тероризму та в подальшому зробити їхчастиною національної протиповітряної оборони.</text:p>
      <text:p text:style-name="P4">
Американські делегати висловили слова підтримки нашій державі та відзначилимужність і стійкість українських військовослужбовців у боротьбі занезалежність України. Мері Кетрін Хейткамп наголосила, що героїчний спротивнашого народу є вражаючим прикладом не лише для США, а й для усього світу.</text:p>
      <text:p text:style-name="P4">
<text:span text:style-name="T4">
Джерело:</text:span>
 <text:span text:style-name="T5">
<text:a xlink:type="simple" xlink:href="http://mil.gov.ua/news/2023/05/18/oleksij-reznikov-zustrivsya-z-predstavnikami-amerikanskoi-organizaczii-renew-democracy-initiative/" text:style-name="Internet_20_link" text:visited-style-name="Visited_20_Internet_20_Link">
Міністерство оборониУкраїни</text:a>
</text:span>
</text:p>
      <text:p text:style-name="P4">
Source: <text:a xlink:type="simple" xlink:href="https://armyinform.com.ua/2023/05/18/oleksij-reznikov-zustrivsya-z-predstavnykamy-amerykanskoyi-organizacziyi-renew-democracy-initiative/" text:style-name="Internet_20_link" text:visited-style-name="Visited_20_Internet_20_Link">
https://armyinform.com.ua/2023/05/18/oleksij-reznikov-zustrivsya-z-predstavnykamy-amerykanskoyi-organizacziyi-renew-democracy-initiative/</text:a>
</text:p>
      <!--NEWS-->
      <text:h text:style-name="P10" text:outline-level="1">
<text:span text:style-name="T4">
Мапа-вишиванка, керамічне панно «Дике поле» та спів спротиву російській агресії: як у Дніпрі відзначають День вишиванки</text:span>
</text:h>
      <text:p text:style-name="P4">
Author: ['Олександр Колесник']</text:p>
      <text:p text:style-name="P4">
Time: 2023-05-18T85:00:00-04:00</text:p>
      <text:p text:style-name="P4">
Description: У Дніпрі на День вишиванки 15 тисяч містян в єдиному пориві заспівали Гімн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yshyvanka.jpg" text:style-name="Internet_20_link" text:visited-style-name="Visited_20_Internet_20_Link">
vyshyvanka.jpg</text:a>
', '<text:a xlink:type="simple" xlink:href="https://armyinform.com.ua/wp-content/uploads/2023/05/vyshyvanka_04-150x150.jpg" text:style-name="Internet_20_link" text:visited-style-name="Visited_20_Internet_20_Link">
vyshyvanka_04-150x150.jpg</text:a>
', '<text:a xlink:type="simple" xlink:href="https://armyinform.com.ua/wp-content/uploads/2023/05/vyshyvanka_1-150x150.jpg" text:style-name="Internet_20_link" text:visited-style-name="Visited_20_Internet_20_Link">
vyshyvanka_1-150x150.jpg</text:a>
', '<text:a xlink:type="simple" xlink:href="https://armyinform.com.ua/wp-content/uploads/2023/05/vyshyvanka_05-150x150.jpg" text:style-name="Internet_20_link" text:visited-style-name="Visited_20_Internet_20_Link">
vyshyvanka_05-150x150.jpg</text:a>
', '<text:a xlink:type="simple" xlink:href="https://armyinform.com.ua/wp-content/uploads/2023/05/vyshyvanka_001-150x150.jpg" text:style-name="Internet_20_link" text:visited-style-name="Visited_20_Internet_20_Link">
vyshyvanka_001-150x150.jpg</text:a>
', '<text:a xlink:type="simple" xlink:href="https://armyinform.com.ua/wp-content/uploads/2023/05/vyshyvanka_2-150x150.jpg" text:style-name="Internet_20_link" text:visited-style-name="Visited_20_Internet_20_Link">
vyshyvanka_2-150x150.jpg</text:a>
', '<text:a xlink:type="simple" xlink:href="https://armyinform.com.ua/wp-content/uploads/2023/05/vyshyvanka_03-150x150.jpg" text:style-name="Internet_20_link" text:visited-style-name="Visited_20_Internet_20_Link">
vyshyvanka_03-150x150.jpg</text:a>
']</text:p>
      <text:p text:style-name="P4">
Tags: ['ДЕНЬ ВИШИВАНКИ']</text:p>
      <text:p text:style-name="P4">
Category: News</text:p>
      <!--METADATA-->
      <text:p text:style-name="P4">
<draw:frame draw:style-name="fr1" draw:name="Image25" text:anchor-type="as-char" svg:width="6.9236in" svg:height="3.506314in" draw:z-index="0">
<draw:image xlink:href="../Images/AРМІЯINFORM/2023-05-18T85-00-00-04-00/vyshyvanka.jpg" xlink:type="simple" xlink:show="embed" xlink:actuate="onLoad" draw:mime-type="image/jpeg"/>
</draw:frame>
</text:p>
      <text:p text:style-name="P4">
У Дніпрі на День вишиванки 15 тисяч містян в єдиному пориві заспівали ГімнУкраїни та українську народну пісню «Ой у лузі червона калина!» — яка сталасправжнім символом спротиву українців російській агресії. Долучилися до цієїмасштабної акції — викладачі та учні загальноосвітніх та мистецьких шкіл,співробітники спортивних закладів міста.</text:p>
      <text:p text:style-name="P4">
Також до Дня вишиванки у місті виклали мапу-вишиванку. Інсталяція «ВишиванкаДніпро» — це мапа України, яка складається з дитячих малюнків.</text:p>
      <text:p text:style-name="P4">
Кожен з цих малюнків — це орнамент вишиванки з конкретного регіону України.Мапа розміром дванадцять на вісім метрів складається з 25 адміністративно-територіальних одиниць України — 24 областей та Автономної Республіки Крим.Учні кожній зі шкіл міста представили кілька робіт з мотивами класичних узоріввишиванок різних областей України.</text:p>
      <text:p text:style-name="P4">
Учасники самі шукали орнаменти необхідного регіону та самі визначались, яксаме стилістично відобразити його у малюнку. Під час святкового заходу булопредставлено інсталяцію «Квітка вишиванки» — це композиція з малюнків звишивкою з різних регіонів України. Всього учасники створили 600 малюнків зорнаментами вишивки.</text:p>
      <text:p text:style-name="P4">
<text:a xlink:type="simple" xlink:href="https://armyinform.com.ua/wp-content/uploads/2023/05/vyshyvanka_04.jpg" text:style-name="Internet_20_link" text:visited-style-name="Visited_20_Internet_20_Link">
<draw:frame draw:style-name="fr1" draw:name="Image26" text:anchor-type="as-char" svg:width="6.9236in" svg:height="6.9236in" draw:z-index="0">
<draw:image xlink:href="../Images/AРМІЯINFORM/2023-05-18T85-00-00-04-00/vyshyvanka_04-150x150.jpg" xlink:type="simple" xlink:show="embed" xlink:actuate="onLoad" draw:mime-type="image/jpeg"/>
</draw:frame>
</text:a>
</text:p>
      <text:p text:style-name="P4">
<text:a xlink:type="simple" xlink:href="https://armyinform.com.ua/wp-content/uploads/2023/05/vyshyvanka_1.jpg" text:style-name="Internet_20_link" text:visited-style-name="Visited_20_Internet_20_Link">
<draw:frame draw:style-name="fr1" draw:name="Image27" text:anchor-type="as-char" svg:width="6.9236in" svg:height="6.9236in" draw:z-index="0">
<draw:image xlink:href="../Images/AРМІЯINFORM/2023-05-18T85-00-00-04-00/vyshyvanka_1-150x150.jpg" xlink:type="simple" xlink:show="embed" xlink:actuate="onLoad" draw:mime-type="image/jpeg"/>
</draw:frame>
</text:a>
</text:p>
      <text:p text:style-name="P4">
<text:a xlink:type="simple" xlink:href="https://armyinform.com.ua/wp-content/uploads/2023/05/vyshyvanka_05.jpg" text:style-name="Internet_20_link" text:visited-style-name="Visited_20_Internet_20_Link">
<draw:frame draw:style-name="fr1" draw:name="Image28" text:anchor-type="as-char" svg:width="6.9236in" svg:height="6.9236in" draw:z-index="0">
<draw:image xlink:href="../Images/AРМІЯINFORM/2023-05-18T85-00-00-04-00/vyshyvanka_05-150x150.jpg" xlink:type="simple" xlink:show="embed" xlink:actuate="onLoad" draw:mime-type="image/jpeg"/>
</draw:frame>
</text:a>
</text:p>
      <text:p text:style-name="P4">
<text:a xlink:type="simple" xlink:href="https://armyinform.com.ua/wp-content/uploads/2023/05/vyshyvanka_001.jpg" text:style-name="Internet_20_link" text:visited-style-name="Visited_20_Internet_20_Link">
<draw:frame draw:style-name="fr1" draw:name="Image29" text:anchor-type="as-char" svg:width="6.9236in" svg:height="6.9236in" draw:z-index="0">
<draw:image xlink:href="../Images/AРМІЯINFORM/2023-05-18T85-00-00-04-00/vyshyvanka_001-150x150.jpg" xlink:type="simple" xlink:show="embed" xlink:actuate="onLoad" draw:mime-type="image/jpeg"/>
</draw:frame>
</text:a>
</text:p>
      <text:p text:style-name="P4">
<text:a xlink:type="simple" xlink:href="https://armyinform.com.ua/wp-content/uploads/2023/05/vyshyvanka_2.jpg" text:style-name="Internet_20_link" text:visited-style-name="Visited_20_Internet_20_Link">
<draw:frame draw:style-name="fr1" draw:name="Image30" text:anchor-type="as-char" svg:width="6.9236in" svg:height="6.9236in" draw:z-index="0">
<draw:image xlink:href="../Images/AРМІЯINFORM/2023-05-18T85-00-00-04-00/vyshyvanka_2-150x150.jpg" xlink:type="simple" xlink:show="embed" xlink:actuate="onLoad" draw:mime-type="image/jpeg"/>
</draw:frame>
</text:a>
</text:p>
      <text:p text:style-name="P4">
<text:a xlink:type="simple" xlink:href="https://armyinform.com.ua/wp-content/uploads/2023/05/vyshyvanka_03.jpg" text:style-name="Internet_20_link" text:visited-style-name="Visited_20_Internet_20_Link">
<draw:frame draw:style-name="fr1" draw:name="Image31" text:anchor-type="as-char" svg:width="6.9236in" svg:height="6.9236in" draw:z-index="0">
<draw:image xlink:href="../Images/AРМІЯINFORM/2023-05-18T85-00-00-04-00/vyshyvanka_03-150x150.jpg" xlink:type="simple" xlink:show="embed" xlink:actuate="onLoad" draw:mime-type="image/jpeg"/>
</draw:frame>
</text:a>
</text:p>
      <text:p text:style-name="P4">
Крім того, з нагоди свята в обласному центрі відкрили новий артоб’єкт —керамічне пано «Дике поле» авторства молодих дніпровських скульпторів НадіїОтряжої та Федора Бушмана.</text:p>
      <text:p text:style-name="P4">
— Керамічне пано «Дике поле» — це різноманіття вишитих орнаментівДніпропетровщини в одній роботі, — зазначили організатори — представники Школисучасного образотворчого мистецтва та дизайну ім. Вадима Сідура. — Це —результат масштабного краєзнавчого дослідження, яке проводили наші митціпротягом декількох місяців.</text:p>
      <text:p text:style-name="P4">
Варто відзначити, що історія вишиванки Дніпропетровської області вкрай багатата цікава. ЇЇ окремі орнаменти тут з’явилися ще на початку позаминулогостоліття.</text:p>
      <text:p text:style-name="P4">
<text:span text:style-name="T5">
Фото автора та Управління культури департаменту гуманітарної політикиДніпровської міської ради.</text:span>
</text:p>
      <text:p text:style-name="P4">
Source: <text:a xlink:type="simple" xlink:href="https://armyinform.com.ua/2023/05/18/mapa-vyshyvanka-keramichne-pano-dyke-pole-ta-spiv-sprotyvu-rosijskij-agresiyi-yak-u-dnipri-vidznachayut-den-vyshyvanky/" text:style-name="Internet_20_link" text:visited-style-name="Visited_20_Internet_20_Link">
https://armyinform.com.ua/2023/05/18/mapa-vyshyvanka-keramichne-pano-dyke-pole-ta-spiv-sprotyvu-rosijskij-agresiyi-yak-u-dnipri-vidznachayut-den-vyshyvanky/</text:a>
</text:p>
      <!--NEWS-->
      <text:h text:style-name="P10" text:outline-level="1">
<text:span text:style-name="T4">
Безглузді атаки рф на Київ необхідні кремлю для підняття градуса патріотичної істерії — Олексій Данілов</text:span>
</text:h>
      <text:p text:style-name="P4">
Author: ['АРМІЯINFORM']</text:p>
      <text:p text:style-name="P4">
Time: 2023-05-18T98:00:00-04:00</text:p>
      <text:p text:style-name="P4">
Description: Секретар Ради національної безпеки й оборони вважає, що росія атакує столицю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ВІЙНА', 'ОЛЕКСІЙ ДАНІЛОВ', 'РАКЕТНІ АТАКИ РФ']</text:p>
      <text:p text:style-name="P4">
Category: News</text:p>
      <!--METADATA-->
      <text:p text:style-name="P4">
<draw:frame draw:style-name="fr1" draw:name="Image32" text:anchor-type="as-char" svg:width="6.9236in" svg:height="3.894525in" draw:z-index="0">
<draw:image xlink:href="../ConvertedIMGs/AРМІЯINFORM/2023-05-18T98-00-00-04-00/124169412_728e27f1-5076-4016-ae2e-9fb07e605c88.jpg.png" xlink:type="simple" xlink:show="embed" xlink:actuate="onLoad" draw:mime-type="image/png"/>
</draw:frame>
</text:p>
      <text:p text:style-name="P4">
Секретар Ради національної безпеки й оборони вважає, що росія атакує столицюУкраїни дороговартісними ракетами від розпачу і для підігрівання патріотичноїістерії в росіян.</text:p>
      <text:p text:style-name="P4">
Про це він<text:a xlink:type="simple" xlink:href="https://twitter.com/oleksiydanilov/status/1659116398105198593" text:style-name="Internet_20_link" text:visited-style-name="Visited_20_Internet_20_Link">
написав</text:a>
у своєму Твіттері.</text:p>
      <text:p text:style-name="P4">
«Київ залишається маніакальною і недосяжною цілю путіна. Символічні місцяКиєва – мета російських ракетних обстрілів. Безглузді й супервитратні для рфатаки на столицю необхідні кремлю для підняття градусу патріотичної істеріївсередині країни», — йдеться у повідомленні.</text:p>
      <text:p text:style-name="P4">
Олексій Данілов додав, що у росії розвивається процес розпачу і розчаруваннявладою на фоні провалу наступу і невдач на фронті.</text:p>
      <text:p text:style-name="P4">
Як відомо, вночі росія вчергове атакувала Україну, зокрема Київ, 30 ракетамирізних типів та безпілотниками. Оборонці<text:a xlink:type="simple" xlink:href="https://armyinform.com.ua/2023/05/18/syly-ppo-vnochi-znyshhyly-33-povitryani-czili-29-raket-ta-4-bezpilotnyky/" text:style-name="Internet_20_link" text:visited-style-name="Visited_20_Internet_20_Link">
збили</text:a>
 29 ракет та 4безпілотники.</text:p>
      <text:p text:style-name="P4">
Source: <text:a xlink:type="simple" xlink:href="https://armyinform.com.ua/2023/05/18/bezgluzdi-ataky-rf-na-kyyiv-neobhidni-kremlyu-dlya-pidnyattya-gradusu-patriotychnoyi-isteriyi-oleksij-danilov/" text:style-name="Internet_20_link" text:visited-style-name="Visited_20_Internet_20_Link">
https://armyinform.com.ua/2023/05/18/bezgluzdi-ataky-rf-na-kyyiv-neobhidni-kremlyu-dlya-pidnyattya-gradusu-patriotychnoyi-isteriyi-oleksij-danilov/</text:a>
</text:p>
      <!--NEWS-->
      <text:h text:style-name="P10" text:outline-level="1">
<text:span text:style-name="T4">
В Ізраїлі внаслідок стрілянини загинув син чиновника</text:span>
</text:h>
      <text:p text:style-name="P4">
Authors: Ukrinform (Person)</text:p>
      <text:p text:style-name="P4">
Publisher: Укринформ (Organization)</text:p>
      <text:p text:style-name="P4">
Published Time: 2023-05-19T-127:36:00+03:00</text:p>
      <text:p text:style-name="P4">
Modified Time: 2023-05-19T17:36:00+03:00</text:p>
      <text:p text:style-name="P4">
Description: У північному місті Ізраїлю Кфар-Ясіф, на тлі хвилі насильницьких злочинів в арабських громадах, було застрелено чоловіка. Ще одного поранено. — Укрінформ.</text:p>
      <text:p text:style-name="P4">
Images: ["<text:a xlink:type="simple" xlink:href="https://static.ukrinform.com/photos/2023_05/thumb_files/630_360_1684497276-499.jpg" text:style-name="Internet_20_link" text:visited-style-name="Visited_20_Internet_20_Link">
630_360_16844...</text:a>
"]</text:p>
      <text:p text:style-name="P4">
Tags: ['Ізраїль', 'Стрілянина']</text:p>
      <text:p text:style-name="P4">
Type: Article</text:p>
      <!--METADATA-->
      <text:p text:style-name="P4">
<draw:frame draw:style-name="fr1" draw:name="Image33" text:anchor-type="as-char" svg:width="6.9236in" svg:height="3.956343in" draw:z-index="0">
<draw:image xlink:href="../Images/yкринформ/2023-05-19T-127-36-00-03-00/630_360_1684497276-499.jpg" xlink:type="simple" xlink:show="embed" xlink:actuate="onLoad" draw:mime-type="image/jpeg"/>
</draw:frame>
 Упівнічному місті Ізраїлю Кфар-Ясіф, на тлі хвилі насильницьких злочинів варабських громадах, було застрелено чоловіка. Ще одного поранено.</text:p>
      <text:p text:style-name="P4">
Як передає Укрінформ, про це повідомляє <text:a xlink:type="simple" xlink:href="https://www.timesofisrael.com/man-shot-dead-in-northern-town-in-arab-communitys-80th-fatality-this-year/" text:style-name="Internet_20_link" text:visited-style-name="Visited_20_Internet_20_Link">
 </text:a>
 <text:a xlink:type="simple" xlink:href="https://www.timesofisrael.com/man-shot-dead-in-northern-town-in-arab-communitys-80th-fatality-this-year/" text:style-name="Internet_20_link" text:visited-style-name="Visited_20_Internet_20_Link">
</text:a>
 <text:a xlink:type="simple" xlink:href="https://www.timesofisrael.com/man-shot-dead-in-northern-town-in-arab-communitys-80th-fatality-this-year/" text:style-name="Internet_20_link" text:visited-style-name="Visited_20_Internet_20_Link">
 </text:a>
</text:p>
      <text:p text:style-name="P4">
Як зазначається, загиблим виявився 28-річний Фірас Масааде, житель міста врегіоні Західна Галілея. Він був сином заступника голови регіональної радицього регіону.</text:p>
      <text:p text:style-name="P4">
"Ще один чоловік отримав важкі поранення. Обидва постраждалих після <text:a xlink:type="simple" xlink:href="https://www.ukrinform.ua/tag-strilanina" text:style-name="Internet_20_link" text:visited-style-name="Visited_20_Internet_20_Link">
</text:a>
 були доставлені до медичногозакладу", - повідомила поліція.</text:p>
      <text:p text:style-name="P4">
Наразі правоохоронці обшукують місцевість у пошуках підозрюваних і збираютьдокази на місці злочину.</text:p>
      <text:p text:style-name="P4">
<text:span text:style-name="T4">
Читайте також:</text:span>
 <text:a xlink:type="simple" xlink:href="https://www.ukrinform.ua/rubric-world/3708067-izrail-likviduvav-visokopostavlenih-bojovikiv-u-sektori-gazi.html" text:style-name="Internet_20_link" text:visited-style-name="Visited_20_Internet_20_Link">
 <text:span text:style-name="T4">
Ізраїл</text:span>
 </text:a>
</text:p>
      <text:p text:style-name="P4">
Як повідомляв Укрінформ, ізраїльські війська під час зіткнень у таборібіженців на півночі Західного берега річки Йордан застрелили палестинця.</text:p>
      <text:p text:style-name="P4">
Source: <text:a xlink:type="simple" xlink:href="https://www.ukrinform.ua/rubric-world/3711411-v-izraili-vnaslidok-strilanini-zaginuv-sin-cinovnika.html" text:style-name="Internet_20_link" text:visited-style-name="Visited_20_Internet_20_Link">
https://www.ukrinform.ua/rubric-world/3711411-v-izraili-vnaslidok-strilanini-zaginuv-sin-cinovnika.html</text:a>
</text:p>
      <!--NEWS-->
      <text:h text:style-name="P10" text:outline-level="1">
<text:span text:style-name="T4">
Глави МЗС Чехії і Словаччини обговорили підтримку України</text:span>
</text:h>
      <text:p text:style-name="P4">
Authors: Ukrinform (Person)</text:p>
      <text:p text:style-name="P4">
Publisher: Укринформ (Organization)</text:p>
      <text:p text:style-name="P4">
Published Time: 2023-05-19T-135:11:00+03:00</text:p>
      <text:p text:style-name="P4">
Modified Time: 2023-05-19T17:11:00+03:00</text:p>
      <text:p text:style-name="P4">
Description: Міністри закордонних справ Чехії Ян Ліпавский і Словацької Республіки Мірослав Влаховський обговорили під час зустрічі в Празі в п’ятницю серед іншого ситуацію навколо України та боротьбу з дезінформацією. — Укрінформ.</text:p>
      <text:p text:style-name="P4">
Images: ["<text:a xlink:type="simple" xlink:href="https://static.ukrinform.com/photos/2023_05/thumb_files/630_360_1684505417-819.jpg" text:style-name="Internet_20_link" text:visited-style-name="Visited_20_Internet_20_Link">
630_360_16845...</text:a>
"]</text:p>
      <text:p text:style-name="P4">
Tags: ['Чехія', 'Україна', 'Словаччина']</text:p>
      <text:p text:style-name="P4">
Type: Article</text:p>
      <!--METADATA-->
      <text:p text:style-name="P4">
<draw:frame draw:style-name="fr1" draw:name="Image34" text:anchor-type="as-char" svg:width="6.9236in" svg:height="3.956343in" draw:z-index="0">
<draw:image xlink:href="../Images/yкринформ/2023-05-19T-135-11-00-03-00/630_360_1684505417-819.jpg" xlink:type="simple" xlink:show="embed" xlink:actuate="onLoad" draw:mime-type="image/jpeg"/>
</draw:frame>
 Міністризакордонних справ Чехії Ян Ліпавский і Словацької Республіки МірославВлаховський обговорили під час зустрічі в Празі в п’ятницю серед іншогоситуацію навколо України та боротьбу з дезінформацією.</text:p>
      <text:p text:style-name="P4">
Про це повідомили в МЗС ЧР, передає кореспондент Укрінформ.</text:p>
      <text:p text:style-name="P4">
Зазначається, що міністри підтвердили спільну зацікавленість у продовженнірегіональної співпраці, особливо у форматах S3 і V4. Вони також домовилисяпродовжувати підтримувати Україну, готуватися до її післявоєнної відбудови,посилювати постачання військової техніки та усунути енергетичну залежність відРосії.</text:p>
      <text:p text:style-name="P4">
Іншим питанням обговорення було подальше розширення ЄС.</text:p>
      <text:p text:style-name="Quotations">

<text:p text:style-name="P4">
🇨🇿 a 🇸🇰 tradičně pojí mimořádné vztahy, o které chceme dál pečovat. Také o&gt;
 tom jsme mluvili se 🇸🇰 kolegou <text:a xlink:type="simple" xlink:href="https://twitter.com/MWlachovsky" text:style-name="Internet_20_link" text:visited-style-name="Visited_20_Internet_20_Link">
&gt;
 </text:a>
 při jeho návštěvě na&gt;
 <text:a xlink:type="simple" xlink:href="https://twitter.com/mzvcr" text:style-name="Internet_20_link" text:visited-style-name="Visited_20_Internet_20_Link">
 </text:a>
 . Řešili jsme také&gt;
 regionální spolupráci, situaci na 🇺🇦 a dezinformace. <text:a xlink:type="simple" xlink:href="https://t.co/a1I9QVwxvq" text:style-name="Internet_20_link" text:visited-style-name="Visited_20_Internet_20_Link">
&gt;
 </text:a>
&gt;
&gt;
 — Jan Lipavský (@JanLipavsky) <text:a xlink:type="simple" xlink:href="https://twitter.com/JanLipavsky/status/1659529229128613889" text:style-name="Internet_20_link" text:visited-style-name="Visited_20_Internet_20_Link">
&gt;
 </text:a>
</text:p>

</text:p>
      <text:p text:style-name="P4">
Міністри також обмінялися досвідом у сфері дезінформації, яка для <text:a xlink:type="simple" xlink:href="https://www.ukrinform.ua/tag-cehia" text:style-name="Internet_20_link" text:visited-style-name="Visited_20_Internet_20_Link">
</text:a>
 і для Словаччини є однією з основнихзагроз безпеці, з якою вони зараз стикаються. Чеський міністр привітавпоглиблення співпраці між чеською та словацькою групами StratCom у сферіобміну ноу-хау щодо боротьби з дезінформацією.</text:p>
      <text:p text:style-name="P4">
Це перша закордонна поїздка міністра закордонних справ та європейських справСловацької Республіки Мірослава Влаховського після призначення.</text:p>
      <text:p text:style-name="P4">
<text:span text:style-name="T4">
Читайте також:</text:span>
 <text:a xlink:type="simple" xlink:href="https://www.ukrinform.ua/rubric-world/3710626-cehia-skasuvala-ukazi-pro-bezkostovne-nadanna-zemli-posolstvu-rf.html" text:style-name="Internet_20_link" text:visited-style-name="Visited_20_Internet_20_Link">
 </text:a>
</text:p>
      <text:p text:style-name="P4">
Чесько-словацька співпраця у сфері безпеки є важливою, Чеська Республікавідіграє важливу роль як провідна держава в бойовій групі НАТО у Словаччині,де зараз розміщені 447 чеських солдатів.</text:p>
      <text:p text:style-name="P4">
Як повідомляв Укрінформ, проєкт «Подарунок для путіна» в Чехії заявив про <text:a xlink:type="simple" xlink:href="https://www.ukrinform.ua/rubric-ato/3709426-u-cehii-zibrali-23-miljona-na-rszv-dla-ukraini.html" text:style-name="Internet_20_link" text:visited-style-name="Visited_20_Internet_20_Link">
</text:a>
 і ракет до неї.</text:p>
      <text:p text:style-name="P4">
Source: <text:a xlink:type="simple" xlink:href="https://www.ukrinform.ua/rubric-polytics/3711496-glavi-mzs-cehii-i-slovaccini-obgovorili-pidtrimku-ukraini.html" text:style-name="Internet_20_link" text:visited-style-name="Visited_20_Internet_20_Link">
https://www.ukrinform.ua/rubric-polytics/3711496-glavi-mzs-cehii-i-slovaccini-obgovorili-pidtrimku-ukraini.html</text:a>
</text:p>
      <!--NEWS-->
      <text:h text:style-name="P10" text:outline-level="1">
<text:span text:style-name="T4">
At Sivershchyna and Slobozhanschyna directions Russian army shelled Leonivka of Chernihiv reg...</text:span>
</text:h>
      <text:p text:style-name="P4">
Authors: liveuamap (Language: en)</text:p>
      <text:p text:style-name="P4">
Time: 2023-05-19T-16:41:00</text:p>
      <text:p text:style-name="P4">
Location: Vovchansk (Latitude:50.38992 Longtitude:37.41325)</text:p>
      <text:p text:style-name="P4">
Videos: []</text:p>
      <text:p text:style-name="P4">
Images: []</text:p>
      <text:p text:style-name="P4">
Tags: ["Russia"]</text:p>
      <text:p text:style-name="P4">
ID: 22563969</text:p>
      <!--METADATA-->
      <text:p text:style-name="P4">
At Sivershchyna and Slobozhanschyna directions Russian army shelled Leonivkaof Chernihiv region; Studenok, Boyaro-Lezhachi, Pavlivka, Basivka, Myropillya,Mezenivka of Sumy region, also Starytsya, Synelnykove, Ohirtseve, Hatysche,Nesterne, Budarky of Kharkiv region, - General Staff of Armed Forces ofUkraine says in the morning report</text:p>
      <text:p text:style-name="P4">
News Collection Link: <text:a xlink:type="simple" xlink:href="https://liveuamap.com/en/2023/19-may-at-sivershchyna-and-slobozhanschyna-directions-russian" text:style-name="Internet_20_link" text:visited-style-name="Visited_20_Internet_20_Link">
https://liveuamap.com/en/2023/19-may-at-sivershchyna-and-slobozhanschyna-directions-russian</text:a>
</text:p>
      <text:p text:style-name="P4">
Source: <text:a xlink:type="simple" xlink:href="https://t.me/lumsrc/4833" text:style-name="Internet_20_link" text:visited-style-name="Visited_20_Internet_20_Link">
https://t.me/lumsrc/4833</text:a>
</text:p>
      <!--NEWS-->
      <text:h text:style-name="P10" text:outline-level="1">
<text:span text:style-name="T4">
At Kupiansk direction Russian army shelled Kamyanka, Kolodyazne, Fyholivka, Novomlynsk, Dvori...</text:span>
</text:h>
      <text:p text:style-name="P4">
Authors: liveuamap (Language: en)</text:p>
      <text:p text:style-name="P4">
Time: 2023-05-19T-18:41:00</text:p>
      <text:p text:style-name="P4">
Location: Svatove (Latitude:49.46712 Longtitude:37.91348)</text:p>
      <text:p text:style-name="P4">
Videos: []</text:p>
      <text:p text:style-name="P4">
Images: []</text:p>
      <text:p text:style-name="P4">
Tags: ["Russia"]</text:p>
      <text:p text:style-name="P4">
ID: 22563968</text:p>
      <!--METADATA-->
      <text:p text:style-name="P4">
At Kupiansk direction Russian army shelled Kamyanka, Kolodyazne, Fyholivka,Novomlynsk, Dvorichna, Zapadne, Masutivka, Lyman Pershyy, Tabayivka, Berestoveof Kharkiv region and Stelmakhivka of Luhansk region, - General Staff of ArmedForces of Ukraine says in the morning report</text:p>
      <text:p text:style-name="P4">
News Collection Link: <text:a xlink:type="simple" xlink:href="https://liveuamap.com/en/2023/19-may-at-kupiansk-direction-russian-army-shelled-kamyanka" text:style-name="Internet_20_link" text:visited-style-name="Visited_20_Internet_20_Link">
https://liveuamap.com/en/2023/19-may-at-kupiansk-direction-russian-army-shelled-kamyanka</text:a>
</text:p>
      <text:p text:style-name="P4">
Source: <text:a xlink:type="simple" xlink:href="https://t.me/lumsrc/4834" text:style-name="Internet_20_link" text:visited-style-name="Visited_20_Internet_20_Link">
https://t.me/lumsrc/4834</text:a>
</text:p>
      <!--NEWS-->
      <text:h text:style-name="P10" text:outline-level="1">
<text:span text:style-name="T4">
У Словаччині суд знову виправдав бізнесмена, обвинуваченого в організації вбивства журналіста</text:span>
</text:h>
      <text:p text:style-name="P4">
Authors: Ukrinform (Person)</text:p>
      <text:p text:style-name="P4">
Publisher: Укринформ (Organization)</text:p>
      <text:p text:style-name="P4">
Published Time: 2023-05-19T-18:57:00+03:00</text:p>
      <text:p text:style-name="P4">
Modified Time: 2023-05-19T23:57:00+03:00</text:p>
      <text:p text:style-name="P4">
Description: Суд у Словаччині вдруге виправдав бізнесмена, обвинуваченого в організації журналіста-розслідувача та його нареченої у 2018 році. — Укрінформ.</text:p>
      <text:p text:style-name="P4">
Images: ["<text:a xlink:type="simple" xlink:href="https://static.ukrinform.com/photos/2023_05/thumb_files/630_360_1684529642-137.jpg" text:style-name="Internet_20_link" text:visited-style-name="Visited_20_Internet_20_Link">
630_360_16845...</text:a>
", "<text:a xlink:type="simple" xlink:href="https://static.ukrinform.com/photos/2023_05/1684529728-860.jpg" text:style-name="Internet_20_link" text:visited-style-name="Visited_20_Internet_20_Link">
1684529728-86...</text:a>
"]</text:p>
      <text:p text:style-name="P4">
Tags: ['Суд', 'Журналіст', 'Словаччина', 'Вбивство']</text:p>
      <text:p text:style-name="P4">
Type: Article</text:p>
      <!--METADATA-->
      <text:p text:style-name="P4">
<draw:frame draw:style-name="fr1" draw:name="Image35" text:anchor-type="as-char" svg:width="6.9236in" svg:height="3.956343in" draw:z-index="0">
<draw:image xlink:href="../Images/yкринформ/2023-05-19T-18-57-00-03-00/630_360_1684529642-137.jpg" xlink:type="simple" xlink:show="embed" xlink:actuate="onLoad" draw:mime-type="image/jpeg"/>
</draw:frame>
 Суд уСловаччині вдруге виправдав бізнесмена, обвинуваченого в організаціїжурналіста-розслідувача та його нареченої у 2018 році.</text:p>
      <text:p text:style-name="P4">
Як передає Укрінформ, про це повідомляє  <text:a xlink:type="simple" xlink:href="https://apnews.com/article/slovakia-journalist-jan-kuciak-marian-kocner-a021c3c2935ba3657c2675df1e4b1de9" text:style-name="Internet_20_link" text:visited-style-name="Visited_20_Internet_20_Link">
</text:a>
 .</text:p>
      <text:p text:style-name="P4">
Спеціалізований кримінальний суд у Пезіноку, неподалік столиці Братислави,постановив у п’ятницю, що Маріан Коцнер невинний у вбивстві Яна Куцяка, якийписав про нього в минулому, та його нареченої Мартіни Куснірової.</text:p>
      <text:p text:style-name="P4">
Злочин проти 27-річних молодих людей у 2018 році шокував країну та спричинивпадіння уряду.</text:p>
      <text:p text:style-name="P4">
<draw:frame draw:style-name="fr1" draw:name="Image36" text:anchor-type="as-char" svg:width="6.9236in" svg:height="3.901573in" draw:z-index="0">
<draw:image xlink:href="../Images/yкринформ/2023-05-19T-18-57-00-03-00/1684529728-860.jpg" xlink:type="simple" xlink:show="embed" xlink:actuate="onLoad" draw:mime-type="image/jpeg"/>
</draw:frame>
 Ян Куцяк таМартіна Куснірова</text:p>
      <text:p text:style-name="P4">
Суд заявив, що «не було доведено», що Коцнер був організатором вбивств.</text:p>
      <text:p text:style-name="P4">
Міжнародний інститут преси, що базується у Відні, назвав виправданнябізнесмена «шокуючим».</text:p>
      <text:p text:style-name="P4">
Водночас соратницю Коцнера Алену Зсузову, яка виступала посередницею, буловизнано виною у вбивствах і засуджено до 25 років ув’язнення. Ще троєфігурантів були раніше судимі та засуджені до суворих термінів.</text:p>
      <text:p text:style-name="P4">
Справа ще не завершена, оскільки як прокуратура, так і підсудні можуть податиапеляцію.</text:p>
      <text:p text:style-name="P4">
<text:span text:style-name="T4">
Читайте також:</text:span>
 <text:a xlink:type="simple" xlink:href="https://www.ukrinform.ua/rubric-society/3710507-imi-zaklikalo-pravoohoronciv-zrobiti-prioritetom-rozsliduvanna-zlociniv-proti-zurnalistiv.html" text:style-name="Internet_20_link" text:visited-style-name="Visited_20_Internet_20_Link">
 <text:span text:style-name="T4">
журналіст</text:span>
 </text:a>
</text:p>
      <text:p text:style-name="P4">
Прокуратура вимагала для обох фігурантів довічного ув’язнення.</text:p>
      <text:p text:style-name="P4">
Батьки вбитих залишили залу суду ще до завершення винесення вироку. МатиМартіни заявила, що вони будуть оскаржувати винесене рішення.</text:p>
      <text:p text:style-name="P4">
21 лютого 2018 року в будинку в місті Велка Мака Куцяка поранили в груди, аКуснірову – в голову.</text:p>
      <text:p text:style-name="P4">
Коцнер нібито погрожував <text:a xlink:type="simple" xlink:href="https://www.ukrinform.ua/tag-zurnalist" text:style-name="Internet_20_link" text:visited-style-name="Visited_20_Internet_20_Link">
 </text:a>
 післяпублікації статті про його бізнес. Загалом Куцяк опублікував дев’ять оповіданьпро бізнесмена, повідомляють прокурори. Куцяк розслідував можливу корупцію вуряді, коли його вбили.</text:p>
      <text:p text:style-name="P4">
Пезінокський суд виніс рішення по цій справі вдруге.</text:p>
      <text:p text:style-name="P4">
Як повідомляв Укрінформ, у Перу ексміністра засудили за вбивство репортера.</text:p>
      <text:p text:style-name="P4">
_ Перше фото з сайту www.rte.ie  _</text:p>
      <text:p text:style-name="P4">
Source: <text:a xlink:type="simple" xlink:href="https://www.ukrinform.ua/rubric-world/3711653-u-slovaccini-sud-znovu-vipravdav-biznesmena-obvinuvacenogo-v-organizacii-vbivstva-zurnalista.html" text:style-name="Internet_20_link" text:visited-style-name="Visited_20_Internet_20_Link">
https://www.ukrinform.ua/rubric-world/3711653-u-slovaccini-sud-znovu-vipravdav-biznesmena-obvinuvacenogo-v-organizacii-vbivstva-zurnalista.html</text:a>
</text:p>
      <!--NEWS-->
      <text:h text:style-name="P10" text:outline-level="1">
<text:span text:style-name="T4">
At Lyman direction Russian army shelled Makiyivka and Bilohorivka of Luhansk region and Verkh...</text:span>
</text:h>
      <text:p text:style-name="P4">
Authors: liveuamap (Language: en)</text:p>
      <text:p text:style-name="P4">
Time: 2023-05-19T-20:41:00</text:p>
      <text:p text:style-name="P4">
Location: Bilohorivka (Latitude:48.91923 Longtitude:38.24667)</text:p>
      <text:p text:style-name="P4">
Videos: []</text:p>
      <text:p text:style-name="P4">
Images: []</text:p>
      <text:p text:style-name="P4">
Tags: ["Russia"]</text:p>
      <text:p text:style-name="P4">
ID: 22563967</text:p>
      <!--METADATA-->
      <text:p text:style-name="P4">
At Lyman direction Russian army shelled Makiyivka and Bilohorivka of Luhanskregion and Verkhnokamyanske and Spirne of Donetsk region. Russian aviationconducted airstrike at Bilohorivka, - General Staff of Armed Forces of Ukrainesays in the morning report</text:p>
      <text:p text:style-name="P4">
News Collection Link: <text:a xlink:type="simple" xlink:href="https://liveuamap.com/en/2023/19-may-at-lyman-direction-russian-army-shelled-makiyivka" text:style-name="Internet_20_link" text:visited-style-name="Visited_20_Internet_20_Link">
https://liveuamap.com/en/2023/19-may-at-lyman-direction-russian-army-shelled-makiyivka</text:a>
</text:p>
      <text:p text:style-name="P4">
Source: <text:a xlink:type="simple" xlink:href="https://t.me/lumsrc/4835" text:style-name="Internet_20_link" text:visited-style-name="Visited_20_Internet_20_Link">
https://t.me/lumsrc/4835</text:a>
</text:p>
      <!--NEWS-->
      <text:h text:style-name="P10" text:outline-level="1">
<text:span text:style-name="T4">
Після перемоги Україну чекає багаторічний етап реінтеграції територій - Буданов</text:span>
</text:h>
      <text:p text:style-name="P4">
Authors: Ukrinform (Person)</text:p>
      <text:p text:style-name="P4">
Publisher: Укринформ (Organization)</text:p>
      <text:p text:style-name="P4">
Published Time: 2023-05-19T-20:43:00+03:00</text:p>
      <text:p text:style-name="P4">
Modified Time: 2023-05-19T23:43:00+03:00</text:p>
      <text:p text:style-name="P4">
Description: Після перемоги Україну має пройти багаторічний етап фактичної реінтеграції тимчасово окупованих територій. — Укрінформ.</text:p>
      <text:p text:style-name="P4">
Images: ["<text:a xlink:type="simple" xlink:href="https://static.ukrinform.com/photos/2023_05/thumb_files/630_360_1684528686-968.png" text:style-name="Internet_20_link" text:visited-style-name="Visited_20_Internet_20_Link">
630_360_16845...</text:a>
"]</text:p>
      <text:p text:style-name="P4">
Tags: ['Деокупація', 'Розвідка', 'Буданов', 'Війна з Росією']</text:p>
      <text:p text:style-name="P4">
Type: Article</text:p>
      <!--METADATA-->
      <text:p text:style-name="P4">
<draw:frame draw:style-name="fr1" draw:name="Image37" text:anchor-type="as-char" svg:width="6.9236in" svg:height="3.956343in" draw:z-index="0">
<draw:image xlink:href="../Images/yкринформ/2023-05-19T-20-43-00-03-00/630_360_1684528686-968.png" xlink:type="simple" xlink:show="embed" xlink:actuate="onLoad" draw:mime-type="image/png"/>
</draw:frame>
 Післяперемоги Україну має пройти багаторічний етап фактичної реінтеграції тимчасовоокупованих територій.</text:p>
      <text:p text:style-name="P4">
Про це начальник Головного управління розвідки Міністерства оборони УкраїниКирило Буданов сказав в інтерв’ю спецпроєкту Дмитра Комарова «Рік. За кадром»,передає Укрінформ.</text:p>
      <text:p text:style-name="P4">
"Я перемогою не завершую всі ці події. Я вас трошки здивую, але перемогою всене зупиниться. Нас чекає досить складний етап, він буде, можна сказати,багаторічним, фактичної реінтеграції наших територій. Бо, вибачте, ми заразотримаємо плюс 3 млн населення, яке дев'ять років жило під російською <text:a xlink:type="simple" xlink:href="https://www.ukrinform.ua/tag-propaganda" text:style-name="Internet_20_link" text:visited-style-name="Visited_20_Internet_20_Link">
</text:a>
 , вони вже з іншим сприйняттямсвіту. Це не буде так легко як здається", - сказав Кирило Буданов.</text:p>
      <text:p text:style-name="P4">
Він додав, що якраз день перемоги буде чітко окреслений, а далі буде тривативажка робота і доволі тривалий період.</text:p>
      <text:p text:style-name="P4">
<text:span text:style-name="T4">
Читайте також:</text:span>
 <text:a xlink:type="simple" xlink:href="https://www.ukrinform.ua/rubric-economy/3711514-urad-vidnis-do-prioritetnih-vidatki-na-vidnovlenna-roboti-ova-na-deokupovanih-teritoriah.html" text:style-name="Internet_20_link" text:visited-style-name="Visited_20_Internet_20_Link">
 <text:span text:style-name="T4">
Уряд</text:span>
 <text:span text:style-name="T4">
відніс</text:span>
 <text:span text:style-name="T4">
пріоритетних</text:span>
 <text:span text:style-name="T4">
видатки</text:span>
<text:span text:style-name="T4">
відновлення</text:span>
 <text:span text:style-name="T4">
роботи</text:span>
 <text:span text:style-name="T4">
ОВА</text:span>
 <text:span text:style-name="T4">
деокупованих</text:span>
 <text:span text:style-name="T4">
територіях</text:span>
</text:a>
</text:p>
      <text:p text:style-name="P4">
"По-друге, нам треба буде досить серйозно видозмінювати економіку,передивитися бачення нових альянсів і союзів, які створяться. Буде новаархітектура безпеки у світі. Це не буде стосуватися тільки нас. Це світовепитання. Тому роботи буде досить багато", - сказав Буданов.</text:p>
      <text:p text:style-name="P4">
За його словами, модель держави після перемоги не варто змінювати в регіонах,які тривалий час перебували в окупації, можливо буде необхідна "жорстка рука".</text:p>
      <text:p text:style-name="P4">
Як повідомляв Укрінформ, Кабінет Міністрів схвалив постанову “Про підготовкудо дій із стабілізації ситуації на деокупованих територіях <text:a xlink:type="simple" xlink:href="https://www.ukrinform.ua/rubric-regions/3708297-reintegracia-doneccini-i-lugansini-urad-shvaliv-postanovu-pro-persocergovi-kroki.html" text:style-name="Internet_20_link" text:visited-style-name="Visited_20_Internet_20_Link">
</text:a>
 ”.</text:p>
      <text:p text:style-name="P4">
Source: <text:a xlink:type="simple" xlink:href="https://www.ukrinform.ua/rubric-ato/3711650-pisla-peremogi-ukrainu-cekae-bagatoricnij-etap-reintegracii-teritorij-budanov.html" text:style-name="Internet_20_link" text:visited-style-name="Visited_20_Internet_20_Link">
https://www.ukrinform.ua/rubric-ato/3711650-pisla-peremogi-ukrainu-cekae-bagatoricnij-etap-reintegracii-teritorij-budanov.html</text:a>
</text:p>
      <!--NEWS-->
      <text:h text:style-name="P10" text:outline-level="1">
<text:span text:style-name="T4">
At Bakhmut direction Russian army shelled Vasukivka, Zaliznyanske, Orikhovo-Vasylivka, Hryhor...</text:span>
</text:h>
      <text:p text:style-name="P4">
Authors: liveuamap (Language: en)</text:p>
      <text:p text:style-name="P4">
Time: 2023-05-19T-22:41:00</text:p>
      <text:p text:style-name="P4">
Location: Bakhmut (Latitude:48.51751 Longtitude:37.81219)</text:p>
      <text:p text:style-name="P4">
Videos: []</text:p>
      <text:p text:style-name="P4">
Images: []</text:p>
      <text:p text:style-name="P4">
Tags: ["Russia"]</text:p>
      <text:p text:style-name="P4">
ID: 22563966</text:p>
      <!--METADATA-->
      <text:p text:style-name="P4">
At Bakhmut direction Russian army shelled Vasukivka, Zaliznyanske, Orikhovo-Vasylivka, Hryhorivka, Bohdanivka, Bakhmut, Ivanivske, Chasiv Yar, Bila Horaand Pivnichne of Donetsk region. Russian aviation conducted airstrikes atBohdanivka, Bakhmut and Predtechyne, - General Staff of Armed Forces ofUkraine says in the morning report</text:p>
      <text:p text:style-name="P4">
News Collection Link: <text:a xlink:type="simple" xlink:href="https://liveuamap.com/en/2023/19-may-at-bakhmut-direction-russian-army-shelled-vasukivka" text:style-name="Internet_20_link" text:visited-style-name="Visited_20_Internet_20_Link">
https://liveuamap.com/en/2023/19-may-at-bakhmut-direction-russian-army-shelled-vasukivka</text:a>
</text:p>
      <text:p text:style-name="P4">
Source: <text:a xlink:type="simple" xlink:href="https://t.me/lumsrc/4836" text:style-name="Internet_20_link" text:visited-style-name="Visited_20_Internet_20_Link">
https://t.me/lumsrc/4836</text:a>
</text:p>
      <!--NEWS-->
      <text:h text:style-name="P10" text:outline-level="1">
<text:span text:style-name="T4">
Траоре пропустить три місяці через травму</text:span>
</text:h>
      <text:p text:style-name="P4">
Authors: Ukrinform (Person)</text:p>
      <text:p text:style-name="P4">
Publisher: Укринформ (Organization)</text:p>
      <text:p text:style-name="P4">
Published Time: 2023-05-19T-22:41:11+03:00</text:p>
      <text:p text:style-name="P4">
Modified Time: 2023-05-19T23:41:11+03:00</text:p>
      <text:p text:style-name="P4">
Description: Форвард пропустив матч проти «Вереса». — Укрінформ.</text:p>
      <text:p text:style-name="P4">
Images: ["<text:a xlink:type="simple" xlink:href="https://static.ukrinform.com/photos/2023_05/thumb_files/630_360_1684528712-447.jpg" text:style-name="Internet_20_link" text:visited-style-name="Visited_20_Internet_20_Link">
630_360_16845...</text:a>
"]</text:p>
      <text:p text:style-name="P4">
Tags: ['Футбол', 'Шахтар']</text:p>
      <text:p text:style-name="P4">
Type: Article</text:p>
      <!--METADATA-->
      <text:p text:style-name="P4">
<draw:frame draw:style-name="fr1" draw:name="Image38" text:anchor-type="as-char" svg:width="6.9236in" svg:height="3.956343in" draw:z-index="0">
<draw:image xlink:href="../Images/yкринформ/2023-05-19T-22-41-11-03-00/630_360_1684528712-447.jpg" xlink:type="simple" xlink:show="embed" xlink:actuate="onLoad" draw:mime-type="image/jpeg"/>
</draw:frame>
 Форвардпропустив матч проти «Вереса».</text:p>
      <text:p text:style-name="P4">
Нападник «Шахтаря» Лассіна Траоре пропустить три місяці через тендинітквадрицепсу, про це <text:a xlink:type="simple" xlink:href="https://shakhtar.com/uk-ua/news/2023/may/19_news/19_igor-jovicevic/" text:style-name="Internet_20_link" text:visited-style-name="Visited_20_Internet_20_Link">
 </text:a>
 головний тренер «Гірників» ІгорЙовічевіч після переможного матчу проти «Вереса» (2:1), передає Укрінформ.</text:p>
      <text:p text:style-name="P4">
«Траоре не гратиме три місяці. Траоре має нове пошкодження. Тендинітквадрицепсу. Думаю, до початку зборів він буде готовим. Це важливий футболістдля нас, нашого футболу. Особливо на чужій половині поля, де він грає корпусомдуже добре, дає «кисень» нашим вісімкам, вінгерам. Тобто дуже кваліфікованийфутболіст», – розповів Йовічевіч.</text:p>
      <text:p text:style-name="P4">
Траоре цього сезону зіграв 31 матч за «Шахтар» у всіх турнірах, у яких забившість голів і віддав чотири результативні передачі.</text:p>
      <text:p text:style-name="P4">
<text:span text:style-name="T4">
Читайте також:</text:span>
 <text:a xlink:type="simple" xlink:href="https://www.ukrinform.ua/rubric-sports/3711562-upl-sahtar-peregrav-veres-u-27mu-turi.html" text:style-name="Internet_20_link" text:visited-style-name="Visited_20_Internet_20_Link">
 <text:span text:style-name="T4">
Шахтар</text:span>
 </text:a>
</text:p>
      <text:p text:style-name="P4">
Як повідомляв Укрінформ, «Шахтар» повернув лідерство у турнірній таблицічемпіонату України, у наступній грі «Гірники» зіграють проти «Зорі» 24 травня.</text:p>
      <text:p text:style-name="P4">
Фото: shakhtar.com</text:p>
      <text:p text:style-name="P4">
Source: <text:a xlink:type="simple" xlink:href="https://www.ukrinform.ua/rubric-sports/3711649-traore-propustit-tri-misaci-cerez-travmu.html" text:style-name="Internet_20_link" text:visited-style-name="Visited_20_Internet_20_Link">
https://www.ukrinform.ua/rubric-sports/3711649-traore-propustit-tri-misaci-cerez-travmu.html</text:a>
</text:p>
      <!--NEWS-->
      <text:h text:style-name="P10" text:outline-level="1">
<text:span text:style-name="T4">
«Коаліція винищувачів» украй важлива для порятунку тисяч життів цивільних - глава ОП</text:span>
</text:h>
      <text:p text:style-name="P4">
Authors: Ukrinform (Person)</text:p>
      <text:p text:style-name="P4">
Publisher: Укринформ (Organization)</text:p>
      <text:p text:style-name="P4">
Published Time: 2023-05-19T-24:36:00+03:00</text:p>
      <text:p text:style-name="P4">
Modified Time: 2023-05-19T23:36:00+03:00</text:p>
      <text:p text:style-name="P4">
Description: Рішення різних країн підтримати міжнародну коаліцію винищувачів є вкрай важливим для порятунку тисяч життів цивільних українців та перемоги над безжальним російським агресором. — Укрінформ.</text:p>
      <text:p text:style-name="P4">
Images: ["<text:a xlink:type="simple" xlink:href="https://static.ukrinform.com/photos/2022_10/thumb_files/630_360_1667055046-635.jpeg" text:style-name="Internet_20_link" text:visited-style-name="Visited_20_Internet_20_Link">
630_360_16670...</text:a>
"]</text:p>
      <text:p text:style-name="P4">
Tags: ['Літак', 'Єрмак', 'Війна з Росією', 'Коаліція винищувачів']</text:p>
      <text:p text:style-name="P4">
Type: Article</text:p>
      <!--METADATA-->
      <text:p text:style-name="P4">
<draw:frame draw:style-name="fr1" draw:name="Image39" text:anchor-type="as-char" svg:width="6.9236in" svg:height="3.956343in" draw:z-index="0">
<draw:image xlink:href="../Images/yкринформ/2023-05-19T-24-36-00-03-00/630_360_1667055046-635.jpeg" xlink:type="simple" xlink:show="embed" xlink:actuate="onLoad" draw:mime-type="image/jpeg"/>
</draw:frame>
 Рішеннярізних країн підтримати міжнародну коаліцію винищувачів є вкрай важливим дляпорятунку тисяч життів цивільних українців та перемоги над безжальнимросійським агресором.</text:p>
      <text:p text:style-name="P4">
Про це в <text:a xlink:type="simple" xlink:href="https://t.me/ermaka2022/2723" text:style-name="Internet_20_link" text:visited-style-name="Visited_20_Internet_20_Link">
</text:a>
 повідомив керівник Офісу Президента Андрій Єрмак, передає Укрінформ.</text:p>
      <text:p text:style-name="P4">
Він відзначив, що вже зараз формується міжнародна коаліція для наданнявинищувачів Україні. Об’єднаними зусиллями українських пілотів готуватимуть,Повітряні Сили забезпечуватимуть літаками.</text:p>
      <text:p text:style-name="P4">
«Ми вдячні демократичним країнам, які допомагають захищати наше небо та нашіміста від терористичних атак. Ми дякуємо Президенту США Джо Байдену зарішучість і лідерство, знову продемонстровані в ході нашої війни занезалежність», - написав Єрмак.</text:p>
      <text:p text:style-name="P4">
За його словами, рішення підтримати міжнародну коаліцію винищувачів вкрайважливе для порятунку тисяч життів цивільних та перемоги над безжальнимагресором.</text:p>
      <text:p text:style-name="P4">
<text:span text:style-name="T4">
Читайте також:</text:span>
 <text:a xlink:type="simple" xlink:href="https://www.ukrinform.ua/rubric-ato/3711575-ssa-pidtrimali-koaliciu-vinisuvaciv-zelenskij-vitae-risenna-bajdena.html" text:style-name="Internet_20_link" text:visited-style-name="Visited_20_Internet_20_Link">
 <text:span text:style-name="T4">
винищувачів</text:span>
 </text:a>
</text:p>
      <text:p text:style-name="P4">
Керівник ОП також висловив вдячність раднику Президента США з нацбезпекиДжейку Саллівану: «Це була чудова командна робота».</text:p>
      <text:p text:style-name="P4">
Єрмак наголосив, що Україна цінує те, що вже зроблено для безпечного неба іотримання переваги в боротьбі з російськими терористами в повітрі.</text:p>
      <text:p text:style-name="P4">
Він нагадав, що раніше цього тижня прем'єр-міністр Великої Британії РішіСунак, а також прем‘єр-міністр Нідерландів Марк Рютте пообіцяли створитиміжнародну коаліцію винищувачів для України. І вже зараз вона формується.</text:p>
      <text:p text:style-name="P4">
<text:span text:style-name="T4">
Читайте також:</text:span>
 <text:a xlink:type="simple" xlink:href="https://www.ukrinform.ua/rubric-ato/3711637-dania-gotova-navcati-ukrainskih-pilotiv-na-f16-stefancuk.html" text:style-name="Internet_20_link" text:visited-style-name="Visited_20_Internet_20_Link">
 <text:span text:style-name="T4">
Стефанчук</text:span>
 </text:a>
</text:p>
      <text:p text:style-name="P4">
«Також дякую за ваше лідерство. Щоб заснувати та розпочати, потрібно бутидостатньо крутими. Команда Президента Володимира Зеленського працює. Мидосягнемо свого. В нашому небі не буде росіян. Не буде їх і на нашій землі», -резюмував Єрмак.</text:p>
      <text:p text:style-name="P4">
Як повідомлялося, глава МЗС Дмитро Кулеба заявив, що Португалія приєдналася доавіаційної коаліції та готова тренувати українських пілотів і механіків.</text:p>
      <text:p text:style-name="P4">
<text:span text:style-name="T5">
Фото: ОП</text:span>
</text:p>
      <text:p text:style-name="P4">
Source: <text:a xlink:type="simple" xlink:href="https://www.ukrinform.ua/rubric-ato/3711648-koalicia-vinisuvaciv-ukraj-vazliva-dla-poratunku-tisac-zittiv-civilnih-glava-op.html" text:style-name="Internet_20_link" text:visited-style-name="Visited_20_Internet_20_Link">
https://www.ukrinform.ua/rubric-ato/3711648-koalicia-vinisuvaciv-ukraj-vazliva-dla-poratunku-tisac-zittiv-civilnih-glava-op.html</text:a>
</text:p>
      <!--NEWS-->
      <text:h text:style-name="P10" text:outline-level="1">
<text:span text:style-name="T4">
At Avdiyivka direction Russian army shelled Novokalynove, Berdychi, Avdiyivka, Tonenke, Pervo...</text:span>
</text:h>
      <text:p text:style-name="P4">
Authors: liveuamap (Language: en)</text:p>
      <text:p text:style-name="P4">
Time: 2023-05-19T-24:41:00</text:p>
      <text:p text:style-name="P4">
Location: Donetsk Oblast (Latitude:48.13551 Longtitude:37.75932)</text:p>
      <text:p text:style-name="P4">
Videos: []</text:p>
      <text:p text:style-name="P4">
Images: []</text:p>
      <text:p text:style-name="P4">
Tags: ["Russia"]</text:p>
      <text:p text:style-name="P4">
ID: 22563965</text:p>
      <!--METADATA-->
      <text:p text:style-name="P4">
At Avdiyivka direction Russian army shelled Novokalynove, Berdychi, Avdiyivka,Tonenke, Pervomayske, Karlivka and Nevelske of Donetsk region. Russianaviation conducted airstrikes at Novokalynove and Avdiyivka, - General Staffof Armed Forces of Ukraine says in the morning report</text:p>
      <text:p text:style-name="P4">
News Collection Link: <text:a xlink:type="simple" xlink:href="https://liveuamap.com/en/2023/19-may-at-avdiyivka-direction-russian-army-shelled-novokalynove" text:style-name="Internet_20_link" text:visited-style-name="Visited_20_Internet_20_Link">
https://liveuamap.com/en/2023/19-may-at-avdiyivka-direction-russian-army-shelled-novokalynove</text:a>
</text:p>
      <text:p text:style-name="P4">
Source: <text:a xlink:type="simple" xlink:href="https://t.me/lumsrc/4837" text:style-name="Internet_20_link" text:visited-style-name="Visited_20_Internet_20_Link">
https://t.me/lumsrc/4837</text:a>
</text:p>
      <!--NEWS-->
      <text:h text:style-name="P10" text:outline-level="1">
<text:span text:style-name="T4">
Керівник ГУР: На території Росії з'являться нові державні утворення</text:span>
</text:h>
      <text:p text:style-name="P4">
Authors: Ukrinform (Person)</text:p>
      <text:p text:style-name="P4">
Publisher: Укринформ (Organization)</text:p>
      <text:p text:style-name="P4">
Published Time: 2023-05-19T-26:29:00+03:00</text:p>
      <text:p text:style-name="P4">
Modified Time: 2023-05-19T23:29:00+03:00</text:p>
      <text:p text:style-name="P4">
Description: На думку керівник ГУР Міноборони Кирила Буданова, що більше поразок зазнаватиме Росія, то швидше почнеться процес її видозмінення. — Укрінформ.</text:p>
      <text:p text:style-name="P4">
Images: ["<text:a xlink:type="simple" xlink:href="https://static.ukrinform.com/photos/2021_04/thumb_files/630_360_1617996732-836.jpg" text:style-name="Internet_20_link" text:visited-style-name="Visited_20_Internet_20_Link">
630_360_16179...</text:a>
"]</text:p>
      <text:p text:style-name="P4">
Tags: ['Росія', 'Буданов', 'Війна з Росією']</text:p>
      <text:p text:style-name="P4">
Type: Article</text:p>
      <!--METADATA-->
      <text:p text:style-name="P4">
<draw:frame draw:style-name="fr1" draw:name="Image40" text:anchor-type="as-char" svg:width="6.9236in" svg:height="3.956343in" draw:z-index="0">
<draw:image xlink:href="../Images/yкринформ/2023-05-19T-26-29-00-03-00/630_360_1617996732-836.jpg" xlink:type="simple" xlink:show="embed" xlink:actuate="onLoad" draw:mime-type="image/jpeg"/>
</draw:frame>
 На думкукерівник ГУР Міноборони Кирила Буданова, що більше поразок зазнаватиме Росія,то швидше почнеться процес її видозмінення.</text:p>
      <text:p text:style-name="P4">
Про це Буданов сказав в інтерв’ю в рамках спецпроєкту Дмитра Комарова «Рік. Закадром», передає Укрінформ.</text:p>
      <text:p text:style-name="P4">
«Росія видозміниться... Чи з'являться на її території нові державні утворення?З'являться. І росіяни чудово про це знають», - переконаний Буданов.</text:p>
      <text:p text:style-name="P4">
Він зазначив: що більше буде поразок у РФ, то швидше почнеться процес їївидозмінення. За словами очільника ГУР, світові не потрібна <text:a xlink:type="simple" xlink:href="https://www.ukrinform.ua/tag-rosia" text:style-name="Internet_20_link" text:visited-style-name="Visited_20_Internet_20_Link">
</text:a>
 в такому вигляді, в якому вона є зараз.</text:p>
      <text:p text:style-name="P4">
<text:span text:style-name="T4">
Читайте також:</text:span>
 <text:a xlink:type="simple" xlink:href="https://www.ukrinform.ua/rubric-ato/3710134-budanov-80-zaav-prigozina-e-cistou-pravdou.html" text:style-name="Internet_20_link" text:visited-style-name="Visited_20_Internet_20_Link">
 <text:span text:style-name="T4">
Буданов</text:span>
 </text:a>
</text:p>
      <text:p text:style-name="P4">
Як повідомлялося, Буданов заявив, що Росія почала готуватися до агресії протиУкраїни ще з 2007 року, а розпочати повномасштабне вторгнення планувала вберезні 2021-го.</text:p>
      <text:p text:style-name="P4">
Source: <text:a xlink:type="simple" xlink:href="https://www.ukrinform.ua/rubric-ato/3711647-kerivnik-gur-na-teritorii-rosii-zavlatsa-novi-derzavni-utvorenna.html" text:style-name="Internet_20_link" text:visited-style-name="Visited_20_Internet_20_Link">
https://www.ukrinform.ua/rubric-ato/3711647-kerivnik-gur-na-teritorii-rosii-zavlatsa-novi-derzavni-utvorenna.html</text:a>
</text:p>
      <!--NEWS-->
      <text:h text:style-name="P10" text:outline-level="1">
<text:span text:style-name="T4">
At Shakhtarske direction Russian army shelled Vuhledar, Prechystivka, Novoukrayinka and Shakh...</text:span>
</text:h>
      <text:p text:style-name="P4">
Authors: liveuamap (Language: en)</text:p>
      <text:p text:style-name="P4">
Time: 2023-05-19T-27:42:00</text:p>
      <text:p text:style-name="P4">
Location: Velyka Novosilka (Latitude:47.85544 Longtitude:37.01019)</text:p>
      <text:p text:style-name="P4">
Videos: []</text:p>
      <text:p text:style-name="P4">
Images: []</text:p>
      <text:p text:style-name="P4">
Tags: ["Russia"]</text:p>
      <text:p text:style-name="P4">
ID: 22563963</text:p>
      <!--METADATA-->
      <text:p text:style-name="P4">
At Shakhtarske direction Russian army shelled Vuhledar, Prechystivka,Novoukrayinka and Shakhtarske, - General Staff of Armed Forces of Ukraine saysin the morning report</text:p>
      <text:p text:style-name="P4">
News Collection Link: <text:a xlink:type="simple" xlink:href="https://liveuamap.com/en/2023/19-may-at-shakhtarske-direction-russian-army-shelled-vuhledar" text:style-name="Internet_20_link" text:visited-style-name="Visited_20_Internet_20_Link">
https://liveuamap.com/en/2023/19-may-at-shakhtarske-direction-russian-army-shelled-vuhledar</text:a>
</text:p>
      <text:p text:style-name="P4">
Source: <text:a xlink:type="simple" xlink:href="https://t.me/lumsrc/4839" text:style-name="Internet_20_link" text:visited-style-name="Visited_20_Internet_20_Link">
https://t.me/lumsrc/4839</text:a>
</text:p>
      <!--NEWS-->
      <text:h text:style-name="P10" text:outline-level="1">
<text:span text:style-name="T4">
Росія торік витратила на пропаганду у медіа $1,9 мільярда</text:span>
</text:h>
      <text:p text:style-name="P4">
Authors: Ukrinform (Person)</text:p>
      <text:p text:style-name="P4">
Publisher: Укринформ (Organization)</text:p>
      <text:p text:style-name="P4">
Published Time: 2023-05-19T-28:23:00+03:00</text:p>
      <text:p text:style-name="P4">
Modified Time: 2023-05-19T23:23:00+03:00</text:p>
      <text:p text:style-name="P4">
Description: Протягом 2022 року росія витратила на просування пропаганди через державні медіа $1,9 млрд замість запланованих $1,5 млрд. 50% бюджету спрямовано на RT, ВГТРК та медіагрупу "Росія сьогодні". — Укрінформ.</text:p>
      <text:p text:style-name="P4">
Images: ["<text:a xlink:type="simple" xlink:href="https://static.ukrinform.com/photos/2021_03/thumb_files/630_360_1615897721-478.jpg" text:style-name="Internet_20_link" text:visited-style-name="Visited_20_Internet_20_Link">
630_360_16158...</text:a>
"]</text:p>
      <text:p text:style-name="P4">
Tags: ['Пропаганда', 'ЗМІ', 'Росія']</text:p>
      <text:p text:style-name="P4">
Type: Article</text:p>
      <!--METADATA-->
      <text:p text:style-name="P4">
<draw:frame draw:style-name="fr1" draw:name="Image41" text:anchor-type="as-char" svg:width="6.9236in" svg:height="3.956343in" draw:z-index="0">
<draw:image xlink:href="../Images/yкринформ/2023-05-19T-28-23-00-03-00/630_360_1615897721-478.jpg" xlink:type="simple" xlink:show="embed" xlink:actuate="onLoad" draw:mime-type="image/jpeg"/>
</draw:frame>
 Протягом2022 року росія витратила на просування пропаганди через державні медіа $1,9млрд замість запланованих $1,5 млрд. 50% бюджету спрямовано на RT, ВГТРК тамедіагрупу "Росія сьогодні".</text:p>
      <text:p text:style-name="P4">
Про це повідомила засновниця ініціативи "НотаЄнота" Альона Романюк зпосиланням на дослідження проєкту <text:a xlink:type="simple" xlink:href="https://www.debunk.org/about" text:style-name="Internet_20_link" text:visited-style-name="Visited_20_Internet_20_Link">
 </text:a>
 <text:a xlink:type="simple" xlink:href="https://www.debunk.org/about" text:style-name="Internet_20_link" text:visited-style-name="Visited_20_Internet_20_Link">
</text:a>
 у коментарі Укрінформу.</text:p>
      <text:p text:style-name="P4">
"Цю цифру вирахували аналітики проєкту Debunk у своїй великій <text:a xlink:type="simple" xlink:href="https://www.debunk.org/kremlin-spent-1-9-billion-usd-on-propaganda-last-year-the-budget-exceeded-by-a-quarter" text:style-name="Internet_20_link" text:visited-style-name="Visited_20_Internet_20_Link">
</text:a>
 <text:a xlink:type="simple" xlink:href="https://www.debunk.org/kremlin-spent-1-9-billion-usd-on-propaganda-last-year-the-budget-exceeded-by-a-quarter" text:style-name="Internet_20_link" text:visited-style-name="Visited_20_Internet_20_Link">
 </text:a>
 Вони вказують на те, що Кремль мав витратити на пропаганду $1,5 млрд,але, за усіма доказами, наявними у публічному доступі, можна нарахувати $1,9млрд. Водночас треба зважати, що ці кошти було спрямовано тільки на державнімедіа. У цю суму не входять соціальні мережі, пропаганда через кіно,ботоферми, витрати на пропаганду через освіту", - зазначила вона.</text:p>
      <text:p text:style-name="P4">
Експертка підкреслила, що понад 50% цих коштів пішло на RT , на ВГТРК(Всеросійську державну телевізійну і радіомовну компанію) та на медіагрупу"Росія сьогодні". Водночас дослідження виявило тренд, за яким бюджет напропаганду збільшувався із року в рік.</text:p>
      <text:p text:style-name="P4">
Романюк також зауважила, що підрахувати повну суму коштів, які уряд <text:a xlink:type="simple" xlink:href="https://www.ukrinform.ua/tag-rosia" text:style-name="Internet_20_link" text:visited-style-name="Visited_20_Internet_20_Link">
</text:a>
 спрямував на поширення пропаганди,неможливо, оскільки не всі кошти відображені у відкритих джерелах.</text:p>
      <text:p text:style-name="P4">
"Наприклад, окрім Фонду кіно, інші джерела також можуть спонсоруватипропаганду у фільмах. А ті ж ботоферми - вони ж не позначені в бюджеті, алекошти на них виділяються неабиякі", - сказала експертка.</text:p>
      <text:p text:style-name="P4">
<text:span text:style-name="T4">
Читайте також:</text:span>
 <text:a xlink:type="simple" xlink:href="https://www.ukrinform.ua/rubric-economy/3635107-sankcii-proti-rosii-u-ssa-prognozuut-skorocenna-ekonomiki-rf-na-20-do-2030-roku.html" text:style-name="Internet_20_link" text:visited-style-name="Visited_20_Internet_20_Link">
 </text:a>
</text:p>
      <text:p text:style-name="P4">
На думку Романюк, складно оцінити ефективність пропаганди, оскільки дослідженьнаразі на цю тематику немає.</text:p>
      <text:p text:style-name="P4">
"Складно сказати про ефективність, бо зараз немає відповідних досліджень.Однак із того, що ми бачимо, багато політиків, експертів та медіа почастипропускають наративи російської пропаганди. Наприклад, Netflix назвав ЯрославаМудрого "правителем Північної Росії". Те, що російські меседжі діють тавпливають на думки та погляди людей не лише в Росії, а в Україні і світі, цедійсно є", - сказала вона.</text:p>
      <text:p text:style-name="P4">
Як повідомляв Укрінформ, одним із заходів «Інформаційного Рамштайну» можестати створення єдиної медіаплатформи, де будуть зібрані розслідуваннянаціональних і зарубіжних медіа з приводу російських злочинів в Україні.</text:p>
      <text:p text:style-name="P4">
Source: <text:a xlink:type="simple" xlink:href="https://www.ukrinform.ua/rubric-world/3711327-rosia-torik-vitratila-na-propagandu-u-media-19-milarda.html" text:style-name="Internet_20_link" text:visited-style-name="Visited_20_Internet_20_Link">
https://www.ukrinform.ua/rubric-world/3711327-rosia-torik-vitratila-na-propagandu-u-media-19-milarda.html</text:a>
</text:p>
      <!--NEWS-->
      <text:h text:style-name="P10" text:outline-level="1">
<text:span text:style-name="T4">
At Zaporizhzhia and Kherson directions Russian army shelled Burlatske of Donetsk region; Olhi...</text:span>
</text:h>
      <text:p text:style-name="P4">
Authors: liveuamap (Language: en)</text:p>
      <text:p text:style-name="P4">
Time: 2023-05-19T-29:42:00</text:p>
      <text:p text:style-name="P4">
Location: Zaporizhzhia (Latitude:47.80635 Longtitude:36.62155)</text:p>
      <text:p text:style-name="P4">
Videos: []</text:p>
      <text:p text:style-name="P4">
Images: []</text:p>
      <text:p text:style-name="P4">
Tags: ["Russia"]</text:p>
      <text:p text:style-name="P4">
ID: 22563962</text:p>
      <!--METADATA-->
      <text:p text:style-name="P4">
At Zaporizhzhia and Kherson directions Russian army shelled Burlatske ofDonetsk region; Olhivske, Charivne, Bilohirya, Mala Tokmachka, Novodanylivka,Novoandriyivka, Stepove, Kamyanske and Plavni of Zaporizhzhia region oblasti,also Kherson city. Russian aviation conducted airstrike at Novopil of Donetskregion, - General Staff of Armed Forces of Ukraine says in the morning report</text:p>
      <text:p text:style-name="P4">
News Collection Link: <text:a xlink:type="simple" xlink:href="https://liveuamap.com/en/2023/19-may-at-zaporizhzhia-and-kherson-directions-russian-army" text:style-name="Internet_20_link" text:visited-style-name="Visited_20_Internet_20_Link">
https://liveuamap.com/en/2023/19-may-at-zaporizhzhia-and-kherson-directions-russian-army</text:a>
</text:p>
      <text:p text:style-name="P4">
Source: <text:a xlink:type="simple" xlink:href="https://t.me/lumsrc/4840" text:style-name="Internet_20_link" text:visited-style-name="Visited_20_Internet_20_Link">
https://t.me/lumsrc/4840</text:a>
</text:p>
      <!--NEWS-->
      <text:h text:style-name="P10" text:outline-level="1">
<text:span text:style-name="T4">
Останні пів року на офіційні заходи їздять двійники Путіна – Буданов</text:span>
</text:h>
      <text:p text:style-name="P4">
Authors: Ukrinform (Person)</text:p>
      <text:p text:style-name="P4">
Publisher: Укринформ (Organization)</text:p>
      <text:p text:style-name="P4">
Published Time: 2023-05-19T-30:18:13+03:00</text:p>
      <text:p text:style-name="P4">
Modified Time: 2023-05-19T23:18:13+03:00</text:p>
      <text:p text:style-name="P4">
Description: Путін точно розпочинав війну з Україною, але останні пів року навіть на офіційні заходи їздять двійники. — Укрінформ.</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Розвідка', 'Буданов']</text:p>
      <text:p text:style-name="P4">
Type: Article</text:p>
      <!--METADATA-->
      <text:p text:style-name="P4">
<draw:frame draw:style-name="fr1" draw:name="Image42" text:anchor-type="as-char" svg:width="6.9236in" svg:height="3.956343in" draw:z-index="0">
<draw:image xlink:href="../Images/yкринформ/2023-05-19T-30-18-13-03-00/630_360_1684527299-380.jpeg" xlink:type="simple" xlink:show="embed" xlink:actuate="onLoad" draw:mime-type="image/jpeg"/>
</draw:frame>
 Путінточно розпочинав війну з Україною, але останні пів року навіть на офіційнізаходи їздять двійники.</text:p>
      <text:p text:style-name="P4">
Про це начальник Головного управління розвідки Міністерства оборони УкраїниКирило Буданов сказав в інтерв’ю спецпроєкту Дмитра Комарова «Рік. За кадром»,передає Укрінформ.</text:p>
      <text:p text:style-name="P4">
“Можу вам точно сказати, що Путін існував. Чи існує зараз? Давайте почекаємо.Думаю всі побачать правду. В будь якому разі він був досить хворий ще у 2021році, у нього були досить серйозні проблеми зі здоров’ям”, - сказав Буданов.</text:p>
      <text:p text:style-name="P4">
Керівник ГУР додав, що у <text:a xlink:type="simple" xlink:href="https://www.ukrinform.ua/tag-putin" text:style-name="Internet_20_link" text:visited-style-name="Visited_20_Internet_20_Link">
 </text:a>
 дуже багаторізних страхів, фобій і розвинулися вони не просто так.</text:p>
      <text:p text:style-name="P4">
“Він не довіряє своєму оточенню, він боїться внутрішнього перевороту, вінбоїться втратити силу, що так само призведе до перевороту, боїться що йогохтось отруїть. З цим пов’язані всі його основні жахи. У нього є багатодвійників, це відомий факт ”, - сказав Буданов.</text:p>
      <text:p text:style-name="P4">
За його словами, останні пів року на офіційні заходи їздить точно не президентРФ.</text:p>
      <text:p text:style-name="P4">
<text:span text:style-name="T4">
Читайте також:</text:span>
 <text:a xlink:type="simple" xlink:href="https://www.ukrinform.ua/rubric-ato/3605003-putin-mae-prinajmni-troh-dvijnikiv-rozvidka.html" text:style-name="Internet_20_link" text:visited-style-name="Visited_20_Internet_20_Link">
 <text:span text:style-name="T4">
двійник</text:span>
 </text:a>
</text:p>
      <text:p text:style-name="P4">
“Яка причина цього? Причин може бути багато. Живий він чи мертвий. Існує такзваний колективний Путін. Чи живий він зараз чи ні, в принципі це ні на що невпливає. В Росії є чітко виражені, як кажуть, дві башти Кремля, вони тягаютьсяхто переможе, а цей колективний путін має балансувати ці сили, щоб ні одна зних не брала гору. Бо якщо візьме одна, це одностайно призведе до певноївидозміни”, - сказав Буданов.</text:p>
      <text:p text:style-name="P4">
Він підкреслив, що Путін точно розпочинав війну з Україною.</text:p>
      <text:p text:style-name="P4">
“Чи закінчить він ії, я не знаю”, - сказав Буданов.</text:p>
      <text:p text:style-name="P4">
Як повідомляв Укрінформ, за даними розвідки активно  <text:a xlink:type="simple" xlink:href="https://www.ukrinform.ua/rubric-ato/3711627-rosia-pocala-gotuvatisa-do-vijni-proti-ukraini-z-2007-roku-budanov.html" text:style-name="Internet_20_link" text:visited-style-name="Visited_20_Internet_20_Link">
</text:a>
 .</text:p>
      <text:p text:style-name="P4">
_ Фото: ГУР Міноборони  _</text:p>
      <text:p text:style-name="P4">
Source: <text:a xlink:type="simple" xlink:href="https://www.ukrinform.ua/rubric-ato/3711644-ostanni-piv-roku-na-oficijni-zahodi-izdat-dvijniki-putina-budanov.html" text:style-name="Internet_20_link" text:visited-style-name="Visited_20_Internet_20_Link">
https://www.ukrinform.ua/rubric-ato/3711644-ostanni-piv-roku-na-oficijni-zahodi-izdat-dvijniki-putina-budanov.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9T-31:42:00</text:p>
      <text:p text:style-name="P4">
Location: Donetsk (Latitude:47.85084 Longtitude:37.51024)</text:p>
      <text:p text:style-name="P4">
Videos: []</text:p>
      <text:p text:style-name="P4">
Images: []</text:p>
      <text:p text:style-name="P4">
Tags: ["Russia"]</text:p>
      <text:p text:style-name="P4">
ID: 22563960</text:p>
      <!--METADATA-->
      <text:p text:style-name="P4">
Russian forces conducting offensive actions at Lyman, Bakhmut, Avdiivka andMaryinka directions. Ukrainian military had 29 combat engagements with andRussian forces. Russian forces attempting to advance near Ivanivske, Bakhmut,Syeverne and Pervomayske, Maryinka, Novomykhaylivka, - General Staff of ArmedForces of Ukraine says in the morning report</text:p>
      <text:p text:style-name="P4">
News Collection Link: <text:a xlink:type="simple" xlink:href="https://liveuamap.com/en/2023/19-may-russian-forces-conducting-offensive-actions-at-lyman" text:style-name="Internet_20_link" text:visited-style-name="Visited_20_Internet_20_Link">
https://liveuamap.com/en/2023/19-may-russian-forces-conducting-offensive-actions-at-lyman</text:a>
</text:p>
      <text:p text:style-name="P4">
Source: <text:a xlink:type="simple" xlink:href="https://t.me/lumsrc/4841" text:style-name="Internet_20_link" text:visited-style-name="Visited_20_Internet_20_Link">
https://t.me/lumsrc/4841</text:a>
</text:p>
      <!--NEWS-->
      <text:h text:style-name="P10" text:outline-level="1">
<text:span text:style-name="T4">
Гендиректор МАГАТЕ закликав не використовувати ЗАЕС як військову базу</text:span>
</text:h>
      <text:p text:style-name="P4">
Authors: Ukrinform (Person)</text:p>
      <text:p text:style-name="P4">
Publisher: Укринформ (Organization)</text:p>
      <text:p text:style-name="P4">
Published Time: 2023-05-19T-32:02:44+03:00</text:p>
      <text:p text:style-name="P4">
Modified Time: 2023-05-19T23:02:44+03:00</text:p>
      <text:p text:style-name="P4">
Description: Генеральний директор Міжнародного агентства з атомної енергії Рафаель Маріано Гроссі закликав не використовувати окуповану Росією Запорізьку атомну електростанцію як військову базу. — Укрінформ.</text:p>
      <text:p text:style-name="P4">
Images: ["<text:a xlink:type="simple" xlink:href="https://static.ukrinform.com/photos/2022_09/thumb_files/630_360_1662657925-767.jpg" text:style-name="Internet_20_link" text:visited-style-name="Visited_20_Internet_20_Link">
630_360_16626...</text:a>
"]</text:p>
      <text:p text:style-name="P4">
Tags: ['МАГАТЕ', 'Запорізька АЕС', 'Війна з Росією']</text:p>
      <text:p text:style-name="P4">
Type: Article</text:p>
      <!--METADATA-->
      <text:p text:style-name="P4">
<draw:frame draw:style-name="fr1" draw:name="Image43" text:anchor-type="as-char" svg:width="6.9236in" svg:height="3.956343in" draw:z-index="0">
<draw:image xlink:href="../Images/yкринформ/2023-05-19T-32-02-44-03-00/630_360_1662657925-767.jpg" xlink:type="simple" xlink:show="embed" xlink:actuate="onLoad" draw:mime-type="image/jpeg"/>
</draw:frame>
Генеральний директор Міжнародного агентства з атомної енергії Рафаель МаріаноГроссі закликав не використовувати окуповану Росією Запорізьку атомнуелектростанцію як військову базу.</text:p>
      <text:p text:style-name="P4">
Як передає Укрінформ, відповідна заява Гроссі розміщена на  <text:a xlink:type="simple" xlink:href="https://www.iaea.org/newscenter/pressreleases/update-158-iaea-director-general-statement-on-situation-in-ukraine" text:style-name="Internet_20_link" text:visited-style-name="Visited_20_Internet_20_Link">
</text:a>
 .</text:p>
      <text:p text:style-name="P4">
"Це дуже просто: не стріляти по станції і не використовувати її як військовубазу. В інтересах усіх домовитися про набір принципів для захисту станції підчас конфлікту", - сказав він.</text:p>
      <text:p text:style-name="P4">
За словами гендиректора МАГАТЕ, він веде інтенсивні переговори з усімазацікавленими сторонами для забезпечення безпеки ЗАЕС і запобігання ризикусерйозної ядерної аварії на континенті.</text:p>
      <text:p text:style-name="P4">
У заяві також повідомляється, що у п’ятницю вранці під артилерійський обстрілпотрапила місцевість поблизу міста Енергодар, у якому проживає більшістьперсоналу Запорізької ЗАЕС, що "свідчить про загострення воєнної ситуації врегіоні".</text:p>
      <text:p text:style-name="P4">
<text:span text:style-name="T4">
Читайте також:</text:span>
 <text:a xlink:type="simple" xlink:href="https://www.ukrinform.ua/rubric-economy/3708516-magate-planue-predstaviti-ugodu-sodo-zaes-cogo-misaca.html" text:style-name="Internet_20_link" text:visited-style-name="Visited_20_Internet_20_Link">
 <text:span text:style-name="T4">
МАГАТЕ</text:span>
 </text:a>
</text:p>
      <text:p text:style-name="P4">
"Експерти МАГАТЕ, присутні на Запорізькій АЕС, яка розташована всього вдекількох кілометрах від Енергодара, поінформували штаб-квартиру, що самастанція не постраждала, але близькість інциденту ще раз підкреслила існуючузагрозу ядерній безпеці, на тлі посилення спекуляцій щодо майбутніх військовихоперацій в регіоні", - йдеться у заяві.</text:p>
      <text:p text:style-name="P4">
У ній також зазначається, що після повномасштабного вторгнення РФ в Українувідбулося значне скорочення персоналу <text:a xlink:type="simple" xlink:href="https://www.ukrinform.ua/tag-zaporizka-aes" text:style-name="Internet_20_link" text:visited-style-name="Visited_20_Internet_20_Link">
 </text:a>
 , а працівники станції та їхні сім'ї опинилися в надзвичайноскладних і стресових умовах у прифронтовому регіоні.</text:p>
      <text:p text:style-name="P4">
"Нещодавня евакуація деяких мешканців Енергодару додала невизначеності щодокадрової ситуації, а експерти МАГАТЕ на початку цього місяця зафіксувалиподальше скорочення штату станції до мінімально необхідного персоналу. Проте,15 травня регулярний щоденний персонал повернувся на станцію і продовжувавпрацювати протягом тижня. Хоча чисельність персоналу все ще значно нижча задоконфліктний рівень", - повідомили в МАГАТЕ.</text:p>
      <text:p text:style-name="P4">
<text:span text:style-name="T4">
Читайте також:</text:span>
 <text:a xlink:type="simple" xlink:href="https://www.ukrinform.ua/rubric-ato/3711397-militarizacia-zaporizkoi-aes-lideri-grupi-semi-zasudili-dii-rosii.html" text:style-name="Internet_20_link" text:visited-style-name="Visited_20_Internet_20_Link">
 </text:a>
</text:p>
      <text:p text:style-name="P4">
Експерти Агентства також продовжують стежити за висотою Каховськоговодосховища, яке забезпечує ЗАЕС водою для охолодження. Зазначається, щовисота водосховища значно зросла за останній місяць і 6 травня досяглаісторичного максимуму – 17,12 метра, що викликало занепокоєння з приводу того,що високий рівень води може негативно вплинути на станцію. "Наразі висотастабільна і становить 17,06 метрів. Рівень майданчика ЗАЕС становить 22 метри,що приблизно на п'ять метрів вище поточної висоти водосховища", - йдеться узаяві.</text:p>
      <text:p text:style-name="P4">
Як повідомляв Укрінформ, лідери країн "Групи семи" на саміті в Хіросіміухвалили окрему заяву щодо України, в якій підтримали зусилля МАГАТЕ ізврегулювання ситуації навколо Запорізької АЕС та назвали "безвідповідальними"дії Росії з мілітаризації атомної станції.</text:p>
      <text:p text:style-name="P4">
_ Фото: Fredrik Dahl / IAEA  _</text:p>
      <text:p text:style-name="P4">
Source: <text:a xlink:type="simple" xlink:href="https://www.ukrinform.ua/rubric-ato/3711642-gendirektor-magate-zaklikav-ne-vikoristovuvati-zaes-ak-vijskovu-bazu.html" text:style-name="Internet_20_link" text:visited-style-name="Visited_20_Internet_20_Link">
https://www.ukrinform.ua/rubric-ato/3711642-gendirektor-magate-zaklikav-ne-vikoristovuvati-zaes-ak-vijskovu-bazu.html</text:a>
</text:p>
      <!--NEWS-->
      <text:h text:style-name="P10" text:outline-level="1">
<text:span text:style-name="T4">
Кулеба: Португалія приєдналася до авіаційної коаліції</text:span>
</text:h>
      <text:p text:style-name="P4">
Authors: Ukrinform (Person)</text:p>
      <text:p text:style-name="P4">
Publisher: Укринформ (Organization)</text:p>
      <text:p text:style-name="P4">
Published Time: 2023-05-19T-35:59:00+03:00</text:p>
      <text:p text:style-name="P4">
Modified Time: 2023-05-19T22:59:00+03:00</text:p>
      <text:p text:style-name="P4">
Description: Глава МЗС Дмитро Кулеба заявив, що Португалія приєдналася до авіаційної коаліції та готова тренувати українських пілотів і механіків. — Укрінформ.</text:p>
      <text:p text:style-name="P4">
Images: ["<text:a xlink:type="simple" xlink:href="https://static.ukrinform.com/photos/2023_05/thumb_files/630_360_1684526236-731.jpeg" text:style-name="Internet_20_link" text:visited-style-name="Visited_20_Internet_20_Link">
630_360_16845...</text:a>
", "<text:a xlink:type="simple" xlink:href="https://static.ukrinform.com/photos/2023_05/1684526236-253.jpeg" text:style-name="Internet_20_link" text:visited-style-name="Visited_20_Internet_20_Link">
1684526236-25...</text:a>
"]</text:p>
      <text:p text:style-name="P4">
Tags: ['Дмитро Кулеба', 'Португалія', 'Війна з Росією', 'Авіаційна коаліція']</text:p>
      <text:p text:style-name="P4">
Type: Article</text:p>
      <!--METADATA-->
      <text:p text:style-name="P4">
<draw:frame draw:style-name="fr1" draw:name="Image44" text:anchor-type="as-char" svg:width="6.9236in" svg:height="3.956343in" draw:z-index="0">
<draw:image xlink:href="../Images/yкринформ/2023-05-19T-35-59-00-03-00/630_360_1684526236-731.jpeg" xlink:type="simple" xlink:show="embed" xlink:actuate="onLoad" draw:mime-type="image/jpeg"/>
</draw:frame>
 ГлаваМЗС Дмитро Кулеба заявив, що Португалія приєдналася до авіаційної коаліції таготова тренувати українських пілотів і механіків.</text:p>
      <text:p text:style-name="P4">
Про це повідомляє <text:a xlink:type="simple" xlink:href="https://mfa.gov.ua/news/dmitro-kuleba-portugaliya-priyednalasya-do-aviacijnoyi-koaliciyi-gotova-trenuvati-ukrayinskih-pilotiv-i-mehanikiv" text:style-name="Internet_20_link" text:visited-style-name="Visited_20_Internet_20_Link">
 </text:a>
, передає Укрінформ.</text:p>
      <text:p text:style-name="P4">
Під час візиту до Лісабона Дмитро Кулеба провів переговори з португальськимколегою Жоау Гомешем Кравіньо та міністеркою оборони Еленою Каррейраш.</text:p>
      <text:p text:style-name="P4">
Глава української дипломатії детально розповів португальським партнерам проситуацію на фронті та окреслив військові потреби України для ефективноїоборони та контрнаступальних операцій.</text:p>
      <text:p text:style-name="P4">
<draw:frame draw:style-name="fr1" draw:name="Image45" text:anchor-type="as-char" svg:width="6.9236in" svg:height="5.187958in" draw:z-index="0">
<draw:image xlink:href="../Images/yкринформ/2023-05-19T-35-59-00-03-00/1684526236-253.jpeg" xlink:type="simple" xlink:show="embed" xlink:actuate="onLoad" draw:mime-type="image/jpeg"/>
</draw:frame>
</text:p>
      <text:p text:style-name="P4">
«Португалія продемонструвала лідерство, долучившись до танкової коаліції.Враховуючи інтенсифікацію російських ракетних обстрілів українських міст ісіл, критично важливо, аби Україна мала спроможність скинути Росію зукраїнського неба», - наголосив міністр.</text:p>
      <text:p text:style-name="P4">
У цьому звʼязку Дмитро Кулеба висловив вдячність уряду Португалії за рішенняприєднатися до авіаційної коаліції шляхом тренування українських пілотів тамеханіків на бойових літаках західного типу.</text:p>
      <text:p text:style-name="P4">
Зазначається, що португальська сторона також підтвердила готовність надаліпідтримувати Україну на її шляху до членства в Європейському Союзі.</text:p>
      <text:p text:style-name="P4">
Глави МЗС скоординували позиції в контексті підготовки до саміту НАТО уВільнюсі. <text:a xlink:type="simple" xlink:href="https://www.ukrinform.ua/tag-kuleba" text:style-name="Internet_20_link" text:visited-style-name="Visited_20_Internet_20_Link">
 </text:a>
 підкреслив важливістьухвалення лідерами Альянсу політичного рішення про визначення алгоритму вступуУкраїни в НАТО.</text:p>
      <text:p text:style-name="P4">
<text:span text:style-name="T4">
Читайте також:</text:span>
 <text:a xlink:type="simple" xlink:href="https://www.ukrinform.ua/rubric-polytics/3711071-vstup-u-nato-aviacijna-koalicia-i-sankcii-kuleba-nazvav-klucovi-naprami-konsolidacii-partneriv.html" text:style-name="Internet_20_link" text:visited-style-name="Visited_20_Internet_20_Link">
 <text:span text:style-name="T4">
Кулеба</text:span>
 </text:a>
</text:p>
      <text:p text:style-name="P4">
Окрім того, міністри обговорили притягнення Росії та її керівництва довідповідальності за злочини проти України, зокрема створення спеціальноготрибуналу щодо злочину агресії.</text:p>
      <text:p text:style-name="P4">
«Дмитро Кулеба також приділив окрему увагу Формулі миру Президента ВолодимираЗеленського як шляху до встановлення справедливого та довготривалого миру вУкраїні, розширення кола її підтримки, зокрема за рахунок приєднання країнГлобального Півдня», - зазначають у МЗС.</text:p>
      <text:p text:style-name="P4">
Як повідомлялося, Данія висловила готовність навчати українських пілотівкерувати винищувачами F-16.</text:p>
      <text:p text:style-name="P4">
<text:span text:style-name="T5">
Фото: МЗС</text:span>
</text:p>
      <text:p text:style-name="P4">
Source: <text:a xlink:type="simple" xlink:href="https://www.ukrinform.ua/rubric-ato/3711641-kuleba-portugalia-priednalasa-do-aviacijnoi-koalicii.html" text:style-name="Internet_20_link" text:visited-style-name="Visited_20_Internet_20_Link">
https://www.ukrinform.ua/rubric-ato/3711641-kuleba-portugalia-priednalasa-do-aviacijnoi-koalicii.html</text:a>
</text:p>
      <!--NEWS-->
      <text:h text:style-name="P10" text:outline-level="1">
<text:span text:style-name="T4">
Наступ з Білорусі на Україну абсолютно нереальний - очільник ГУР</text:span>
</text:h>
      <text:p text:style-name="P4">
Authors: Ukrinform (Person)</text:p>
      <text:p text:style-name="P4">
Publisher: Укринформ (Organization)</text:p>
      <text:p text:style-name="P4">
Published Time: 2023-05-19T-37:54:00+03:00</text:p>
      <text:p text:style-name="P4">
Modified Time: 2023-05-19T22:54:00+03:00</text:p>
      <text:p text:style-name="P4">
Description: Наступ з території Білорусі на Україну зараз є абсолютно нереальним. — Укрінформ.</text:p>
      <text:p text:style-name="P4">
Images: ["<text:a xlink:type="simple" xlink:href="https://static.ukrinform.com/photos/2023_05/thumb_files/630_360_1683451383-740.jpg" text:style-name="Internet_20_link" text:visited-style-name="Visited_20_Internet_20_Link">
630_360_16834...</text:a>
"]</text:p>
      <text:p text:style-name="P4">
Tags: ['Білорусь', 'Розвідка', 'Буданов']</text:p>
      <text:p text:style-name="P4">
Type: Article</text:p>
      <!--METADATA-->
      <text:p text:style-name="P4">
<draw:frame draw:style-name="fr1" draw:name="Image46" text:anchor-type="as-char" svg:width="6.9236in" svg:height="3.956343in" draw:z-index="0">
<draw:image xlink:href="../Images/yкринформ/2023-05-19T-37-54-00-03-00/630_360_1683451383-740.jpg" xlink:type="simple" xlink:show="embed" xlink:actuate="onLoad" draw:mime-type="image/jpeg"/>
</draw:frame>
 Наступ зтериторії Білорусі на Україну зараз є абсолютно нереальним.</text:p>
      <text:p text:style-name="P4">
Про це начальник Головного управління розвідки Міністерства оборони УкраїниКирило Буданов сказав в інтерв’ю спецпроєкту Дмитра Комарова «Рік. За кадром»,передає Укрінформ.</text:p>
      <text:p text:style-name="P4">
"Станом на зараз це абсолютно нереально. Цього не буде, і в планах нема", -сказав Буданов.</text:p>
      <text:p text:style-name="P4">
Він зазначив, що запуск чуток про наступ на Україну з Білорусі є спеціальнимиінформаційними атаками <text:a xlink:type="simple" xlink:href="https://www.ukrinform.ua/tag-rosia" text:style-name="Internet_20_link" text:visited-style-name="Visited_20_Internet_20_Link">
 </text:a>
 . "Стабільнораз в три тижні з'являються матеріали, які підкріплені якимись експертами,фактами, хтось на щось посилається...", - сказав начальник ГУР.</text:p>
      <text:p text:style-name="P4">
<text:span text:style-name="T4">
Читайте також:</text:span>
 <text:a xlink:type="simple" xlink:href="https://www.ukrinform.ua/rubric-ato/3709444-na-teritorii-bilorusi-perebuvae-blizko-25-tisaci-vijskovih-rf.html" text:style-name="Internet_20_link" text:visited-style-name="Visited_20_Internet_20_Link">
 <text:span text:style-name="T4">
білорус</text:span>
 </text:a>
</text:p>
      <text:p text:style-name="P4">
Буданов наголосив, що українцям боятися наступу з боку Білорусі в найближчітерміни не варто.</text:p>
      <text:p text:style-name="P4">
Як повідомляв Укрінформ, станом на середину травня, ситуація на кордоні зБілоруссю залишається повністю контрольованою. На території РБ наразіперебувають близько 2,5 тисячі російських військових.</text:p>
      <text:p text:style-name="P4">
_ Фото: Yurii Stefanyak/Global Images Ukraine via Getty Images  _</text:p>
      <text:p text:style-name="P4">
Source: <text:a xlink:type="simple" xlink:href="https://www.ukrinform.ua/rubric-ato/3711639-nastup-z-bilorusi-na-ukrainu-absolutno-nerealnij-ocilnik-gur.html" text:style-name="Internet_20_link" text:visited-style-name="Visited_20_Internet_20_Link">
https://www.ukrinform.ua/rubric-ato/3711639-nastup-z-bilorusi-na-ukrainu-absolutno-nerealnij-ocilnik-gur.html</text:a>
</text:p>
      <!--NEWS-->
      <text:h text:style-name="P10" text:outline-level="1">
<text:span text:style-name="T4">
Марченко зіграє із Сачком на турнірі АТР 250 у Швейцарії</text:span>
</text:h>
      <text:p text:style-name="P4">
Authors: Ukrinform (Person)</text:p>
      <text:p text:style-name="P4">
Publisher: Укринформ (Organization)</text:p>
      <text:p text:style-name="P4">
Published Time: 2023-05-19T-39:51:53+03:00</text:p>
      <text:p text:style-name="P4">
Modified Time: 2023-05-19T22:51:53+03:00</text:p>
      <text:p text:style-name="P4">
Description: Українські тенісисти зустрінуться у першому раунді відбору до змагань у Женеві. — Укрінформ.</text:p>
      <text:p text:style-name="P4">
Images: ["<text:a xlink:type="simple" xlink:href="https://static.ukrinform.com/photos/2023_05/thumb_files/630_360_1684525817-589.jpeg" text:style-name="Internet_20_link" text:visited-style-name="Visited_20_Internet_20_Link">
630_360_16845...</text:a>
"]</text:p>
      <text:p text:style-name="P4">
Tags: ['Теніс', 'Марченко']</text:p>
      <text:p text:style-name="P4">
Type: Article</text:p>
      <!--METADATA-->
      <text:p text:style-name="P4">
<draw:frame draw:style-name="fr1" draw:name="Image47" text:anchor-type="as-char" svg:width="6.9236in" svg:height="3.956343in" draw:z-index="0">
<draw:image xlink:href="../Images/yкринформ/2023-05-19T-39-51-53-03-00/630_360_1684525817-589.jpeg" xlink:type="simple" xlink:show="embed" xlink:actuate="onLoad" draw:mime-type="image/jpeg"/>
</draw:frame>
Українські тенісисти зустрінуться у першому раунді відбору до змагань уЖеневі.</text:p>
      <text:p text:style-name="P4">
Завтра, 20 травня, відбудеться матч першого раунду кваліфікації ґрунтовоготурніру серії АТР 250 у Женеві (Швейцарія) між українськими тенісистами ІллеюМарченком (АТР 321) та Віталієм Сачком (АТР 282), передає Укрінформ.</text:p>
      <text:p text:style-name="P4">
Раніше вони грали між собою в 2019 році в першому раунді на челенджері вІсманінгу (Німеччина). Тоді перемогу святкував Сачко. Гра завершилася зрахунком 7:6 (10:8), 6:3.</text:p>
      <text:p text:style-name="P4">
Поєдинок між Іллею та Віталієм заплановано на 15:00 за Києвом. Переможецьзустрічі у фіналі відбору зіграє з Алессандро Джаннессі (АТР 230) з Італії абоДенисом Євсєєвим (АТР 296) із Казахстану.</text:p>
      <text:p text:style-name="P4">
<text:span text:style-name="T4">
Читайте також:</text:span>
 <text:a xlink:type="simple" xlink:href="https://www.ukrinform.ua/rubric-sports/3711576-kalinina-peremogla-drugu-raketku-rosii-i-vperse-vistupit-u-finali-turniru-wta-v-rimi.html" text:style-name="Internet_20_link" text:visited-style-name="Visited_20_Internet_20_Link">
 <text:span text:style-name="T4">
Калініна</text:span>
 </text:a>
</text:p>
      <text:p text:style-name="P4">
Як повідомляв Укрінформ, Ангеліна Калініна вперше у кар'єрі зіграє фіналтурніру Жіночої тенісної асоціації (WTA) - Internazionali BNL d’Italia - уРимі (Італія)</text:p>
      <text:p text:style-name="P4">
Фото: btu.org.ua</text:p>
      <text:p text:style-name="P4">
Source: <text:a xlink:type="simple" xlink:href="https://www.ukrinform.ua/rubric-sports/3711638-marcenko-zigrae-iz-sackom-na-turniri-atr-250-u-svejcarii.html" text:style-name="Internet_20_link" text:visited-style-name="Visited_20_Internet_20_Link">
https://www.ukrinform.ua/rubric-sports/3711638-marcenko-zigrae-iz-sackom-na-turniri-atr-250-u-svejcarii.html</text:a>
</text:p>
      <!--NEWS-->
      <text:h text:style-name="P10" text:outline-level="1">
<text:span text:style-name="T4">
Данія готова навчати українських пілотів на F-16 - Стефанчук</text:span>
</text:h>
      <text:p text:style-name="P4">
Authors: Ukrinform (Person)</text:p>
      <text:p text:style-name="P4">
Publisher: Укринформ (Organization)</text:p>
      <text:p text:style-name="P4">
Published Time: 2023-05-19T-41:45:00+03:00</text:p>
      <text:p text:style-name="P4">
Modified Time: 2023-05-19T22:45:00+03:00</text:p>
      <text:p text:style-name="P4">
Description: Данія висловила готовність навчати українських пілотів керувати винищувачами F-16. — Укрінформ.</text:p>
      <text:p text:style-name="P4">
Images: ["<text:a xlink:type="simple" xlink:href="https://static.ukrinform.com/photos/2023_05/thumb_files/630_360_1684525290-465.jpg" text:style-name="Internet_20_link" text:visited-style-name="Visited_20_Internet_20_Link">
630_360_16845...</text:a>
"]</text:p>
      <text:p text:style-name="P4">
Tags: ['Данія', 'Стефанчук', 'Війна з Росією', 'Коаліція винищувачів']</text:p>
      <text:p text:style-name="P4">
Type: Article</text:p>
      <!--METADATA-->
      <text:p text:style-name="P4">
<draw:frame draw:style-name="fr1" draw:name="Image48" text:anchor-type="as-char" svg:width="6.9236in" svg:height="3.956343in" draw:z-index="0">
<draw:image xlink:href="../Images/yкринформ/2023-05-19T-41-45-00-03-00/630_360_1684525290-465.jpg" xlink:type="simple" xlink:show="embed" xlink:actuate="onLoad" draw:mime-type="image/jpeg"/>
</draw:frame>
 Даніявисловила готовність навчати українських пілотів керувати винищувачами F-16.</text:p>
      <text:p text:style-name="P4">
Про це Голова Верховної Ради Руслан Стефанчук повідомив у <text:a xlink:type="simple" xlink:href="https://www.facebook.com/stefanchuk.official" text:style-name="Internet_20_link" text:visited-style-name="Visited_20_Internet_20_Link">
</text:a>
 , передає Укрінформ.</text:p>
      <text:p text:style-name="P4">
«Гарні новини від наших данських друзів та партнерів. Данія готова навчатиукраїнських пілотів керувати винищувачами F-16!», - написав він.</text:p>
      <text:p text:style-name="P4">
За словами Стефанчука, Данія вже найближчим часом розпочинає обговорюватиконкретний план навчання наших пілотів, і «це буде пріоритетне завдання».</text:p>
      <text:p text:style-name="P4">
<text:span text:style-name="T4">
Читайте також:</text:span>
 <text:a xlink:type="simple" xlink:href="https://www.ukrinform.ua/rubric-ato/3711501-ukraina-rozrahovue-so-dania-priednaetsa-do-aviacijnoi-koalicii-stefancuk.html" text:style-name="Internet_20_link" text:visited-style-name="Visited_20_Internet_20_Link">
 </text:a>
</text:p>
      <text:p text:style-name="P4">
Голова ВР висловив вдячність в.о. міністра оборони Данії Троельсу ЛюндПоульсену, з яким сьогодні мав зустріч, за це рішення.</text:p>
      <text:p text:style-name="P4">
Як повідомлялося, Джо Байден запевнив лідерів «Групи семи», що <text:a xlink:type="simple" xlink:href="https://www.ukrinform.ua/rubric-polytics/3711542-navcanna-ukrainskih-pilotiv-na-f16-bajden-pidtverdiv-ucast-amerikanskih-instruktoriv.html" text:style-name="Internet_20_link" text:visited-style-name="Visited_20_Internet_20_Link">
</text:a>
 налітаках західного зразка, включно з F-16.</text:p>
      <text:p text:style-name="P4">
<text:span text:style-name="T5">
Фото: Руслан Стефанчук, Фейсбук</text:span>
</text:p>
      <text:p text:style-name="P4">
Source: <text:a xlink:type="simple" xlink:href="https://www.ukrinform.ua/rubric-ato/3711637-dania-gotova-navcati-ukrainskih-pilotiv-na-f16-stefancuk.html" text:style-name="Internet_20_link" text:visited-style-name="Visited_20_Internet_20_Link">
https://www.ukrinform.ua/rubric-ato/3711637-dania-gotova-navcati-ukrainskih-pilotiv-na-f16-stefancuk.html</text:a>
</text:p>
      <!--NEWS-->
      <text:h text:style-name="P10" text:outline-level="1">
<text:span text:style-name="T4">
Ворог 17 разів обстріляв прикордоння Сумщини – загалом 131 вибух</text:span>
</text:h>
      <text:p text:style-name="P4">
Authors: Ukrinform (Person)</text:p>
      <text:p text:style-name="P4">
Publisher: Укринформ (Organization)</text:p>
      <text:p text:style-name="P4">
Published Time: 2023-05-19T-43:42:00+03:00</text:p>
      <text:p text:style-name="P4">
Modified Time: 2023-05-19T22:42:00+03:00</text:p>
      <text:p text:style-name="P4">
Description: Російські війська 17 разів обстріляли прикордонні громади Сумської області, зафіксовано 131 вибух. — Укрінформ.</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Війна з Росією']</text:p>
      <text:p text:style-name="P4">
Type: Article</text:p>
      <!--METADATA-->
      <text:p text:style-name="P4">
<draw:frame draw:style-name="fr1" draw:name="Image49" text:anchor-type="as-char" svg:width="6.9236in" svg:height="3.956343in" draw:z-index="0">
<draw:image xlink:href="../Images/yкринформ/2023-05-19T-43-42-00-03-00/630_360_1684337913-737.jpg" xlink:type="simple" xlink:show="embed" xlink:actuate="onLoad" draw:mime-type="image/jpeg"/>
</draw:frame>
 Російськівійська 17 разів обстріляли прикордонні громади Сумської області, зафіксовано131 вибух.</text:p>
      <text:p text:style-name="P4">
Як передає Укрінформ, про це Сумська обласна військова адміністраціяповідомляє у  <text:a xlink:type="simple" xlink:href="https://t.me/Sumy_news_ODA/16300" text:style-name="Internet_20_link" text:visited-style-name="Visited_20_Internet_20_Link">
</text:a>
 .</text:p>
      <text:p text:style-name="P4">
“Обстрілів зазнали Білопільська, Хотінська, Краснопільська, Юнаківська,Путивльська, Шалигинська, Великописарівська громади”, - йдеться уповідомленні.</text:p>
      <text:p text:style-name="P4">
Шалигинську громаду ворог обстрілював з автоматичного гранатомета, зафіксовано10 вибухів.</text:p>
      <text:p text:style-name="P4">
Путивльську громаду росіяни облістріляли з мінометів, зафіксовано три <text:a xlink:type="simple" xlink:href="https://www.ukrinform.ua/tag-obstril" text:style-name="Internet_20_link" text:visited-style-name="Visited_20_Internet_20_Link">
</text:a>
 .</text:p>
      <text:p text:style-name="P4">
Хотінську громаду агресор обстріляв з мінометів, випустивши три міни.Зруйновано житловий будинок.</text:p>
      <text:p text:style-name="P4">
<text:span text:style-name="T4">
Читайте також:</text:span>
 <text:a xlink:type="simple" xlink:href="https://www.ukrinform.ua/rubric-ato/3711572-ukrainska-aviacia-zavdala-12-udariv-po-miscah-skupcenna-voroga.html" text:style-name="Internet_20_link" text:visited-style-name="Visited_20_Internet_20_Link">
 <text:span text:style-name="T4">
Українська</text:span>
 <text:span text:style-name="T4">
авіація</text:span>
 <text:span text:style-name="T4">
завдала</text:span>
 <text:span text:style-name="T4">
ударів</text:span>
<text:span text:style-name="T4">
місцях</text:span>
 <text:span text:style-name="T4">
скупчення</text:span>
 <text:span text:style-name="T4">
ворога</text:span>
 </text:a>
</text:p>
      <text:p text:style-name="P4">
В Юнаківській громаді поблизу села Садки внаслідок скидання вибухівки збезпілотного літального апарата на автомобіль зі співробітниками акціонерноготовариства “Сумиобленерго” загинули три особи. Також громаду обстріляли зартилерії, випустивши 10 снарядів; реактивних систем залпового вогню,зафіксовано 34 вибухи та мінометів, випустивши 6 мін.</text:p>
      <text:p text:style-name="P4">
По Краснопільській громаді росіяни випустили з мінометів 14 мін. Також ворогобстріляв громаду з РСЗВ, здійснивши 20 ударів та артилерії (6 вибухів).</text:p>
      <text:p text:style-name="P4">
По Великописарівській громаді агресор здійснив обстріл з РСЗВ, зафіксовано 20вибухів.</text:p>
      <text:p text:style-name="P4">
Білопільську громаду росіяни обстріляли з артилерії, випустивши 6 снарядів.</text:p>
      <text:p text:style-name="P4">
Як повідомляв Укрінформ, російські війська у четвер, 18 травня, здійснили 10обстрілів прикордонних громад Сумської області.</text:p>
      <text:p text:style-name="P4">
Source: <text:a xlink:type="simple" xlink:href="https://www.ukrinform.ua/rubric-ato/3711636-vorog-17-raziv-obstrilav-prikordonna-sumsini-zagalom-131-vibuh.html" text:style-name="Internet_20_link" text:visited-style-name="Visited_20_Internet_20_Link">
https://www.ukrinform.ua/rubric-ato/3711636-vorog-17-raziv-obstrilav-prikordonna-sumsini-zagalom-131-vibuh.html</text:a>
</text:p>
      <!--NEWS-->
      <text:h text:style-name="P10" text:outline-level="1">
<text:span text:style-name="T4">
Буданов: Висадка в Гостомелі - це взагалі був єдиний план Росії</text:span>
</text:h>
      <text:p text:style-name="P4">
Authors: Ukrinform (Person)</text:p>
      <text:p text:style-name="P4">
Publisher: Укринформ (Organization)</text:p>
      <text:p text:style-name="P4">
Published Time: 2023-05-19T-45:35:00+03:00</text:p>
      <text:p text:style-name="P4">
Modified Time: 2023-05-19T22:35:00+03:00</text:p>
      <text:p text:style-name="P4">
Description: Росіяни не сумнівалися, що їм удасться висадити десант у Гостомелі - іншого плану захоплення столиці України в них не було. — Укрінформ.</text:p>
      <text:p text:style-name="P4">
Images: ["<text:a xlink:type="simple" xlink:href="https://static.ukrinform.com/photos/2023_04/thumb_files/630_360_1680432165-639.jpg" text:style-name="Internet_20_link" text:visited-style-name="Visited_20_Internet_20_Link">
630_360_16804...</text:a>
"]</text:p>
      <text:p text:style-name="P4">
Tags: ['Аеропорт "Гостомель"', 'Буданов', 'Війна з Росією']</text:p>
      <text:p text:style-name="P4">
Type: Article</text:p>
      <!--METADATA-->
      <text:p text:style-name="P4">
<draw:frame draw:style-name="fr1" draw:name="Image50" text:anchor-type="as-char" svg:width="6.9236in" svg:height="3.956343in" draw:z-index="0">
<draw:image xlink:href="../Images/yкринформ/2023-05-19T-45-35-00-03-00/630_360_1680432165-639.jpg" xlink:type="simple" xlink:show="embed" xlink:actuate="onLoad" draw:mime-type="image/jpeg"/>
</draw:frame>
 Росіянине сумнівалися, що їм удасться висадити десант у Гостомелі - іншого планузахоплення столиці України в них не було.</text:p>
      <text:p text:style-name="P4">
Про це в інтерв’ю в програмі “Рік за кадром. Розвідник” сказав керівникГоловного управління розвідки МОУ Кирило Буданов, передає Укрінформ.</text:p>
      <text:p text:style-name="P4">
“Весь план росіян був - стрімка висадка посадковим способом (на аеродромГостомель — ред.) і звідти йти. Це був взагалі єдиний план”, - зазначивБуданов.</text:p>
      <text:p text:style-name="P4">
Він додав, що цілий день 24 лютого 2022 року росіяни намагалися висадити тамдесант, і свято вірили, що їм це вдасться.</text:p>
      <text:p text:style-name="P4">
“По-перше, вони не вірили, що тут буде спротив узагалі, по-друге, вони вірили,що стрімко висадяться, і літак за літаком будуть вивантажувати підрозділи, якіодразу будуть входити в Київ”, - сказав очільник ГУР.</text:p>
      <text:p text:style-name="P4">
За його словами, не останню роль в цьому зіграла і та інформація, якурозповсюджувала наша розвідка.</text:p>
      <text:p text:style-name="P4">
<text:span text:style-name="T4">
Читайте також:</text:span>
 <text:a xlink:type="simple" xlink:href="https://www.ukrinform.ua/rubric-ato/3711627-rosia-pocala-gotuvatisa-do-vijni-proti-ukraini-z-2007-roku-budanov.html" text:style-name="Internet_20_link" text:visited-style-name="Visited_20_Internet_20_Link">
 <text:span text:style-name="T4">
Буданов</text:span>
 </text:a>
</text:p>
      <text:p text:style-name="P4">
“Та, в яку вони хотіли вірити, вона все ж таки взяла гору. Чому говорили, щоросіяни тупі, не вірили, що все ж таки буде війна: вони не взяли з собоюпаливозаправники, у них танки зупинялися, не було підвозу припасів, харчів ,це все правда. Але ж правда все-таки інакша — їм треба було створити картинкумасованого наступу і безальтернативності здачі. І для створення картинкивходження цих колон. Так воно було. Ніхто не сподівався воювати, як уМаріуполі. Варіантів таких не було. Вони вірили, що ніхто не зможе створити їмсерйозну протидію, і вони зайдуть в урядовий квартал, змінять керівництво.Оскільки, на їхню думку, керівництво держави на цей час мало б кудись утекти,якщо ні — вони його знищили б”, - розповів Буданов.</text:p>
      <text:p text:style-name="P4">
Він додав, що росія протягом двох тижнів змінювала дату вторгнення. Остаточнуінформацію про напад о 4-й ранку 24 лютого Україна отримала приблизно о 15.00023 лютого.</text:p>
      <text:p text:style-name="P4">
<text:span text:style-name="T5">
Фото: EPA-EFE</text:span>
</text:p>
      <text:p text:style-name="P4">
Source: <text:a xlink:type="simple" xlink:href="https://www.ukrinform.ua/rubric-ato/3711632-budanov-visadka-v-gostomeli-ce-vzagali-buv-edinij-plan-rosii.html" text:style-name="Internet_20_link" text:visited-style-name="Visited_20_Internet_20_Link">
https://www.ukrinform.ua/rubric-ato/3711632-budanov-visadka-v-gostomeli-ce-vzagali-buv-edinij-plan-rosii.html</text:a>
</text:p>
      <!--NEWS-->
      <text:h text:style-name="P10" text:outline-level="1">
<text:span text:style-name="T4">
У Німеччині хочуть скоротити та спростити процедуру отримання громадянства</text:span>
</text:h>
      <text:p text:style-name="P4">
Authors: Ukrinform (Person)</text:p>
      <text:p text:style-name="P4">
Publisher: Укринформ (Organization)</text:p>
      <text:p text:style-name="P4">
Published Time: 2023-05-19T-47:27:20+03:00</text:p>
      <text:p text:style-name="P4">
Modified Time: 2023-05-19T22:27:20+03:00</text:p>
      <text:p text:style-name="P4">
Description: Міністерство внутрішніх справ ФРН оприлюднило проєкт нової редакції закону про громадянство, що передбачає скорочення термінів натуралізації. — Укрінформ.</text:p>
      <text:p text:style-name="P4">
Images: ["<text:a xlink:type="simple" xlink:href="https://static.ukrinform.com/photos/2021_12/thumb_files/630_360_1638800565-325.jpg" text:style-name="Internet_20_link" text:visited-style-name="Visited_20_Internet_20_Link">
630_360_16388...</text:a>
"]</text:p>
      <text:p text:style-name="P4">
Tags: ['Німеччина', 'Громадянство']</text:p>
      <text:p text:style-name="P4">
Type: Article</text:p>
      <!--METADATA-->
      <text:p text:style-name="P4">
<draw:frame draw:style-name="fr1" draw:name="Image51" text:anchor-type="as-char" svg:width="6.9236in" svg:height="3.956343in" draw:z-index="0">
<draw:image xlink:href="../Images/yкринформ/2023-05-19T-47-27-20-03-00/630_360_1638800565-325.jpg" xlink:type="simple" xlink:show="embed" xlink:actuate="onLoad" draw:mime-type="image/jpeg"/>
</draw:frame>
Міністерство внутрішніх справ ФРН оприлюднило проєкт нової редакції закону прогромадянство, що передбачає скорочення термінів натуралізації.</text:p>
      <text:p text:style-name="P4">
Про це повідомляє кореспондент Укрінформу.</text:p>
      <text:p text:style-name="P4">
Проєкт передбачає, що натуралізація може бути дозволена через п’ять років, а вокремих випадках - три роки замість восьми, як досі.</text:p>
      <text:p text:style-name="P4">
«Ми дозволяємо натуралізуватися лише через п’ять років замість восьми. Ті, хтоособливо добре інтегровані, можуть скоротити цей період до трьох років. Цестосується людей, які добре володіють німецькою мовою, досягають відміннихрезультатів на роботі або займаються волонтерською діяльністю. Ми хочемовідзначити величезні життєві досягнення покоління гастарбайтерів для нашоїкраїни. Тому ми плануємо полегшити їм натуралізацію», - заявила міністеркавнутрішніх справ Ненсі Фазер.</text:p>
      <text:p text:style-name="P4">
Вона навела приклад Канади - як зразок залучення кваліфікованих працівників,які терміново потрібні також Німеччині.</text:p>
      <text:p text:style-name="P4">
<text:span text:style-name="T4">
Читайте також:</text:span>
 <text:a xlink:type="simple" xlink:href="https://www.ukrinform.ua/rubric-polytics/3704856-zakonoproekt-pro-vidmovu-vid-gromadanstva-rf-na-stadii-rozrobki-lubinec.html" text:style-name="Internet_20_link" text:visited-style-name="Visited_20_Internet_20_Link">
 <text:span text:style-name="T4">
громадянств</text:span>
 </text:a>
</text:p>
      <text:p text:style-name="P4">
Умовами швидшої натуралізації є мовні навички, освіта, професійна таекономічна інтеграція, громадська участь і громадянські знання. Людина повиннамати можливість платити за себе та членів своєї родини.</text:p>
      <text:p text:style-name="P4">
Фезер зауважила, що багато іммігрантів почуваються німцями, але не хочутьповністю розривати зв’язок із країною походження. У майбутньому вони більше небудуть змушені відмовлятися від частини своєї ідентичності.</text:p>
      <text:p text:style-name="P4">
Міністерка підкреслила, що такі прояви як антисемітизм, ксенофобія чи іншідії, мотивовані нелюдяністю, які несумісні з гарантією людської гідності вОсновному законі Федеративної Республіки Німеччини та порушують вільнийдемократичний базовий порядок, не будуть толеруватися в суспільстві. А ті, хтоце пропагує, не матиме можливості стати громадянином ФРН.</text:p>
      <text:p text:style-name="P4">
<text:span text:style-name="T4">
Читайте також:</text:span>
 <text:a xlink:type="simple" xlink:href="https://www.ukrinform.ua/rubric-society/3701713-konstitucijnij-sud-vzavsa-roztlumaciti-ci-edine-v-ukraini-gromadanstvo.html" text:style-name="Internet_20_link" text:visited-style-name="Visited_20_Internet_20_Link">
 <text:span text:style-name="T4">
громадянств</text:span>
 </text:a>
</text:p>
      <text:p text:style-name="P4">
«Якщо ви не поділяєте наші цінності, ви не можете стати німцем», - підсумувалаФазер. Тобто, якщо хтось хоче натуралізуватися в Німеччині, той повинендотримуватися цінностей вільного суспільства.</text:p>
      <text:p text:style-name="P4">
На кінець 2021 року в Німеччині проживало близько 72,4 мільйона осіб знімецьким громадянством і близько 10,7 мільйона з іноземним громадянством, зяких близько 5,7 мільйона перебували в <text:a xlink:type="simple" xlink:href="https://www.ukrinform.ua/tag-nimeccina" text:style-name="Internet_20_link" text:visited-style-name="Visited_20_Internet_20_Link">
 </text:a>
 щонайменше десять років. Частка надання громадянства в Німеччині повідношенню до іноземного населення, яке проживає в країні щонайменше десятьроків, постійно знаходиться на низькому рівні; у 2021 році вона становила лише2,45 відсотка. Німеччина має особливо низький рівень натуралізації впорівнянні з іншими країнами ЄС.</text:p>
      <text:p text:style-name="P4">
Тепер проєкт закону мають оцінити федеральні землі.</text:p>
      <text:p text:style-name="P4">
Source: <text:a xlink:type="simple" xlink:href="https://www.ukrinform.ua/rubric-world/3711630-u-nimeccini-hocut-skorotiti-ta-sprostiti-proceduru-otrimanna-gromadanstva.html" text:style-name="Internet_20_link" text:visited-style-name="Visited_20_Internet_20_Link">
https://www.ukrinform.ua/rubric-world/3711630-u-nimeccini-hocut-skorotiti-ta-sprostiti-proceduru-otrimanna-gromadanstva.html</text:a>
</text:p>
      <!--NEWS-->
      <text:h text:style-name="P10" text:outline-level="1">
<text:span text:style-name="T4">
Росія почала готуватися до війни проти України з 2007 року - Буданов</text:span>
</text:h>
      <text:p text:style-name="P4">
Authors: Ukrinform (Person)</text:p>
      <text:p text:style-name="P4">
Publisher: Укринформ (Organization)</text:p>
      <text:p text:style-name="P4">
Published Time: 2023-05-19T-49:16:00+03:00</text:p>
      <text:p text:style-name="P4">
Modified Time: 2023-05-19T22:16:00+03:00</text:p>
      <text:p text:style-name="P4">
Description: Росія почала готуватися до агресії проти України ще з 2007 року, а розпочати повномасштабне вторгнення планувала в березні 2021-го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Розвідка', 'Буданов', 'Війна з Росією']</text:p>
      <text:p text:style-name="P4">
Type: Article</text:p>
      <!--METADATA-->
      <text:p text:style-name="P4">
<draw:frame draw:style-name="fr1" draw:name="Image52" text:anchor-type="as-char" svg:width="6.9236in" svg:height="3.956343in" draw:z-index="0">
<draw:image xlink:href="../Images/yкринформ/2023-05-19T-49-16-00-03-00/630_360_1682089495-883.jpg" xlink:type="simple" xlink:show="embed" xlink:actuate="onLoad" draw:mime-type="image/jpeg"/>
</draw:frame>
 Росіяпочала готуватися до агресії проти України ще з 2007 року, а розпочатиповномасштабне вторгнення планувала в березні 2021-го</text:p>
      <text:p text:style-name="P4">
Про це начальник Головного управління розвідки Міністерства оборони КирилоБуданов сказав в інтерв’ю спецпроєкту Дмитра Комарова "Рік. За кадром",передає Укрінформ.</text:p>
      <text:p text:style-name="P4">
"Активно Росія почала готуватися до агресії проти України з 2007 року. 2014року вони скористалися зручним для них моментом, і в принципі далі ми всебачимо, як воно рухалось. Але вони в той час саме скористались моментом. Протеще раз вам кажу, не було б подій 2014 року, це б нічого не змінило. <text:a xlink:type="simple" xlink:href="https://www.ukrinform.ua/tag-vijna-z-rosieu" text:style-name="Internet_20_link" text:visited-style-name="Visited_20_Internet_20_Link">
</text:a>
 між нами була неминучою", -заявив Буданов.</text:p>
      <text:p text:style-name="P4">
Він уточнив, що РФ хотіла розпочати повномасштабне вторгнення в Україну ще вберезні 2021 року.</text:p>
      <text:p text:style-name="P4">
<text:span text:style-name="T4">
Читайте також:</text:span>
 <text:a xlink:type="simple" xlink:href="https://www.ukrinform.ua/rubric-ato/3699864-zagrozi-povtornogo-nastupu-rosian-iz-bilorusi-zaraz-nemae-budanov.html" text:style-name="Internet_20_link" text:visited-style-name="Visited_20_Internet_20_Link">
 <text:span text:style-name="T4">
Буданов</text:span>
 </text:a>
</text:p>
      <text:p text:style-name="P4">
"Їхні плани були викриті, тоді було прийнято рішення оприлюднити всі ціматеріали і розуміння іноземним партнерам та з їхньою допомогою дипломатичноцьому завадити. В принципі це вийшло. Але вони так і не покинули місця, депочали зосереджуватись якраз в період між лютим та березнем до квітня 2021року", - розповів начальник ГУР Міноборони.</text:p>
      <text:p text:style-name="P4">
Як повідомлялося, Буданов заявив, що потенціал Росії до наступальних дій вжеабсолютно вичерпаний, але вона має серйозний потенціал для оборони.</text:p>
      <text:p text:style-name="P4">
<text:span text:style-name="T5">
Фото: ГУР Міноборони</text:span>
</text:p>
      <text:p text:style-name="P4">
Source: <text:a xlink:type="simple" xlink:href="https://www.ukrinform.ua/rubric-ato/3711627-rosia-pocala-gotuvatisa-do-vijni-proti-ukraini-z-2007-roku-budanov.html" text:style-name="Internet_20_link" text:visited-style-name="Visited_20_Internet_20_Link">
https://www.ukrinform.ua/rubric-ato/3711627-rosia-pocala-gotuvatisa-do-vijni-proti-ukraini-z-2007-roku-budanov.html</text:a>
</text:p>
      <!--NEWS-->
      <text:h text:style-name="P10" text:outline-level="1">
<text:span text:style-name="T4">
На вихідних в Україні подекуди дощитиме, на півдні до +28°</text:span>
</text:h>
      <text:p text:style-name="P4">
Authors: Ukrinform (Person)</text:p>
      <text:p text:style-name="P4">
Publisher: Укринформ (Organization)</text:p>
      <text:p text:style-name="P4">
Published Time: 2023-05-19T-51:10:00+03:00</text:p>
      <text:p text:style-name="P4">
Modified Time: 2023-05-19T22:10:00+03:00</text:p>
      <text:p text:style-name="P4">
Description: Погода у вихідні по всій Україні буде по-справжньому теплою, хоча місцями пройдуть дощі та грози. — Укрінформ.</text:p>
      <text:p text:style-name="P4">
Images: ["<text:a xlink:type="simple" xlink:href="https://static.ukrinform.com/photos/2020_05/thumb_files/630_360_1590643900-769.jpg" text:style-name="Internet_20_link" text:visited-style-name="Visited_20_Internet_20_Link">
630_360_15906...</text:a>
"]</text:p>
      <text:p text:style-name="P4">
Tags: ['Дощ', 'Гроза', 'Погода', 'Прогноз']</text:p>
      <text:p text:style-name="P4">
Type: Article</text:p>
      <!--METADATA-->
      <text:p text:style-name="P4">
<draw:frame draw:style-name="fr1" draw:name="Image53" text:anchor-type="as-char" svg:width="6.9236in" svg:height="3.956343in" draw:z-index="0">
<draw:image xlink:href="../Images/yкринформ/2023-05-19T-51-10-00-03-00/630_360_1590643900-769.jpg" xlink:type="simple" xlink:show="embed" xlink:actuate="onLoad" draw:mime-type="image/jpeg"/>
</draw:frame>
 Погода увихідні по всій Україні буде по-справжньому теплою, хоча місцями пройдуть дощіта грози.</text:p>
      <text:p text:style-name="P4">
Про це Укрінформу повідомили в <text:a xlink:type="simple" xlink:href="https://sinoptik.ua" text:style-name="Internet_20_link" text:visited-style-name="Visited_20_Internet_20_Link">
 </text:a>
</text:p>
      <text:p text:style-name="P4">
За даними синоптиків, у суботу, 20 травня, температура повітря в більшостіобластей країни прогнозується від +22 до +26 °С. При цьому можливікороткочасні <text:a xlink:type="simple" xlink:href="https://www.ukrinform.ua/tag-dos" text:style-name="Internet_20_link" text:visited-style-name="Visited_20_Internet_20_Link">
 </text:a>
 з грозами.</text:p>
      <text:p text:style-name="P4">
На півдні, південному сході та сході України буде хмарно з проясненнями, алебез опадів і по-літньому тепло – +25…+28 °С.</text:p>
      <text:p text:style-name="P4">
У неділю, 21 травня, карта опадів кардинально зміниться. Так, дощі з грозамипройдуть практично у всіх південних, південно-східних та центральних областяхУкраїни, а <text:a xlink:type="simple" xlink:href="https://ua.sinoptik.ua/погода-київ" text:style-name="Internet_20_link" text:visited-style-name="Visited_20_Internet_20_Link">
 </text:a>
 <text:a xlink:type="simple" xlink:href="https://ua.sinoptik.ua/%D0%BF%D0%BE%D0%B3%D0%BE%D0%B4%D0%B0-%D0%BA%D0%B8%D1%97%D0%B2" text:style-name="Internet_20_link" text:visited-style-name="Visited_20_Internet_20_Link">
</text:a>
<text:a xlink:type="simple" xlink:href="https://ua.sinoptik.ua/погода-київ" text:style-name="Internet_20_link" text:visited-style-name="Visited_20_Internet_20_Link">
 </text:a>
 та решті регіонів день буде хмарним,але без опадів. Найтепліше буде у Херсонській, Одеській та Запорізькійобластях – +25…+27 °С, на решті території – +22…+25 °С.</text:p>
      <text:p text:style-name="P4">
Новий тиждень розпочнеться з незначного зниження температури. У понеділок, 22травня, на Луганщині та Донеччині прогнозується +19…+21 °С, на північномусході повітря прогріється до +21…+23 °С, на решті території країни очікується+24…+26 °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Погода на початку тижня буде дощовою у Харківській, Донецькій, Луганській,Дніпропетровській, <text:a xlink:type="simple" xlink:href="https://ua.sinoptik.ua/погода-запоріжжя" text:style-name="Internet_20_link" text:visited-style-name="Visited_20_Internet_20_Link">
 </text:a>
Кіровоградській та Херсонській областях, в інших регіонах – мінлива хмарність,без опадів.</text:p>
      <text:p text:style-name="P4">
Source: <text:a xlink:type="simple" xlink:href="https://www.ukrinform.ua/rubric-regions/3711389-na-vihidnih-v-ukraini-podekudi-dositime-na-pivdni-do-28.html" text:style-name="Internet_20_link" text:visited-style-name="Visited_20_Internet_20_Link">
https://www.ukrinform.ua/rubric-regions/3711389-na-vihidnih-v-ukraini-podekudi-dositime-na-pivdni-do-28.html</text:a>
</text:p>
      <!--NEWS-->
      <text:h text:style-name="P10" text:outline-level="1">
<text:span text:style-name="T4">
В Україні представили унікальний портрет борця з епідемією ВІЛ/СНІДу</text:span>
</text:h>
      <text:p text:style-name="P4">
Authors: Ukrinform (Person)</text:p>
      <text:p text:style-name="P4">
Publisher: Укринформ (Organization)</text:p>
      <text:p text:style-name="P4">
Published Time: 2023-05-19T-53:01:00+03:00</text:p>
      <text:p text:style-name="P4">
Modified Time: 2023-05-19T22:01:00+03:00</text:p>
      <text:p text:style-name="P4">
Description: В Україні до Дня померлих від СНІДу представили портрет борця з епідемією ВІЛ/СНІДу, який створив штучний інтелект на основі унікальних фото. — Укрінформ.</text:p>
      <text:p text:style-name="P4">
Images: ["<text:a xlink:type="simple" xlink:href="https://static.ukrinform.com/photos/2023_05/thumb_files/630_360_1684519275-929.jpeg" text:style-name="Internet_20_link" text:visited-style-name="Visited_20_Internet_20_Link">
630_360_16845...</text:a>
", "<text:a xlink:type="simple" xlink:href="https://static.ukrinform.com/photos/2023_05/1684519276-970.jpeg" text:style-name="Internet_20_link" text:visited-style-name="Visited_20_Internet_20_Link">
1684519276-97...</text:a>
", "<text:a xlink:type="simple" xlink:href="https://static.ukrinform.com/photos/2023_05/1684519274-268.jpeg" text:style-name="Internet_20_link" text:visited-style-name="Visited_20_Internet_20_Link">
1684519274-26...</text:a>
", "<text:a xlink:type="simple" xlink:href="https://static.ukrinform.com/photos/2023_05/1684519275-494.jpeg" text:style-name="Internet_20_link" text:visited-style-name="Visited_20_Internet_20_Link">
1684519275-49...</text:a>
", "<text:a xlink:type="simple" xlink:href="https://static.ukrinform.com/photos/2023_05/1684519274-259.jpeg" text:style-name="Internet_20_link" text:visited-style-name="Visited_20_Internet_20_Link">
1684519274-25...</text:a>
", "<text:a xlink:type="simple" xlink:href="https://static.ukrinform.com/photos/2023_05/1684519276-818.jpeg" text:style-name="Internet_20_link" text:visited-style-name="Visited_20_Internet_20_Link">
1684519276-81...</text:a>
"]</text:p>
      <text:p text:style-name="P4">
Tags: ['ВІЛ/СНІД', 'Штучний інтелект', 'Епідемія', 'Портрет']</text:p>
      <text:p text:style-name="P4">
Type: Article</text:p>
      <!--METADATA-->
      <text:p text:style-name="P4">
<draw:frame draw:style-name="fr1" draw:name="Image54" text:anchor-type="as-char" svg:width="6.9236in" svg:height="3.956343in" draw:z-index="0">
<draw:image xlink:href="../Images/yкринформ/2023-05-19T-53-01-00-03-00/630_360_1684519275-929.jpeg" xlink:type="simple" xlink:show="embed" xlink:actuate="onLoad" draw:mime-type="image/jpeg"/>
</draw:frame>
 ВУкраїні до Дня померлих від СНІДу представили портрет борця з епідемієюВІЛ/СНІДу, який створив штучний інтелект на основі унікальних фото.</text:p>
      <text:p text:style-name="P4">
Як передає Укрінформ, про це повідомляє благодійна організація “Всеукраїнськамережа людей, які живуть з ВІЛ/СНІД”.</text:p>
      <text:p text:style-name="P4">
“За тридцять три роки української незалежності СНІД забрав життя більше 50тисяч українців. У цей же час тисячі ВІЛ-позитивних українців борються зажиття. На знак їх підтримки до Дня пам’яті померлих від <text:a xlink:type="simple" xlink:href="https://www.ukrinform.ua/tag-vilsnid" text:style-name="Internet_20_link" text:visited-style-name="Visited_20_Internet_20_Link">
</text:a>
 був представлений унікальний портретборця з епідемією ВІЛ/СНІДу. Особливість цього портрета в тому, що йогостворив штучний інтелект, розмістивши на свій високотехнологічний смак укожній клітинці фото людей, які щодня борються і перемагають хворобу”, -йдеться в повідомленні.</text:p>
      <text:p text:style-name="P4">
<draw:frame draw:style-name="fr1" draw:name="Image55" text:anchor-type="as-char" svg:width="6.671875in" svg:height="10.0in" draw:z-index="0">
<draw:image xlink:href="../Images/yкринформ/2023-05-19T-53-01-00-03-00/1684519276-970.jpeg" xlink:type="simple" xlink:show="embed" xlink:actuate="onLoad" draw:mime-type="image/jpeg"/>
</draw:frame>
<draw:frame draw:style-name="fr1" draw:name="Image56" text:anchor-type="as-char" svg:width="6.9236in" svg:height="4.615733in" draw:z-index="0">
<draw:image xlink:href="../Images/yкринформ/2023-05-19T-53-01-00-03-00/1684519274-268.jpeg" xlink:type="simple" xlink:show="embed" xlink:actuate="onLoad" draw:mime-type="image/jpeg"/>
</draw:frame>
</text:p>
      <text:p text:style-name="P4">
В Україні щодня в середньому реєструється 33 випадки захворювання на ВІЛ та 9на СНІД.</text:p>
      <text:p text:style-name="P4">
<draw:frame draw:style-name="fr1" draw:name="Image57" text:anchor-type="as-char" svg:width="6.9236in" svg:height="4.615733in" draw:z-index="0">
<draw:image xlink:href="../Images/yкринформ/2023-05-19T-53-01-00-03-00/1684519275-494.jpeg" xlink:type="simple" xlink:show="embed" xlink:actuate="onLoad" draw:mime-type="image/jpeg"/>
</draw:frame>
</text:p>
      <text:p text:style-name="P4">
Як зазначається, щороку збільшувалась кількість людей, які приймали ліки, і напочаток 2022-го року більше 130 000 пацієнтів із ВІЛ отримували лікування.Кількість пацієнтів, які отримували лікування, на початок цього року становила121 189 людей.</text:p>
      <text:p text:style-name="P4">
<text:span text:style-name="T4">
Читайте також:</text:span>
 <text:a xlink:type="simple" xlink:href="https://www.ukrinform.ua/rubric-society/3711617-u-kvitni-v-ukraini-zareestruvali-878-novih-vipadkiv-vilinfekcii-99-ludej-pomerli-vid-snidu.html" text:style-name="Internet_20_link" text:visited-style-name="Visited_20_Internet_20_Link">
 <text:span text:style-name="T4">
СНІД</text:span>
 </text:a>
</text:p>
      <text:p text:style-name="P4">
Повномасштабна війна значно ускладнила надання допомоги щодо ВІЛ/СНІДу. Поприце, медичний центр “100% Життя” продовжує програми, мотивує людей складатитести на ВІЛ, долучатися до роботи та лікування. Завдяки їх зусиллям українціВІЛ (на підконтрольних територіях, біженці за кордоном) забезпечені терапією.</text:p>
      <text:p text:style-name="P4">
<draw:frame draw:style-name="fr1" draw:name="Image58" text:anchor-type="as-char" svg:width="6.9236in" svg:height="4.615733in" draw:z-index="0">
<draw:image xlink:href="../Images/yкринформ/2023-05-19T-53-01-00-03-00/1684519274-259.jpeg" xlink:type="simple" xlink:show="embed" xlink:actuate="onLoad" draw:mime-type="image/jpeg"/>
</draw:frame>
</text:p>
      <text:p text:style-name="P4">
“Штучний інтелект на основі 772 унікальних фото команди “100% Життя”згенерував узагальнений образ. Вийшов образ “Вікторія, яка перемагає епідеміюСНІДу”, сумарно “намальований” близько 3-а тисячами світлин. Штучний інтелектобрав саме жіночий образ, оскільки кількість жіночих світлин була набагатобільшою, аніж чоловічих – тисячі жінок працюють у медичній системі тапацієнтських організаціях України з боротьби із ВІЛ/СНІДом”, – повідомивголова Координаційної ради БО “100% Життя” Дмитро Шерембей.</text:p>
      <text:p text:style-name="P4">
<draw:frame draw:style-name="fr1" draw:name="Image59" text:anchor-type="as-char" svg:width="6.9236in" svg:height="4.615733in" draw:z-index="0">
<draw:image xlink:href="../Images/yкринформ/2023-05-19T-53-01-00-03-00/1684519276-818.jpeg" xlink:type="simple" xlink:show="embed" xlink:actuate="onLoad" draw:mime-type="image/jpeg"/>
</draw:frame>
</text:p>
      <text:p text:style-name="P4">
Як повідомлялося, у третю неділю травня відзначають Всесвітній день померлихвід СНІДу.</text:p>
      <text:p text:style-name="P4">
Source: <text:a xlink:type="simple" xlink:href="https://www.ukrinform.ua/rubric-society/3711626-v-ukraini-predstavili-unikalnij-portret-borca-z-epidemieu-vilsnidu.html" text:style-name="Internet_20_link" text:visited-style-name="Visited_20_Internet_20_Link">
https://www.ukrinform.ua/rubric-society/3711626-v-ukraini-predstavili-unikalnij-portret-borca-z-epidemieu-vilsnidu.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19T-55:00:00+03:00</text:p>
      <text:p text:style-name="P4">
Modified Time: 2023-05-19T22:00: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60" text:anchor-type="as-char" svg:width="6.9236in" svg:height="3.956343in" draw:z-index="0">
<draw:image xlink:href="../Images/yкринформ/2023-05-19T-55-00-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Ігнат про збиття російського літака системою Patriot: Ми про це не оголошували</text:span>
</text:h>
      <text:p text:style-name="P4">
Authors: Ukrinform (Person)</text:p>
      <text:p text:style-name="P4">
Publisher: Укринформ (Organization)</text:p>
      <text:p text:style-name="P4">
Published Time: 2023-05-19T-58:55:00+03:00</text:p>
      <text:p text:style-name="P4">
Modified Time: 2023-05-19T21:55:00+03:00</text:p>
      <text:p text:style-name="P4">
Description: У Повітряних силах ЗСУ не оголошували про те, що українські військові з допомогою американської системи Patriot збили російський винищувач. — Укрінформ.</text:p>
      <text:p text:style-name="P4">
Images: ["<text:a xlink:type="simple" xlink:href="https://static.ukrinform.com/photos/2017_11/thumb_files/630_360_1510113578-1723-pro-patriot-foto-global-look-press.jpg" text:style-name="Internet_20_link" text:visited-style-name="Visited_20_Internet_20_Link">
630_360_15101...</text:a>
"]</text:p>
      <text:p text:style-name="P4">
Tags: ['Літак', 'ЗСУ', 'Patriot ', 'Юрій Ігнат']</text:p>
      <text:p text:style-name="P4">
Type: Article</text:p>
      <!--METADATA-->
      <text:p text:style-name="P4">
<draw:frame draw:style-name="fr1" draw:name="Image61" text:anchor-type="as-char" svg:width="6.9236in" svg:height="3.956343in" draw:z-index="0">
<draw:image xlink:href="../Images/yкринформ/2023-05-19T-58-55-00-03-00/630_360_1510113578-1723-pro-patriot-foto-global-look-press.jpg" xlink:type="simple" xlink:show="embed" xlink:actuate="onLoad" draw:mime-type="image/jpeg"/>
</draw:frame>
 У Повітряних силах ЗСУ не оголошували про те, щоукраїнські військові з допомогою американської системи Patriot збилиросійський винищувач.</text:p>
      <text:p text:style-name="P4">
Про це сказав речник Повітряних сил ЗСУ Юрій Ігнат в ефірі програми  <text:a xlink:type="simple" xlink:href="https://www.youtube.com/watch" text:style-name="Internet_20_link" text:visited-style-name="Visited_20_Internet_20_Link">
</text:a>
 , передає Укрінформ.</text:p>
      <text:p text:style-name="P4">
«Ми про це не оголошували. Тому, мабуть, треба запитати у CNN чи New YorkTimes. Коли ми щось збиваємо, ми про це оголошуємо в себе на сторінці, в нашійінфографіці з’являються літачки чи крилаті ракети. Ми не оголошували – значитьпро це оголосить хтось інший», – сказав Ігнат.</text:p>
      <text:p text:style-name="P4">
<text:span text:style-name="T4">
Читайте також:</text:span>
 <text:a xlink:type="simple" xlink:href="https://www.ukrinform.ua/rubric-ato/3710414-v-ofisi-prezidenta-zaavlaut-so-efektivnist-patriot-stala-velikim-geopoliticnim-udarom-po-rosii.html" text:style-name="Internet_20_link" text:visited-style-name="Visited_20_Internet_20_Link">
 <text:span text:style-name="T4">
Patriot</text:span>
 </text:a>
</text:p>
      <text:p text:style-name="P4">
Він додав, що очікується ще один комплекс SAMP-T, який здатний збиватибалістичні та аеробалістичні цілі.</text:p>
      <text:p text:style-name="P4">
Як повідомляллв ЗМІ 19 травня повідомили із посиланням на свої джерела про те,що Україна збила російський <text:a xlink:type="simple" xlink:href="https://www.ukrinform.ua/tag-vinisuvac" text:style-name="Internet_20_link" text:visited-style-name="Visited_20_Internet_20_Link">
 </text:a>
 задопомогою американської системи Patriot.</text:p>
      <text:p text:style-name="P4">
Source: <text:a xlink:type="simple" xlink:href="https://www.ukrinform.ua/rubric-ato/3711624-ignat-pro-zbitta-rosijskogo-litaka-sistemou-patriot-mi-pro-ce-ne-ogolosuvali.html" text:style-name="Internet_20_link" text:visited-style-name="Visited_20_Internet_20_Link">
https://www.ukrinform.ua/rubric-ato/3711624-ignat-pro-zbitta-rosijskogo-litaka-sistemou-patriot-mi-pro-ce-ne-ogolosuvali.html</text:a>
</text:p>
      <!--NEWS-->
      <text:h text:style-name="P10" text:outline-level="1">
<text:span text:style-name="T4">
Попов не зіграє за «Динамо» до кінця сезону</text:span>
</text:h>
      <text:p text:style-name="P4">
Authors: Ukrinform (Person)</text:p>
      <text:p text:style-name="P4">
Publisher: Укринформ (Organization)</text:p>
      <text:p text:style-name="P4">
Published Time: 2023-05-19T-60:51:19+03:00</text:p>
      <text:p text:style-name="P4">
Modified Time: 2023-05-19T21:51:19+03:00</text:p>
      <text:p text:style-name="P4">
Description: Захисник «Динамо» травмувався. — Укрінформ.</text:p>
      <text:p text:style-name="P4">
Images: ["<text:a xlink:type="simple" xlink:href="https://static.ukrinform.com/photos/2023_05/thumb_files/630_360_1684522093-567.jpeg" text:style-name="Internet_20_link" text:visited-style-name="Visited_20_Internet_20_Link">
630_360_16845...</text:a>
"]</text:p>
      <text:p text:style-name="P4">
Tags: ['Динамо', 'Футбол', 'Попов']</text:p>
      <text:p text:style-name="P4">
Type: Article</text:p>
      <!--METADATA-->
      <text:p text:style-name="P4">
<draw:frame draw:style-name="fr1" draw:name="Image62" text:anchor-type="as-char" svg:width="6.9236in" svg:height="3.956343in" draw:z-index="0">
<draw:image xlink:href="../Images/yкринформ/2023-05-19T-60-51-19-03-00/630_360_1684522093-567.jpeg" xlink:type="simple" xlink:show="embed" xlink:actuate="onLoad" draw:mime-type="image/jpeg"/>
</draw:frame>
 Захисник«Динамо» травмувався.</text:p>
      <text:p text:style-name="P4">
Захисник «Динамо» Денис Попов вибув до кінця сезону через травму, <text:a xlink:type="simple" xlink:href="https://sport.ua/uk/news/626898-dinamo-vtratilo-klyuchovogo-zahisnika-do-kintsya-sezonu" text:style-name="Internet_20_link" text:visited-style-name="Visited_20_Internet_20_Link">
</text:a>
 Sport.ua, передає Укрінформ.</text:p>
      <text:p text:style-name="P4">
У 24-річного футболіста м’язове пошкодження. Про його можливу готовність намомент матчів збірної не повідомляється.</text:p>
      <text:p text:style-name="P4">
У поточному сезоні Попов провів 24 гри в усіх турнірах.</text:p>
      <text:p text:style-name="P4">
<text:span text:style-name="T4">
Читайте також:</text:span>
 <text:a xlink:type="simple" xlink:href="https://www.ukrinform.ua/rubric-sports/3709862-uaf-vidstoronila-na-tri-matci-futbolista-dinamo-vanata.html" text:style-name="Internet_20_link" text:visited-style-name="Visited_20_Internet_20_Link">
 <text:span text:style-name="T4">
Динамо</text:span>
 </text:a>
</text:p>
      <text:p text:style-name="P4">
Як повідомляв Укрінформ, завтра, 20 травня, «Динамо» на виїзді зіграє з«Олександрією» у 27-му турі УПЛ.</text:p>
      <text:p text:style-name="P4">
Фото: fcdynamo.com</text:p>
      <text:p text:style-name="P4">
Source: <text:a xlink:type="simple" xlink:href="https://www.ukrinform.ua/rubric-sports/3711625-popov-ne-zigrae-za-dinamo-do-kinca-sezonu.html" text:style-name="Internet_20_link" text:visited-style-name="Visited_20_Internet_20_Link">
https://www.ukrinform.ua/rubric-sports/3711625-popov-ne-zigrae-za-dinamo-do-kinca-sezonu.html</text:a>
</text:p>
      <!--NEWS-->
      <text:h text:style-name="P10" text:outline-level="1">
<text:span text:style-name="T4">
У районі аеропорту Маріуполя пролунали вибухи</text:span>
</text:h>
      <text:p text:style-name="P4">
Authors: Ukrinform (Person)</text:p>
      <text:p text:style-name="P4">
Publisher: Укринформ (Organization)</text:p>
      <text:p text:style-name="P4">
Published Time: 2023-05-19T-62:46:00+03:00</text:p>
      <text:p text:style-name="P4">
Modified Time: 2023-05-19T21:46:00+03:00</text:p>
      <text:p text:style-name="P4">
Description: Увечері в тимчасово захопленому Маріуполі пролунали кілька вибухів, зокрема в районі аеропорт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Аеропорт', 'Маріуполь', 'Вибух', 'Війна з Росією']</text:p>
      <text:p text:style-name="P4">
Type: Article</text:p>
      <!--METADATA-->
      <text:p text:style-name="P4">
<draw:frame draw:style-name="fr1" draw:name="Image63" text:anchor-type="as-char" svg:width="6.9236in" svg:height="3.956343in" draw:z-index="0">
<draw:image xlink:href="../Images/yкринформ/2023-05-19T-62-46-00-03-00/630_360_1669987737-966.jpg" xlink:type="simple" xlink:show="embed" xlink:actuate="onLoad" draw:mime-type="image/jpeg"/>
</draw:frame>
 Увечері втимчасово захопленому Маріуполі пролунали кілька вибухів, зокрема в районіаеропорту.</text:p>
      <text:p text:style-name="P4">
Про це повідомив у <text:a xlink:type="simple" xlink:href="https://t.me/s/andriyshTime" text:style-name="Internet_20_link" text:visited-style-name="Visited_20_Internet_20_Link">
 </text:a>
 радник міського головиМаріуполя Петро Андрющенко, передає Укрінформ.</text:p>
      <text:p text:style-name="P4">
«Тепер - аеропорт. Красивоє», - написав він у коментарі.</text:p>
      <text:p text:style-name="P4">
Незадовго до того Андрющенко <text:a xlink:type="simple" xlink:href="https://t.me/andriyshTime/9833" text:style-name="Internet_20_link" text:visited-style-name="Visited_20_Internet_20_Link">
 </text:a>
 про вибухи врайоні так званого ЖК «Невський».</text:p>
      <text:p text:style-name="P4">
Маріупольська міськрада уточнила в <text:a xlink:type="simple" xlink:href="https://t.me/mariupolrada/14259" text:style-name="Internet_20_link" text:visited-style-name="Visited_20_Internet_20_Link">
 </text:a>
 , щопрогриміли три потужні вибухи.</text:p>
      <text:p text:style-name="P4">
«Вибухи в Маріупольському районі. Відомо про три потужні вибухи, які чулимаріупольці. Попередньо влучання в місце розташування особистого складуокупантів на території Маріупольського аеропорту. Судячи з відео, у разіпідтвердження інформації, ворог мав понести значні втрати», - йдеться вдописі.</text:p>
      <text:p text:style-name="P4">
<text:span text:style-name="T4">
Читайте також:</text:span>
 <text:a xlink:type="simple" xlink:href="https://www.ukrinform.ua/rubric-regions/3711333-u-mariupoli-fiksuut-peremisenna-rosijskih-vantazivok-iz-boepripasami.html" text:style-name="Internet_20_link" text:visited-style-name="Visited_20_Internet_20_Link">
 </text:a>
</text:p>
      <text:p text:style-name="P4">
Місцеві мешканці в коментарях пишуть, що в районі аеропорту росіяни щосьбудували, на території була велика кількість техніки.</text:p>
      <text:p text:style-name="P4">
Як повідомлялося, над тимчасово захопленими загарбниками <text:a xlink:type="simple" xlink:href="https://www.ukrinform.ua/tag-mariupol" text:style-name="Internet_20_link" text:visited-style-name="Visited_20_Internet_20_Link">
</text:a>
 та районом навколо міста булозафіксовано високу активність авіації РФ.</text:p>
      <text:p text:style-name="P4">
Source: <text:a xlink:type="simple" xlink:href="https://www.ukrinform.ua/rubric-ato/3711623-v-rajoni-aeroportu-mariupola-prolunali-vibuhi.html" text:style-name="Internet_20_link" text:visited-style-name="Visited_20_Internet_20_Link">
https://www.ukrinform.ua/rubric-ato/3711623-v-rajoni-aeroportu-mariupola-prolunali-vibuhi.html</text:a>
</text:p>
      <!--NEWS-->
      <text:h text:style-name="P10" text:outline-level="1">
<text:span text:style-name="T4">
Завацька завершила виступи на турнірі ITF в Іспанії</text:span>
</text:h>
      <text:p text:style-name="P4">
Authors: Ukrinform (Person)</text:p>
      <text:p text:style-name="P4">
Publisher: Укринформ (Organization)</text:p>
      <text:p text:style-name="P4">
Published Time: 2023-05-19T-64:43:18+03:00</text:p>
      <text:p text:style-name="P4">
Modified Time: 2023-05-19T21:43:18+03:00</text:p>
      <text:p text:style-name="P4">
Description: Українка поступилась Данилович із Сербії. — Укрінформ.</text:p>
      <text:p text:style-name="P4">
Images: ["<text:a xlink:type="simple" xlink:href="https://static.ukrinform.com/photos/2023_05/thumb_files/630_360_1684521726-714.jpg" text:style-name="Internet_20_link" text:visited-style-name="Visited_20_Internet_20_Link">
630_360_16845...</text:a>
"]</text:p>
      <text:p text:style-name="P4">
Tags: ['Теніс']</text:p>
      <text:p text:style-name="P4">
Type: Article</text:p>
      <!--METADATA-->
      <text:p text:style-name="P4">
<draw:frame draw:style-name="fr1" draw:name="Image64" text:anchor-type="as-char" svg:width="6.9236in" svg:height="3.956343in" draw:z-index="0">
<draw:image xlink:href="../Images/yкринформ/2023-05-19T-64-43-18-03-00/630_360_1684521726-714.jpg" xlink:type="simple" xlink:show="embed" xlink:actuate="onLoad" draw:mime-type="image/jpeg"/>
</draw:frame>
 Українкапоступилась Данилович із Сербії.</text:p>
      <text:p text:style-name="P4">
Катаріна Завацька поступилась Ользі Данилович у чвертьфінальному матчі ITF W25у Санта-Маргеріта-ді-Пула - 2:6, 4:6, передає Укрінформ.</text:p>
      <text:p text:style-name="P4">
Це третій очний поєдинок між Завацькою і Данилович: у 2018 році українкапрограла Данилович на турнірі ITF W25 у Санта-Маргеріта-ді-Пула, а у 2021 році- на турнірі WTA 250 у Палермо. Обидва матчі також відбувалися на ґрунті.</text:p>
      <text:p text:style-name="P4">
Катаріна боролася за третій півфінал у поточному сезоні: у березні вонапрограла на цій стадії турніру ITF W40 у Маріборі, а у квітні зіграла увирішальному матчі на турнірі ITF W25 у Санта-Маргеріта-ді-Пула.</text:p>
      <text:p text:style-name="P4">
<text:span text:style-name="T4">
Читайте також:</text:span>
 <text:a xlink:type="simple" xlink:href="https://www.ukrinform.ua/rubric-sports/3711576-kalinina-peremogla-drugu-raketku-rosii-i-vperse-vistupit-u-finali-turniru-wta-v-rimi.html" text:style-name="Internet_20_link" text:visited-style-name="Visited_20_Internet_20_Link">
 <text:span text:style-name="T4">
Калініна</text:span>
 </text:a>
</text:p>
      <text:p text:style-name="P4">
Як повідомляв Укрінформ, Калініна вперше зіграє у фіналі турніру WTA.</text:p>
      <text:p text:style-name="P4">
Фото: btu.org.ua</text:p>
      <text:p text:style-name="P4">
Source: <text:a xlink:type="simple" xlink:href="https://www.ukrinform.ua/rubric-sports/3711620-zavacka-zaversila-vistupi-na-turniri-itf-v-ispanii.html" text:style-name="Internet_20_link" text:visited-style-name="Visited_20_Internet_20_Link">
https://www.ukrinform.ua/rubric-sports/3711620-zavacka-zaversila-vistupi-na-turniri-itf-v-ispanii.html</text:a>
</text:p>
      <!--NEWS-->
      <text:h text:style-name="P10" text:outline-level="1">
<text:span text:style-name="T4">
Калініна перемогла другу «ракетку» росії і вперше виступить у фіналі турніру WTA в Римі</text:span>
</text:h>
      <text:p text:style-name="P4">
Authors: Ukrinform (Person)</text:p>
      <text:p text:style-name="P4">
Publisher: Укринформ (Organization)</text:p>
      <text:p text:style-name="P4">
Published Time: 2023-05-19T-91:32:00+03:00</text:p>
      <text:p text:style-name="P4">
Modified Time: 2023-05-19T19:32:00+03:00</text:p>
      <text:p text:style-name="P4">
Description: Українка Ангеліна Калініна вперше у кар'єрі зіграє фінал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3975732-816.jpg" text:style-name="Internet_20_link" text:visited-style-name="Visited_20_Internet_20_Link">
630_360_16839...</text:a>
"]</text:p>
      <text:p text:style-name="P4">
Tags: ['Теніс', 'Ангеліна Калініна']</text:p>
      <text:p text:style-name="P4">
Type: Article</text:p>
      <!--METADATA-->
      <text:p text:style-name="P4">
<draw:frame draw:style-name="fr1" draw:name="Image65" text:anchor-type="as-char" svg:width="6.9236in" svg:height="3.956343in" draw:z-index="0">
<draw:image xlink:href="../Images/yкринформ/2023-05-19T-91-32-00-03-00/630_360_1683975732-816.jpg" xlink:type="simple" xlink:show="embed" xlink:actuate="onLoad" draw:mime-type="image/jpeg"/>
</draw:frame>
 УкраїнкаАнгеліна Калініна вперше у кар'єрі зіграє фінал турніру Жіночої тенісноїасоціації (WTA) - Internazionali BNL d’Italia - у Римі (Італія) з призовимфондом $3,5 млн.</text:p>
      <text:p text:style-name="P4">
У півфіналі престижних грунтових змагань 30-й номер «посіву» Калініна здобулаперемогу над посіяною під 11-м номером другою «ракеткою» росії ВеронікоюКудерметовою - 7:5, 5:7, 6:2, передає Укрінформ.</text:p>
      <text:p text:style-name="P4">
Матч тривав майже 3 години.</text:p>
      <text:p text:style-name="P4">
Суперницею Калініної у вирішальному поєдинку буде переможниця протистояння міжОленою Рибакіною з Казахстану (6) та Оленою Остапенко з Латвії (20).</text:p>
      <text:p text:style-name="P4">
<text:span text:style-name="T4">
Читайте також:</text:span>
 <text:a xlink:type="simple" xlink:href="https://www.ukrinform.ua/rubric-sports/3711379-tenis-ukrainki-diznalasa-potencijnih-supernic-u-kubku-billi-dzin-king.html" text:style-name="Internet_20_link" text:visited-style-name="Visited_20_Internet_20_Link">
 <text:span text:style-name="T4">
Теніс</text:span>
 </text:a>
</text:p>
      <text:p text:style-name="P4">
Турнір у Римі завершиться 21 травня.</text:p>
      <text:p text:style-name="P4">
Фото: Getty Images.</text:p>
      <text:p text:style-name="P4">
Source: <text:a xlink:type="simple" xlink:href="https://www.ukrinform.ua/rubric-sports/3711576-kalinina-peremogla-drugu-raketku-rosii-i-vperse-vistupit-u-finali-turniru-wta-v-rimi.html" text:style-name="Internet_20_link" text:visited-style-name="Visited_20_Internet_20_Link">
https://www.ukrinform.ua/rubric-sports/3711576-kalinina-peremogla-drugu-raketku-rosii-i-vperse-vistupit-u-finali-turniru-wta-v-rimi.html</text:a>
</text:p>
      <!--NEWS-->
      <text:h text:style-name="P10" text:outline-level="1">
<text:span text:style-name="T4">
Donetsk Oblast(06:00). Red Alert: aerial threat. Sirens sounding. Take cover now!</text:span>
</text:h>
      <text:p text:style-name="P4">
Authors: liveuamap (Language: en)</text:p>
      <text:p text:style-name="P4">
Time: 2023-05-19T00:00:00</text:p>
      <text:p text:style-name="P4">
Location: Donetsk Oblast (Latitude:48.72741 Longtitude:37.5775)</text:p>
      <text:p text:style-name="P4">
Videos: []</text:p>
      <text:p text:style-name="P4">
Images: []</text:p>
      <text:p text:style-name="P4">
Tags: ["Europe", "Central and Eastern Europe"]</text:p>
      <text:p text:style-name="P4">
ID: 22563842</text:p>
      <!--METADATA-->
      <text:p text:style-name="P4">
Donetsk Oblast(06:00). Red Alert: aerial threat. Sirens sounding. Take covernow!</text:p>
      <text:p text:style-name="P4">
News Collection Link: <text:a xlink:type="simple" xlink:href="https://liveuamap.com/en/2023/19-may-donetsk-oblast0600-red-alert-aerial-thg" text:style-name="Internet_20_link" text:visited-style-name="Visited_20_Internet_20_Link">
https://liveuamap.com/en/2023/19-may-donetsk-oblast0600-red-alert-aerial-thg</text:a>
</text:p>
      <text:p text:style-name="P4">
Source: <text:a xlink:type="simple" xlink:href="https://t.me/air_alert_ua/45967" text:style-name="Internet_20_link" text:visited-style-name="Visited_20_Internet_20_Link">
https://t.me/air_alert_ua/45967</text:a>
</text:p>
      <!--NEWS-->
      <text:h text:style-name="P10" text:outline-level="1">
<text:span text:style-name="T4">
Ukrainian air defense shot down 16 of 22 Shahed drones and 3 of 6 Kaliber cruise missiles, la...</text:span>
</text:h>
      <text:p text:style-name="P4">
Authors: liveuamap (Language: en)</text:p>
      <text:p text:style-name="P4">
Time: 2023-05-19T01:31:44</text:p>
      <text:p text:style-name="P4">
Location: Kyiv (Latitude:50.73545 Longtitude:30.48981)</text:p>
      <text:p text:style-name="P4">
Videos: []</text:p>
      <text:p text:style-name="P4">
Images: ["<text:a xlink:type="simple" xlink:href="https://liveuamap.com/pics/2023/05/19/22563852_0.jpg" text:style-name="Internet_20_link" text:visited-style-name="Visited_20_Internet_20_Link">
22563852_0.jpg</text:a>
"]</text:p>
      <text:p text:style-name="P4">
Tags: ["Europe", "Central and Eastern Europe"]</text:p>
      <text:p text:style-name="P4">
ID: 22563852</text:p>
      <!--METADATA-->
      <text:p text:style-name="P4">
Ukrainian air defense shot down 16 of 22 Shahed drones and 3 of 6 Kalibercruise missiles, launched by Russia overnight</text:p>
      <text:p text:style-name="P4">
<draw:frame draw:style-name="fr1" draw:name="Image66" text:anchor-type="as-char" svg:width="6.9236in" svg:height="6.9236in" draw:z-index="0">
<draw:image xlink:href="../Images/liveuamap/2023-05-19T01-31-44/22563852_0.jpg" xlink:type="simple" xlink:show="embed" xlink:actuate="onLoad" draw:mime-type="image/jpeg"/>
</draw:frame>
</text:p>
      <text:p text:style-name="P4">
News Collection Link: <text:a xlink:type="simple" xlink:href="https://liveuamap.com/en/2023/19-may-ukrainian-air-defense-shot-down-16-of-22-shahed-drones" text:style-name="Internet_20_link" text:visited-style-name="Visited_20_Internet_20_Link">
https://liveuamap.com/en/2023/19-may-ukrainian-air-defense-shot-down-16-of-22-shahed-drones</text:a>
</text:p>
      <text:p text:style-name="P4">
Source: <text:a xlink:type="simple" xlink:href="https://t.me/kpszsu/2524" text:style-name="Internet_20_link" text:visited-style-name="Visited_20_Internet_20_Link">
https://t.me/kpszsu/2524</text:a>
</text:p>
      <!--NEWS-->
      <text:h text:style-name="P10" text:outline-level="1">
<text:span text:style-name="T4">
Drone crashed at railway in Dzhankoi district, northern Crimea</text:span>
</text:h>
      <text:p text:style-name="P4">
Authors: liveuamap (Language: en)</text:p>
      <text:p text:style-name="P4">
Time: 2023-05-19T01:36:47</text:p>
      <text:p text:style-name="P4">
Location: Dzhankoi (Latitude:45.87746 Longtitude:34.4484)</text:p>
      <text:p text:style-name="P4">
Videos: []</text:p>
      <text:p text:style-name="P4">
Images: []</text:p>
      <text:p text:style-name="P4">
Tags: ["Europe", "Central and Eastern Europe"]</text:p>
      <text:p text:style-name="P4">
ID: 22563853</text:p>
      <!--METADATA-->
      <text:p text:style-name="P4">
Drone crashed at railway in Dzhankoi district, northern Crimea</text:p>
      <text:p text:style-name="P4">
News Collection Link: <text:a xlink:type="simple" xlink:href="https://liveuamap.com/en/2023/19-may-drone-crashed-at-railway-in-dzhankoi-district-northern" text:style-name="Internet_20_link" text:visited-style-name="Visited_20_Internet_20_Link">
https://liveuamap.com/en/2023/19-may-drone-crashed-at-railway-in-dzhankoi-district-northern</text:a>
</text:p>
      <text:p text:style-name="P4">
Source: <text:a xlink:type="simple" xlink:href="https://t.me/bazabazon/17778" text:style-name="Internet_20_link" text:visited-style-name="Visited_20_Internet_20_Link">
https://t.me/bazabazon/17778</text:a>
</text:p>
      <!--NEWS-->
      <text:h text:style-name="P10" text:outline-level="1">
<text:span text:style-name="T4">
2 wounded in Kryvyi Rih, significant damaged caused in Russian attack overnight</text:span>
</text:h>
      <text:p text:style-name="P4">
Authors: liveuamap (Language: en)</text:p>
      <text:p text:style-name="P4">
Time: 2023-05-19T01:39:11</text:p>
      <text:p text:style-name="P4">
Location: Kryvyi Rih (Latitude:47.88504 Longtitude:33.3696)</text:p>
      <text:p text:style-name="P4">
Videos: []</text:p>
      <text:p text:style-name="P4">
Images: ["<text:a xlink:type="simple" xlink:href="https://liveuamap.com/pics/2023/05/19/22563854_0.jpg" text:style-name="Internet_20_link" text:visited-style-name="Visited_20_Internet_20_Link">
22563854_0.jpg</text:a>
", "<text:a xlink:type="simple" xlink:href="https://liveuamap.com/pics/2023/05/19/22563854_1.jpg" text:style-name="Internet_20_link" text:visited-style-name="Visited_20_Internet_20_Link">
22563854_1.jpg</text:a>
", "<text:a xlink:type="simple" xlink:href="https://liveuamap.com/pics/2023/05/19/22563854_2.jpg" text:style-name="Internet_20_link" text:visited-style-name="Visited_20_Internet_20_Link">
22563854_2.jpg</text:a>
"]</text:p>
      <text:p text:style-name="P4">
Tags: ["Europe", "Central and Eastern Europe"]</text:p>
      <text:p text:style-name="P4">
ID: 22563854</text:p>
      <!--METADATA-->
      <text:p text:style-name="P4">
2 wounded in Kryvyi Rih, significant damaged caused in Russian attackovernight</text:p>
      <text:p text:style-name="P4">
<draw:frame draw:style-name="fr1" draw:name="Image67" text:anchor-type="as-char" svg:width="5.625in" svg:height="10.0in" draw:z-index="0">
<draw:image xlink:href="../Images/liveuamap/2023-05-19T01-39-11/22563854_0.jpg" xlink:type="simple" xlink:show="embed" xlink:actuate="onLoad" draw:mime-type="image/jpeg"/>
</draw:frame>
<draw:frame draw:style-name="fr1" draw:name="Image68" text:anchor-type="as-char" svg:width="6.3375in" svg:height="10.0in" draw:z-index="0">
<draw:image xlink:href="../Images/liveuamap/2023-05-19T01-39-11/22563854_1.jpg" xlink:type="simple" xlink:show="embed" xlink:actuate="onLoad" draw:mime-type="image/jpeg"/>
</draw:frame>
<draw:frame draw:style-name="fr1" draw:name="Image69" text:anchor-type="as-char" svg:width="6.9236in" svg:height="3.800171in" draw:z-index="0">
<draw:image xlink:href="../Images/liveuamap/2023-05-19T01-39-11/22563854_2.jpg" xlink:type="simple" xlink:show="embed" xlink:actuate="onLoad" draw:mime-type="image/jpeg"/>
</draw:frame>
</text:p>
      <text:p text:style-name="P4">
News Collection Link: <text:a xlink:type="simple" xlink:href="https://liveuamap.com/en/2023/19-may-2-wounded-in-kryvyi-rih-significant-damaged-caused" text:style-name="Internet_20_link" text:visited-style-name="Visited_20_Internet_20_Link">
https://liveuamap.com/en/2023/19-may-2-wounded-in-kryvyi-rih-significant-damaged-caused</text:a>
</text:p>
      <text:p text:style-name="P4">
Source: <text:a xlink:type="simple" xlink:href="https://t.me/hyevuy_dnepr/52397" text:style-name="Internet_20_link" text:visited-style-name="Visited_20_Internet_20_Link">
https://t.me/hyevuy_dnepr/52397</text:a>
</text:p>
      <!--NEWS-->
      <text:h text:style-name="P10" text:outline-level="1">
<text:span text:style-name="T4">
Zaporizka Oblast(08:43). Red Alert: aerial threat. Sirens sounding. Take cover now!</text:span>
</text:h>
      <text:p text:style-name="P4">
Authors: liveuamap (Language: en)</text:p>
      <text:p text:style-name="P4">
Time: 2023-05-19T02:44:00</text:p>
      <text:p text:style-name="P4">
Location: Zaporizka Oblast (Latitude:47.612461 Longtitude:35.766331)</text:p>
      <text:p text:style-name="P4">
Videos: []</text:p>
      <text:p text:style-name="P4">
Images: []</text:p>
      <text:p text:style-name="P4">
Tags: ["Europe", "Central and Eastern Europe"]</text:p>
      <text:p text:style-name="P4">
ID: 22563949</text:p>
      <!--METADATA-->
      <text:p text:style-name="P4">
Zaporizka Oblast(08:43). Red Alert: aerial threat. Sirens sounding. Take covernow!</text:p>
      <text:p text:style-name="P4">
News Collection Link: <text:a xlink:type="simple" xlink:href="https://liveuamap.com/en/2023/19-may-zaporizka-oblast0843-red-alert-aerial-g" text:style-name="Internet_20_link" text:visited-style-name="Visited_20_Internet_20_Link">
https://liveuamap.com/en/2023/19-may-zaporizka-oblast0843-red-alert-aerial-g</text:a>
</text:p>
      <text:p text:style-name="P4">
Source: <text:a xlink:type="simple" xlink:href="https://t.me/air_alert_ua/45970" text:style-name="Internet_20_link" text:visited-style-name="Visited_20_Internet_20_Link">
https://t.me/air_alert_ua/45970</text:a>
</text:p>
      <!--NEWS-->
      <text:h text:style-name="P10" text:outline-level="1">
<text:span text:style-name="T4">
Donetsk Oblast(09:06). Red Alert: aerial threat. Sirens sounding. Take cover now!</text:span>
</text:h>
      <text:p text:style-name="P4">
Authors: liveuamap (Language: en)</text:p>
      <text:p text:style-name="P4">
Time: 2023-05-19T03:08:00</text:p>
      <text:p text:style-name="P4">
Location: Donetsk Oblast (Latitude:48.72866 Longtitude:37.57844)</text:p>
      <text:p text:style-name="P4">
Videos: []</text:p>
      <text:p text:style-name="P4">
Images: []</text:p>
      <text:p text:style-name="P4">
Tags: ["Europe", "Central and Eastern Europe"]</text:p>
      <text:p text:style-name="P4">
ID: 22563951</text:p>
      <!--METADATA-->
      <text:p text:style-name="P4">
Donetsk Oblast(09:06). Red Alert: aerial threat. Sirens sounding. Take covernow!</text:p>
      <text:p text:style-name="P4">
News Collection Link: <text:a xlink:type="simple" xlink:href="https://liveuamap.com/en/2023/19-may-donetsk-oblast0906-red-alert-aerial-thg" text:style-name="Internet_20_link" text:visited-style-name="Visited_20_Internet_20_Link">
https://liveuamap.com/en/2023/19-may-donetsk-oblast0906-red-alert-aerial-thg</text:a>
</text:p>
      <text:p text:style-name="P4">
Source: <text:a xlink:type="simple" xlink:href="https://t.me/air_alert_ua/45971" text:style-name="Internet_20_link" text:visited-style-name="Visited_20_Internet_20_Link">
https://t.me/air_alert_ua/45971</text:a>
</text:p>
      <!--NEWS-->
      <text:h text:style-name="P10" text:outline-level="1">
<text:span text:style-name="T4">
Kherson, Khersonska Oblast(09:08). Red Alert: aerial threat. Sirens sounding. Take cover now!</text:span>
</text:h>
      <text:p text:style-name="P4">
Authors: liveuamap (Language: en)</text:p>
      <text:p text:style-name="P4">
Time: 2023-05-19T03:10:00</text:p>
      <text:p text:style-name="P4">
Location: Kherson (Latitude:46.65581000 Longtitude:32.61780000)</text:p>
      <text:p text:style-name="P4">
Videos: []</text:p>
      <text:p text:style-name="P4">
Images: []</text:p>
      <text:p text:style-name="P4">
Tags: ["Europe", "Central and Eastern Europe"]</text:p>
      <text:p text:style-name="P4">
ID: 22563952</text:p>
      <!--METADATA-->
      <text:p text:style-name="P4">
Kherson, Khersonska Oblast(09:08). Red Alert: aerial threat. Sirens sounding.Take cover now!</text:p>
      <text:p text:style-name="P4">
News Collection Link: <text:a xlink:type="simple" xlink:href="https://liveuamap.com/en/2023/19-may-kherson-khersonska-oblast0908-red-alerg" text:style-name="Internet_20_link" text:visited-style-name="Visited_20_Internet_20_Link">
https://liveuamap.com/en/2023/19-may-kherson-khersonska-oblast0908-red-alerg</text:a>
</text:p>
      <text:p text:style-name="P4">
Source: <text:a xlink:type="simple" xlink:href="https://t.me/air_alert_ua/45972" text:style-name="Internet_20_link" text:visited-style-name="Visited_20_Internet_20_Link">
https://t.me/air_alert_ua/45972</text:a>
</text:p>
      <!--NEWS-->
      <text:h text:style-name="P10" text:outline-level="1">
<text:span text:style-name="T4">
Sources told Reuters: The Ukrainian president will leave Jeddah after his participation in th...</text:span>
</text:h>
      <text:p text:style-name="P4">
Authors: liveuamap (Language: en)</text:p>
      <text:p text:style-name="P4">
Time: 2023-05-19T03:41:08</text:p>
      <text:p text:style-name="P4">
Location: Jeddah,Makkah Province (Latitude:21.48551 Longtitude:39.19235)</text:p>
      <text:p text:style-name="P4">
Videos: []</text:p>
      <text:p text:style-name="P4">
Images: []</text:p>
      <text:p text:style-name="P4">
Tags: ["Saudi Arabia", "Japan"]</text:p>
      <text:p text:style-name="P4">
ID: 22563955</text:p>
      <!--METADATA-->
      <text:p text:style-name="P4">
Sources told Reuters: The Ukrainian president will leave Jeddah after hisparticipation in the Arab summit to Hiroshima to attend the G7 meetings.Ukrainian NSDC already denied report, says Zelensky will participate in G7 viavideo link</text:p>
      <text:p text:style-name="P4">
News Collection Link: <text:a xlink:type="simple" xlink:href="https://liveuamap.com/en/2023/19-may-sources-told-reuters-the-ukrainian-president-will" text:style-name="Internet_20_link" text:visited-style-name="Visited_20_Internet_20_Link">
https://liveuamap.com/en/2023/19-may-sources-told-reuters-the-ukrainian-president-will</text:a>
</text:p>
      <text:p text:style-name="P4">
Source: <text:a xlink:type="simple" xlink:href="https://twitter.com/SkyNewsArabia_B/status/1659463660245250048" text:style-name="Internet_20_link" text:visited-style-name="Visited_20_Internet_20_Link">
https://twitter.com/SkyNewsArabia_B/status/1659463660245250048</text:a>
</text:p>
      <!--NEWS-->
      <text:h text:style-name="P10" text:outline-level="1">
<text:span text:style-name="T4">
Zaporizka Oblast, Dnipro, Dnipropetrovska Oblast(10:30). Red Alert: aerial threat. Sirens sou...</text:span>
</text:h>
      <text:p text:style-name="P4">
Authors: liveuamap (Language: en)</text:p>
      <text:p text:style-name="P4">
Time: 2023-05-19T04:31:00</text:p>
      <text:p text:style-name="P4">
Location: Zaporizka Oblast (Latitude:47.612661 Longtitude:35.764851)</text:p>
      <text:p text:style-name="P4">
Videos: []</text:p>
      <text:p text:style-name="P4">
Images: []</text:p>
      <text:p text:style-name="P4">
Tags: ["Europe", "Central and Eastern Europe"]</text:p>
      <text:p text:style-name="P4">
ID: 22563957</text:p>
      <!--METADATA-->
      <text:p text:style-name="P4">
Zaporizka Oblast, Dnipro, Dnipropetrovska Oblast(10:30). Red Alert: aerialthreat. Sirens sounding. Take cover now!</text:p>
      <text:p text:style-name="P4">
News Collection Link: <text:a xlink:type="simple" xlink:href="https://liveuamap.com/en/2023/19-may-zaporizka-oblast-dnipro-dnipropetrovskg" text:style-name="Internet_20_link" text:visited-style-name="Visited_20_Internet_20_Link">
https://liveuamap.com/en/2023/19-may-zaporizka-oblast-dnipro-dnipropetrovskg</text:a>
</text:p>
      <text:p text:style-name="P4">
Source: <text:a xlink:type="simple" xlink:href="https://t.me/air_alert_ua/45976" text:style-name="Internet_20_link" text:visited-style-name="Visited_20_Internet_20_Link">
https://t.me/air_alert_ua/45976</text:a>
</text:p>
      <!--NEWS-->
      <text:h text:style-name="P10" text:outline-level="1">
<text:span text:style-name="T4">
Kharkiv, Kharkivska Oblast(10:31). Red Alert: aerial threat. Sirens sounding. Take cover now!</text:span>
</text:h>
      <text:p text:style-name="P4">
Authors: liveuamap (Language: en)</text:p>
      <text:p text:style-name="P4">
Time: 2023-05-19T04:32:00</text:p>
      <text:p text:style-name="P4">
Location: Kharkiv (Latitude:49.98081000 Longtitude:36.25272000)</text:p>
      <text:p text:style-name="P4">
Videos: []</text:p>
      <text:p text:style-name="P4">
Images: []</text:p>
      <text:p text:style-name="P4">
Tags: ["Europe", "Central and Eastern Europe"]</text:p>
      <text:p text:style-name="P4">
ID: 22563958</text:p>
      <!--METADATA-->
      <text:p text:style-name="P4">
Kharkiv, Kharkivska Oblast(10:31). Red Alert: aerial threat. Sirens sounding.Take cover now!</text:p>
      <text:p text:style-name="P4">
News Collection Link: <text:a xlink:type="simple" xlink:href="https://liveuamap.com/en/2023/19-may-kharkiv-kharkivska-oblast1031-red-alerg" text:style-name="Internet_20_link" text:visited-style-name="Visited_20_Internet_20_Link">
https://liveuamap.com/en/2023/19-may-kharkiv-kharkivska-oblast1031-red-alerg</text:a>
</text:p>
      <text:p text:style-name="P4">
Source: <text:a xlink:type="simple" xlink:href="https://t.me/suspilnekharkiv/24988" text:style-name="Internet_20_link" text:visited-style-name="Visited_20_Internet_20_Link">
https://t.me/suspilnekharkiv/24988</text:a>
</text:p>
      <!--NEWS-->
      <text:h text:style-name="P10" text:outline-level="1">
<text:span text:style-name="T4">
Russian army conducted 39 missile strikes, 39 airstrikes and 50 shelling with MLRS, - General...</text:span>
</text:h>
      <text:p text:style-name="P4">
Authors: liveuamap (Language: en)</text:p>
      <text:p text:style-name="P4">
Time: 2023-05-19T04:41:00</text:p>
      <text:p text:style-name="P4">
Location: Bakhmut (Latitude:48.54911 Longtitude:37.94952)</text:p>
      <text:p text:style-name="P4">
Videos: []</text:p>
      <text:p text:style-name="P4">
Images: []</text:p>
      <text:p text:style-name="P4">
Tags: ["Russia"]</text:p>
      <text:p text:style-name="P4">
ID: 22563970</text:p>
      <!--METADATA-->
      <text:p text:style-name="P4">
Russian army conducted 39 missile strikes, 39 airstrikes and 50 shelling withMLRS, - General Staff of Armed Forces of Ukraine says in the morning report</text:p>
      <text:p text:style-name="P4">
News Collection Link: <text:a xlink:type="simple" xlink:href="https://liveuamap.com/en/2023/19-may-russian-army-conducted-39-missile-strikes-39-airstrikes" text:style-name="Internet_20_link" text:visited-style-name="Visited_20_Internet_20_Link">
https://liveuamap.com/en/2023/19-may-russian-army-conducted-39-missile-strikes-39-airstrikes</text:a>
</text:p>
      <text:p text:style-name="P4">
Source: <text:a xlink:type="simple" xlink:href="https://t.me/lumsrc/4832" text:style-name="Internet_20_link" text:visited-style-name="Visited_20_Internet_20_Link">
https://t.me/lumsrc/4832</text:a>
</text:p>
      <!--NEWS-->
      <text:h text:style-name="P10" text:outline-level="1">
<text:span text:style-name="T4">
At Maryinka direction Russian army shelled Krasnohorivka, Maryinka and Pobyeda of Donetsk reg...</text:span>
</text:h>
      <text:p text:style-name="P4">
Authors: liveuamap (Language: en)</text:p>
      <text:p text:style-name="P4">
Time: 2023-05-19T04:42:00</text:p>
      <text:p text:style-name="P4">
Location: Velyka Novosilka (Latitude:47.83367 Longtitude:36.83493)</text:p>
      <text:p text:style-name="P4">
Videos: []</text:p>
      <text:p text:style-name="P4">
Images: []</text:p>
      <text:p text:style-name="P4">
Tags: ["Russia"]</text:p>
      <text:p text:style-name="P4">
ID: 22563964</text:p>
      <!--METADATA-->
      <text:p text:style-name="P4">
At Maryinka direction Russian army shelled Krasnohorivka, Maryinka and Pobyedaof Donetsk region. Russian aviation conducted airstrikes at Zolota Nyva andVelyka Novosilka, - General Staff of Armed Forces of Ukraine says in themorning report</text:p>
      <text:p text:style-name="P4">
News Collection Link: <text:a xlink:type="simple" xlink:href="https://liveuamap.com/en/2023/19-may-at-maryinka-direction-russian-army-shelled-krasnohorivka" text:style-name="Internet_20_link" text:visited-style-name="Visited_20_Internet_20_Link">
https://liveuamap.com/en/2023/19-may-at-maryinka-direction-russian-army-shelled-krasnohorivka</text:a>
</text:p>
      <text:p text:style-name="P4">
Source: <text:a xlink:type="simple" xlink:href="https://t.me/lumsrc/4838" text:style-name="Internet_20_link" text:visited-style-name="Visited_20_Internet_20_Link">
https://t.me/lumsrc/4838</text:a>
</text:p>
      <!--NEWS-->
      <text:h text:style-name="P10" text:outline-level="1">
<text:span text:style-name="T4">
G7 agrees new sanctions to 'starve Russia's war machine'</text:span>
</text:h>
      <text:p text:style-name="P4">
Authors: liveuamap (Language: en)</text:p>
      <text:p text:style-name="P4">
Time: 2023-05-19T04:46:15</text:p>
      <text:p text:style-name="P4">
Location: Hiroshima-shi,Hiroshima-ken (Latitude:34.38529 Longtitude:132.45531)</text:p>
      <text:p text:style-name="P4">
Videos: []</text:p>
      <text:p text:style-name="P4">
Images: []</text:p>
      <text:p text:style-name="P4">
Tags: ["Japan", "Russia"]</text:p>
      <text:p text:style-name="P4">
ID: 22563959</text:p>
      <!--METADATA-->
      <text:p text:style-name="P4">
G7 agrees new sanctions to 'starve Russia's war machine'</text:p>
      <text:p text:style-name="P4">
News Collection Link: <text:a xlink:type="simple" xlink:href="https://liveuamap.com/en/2023/19-may-g7-agrees-new-sanctions-to-starve-russias-war-machine" text:style-name="Internet_20_link" text:visited-style-name="Visited_20_Internet_20_Link">
https://liveuamap.com/en/2023/19-may-g7-agrees-new-sanctions-to-starve-russias-war-machine</text:a>
</text:p>
      <text:p text:style-name="P4">
Source: <text:a xlink:type="simple" xlink:href="https://twitter.com/AFP/status/1659478399453102081" text:style-name="Internet_20_link" text:visited-style-name="Visited_20_Internet_20_Link">
https://twitter.com/AFP/status/1659478399453102081</text:a>
</text:p>
      <!--NEWS-->
      <text:h text:style-name="P10" text:outline-level="1">
<text:span text:style-name="T4">
TASS: The Russian Defense Minister inspects the front lines in Zaporizhia, southeastern Ukraine</text:span>
</text:h>
      <text:p text:style-name="P4">
Authors: liveuamap (Language: en)</text:p>
      <text:p text:style-name="P4">
Time: 2023-05-19T05:03:42</text:p>
      <text:p text:style-name="P4">
Location: Zaporizhzhia (Latitude:46.81134 Longtitude:36.67786)</text:p>
      <text:p text:style-name="P4">
Videos: []</text:p>
      <text:p text:style-name="P4">
Images: []</text:p>
      <text:p text:style-name="P4">
Tags: ["Russia"]</text:p>
      <text:p text:style-name="P4">
ID: 22563971</text:p>
      <!--METADATA-->
      <text:p text:style-name="P4">
TASS: The Russian Defense Minister inspects the front lines in Zaporizhia,southeastern Ukraine</text:p>
      <text:p text:style-name="P4">
News Collection Link: <text:a xlink:type="simple" xlink:href="https://liveuamap.com/en/2023/19-may-tass-the-russian-defense-minister-inspects-the-front" text:style-name="Internet_20_link" text:visited-style-name="Visited_20_Internet_20_Link">
https://liveuamap.com/en/2023/19-may-tass-the-russian-defense-minister-inspects-the-front</text:a>
</text:p>
      <text:p text:style-name="P4">
Source: <text:a xlink:type="simple" xlink:href="https://twitter.com/AlArabiya_Brk/status/1659482127983947776" text:style-name="Internet_20_link" text:visited-style-name="Visited_20_Internet_20_Link">
https://twitter.com/AlArabiya_Brk/status/1659482127983947776</text:a>
</text:p>
      <!--NEWS-->
      <text:h text:style-name="P10" text:outline-level="1">
<text:span text:style-name="T4">
Indian PM Narendra Modi and the Ukrainian President Volodymyr Zelenskiy will meet in Hiroshim...</text:span>
</text:h>
      <text:p text:style-name="P4">
Authors: liveuamap (Language: en)</text:p>
      <text:p text:style-name="P4">
Time: 2023-05-19T05:08:31</text:p>
      <text:p text:style-name="P4">
Location: Hiroshima-shi,Hiroshima-ken (Latitude:34.3846 Longtitude:132.45469)</text:p>
      <text:p text:style-name="P4">
Videos: []</text:p>
      <text:p text:style-name="P4">
Images: []</text:p>
      <text:p text:style-name="P4">
Tags: ["Japan", "Asia"]</text:p>
      <text:p text:style-name="P4">
ID: 22563973</text:p>
      <!--METADATA-->
      <text:p text:style-name="P4">
Indian PM Narendra Modi and the Ukrainian President Volodymyr Zelenskiy willmeet in Hiroshima. First meeting since Russia's aggressive war started on 24February 2022</text:p>
      <text:p text:style-name="P4">
News Collection Link: <text:a xlink:type="simple" xlink:href="https://liveuamap.com/en/2023/19-may-indian-pm-narendra-modi-and-the-ukrainian-president" text:style-name="Internet_20_link" text:visited-style-name="Visited_20_Internet_20_Link">
https://liveuamap.com/en/2023/19-may-indian-pm-narendra-modi-and-the-ukrainian-president</text:a>
</text:p>
      <text:p text:style-name="P4">
Source: <text:a xlink:type="simple" xlink:href="https://twitter.com/mridulaghosh/status/1659480755557351428" text:style-name="Internet_20_link" text:visited-style-name="Visited_20_Internet_20_Link">
https://twitter.com/mridulaghosh/status/1659480755557351428</text:a>
</text:p>
      <!--NEWS-->
      <text:h text:style-name="P10" text:outline-level="1">
<text:span text:style-name="T4">
Donetsk Oblast(12:19). Red Alert: aerial threat. Sirens sounding. Take cover now!</text:span>
</text:h>
      <text:p text:style-name="P4">
Authors: liveuamap (Language: en)</text:p>
      <text:p text:style-name="P4">
Time: 2023-05-19T06:21:00</text:p>
      <text:p text:style-name="P4">
Location: Donetsk Oblast (Latitude:48.72764 Longtitude:37.57853)</text:p>
      <text:p text:style-name="P4">
Videos: []</text:p>
      <text:p text:style-name="P4">
Images: []</text:p>
      <text:p text:style-name="P4">
Tags: ["Europe", "Central and Eastern Europe"]</text:p>
      <text:p text:style-name="P4">
ID: 22563993</text:p>
      <!--METADATA-->
      <text:p text:style-name="P4">
Donetsk Oblast(12:19). Red Alert: aerial threat. Sirens sounding. Take covernow!</text:p>
      <text:p text:style-name="P4">
News Collection Link: <text:a xlink:type="simple" xlink:href="https://liveuamap.com/en/2023/19-may-donetsk-oblast1219-red-alert-aerial-thg" text:style-name="Internet_20_link" text:visited-style-name="Visited_20_Internet_20_Link">
https://liveuamap.com/en/2023/19-may-donetsk-oblast1219-red-alert-aerial-thg</text:a>
</text:p>
      <text:p text:style-name="P4">
Source: <text:a xlink:type="simple" xlink:href="https://t.me/air_alert_ua/45984" text:style-name="Internet_20_link" text:visited-style-name="Visited_20_Internet_20_Link">
https://t.me/air_alert_ua/45984</text:a>
</text:p>
      <!--NEWS-->
      <text:h text:style-name="P10" text:outline-level="1">
<text:span text:style-name="T4">
Poltavska Oblast(12:23). Red Alert: aerial threat. Sirens sounding. Take cover now!</text:span>
</text:h>
      <text:p text:style-name="P4">
Authors: liveuamap (Language: en)</text:p>
      <text:p text:style-name="P4">
Time: 2023-05-19T06:24:00</text:p>
      <text:p text:style-name="P4">
Location: Poltavska Oblast (Latitude:49.47705000 Longtitude:33.81866000)</text:p>
      <text:p text:style-name="P4">
Videos: []</text:p>
      <text:p text:style-name="P4">
Images: []</text:p>
      <text:p text:style-name="P4">
Tags: ["Europe", "Central and Eastern Europe"]</text:p>
      <text:p text:style-name="P4">
ID: 22563994</text:p>
      <!--METADATA-->
      <text:p text:style-name="P4">
Poltavska Oblast(12:23). Red Alert: aerial threat. Sirens sounding. Take covernow!</text:p>
      <text:p text:style-name="P4">
News Collection Link: <text:a xlink:type="simple" xlink:href="https://liveuamap.com/en/2023/19-may-poltavska-oblast1223-red-alert-aerial-g" text:style-name="Internet_20_link" text:visited-style-name="Visited_20_Internet_20_Link">
https://liveuamap.com/en/2023/19-may-poltavska-oblast1223-red-alert-aerial-g</text:a>
</text:p>
      <text:p text:style-name="P4">
Source: <text:a xlink:type="simple" xlink:href="https://t.me/suspilnepoltava/11231" text:style-name="Internet_20_link" text:visited-style-name="Visited_20_Internet_20_Link">
https://t.me/suspilnepoltava/11231</text:a>
</text:p>
      <!--NEWS-->
      <text:h text:style-name="P10" text:outline-level="1">
<text:span text:style-name="T4">
Dnipro, Dnipropetrovska Oblast(12:23). Red Alert: aerial threat. Sirens sounding. Take cover ...</text:span>
</text:h>
      <text:p text:style-name="P4">
Authors: liveuamap (Language: en)</text:p>
      <text:p text:style-name="P4">
Time: 2023-05-19T06:25:00</text:p>
      <text:p text:style-name="P4">
Location: Dnipro (Latitude:48.46011 Longtitude:35.0395)</text:p>
      <text:p text:style-name="P4">
Videos: []</text:p>
      <text:p text:style-name="P4">
Images: []</text:p>
      <text:p text:style-name="P4">
Tags: ["Europe", "Central and Eastern Europe"]</text:p>
      <text:p text:style-name="P4">
ID: 22563995</text:p>
      <!--METADATA-->
      <text:p text:style-name="P4">
Dnipro, Dnipropetrovska Oblast(12:23). Red Alert: aerial threat. Sirenssounding. Take cover now!</text:p>
      <text:p text:style-name="P4">
News Collection Link: <text:a xlink:type="simple" xlink:href="https://liveuamap.com/en/2023/19-may-dnipro-dnipropetrovska-oblast1223-red-g" text:style-name="Internet_20_link" text:visited-style-name="Visited_20_Internet_20_Link">
https://liveuamap.com/en/2023/19-may-dnipro-dnipropetrovska-oblast1223-red-g</text:a>
</text:p>
      <text:p text:style-name="P4">
Source: <text:a xlink:type="simple" xlink:href="https://t.me/suspilnednipro/15622" text:style-name="Internet_20_link" text:visited-style-name="Visited_20_Internet_20_Link">
https://t.me/suspilnednipro/15622</text:a>
</text:p>
      <!--NEWS-->
      <text:h text:style-name="P10" text:outline-level="1">
<text:span text:style-name="T4">
Kharkiv, Kharkivska Oblast, Sumska Oblast, Zaporizka Oblast(12:25). Red Alert: aerial threat....</text:span>
</text:h>
      <text:p text:style-name="P4">
Authors: liveuamap (Language: en)</text:p>
      <text:p text:style-name="P4">
Time: 2023-05-19T06:26:00</text:p>
      <text:p text:style-name="P4">
Location: Kharkiv (Latitude:49.98115 Longtitude:36.25178)</text:p>
      <text:p text:style-name="P4">
Videos: []</text:p>
      <text:p text:style-name="P4">
Images: []</text:p>
      <text:p text:style-name="P4">
Tags: ["Europe", "Central and Eastern Europe"]</text:p>
      <text:p text:style-name="P4">
ID: 22563996</text:p>
      <!--METADATA-->
      <text:p text:style-name="P4">
Kharkiv, Kharkivska Oblast, Sumska Oblast, Zaporizka Oblast(12:25). Red Alert:aerial threat. Sirens sounding. Take cover now!</text:p>
      <text:p text:style-name="P4">
News Collection Link: <text:a xlink:type="simple" xlink:href="https://liveuamap.com/en/2023/19-may-kharkiv-kharkivska-oblast-sumska-oblasg" text:style-name="Internet_20_link" text:visited-style-name="Visited_20_Internet_20_Link">
https://liveuamap.com/en/2023/19-may-kharkiv-kharkivska-oblast-sumska-oblasg</text:a>
</text:p>
      <text:p text:style-name="P4">
Source: <text:a xlink:type="simple" xlink:href="https://t.me/air_alert_ua/45989" text:style-name="Internet_20_link" text:visited-style-name="Visited_20_Internet_20_Link">
https://t.me/air_alert_ua/45989</text:a>
</text:p>
      <!--NEWS-->
      <text:h text:style-name="P10" text:outline-level="1">
<text:span text:style-name="T4">
.@Pentagon's @sabrinasingh24 has this update on the U.S. Patriot missile defense system in Uk...</text:span>
</text:h>
      <text:p text:style-name="P4">
Authors: liveuamap (Language: en)</text:p>
      <text:p text:style-name="P4">
Time: 2023-05-19T06:52:23</text:p>
      <text:p text:style-name="P4">
Location: Arlington, Virginia (Latitude:38.86818 Longtitude:-77.05553)</text:p>
      <text:p text:style-name="P4">
Videos: []</text:p>
      <text:p text:style-name="P4">
Images: ["<text:a xlink:type="simple" xlink:href="https://liveuamap.com/pics/2023/05/19/22564001_0.png" text:style-name="Internet_20_link" text:visited-style-name="Visited_20_Internet_20_Link">
22564001_0.png</text:a>
"]</text:p>
      <text:p text:style-name="P4">
Tags: ["Russia", "Weapons"]</text:p>
      <text:p text:style-name="P4">
ID: 22564001</text:p>
      <!--METADATA-->
      <text:p text:style-name="P4">
's @sabrinasingh24 has this update on the U.S. Patriot missile defense systemin Ukraine, that Russia claims to have destroyed recently (with a Kindzhalhypersonic missile): "It has been repaired, it is fully back online andoperational."</text:p>
      <text:p text:style-name="P4">
<draw:frame draw:style-name="fr1" draw:name="Image70" text:anchor-type="as-char" svg:width="6.9236in" svg:height="1.460943in" draw:z-index="0">
<draw:image xlink:href="../Images/liveuamap/2023-05-19T06-52-23/22564001_0.png" xlink:type="simple" xlink:show="embed" xlink:actuate="onLoad" draw:mime-type="image/png"/>
</draw:frame>
</text:p>
      <text:p text:style-name="P4">
News Collection Link: <text:a xlink:type="simple" xlink:href="https://liveuamap.com/en/2023/19-may-pentagons-sabrinasingh24-has-this-update-on-the-us" text:style-name="Internet_20_link" text:visited-style-name="Visited_20_Internet_20_Link">
https://liveuamap.com/en/2023/19-may-pentagons-sabrinasingh24-has-this-update-on-the-us</text:a>
</text:p>
      <text:p text:style-name="P4">
Source: <text:a xlink:type="simple" xlink:href="https://twitter.com/Mike_Eckel/status/1659511287758331905" text:style-name="Internet_20_link" text:visited-style-name="Visited_20_Internet_20_Link">
https://twitter.com/Mike_Eckel/status/1659511287758331905</text:a>
</text:p>
      <!--NEWS-->
      <text:h text:style-name="P10" text:outline-level="1">
<text:span text:style-name="T4">
Donetsk Oblast(13:57). Red Alert: aerial threat. Sirens sounding. Take cover now!</text:span>
</text:h>
      <text:p text:style-name="P4">
Authors: liveuamap (Language: en)</text:p>
      <text:p text:style-name="P4">
Time: 2023-05-19T07:57:00</text:p>
      <text:p text:style-name="P4">
Location: Donetsk Oblast (Latitude:48.72744 Longtitude:37.5781)</text:p>
      <text:p text:style-name="P4">
Videos: []</text:p>
      <text:p text:style-name="P4">
Images: []</text:p>
      <text:p text:style-name="P4">
Tags: ["Europe", "Central and Eastern Europe"]</text:p>
      <text:p text:style-name="P4">
ID: 22564006</text:p>
      <!--METADATA-->
      <text:p text:style-name="P4">
Donetsk Oblast(13:57). Red Alert: aerial threat. Sirens sounding. Take covernow!</text:p>
      <text:p text:style-name="P4">
News Collection Link: <text:a xlink:type="simple" xlink:href="https://liveuamap.com/en/2023/19-may-donetsk-oblast1357-red-alert-aerial-thg" text:style-name="Internet_20_link" text:visited-style-name="Visited_20_Internet_20_Link">
https://liveuamap.com/en/2023/19-may-donetsk-oblast1357-red-alert-aerial-thg</text:a>
</text:p>
      <text:p text:style-name="P4">
Source: <text:a xlink:type="simple" xlink:href="https://t.me/air_alert_ua/45999" text:style-name="Internet_20_link" text:visited-style-name="Visited_20_Internet_20_Link">
https://t.me/air_alert_ua/45999</text:a>
</text:p>
      <!--NEWS-->
      <text:h text:style-name="P10" text:outline-level="1">
<text:span text:style-name="T4">
Kharkiv, Kharkivska Oblast(13:57). Red Alert: aerial threat. Sirens sounding. Take cover now!</text:span>
</text:h>
      <text:p text:style-name="P4">
Authors: liveuamap (Language: en)</text:p>
      <text:p text:style-name="P4">
Time: 2023-05-19T07:58:00</text:p>
      <text:p text:style-name="P4">
Location: Kharkiv (Latitude:49.98179 Longtitude:36.25307)</text:p>
      <text:p text:style-name="P4">
Videos: []</text:p>
      <text:p text:style-name="P4">
Images: []</text:p>
      <text:p text:style-name="P4">
Tags: ["Europe", "Central and Eastern Europe"]</text:p>
      <text:p text:style-name="P4">
ID: 22564007</text:p>
      <!--METADATA-->
      <text:p text:style-name="P4">
Kharkiv, Kharkivska Oblast(13:57). Red Alert: aerial threat. Sirens sounding.Take cover now!</text:p>
      <text:p text:style-name="P4">
News Collection Link: <text:a xlink:type="simple" xlink:href="https://liveuamap.com/en/2023/19-may-kharkiv-kharkivska-oblast1357-red-alerg" text:style-name="Internet_20_link" text:visited-style-name="Visited_20_Internet_20_Link">
https://liveuamap.com/en/2023/19-may-kharkiv-kharkivska-oblast1357-red-alerg</text:a>
</text:p>
      <text:p text:style-name="P4">
Source: <text:a xlink:type="simple" xlink:href="https://t.me/suspilnekharkiv/24996" text:style-name="Internet_20_link" text:visited-style-name="Visited_20_Internet_20_Link">
https://t.me/suspilnekharkiv/24996</text:a>
</text:p>
      <!--NEWS-->
      <text:h text:style-name="P10" text:outline-level="1">
<text:span text:style-name="T4">
2 drones were shot down near Pavlohrad and Vilniansk</text:span>
</text:h>
      <text:p text:style-name="P4">
Authors: liveuamap (Language: en)</text:p>
      <text:p text:style-name="P4">
Time: 2023-05-19T08:22:39</text:p>
      <text:p text:style-name="P4">
Location: Pavlohrad, Dnipropetrovsk Oblast (Latitude:48.50114 Longtitude:35.85114)</text:p>
      <text:p text:style-name="P4">
Videos: []</text:p>
      <text:p text:style-name="P4">
Images: ["<text:a xlink:type="simple" xlink:href="https://liveuamap.com/pics/2023/05/19/22564013_0.jpg" text:style-name="Internet_20_link" text:visited-style-name="Visited_20_Internet_20_Link">
22564013_0.jpg</text:a>
"]</text:p>
      <text:p text:style-name="P4">
Tags: ["Europe", "Central and Eastern Europe"]</text:p>
      <text:p text:style-name="P4">
ID: 22564013</text:p>
      <!--METADATA-->
      <text:p text:style-name="P4">
2 drones were shot down near Pavlohrad and Vilniansk</text:p>
      <text:p text:style-name="P4">
<draw:frame draw:style-name="fr1" draw:name="Image71" text:anchor-type="as-char" svg:width="6.9236in" svg:height="9.095041in" draw:z-index="0">
<draw:image xlink:href="../Images/liveuamap/2023-05-19T08-22-39/22564013_0.jpg" xlink:type="simple" xlink:show="embed" xlink:actuate="onLoad" draw:mime-type="image/jpeg"/>
</draw:frame>
</text:p>
      <text:p text:style-name="P4">
News Collection Link: <text:a xlink:type="simple" xlink:href="https://liveuamap.com/en/2023/19-may-2-drones-were-shot-down-near-pavlohrad-and-vilniansk" text:style-name="Internet_20_link" text:visited-style-name="Visited_20_Internet_20_Link">
https://liveuamap.com/en/2023/19-may-2-drones-were-shot-down-near-pavlohrad-and-vilniansk</text:a>
</text:p>
      <text:p text:style-name="P4">
Source: <text:a xlink:type="simple" xlink:href="https://t.me/dnepr_operativ/42156" text:style-name="Internet_20_link" text:visited-style-name="Visited_20_Internet_20_Link">
https://t.me/dnepr_operativ/42156</text:a>
</text:p>
      <!--NEWS-->
      <text:h text:style-name="P10" text:outline-level="1">
<text:span text:style-name="T4">
Biden informed G7 leaders on Friday that the U.S. will support a joint international effort t...</text:span>
</text:h>
      <text:p text:style-name="P4">
Authors: liveuamap (Language: en)</text:p>
      <text:p text:style-name="P4">
Time: 2023-05-19T10:32:32</text:p>
      <text:p text:style-name="P4">
Location: Hiroshima-shi,Hiroshima-ken (Latitude:34.38428 Longtitude:132.45671)</text:p>
      <text:p text:style-name="P4">
Videos: []</text:p>
      <text:p text:style-name="P4">
Images: []</text:p>
      <text:p text:style-name="P4">
Tags: ["Asia", "Avia"]</text:p>
      <text:p text:style-name="P4">
ID: 22564015</text:p>
      <!--METADATA-->
      <text:p text:style-name="P4">
Biden informed G7 leaders on Friday that the U.S. will support a jointinternational effort to train Ukrainian pilots on modern fighter aircraft,including F-16s, according to a senior administration official</text:p>
      <text:p text:style-name="P4">
News Collection Link: <text:a xlink:type="simple" xlink:href="https://liveuamap.com/en/2023/19-may-biden-informed-g7-leaders-on-friday-that-the-us-will" text:style-name="Internet_20_link" text:visited-style-name="Visited_20_Internet_20_Link">
https://liveuamap.com/en/2023/19-may-biden-informed-g7-leaders-on-friday-that-the-us-will</text:a>
</text:p>
      <text:p text:style-name="P4">
Source: <text:a xlink:type="simple" xlink:href="https://twitter.com/laraseligman/status/1659565431101825024" text:style-name="Internet_20_link" text:visited-style-name="Visited_20_Internet_20_Link">
https://twitter.com/laraseligman/status/1659565431101825024</text:a>
</text:p>
      <!--NEWS-->
      <text:h text:style-name="P10" text:outline-level="1">
<text:span text:style-name="T4">
Zaporizka Oblast(16:47). Red Alert: aerial threat. Sirens sounding. Take cover now!</text:span>
</text:h>
      <text:p text:style-name="P4">
Authors: liveuamap (Language: en)</text:p>
      <text:p text:style-name="P4">
Time: 2023-05-19T10:48:00</text:p>
      <text:p text:style-name="P4">
Location: Zaporizka Oblast (Latitude:47.613221 Longtitude:35.764231)</text:p>
      <text:p text:style-name="P4">
Videos: []</text:p>
      <text:p text:style-name="P4">
Images: []</text:p>
      <text:p text:style-name="P4">
Tags: ["Europe", "Central and Eastern Europe"]</text:p>
      <text:p text:style-name="P4">
ID: 22564016</text:p>
      <!--METADATA-->
      <text:p text:style-name="P4">
Zaporizka Oblast(16:47). Red Alert: aerial threat. Sirens sounding. Take covernow!</text:p>
      <text:p text:style-name="P4">
News Collection Link: <text:a xlink:type="simple" xlink:href="https://liveuamap.com/en/2023/19-may-zaporizka-oblast1647-red-alert-aerial-g" text:style-name="Internet_20_link" text:visited-style-name="Visited_20_Internet_20_Link">
https://liveuamap.com/en/2023/19-may-zaporizka-oblast1647-red-alert-aerial-g</text:a>
</text:p>
      <text:p text:style-name="P4">
Source: <text:a xlink:type="simple" xlink:href="https://t.me/air_alert_ua/46004" text:style-name="Internet_20_link" text:visited-style-name="Visited_20_Internet_20_Link">
https://t.me/air_alert_ua/46004</text:a>
</text:p>
      <!--NEWS-->
      <text:h text:style-name="P10" text:outline-level="1">
<text:span text:style-name="T4">
Donetsk Oblast(17:12). Red Alert: aerial threat. Sirens sounding. Take cover now!</text:span>
</text:h>
      <text:p text:style-name="P4">
Authors: liveuamap (Language: en)</text:p>
      <text:p text:style-name="P4">
Time: 2023-05-19T11:14:00</text:p>
      <text:p text:style-name="P4">
Location: Donetsk Oblast (Latitude:48.72688 Longtitude:37.57694)</text:p>
      <text:p text:style-name="P4">
Videos: []</text:p>
      <text:p text:style-name="P4">
Images: []</text:p>
      <text:p text:style-name="P4">
Tags: ["Europe", "Central and Eastern Europe"]</text:p>
      <text:p text:style-name="P4">
ID: 22564018</text:p>
      <!--METADATA-->
      <text:p text:style-name="P4">
Donetsk Oblast(17:12). Red Alert: aerial threat. Sirens sounding. Take covernow!</text:p>
      <text:p text:style-name="P4">
News Collection Link: <text:a xlink:type="simple" xlink:href="https://liveuamap.com/en/2023/19-may-donetsk-oblast1712-red-alert-aerial-thg" text:style-name="Internet_20_link" text:visited-style-name="Visited_20_Internet_20_Link">
https://liveuamap.com/en/2023/19-may-donetsk-oblast1712-red-alert-aerial-thg</text:a>
</text:p>
      <text:p text:style-name="P4">
Source: <text:a xlink:type="simple" xlink:href="https://t.me/air_alert_ua/46005" text:style-name="Internet_20_link" text:visited-style-name="Visited_20_Internet_20_Link">
https://t.me/air_alert_ua/46005</text:a>
</text:p>
      <!--NEWS-->
      <text:h text:style-name="P10" text:outline-level="1">
<text:span text:style-name="T4">
На книжковому ярмарку у Варшаві Україна представить колективний стенд «Мільйони мостів»</text:span>
</text:h>
      <text:p text:style-name="P4">
Authors: Ukrinform (Person)</text:p>
      <text:p text:style-name="P4">
Publisher: Укринформ (Organization)</text:p>
      <text:p text:style-name="P4">
Published Time: 2023-05-19T13:04:00+03:00</text:p>
      <text:p text:style-name="P4">
Modified Time: 2023-05-19T13:04:00+03:00</text:p>
      <text:p text:style-name="P4">
Description: На Міжнародному книжковому ярмарку у столиці Польщі Україна представить колективний стенд під гаслом “Мільйони мостів”. — Укрінформ.</text:p>
      <text:p text:style-name="P4">
Images: ["<text:a xlink:type="simple" xlink:href="https://static.ukrinform.com/photos/2023_05/thumb_files/630_360_1684492058-594.jpg" text:style-name="Internet_20_link" text:visited-style-name="Visited_20_Internet_20_Link">
630_360_16844...</text:a>
"]</text:p>
      <text:p text:style-name="P4">
Tags: ['Книги', 'Україна', 'Варшава', 'Ярмарок', 'МКІП ']</text:p>
      <text:p text:style-name="P4">
Type: Article</text:p>
      <!--METADATA-->
      <text:p text:style-name="P4">
<draw:frame draw:style-name="fr1" draw:name="Image72" text:anchor-type="as-char" svg:width="6.9236in" svg:height="3.956343in" draw:z-index="0">
<draw:image xlink:href="../Images/yкринформ/2023-05-19T13-04-00-03-00/630_360_1684492058-594.jpg" xlink:type="simple" xlink:show="embed" xlink:actuate="onLoad" draw:mime-type="image/jpeg"/>
</draw:frame>
 НаМіжнародному книжковому ярмарку у столиці Польщі Україна представитьколективний стенд під гаслом “Мільйони мостів”.</text:p>
      <text:p text:style-name="P4">
Як передає Укрінформ, про це у <text:a xlink:type="simple" xlink:href="https://t.me/mkipu/6169" text:style-name="Internet_20_link" text:visited-style-name="Visited_20_Internet_20_Link">
</text:a>
повідомляє Міністерство культури та інформаційної політики.</text:p>
      <text:p text:style-name="P4">
У міністерстві повідомили, що Україна в ролі почесної гості візьме участь уМіжнародному книжковому ярмарку, який відбудеться з 25 по 28 травня у Варшаві.</text:p>
      <text:p text:style-name="P4">
Щорічно відвідувачами цієї події є понад 90 тисяч людей з різних країн, берутьучасть понад 500 учасників, у програмі - близько 200 фахових заходів.Колективний український стенд площею 200 кв. м буде представлений на ярмаркупід гаслом “Мільйони мостів”.</text:p>
      <text:p text:style-name="P4">
Як зазначили у МКІП, цьогоріч стенд представить Український інститут книгиразом із співорганізаторами і партнерами, серед яких Міжнародний книжковийярмарок у Варшаві, Фундація “Історія і Культура”, Інститут книги (Польща),Міністерство культури та національної спадщини Польщі, Посольство України вРеспубліці Польща, Міністерство культури та інформаційної політики України,Міністерство закордонних справ Республіки Польща, Міністерство закордоннихсправ України.</text:p>
      <text:p text:style-name="P4">
<text:span text:style-name="T4">
Читайте також:</text:span>
 <text:a xlink:type="simple" xlink:href="https://www.ukrinform.ua/rubric-diaspora/3708208-na-knizkovomu-festivali-u-prazi-predstavili-ukrainskij-stend.html" text:style-name="Internet_20_link" text:visited-style-name="Visited_20_Internet_20_Link">
 <text:span text:style-name="T4">
книжково</text:span>
 </text:a>
</text:p>
      <text:p text:style-name="P4">
У день відкриття <text:a xlink:type="simple" xlink:href="https://www.ukrinform.ua/tag-armarok" text:style-name="Internet_20_link" text:visited-style-name="Visited_20_Internet_20_Link">
 </text:a>
 , 25 травня, о16:00 в рамках української програми запланований спеціальний концертМолодіжного академічного симфонічного оркестру “Слобожанський” з Харкова насцені під відкритим небом на площі Дефіляд.</text:p>
      <text:p text:style-name="P4">
Як повідомляв Укрінформ, у рамках 47-го Міжнародного книжкового ярмарку вБуенос-Айресі відбулася непересічна подія – <text:a xlink:type="simple" xlink:href="https://www.ukrinform.ua/rubric-diaspora/3703146-na-knizkovogo-armarku-v-buenosajresi-proveli-den-ukraini.html" text:style-name="Internet_20_link" text:visited-style-name="Visited_20_Internet_20_Link">
</text:a>
</text:p>
      <text:p text:style-name="P4">
<text:span text:style-name="T5">
Фото: Piotr Hruszwicki</text:span>
</text:p>
      <text:p text:style-name="P4">
Source: <text:a xlink:type="simple" xlink:href="https://www.ukrinform.ua/rubric-culture/3711349-na-knizkovomu-armarku-u-varsavi-ukraina-predstavit-kolektivnij-stend-miljoni-mostiv.html" text:style-name="Internet_20_link" text:visited-style-name="Visited_20_Internet_20_Link">
https://www.ukrinform.ua/rubric-culture/3711349-na-knizkovomu-armarku-u-varsavi-ukraina-predstavit-kolektivnij-stend-miljoni-mostiv.html</text:a>
</text:p>
      <!--NEWS-->
      <text:h text:style-name="P10" text:outline-level="1">
<text:span text:style-name="T4">
Donetsk Oblast, Dnipro, Dnipropetrovska Oblast, Poltavska Oblast(19:08). Red Alert: aerial th...</text:span>
</text:h>
      <text:p text:style-name="P4">
Authors: liveuamap (Language: en)</text:p>
      <text:p text:style-name="P4">
Time: 2023-05-19T13:08:00</text:p>
      <text:p text:style-name="P4">
Location: Donetsk Oblast (Latitude:48.72621 Longtitude:37.57786)</text:p>
      <text:p text:style-name="P4">
Videos: []</text:p>
      <text:p text:style-name="P4">
Images: []</text:p>
      <text:p text:style-name="P4">
Tags: ["Europe", "Central and Eastern Europe"]</text:p>
      <text:p text:style-name="P4">
ID: 22564040</text:p>
      <!--METADATA-->
      <text:p text:style-name="P4">
Donetsk Oblast, Dnipro, Dnipropetrovska Oblast, Poltavska Oblast(19:08). RedAlert: aerial threat. Sirens sounding. Take cover now!</text:p>
      <text:p text:style-name="P4">
News Collection Link: <text:a xlink:type="simple" xlink:href="https://liveuamap.com/en/2023/19-may-donetsk-oblast-dnipro-dnipropetrovska-g" text:style-name="Internet_20_link" text:visited-style-name="Visited_20_Internet_20_Link">
https://liveuamap.com/en/2023/19-may-donetsk-oblast-dnipro-dnipropetrovska-g</text:a>
</text:p>
      <text:p text:style-name="P4">
Source: <text:a xlink:type="simple" xlink:href="https://t.me/air_alert_ua/46011" text:style-name="Internet_20_link" text:visited-style-name="Visited_20_Internet_20_Link">
https://t.me/air_alert_ua/46011</text:a>
</text:p>
      <!--NEWS-->
      <text:h text:style-name="P10" text:outline-level="1">
<text:span text:style-name="T4">
Kharkiv, Kharkivska Oblast(19:08). Red Alert: aerial threat. Sirens sounding. Take cover now!</text:span>
</text:h>
      <text:p text:style-name="P4">
Authors: liveuamap (Language: en)</text:p>
      <text:p text:style-name="P4">
Time: 2023-05-19T13:09:00</text:p>
      <text:p text:style-name="P4">
Location: Kharkiv (Latitude:49.98205 Longtitude:36.25243)</text:p>
      <text:p text:style-name="P4">
Videos: []</text:p>
      <text:p text:style-name="P4">
Images: []</text:p>
      <text:p text:style-name="P4">
Tags: ["Europe", "Central and Eastern Europe"]</text:p>
      <text:p text:style-name="P4">
ID: 22564041</text:p>
      <!--METADATA-->
      <text:p text:style-name="P4">
Kharkiv, Kharkivska Oblast(19:08). Red Alert: aerial threat. Sirens sounding.Take cover now!</text:p>
      <text:p text:style-name="P4">
News Collection Link: <text:a xlink:type="simple" xlink:href="https://liveuamap.com/en/2023/19-may-kharkiv-kharkivska-oblast1908-red-alerg" text:style-name="Internet_20_link" text:visited-style-name="Visited_20_Internet_20_Link">
https://liveuamap.com/en/2023/19-may-kharkiv-kharkivska-oblast1908-red-alerg</text:a>
</text:p>
      <text:p text:style-name="P4">
Source: <text:a xlink:type="simple" xlink:href="https://t.me/suspilnekharkiv/25005" text:style-name="Internet_20_link" text:visited-style-name="Visited_20_Internet_20_Link">
https://t.me/suspilnekharkiv/25005</text:a>
</text:p>
      <!--NEWS-->
      <text:h text:style-name="P10" text:outline-level="1">
<text:span text:style-name="T4">
Explosions near airfield in Mariupol</text:span>
</text:h>
      <text:p text:style-name="P4">
Authors: liveuamap (Language: en)</text:p>
      <text:p text:style-name="P4">
Time: 2023-05-19T14:25:04</text:p>
      <text:p text:style-name="P4">
Location: Mariupol, Donetsk region (Latitude:47.07421 Longtitude:37.44553)</text:p>
      <text:p text:style-name="P4">
Videos: []</text:p>
      <text:p text:style-name="P4">
Images: []</text:p>
      <text:p text:style-name="P4">
Tags: ["Europe", "Central and Eastern Europe"]</text:p>
      <text:p text:style-name="P4">
ID: 22564054</text:p>
      <!--METADATA-->
      <text:p text:style-name="P4">
Explosions near airfield in Mariupol</text:p>
      <text:p text:style-name="P4">
News Collection Link: <text:a xlink:type="simple" xlink:href="https://liveuamap.com/en/2023/19-may-explosions-near-airfield-in-mariupol-" text:style-name="Internet_20_link" text:visited-style-name="Visited_20_Internet_20_Link">
https://liveuamap.com/en/2023/19-may-explosions-near-airfield-in-mariupol-</text:a>
</text:p>
      <text:p text:style-name="P4">
Source: <text:a xlink:type="simple" xlink:href="https://t.me/lachentyt/29460" text:style-name="Internet_20_link" text:visited-style-name="Visited_20_Internet_20_Link">
https://t.me/lachentyt/29460</text:a>
</text:p>
      <!--NEWS-->
      <text:h text:style-name="P10" text:outline-level="1">
<text:span text:style-name="T4">
Dnipro, Dnipropetrovska Oblast(20:25). Red Alert: aerial threat. Sirens sounding. Take cover ...</text:span>
</text:h>
      <text:p text:style-name="P4">
Authors: liveuamap (Language: en)</text:p>
      <text:p text:style-name="P4">
Time: 2023-05-19T14:27:00</text:p>
      <text:p text:style-name="P4">
Location: Dnipro (Latitude:48.45861 Longtitude:35.03987)</text:p>
      <text:p text:style-name="P4">
Videos: []</text:p>
      <text:p text:style-name="P4">
Images: []</text:p>
      <text:p text:style-name="P4">
Tags: ["Europe", "Central and Eastern Europe"]</text:p>
      <text:p text:style-name="P4">
ID: 22564055</text:p>
      <!--METADATA-->
      <text:p text:style-name="P4">
Dnipro, Dnipropetrovska Oblast(20:25). Red Alert: aerial threat. Sirenssounding. Take cover now!</text:p>
      <text:p text:style-name="P4">
News Collection Link: <text:a xlink:type="simple" xlink:href="https://liveuamap.com/en/2023/19-may-dnipro-dnipropetrovska-oblast2025-red-g" text:style-name="Internet_20_link" text:visited-style-name="Visited_20_Internet_20_Link">
https://liveuamap.com/en/2023/19-may-dnipro-dnipropetrovska-oblast2025-red-g</text:a>
</text:p>
      <text:p text:style-name="P4">
Source: <text:a xlink:type="simple" xlink:href="https://t.me/suspilnednipro/15642" text:style-name="Internet_20_link" text:visited-style-name="Visited_20_Internet_20_Link">
https://t.me/suspilnednipro/15642</text:a>
</text:p>
      <!--NEWS-->
      <text:h text:style-name="P10" text:outline-level="1">
<text:span text:style-name="T4">
Air defense shot down 2 aerial targets over Dnipropetrovsk region</text:span>
</text:h>
      <text:p text:style-name="P4">
Authors: liveuamap (Language: en)</text:p>
      <text:p text:style-name="P4">
Time: 2023-05-19T14:59:30</text:p>
      <text:p text:style-name="P4">
Location: Dnipro (Latitude:48.31243 Longtitude:35.15762)</text:p>
      <text:p text:style-name="P4">
Videos: []</text:p>
      <text:p text:style-name="P4">
Images: []</text:p>
      <text:p text:style-name="P4">
Tags: ["Europe", "Central and Eastern Europe"]</text:p>
      <text:p text:style-name="P4">
ID: 22564059</text:p>
      <!--METADATA-->
      <text:p text:style-name="P4">
Air defense shot down 2 aerial targets over Dnipropetrovsk region</text:p>
      <text:p text:style-name="P4">
News Collection Link: <text:a xlink:type="simple" xlink:href="https://liveuamap.com/en/2023/19-may-air-defense-shot-down-2-aerial-targets-over-dnipropetrovsk" text:style-name="Internet_20_link" text:visited-style-name="Visited_20_Internet_20_Link">
https://liveuamap.com/en/2023/19-may-air-defense-shot-down-2-aerial-targets-over-dnipropetrovsk</text:a>
</text:p>
      <text:p text:style-name="P4">
Source: <text:a xlink:type="simple" xlink:href="https://t.me/dneproperatyv/63152" text:style-name="Internet_20_link" text:visited-style-name="Visited_20_Internet_20_Link">
https://t.me/dneproperatyv/63152</text:a>
</text:p>
      <!--NEWS-->
      <text:h text:style-name="P10" text:outline-level="1">
<text:span text:style-name="T4">
ЄС закликав Китай тиснути на Росію, щоб вона припинила війну проти України</text:span>
</text:h>
      <text:p text:style-name="P4">
Authors: Ukrinform (Person)</text:p>
      <text:p text:style-name="P4">
Publisher: Укринформ (Organization)</text:p>
      <text:p text:style-name="P4">
Published Time: 2023-05-19T15:48:00+03:00</text:p>
      <text:p text:style-name="P4">
Modified Time: 2023-05-19T15:48:00+03:00</text:p>
      <text:p text:style-name="P4">
Description: Європейський Союз закликав Китай тиснути на Росію, щоб вона припинила збройну агресію в Україні. — Укрінформ.</text:p>
      <text:p text:style-name="P4">
Images: ["<text:a xlink:type="simple" xlink:href="https://static.ukrinform.com/photos/2023_05/thumb_files/630_360_1684500491-803.jpeg" text:style-name="Internet_20_link" text:visited-style-name="Visited_20_Internet_20_Link">
630_360_16845...</text:a>
"]</text:p>
      <text:p text:style-name="P4">
Tags: ['Китай', 'Мішель', 'Війна з Росією']</text:p>
      <text:p text:style-name="P4">
Type: Article</text:p>
      <!--METADATA-->
      <text:p text:style-name="P4">
<draw:frame draw:style-name="fr1" draw:name="Image73" text:anchor-type="as-char" svg:width="6.9236in" svg:height="3.956343in" draw:z-index="0">
<draw:image xlink:href="../Images/yкринформ/2023-05-19T15-48-00-03-00/630_360_1684500491-803.jpeg" xlink:type="simple" xlink:show="embed" xlink:actuate="onLoad" draw:mime-type="image/jpeg"/>
</draw:frame>
Європейський Союз закликав Китай тиснути на Росію, щоб вона припинила збройнуагресію в Україні.</text:p>
      <text:p text:style-name="P4">
Про це заявив президент Європейської Ради Шарль Мішель перед самітом G7, якийпроходить в японській Хіросімі, передає Укрінформ із посиланням на <text:a xlink:type="simple" xlink:href="https://edition.cnn.com/europe/live-news/russia-ukraine-war-news-05-19-23/index.html" text:style-name="Internet_20_link" text:visited-style-name="Visited_20_Internet_20_Link">
</text:a>
</text:p>
      <text:p text:style-name="P4">
Він також наголосив на важливості зміцнення відносин блоку з Пекіном,заявивши, що «стабільні та конструктивні відносини з <text:a xlink:type="simple" xlink:href="https://www.ukrinform.ua/tag-kitaj" text:style-name="Internet_20_link" text:visited-style-name="Visited_20_Internet_20_Link">
</text:a>
 є в наших спільних інтересах».</text:p>
      <text:p text:style-name="P4">
Водночас Мішель підкреслив, що ЄС залишатиметься «твердим» у своїх цінностях іпросуватиме свої інтереси.</text:p>
      <text:p text:style-name="P4">
Він наголосив на «необхідності спільно з Китаєм працювати над глобальнимивикликами: зміною клімату, збереженням природних ресурсів, біорізноманіттям»,враховуючи роль Пекіна у міжнародному співтоваристві та його економіку, щорозвивається.</text:p>
      <text:p text:style-name="P4">
«Китай несе особливу відповідальність у світі. Він повинен грати заміжнародними правилами. І ми закликаємо Китай тиснути на Росію, щоб вонаприпинила збройну агресію», – сказав Мішель.</text:p>
      <text:p text:style-name="P4">
<text:span text:style-name="T4">
Читайте також:</text:span>
 <text:a xlink:type="simple" xlink:href="https://www.ukrinform.ua/rubric-polytics/3711373-lideri-g7-zaklikali-rosiu-negajno-zupiniti-vijnu-ta-vivesti-vijska-z-ukraini.html" text:style-name="Internet_20_link" text:visited-style-name="Visited_20_Internet_20_Link">
 </text:a>
</text:p>
      <text:p text:style-name="P4">
«Ми продовжуватимемо висловлювати нашу стурбованість щодо прав людини чи то вГонконзі, чи в Сіньцзяні, чи в Тибеті. Ми не будемо терпіти втручання в нашікраїни, яке підірве наші демократичні суспільства», — зауважив він.</text:p>
      <text:p text:style-name="P4">
Мішель додав, що ЄС працюватиме над тим, щоб «зменшити надмірну залежність»від Китаю та «створити справді рівні умови для наших компаній і працівників».</text:p>
      <text:p text:style-name="P4">
Він також підтвердив прихильність блоку «політиці одного Китаю» щодо Тайваню,додавши, що з боку ЄС «односторонньої зміни статус-кво» не було.</text:p>
      <text:p text:style-name="P4">
<text:span text:style-name="T4">
Читайте також:</text:span>
 <text:a xlink:type="simple" xlink:href="https://www.ukrinform.ua/rubric-vidbudova/3711429-lideri-g7-vislovili-gotovnist-peredati-ukraini-dosvid-u-zelenomu-vidrodzenni.html" text:style-name="Internet_20_link" text:visited-style-name="Visited_20_Internet_20_Link">
 </text:a>
</text:p>
      <text:p text:style-name="P4">
Як повідомлялося, в японській Хіросімі сьогодні розпочався 48-й саміт «Груписеми», який триватиме до 21 травня. Головною темою зустрічі японськеголовування G7 визначило забезпечення стійкості глобальної економіки вконтексті наслідків пандемії коронавірусу та наслідків російської агресіїпроти України.</text:p>
      <text:p text:style-name="P4">
Європейський Союз на цьому саміті представляють президент Європейської РадиШарль Мішель та президент Європейської комісії Урсула фон дер Ляєн.</text:p>
      <text:p text:style-name="P4">
Також участь у зустрічі лідерів G7 <text:a xlink:type="simple" xlink:href="https://www.ukrinform.ua/rubric-ato/3711281-u-rnbo-zaavili-so-zelenskij-vizme-ucast-u-samiti-g7-onlajn.html" text:style-name="Internet_20_link" text:visited-style-name="Visited_20_Internet_20_Link">
 </text:a>
 .</text:p>
      <text:p text:style-name="P4">
Попередня така зустріч була проведена у Німеччині у червні 2022 року.</text:p>
      <text:p text:style-name="P4">
<text:span text:style-name="T5">
Фото: Kyodo News/Getty Images</text:span>
</text:p>
      <text:p text:style-name="P4">
Source: <text:a xlink:type="simple" xlink:href="https://www.ukrinform.ua/rubric-polytics/3711440-es-zaklikav-kitaj-tisnuti-na-rosiu-sob-vona-pripinila-vijnu-proti-ukraini.html" text:style-name="Internet_20_link" text:visited-style-name="Visited_20_Internet_20_Link">
https://www.ukrinform.ua/rubric-polytics/3711440-es-zaklikav-kitaj-tisnuti-na-rosiu-sob-vona-pripinila-vijnu-proti-ukraini.html</text:a>
</text:p>
      <!--NEWS-->
      <text:h text:style-name="P10" text:outline-level="1">
<text:span text:style-name="T4">
Голова місії України при НАТО: Не варто перебільшувати значення контрнаступу</text:span>
</text:h>
      <text:p text:style-name="P4">
Authors: Ukrinform (Person)</text:p>
      <text:p text:style-name="P4">
Publisher: Укринформ (Organization)</text:p>
      <text:p text:style-name="P4">
Published Time: 2023-05-19T15:53:47+03:00</text:p>
      <text:p text:style-name="P4">
Modified Time: 2023-05-19T15:53:47+03:00</text:p>
      <text:p text:style-name="P4">
Description: Не варто покладати всі надії на один контрнаступ і перебільшувати його значення. — Укрінформ.</text:p>
      <text:p text:style-name="P4">
Images: ["<text:a xlink:type="simple" xlink:href="https://static.ukrinform.com/photos/2023_05/thumb_files/630_360_1684500623-474.jpg" text:style-name="Internet_20_link" text:visited-style-name="Visited_20_Internet_20_Link">
630_360_16845...</text:a>
"]</text:p>
      <text:p text:style-name="P4">
Tags: ['НАТО', 'Війна з Росією', 'Контрнаступ', 'Наталія Галібаренко']</text:p>
      <text:p text:style-name="P4">
Type: Article</text:p>
      <!--METADATA-->
      <text:p text:style-name="P4">
<draw:frame draw:style-name="fr1" draw:name="Image74" text:anchor-type="as-char" svg:width="6.9236in" svg:height="3.956343in" draw:z-index="0">
<draw:image xlink:href="../Images/yкринформ/2023-05-19T15-53-47-03-00/630_360_1684500623-474.jpg" xlink:type="simple" xlink:show="embed" xlink:actuate="onLoad" draw:mime-type="image/jpeg"/>
</draw:frame>
 Не вартопокладати всі надії на один контрнаступ і перебільшувати його значення.</text:p>
      <text:p text:style-name="P4">
Про це голова місії України при НАТО Наталія Галібаренко сказала в інтерв’ю <text:a xlink:type="simple" xlink:href="https://www.lrt.lt/ru/novosti/17/1992228/posol-ukrainy-v-nato-ne-stoit-vozlagat-vse-nadezhdy-na-odnu-kontrataku" text:style-name="Internet_20_link" text:visited-style-name="Visited_20_Internet_20_Link">
</text:a>
, передає Укрінформ.</text:p>
      <text:p text:style-name="P4">
«Головна мета будь-якого контрнаступу – звільнити якнайбільше території. Але ятакож пояснювала тут, у штаб-квартирі НАТО, що ми не повинні покладати всінаші сподівання на один контрнаступ, перебільшувати його значення», -зазначила вона.</text:p>
      <text:p text:style-name="P4">
Галібаренко наголосила, що це складна ситуація й один контрнаступ не можевизначити хід війни – «контрнаступів може бути кілька, і саме тому нашасторона не розкриває їх».</text:p>
      <text:p text:style-name="P4">
<text:span text:style-name="T4">
Читайте також:</text:span>
 <text:a xlink:type="simple" xlink:href="https://www.ukrinform.ua/rubric-ato/3711430-rosiani-raketnimi-obstrilami-namagautsa-zirvati-kontrnastup-skibickij.html" text:style-name="Internet_20_link" text:visited-style-name="Visited_20_Internet_20_Link">
 <text:span text:style-name="T4">
контрнаступ</text:span>
 </text:a>
</text:p>
      <text:p text:style-name="P4">
Також представниця України в Альянсі прокоментувала можливість переговорів ізРосією, наголосивши, що навіть домовленості щодо зерна показують, що їй неможна довіряти, а найяскравішим прикладом відсутності юридичної сили гарантійз Росією, на думку Галібаренко, є війна проти України.</text:p>
      <text:p text:style-name="P4">
«Вони хотіли б нас знищити, а ми хочемо жити, тож я не бачу тут великогопростору для маневру. Знову ж таки, враховуючи, що рано чи пізно будь-яка <text:a xlink:type="simple" xlink:href="https://www.ukrinform.ua/tag-vijna" text:style-name="Internet_20_link" text:visited-style-name="Visited_20_Internet_20_Link">
</text:a>
 має бути завершена за столомпереговорів, ми вважаємо, що ці переговори повинні відбуватися на умовахУкраїни, тому ми вперті і намагаємося зробити все можливе, щоб звільнитиякнайбільше території», - зазначила дипломатка.</text:p>
      <text:p text:style-name="P4">
<text:span text:style-name="T4">
Читайте також:</text:span>
 <text:a xlink:type="simple" xlink:href="https://www.ukrinform.ua/rubric-ato/3710567-stoltenberg-sprostuvav-zaavi-pro-kontrnastup-ak-ostannij-sans-dla-ukraini.html" text:style-name="Internet_20_link" text:visited-style-name="Visited_20_Internet_20_Link">
 <text:span text:style-name="T4">
контрнаступ</text:span>
 </text:a>
</text:p>
      <text:p text:style-name="P4">
Як повідомляв Укрінформ, 14 травня Президент Володимир Зеленський сказав, щоУкраїна буде готова розпочати контрнаступ після завершення поставок озброєннята за сприятливих погодних умов.</text:p>
      <text:p text:style-name="P4">
<text:span text:style-name="T5">
Фото: Суспільне</text:span>
</text:p>
      <text:p text:style-name="P4">
Source: <text:a xlink:type="simple" xlink:href="https://www.ukrinform.ua/rubric-polytics/3711443-golova-misii-ukraini-pri-nato-ne-varto-perebilsuvati-znacenna-kontrnastupu.html" text:style-name="Internet_20_link" text:visited-style-name="Visited_20_Internet_20_Link">
https://www.ukrinform.ua/rubric-polytics/3711443-golova-misii-ukraini-pri-nato-ne-varto-perebilsuvati-znacenna-kontrnastupu.html</text:a>
</text:p>
      <!--NEWS-->
      <text:h text:style-name="P10" text:outline-level="1">
<text:span text:style-name="T4">
Російська влада відмовилася пускати на Кримський міст вантажівки</text:span>
</text:h>
      <text:p text:style-name="P4">
Authors: Ukrinform (Person)</text:p>
      <text:p text:style-name="P4">
Publisher: Укринформ (Organization)</text:p>
      <text:p text:style-name="P4">
Published Time: 2023-05-19T15:56:00+03:00</text:p>
      <text:p text:style-name="P4">
Modified Time: 2023-05-19T15:56:00+03:00</text:p>
      <text:p text:style-name="P4">
Description: Російські окупанти відмовилися відновлювати рух вантажівок незаконно збудованим мостом через Керченську протоку. — Укрінформ.</text:p>
      <text:p text:style-name="P4">
Images: ["<text:a xlink:type="simple" xlink:href="https://static.ukrinform.com/photos/2019_07/thumb_files/630_360_1562684252-550.jpeg" text:style-name="Internet_20_link" text:visited-style-name="Visited_20_Internet_20_Link">
630_360_15626...</text:a>
"]</text:p>
      <text:p text:style-name="P4">
Tags: ['Крим', 'Росія', 'Керченський міст', 'Вантажівка']</text:p>
      <text:p text:style-name="P4">
Type: Article</text:p>
      <!--METADATA-->
      <text:p text:style-name="P4">
<draw:frame draw:style-name="fr1" draw:name="Image75" text:anchor-type="as-char" svg:width="6.9236in" svg:height="3.956343in" draw:z-index="0">
<draw:image xlink:href="../Images/yкринформ/2023-05-19T15-56-00-03-00/630_360_1562684252-550.jpeg" xlink:type="simple" xlink:show="embed" xlink:actuate="onLoad" draw:mime-type="image/jpeg"/>
</draw:frame>
 Російськіокупанти відмовилися відновлювати рух вантажівок незаконно збудованим мостомчерез Керченську протоку.</text:p>
      <text:p text:style-name="P4">
Про це повідомило інтернет-видання  <text:a xlink:type="simple" xlink:href="https://ua.krymr.com/a/news-krymskyi-mist-vantazhivky-khusnullin/32418799.html" text:style-name="Internet_20_link" text:visited-style-name="Visited_20_Internet_20_Link">
 </text:a>
 , передає Укрінформ.</text:p>
      <text:p text:style-name="P4">
«Російська влада відмовилася запускати рух вантажного транспорту Кримськиммостом. За словами віцепрем'єра РФ Марата Хуснулліна, таке рішення ухвалили зметою безпеки і щоб уникнути провокацій», - йдеться в дописі.</text:p>
      <text:p text:style-name="P4">
<text:span text:style-name="T4">
Читайте також:</text:span>
 <text:a xlink:type="simple" xlink:href="https://www.ukrinform.ua/rubric-crimea/3711306-na-zaliznicni-kolii-u-krimu-vpav-bezpilotnik-zmi.html" text:style-name="Internet_20_link" text:visited-style-name="Visited_20_Internet_20_Link">
 <text:span text:style-name="T4">
залізничні</text:span>
 <text:span text:style-name="T4">
колії</text:span>
 <text:span text:style-name="T4">
Криму</text:span>
 <text:span text:style-name="T4">
впав</text:span>
<text:span text:style-name="T4">
безпілотник</text:span>
 <text:span text:style-name="T4">
ЗМІ</text:span>
 </text:a>
</text:p>
      <text:p text:style-name="P4">
Зазначається, що мостом не пропускатимуть і порожні вантажівки.</text:p>
      <text:p text:style-name="P4">
Як повідомляв Укрінформ, <text:a xlink:type="simple" xlink:href="https://www.ukrinform.ua/tag-vibuh" text:style-name="Internet_20_link" text:visited-style-name="Visited_20_Internet_20_Link">
 </text:a>
 із пожежею намосту через Керченську протоку стався 8 жовтня 2022 року. Внаслідок цього намосту обвалилися два прольоти автомобільного полотна, зайнялася залізничначастина. Тоді ж міст закрили для вантажівок</text:p>
      <text:p text:style-name="P4">
Source: <text:a xlink:type="simple" xlink:href="https://www.ukrinform.ua/rubric-crimea/3711445-rosijska-vlada-vidmovilasa-puskati-na-krimskij-mist-vantazivki.html" text:style-name="Internet_20_link" text:visited-style-name="Visited_20_Internet_20_Link">
https://www.ukrinform.ua/rubric-crimea/3711445-rosijska-vlada-vidmovilasa-puskati-na-krimskij-mist-vantazivki.html</text:a>
</text:p>
      <!--NEWS-->
      <text:h text:style-name="P10" text:outline-level="1">
<text:span text:style-name="T4">
«Дніпро-1» вирвав перемогу у грі з «Колосом» на старті 27-го туру УПЛ</text:span>
</text:h>
      <text:p text:style-name="P4">
Authors: Ukrinform (Person)</text:p>
      <text:p text:style-name="P4">
Publisher: Укринформ (Organization)</text:p>
      <text:p text:style-name="P4">
Published Time: 2023-05-19T15:59:00+03:00</text:p>
      <text:p text:style-name="P4">
Modified Time: 2023-05-19T15:59:00+03:00</text:p>
      <text:p text:style-name="P4">
Description: В Україні стартував 27-й тур чемпіонату України з футболу серед клубів Прем'єр-ліги. — Укрінформ.</text:p>
      <text:p text:style-name="P4">
Images: ["<text:a xlink:type="simple" xlink:href="https://static.ukrinform.com/photos/2023_05/thumb_files/630_360_1684481598-659.jpg" text:style-name="Internet_20_link" text:visited-style-name="Visited_20_Internet_20_Link">
630_360_16844...</text:a>
"]</text:p>
      <text:p text:style-name="P4">
Tags: ['Футбол', "Прем'єр-ліга", 'Дніпро-1', 'Колос Ковалівка']</text:p>
      <text:p text:style-name="P4">
Type: Article</text:p>
      <!--METADATA-->
      <text:p text:style-name="P4">
<draw:frame draw:style-name="fr1" draw:name="Image76" text:anchor-type="as-char" svg:width="6.9236in" svg:height="3.956343in" draw:z-index="0">
<draw:image xlink:href="../Images/yкринформ/2023-05-19T15-59-00-03-00/630_360_1684481598-659.jpg" xlink:type="simple" xlink:show="embed" xlink:actuate="onLoad" draw:mime-type="image/jpeg"/>
</draw:frame>
 В Україністартував 27-й тур чемпіонату України з футболу серед клубів Прем'єр-ліги.</text:p>
      <text:p text:style-name="P4">
«Дніпро-1», який претендує на найвищі нагороді першості, в Ужгороді вирвавперемогу у зустрічі проти ковалівського «Колоса» - 2:1, передає Укрінформ.</text:p>
      <text:p text:style-name="P4">
Голи: Артем Довбик (57-ма хвилина), Едуард Сарапій (90+4) - Сергій М'якушко(45+1), передає Укрінформ.</text:p>
      <text:p text:style-name="P4">
Нині триває матч полтавської «Ворскли» з криворізьким «Кривбасом». О 17.00донецький «Шахтар» зустрінеться з рівненським «Вересом».</text:p>
      <text:p text:style-name="P4">
У суботу, 20 травня, зіграють одеський «Чорноморець» та закарпатський «Минай»(початок о 13.00), луганська «Зоря» та «Інгулець» з Петрового (14.00),«Олександрія» та київське «Динамо» (15.00).</text:p>
      <text:p text:style-name="P4">
У понеділок, 21 травня, зійдуться харківські «Металіст 1925» та «Металіст»(15.00), львівський «Рух» та «Львів» (17.00).</text:p>
      <text:p text:style-name="P4">
<text:span text:style-name="T4">
Читайте також:</text:span>
 <text:a xlink:type="simple" xlink:href="https://www.ukrinform.ua/rubric-sports/3711278-za-kordonom-graut-206-ukrainskih-futbolistiv-cies-football-observatory.html" text:style-name="Internet_20_link" text:visited-style-name="Visited_20_Internet_20_Link">
 <text:span text:style-name="T4">
футбол</text:span>
 </text:a>
</text:p>
      <text:p text:style-name="P4">
Становище команд у верхній частиниі турнірної таблиці УПЛ: «Дніпро-1» - 64очки (після 27-ми ігор), «Шахтар» - 63 (26),«Зоря» - 58 (26), «Динамо» - 50(26), «Олександрія» - 42 (26), «Кривбас» - 35 (26), «Ворскла» - 33 (26).«Колос» - 33 (27),</text:p>
      <text:p text:style-name="P4">
Фото: scdnipro1.com.ua.</text:p>
      <text:p text:style-name="P4">
Source: <text:a xlink:type="simple" xlink:href="https://www.ukrinform.ua/rubric-sports/3711448-dnipro-virvav-peremog-u-gri-z-kolosom-na-starti-27go-turu-upl.html" text:style-name="Internet_20_link" text:visited-style-name="Visited_20_Internet_20_Link">
https://www.ukrinform.ua/rubric-sports/3711448-dnipro-virvav-peremog-u-gri-z-kolosom-na-starti-27go-turu-upl.html</text:a>
</text:p>
      <!--NEWS-->
      <text:h text:style-name="P10" text:outline-level="1">
<text:span text:style-name="T4">
Українців просять економити ввечері електроенергію - обстрілами пошкоджені магістральні лінії</text:span>
</text:h>
      <text:p text:style-name="P4">
Authors: Ukrinform (Person)</text:p>
      <text:p text:style-name="P4">
Publisher: Укринформ (Organization)</text:p>
      <text:p text:style-name="P4">
Published Time: 2023-05-19T16:02:49+03:00</text:p>
      <text:p text:style-name="P4">
Modified Time: 2023-05-19T16:02:49+03:00</text:p>
      <text:p text:style-name="P4">
Description: Генерація України станом на 19 травня 2023 року повністю забезпечує потреби споживачів в електроенергії, але внаслідок чергової атаки окупантів були пошкоджені магістральні лінії і для збереження балансу необхідно заощаджувати її у вечірні години. — Укрінформ.</text:p>
      <text:p text:style-name="P4">
Images: ["<text:a xlink:type="simple" xlink:href="https://static.ukrinform.com/photos/2022_10/thumb_files/630_360_1666341365-342.jpg" text:style-name="Internet_20_link" text:visited-style-name="Visited_20_Internet_20_Link">
630_360_16663...</text:a>
"]</text:p>
      <text:p text:style-name="P4">
Tags: ['Електроенергія', 'Обстріл', 'Війна з Росією']</text:p>
      <text:p text:style-name="P4">
Type: Article</text:p>
      <!--METADATA-->
      <text:p text:style-name="P4">
<draw:frame draw:style-name="fr1" draw:name="Image77" text:anchor-type="as-char" svg:width="6.9236in" svg:height="3.956343in" draw:z-index="0">
<draw:image xlink:href="../Images/yкринформ/2023-05-19T16-02-49-03-00/630_360_1666341365-342.jpg" xlink:type="simple" xlink:show="embed" xlink:actuate="onLoad" draw:mime-type="image/jpeg"/>
</draw:frame>
 ГенераціяУкраїни станом на 19 травня 2023 року повністю забезпечує потреби споживачів велектроенергії, але внаслідок чергової атаки окупантів були пошкодженімагістральні лінії і для збереження балансу необхідно заощаджувати її увечірні години.</text:p>
      <text:p text:style-name="P4">
Як передає Укрінформ, про це повідомляє НЕК "Укренерго" у <text:a xlink:type="simple" xlink:href="https://www.facebook.com/npcukrenergo/posts/pfbid0m8brjRqi3V2FGovnDcm2RGZUi11wqqUUBZsK18FaWNfCKmpSPyH5ARi52pqZvcZil" text:style-name="Internet_20_link" text:visited-style-name="Visited_20_Internet_20_Link">
</text:a>
</text:p>
      <text:p text:style-name="P4">
"Чергова нічна атака росіян ракетами та дронами не призвела до пошкодженьмагістральних мереж, однак сьогодні вдень обстрілами були пошкодженімагістральні лінії, які забезпечували видачу потужності однієї зелектростанцій на сході", - йдеться у повідомленні.</text:p>
      <text:p text:style-name="P4">
В енергокомпанії додали, що внаслідок обстрілів пошкоджень зазнають ірозподільчі мережі у прифронтових та прикордонних областях. Проводиться їхвідновлення, а також триває ремонтна кампанія на низці атомних та тепловихелектростанцій.</text:p>
      <text:p text:style-name="P4">
"Через сукупність цих факторів зменшився обсяг виробництва <text:a xlink:type="simple" xlink:href="https://www.ukrinform.ua/tag-elektroenergia" text:style-name="Internet_20_link" text:visited-style-name="Visited_20_Internet_20_Link">
</text:a>
 . Наразі її достатньо дляпокриття потреб споживачів, але для збереження балансу у вечірні годининеобхідно ощадливе споживання електроенергії", - зауважили в Укренерго іпопросили перенести її використання з вечірніх годин (19:00 до 22:00) наранок, день, або ніч.</text:p>
      <text:p text:style-name="P4">
<text:span text:style-name="T4">
Читайте також:</text:span>
 <text:a xlink:type="simple" xlink:href="https://www.ukrinform.ua/rubric-economy/3710897-ukraina-pocinae-import-elektroenergii-dla-pokritta-deficitu.html" text:style-name="Internet_20_link" text:visited-style-name="Visited_20_Internet_20_Link">
 <text:span text:style-name="T4">
електроен</text:span>
 </text:a>
</text:p>
      <text:p text:style-name="P4">
Водночас триває експорт електроенергії у Молдову та Польщу в нічні та деннігодини при зниженому споживанні, оскільки існуючі технології не дозволяютьзберігати великі обсяги електроенергії тривалий час. Імпорт в Україну сьогоднівідсутній.</text:p>
      <text:p text:style-name="P4">
Як повідомляв Укрінформ, внаслідок обстрілів станом на 19 травня в Україні <text:a xlink:type="simple" xlink:href="https://www.ukrinform.ua/rubric-regions/3711323-v-ukraini-znestrumleni-15-naselenih-punktiv-cerez-obstrili.html" text:style-name="Internet_20_link" text:visited-style-name="Visited_20_Internet_20_Link">
</text:a>
 у Запорізькій таДонецькій областях. Також через обстріли є відключення світла у Миколаївськійта Дніпропетровській області.</text:p>
      <text:p text:style-name="P4">
Внаслідок попередніх обстрілів без світла залишається частина споживачів уДонецькій, Запорізькій, Сумській, Харківській, Херсонській, Чернігівськійобластях.</text:p>
      <text:p text:style-name="P4">
Source: <text:a xlink:type="simple" xlink:href="https://www.ukrinform.ua/rubric-economy/3711451-ukrainciv-prosat-ekonomiti-vveceri-elektroenergiu-obstrilami-poskodzeni-magistralni-linii.html" text:style-name="Internet_20_link" text:visited-style-name="Visited_20_Internet_20_Link">
https://www.ukrinform.ua/rubric-economy/3711451-ukrainciv-prosat-ekonomiti-vveceri-elektroenergiu-obstrilami-poskodzeni-magistralni-linii.html</text:a>
</text:p>
      <!--NEWS-->
      <text:h text:style-name="P10" text:outline-level="1">
<text:span text:style-name="T4">
Зеленський запросив Лігу арабських держав долучитися до української формули миру</text:span>
</text:h>
      <text:p text:style-name="P4">
Authors: Ukrinform (Person)</text:p>
      <text:p text:style-name="P4">
Publisher: Укринформ (Organization)</text:p>
      <text:p text:style-name="P4">
Published Time: 2023-05-19T16:04:00+03:00</text:p>
      <text:p text:style-name="P4">
Modified Time: 2023-05-19T16:04:00+03:00</text:p>
      <text:p text:style-name="P4">
Description: Президент Володимир Зеленський закликав членів Ліги арабських держав долучитися до імплементації української формули миру. — Укрінформ.</text:p>
      <text:p text:style-name="P4">
Images: ["<text:a xlink:type="simple" xlink:href="https://static.ukrinform.com/photos/2023_05/thumb_files/630_360_1684498724-665.jpeg" text:style-name="Internet_20_link" text:visited-style-name="Visited_20_Internet_20_Link">
630_360_16844...</text:a>
"]</text:p>
      <text:p text:style-name="P4">
Tags: ['Ліга арабських держав', 'Зеленський', 'Формула миру']</text:p>
      <text:p text:style-name="P4">
Type: Article</text:p>
      <!--METADATA-->
      <text:p text:style-name="P4">
<draw:frame draw:style-name="fr1" draw:name="Image78" text:anchor-type="as-char" svg:width="6.9236in" svg:height="3.956343in" draw:z-index="0">
<draw:image xlink:href="../Images/yкринформ/2023-05-19T16-04-00-03-00/630_360_1684498724-665.jpeg" xlink:type="simple" xlink:show="embed" xlink:actuate="onLoad" draw:mime-type="image/jpeg"/>
</draw:frame>
 ПрезидентВолодимир Зеленський закликав членів Ліги арабських держав долучитися доімплементації української формули миру.</text:p>
      <text:p text:style-name="P4">
Про це глава Української держави заявив на саміті Ліги арабських держав уДжедді, Саудівська Аравія, повідомляє кореспондент Укрінформу.</text:p>
      <text:p text:style-name="P4">
«Кожній поважній делегації передали документ їхньою мовою з 10 пунктами <text:a xlink:type="simple" xlink:href="https://www.ukrinform.ua/tag-formula-miru" text:style-name="Internet_20_link" text:visited-style-name="Visited_20_Internet_20_Link">
</text:a>
 Будь ласка, ви можете обратипункт, який вам здається найбільш підходящим, і я буду вдячним, якщо кожен ізвас обере напрямок для порятунку людей з російського полону. Тож я запрошуювсіх вас, хто поважає мир, долучитися до імплементації Формули миру і такимчином зменшити ворожнечу, страждання і зло», - сказав Президент України.</text:p>
      <text:p text:style-name="P4">
_Відео:<text:a xlink:type="simple" xlink:href="https://www.youtube.com/live/xfG4UQxaFbc" text:style-name="Internet_20_link" text:visited-style-name="Visited_20_Internet_20_Link">
 </text:a>
 _</text:p>
      <text:p text:style-name="P4">
Він зауважив, що його головний заклик на саміті: захистити наш народ, включноз мусульманською спільнотою України. Зеленський нагадав, що Крим був першим,що постраждав від російської окупації, і ті, хто досі піддаються репресіям втимчасово окупованому Криму, є мусульманами.</text:p>
      <text:p text:style-name="P4">
«Подивіться, скільки страждань принесли довготривалі війни Лівії, Сирії,Ємені; скільки життів загубили роки битв у Судані і Сомалі, Іраку йАфганістані. Кожен, хто примножує страждання новою агресією, сіє ворожнечу іпрагне повернути старі часи загарбницьких імперії, котрі не рахуються з волеюнезалежних націй. Хто йде проти світу, буде проклятий народом», - звернувсяЗеленський до лідерів арабських країн.</text:p>
      <text:p text:style-name="P4">
<text:span text:style-name="T4">
Читайте також:</text:span>
 <text:a xlink:type="simple" xlink:href="https://www.ukrinform.ua/rubric-polytics/3711433-zelenskij-zustrivsa-zi-spadkoemnim-princem-saudivskoi-aravii.html" text:style-name="Internet_20_link" text:visited-style-name="Visited_20_Internet_20_Link">
 <text:span text:style-name="T4">
Зеленс</text:span>
 </text:a>
</text:p>
      <text:p text:style-name="P4">
Крім того, український лідер подякував країнам за підтримку міжнароднихпозицій України і Статуту ООН та наголосив на можливості розширити позитивнийдосвід із Саудівською Аравію зі звільнення людей із російського полону. ТакожПрезидент відзначив, що Україні разом з арабськими країнами вдалосязабезпечити харчову безпеку.</text:p>
      <text:p text:style-name="P4">
Як повідомляв Укрінформ, у пʼятницю Президент Володимир Зеленський розпочаввізит до Саудівської Аравії, де порушуватиме питання повернення з російськогополону українців, Формулу миру, питання енергетичної безпеки та захистумусульманської спільноти України.</text:p>
      <text:p text:style-name="P4">
Source: <text:a xlink:type="simple" xlink:href="https://www.ukrinform.ua/rubric-polytics/3711454-zelenskij-zaprosiv-cleniv-ligi-arabskih-derzav-dolucitisa-do-ukrainskoi-formuli-miru.html" text:style-name="Internet_20_link" text:visited-style-name="Visited_20_Internet_20_Link">
https://www.ukrinform.ua/rubric-polytics/3711454-zelenskij-zaprosiv-cleniv-ligi-arabskih-derzav-dolucitisa-do-ukrainskoi-formuli-miru.html</text:a>
</text:p>
      <!--NEWS-->
      <text:h text:style-name="P10" text:outline-level="1">
<text:span text:style-name="T4">
У Держдепі заявили, що у питанні зброї перебувають у тісному контакті з Україною</text:span>
</text:h>
      <text:p text:style-name="P4">
Authors: Ukrinform (Person)</text:p>
      <text:p text:style-name="P4">
Publisher: Укринформ (Organization)</text:p>
      <text:p text:style-name="P4">
Published Time: 2023-05-19T16:06:00+03:00</text:p>
      <text:p text:style-name="P4">
Modified Time: 2023-05-19T16:06:00+03:00</text:p>
      <text:p text:style-name="P4">
Description: У США добре обізнані про потреби України в озброєнні, оскільки перебувають у близькому контакті з українськими лідерами, і ретельно оцінюють оборонні запити Києва. — Укрінформ.</text:p>
      <text:p text:style-name="P4">
Images: ["<text:a xlink:type="simple" xlink:href="https://static.ukrinform.com/photos/2022_09/thumb_files/630_360_1663888729-308.jpg" text:style-name="Internet_20_link" text:visited-style-name="Visited_20_Internet_20_Link">
630_360_16638...</text:a>
"]</text:p>
      <text:p text:style-name="P4">
Tags: ['США', 'Україна', 'Зброя', 'Держдеп']</text:p>
      <text:p text:style-name="P4">
Type: Article</text:p>
      <!--METADATA-->
      <text:p text:style-name="P4">
<draw:frame draw:style-name="fr1" draw:name="Image79" text:anchor-type="as-char" svg:width="6.9236in" svg:height="3.956343in" draw:z-index="0">
<draw:image xlink:href="../Images/yкринформ/2023-05-19T16-06-00-03-00/630_360_1663888729-308.jpg" xlink:type="simple" xlink:show="embed" xlink:actuate="onLoad" draw:mime-type="image/jpeg"/>
</draw:frame>
 У СШАдобре обізнані про потреби України в озброєнні, оскільки перебувають ублизькому контакті з українськими лідерами, і ретельно оцінюють обороннізапити Києва.</text:p>
      <text:p text:style-name="P4">
Про це сказав заступник держсекретаря США Річард Верма <text:a xlink:type="simple" xlink:href="https://www.ukrinform.ua/rubric-world/3711370-ricard-verma-zastupnik-derzsekretara-ssa-z-upravlinna-ta-resursiv.html" text:style-name="Internet_20_link" text:visited-style-name="Visited_20_Internet_20_Link">
</text:a>
 , коментуючи можливістьпередачі у майбутньому Україні літаків F-16 та ракет далекого радіусу дії.</text:p>
      <text:p text:style-name="P4">
За словами дипломата, метою його нещодавнього візиту до Києва була, зокрема,оцінка безпекової допомоги та краще розуміння потреб ЗСУ. Верма зауважив, що уСША “дуже детальний процес” оцінки потреб України у сфері <text:a xlink:type="simple" xlink:href="https://www.ukrinform.ua/tag-zbroa" text:style-name="Internet_20_link" text:visited-style-name="Visited_20_Internet_20_Link">
</text:a>
 , коли надходять відповідні запити.</text:p>
      <text:p text:style-name="P4">
“Але я просто дивлюся на те, що було надано досі, це мене дуже підбадьорило тавразило. І ми зробимо так, щоб Україна змогла захиститися і перемогти в ційборотьбі”, - підкреслив Верма.</text:p>
      <text:p text:style-name="P4">
Американський дипломат зауважив, що оцінка деяких оборонних запитів Українивідбувається без зволікань.</text:p>
      <text:p text:style-name="P4">
<text:span text:style-name="T4">
Читайте також:</text:span>
 <text:a xlink:type="simple" xlink:href="https://www.ukrinform.ua/rubric-ato/3711371-poki-trivae-vijna-v-ukraini-treba-sukati-insi-instrumenti-vplivu-na-rosiu-derzdep-ssa.html" text:style-name="Internet_20_link" text:visited-style-name="Visited_20_Internet_20_Link">
 </text:a>
</text:p>
      <text:p text:style-name="P4">
“Я не хочу говорити за людей у Пентагоні чи в нашій системі, коли ці рішеннязараз приймаються, але треба чітко сказати, що ми дуже близькі до українськихлідерів і знаємо їхні потреби (в озброєнні – ред.), і ми оцінюватимемо їх,адже боротьба триває”, - наголосив Верма.</text:p>
      <text:p text:style-name="P4">
Він додав, що США рішуче налаштовані, щоб Україна змогла повернути всі своїтериторії.</text:p>
      <text:p text:style-name="P4">
Як повідомлялося, за інформацією CNN, адміністрація президента Джо Байденапротягом останніх тижнів дала зрозуміти європейським союзникам, що <text:a xlink:type="simple" xlink:href="https://www.ukrinform.ua/rubric-ato/3711314-ssa-ne-blokuvatimut-postavku-souznikami-vinisuvaciv-f16-v-ukrainu-snn.html" text:style-name="Internet_20_link" text:visited-style-name="Visited_20_Internet_20_Link">
</text:a>
</text:p>
      <text:p text:style-name="P4">
<text:span text:style-name="T5">
Фото: DeptofDefence</text:span>
</text:p>
      <text:p text:style-name="P4">
Source: <text:a xlink:type="simple" xlink:href="https://www.ukrinform.ua/rubric-ato/3711453-u-derzdepi-zaavili-so-u-pitanni-zbroi-perebuvaut-u-tisnomu-kontakti-z-ukrainou.html" text:style-name="Internet_20_link" text:visited-style-name="Visited_20_Internet_20_Link">
https://www.ukrinform.ua/rubric-ato/3711453-u-derzdepi-zaavili-so-u-pitanni-zbroi-perebuvaut-u-tisnomu-kontakti-z-ukrainou.html</text:a>
</text:p>
      <!--NEWS-->
      <text:h text:style-name="P10" text:outline-level="1">
<text:span text:style-name="T4">
За мільйонні збитки при будівництві Подільського мосту від посади відсторонили директора підприємства</text:span>
</text:h>
      <text:p text:style-name="P4">
Authors: Ukrinform (Person)</text:p>
      <text:p text:style-name="P4">
Publisher: Укринформ (Organization)</text:p>
      <text:p text:style-name="P4">
Published Time: 2023-05-19T16:11:00+03:00</text:p>
      <text:p text:style-name="P4">
Modified Time: 2023-05-19T16:11:00+03:00</text:p>
      <text:p text:style-name="P4">
Description: У Києві директору комунального підприємства повідомили підозру у службовій недбалості, що призвела до збитків на понад 6 млн грн під час будівництва Подільського мосту. — Укрінформ.</text:p>
      <text:p text:style-name="P4">
Images: ["<text:a xlink:type="simple" xlink:href="https://static.ukrinform.com/photos/2023_05/thumb_files/630_360_1684501863-599.jpg" text:style-name="Internet_20_link" text:visited-style-name="Visited_20_Internet_20_Link">
630_360_16845...</text:a>
"]</text:p>
      <text:p text:style-name="P4">
Tags: ['Прокуратура', 'Київ', 'Подільський міст', 'Збитки']</text:p>
      <text:p text:style-name="P4">
Type: Article</text:p>
      <!--METADATA-->
      <text:p text:style-name="P4">
<draw:frame draw:style-name="fr1" draw:name="Image80" text:anchor-type="as-char" svg:width="6.9236in" svg:height="3.956343in" draw:z-index="0">
<draw:image xlink:href="../Images/yкринформ/2023-05-19T16-11-00-03-00/630_360_1684501863-599.jpg" xlink:type="simple" xlink:show="embed" xlink:actuate="onLoad" draw:mime-type="image/jpeg"/>
</draw:frame>
 У Києвідиректору комунального підприємства повідомили підозру у службовій недбалості,що призвела до збитків на понад 6 млн грн під час будівництва Подільськогомосту.</text:p>
      <text:p text:style-name="P4">
Як передає Укрінформ, про це повідомляє у <text:a xlink:type="simple" xlink:href="https://t.me/kyiv_pro_office/1965" text:style-name="Internet_20_link" text:visited-style-name="Visited_20_Internet_20_Link">
</text:a>
Київська міська прокуратура.</text:p>
      <text:p text:style-name="P4">
“За процесуального керівництва Подільської окружної прокуратури міста Києваповідомлено про підозру директору КП “Дирекція з будівництва шляхово-транспортних споруд м. Києва” за фактом службової недбалості під часздійснення будівництва Подільського мостового переходу через р. Дніпро у м.Києві (ч. 2 ст. 367 Кримінального кодексу України)”, - ідеться в повідомленні.</text:p>
      <text:p text:style-name="P4">
Згідно з матеріалами слідства, у квітні 2017 року між КП “Дирекція збудівництва шляхово-транспортних споруд м. Києва” та генпідрядником бувукладений договір генпідряду щодо виконання робіт по об’єкту “Будівництво <text:a xlink:type="simple" xlink:href="https://www.ukrinform.ua/tag-podilskij-mist" text:style-name="Internet_20_link" text:visited-style-name="Visited_20_Internet_20_Link">
</text:a>
 через р. Дніпро у м. Києві”.</text:p>
      <text:p text:style-name="P4">
У грудні 2020 року генпідрядник вказав у документах неправдиві дані про обсягита вартість виконаних підводних робіт, зокрема з очищення металоконструкційвід обростання на глибині 12-20 метрів із залученням водолазної станції наПодільському мостовому переході через Дніпро.</text:p>
      <text:p text:style-name="P4">
За результатами судової будівельно-технічної та економічної експертизи роботина суму понад 6 млн грн документально не підтверджуються.</text:p>
      <text:p text:style-name="P4">
За клопотанням прокуратури підозрюваного відсторонили від займаної посади.</text:p>
      <text:p text:style-name="P4">
<text:span text:style-name="T4">
Читайте також:</text:span>
 <text:a xlink:type="simple" xlink:href="https://www.ukrinform.ua/rubric-kyiv/3709696-u-kievi-suditimut-posadovciv-za-miljonni-zbitki-pid-cas-rekonstrukcii-zooparku.html" text:style-name="Internet_20_link" text:visited-style-name="Visited_20_Internet_20_Link">
 <text:span text:style-name="T4">
зоопарк</text:span>
 </text:a>
</text:p>
      <text:p text:style-name="P4">
Раніше в цьому провадженні повідомили про підозру керівнику генпідпрядноїорганізації за ч. 5 ст. 191 КК України.</text:p>
      <text:p text:style-name="P4">
Як повідомлялося, у січні до суду був скерований обвинувальний акт стосовнокерівника підрядної організації у справі про розкрадання на будівництвіПодільського мосту в Києві.</text:p>
      <text:p text:style-name="P4">
На початку лютого правоохоронці <text:a xlink:type="simple" xlink:href="https://www.ukrinform.ua/rubric-kyiv/3677354-budivnictvo-podilskogo-mostu-u-spravi-pro-rozkradanna-suditimut-se-odnogo-figuranta.html" text:style-name="Internet_20_link" text:visited-style-name="Visited_20_Internet_20_Link">
 </text:a>
 стосовно заступника керівника комунальногопідприємства "Дирекція з будівництва шляхово-транспортних споруд м. Києва" такерівника генпідрядної організації.</text:p>
      <text:p text:style-name="P4">
Source: <text:a xlink:type="simple" xlink:href="https://www.ukrinform.ua/rubric-kyiv/3711459-za-miljonni-zbitki-pri-budivnictvi-podilskogo-mostu-vid-posadi-vidstoronili-direktora-pidpriemstva.html" text:style-name="Internet_20_link" text:visited-style-name="Visited_20_Internet_20_Link">
https://www.ukrinform.ua/rubric-kyiv/3711459-za-miljonni-zbitki-pri-budivnictvi-podilskogo-mostu-vid-posadi-vidstoronili-direktora-pidpriemstva.html</text:a>
</text:p>
      <!--NEWS-->
      <text:h text:style-name="P10" text:outline-level="1">
<text:span text:style-name="T4">
Нацбанк презентував пам’ятну монету «Сили підтримки Збройних Сил України»</text:span>
</text:h>
      <text:p text:style-name="P4">
Authors: Ukrinform (Person)</text:p>
      <text:p text:style-name="P4">
Publisher: Укринформ (Organization)</text:p>
      <text:p text:style-name="P4">
Published Time: 2023-05-19T16:12:00+03:00</text:p>
      <text:p text:style-name="P4">
Modified Time: 2023-05-19T16:12:00+03:00</text:p>
      <text:p text:style-name="P4">
Description: У Національному банку презентували ролик обігових пам’ятних монет “Сили підтримки Збройних Сил України”. — Укрінформ.</text:p>
      <text:p text:style-name="P4">
Images: ["<text:a xlink:type="simple" xlink:href="https://static.ukrinform.com/photos/2023_05/thumb_files/630_360_1684499872-5187.jpeg" text:style-name="Internet_20_link" text:visited-style-name="Visited_20_Internet_20_Link">
630_360_16844...</text:a>
", "<text:a xlink:type="simple" xlink:href="https://static.ukrinform.com/photos/2023_05/thumb_files/630_360_1684499871-9234.jpeg" text:style-name="Internet_20_link" text:visited-style-name="Visited_20_Internet_20_Link">
630_360_16844...</text:a>
", "<text:a xlink:type="simple" xlink:href="https://static.ukrinform.com/photos/2023_05/thumb_files/630_360_1684499871-7653.jpeg" text:style-name="Internet_20_link" text:visited-style-name="Visited_20_Internet_20_Link">
630_360_16844...</text:a>
", "<text:a xlink:type="simple" xlink:href="https://static.ukrinform.com/photos/2023_05/thumb_files/630_360_1684499871-2238.jpeg" text:style-name="Internet_20_link" text:visited-style-name="Visited_20_Internet_20_Link">
630_360_16844...</text:a>
", "<text:a xlink:type="simple" xlink:href="https://static.ukrinform.com/photos/2023_05/thumb_files/630_360_1684499871-9792.jpeg" text:style-name="Internet_20_link" text:visited-style-name="Visited_20_Internet_20_Link">
630_360_16844...</text:a>
", "<text:a xlink:type="simple" xlink:href="https://static.ukrinform.com/photos/2023_05/thumb_files/630_360_1684499871-8021.jpeg" text:style-name="Internet_20_link" text:visited-style-name="Visited_20_Internet_20_Link">
630_360_16844...</text:a>
", "<text:a xlink:type="simple" xlink:href="https://static.ukrinform.com/photos/2023_05/thumb_files/630_360_1684499871-5586.jpeg" text:style-name="Internet_20_link" text:visited-style-name="Visited_20_Internet_20_Link">
630_360_16844...</text:a>
", "<text:a xlink:type="simple" xlink:href="https://static.ukrinform.com/photos/2023_05/thumb_files/630_360_1684499872-6362.jpeg" text:style-name="Internet_20_link" text:visited-style-name="Visited_20_Internet_20_Link">
630_360_16844...</text:a>
", "<text:a xlink:type="simple" xlink:href="https://static.ukrinform.com/photos/2023_05/thumb_files/630_360_1684499872-7671.jpeg" text:style-name="Internet_20_link" text:visited-style-name="Visited_20_Internet_20_Link">
630_360_16844...</text:a>
", "<text:a xlink:type="simple" xlink:href="https://static.ukrinform.com/photos/2023_05/thumb_files/630_360_1684499872-2411.jpeg" text:style-name="Internet_20_link" text:visited-style-name="Visited_20_Internet_20_Link">
630_360_16844...</text:a>
", "<text:a xlink:type="simple" xlink:href="https://static.ukrinform.com/photos/2023_05/thumb_files/630_360_1684499873-5209.jpeg" text:style-name="Internet_20_link" text:visited-style-name="Visited_20_Internet_20_Link">
630_360_16844...</text:a>
"]</text:p>
      <text:p text:style-name="P4">
Tags: ['Нацбанк', 'ЗСУ', 'Монета']</text:p>
      <text:p text:style-name="P4">
Type: Article</text:p>
      <!--METADATA-->
      <text:p text:style-name="P4">
<draw:frame draw:style-name="fr1" draw:name="Image81" text:anchor-type="as-char" svg:width="6.9236in" svg:height="3.956343in" draw:z-index="0">
<draw:image xlink:href="../Images/yкринформ/2023-05-19T16-12-00-03-00/630_360_1684499872-5187.jpeg" xlink:type="simple" xlink:show="embed" xlink:actuate="onLoad" draw:mime-type="image/jpeg"/>
</draw:frame>
 УНаціональному банку презентували ролик обігових пам’ятних монет “Силипідтримки Збройних Сил України”.</text:p>
      <text:p text:style-name="P4">
Як передає Укрінформ, про це повідомляє  <text:a xlink:type="simple" xlink:href="https://bank.gov.ua/ua/uah/numismatic-products/souvenier-coins" text:style-name="Internet_20_link" text:visited-style-name="Visited_20_Internet_20_Link">
</text:a>
</text:p>
      <text:p text:style-name="P4">
Монета присвячена окремому роду сил <text:a xlink:type="simple" xlink:href="https://www.ukrinform.ua/tag-zsu" text:style-name="Internet_20_link" text:visited-style-name="Visited_20_Internet_20_Link">
 </text:a>
 -Силам підтримки, на який покладається оперативне забезпечення інженерноїпідтримки, радіаційного, хімічного та біологічного захисту, топографічного тагідрометеорологічного забезпечення військ.</text:p>
      <text:p text:style-name="P4">
<draw:frame draw:style-name="fr1" draw:name="Image82" text:anchor-type="as-char" svg:width="6.9236in" svg:height="3.956343in" draw:z-index="0">
<draw:image xlink:href="../Images/yкринформ/2023-05-19T16-12-00-03-00/630_360_1684499871-9234.jpeg" xlink:type="simple" xlink:show="embed" xlink:actuate="onLoad" draw:mime-type="image/jpeg"/>
</draw:frame>
 УНацбанку презентували ролик обігових пам’ятних монет “Сили підтримки ЗбройнихСил України” / Фото: Павло Багмут, Укрінформ  <text:a xlink:type="simple" xlink:href="https://static.ukrinform.com/photos/2023_05/1684499871-9234.jpeg" text:style-name="Internet_20_link" text:visited-style-name="Visited_20_Internet_20_Link">
<draw:frame draw:style-name="fr1" draw:name="Image83" text:anchor-type="as-char" svg:width="6.9236in" svg:height="3.956343in" draw:z-index="0">
<draw:image xlink:href="../Images/yкринформ/2023-05-19T16-12-00-03-00/630_360_1684499871-9234.jpeg" xlink:type="simple" xlink:show="embed" xlink:actuate="onLoad" draw:mime-type="image/jpeg"/>
</draw:frame>
</text:a>
 <text:a xlink:type="simple" xlink:href="https://static.ukrinform.com/photos/2023_05/1684499871-7653.jpeg" text:style-name="Internet_20_link" text:visited-style-name="Visited_20_Internet_20_Link">
<draw:frame draw:style-name="fr1" draw:name="Image84" text:anchor-type="as-char" svg:width="6.9236in" svg:height="3.956343in" draw:z-index="0">
<draw:image xlink:href="../Images/yкринформ/2023-05-19T16-12-00-03-00/630_360_1684499871-7653.jpeg" xlink:type="simple" xlink:show="embed" xlink:actuate="onLoad" draw:mime-type="image/jpeg"/>
</draw:frame>
</text:a>
 <text:a xlink:type="simple" xlink:href="https://static.ukrinform.com/photos/2023_05/1684499871-2238.jpeg" text:style-name="Internet_20_link" text:visited-style-name="Visited_20_Internet_20_Link">
<draw:frame draw:style-name="fr1" draw:name="Image85" text:anchor-type="as-char" svg:width="6.9236in" svg:height="3.956343in" draw:z-index="0">
<draw:image xlink:href="../Images/yкринформ/2023-05-19T16-12-00-03-00/630_360_1684499871-2238.jpeg" xlink:type="simple" xlink:show="embed" xlink:actuate="onLoad" draw:mime-type="image/jpeg"/>
</draw:frame>
</text:a>
 <text:a xlink:type="simple" xlink:href="https://static.ukrinform.com/photos/2023_05/1684499871-9792.jpeg" text:style-name="Internet_20_link" text:visited-style-name="Visited_20_Internet_20_Link">
<draw:frame draw:style-name="fr1" draw:name="Image86" text:anchor-type="as-char" svg:width="6.9236in" svg:height="3.956343in" draw:z-index="0">
<draw:image xlink:href="../Images/yкринформ/2023-05-19T16-12-00-03-00/630_360_1684499871-9792.jpeg" xlink:type="simple" xlink:show="embed" xlink:actuate="onLoad" draw:mime-type="image/jpeg"/>
</draw:frame>
</text:a>
 <text:a xlink:type="simple" xlink:href="https://static.ukrinform.com/photos/2023_05/1684499871-8021.jpeg" text:style-name="Internet_20_link" text:visited-style-name="Visited_20_Internet_20_Link">
<draw:frame draw:style-name="fr1" draw:name="Image87" text:anchor-type="as-char" svg:width="6.9236in" svg:height="3.956343in" draw:z-index="0">
<draw:image xlink:href="../Images/yкринформ/2023-05-19T16-12-00-03-00/630_360_1684499871-8021.jpeg" xlink:type="simple" xlink:show="embed" xlink:actuate="onLoad" draw:mime-type="image/jpeg"/>
</draw:frame>
</text:a>
 <text:a xlink:type="simple" xlink:href="https://static.ukrinform.com/photos/2023_05/1684499871-5586.jpeg" text:style-name="Internet_20_link" text:visited-style-name="Visited_20_Internet_20_Link">
<draw:frame draw:style-name="fr1" draw:name="Image88" text:anchor-type="as-char" svg:width="6.9236in" svg:height="3.956343in" draw:z-index="0">
<draw:image xlink:href="../Images/yкринформ/2023-05-19T16-12-00-03-00/630_360_1684499871-5586.jpeg" xlink:type="simple" xlink:show="embed" xlink:actuate="onLoad" draw:mime-type="image/jpeg"/>
</draw:frame>
</text:a>
 <text:a xlink:type="simple" xlink:href="https://static.ukrinform.com/photos/2023_05/1684499872-5187.jpeg" text:style-name="Internet_20_link" text:visited-style-name="Visited_20_Internet_20_Link">
<draw:frame draw:style-name="fr1" draw:name="Image89" text:anchor-type="as-char" svg:width="6.9236in" svg:height="3.956343in" draw:z-index="0">
<draw:image xlink:href="../Images/yкринформ/2023-05-19T16-12-00-03-00/630_360_1684499872-5187.jpeg" xlink:type="simple" xlink:show="embed" xlink:actuate="onLoad" draw:mime-type="image/jpeg"/>
</draw:frame>
</text:a>
 <text:a xlink:type="simple" xlink:href="https://static.ukrinform.com/photos/2023_05/1684499872-6362.jpeg" text:style-name="Internet_20_link" text:visited-style-name="Visited_20_Internet_20_Link">
<draw:frame draw:style-name="fr1" draw:name="Image90" text:anchor-type="as-char" svg:width="6.9236in" svg:height="3.956343in" draw:z-index="0">
<draw:image xlink:href="../Images/yкринформ/2023-05-19T16-12-00-03-00/630_360_1684499872-6362.jpeg" xlink:type="simple" xlink:show="embed" xlink:actuate="onLoad" draw:mime-type="image/jpeg"/>
</draw:frame>
</text:a>
 <text:a xlink:type="simple" xlink:href="https://static.ukrinform.com/photos/2023_05/1684499872-7671.jpeg" text:style-name="Internet_20_link" text:visited-style-name="Visited_20_Internet_20_Link">
<draw:frame draw:style-name="fr1" draw:name="Image91" text:anchor-type="as-char" svg:width="6.9236in" svg:height="3.956343in" draw:z-index="0">
<draw:image xlink:href="../Images/yкринформ/2023-05-19T16-12-00-03-00/630_360_1684499872-7671.jpeg" xlink:type="simple" xlink:show="embed" xlink:actuate="onLoad" draw:mime-type="image/jpeg"/>
</draw:frame>
</text:a>
 <text:a xlink:type="simple" xlink:href="https://static.ukrinform.com/photos/2023_05/1684499872-2411.jpeg" text:style-name="Internet_20_link" text:visited-style-name="Visited_20_Internet_20_Link">
<draw:frame draw:style-name="fr1" draw:name="Image92" text:anchor-type="as-char" svg:width="6.9236in" svg:height="3.956343in" draw:z-index="0">
<draw:image xlink:href="../Images/yкринформ/2023-05-19T16-12-00-03-00/630_360_1684499872-2411.jpeg" xlink:type="simple" xlink:show="embed" xlink:actuate="onLoad" draw:mime-type="image/jpeg"/>
</draw:frame>
</text:a>
 <text:a xlink:type="simple" xlink:href="https://static.ukrinform.com/photos/2023_05/1684499873-5209.jpeg" text:style-name="Internet_20_link" text:visited-style-name="Visited_20_Internet_20_Link">
<draw:frame draw:style-name="fr1" draw:name="Image93" text:anchor-type="as-char" svg:width="6.9236in" svg:height="3.956343in" draw:z-index="0">
<draw:image xlink:href="../Images/yкринформ/2023-05-19T16-12-00-03-00/630_360_1684499873-5209.jpeg" xlink:type="simple" xlink:show="embed" xlink:actuate="onLoad" draw:mime-type="image/jpeg"/>
</draw:frame>
</text:a>
</text:p>
      <text:p text:style-name="P4">
Зазначається, що до кожного ролика, запакованого в тематично стилізованийсувенірний пакет, входить 25 монет номіналом 10 гривень.</text:p>
      <text:p text:style-name="P4">
Оголошений тираж становить 20 тис. штук.</text:p>
      <text:p text:style-name="P4">
<text:span text:style-name="T4">
Читайте також:</text:span>
 <text:a xlink:type="simple" xlink:href="https://www.ukrinform.ua/rubric-economy/3700876-nbu-vvodit-v-obig-pamatnu-monetu-cornobil-vidrodzenna-ris-evrazijska.html" text:style-name="Internet_20_link" text:visited-style-name="Visited_20_Internet_20_Link">
 <text:span text:style-name="T4">
монет</text:span>
 </text:a>
</text:p>
      <text:p text:style-name="P4">
Крім того,  голова НБУ Андрій Пишний під час презентації монети, присвяченоїСилам підтримки ЗСУ, Національний банк у другому півріччі планує випустити щедві обігові пам'ятні монети, присвячені Збройним силам.</text:p>
      <text:p text:style-name="P4">
"Сьогодні ми презентуємо не останню обігову пам'ятну монету, яку Національнийбанк випускатиме цього року. Ми плануємо щонайменше ще два випуски. Мипродовжимо ... дякувати Збройним силам за те, що вони роблять. Це тойневеликий внесок, який ми можемо зробити", - сказав Пишний.</text:p>
      <text:p text:style-name="P4">
Своєю чергою начальник управління нумізматичної продукції та касових операційдепартаменту грошового обігу НБУ Євген Кондратенко у коментарі Укрінформуповідомив, що майбутні монети планують присвятити силам ППО та командуваннюОб'єднаних сил.</text:p>
      <text:p text:style-name="P4">
"Зараз ми працюємо над монетою сил ППО - завдяки ним у нас є змога сьогоднізустрітися та говорити про це... Ми також отримали певні дозволи на створеннямонети, присвяченої командуванню Об'єднаних сил", - сказав він.</text:p>
      <text:p text:style-name="P4">
<text:span text:style-name="T4">
Читайте також:</text:span>
 <text:a xlink:type="simple" xlink:href="https://www.ukrinform.ua/rubric-economy/3707246-bankivska-sistema-ukraini-finansovij-uspih-na-tli-dodatkovih-viklikiv.html" text:style-name="Internet_20_link" text:visited-style-name="Visited_20_Internet_20_Link">
 </text:a>
</text:p>
      <text:p text:style-name="P4">
Водночас, коментуючи можливість змін у стилістиці банкнот, Кондратенковідповів, що це питання у компетенції голови Національного банку. При цьомуКондратенко зауважив, що загальна тенденція у світі спрямована напереосмислення дизайну банкнот.</text:p>
      <text:p text:style-name="P4">
"У нашого найближчого сусіда - ЄС - є програма до 2030 року, за якоюопрацьовуються питання щодо зміни дизайнів банкнот", - сказав фахівець.</text:p>
      <text:p text:style-name="P4">
Як повідомляв Укрінформ, українська пам’ятна <text:a xlink:type="simple" xlink:href="https://www.ukrinform.ua/rubric-economy/3671427-moneta-do-30ricca-nezaleznosti-ukraini-peremogla-u-finali-miznarodnogo-konkursu.html" text:style-name="Internet_20_link" text:visited-style-name="Visited_20_Internet_20_Link">
</text:a>
 перемоглау фіналі престижного міжнародного конкурсу "Монета року" від авторитетногонумізматичного видання World Coin New.</text:p>
      <text:p text:style-name="P4">
Source: <text:a xlink:type="simple" xlink:href="https://www.ukrinform.ua/rubric-economy/3711456-v-nbu-prezentuvali-rolik-obigovih-pamatnih-monet-sili-pidtrimki-zbrojnih-sil-ukraini.html" text:style-name="Internet_20_link" text:visited-style-name="Visited_20_Internet_20_Link">
https://www.ukrinform.ua/rubric-economy/3711456-v-nbu-prezentuvali-rolik-obigovih-pamatnih-monet-sili-pidtrimki-zbrojnih-sil-ukraini.html</text:a>
</text:p>
      <!--NEWS-->
      <text:h text:style-name="P10" text:outline-level="1">
<text:span text:style-name="T4">
Уряд призначив двох заступників міністра освіти і науки</text:span>
</text:h>
      <text:p text:style-name="P4">
Authors: Ukrinform (Person)</text:p>
      <text:p text:style-name="P4">
Publisher: Укринформ (Organization)</text:p>
      <text:p text:style-name="P4">
Published Time: 2023-05-19T16:17:13+03:00</text:p>
      <text:p text:style-name="P4">
Modified Time: 2023-05-19T16:17:13+03:00</text:p>
      <text:p text:style-name="P4">
Description: Кабінет Міністрів призначив Михайла Винницького та Андрія Сташківа заступниками міністра освіти і науки.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Міносвіти', 'Призначення']</text:p>
      <text:p text:style-name="P4">
Type: Article</text:p>
      <!--METADATA-->
      <text:p text:style-name="P4">
<draw:frame draw:style-name="fr1" draw:name="Image94" text:anchor-type="as-char" svg:width="6.9236in" svg:height="3.956343in" draw:z-index="0">
<draw:image xlink:href="../Images/yкринформ/2023-05-19T16-17-13-03-00/630_360_1659708198-453.jpg" xlink:type="simple" xlink:show="embed" xlink:actuate="onLoad" draw:mime-type="image/jpeg"/>
</draw:frame>
 КабінетМіністрів призначив Михайла Винницького та Андрія Сташківа заступникамиміністра освіти і науки.</text:p>
      <text:p text:style-name="P4">
Про це повідомляє <text:a xlink:type="simple" xlink:href="https://t.me/uriad24/2621" text:style-name="Internet_20_link" text:visited-style-name="Visited_20_Internet_20_Link">
 </text:a>
 Уряд online, передаєУкрінформ.</text:p>
      <text:p text:style-name="P4">
Зазначається, що відповідні розпорядження уряд ухвалив на засіданні 19 травня.</text:p>
      <text:p text:style-name="P4">
Крім того, Кабмін звільнив Марину Потапенко з посади заступника міністрамолоді та спорту.</text:p>
      <text:p text:style-name="P4">
<text:span text:style-name="T4">
Читайте також:</text:span>
 <text:a xlink:type="simple" xlink:href="https://www.ukrinform.ua/rubric-polytics/3710638-zelenskij-zvilniv-odnogo-i-priznaciv-troh-ocilnikiv-rda.html" text:style-name="Internet_20_link" text:visited-style-name="Visited_20_Internet_20_Link">
 <text:span text:style-name="T4">
призначив</text:span>
 </text:a>
</text:p>
      <text:p text:style-name="P4">
Як повідомляв Укрінформ, Верховна Рада 21 березня призначила Оксена Лісовогона посаду міністра освіти і науки.</text:p>
      <text:p text:style-name="P4">
Source: <text:a xlink:type="simple" xlink:href="https://www.ukrinform.ua/rubric-polytics/3711457-urad-priznaciv-dvoh-zastupnikiv-ministra-osviti-i-nauki.html" text:style-name="Internet_20_link" text:visited-style-name="Visited_20_Internet_20_Link">
https://www.ukrinform.ua/rubric-polytics/3711457-urad-priznaciv-dvoh-zastupnikiv-ministra-osviti-i-nauki.html</text:a>
</text:p>
      <!--NEWS-->
      <text:h text:style-name="P10" text:outline-level="1">
<text:span text:style-name="T4">
Не просто ремонтуємо: Шмигаль розповів про підготовку до нового опалювального сезону</text:span>
</text:h>
      <text:p text:style-name="P4">
Authors: Ukrinform (Person)</text:p>
      <text:p text:style-name="P4">
Publisher: Укринформ (Organization)</text:p>
      <text:p text:style-name="P4">
Published Time: 2023-05-19T16:22:00+03:00</text:p>
      <text:p text:style-name="P4">
Modified Time: 2023-05-19T16:22:00+03:00</text:p>
      <text:p text:style-name="P4">
Description: Кабінет Міністрів затвердив план підготовки та рішення про створення штабу з підготовки об’єктів житлово-комунального господарства та паливно-енергетичного комплексу до наступного опалювального сезону.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None</text:p>
      <text:p text:style-name="P4">
Type: Article</text:p>
      <!--METADATA-->
      <text:p text:style-name="P4">
<draw:frame draw:style-name="fr1" draw:name="Image95" text:anchor-type="as-char" svg:width="6.9236in" svg:height="3.956343in" draw:z-index="0">
<draw:image xlink:href="../Images/yкринформ/2023-05-19T16-22-00-03-00/630_360_1679674428-586.jpg" xlink:type="simple" xlink:show="embed" xlink:actuate="onLoad" draw:mime-type="image/jpeg"/>
</draw:frame>
 КабінетМіністрів затвердив план підготовки та рішення про створення штабу зпідготовки об’єктів житлово-комунального господарства та паливно-енергетичногокомплексу до наступного опалювального сезону.</text:p>
      <text:p text:style-name="P4">
Про це Прем'єр-міністр України Денис Шмигаль <text:a xlink:type="simple" xlink:href="https://t.me/Denys_Smyhal/5266" text:style-name="Internet_20_link" text:visited-style-name="Visited_20_Internet_20_Link">
</text:a>
 на засіданні уряду, передає Укрінформ.</text:p>
      <text:p text:style-name="P4">
«Сьогодні затвердили план підготовки до осінньо-зимового періоду та рішенняпро створення штабу з підготовки об’єктів житлово-комунального господарства тапаливно-енергетичного комплексу до наступної зими», - зазначив Шмигаль.</text:p>
      <text:p text:style-name="P4">
_Відео:<text:a xlink:type="simple" xlink:href="https://t.me/Denys_Smyhal/5266" text:style-name="Internet_20_link" text:visited-style-name="Visited_20_Internet_20_Link">
 </text:a>
 _</text:p>
      <text:p text:style-name="P4">
За його словами, нині тривають інтенсивні ремонти мереж та енергетичнихоб’єктів. Мета – убезпечитись від російських атак, адже у владі чіткорозуміють, що ворог не відмовиться від тероризму.</text:p>
      <text:p text:style-name="P4">
«Але в наших силах звести його наслідки до мінімуму. Для цього акумулюємодопомогу партнерів, робимо запаси ремонтного обладнання, децентралізуємосистему за допомогою об’єктів малої генерації. Щодня стаємо сильнішими», -підкреслив Прем'єр-міністр.</text:p>
      <text:p text:style-name="P4">
Він додав, що КМУ також встановлює алгоритм проходження процедур для початкуремонтів енергооб’єктів. Ідеться про взаємодію операторів критичноїінфраструктури, міністерств, Агентства відновлення та ОВА. Все будевідбуватися швидко, щоб встигнути до наступного осінньо-зимового періоду.</text:p>
      <text:p text:style-name="P4">
«Разом рухаємося за визначеними пріоритетами до поставлених цілей. Кожен успіх– це частина нашої великої перемоги», - наголосив Шмигаль.</text:p>
      <text:p text:style-name="P4">
<text:span text:style-name="T4">
Читайте також:</text:span>
 <text:a xlink:type="simple" xlink:href="https://www.ukrinform.ua/rubric-economy/3711451-ukrainciv-prosat-ekonomiti-vveceri-elektroenergiu-obstrilami-poskodzeni-magistralni-linii.html" text:style-name="Internet_20_link" text:visited-style-name="Visited_20_Internet_20_Link">
 <text:span text:style-name="T4">
Українців</text:span>
 </text:a>
</text:p>
      <text:p text:style-name="P4">
Як повідомлялося, масштаби російських атак на енергетичну інфраструктуруУкраїни не мають прецедентів у сучасній воєнній історії. Руйнуванняенергетичної інфраструктури негативно впливає на економіку України та наякість життя людей.</text:p>
      <text:p text:style-name="P4">
Source: <text:a xlink:type="simple" xlink:href="https://www.ukrinform.ua/rubric-economy/3711462-ne-prosto-remontuemo-smigal-rozpoviv-pro-pidgotovku-do-novogo-opaluvalnogo-sezonu.html" text:style-name="Internet_20_link" text:visited-style-name="Visited_20_Internet_20_Link">
https://www.ukrinform.ua/rubric-economy/3711462-ne-prosto-remontuemo-smigal-rozpoviv-pro-pidgotovku-do-novogo-opaluvalnogo-sezonu.html</text:a>
</text:p>
      <!--NEWS-->
      <text:h text:style-name="P10" text:outline-level="1">
<text:span text:style-name="T4">
В Україні ініціюють створення Дня донора їжі</text:span>
</text:h>
      <text:p text:style-name="P4">
Authors: Ukrinform (Person)</text:p>
      <text:p text:style-name="P4">
Publisher: Укринформ (Organization)</text:p>
      <text:p text:style-name="P4">
Published Time: 2023-05-19T16:27:30+03:00</text:p>
      <text:p text:style-name="P4">
Modified Time: 2023-05-19T16:27:30+03:00</text:p>
      <text:p text:style-name="P4">
Description: Українська Федерація Банків Продовольства (УФБП) ініціює встановлення Дня донора їжі в Україні, який планується відзначати у третю суботу травня. — Укрінформ.</text:p>
      <text:p text:style-name="P4">
Images: ["<text:a xlink:type="simple" xlink:href="https://static.ukrinform.com/photos/2023_05/thumb_files/630_360_1684501240-609.jpg" text:style-name="Internet_20_link" text:visited-style-name="Visited_20_Internet_20_Link">
630_360_16845...</text:a>
", "<text:a xlink:type="simple" xlink:href="https://static.ukrinform.com/photos/2023_05/1684501240-218.jpg" text:style-name="Internet_20_link" text:visited-style-name="Visited_20_Internet_20_Link">
1684501240-21...</text:a>
"]</text:p>
      <text:p text:style-name="P4">
Tags: ['Продукти', 'Україна', 'День донора їжі']</text:p>
      <text:p text:style-name="P4">
Type: Article</text:p>
      <!--METADATA-->
      <text:p text:style-name="P4">
<draw:frame draw:style-name="fr1" draw:name="Image96" text:anchor-type="as-char" svg:width="6.9236in" svg:height="3.956343in" draw:z-index="0">
<draw:image xlink:href="../Images/yкринформ/2023-05-19T16-27-30-03-00/630_360_1684501240-609.jpg" xlink:type="simple" xlink:show="embed" xlink:actuate="onLoad" draw:mime-type="image/jpeg"/>
</draw:frame>
 УкраїнськаФедерація Банків Продовольства (УФБП) ініціює встановлення Дня донора їжі вУкраїні, який планується відзначати у третю суботу травня.</text:p>
      <text:p text:style-name="P4">
«Ми ініціюємо встановлення День донора їжі в Україні і пропонуємо відзначатийого щороку у третю суботу травня», - поінформувала вона.</text:p>
      <text:p text:style-name="P4">
Головатенко акцентувала на тому <text:span text:style-name="T4">
,</text:span>
 що День донора їжі в Україні маєпривернути особливу увагу українського суспільства до необхідності ефективногоспоживання <text:a xlink:type="simple" xlink:href="https://www.ukrinform.ua/tag-produkti" text:style-name="Internet_20_link" text:visited-style-name="Visited_20_Internet_20_Link">
 </text:a>
 та зменшення продуктовихвідходів, а також до важливості внеску кожного громадянина у забезпечення їжеютих, хто її потребує.</text:p>
      <text:p text:style-name="P4">
<draw:frame draw:style-name="fr1" draw:name="Image97" text:anchor-type="as-char" svg:width="6.9236in" svg:height="4.891395in" draw:z-index="0">
<draw:image xlink:href="../Images/yкринформ/2023-05-19T16-27-30-03-00/1684501240-218.jpg" xlink:type="simple" xlink:show="embed" xlink:actuate="onLoad" draw:mime-type="image/jpeg"/>
</draw:frame>
</text:p>
      <text:p text:style-name="P4">
Водночас, за її словами, впровадженням свята розраховують привернути уваги досоціально-відповідальних українських чи іноземних компаній, фізичних осіб, якіпідтримують, допомагають українцям, передають їжу на благодійність чи донатятьдля підтримки UAFoodbank.</text:p>
      <text:p text:style-name="P4">
«Крім того, своєю ініціативою відзначення Дня донора їжі в Україні миакцентуємо на важливості впровадження в Україні найкращих світових практик зметою подолання голоду в Україні», - резюмувала вона.</text:p>
      <text:p text:style-name="P4">
<text:span text:style-name="T4">
Читайте також:</text:span>
 <text:a xlink:type="simple" xlink:href="https://www.ukrinform.ua/rubric-society/3686555-u-kievi-predstavili-platformu-kontrolu-za-nadhodzennam-gumanitarnoi-dopomogi.html" text:style-name="Internet_20_link" text:visited-style-name="Visited_20_Internet_20_Link">
 <text:span text:style-name="T4">
Києві</text:span>
 <text:span text:style-name="T4">
представили</text:span>
 <text:span text:style-name="T4">
платформу</text:span>
 <text:span text:style-name="T4">
контролю</text:span>
<text:span text:style-name="T4">
надходженням</text:span>
 <text:span text:style-name="T4">
гуманітарної</text:span>
 <text:span text:style-name="T4">
допомоги</text:span>
</text:a>
</text:p>
      <text:p text:style-name="P4">
Як повідомляв Укрінформ, за даними УФБП, станом на початок 2023 року 17,6мільйона українців потребують гуманітарної допомоги – це приблизно 40%населення України.</text:p>
      <text:p text:style-name="P4">
Source: <text:a xlink:type="simple" xlink:href="https://www.ukrinform.ua/rubric-society/3711465-v-ukraini-iniciuut-stvorenna-dna-donora-izi.html" text:style-name="Internet_20_link" text:visited-style-name="Visited_20_Internet_20_Link">
https://www.ukrinform.ua/rubric-society/3711465-v-ukraini-iniciuut-stvorenna-dna-donora-izi.html</text:a>
</text:p>
      <!--NEWS-->
      <text:h text:style-name="P10" text:outline-level="1">
<text:span text:style-name="T4">
Берлусконі виписали з лікарні</text:span>
</text:h>
      <text:p text:style-name="P4">
Authors: Ukrinform (Person)</text:p>
      <text:p text:style-name="P4">
Publisher: Укринформ (Organization)</text:p>
      <text:p text:style-name="P4">
Published Time: 2023-05-19T16:28:33+03:00</text:p>
      <text:p text:style-name="P4">
Modified Time: 2023-05-19T16:28:33+03:00</text:p>
      <text:p text:style-name="P4">
Description: Колишнього прем'єр-міністра Італії Сільвіо Берлусконі виписали з лікарні в Мілані, куди він потрапив понад шість тижнів тому через лейкемію та легеневу інфекцію. — Укрінформ.</text:p>
      <text:p text:style-name="P4">
Images: ["<text:a xlink:type="simple" xlink:href="https://static.ukrinform.com/photos/2023_05/thumb_files/630_360_1684502676-680.jpg" text:style-name="Internet_20_link" text:visited-style-name="Visited_20_Internet_20_Link">
630_360_16845...</text:a>
"]</text:p>
      <text:p text:style-name="P4">
Tags: ['Берлусконі', 'Італія', 'Лікарня']</text:p>
      <text:p text:style-name="P4">
Type: Article</text:p>
      <!--METADATA-->
      <text:p text:style-name="P4">
<draw:frame draw:style-name="fr1" draw:name="Image98" text:anchor-type="as-char" svg:width="6.9236in" svg:height="3.956343in" draw:z-index="0">
<draw:image xlink:href="../Images/yкринформ/2023-05-19T16-28-33-03-00/630_360_1684502676-680.jpg" xlink:type="simple" xlink:show="embed" xlink:actuate="onLoad" draw:mime-type="image/jpeg"/>
</draw:frame>
 Колишньогопрем'єр-міністра Італії Сільвіо Берлусконі виписали з лікарні в Мілані, кудивін потрапив понад шість тижнів тому через лейкемію та легеневу інфекцію.</text:p>
      <text:p text:style-name="P4">
Про це повідомляє  <text:a xlink:type="simple" xlink:href="https://www.france24.com/en/live-news/20230519-italy-s-berlusconi-leaves-hospital-after-six-weeks" text:style-name="Internet_20_link" text:visited-style-name="Visited_20_Internet_20_Link">
 </text:a>
 , передає Укрінформ.</text:p>
      <text:p text:style-name="P4">
Зазначається, що 86-річний Берлусконі вийшов з лікарні Сан-Раффаеле, ненадавши жодних коментарів журналістам, які чекали на вулиці.</text:p>
      <text:p text:style-name="P4">
Берлусконі є сенатором і головою партії Forza Italia - молодшого партнера вкоаліційному уряді Джорджі Мелоні.</text:p>
      <text:p text:style-name="P4">
Прем'єр-міністр провідувала його в <text:a xlink:type="simple" xlink:href="https://www.ukrinform.ua/tag-bolnica" text:style-name="Internet_20_link" text:visited-style-name="Visited_20_Internet_20_Link">
 </text:a>
у неділю.</text:p>
      <text:p text:style-name="P4">
За інформацією ЗМІ, здоров'я Берлусконі викликає дедалі більше занепокоєння. Увересні 2020 року він 11 днів провів у лікарні з пневмонією та коронавірусом,яким заразився під час відпустки на Сардинії.</text:p>
      <text:p text:style-name="P4">
<text:span text:style-name="T4">
Читайте також:</text:span>
 <text:a xlink:type="simple" xlink:href="https://www.ukrinform.ua/rubric-world/3705715-berluskoni-z-likarni-zapisav-videozvernenna-do-odnopartijciv.html" text:style-name="Internet_20_link" text:visited-style-name="Visited_20_Internet_20_Link">
 <text:span text:style-name="T4">
Берлусконі</text:span>
 </text:a>
</text:p>
      <text:p text:style-name="P4">
У квітні 2023 року його госпіталізували для лікування легеневої інфекції.Лікарі виявили у політика хронічний мієломоноцитарний лейкоз - рідкісний типраку крові. Ця хвороба вражає переважно людей похилого віку.</text:p>
      <text:p text:style-name="P4">
Як повідомлялося, 5 квітня Берлусконі, який чотири рази обіймав посадупрем’єр-міністра Італії,  <text:a xlink:type="simple" xlink:href="https://www.ukrinform.ua/rubric-world/3692020-ekspremer-italii-berluskoni-potrapiv-do-reanimacii.html" text:style-name="Internet_20_link" text:visited-style-name="Visited_20_Internet_20_Link">
 </text:a>
міланської лікарні Сан-Раффаеле.</text:p>
      <text:p text:style-name="P4">
<text:span text:style-name="T5">
Фото: ANSA</text:span>
</text:p>
      <text:p text:style-name="P4">
Source: <text:a xlink:type="simple" xlink:href="https://www.ukrinform.ua/rubric-world/3711467-berluskoni-vipisali-z-likarni.html" text:style-name="Internet_20_link" text:visited-style-name="Visited_20_Internet_20_Link">
https://www.ukrinform.ua/rubric-world/3711467-berluskoni-vipisali-z-likarni.html</text:a>
</text:p>
      <!--NEWS-->
      <text:h text:style-name="P10" text:outline-level="1">
<text:span text:style-name="T4">
Росія збільшила кількість «Калібрів» на кораблях у Чорному морі</text:span>
</text:h>
      <text:p text:style-name="P4">
Authors: Ukrinform (Person)</text:p>
      <text:p text:style-name="P4">
Publisher: Укринформ (Organization)</text:p>
      <text:p text:style-name="P4">
Published Time: 2023-05-19T16:31:00+03:00</text:p>
      <text:p text:style-name="P4">
Modified Time: 2023-05-19T16:31:00+03:00</text:p>
      <text:p text:style-name="P4">
Description: Наразі корабельне угруповання ворога складається з 8 одиниць, з яких три ракетоносії з сумарним залпом близько 20 "Калібрів". — Укрінформ.</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Війна з Росією']</text:p>
      <text:p text:style-name="P4">
Type: Article</text:p>
      <!--METADATA-->
      <text:p text:style-name="P4">
<draw:frame draw:style-name="fr1" draw:name="Image99" text:anchor-type="as-char" svg:width="6.9236in" svg:height="3.956343in" draw:z-index="0">
<draw:image xlink:href="../Images/yкринформ/2023-05-19T16-31-00-03-00/630_360_1447753045-4415-korabli-rf.jpg" xlink:type="simple" xlink:show="embed" xlink:actuate="onLoad" draw:mime-type="image/jpeg"/>
</draw:frame>
 Наразі корабельне угруповання ворога складається з 8 одиниць, з якихтри ракетоносії з сумарним залпом близько 20 "Калібрів".</text:p>
      <text:p text:style-name="P4">
Про це йдеться у повідомленні <text:a xlink:type="simple" xlink:href="https://www.facebook.com/OperationalCommandSouth/posts/pfbid0MeXtPknZRK1j3BNKePfARvG4Ypfy6Avfh2nR1twuLu8XbwhFLfn19ewovzqH7xeGl" text:style-name="Internet_20_link" text:visited-style-name="Visited_20_Internet_20_Link">
</text:a>
, передає Укрінформ</text:p>
      <text:p text:style-name="P4">
"Наразі корабельне угруповання ворога складається з 8 одиниць, підводнийракетоносій заведено в пункт базування. На службі лишаються 3 надводних, ізсумарним залпом близько 20 "Калібрів", - йдеться у повідомленні</text:p>
      <text:p text:style-name="P4">
Зазначається, що ворог активізує повітряну розвідку на Миколаївськомунапрямку.</text:p>
      <text:p text:style-name="P4">
Протягом минулої доби ворог здійснив понад пів сотні артилерійських <text:a xlink:type="simple" xlink:href="https://www.ukrinform.ua/tag-obstril" text:style-name="Internet_20_link" text:visited-style-name="Visited_20_Internet_20_Link">
</text:a>
 правобережжя, у тому числі двічінагадав про себе в акваторії Дніпро-Бузького лиману.</text:p>
      <text:p text:style-name="P4">
Під час обстрілів Херсону пошкоджено заклади охорони здоров’я та закладикультури. Без людських втрат.</text:p>
      <text:p text:style-name="P4">
<text:span text:style-name="T4">
Читайте також:</text:span>
 <text:a xlink:type="simple" xlink:href="https://www.ukrinform.ua/rubric-ato/3711243-rosia-vnoci-atakuvala-ukrainu-z-troh-napramkiv-robotu-ppo-mozna-vvazati-uspisnou-ignat.html" text:style-name="Internet_20_link" text:visited-style-name="Visited_20_Internet_20_Link">
 </text:a>
</text:p>
      <text:p text:style-name="P4">
Як повідомлялось, станом на 10-ту ранку у Чорному та Азовському морях <text:a xlink:type="simple" xlink:href="https://www.ukrinform.ua/rubric-ato/3711359-rosia-trimae-u-cornomu-ta-azovskomu-morah-cotiri-raketonosii-zagalnij-zalp-24-kalibri.html" text:style-name="Internet_20_link" text:visited-style-name="Visited_20_Internet_20_Link">
</text:a>
</text:p>
      <text:p text:style-name="P4">
Source: <text:a xlink:type="simple" xlink:href="https://www.ukrinform.ua/rubric-ato/3711468-rosia-zbilsila-kilkist-kalibriv-na-korablah-u-cornomu-mori.html" text:style-name="Internet_20_link" text:visited-style-name="Visited_20_Internet_20_Link">
https://www.ukrinform.ua/rubric-ato/3711468-rosia-zbilsila-kilkist-kalibriv-na-korablah-u-cornomu-mori.html</text:a>
</text:p>
      <!--NEWS-->
      <text:h text:style-name="P10" text:outline-level="1">
<text:span text:style-name="T4">
Засекречені витрати російського бюджету перевищили $37,5 мільярда - ЗМІ</text:span>
</text:h>
      <text:p text:style-name="P4">
Authors: Ukrinform (Person)</text:p>
      <text:p text:style-name="P4">
Publisher: Укринформ (Organization)</text:p>
      <text:p text:style-name="P4">
Published Time: 2023-05-19T16:35:06+03:00</text:p>
      <text:p text:style-name="P4">
Modified Time: 2023-05-19T16:35:06+03:00</text:p>
      <text:p text:style-name="P4">
Description: Секретні витрати російського бюджету з початку року перевищили 3 трлн рублів (понад $37,5 млрд). — Укрінформ.</text:p>
      <text:p text:style-name="P4">
Images: ["<text:a xlink:type="simple" xlink:href="https://static.ukrinform.com/photos/2023_05/thumb_files/630_360_1684503139-530.jpg" text:style-name="Internet_20_link" text:visited-style-name="Visited_20_Internet_20_Link">
630_360_16845...</text:a>
"]</text:p>
      <text:p text:style-name="P4">
Tags: ['Бюджет', 'Економіка', 'Росія']</text:p>
      <text:p text:style-name="P4">
Type: Article</text:p>
      <!--METADATA-->
      <text:p text:style-name="P4">
<draw:frame draw:style-name="fr1" draw:name="Image100" text:anchor-type="as-char" svg:width="6.9236in" svg:height="3.956343in" draw:z-index="0">
<draw:image xlink:href="../Images/yкринформ/2023-05-19T16-35-06-03-00/630_360_1684503139-530.jpg" xlink:type="simple" xlink:show="embed" xlink:actuate="onLoad" draw:mime-type="image/jpeg"/>
</draw:frame>
 Секретнівитрати російського бюджету з початку року перевищили 3 трлн рублів (понад$37,5 млрд).</text:p>
      <text:p text:style-name="P4">
Як повідомляє <text:a xlink:type="simple" xlink:href="https://thebell.io/sekretnye-raskhody-byudzheta-prevysili-3-trln-rubley" text:style-name="Internet_20_link" text:visited-style-name="Visited_20_Internet_20_Link">
 </text:a>
 , це випливає з оновлених 16 травня данихфедерального порталу "Електронний бюджет", передає Укрінформ.</text:p>
      <text:p text:style-name="P4">
Зазначається, що до цих витрат у тому числі належать оборона та національнабезпека, а після початку війни в Україні до них, ймовірно, додалися витрати на«приєднані» території.</text:p>
      <text:p text:style-name="P4">
У загальній структурі видатків секретні статті посідають перше місце,потіснивши все, що держава витрачає на соціальну політику, пише видання.</text:p>
      <text:p text:style-name="P4">
У матеріалі наголошується, що 16 травня Мінфін РФ оновив дані щодо загальнихвидатків бюджету - з початку року вони склали 11,9 трлн рублів. Куди пішлачастина цих витрат, російський мінфін розкриває, а частина статей рік у рікзалишаються секретними.</text:p>
      <text:p text:style-name="P4">
<text:span text:style-name="T4">
Читайте також:</text:span>
 <text:a xlink:type="simple" xlink:href="https://www.ukrinform.ua/rubric-world/3707664-deficit-budzetu-rf-za-sicenkviten-dosag-34-triljona-rubliv-so-bilse-ricnogo-prognozu.html" text:style-name="Internet_20_link" text:visited-style-name="Visited_20_Internet_20_Link">
 </text:a>
</text:p>
      <text:p text:style-name="P4">
При загальних витратах майже 12 трлн рублів ($150,2 млрд) за окремиминапрямами в оперативних даних із виконання федерального бюджету розбитівитрати лише з 8,8 трлн рублів. Решта 3,1 трлн рублів - і є секретна частина.</text:p>
      <text:p text:style-name="P4">
Більшість закритих статей бюджету зазвичай включають оборону, національнубезпеку і правоохоронну діяльність. Але тепер туди додалися й витрати,опосередковано пов'язані з війною, розказала Bloomberg економіст ОлександраОсмоловська-Сусліна. Це, наприклад, можуть бути соціальні та інші витрати наутримання окупованих територій України.</text:p>
      <text:p text:style-name="P4">
Ще наприкінці березня на «секретні» статті припадала майже третина загальнихвитрат бюджету, тепер ця частка знизилася до 26%. Але в абсолютних цифрах цівитрати, як і раніше, залишаються на першому місці.</text:p>
      <text:p text:style-name="P4">
За вирахуванням секретних витрат, з початку року найбільше держава витратилана соціальну політику (до цієї статті бюджету відносяться, наприклад, пенсії)- 2,9 трлн рублів. Далі йде національна економіка (інфраструктурні витрати) —1,09 трлн рублів. І незасекречені витрати на національну оборону – 804,2 млрдрублів.</text:p>
      <text:p text:style-name="P4">
Поточні секретні витрати <text:a xlink:type="simple" xlink:href="https://www.ukrinform.ua/tag-budzet" text:style-name="Internet_20_link" text:visited-style-name="Visited_20_Internet_20_Link">
 </text:a>
 в абсолютнихзначеннях виявилися вищими, ніж рік і два роки тому, випливає з підрахунківThe Bell. На кінець травня 2022 року вони становили 2,5 трлн рублів, а за тойже період 2021 року - 2,3 трлн рублів.</text:p>
      <text:p text:style-name="P4">
Усього за підсумком 2023 року закриті витрати федерального бюджету, згідно зйого проєктом, повинні становити близько 6,5 трлн рублів або чверть від сумизапланованих витрат.</text:p>
      <text:p text:style-name="P4">
«Статтями-рекордсменами» за величиною закритих витрат у проєкті бюджетувиявилися національна оборона та національна безпека та правоохороннадіяльність.</text:p>
      <text:p text:style-name="P4">
<text:span text:style-name="T4">
Читайте також:</text:span>
 <text:a xlink:type="simple" xlink:href="https://www.ukrinform.ua/rubric-world/3688646-vijna-i-taemni-vitrati-zidaut-rosijskij-budzet-bloomberg.html" text:style-name="Internet_20_link" text:visited-style-name="Visited_20_Internet_20_Link">
 <text:span text:style-name="T4">
Війна</text:span>
 <text:span text:style-name="T4">
таємні</text:span>
 <text:span text:style-name="T4">
витрати</text:span>
 <text:span text:style-name="T4">
їдають</text:span>
<text:span text:style-name="T4">
російський</text:span>
 <text:span text:style-name="T4">
бюджет</text:span>
 <text:span text:style-name="T4">
Bloomberg</text:span>
 </text:a>
</text:p>
      <text:p text:style-name="P4">
У засекречені витрати можуть також входити витрати на анексовані українськітериторії. Наприклад, до бюджету включили спеціальний інфраструктурний проєктна 377 млрд рублів, під яким може ховатися реконструкція і будівництво в "ДНР"і "ЛНР".</text:p>
      <text:p text:style-name="P4">
Зараз існує тенденція до закриття інформації, що видно не лише за бюджетноюстатистикою, а й за загальними публікаціями макроекономічних показників,нагадує у розмові з The Bell Осмоловська-Сусліна. «З кожним місяцем ізпублічного доступу зникає дедалі більше індикаторів. Боюся, цей трендпродовжиться», - каже вона.</text:p>
      <text:p text:style-name="P4">
Source: <text:a xlink:type="simple" xlink:href="https://www.ukrinform.ua/rubric-world/3711470-zasekreceni-vitrati-rosijskogo-budzetu-perevisili-375-milarda-zmi.html" text:style-name="Internet_20_link" text:visited-style-name="Visited_20_Internet_20_Link">
https://www.ukrinform.ua/rubric-world/3711470-zasekreceni-vitrati-rosijskogo-budzetu-perevisili-375-milarda-zmi.html</text:a>
</text:p>
      <!--NEWS-->
      <text:h text:style-name="P10" text:outline-level="1">
<text:span text:style-name="T4">
У Кропивницькому поховали шістьох захисників України</text:span>
</text:h>
      <text:p text:style-name="P4">
Authors: Ukrinform (Person)</text:p>
      <text:p text:style-name="P4">
Publisher: Укринформ (Organization)</text:p>
      <text:p text:style-name="P4">
Published Time: 2023-05-19T16:38:32+03:00</text:p>
      <text:p text:style-name="P4">
Modified Time: 2023-05-19T16:38:32+03:00</text:p>
      <text:p text:style-name="P4">
Description: У Кропивницькому провели в останню путь шістьох загиблих воїнів. — Укрінформ.</text:p>
      <text:p text:style-name="P4">
Images: ["<text:a xlink:type="simple" xlink:href="https://static.ukrinform.com/photos/2023_05/thumb_files/630_360_1684502531-6793.jpeg" text:style-name="Internet_20_link" text:visited-style-name="Visited_20_Internet_20_Link">
630_360_16845...</text:a>
", "<text:a xlink:type="simple" xlink:href="https://static.ukrinform.com/photos/2023_05/thumb_files/630_360_1684502530-2937.jpeg" text:style-name="Internet_20_link" text:visited-style-name="Visited_20_Internet_20_Link">
630_360_16845...</text:a>
", "<text:a xlink:type="simple" xlink:href="https://static.ukrinform.com/photos/2023_05/thumb_files/630_360_1684502530-5639.jpeg" text:style-name="Internet_20_link" text:visited-style-name="Visited_20_Internet_20_Link">
630_360_16845...</text:a>
", "<text:a xlink:type="simple" xlink:href="https://static.ukrinform.com/photos/2023_05/thumb_files/630_360_1684502530-5842.jpeg" text:style-name="Internet_20_link" text:visited-style-name="Visited_20_Internet_20_Link">
630_360_16845...</text:a>
", "<text:a xlink:type="simple" xlink:href="https://static.ukrinform.com/photos/2023_05/thumb_files/630_360_1684502530-1545.jpeg" text:style-name="Internet_20_link" text:visited-style-name="Visited_20_Internet_20_Link">
630_360_16845...</text:a>
", "<text:a xlink:type="simple" xlink:href="https://static.ukrinform.com/photos/2023_05/thumb_files/630_360_1684502530-3359.jpeg" text:style-name="Internet_20_link" text:visited-style-name="Visited_20_Internet_20_Link">
630_360_16845...</text:a>
", "<text:a xlink:type="simple" xlink:href="https://static.ukrinform.com/photos/2023_05/thumb_files/630_360_1684502530-3835.jpeg" text:style-name="Internet_20_link" text:visited-style-name="Visited_20_Internet_20_Link">
630_360_16845...</text:a>
", "<text:a xlink:type="simple" xlink:href="https://static.ukrinform.com/photos/2023_05/thumb_files/630_360_1684502531-8198.jpeg" text:style-name="Internet_20_link" text:visited-style-name="Visited_20_Internet_20_Link">
630_360_16845...</text:a>
", "<text:a xlink:type="simple" xlink:href="https://static.ukrinform.com/photos/2023_05/thumb_files/630_360_1684502531-8188.jpeg" text:style-name="Internet_20_link" text:visited-style-name="Visited_20_Internet_20_Link">
630_360_16845...</text:a>
", "<text:a xlink:type="simple" xlink:href="https://static.ukrinform.com/photos/2023_05/thumb_files/630_360_1684502531-4698.jpeg" text:style-name="Internet_20_link" text:visited-style-name="Visited_20_Internet_20_Link">
630_360_16845...</text:a>
", "<text:a xlink:type="simple" xlink:href="https://static.ukrinform.com/photos/2023_05/thumb_files/630_360_1684502531-7971.jpeg" text:style-name="Internet_20_link" text:visited-style-name="Visited_20_Internet_20_Link">
630_360_16845...</text:a>
", "<text:a xlink:type="simple" xlink:href="https://static.ukrinform.com/photos/2023_05/thumb_files/630_360_1684502531-3471.jpeg" text:style-name="Internet_20_link" text:visited-style-name="Visited_20_Internet_20_Link">
630_360_16845...</text:a>
"]</text:p>
      <text:p text:style-name="P4">
Tags: ['Кропивницький', 'Прощання', 'Військові']</text:p>
      <text:p text:style-name="P4">
Type: Article</text:p>
      <!--METADATA-->
      <text:p text:style-name="P4">
<draw:frame draw:style-name="fr1" draw:name="Image101" text:anchor-type="as-char" svg:width="6.9236in" svg:height="3.956343in" draw:z-index="0">
<draw:image xlink:href="../Images/yкринформ/2023-05-19T16-38-32-03-00/630_360_1684502531-6793.jpeg" xlink:type="simple" xlink:show="embed" xlink:actuate="onLoad" draw:mime-type="image/jpeg"/>
</draw:frame>
 УКропивницькому провели в останню путь шістьох загиблих воїнів.</text:p>
      <text:p text:style-name="P4">
Про це повідомляє Кропивницька міська рада у <text:a xlink:type="simple" xlink:href="https://www.facebook.com/krrada.official/posts/pfbid02oTurZK4JruEKQxDZdpmuLBnxvjh8qX1Pcu3cUi3tvGNojKYesNhJfTonRLGsuaTpl" text:style-name="Internet_20_link" text:visited-style-name="Visited_20_Internet_20_Link">
</text:a>
, передає Укрінформ.</text:p>
      <text:p text:style-name="P4">
Прощання з загиблими відбулося на Алеї почесних воїнських похованьДалекосхідного кладовища.</text:p>
      <text:p text:style-name="P4">
Як зазначається, заступник командира бойової машини 39-річний Дмитро Олійникзагинув 11 травня в районі селища Майорськ Донецької області.</text:p>
      <text:p text:style-name="P4">
47-річний старший оператор відділення протитанкових керованих ракет головнийсержант Володимир Чорний останній бій прийняв 9 травня у Сватівському районі <text:a xlink:type="simple" xlink:href="https://www.ukrinform.ua/tag-lugansina" text:style-name="Internet_20_link" text:visited-style-name="Visited_20_Internet_20_Link">
</text:a>
 . Випускник Національної академіїобразотворчого мистецтва, він був художником по декораціях на зйомках фільмів«Памфір», «Залізні метелики», «Брама».</text:p>
      <text:p text:style-name="P4">
Стрілець-санітар Олександр Соляник 10 травня загинув під Бахмутом.</text:p>
      <text:p text:style-name="P4">
<draw:frame draw:style-name="fr1" draw:name="Image102" text:anchor-type="as-char" svg:width="6.9236in" svg:height="3.956343in" draw:z-index="0">
<draw:image xlink:href="../Images/yкринформ/2023-05-19T16-38-32-03-00/630_360_1684502530-2937.jpeg" xlink:type="simple" xlink:show="embed" xlink:actuate="onLoad" draw:mime-type="image/jpeg"/>
</draw:frame>
 УКропивницькому поховали шістьох захисників України / Фото: Кропивницька міськарада  <text:a xlink:type="simple" xlink:href="https://static.ukrinform.com/photos/2023_05/1684502530-2937.jpeg" text:style-name="Internet_20_link" text:visited-style-name="Visited_20_Internet_20_Link">
 <draw:frame draw:style-name="fr1" draw:name="Image103" text:anchor-type="as-char" svg:width="6.9236in" svg:height="3.956343in" draw:z-index="0">
<draw:image xlink:href="../Images/yкринформ/2023-05-19T16-38-32-03-00/630_360_1684502530-2937.jpeg" xlink:type="simple" xlink:show="embed" xlink:actuate="onLoad" draw:mime-type="image/jpeg"/>
</draw:frame>
</text:a>
 <text:a xlink:type="simple" xlink:href="https://static.ukrinform.com/photos/2023_05/1684502530-5639.jpeg" text:style-name="Internet_20_link" text:visited-style-name="Visited_20_Internet_20_Link">
<draw:frame draw:style-name="fr1" draw:name="Image104" text:anchor-type="as-char" svg:width="6.9236in" svg:height="3.956343in" draw:z-index="0">
<draw:image xlink:href="../Images/yкринформ/2023-05-19T16-38-32-03-00/630_360_1684502530-5639.jpeg" xlink:type="simple" xlink:show="embed" xlink:actuate="onLoad" draw:mime-type="image/jpeg"/>
</draw:frame>
</text:a>
 <text:a xlink:type="simple" xlink:href="https://static.ukrinform.com/photos/2023_05/1684502530-5842.jpeg" text:style-name="Internet_20_link" text:visited-style-name="Visited_20_Internet_20_Link">
<draw:frame draw:style-name="fr1" draw:name="Image105" text:anchor-type="as-char" svg:width="6.9236in" svg:height="3.956343in" draw:z-index="0">
<draw:image xlink:href="../Images/yкринформ/2023-05-19T16-38-32-03-00/630_360_1684502530-5842.jpeg" xlink:type="simple" xlink:show="embed" xlink:actuate="onLoad" draw:mime-type="image/jpeg"/>
</draw:frame>
</text:a>
 <text:a xlink:type="simple" xlink:href="https://static.ukrinform.com/photos/2023_05/1684502530-1545.jpeg" text:style-name="Internet_20_link" text:visited-style-name="Visited_20_Internet_20_Link">
<draw:frame draw:style-name="fr1" draw:name="Image106" text:anchor-type="as-char" svg:width="6.9236in" svg:height="3.956343in" draw:z-index="0">
<draw:image xlink:href="../Images/yкринформ/2023-05-19T16-38-32-03-00/630_360_1684502530-1545.jpeg" xlink:type="simple" xlink:show="embed" xlink:actuate="onLoad" draw:mime-type="image/jpeg"/>
</draw:frame>
</text:a>
 <text:a xlink:type="simple" xlink:href="https://static.ukrinform.com/photos/2023_05/1684502530-3359.jpeg" text:style-name="Internet_20_link" text:visited-style-name="Visited_20_Internet_20_Link">
<draw:frame draw:style-name="fr1" draw:name="Image107" text:anchor-type="as-char" svg:width="6.9236in" svg:height="3.956343in" draw:z-index="0">
<draw:image xlink:href="../Images/yкринформ/2023-05-19T16-38-32-03-00/630_360_1684502530-3359.jpeg" xlink:type="simple" xlink:show="embed" xlink:actuate="onLoad" draw:mime-type="image/jpeg"/>
</draw:frame>
</text:a>
 <text:a xlink:type="simple" xlink:href="https://static.ukrinform.com/photos/2023_05/1684502530-3835.jpeg" text:style-name="Internet_20_link" text:visited-style-name="Visited_20_Internet_20_Link">
<draw:frame draw:style-name="fr1" draw:name="Image108" text:anchor-type="as-char" svg:width="6.9236in" svg:height="3.956343in" draw:z-index="0">
<draw:image xlink:href="../Images/yкринформ/2023-05-19T16-38-32-03-00/630_360_1684502530-3835.jpeg" xlink:type="simple" xlink:show="embed" xlink:actuate="onLoad" draw:mime-type="image/jpeg"/>
</draw:frame>
</text:a>
 <text:a xlink:type="simple" xlink:href="https://static.ukrinform.com/photos/2023_05/1684502531-8198.jpeg" text:style-name="Internet_20_link" text:visited-style-name="Visited_20_Internet_20_Link">
<draw:frame draw:style-name="fr1" draw:name="Image109" text:anchor-type="as-char" svg:width="6.9236in" svg:height="3.956343in" draw:z-index="0">
<draw:image xlink:href="../Images/yкринформ/2023-05-19T16-38-32-03-00/630_360_1684502531-8198.jpeg" xlink:type="simple" xlink:show="embed" xlink:actuate="onLoad" draw:mime-type="image/jpeg"/>
</draw:frame>
</text:a>
 <text:a xlink:type="simple" xlink:href="https://static.ukrinform.com/photos/2023_05/1684502531-8188.jpeg" text:style-name="Internet_20_link" text:visited-style-name="Visited_20_Internet_20_Link">
<draw:frame draw:style-name="fr1" draw:name="Image110" text:anchor-type="as-char" svg:width="6.9236in" svg:height="3.956343in" draw:z-index="0">
<draw:image xlink:href="../Images/yкринформ/2023-05-19T16-38-32-03-00/630_360_1684502531-8188.jpeg" xlink:type="simple" xlink:show="embed" xlink:actuate="onLoad" draw:mime-type="image/jpeg"/>
</draw:frame>
</text:a>
 <text:a xlink:type="simple" xlink:href="https://static.ukrinform.com/photos/2023_05/1684502531-4698.jpeg" text:style-name="Internet_20_link" text:visited-style-name="Visited_20_Internet_20_Link">
<draw:frame draw:style-name="fr1" draw:name="Image111" text:anchor-type="as-char" svg:width="6.9236in" svg:height="3.956343in" draw:z-index="0">
<draw:image xlink:href="../Images/yкринформ/2023-05-19T16-38-32-03-00/630_360_1684502531-4698.jpeg" xlink:type="simple" xlink:show="embed" xlink:actuate="onLoad" draw:mime-type="image/jpeg"/>
</draw:frame>
</text:a>
 <text:a xlink:type="simple" xlink:href="https://static.ukrinform.com/photos/2023_05/1684502531-7971.jpeg" text:style-name="Internet_20_link" text:visited-style-name="Visited_20_Internet_20_Link">
<draw:frame draw:style-name="fr1" draw:name="Image112" text:anchor-type="as-char" svg:width="6.9236in" svg:height="3.956343in" draw:z-index="0">
<draw:image xlink:href="../Images/yкринформ/2023-05-19T16-38-32-03-00/630_360_1684502531-7971.jpeg" xlink:type="simple" xlink:show="embed" xlink:actuate="onLoad" draw:mime-type="image/jpeg"/>
</draw:frame>
</text:a>
 <text:a xlink:type="simple" xlink:href="https://static.ukrinform.com/photos/2023_05/1684502531-6793.jpeg" text:style-name="Internet_20_link" text:visited-style-name="Visited_20_Internet_20_Link">
<draw:frame draw:style-name="fr1" draw:name="Image113" text:anchor-type="as-char" svg:width="6.9236in" svg:height="3.956343in" draw:z-index="0">
<draw:image xlink:href="../Images/yкринформ/2023-05-19T16-38-32-03-00/630_360_1684502531-6793.jpeg" xlink:type="simple" xlink:show="embed" xlink:actuate="onLoad" draw:mime-type="image/jpeg"/>
</draw:frame>
</text:a>
 <text:a xlink:type="simple" xlink:href="https://static.ukrinform.com/photos/2023_05/1684502531-3471.jpeg" text:style-name="Internet_20_link" text:visited-style-name="Visited_20_Internet_20_Link">
<draw:frame draw:style-name="fr1" draw:name="Image114" text:anchor-type="as-char" svg:width="6.9236in" svg:height="3.956343in" draw:z-index="0">
<draw:image xlink:href="../Images/yкринформ/2023-05-19T16-38-32-03-00/630_360_1684502531-3471.jpeg" xlink:type="simple" xlink:show="embed" xlink:actuate="onLoad" draw:mime-type="image/jpeg"/>
</draw:frame>
</text:a>
</text:p>
      <text:p text:style-name="P4">
Старший бойовий медик сержант Володимир Літвиненко загинув 15 травня уХерсоні. Йому було 48 років.</text:p>
      <text:p text:style-name="P4">
<text:span text:style-name="T4">
Читайте також:</text:span>
 <text:a xlink:type="simple" xlink:href="https://www.ukrinform.ua/rubric-kyiv/3707275-u-kievi-poprosalisa-iz-zagiblim-pid-bahmutom-bijcem-viktorom-panaskom.html" text:style-name="Internet_20_link" text:visited-style-name="Visited_20_Internet_20_Link">
 <text:span text:style-name="T4">
попрощалися</text:span>
 </text:a>
</text:p>
      <text:p text:style-name="P4">
Головний сержант стрілецького взводу 48-річний Дмитро Авдєєв і 27-річнийводій-радіотелефоніст Євгеній Говорунець служили в одній частині й загинули взапеклих боях 11 травня в районі Озарянівки Бахмутського району.</text:p>
      <text:p text:style-name="P4">
Панахиду за загиблими відслужив архієпископ Кропивницький і ГолованівськийМарк.</text:p>
      <text:p text:style-name="P4">
Як повідомляв Укрінформ, <text:a xlink:type="simple" xlink:href="https://www.ukrinform.ua/rubric-regions/3708399-u-kropivnickomu-poprosalis-iz-cotirma-zagiblimi-voinami.html" text:style-name="Internet_20_link" text:visited-style-name="Visited_20_Internet_20_Link">
 </text:a>
.</text:p>
      <text:p text:style-name="P4">
Source: <text:a xlink:type="simple" xlink:href="https://www.ukrinform.ua/rubric-regions/3711473-u-kropivnickomu-pohovali-sistoh-zahisnikiv-ukraini.html" text:style-name="Internet_20_link" text:visited-style-name="Visited_20_Internet_20_Link">
https://www.ukrinform.ua/rubric-regions/3711473-u-kropivnickomu-pohovali-sistoh-zahisnikiv-ukraini.html</text:a>
</text:p>
      <!--NEWS-->
      <text:h text:style-name="P10" text:outline-level="1">
<text:span text:style-name="T4">
Уряд схвалив залучення гранту від МБРР - гроші спрямують на зарплати та соцдопомогу</text:span>
</text:h>
      <text:p text:style-name="P4">
Authors: Ukrinform (Person)</text:p>
      <text:p text:style-name="P4">
Publisher: Укринформ (Organization)</text:p>
      <text:p text:style-name="P4">
Published Time: 2023-05-19T16:41:56+03:00</text:p>
      <text:p text:style-name="P4">
Modified Time: 2023-05-19T16:41:56+03:00</text:p>
      <text:p text:style-name="P4">
Description: Кабінет Міністрів ухвалив рішення про залучення позики від Міжнародного банку реконструкції та розвитку на 500 млн доларів та гранту на 1,2 млрд доларів, які будуть спрямовані на виплату зарплат, пенсій, соціальної допомоги та медицину.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енсія', 'Зарплата', 'Шмигаль', 'МБРР']</text:p>
      <text:p text:style-name="P4">
Type: Article</text:p>
      <!--METADATA-->
      <text:p text:style-name="P4">
<draw:frame draw:style-name="fr1" draw:name="Image115" text:anchor-type="as-char" svg:width="6.9236in" svg:height="3.956343in" draw:z-index="0">
<draw:image xlink:href="../Images/yкринформ/2023-05-19T16-41-56-03-00/630_360_1678738628-217.jpg" xlink:type="simple" xlink:show="embed" xlink:actuate="onLoad" draw:mime-type="image/jpeg"/>
</draw:frame>
 КабінетМіністрів ухвалив рішення про залучення позики від Міжнародного банкуреконструкції та розвитку на 500 млн доларів та гранту на 1,2 млрд доларів,які будуть спрямовані на виплату зарплат, пенсій, соціальної допомоги тамедицину.</text:p>
      <text:p text:style-name="P4">
Як наголосив Прем'єр-міністр Денис Шмигаль на <text:a xlink:type="simple" xlink:href="https://t.me/Denys_Smyhal/5266" text:style-name="Internet_20_link" text:visited-style-name="Visited_20_Internet_20_Link">
</text:a>
 , це - частина великого проєкту співпраці,передає Укрінформ.</text:p>
      <text:p text:style-name="P4">
«Залучаємо позику від МБРР на 500 млн доларів та грант на 1,2 млрд доларів. Цечастина великого проєкту співпраці загальним обсягом 16,4 млрд доларів, плюс1,4 млрд євро. Кошти йдуть на виплату зарплат, <text:a xlink:type="simple" xlink:href="https://www.ukrinform.ua/tag-pensia" text:style-name="Internet_20_link" text:visited-style-name="Visited_20_Internet_20_Link">
</text:a>
 , соціальної допомоги та на медицину»,- сказав Шмигаль.</text:p>
      <text:p text:style-name="P4">
За його словами, КМУ ухвалив низку рішень для залучення додаткових фінансовихресурсів. А також надав згоду на участь України в європейській програмі«Механізм «Сполучення Європи». Це шлях до фінансування з боку ЄС розбудовисучасної транспортної, енергетичної та цифрової інфраструктури. Загальнийбюджет програми до 2027 року – майже 21 млрд євро.</text:p>
      <text:p text:style-name="P4">
Також схвалено угоду про залучення позики на 1,5 млрд доларів під гарантіїуряду Японії в межах проєкту підтримки політики розвитку та відновлення. Цікошти будуть спрямовані на посилення соціального захисту та відновленняУкраїни.</text:p>
      <text:p text:style-name="P4">
<text:span text:style-name="T4">
Читайте також:</text:span>
 <text:a xlink:type="simple" xlink:href="https://www.ukrinform.ua/rubric-economy/3711317-socialna-pidtrimka-minfin-predstaviv-dasbord-vidatkiv-budzetu-za-ostanni-3-roki.html" text:style-name="Internet_20_link" text:visited-style-name="Visited_20_Internet_20_Link">
 <text:span text:style-name="T4">
бюдж</text:span>
 </text:a>
</text:p>
      <text:p text:style-name="P4">
«Відновлення, яке відбувається вже зараз. Понад тиждень працює програмаєВідновлення. Це виплата коштів на ремонт житла, що було пошкоджене під часвійни. Програма цифровізована, її алгоритм простий і зрозумілий. Вже поданомайже 11,7 тис. заявок, найбільше від жителів Харківщини, Київщини,Миколаївщини», - сказав Прем'єр-міністр.</text:p>
      <text:p text:style-name="P4">
Він також зазначив, що уряд уже виділив перші ресурси на виконання цієїпрограми – 4,4 млрд грн з Фонду ліквідації наслідків збройної агресії.</text:p>
      <text:p text:style-name="P4">
Як повідомлялося, у Фонд ліквідації наслідків збройної агресії КМУ вже зібравблизько 62 млрд грн. Майже половина – вилучені російські кошти.</text:p>
      <text:p text:style-name="P4">
Source: <text:a xlink:type="simple" xlink:href="https://www.ukrinform.ua/rubric-economy/3711475-urad-shvaliv-zalucenna-grantu-vid-mbrr-grosi-spramuut-na-zarplati-ta-socdopomogu.html" text:style-name="Internet_20_link" text:visited-style-name="Visited_20_Internet_20_Link">
https://www.ukrinform.ua/rubric-economy/3711475-urad-shvaliv-zalucenna-grantu-vid-mbrr-grosi-spramuut-na-zarplati-ta-socdopomogu.html</text:a>
</text:p>
      <!--NEWS-->
      <text:h text:style-name="P10" text:outline-level="1">
<text:span text:style-name="T4">
Світлове забруднення планети має безпосередній стосунок до мутацій вірусів - експерт</text:span>
</text:h>
      <text:p text:style-name="P4">
Authors: Ukrinform (Person)</text:p>
      <text:p text:style-name="P4">
Publisher: Укринформ (Organization)</text:p>
      <text:p text:style-name="P4">
Published Time: 2023-05-19T16:42:00+03:00</text:p>
      <text:p text:style-name="P4">
Modified Time: 2023-05-19T16:42:00+03:00</text:p>
      <text:p text:style-name="P4">
Description: Вчені висунули гіпотезу появи вірусних мутацій у зв'язку інтенсивним світловим забрудненням Землі. — Укрінформ.</text:p>
      <text:p text:style-name="P4">
Images: ["<text:a xlink:type="simple" xlink:href="https://static.ukrinform.com/photos/2022_11/thumb_files/630_360_1667983531-970.jpg" text:style-name="Internet_20_link" text:visited-style-name="Visited_20_Internet_20_Link">
630_360_16679...</text:a>
"]</text:p>
      <text:p text:style-name="P4">
Tags: ['Медицина', 'Вірус', 'Коронавірус']</text:p>
      <text:p text:style-name="P4">
Type: Article</text:p>
      <!--METADATA-->
      <text:p text:style-name="P4">
<draw:frame draw:style-name="fr1" draw:name="Image116" text:anchor-type="as-char" svg:width="6.9236in" svg:height="3.956343in" draw:z-index="0">
<draw:image xlink:href="../Images/yкринформ/2023-05-19T16-42-00-03-00/630_360_1667983531-970.jpg" xlink:type="simple" xlink:show="embed" xlink:actuate="onLoad" draw:mime-type="image/jpeg"/>
</draw:frame>
 Вченівисунули гіпотезу появи вірусних мутацій у зв'язку інтенсивним світловимзабрудненням Землі.</text:p>
      <text:p text:style-name="P4">
Про це в <text:a xlink:type="simple" xlink:href="https://www.ukrinform.ua/rubric-society/3711265-oleg-caban-psihoterapevt-doktor-medicnih-nauk.html" text:style-name="Internet_20_link" text:visited-style-name="Visited_20_Internet_20_Link">
 </text:a>
 розповів доктор медичних наук,завідувач кафедри медичної психології, психосоматичної медицини і психотерапіїмедико-психологічного факультету Національного медичного університету імені О.О. Богомольця Олег Чабан.</text:p>
      <text:p text:style-name="P4">
«Світла в нашому житті стало дуже і дуже багато. Достатньо оглянути Землю зкосмосу - вона буквально вся світиться, крім океанів, зрозуміло. Але там, дезаселені люди, наша планета світиться цілодобово. У мегаполісах, де починаєскупчуватися людство, світло не зникає ніколи! Так от, «світлове забруднення»планети має безпосереднє відношення до мутацій вірусів», - сказав він.</text:p>
      <text:p text:style-name="P4">
Науковець нагадав, що за рахунок доданого світла відбуваються зміни циркаднихритмів у людини і всіх живих істот.</text:p>
      <text:p text:style-name="P4">
<text:span text:style-name="T4">
Читайте також:</text:span>
 <text:a xlink:type="simple" xlink:href="https://www.ukrinform.ua/rubric-society/3711382-covid19-pokazav-so-mi-dostatno-bezpomicni-istoti-ale-ludstvo-vizive-psiholog.html" text:style-name="Internet_20_link" text:visited-style-name="Visited_20_Internet_20_Link">
 <text:span text:style-name="T4">
людст</text:span>
 </text:a>
</text:p>
      <text:p text:style-name="P4">
«Тільки ми забули, що віруси і бактерії належать до живого світу! І такожреагують на все, що створила людина і чого не існувало в природі. Згідно зцією гіпотезою, мутації вірусів та бактерій відбуваються і будуть відбуватисябільше у великих мегаполісах через те, що, вибачте за таку незвичнутермінологію, віруси і бактерії не можуть нормально виспатися! Це справдісмішно звучить, але порушення циркадних ритмів впливає і на них, тому що вониживуть в нашому організмі», - сказав Чабан.</text:p>
      <text:p text:style-name="P4">
Як повідомлялося, нове дослідження групи вчених <text:a xlink:type="simple" xlink:href="https://www.ukrinform.ua/rubric-world/3684365-naukovci-viavili-zvazok-covid19-z-enotovidnimi-sobakami-zmi.html" text:style-name="Internet_20_link" text:visited-style-name="Visited_20_Internet_20_Link">
</text:a>
 з єнотовидними собаками на ринку вУхані.</text:p>
      <text:p text:style-name="P4">
Source: <text:a xlink:type="simple" xlink:href="https://www.ukrinform.ua/rubric-society/3711396-svitlove-zabrudnenna-planeti-mae-bezposerednij-stosunok-do-mutacij-virusiv-ekspert.html" text:style-name="Internet_20_link" text:visited-style-name="Visited_20_Internet_20_Link">
https://www.ukrinform.ua/rubric-society/3711396-svitlove-zabrudnenna-planeti-mae-bezposerednij-stosunok-do-mutacij-virusiv-ekspert.html</text:a>
</text:p>
      <!--NEWS-->
      <text:h text:style-name="P10" text:outline-level="1">
<text:span text:style-name="T4">
Канада запровадила нові санкції проти понад 70 осіб та організацій з Росії</text:span>
</text:h>
      <text:p text:style-name="P4">
Authors: Ukrinform (Person)</text:p>
      <text:p text:style-name="P4">
Publisher: Укринформ (Organization)</text:p>
      <text:p text:style-name="P4">
Published Time: 2023-05-19T16:42:16+03:00</text:p>
      <text:p text:style-name="P4">
Modified Time: 2023-05-19T16:42:16+03:00</text:p>
      <text:p text:style-name="P4">
Description: Канада оголосила про нові санкції проти РФ, обмеження запроваджуються щодо більш як 70 осіб та організацій. — Укрінформ.</text:p>
      <text:p text:style-name="P4">
Images: ["<text:a xlink:type="simple" xlink:href="https://static.ukrinform.com/photos/2022_10/thumb_files/630_360_1665161088-125.png" text:style-name="Internet_20_link" text:visited-style-name="Visited_20_Internet_20_Link">
630_360_16651...</text:a>
", "<text:a xlink:type="simple" xlink:href="https://static.ukrinform.com/photos/2023_05/1684503691-669.png" text:style-name="Internet_20_link" text:visited-style-name="Visited_20_Internet_20_Link">
1684503691-66...</text:a>
"]</text:p>
      <text:p text:style-name="P4">
Tags: ['Канада', 'Санкції', 'Росія']</text:p>
      <text:p text:style-name="P4">
Type: Article</text:p>
      <!--METADATA-->
      <text:p text:style-name="P4">
<draw:frame draw:style-name="fr1" draw:name="Image117" text:anchor-type="as-char" svg:width="6.9236in" svg:height="3.956343in" draw:z-index="0">
<draw:image xlink:href="../Images/yкринформ/2023-05-19T16-42-16-03-00/630_360_1665161088-125.png" xlink:type="simple" xlink:show="embed" xlink:actuate="onLoad" draw:mime-type="image/png"/>
</draw:frame>
 Канадаоголосила про нові санкції проти РФ, обмеження запроваджуються щодо більш як70 осіб та організацій.</text:p>
      <text:p text:style-name="P4">
Про це повідомляє  <text:a xlink:type="simple" xlink:href="https://www.theglobeandmail.com/world/article-canada-announces-new-russia-sanctions-as-g7-leaders-discuss-ukraine/" text:style-name="Internet_20_link" text:visited-style-name="Visited_20_Internet_20_Link">
 </text:a>
 , передаєУкрінформ.</text:p>
      <text:p text:style-name="P4">
«Сьогодні Канада оголосила про запровадження понад 70 нових санкцій,спрямованих проти людей, які підтримують незаконні військові дії Росії та єспівучасниками порушень прав людини», — сказав прем'єр-міністр Джастін <text:a xlink:type="simple" xlink:href="https://www.ukrinform.ua/tag-trudo" text:style-name="Internet_20_link" text:visited-style-name="Visited_20_Internet_20_Link">
</text:a>
 під час саміту G7 у Хіросімі.</text:p>
      <text:p text:style-name="P4">
<draw:frame draw:style-name="fr1" draw:name="Image118" text:anchor-type="as-char" svg:width="6.9236in" svg:height="4.275964in" draw:z-index="0">
<draw:image xlink:href="../Images/yкринформ/2023-05-19T16-42-16-03-00/1684503691-669.png" xlink:type="simple" xlink:show="embed" xlink:actuate="onLoad" draw:mime-type="image/png"/>
</draw:frame>
</text:p>
      <text:p text:style-name="P4">
В Офісі прем’єр-міністра заявили, що санкції стосуються «17 осіб та 18організацій, пов’язаних з російськими компаніями, які постачають військовітехнології та розробки збройним силам РФ, родичів підсанкційних осіб та членівкремлівської еліти».</text:p>
      <text:p text:style-name="P4">
<text:span text:style-name="T4">
Читайте також:</text:span>
 <text:a xlink:type="simple" xlink:href="https://www.ukrinform.ua/rubric-polytics/3711355-aponia-i-francia-posiluvatimut-sankcii-proti-rf-i-pidtrimku-ukraini.html" text:style-name="Internet_20_link" text:visited-style-name="Visited_20_Internet_20_Link">
 <text:span text:style-name="T4">
санкц</text:span>
 </text:a>
</text:p>
      <text:p text:style-name="P4">
Санкції також будуть застосовані до 30 осіб та восьми організацій, причетнихдо порушень прав людини Росією, зокрема викрадення українських дітей.</text:p>
      <text:p text:style-name="P4">
Як повідомляв Укрінформ, в японській  <text:a xlink:type="simple" xlink:href="https://www.ukrinform.ua/rubric-world/3711170-v-aponii-rozpocinaetsa-samit-g7.html" text:style-name="Internet_20_link" text:visited-style-name="Visited_20_Internet_20_Link">
 </text:a>
 - високорозвинених країнсвіту. До G7 входять Велика Британія, Канада, Німеччина, Франція, СполученіШтати і Японія та Європейський Союз.</text:p>
      <text:p text:style-name="P4">
Фото: THE CANADIAN PRESS</text:p>
      <text:p text:style-name="P4">
Source: <text:a xlink:type="simple" xlink:href="https://www.ukrinform.ua/rubric-world/3711476-kanada-zaprovadila-novi-sankcii-proti-ponad-70-osib-ta-organizacij-z-rosii.html" text:style-name="Internet_20_link" text:visited-style-name="Visited_20_Internet_20_Link">
https://www.ukrinform.ua/rubric-world/3711476-kanada-zaprovadila-novi-sankcii-proti-ponad-70-osib-ta-organizacij-z-rosii.html</text:a>
</text:p>
      <!--NEWS-->
      <text:h text:style-name="P10" text:outline-level="1">
<text:span text:style-name="T4">
За тиждень до столичної влади надійшло понад 20 скарг на зачинені укриття</text:span>
</text:h>
      <text:p text:style-name="P4">
Authors: Ukrinform (Person)</text:p>
      <text:p text:style-name="P4">
Publisher: Укринформ (Organization)</text:p>
      <text:p text:style-name="P4">
Published Time: 2023-05-19T16:48:16+03:00</text:p>
      <text:p text:style-name="P4">
Modified Time: 2023-05-19T16:48:16+03:00</text:p>
      <text:p text:style-name="P4">
Description: За цей тиждень до Київської міської військової адміністрації надійшло 22 скарги щодо зачинених укриттів під час повітряних тривог. — Укрінформ.</text:p>
      <text:p text:style-name="P4">
Images: ["<text:a xlink:type="simple" xlink:href="https://static.ukrinform.com/photos/2022_09/thumb_files/630_360_1664378590-688.jpg" text:style-name="Internet_20_link" text:visited-style-name="Visited_20_Internet_20_Link">
630_360_16643...</text:a>
"]</text:p>
      <text:p text:style-name="P4">
Tags: ['Київ', 'Бомбосховище', 'Укриття', 'Повітряна тривога']</text:p>
      <text:p text:style-name="P4">
Type: Article</text:p>
      <!--METADATA-->
      <text:p text:style-name="P4">
<draw:frame draw:style-name="fr1" draw:name="Image119" text:anchor-type="as-char" svg:width="6.9236in" svg:height="3.956343in" draw:z-index="0">
<draw:image xlink:href="../Images/yкринформ/2023-05-19T16-48-16-03-00/630_360_1664378590-688.jpg" xlink:type="simple" xlink:show="embed" xlink:actuate="onLoad" draw:mime-type="image/jpeg"/>
</draw:frame>
 За цейтиждень до Київської міської військової адміністрації надійшло 22 скарги щодозачинених укриттів під час повітряних тривог.</text:p>
      <text:p text:style-name="P4">
Про це під час огляду захисних споруд цивільного захисту у Дарницькому районістолиці повідомив директор Департаменту муніципальної безпеки Роман Ткачук,передає кореспондент Укрінформу.</text:p>
      <text:p text:style-name="P4">
“За цей тиждень до військової адміністрації Києва надійшло 22 скарги, щоукриття були зачинені під час <text:a xlink:type="simple" xlink:href="https://www.ukrinform.ua/tag-povitrana-trivoga" text:style-name="Internet_20_link" text:visited-style-name="Visited_20_Internet_20_Link">
 </text:a>
 . Зараз ми розбираємось з кожною адресою окремо. Ми звертаємось доправоохоронних органів, робимо звернення до прокуратури”, - сказав Ткачук.</text:p>
      <text:p text:style-name="P4">
Він наголосив, що у разі повітряної тривоги власник укриття зобов'язанийвідчинити його, якщо цей об'єкт входить до загального переліку фонду захиснихспоруд Києва.</text:p>
      <text:p text:style-name="P4">
<text:span text:style-name="T4">
Читайте також:</text:span>
 <text:a xlink:type="simple" xlink:href="https://www.ukrinform.ua/rubric-kyiv/3710378-u-stolici-obicaut-pereviriti-ta-vidkriti-vsi-ukritta-pisla-skarg-kian.html" text:style-name="Internet_20_link" text:visited-style-name="Visited_20_Internet_20_Link">
 <text:span text:style-name="T4">
столиці</text:span>
 <text:span text:style-name="T4">
обіцяють</text:span>
 <text:span text:style-name="T4">
перевірити</text:span>
 <text:span text:style-name="T4">
відкрити</text:span>
<text:span text:style-name="T4">
всі</text:span>
 <text:span text:style-name="T4">
укриття</text:span>
 <text:span text:style-name="T4">
після</text:span>
 <text:span text:style-name="T4">
скарг</text:span>
 <text:span text:style-name="T4">
киян</text:span>
</text:a>
</text:p>
      <text:p text:style-name="P4">
“Ворог чи не щодня здійснює повітряні атаки на Київ. Під час однієї з такихатак ми виявили проблему, що не всі укриття відкриті для киян. Це не системнапроблема, але є окремі випадки, на які ми повинні реагувати. Я вважаю, що підчас війни, коли ворог здійснює масовані повітряні атаки, закриті укриття - цезлочин”, - підкреслив начальник КМВА Сергій Попко.</text:p>
      <text:p text:style-name="P4">
Він зауважив, що під час засідання Ради оборони Києва визначив завдання певнимструктурним підрозділам виявити такі моменти і зробити все, щоб всі укриттяпрацювали.</text:p>
      <text:p text:style-name="P4">
Директор Департаменту муніципальної безпеки додав, що якщо громадянин під частривоги не може потрапити до укриття, бо воно зачинене, то може зателефонуватина номер 101 або 1551. За його словами, після цього приїжджають рятувальники івідчиняють його.</text:p>
      <text:p text:style-name="P4">
Як повідомляв Укрінформ, у Києві цього року <text:a xlink:type="simple" xlink:href="https://www.ukrinform.ua/rubric-kyiv/3667426-u-kievi-cogo-roku-na-remont-ukrittiv-vidilat-ponad-350-miljoniv.html" text:style-name="Internet_20_link" text:visited-style-name="Visited_20_Internet_20_Link">
</text:a>
</text:p>
      <text:p text:style-name="P4">
Source: <text:a xlink:type="simple" xlink:href="https://www.ukrinform.ua/rubric-kyiv/3711478-za-tizden-do-stolicnoi-vladi-nadijslo-ponad-20-skarg-na-zacineni-ukritta.html" text:style-name="Internet_20_link" text:visited-style-name="Visited_20_Internet_20_Link">
https://www.ukrinform.ua/rubric-kyiv/3711478-za-tizden-do-stolicnoi-vladi-nadijslo-ponad-20-skarg-na-zacineni-ukritta.html</text:a>
</text:p>
      <!--NEWS-->
      <text:h text:style-name="P10" text:outline-level="1">
<text:span text:style-name="T4">
Досвід відновлення і допомога Кореї дуже знадобляться Україні — Зеленська</text:span>
</text:h>
      <text:p text:style-name="P4">
Authors: Ukrinform (Person)</text:p>
      <text:p text:style-name="P4">
Publisher: Укринформ (Organization)</text:p>
      <text:p text:style-name="P4">
Published Time: 2023-05-19T16:49:17+03:00</text:p>
      <text:p text:style-name="P4">
Modified Time: 2023-05-19T16:49:17+03:00</text:p>
      <text:p text:style-name="P4">
Description: Досвід зростання й розвитку Республіки Корея, а також її допомога вкрай необхідні Україні. — Укрінформ.</text:p>
      <text:p text:style-name="P4">
Images: ["<text:a xlink:type="simple" xlink:href="https://static.ukrinform.com/photos/2023_05/thumb_files/630_360_1683737977-486.jpeg" text:style-name="Internet_20_link" text:visited-style-name="Visited_20_Internet_20_Link">
630_360_16837...</text:a>
"]</text:p>
      <text:p text:style-name="P4">
Tags: ['Корея', 'Олена Зеленська', 'Відновлення України']</text:p>
      <text:p text:style-name="P4">
Type: Article</text:p>
      <!--METADATA-->
      <text:p text:style-name="P4">
<draw:frame draw:style-name="fr1" draw:name="Image120" text:anchor-type="as-char" svg:width="6.9236in" svg:height="3.956343in" draw:z-index="0">
<draw:image xlink:href="../Images/yкринформ/2023-05-19T16-49-17-03-00/630_360_1683737977-486.jpeg" xlink:type="simple" xlink:show="embed" xlink:actuate="onLoad" draw:mime-type="image/jpeg"/>
</draw:frame>
 Досвідзростання й розвитку Республіки Корея, а також її допомога вкрай необхідніУкраїні.</text:p>
      <text:p text:style-name="P4">
Про це написала дружина Президента Олена Зеленська у <text:a xlink:type="simple" xlink:href="https://t.me/FirstLadyOfUkraine/3183" text:style-name="Internet_20_link" text:visited-style-name="Visited_20_Internet_20_Link">
</text:a>
 передає Укрінформ.</text:p>
      <text:p text:style-name="P4">
“Між Україною та Республікою <text:a xlink:type="simple" xlink:href="https://www.ukrinform.ua/tag-korea" text:style-name="Internet_20_link" text:visited-style-name="Visited_20_Internet_20_Link">
 </text:a>
 7000кілометрів. Але вже за день перебування у країні відчуваєш порозуміння. Тутживий досвід боротьби за себе, свою країну і вміння це цінувати”, -підкреслила перша леді.</text:p>
      <text:p text:style-name="P4">
Вона зауважила, що після століть драматичної історії, бідності і руйнувань,попри складне сусідство Південна Корея демонструє надтехнологічну сучасність,економічне диво, а «корейська хвиля» в культурі і кінематографі підкорюютьсвіт.</text:p>
      <text:p text:style-name="P4">
“Це дійсно надихає. Зростати й розвиватися попри обставини і випробування,всупереч їм – ось приклад відновлення від Республіки Корея. Цей досвід ідопомога РК дуже знадобляться зараз Україні. Бо ми боремося не лише за себе –за те, щоб ніхто в світі не відчув на собі агресії та міг зростати ірозвиватися на своїй землі вільно”, - переконана Зеленська.</text:p>
      <text:p text:style-name="P4">
<text:span text:style-name="T4">
Читайте також:</text:span>
 <text:a xlink:type="simple" xlink:href="https://www.ukrinform.ua/rubric-economy/3711308-ukraina-gotova-stati-habom-dla-korejskih-kompanij-u-evropi-sviridenko.html" text:style-name="Internet_20_link" text:visited-style-name="Visited_20_Internet_20_Link">
 </text:a>
</text:p>
      <text:p text:style-name="P4">
Як повідомлялося, перша леді України перебуває з візитом у Республіці Корея,де взяла участь в конференції "Азійське лідерство. Ера турбулентності: шлях доспівпраці та інновацій".</text:p>
      <text:p text:style-name="P4">
<text:span text:style-name="T5">
Фото: ОП</text:span>
</text:p>
      <text:p text:style-name="P4">
Source: <text:a xlink:type="simple" xlink:href="https://www.ukrinform.ua/rubric-vidbudova/3711479-dosvid-vidnovlenna-i-dopomoga-korei-duze-znadoblatsa-ukraini-zelenska.html" text:style-name="Internet_20_link" text:visited-style-name="Visited_20_Internet_20_Link">
https://www.ukrinform.ua/rubric-vidbudova/3711479-dosvid-vidnovlenna-i-dopomoga-korei-duze-znadoblatsa-ukraini-zelenska.html</text:a>
</text:p>
      <!--NEWS-->
      <text:h text:style-name="P10" text:outline-level="1">
<text:span text:style-name="T4">
Очільник Запорізької ОВА звільнив заступницю, яка фігурує у «гуманітарному» скандалі</text:span>
</text:h>
      <text:p text:style-name="P4">
Authors: Ukrinform (Person)</text:p>
      <text:p text:style-name="P4">
Publisher: Укринформ (Organization)</text:p>
      <text:p text:style-name="P4">
Published Time: 2023-05-19T16:55:00+03:00</text:p>
      <text:p text:style-name="P4">
Modified Time: 2023-05-19T16:55:00+03:00</text:p>
      <text:p text:style-name="P4">
Description: Очільник Запорізької ОВА Юрій Малашко звільнив з посади заступницю Злату Некрасову, яка була фігуранткою скандалу, пов'язаного із імовірним продажем гуманітарної допомоги. — Укрінформ.</text:p>
      <text:p text:style-name="P4">
Images: ["<text:a xlink:type="simple" xlink:href="https://static.ukrinform.com/photos/2023_05/thumb_files/630_360_1683818217-937.jpg" text:style-name="Internet_20_link" text:visited-style-name="Visited_20_Internet_20_Link">
630_360_16838...</text:a>
"]</text:p>
      <text:p text:style-name="P4">
Tags: ['Гуманітарна допомога', 'Скандал', 'Звільнення', 'Запоріжжя']</text:p>
      <text:p text:style-name="P4">
Type: Article</text:p>
      <!--METADATA-->
      <text:p text:style-name="P4">
<draw:frame draw:style-name="fr1" draw:name="Image121" text:anchor-type="as-char" svg:width="6.9236in" svg:height="3.956343in" draw:z-index="0">
<draw:image xlink:href="../Images/yкринформ/2023-05-19T16-55-00-03-00/630_360_1683818217-937.jpg" xlink:type="simple" xlink:show="embed" xlink:actuate="onLoad" draw:mime-type="image/jpeg"/>
</draw:frame>
 ОчільникЗапорізької ОВА Юрій Малашко звільнив з посади заступницю Злату Некрасову, якабула фігуранткою скандалу, пов'язаного із імовірним продажем гуманітарноїдопомоги.</text:p>
      <text:p text:style-name="P4">
Інформацію про звільнення кореспондентам Укрінформу підтвердили в ОВА. Протежодних подробиць наразі не розголошували.</text:p>
      <text:p text:style-name="P4">
"В законодавстві прописано, хто і як може звільняти посадовців такого рівня",- сказали в ОВА.</text:p>
      <text:p text:style-name="P4">
На сайті ОВА в <text:a xlink:type="simple" xlink:href="https://www.zoda.gov.ua/article/2532/kerivnitstvo-oblderzhadministratsiji.html" text:style-name="Internet_20_link" text:visited-style-name="Visited_20_Internet_20_Link">
 </text:a>
 Некрасова більше не значиться, як заступниця.</text:p>
      <text:p text:style-name="P4">
Сама Некрасова нині перебуває за кордоном, на її сторінці у Фейсбуці покикоментарів щодо звільнення немає.</text:p>
      <text:p text:style-name="P4">
<text:span text:style-name="T4">
Читайте також:</text:span>
 <text:a xlink:type="simple" xlink:href="https://www.ukrinform.ua/rubric-regions/3562519-u-zaporizkij-ova-zapevnaut-so-ne-prodavali-gumanitarnu-dopomogu-supermarketam.html" text:style-name="Internet_20_link" text:visited-style-name="Visited_20_Internet_20_Link">
 </text:a>
</text:p>
      <text:p text:style-name="P4">
Раніше повідомлялось, що Злата Некрасова очолювала гуманітарний штаб. 30вересня 2022 року контррозвідники Служби безпеки України спільно зНаціональним антикорупційним бюро України проводили низку обшуків у Запоріжжіу зв'язку з розслідуванням факту імовірного привласнення гуманітарноїдопомоги, наданої Запорізькій області від початку широкомасштабного вторгненнярф. Під час обшуків було виявлено речовини, схожі на наркотичні засоби, якінаправлені на експертизу; незареєстровану вогнепальну зброю та набої до неї;велику кількість готівки.</text:p>
      <text:p text:style-name="P4">
У свою чергу, Некрасова заявила, що жодного факту на предмет продажугуманітарної допомоги в результаті <text:a xlink:type="simple" xlink:href="https://www.ukrinform.ua/tag-obsuk" text:style-name="Internet_20_link" text:visited-style-name="Visited_20_Internet_20_Link">
 </text:a>
 ,які проводили СБУ та НАБУ, не виявлено.</text:p>
      <text:p text:style-name="P4">
Source: <text:a xlink:type="simple" xlink:href="https://www.ukrinform.ua/rubric-regions/3711482-ocilnik-zaporizkoi-ova-zvilniv-zastupnicu-aka-figurue-u-gumanitarnomu-skandali.html" text:style-name="Internet_20_link" text:visited-style-name="Visited_20_Internet_20_Link">
https://www.ukrinform.ua/rubric-regions/3711482-ocilnik-zaporizkoi-ova-zvilniv-zastupnicu-aka-figurue-u-gumanitarnomu-skandali.html</text:a>
</text:p>
      <!--NEWS-->
      <text:h text:style-name="P10" text:outline-level="1">
<text:span text:style-name="T4">
«Ворскла» обіграла «Кривбас» у футбольній Прем'єр-лізі України</text:span>
</text:h>
      <text:p text:style-name="P4">
Authors: Ukrinform (Person)</text:p>
      <text:p text:style-name="P4">
Publisher: Укринформ (Organization)</text:p>
      <text:p text:style-name="P4">
Published Time: 2023-05-19T16:58:00+03:00</text:p>
      <text:p text:style-name="P4">
Modified Time: 2023-05-19T16:58:00+03:00</text:p>
      <text:p text:style-name="P4">
Description: Футболісти полтавської «Ворскли» завдали поразки криворізькому «Кривбасу» у 27-му турі чемпіонату України серед команд Прем'єр-ліги. — Укрінформ.</text:p>
      <text:p text:style-name="P4">
Images: ["<text:a xlink:type="simple" xlink:href="https://static.ukrinform.com/photos/2023_05/thumb_files/630_360_1684505038-354.jpg" text:style-name="Internet_20_link" text:visited-style-name="Visited_20_Internet_20_Link">
630_360_16845...</text:a>
"]</text:p>
      <text:p text:style-name="P4">
Tags: ['Футбол', "Прем'єр-ліга", 'Ворскла']</text:p>
      <text:p text:style-name="P4">
Type: Article</text:p>
      <!--METADATA-->
      <text:p text:style-name="P4">
<draw:frame draw:style-name="fr1" draw:name="Image122" text:anchor-type="as-char" svg:width="6.9236in" svg:height="3.956343in" draw:z-index="0">
<draw:image xlink:href="../Images/yкринформ/2023-05-19T16-58-00-03-00/630_360_1684505038-354.jpg" xlink:type="simple" xlink:show="embed" xlink:actuate="onLoad" draw:mime-type="image/jpeg"/>
</draw:frame>
 Футболістиполтавської «Ворскли» завдали поразки криворізькому «Кривбасу» у 27-му турічемпіонату України серед команд Прем'єр-ліги.</text:p>
      <text:p text:style-name="P4">
Зустріч на стадіоні ім. О. Бутовського у Полтаві завершилася на користьгосподарів з рахунком 1:0, передає Укрінформ.</text:p>
      <text:p text:style-name="P4">
Успіх «Ворсклі» приніс гол форварда Руслана Степанюка на 62-й хвилині.</text:p>
      <text:p text:style-name="P4">
Перший ігровий день продовжує поєдинок донецького «Шахтаря» з рівненським«Вересом».</text:p>
      <text:p text:style-name="P4">
У суботу, 20 травня, зіграють одеський «Чорноморець» та закарпатський «Минай»(13.00), луганська «Зоря» та «Інгулець» з Петрового (14.00), «Олександрія» такиївське «Динамо» (15.00).</text:p>
      <text:p text:style-name="P4">
У неділю, 21 травня, зійдуться харківські «Металіст 1925» та «Металіст»(15.00), львівський «Рух» та «Львів» (17.00).</text:p>
      <text:p text:style-name="P4">
Як повідомлялося у стартовому поєдинку туру «Дніпро-1» здобув вольову перемогунад ковалівським «Колосом» (2:1).</text:p>
      <text:p text:style-name="P4">
<text:span text:style-name="T4">
Читайте також:</text:span>
 <text:a xlink:type="simple" xlink:href="https://www.ukrinform.ua/rubric-sports/3711449-dnipro1-virvav-peremogu-nad-kolosom-u-futbolnij-premerlizi-ukraini.html" text:style-name="Internet_20_link" text:visited-style-name="Visited_20_Internet_20_Link">
 <text:span text:style-name="T4">
футбол</text:span>
 </text:a>
</text:p>
      <text:p text:style-name="P4">
У турнірній таблиці УПЛ лідирує «Дніпро-1» - 64 очки (після 27-ми ігор), далі- «Шахтар» - 63 (26), «Зоря» - 58 (26), «Динамо» - 50 (26), «Олександрія» - 42(26), «Ворскла» - 36 (27), «Кривбас» - 35 (27), «Колос» - 33 (27)...</text:p>
      <text:p text:style-name="P4">
Фото: ФК «Ворскла».</text:p>
      <text:p text:style-name="P4">
Source: <text:a xlink:type="simple" xlink:href="https://www.ukrinform.ua/rubric-sports/3711484-vorskla-obigrala-krivbas-u-futbolnij-premerlizi-ukraini.html" text:style-name="Internet_20_link" text:visited-style-name="Visited_20_Internet_20_Link">
https://www.ukrinform.ua/rubric-sports/3711484-vorskla-obigrala-krivbas-u-futbolnij-premerlizi-ukraini.html</text:a>
</text:p>
      <!--NEWS-->
      <text:h text:style-name="P10" text:outline-level="1">
<text:span text:style-name="T4">
США розширили санкційний список через торгівлю з Росією</text:span>
</text:h>
      <text:p text:style-name="P4">
Authors: Ukrinform (Person)</text:p>
      <text:p text:style-name="P4">
Publisher: Укринформ (Organization)</text:p>
      <text:p text:style-name="P4">
Published Time: 2023-05-19T17:03:00+03:00</text:p>
      <text:p text:style-name="P4">
Modified Time: 2023-05-19T17:03:00+03:00</text:p>
      <text:p text:style-name="P4">
Description: Адміністрація президента США Джо Байдена у п`ятницю додала 71 компанію до торгового чорного списку за підтримку Росії. — Укрінформ.</text:p>
      <text:p text:style-name="P4">
Images: ["<text:a xlink:type="simple" xlink:href="https://static.ukrinform.com/photos/2018_02/thumb_files/630_360_1519207950-5134.jpg" text:style-name="Internet_20_link" text:visited-style-name="Visited_20_Internet_20_Link">
630_360_15192...</text:a>
"]</text:p>
      <text:p text:style-name="P4">
Tags: ['Санкції', 'США', 'Війна з Росією']</text:p>
      <text:p text:style-name="P4">
Type: Article</text:p>
      <!--METADATA-->
      <text:p text:style-name="P4">
<draw:frame draw:style-name="fr1" draw:name="Image123" text:anchor-type="as-char" svg:width="6.9236in" svg:height="3.956343in" draw:z-index="0">
<draw:image xlink:href="../Images/yкринформ/2023-05-19T17-03-00-03-00/630_360_1519207950-5134.jpg" xlink:type="simple" xlink:show="embed" xlink:actuate="onLoad" draw:mime-type="image/jpeg"/>
</draw:frame>
Адміністрація президента США Джо Байдена у п`ятницю додала 71 компанію доторгового чорного списку за підтримку Росії.</text:p>
      <text:p text:style-name="P4">
Про це повідомляє <text:a xlink:type="simple" xlink:href="https://www.reuters.com/world/us-commerce-expands-blacklist-wider-russia-sanctions-2023-05-19/" text:style-name="Internet_20_link" text:visited-style-name="Visited_20_Internet_20_Link">
 </text:a>
 , передає Укрінформ.</text:p>
      <text:p text:style-name="P4">
«Дії Міністерства торгівлі США спрямовані проти підтримки російськихвійськових і розширюють сферу експортного контролю щодо Росії та Білорусі. Дочорного списку потрапили 69 російських компаній, одна з Вірменії та одна зКиргизстану», - йдеться у повідомленні.</text:p>
      <text:p text:style-name="P4">
Нові заходи експортного контролю спрямовані на нафтогазові проєкти в Росії таБілорусі, додали у відомстві.</text:p>
      <text:p text:style-name="P4">
Крок Вашингтона є частиною останнього раунду <text:a xlink:type="simple" xlink:href="https://www.ukrinform.ua/tag-sankcii" text:style-name="Internet_20_link" text:visited-style-name="Visited_20_Internet_20_Link">
 </text:a>
 та експортного контролю з боку США та інших країн у відповідь навторгнення Росії в Україну, пише агентство. Вони покликані послабитипромислову базу Росії та її здатність підтримувати війну.</text:p>
      <text:p text:style-name="P4">
Нові кроки були зроблені після того, як США та решта провідних економік«Великої сімки» домовилися про посилення санкцій проти Росії під час зустрічів Японії.</text:p>
      <text:p text:style-name="P4">
Як повідомляв Укрінформ, прем’єр-міністр Австралії Ентоні Албанезе та міністрзакордонних справ Пенні Вонг сьогодні оголосили про нові фінансові санкції тазаборону на експорт, спрямовані проти галузей економічного та стратегічногозначення РФ.</text:p>
      <text:p text:style-name="P4">
<text:a xlink:type="simple" xlink:href="https://www.ukrinform.ua/rubric-world/3711476-kanada-zaprovadila-novi-sankcii-proti-ponad-70-osib-ta-organizacij-z-rosii.html" text:style-name="Internet_20_link" text:visited-style-name="Visited_20_Internet_20_Link">
 </text:a>
 , обмеженнязапроваджуються щодо понад 70 осіб та організацій.</text:p>
      <text:p text:style-name="P4">
<text:span text:style-name="T4">
Читайте також:</text:span>
 <text:a xlink:type="simple" xlink:href="https://www.ukrinform.ua/rubric-polytics/3711355-aponia-i-francia-posiluvatimut-sankcii-proti-rf-i-pidtrimku-ukraini.html" text:style-name="Internet_20_link" text:visited-style-name="Visited_20_Internet_20_Link">
 <text:span text:style-name="T4">
санкц</text:span>
 </text:a>
</text:p>
      <text:p text:style-name="P4">
В японській Хіросімі сьогодні розпочався 48-й саміт «Групи семи», якийтриватиме до 21 травня. Головною темою зустрічі японське головування G7визначило забезпечення стійкості глобальної економіки в контексті наслідківпандемії коронавірусу та наслідків російської агресії проти України.</text:p>
      <text:p text:style-name="P4">
Європейський Союз на цьому саміті представляють президент Європейської РадиШарль Мішель та президент Європейської комісії Урсула фон дер Ляєн.</text:p>
      <text:p text:style-name="P4">
Також участь у зустрічі лідерів G7 <text:a xlink:type="simple" xlink:href="https://www.ukrinform.ua/rubric-ato/3711281-u-rnbo-zaavili-so-zelenskij-vizme-ucast-u-samiti-g7-onlajn.html" text:style-name="Internet_20_link" text:visited-style-name="Visited_20_Internet_20_Link">
 </text:a>
 .</text:p>
      <text:p text:style-name="P4">
Попередня така зустріч була проведена у Німеччині у червні 2022 року.</text:p>
      <text:p text:style-name="P4">
Source: <text:a xlink:type="simple" xlink:href="https://www.ukrinform.ua/rubric-world/3711486-ssa-rozsirili-sankcijnij-spisok-cerez-torgivlu-z-rosieu.html" text:style-name="Internet_20_link" text:visited-style-name="Visited_20_Internet_20_Link">
https://www.ukrinform.ua/rubric-world/3711486-ssa-rozsirili-sankcijnij-spisok-cerez-torgivlu-z-rosieu.html</text:a>
</text:p>
      <!--NEWS-->
      <text:h text:style-name="P10" text:outline-level="1">
<text:span text:style-name="T4">
Київщина отримає вікна на мільйон доларів - ОВА</text:span>
</text:h>
      <text:p text:style-name="P4">
Authors: Ukrinform (Person)</text:p>
      <text:p text:style-name="P4">
Publisher: Укринформ (Organization)</text:p>
      <text:p text:style-name="P4">
Published Time: 2023-05-19T17:04:13+03:00</text:p>
      <text:p text:style-name="P4">
Modified Time: 2023-05-19T17:04:13+03:00</text:p>
      <text:p text:style-name="P4">
Description: Київська область отримає вікна на суму 1 млн доларів для встановлення на об’єктах, пошкоджених внаслідок повномасштабного вторгнення Росії. — Укрінформ.</text:p>
      <text:p text:style-name="P4">
Images: ["<text:a xlink:type="simple" xlink:href="https://static.ukrinform.com/photos/2023_05/thumb_files/630_360_1684504902-572.jpg" text:style-name="Internet_20_link" text:visited-style-name="Visited_20_Internet_20_Link">
630_360_16845...</text:a>
"]</text:p>
      <text:p text:style-name="P4">
Tags: ['Київщина', 'Відбудова']</text:p>
      <text:p text:style-name="P4">
Type: Article</text:p>
      <!--METADATA-->
      <text:p text:style-name="P4">
<draw:frame draw:style-name="fr1" draw:name="Image124" text:anchor-type="as-char" svg:width="6.9236in" svg:height="3.956343in" draw:z-index="0">
<draw:image xlink:href="../Images/yкринформ/2023-05-19T17-04-13-03-00/630_360_1684504902-572.jpg" xlink:type="simple" xlink:show="embed" xlink:actuate="onLoad" draw:mime-type="image/jpeg"/>
</draw:frame>
 Київськаобласть отримає вікна на суму 1 млн доларів для встановлення на об’єктах,пошкоджених внаслідок повномасштабного вторгнення Росії.</text:p>
      <text:p text:style-name="P4">
Як передає Укрінформ, про це голова Київської обласної військовоїадміністрації Руслан Кравченко повідомляє у <text:a xlink:type="simple" xlink:href="https://www.facebook.com/RuslanKravchenkoKyiv/posts/pfbid0aCkEw9MmnfVPB2LvMSBeRrsuiYjcYXV3V9vY4x5rs1aoHZxpdZuyiSz8NqVDhtHTl" text:style-name="Internet_20_link" text:visited-style-name="Visited_20_Internet_20_Link">
</text:a>
.</text:p>
      <text:p text:style-name="P4">
“Київщина отримає вікна на суму 1 млн дол для встановлення на об’єктах,пошкоджених внаслідок повномасштабного вторгнення Росії. Таку допомогу надастьобласті некомерційна організація Global Empowerment Mission (GEM) упартнерстві з Фондом Говарда Г. Баффетта (HGBF). Підписали із засновником GEMМайком Каппоні відповідний меморандум про співпрацю”, – написав Кравченко.</text:p>
      <text:p text:style-name="P4">
Він зауважив, що одне з міст, яке потребує такої допомоги – Ірпінь. Сьогоднічимало жителів <text:a xlink:type="simple" xlink:href="https://www.ukrinform.ua/tag-kiivsina" text:style-name="Internet_20_link" text:visited-style-name="Visited_20_Internet_20_Link">
 </text:a>
 , які через війнупокинули свої оселі, не можуть повернутися додому. Одна з причин – пошкодженежитло, в тому числі – відсутність вікон.</text:p>
      <text:p text:style-name="P4">
За його словами, завдяки програмі вікон GEM HGBF вже було замінено понад 11тис. склопакетів у будинках Полтави, Запоріжжя, Бучі, Ірпеня, Миколаєва,Харкова та Умані. Програма також включає заміну вікон у школах, садках талікарнях. “Наше завдання – провести всі необхідні роботи у стислі терміни – допочатку опалювального сезону”, – підкреслив Кравченко.</text:p>
      <text:p text:style-name="P4">
Також сторони обговорили можливість залучення GEM до внутрішнього облаштування70 приватних будинків, які будуть комплексно відбудовані в Ірпені.</text:p>
      <text:p text:style-name="P4">
Порушили також питання комплексної відбудови приватного та багатоквартирногожитла в Броварському та Бучанському районах.</text:p>
      <text:p text:style-name="P4">
<text:span text:style-name="T4">
Читайте також:</text:span>
 <text:a xlink:type="simple" xlink:href="https://www.ukrinform.ua/rubric-vidbudova/3710389-za-programou-evidnovlenna-vze-ponad-10-tisac-ukrainciv-podali-zaavi-na-otrimanna-dopomogi.html" text:style-name="Internet_20_link" text:visited-style-name="Visited_20_Internet_20_Link">
 </text:a>
</text:p>
      <text:p text:style-name="P4">
Голова КОВА нагадав, що не менш важливим питанням є облаштування укриттів ушколах та забезпечення закладів освіти шкільними автобусами.</text:p>
      <text:p text:style-name="P4">
“Домовленості з GEM є прикладом конструктивної та ефективної співпраці. Цетакож сигнал для інших міжнародних партнерів. Лише разом ми зможемо вирішитипроблему біженців та повернути українців додому якомога швидше. Вдячний нашимдрузям за колосальну підтримку у відновленні Київщини”, – заявив Кравченко.</text:p>
      <text:p text:style-name="P4">
Як повідомляв Укрінформ, у Київській області за сприяння United 24 <text:a xlink:type="simple" xlink:href="https://www.ukrinform.ua/rubric-vidbudova/3711092-na-kiivsini-za-sprianna-united-24-pocali-vidnovluvati-poskodzeni-bagatopoverhivki.html" text:style-name="Internet_20_link" text:visited-style-name="Visited_20_Internet_20_Link">
</text:a>
 .</text:p>
      <text:p text:style-name="P4">
Source: <text:a xlink:type="simple" xlink:href="https://www.ukrinform.ua/rubric-vidbudova/3711488-kiivsina-otrimae-vikna-na-miljon-dolariv-ova.html" text:style-name="Internet_20_link" text:visited-style-name="Visited_20_Internet_20_Link">
https://www.ukrinform.ua/rubric-vidbudova/3711488-kiivsina-otrimae-vikna-na-miljon-dolariv-ova.html</text:a>
</text:p>
      <!--NEWS-->
      <text:h text:style-name="P10" text:outline-level="1">
<text:span text:style-name="T4">
Росія заплатить за знищене майно українців, втрати економіки та втрачені життя - Шмигаль</text:span>
</text:h>
      <text:p text:style-name="P4">
Authors: Ukrinform (Person)</text:p>
      <text:p text:style-name="P4">
Publisher: Укринформ (Organization)</text:p>
      <text:p text:style-name="P4">
Published Time: 2023-05-19T17:04:46+03:00</text:p>
      <text:p text:style-name="P4">
Modified Time: 2023-05-19T17:04:46+03:00</text:p>
      <text:p text:style-name="P4">
Description: Росія обов'язково заплатить за все вкрадене та знищене майно українців, за втрати економіки та за втрачені життя людей.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Трибунал', 'Шмигаль', 'Реєстр', 'Війна з Росією']</text:p>
      <text:p text:style-name="P4">
Type: Article</text:p>
      <!--METADATA-->
      <text:p text:style-name="P4">
<draw:frame draw:style-name="fr1" draw:name="Image125" text:anchor-type="as-char" svg:width="6.9236in" svg:height="3.956343in" draw:z-index="0">
<draw:image xlink:href="../Images/yкринформ/2023-05-19T17-04-46-03-00/630_360_1682514702-644.jpg" xlink:type="simple" xlink:show="embed" xlink:actuate="onLoad" draw:mime-type="image/jpeg"/>
</draw:frame>
 Росіяобов'язково заплатить за все вкрадене та знищене майно українців, за втратиекономіки та за втрачені життя людей.</text:p>
      <text:p text:style-name="P4">
Про це Прем'єр-міністр Денис Шмигаль <text:a xlink:type="simple" xlink:href="https://t.me/Denys_Smyhal/5266" text:style-name="Internet_20_link" text:visited-style-name="Visited_20_Internet_20_Link">
 </text:a>
 назасіданні уряду, передає Укрінформ.</text:p>
      <text:p text:style-name="P4">
«Росія обов'язково заплатить за все вкрадене та знищене майно українців, завтрати економіки та за втрачені життя. Також Росія заплатить за всі своїзлочини», - сказав Шмигаль.</text:p>
      <text:p text:style-name="P4">
Він наголосив на тому, що Рада Європи підтримала ініціативу зі створенняСпеціального міжнародного кримінального <text:a xlink:type="simple" xlink:href="https://www.ukrinform.ua/tag-tribunal" text:style-name="Internet_20_link" text:visited-style-name="Visited_20_Internet_20_Link">
 </text:a>
 щодо керівництва РФ. «Винні в агресії та геноциді - від Путіна докожного військового злочинця - сидітимуть на лаві підсудних. Це гарантуєсправедливість та стійкий мир для Європи та світу». – упевнений прем'єр-міністр.</text:p>
      <text:p text:style-name="P4">
Глава уряду також подякував Раді Європи за тверду позицію у питанні російськоїагресії проти України. Та зазначив, що наступним кроком має стати створеннявідповідного Компенсаційного фонду, який буде наповнюватися конфіскованимиросійськими активами.</text:p>
      <text:p text:style-name="P4">
<text:span text:style-name="T4">
Читайте також:</text:span>
 <text:a xlink:type="simple" xlink:href="https://www.ukrinform.ua/rubric-polytics/3710560-smigal-obgovoriv-iz-gensekom-radi-evropi-kroki-neobhidni-dla-peremogi-ukraini.html" text:style-name="Internet_20_link" text:visited-style-name="Visited_20_Internet_20_Link">
 <text:span text:style-name="T4">
Шмигаль</text:span>
 </text:a>
</text:p>
      <text:p text:style-name="P4">
Як повідомлялося, цього тижня Прем’єр-міністр України Денис Шмигаль разом ізПрем'єр-міністром Ісландії Катрін Якобсдоттір та Прем'єр-міністром НідерландівМарком Рютте підписали Політичну декларацію про приєднання до Розширеноїчасткової угоди щодо Реєстру збитків, завданих агресією росії проти України.Церемонія підписання відбулась у Рейк’явіку (Ісландія) на полях 4-го Самітуголів держав та урядів Ради Європи.</text:p>
      <text:p text:style-name="P4">
Source: <text:a xlink:type="simple" xlink:href="https://www.ukrinform.ua/rubric-economy/3711489-rosia-zaplatit-za-znisene-majno-ukrainciv-vtrati-ekonomiki-ta-vtraceni-zitta-smigal.html" text:style-name="Internet_20_link" text:visited-style-name="Visited_20_Internet_20_Link">
https://www.ukrinform.ua/rubric-economy/3711489-rosia-zaplatit-za-znisene-majno-ukrainciv-vtrati-ekonomiki-ta-vtraceni-zitta-smigal.html</text:a>
</text:p>
      <!--NEWS-->
      <text:h text:style-name="P10" text:outline-level="1">
<text:span text:style-name="T4">
На звільненій території Херсонщини провели дослідження «Трансформація громад в умовах окупації»</text:span>
</text:h>
      <text:p text:style-name="P4">
Authors: Ukrinform (Person)</text:p>
      <text:p text:style-name="P4">
Publisher: Укринформ (Organization)</text:p>
      <text:p text:style-name="P4">
Published Time: 2023-05-19T17:09:17+03:00</text:p>
      <text:p text:style-name="P4">
Modified Time: 2023-05-19T17:09:17+03:00</text:p>
      <text:p text:style-name="P4">
Description: На звільненій території Херсонщини провели дослідження «Трансформація громад в умовах окупації». — Укрінформ.</text:p>
      <text:p text:style-name="P4">
Images: ["<text:a xlink:type="simple" xlink:href="https://static.ukrinform.com/photos/2023_04/thumb_files/630_360_1682879203-914.jpg" text:style-name="Internet_20_link" text:visited-style-name="Visited_20_Internet_20_Link">
630_360_16828...</text:a>
", "<text:a xlink:type="simple" xlink:href="https://static.ukrinform.com/photos/2023_05/1684504432-870.jpg" text:style-name="Internet_20_link" text:visited-style-name="Visited_20_Internet_20_Link">
1684504432-87...</text:a>
", "<text:a xlink:type="simple" xlink:href="https://static.ukrinform.com/photos/2023_05/1684504577-456.jpg" text:style-name="Internet_20_link" text:visited-style-name="Visited_20_Internet_20_Link">
1684504577-45...</text:a>
", "<text:a xlink:type="simple" xlink:href="https://static.ukrinform.com/photos/2023_05/1684504433-506.jpg" text:style-name="Internet_20_link" text:visited-style-name="Visited_20_Internet_20_Link">
1684504433-50...</text:a>
"]</text:p>
      <text:p text:style-name="P4">
Tags: ['Деокупація', 'Херсонщина', 'Війна з Росією']</text:p>
      <text:p text:style-name="P4">
Type: Article</text:p>
      <!--METADATA-->
      <text:p text:style-name="P4">
<draw:frame draw:style-name="fr1" draw:name="Image126" text:anchor-type="as-char" svg:width="6.9236in" svg:height="3.956343in" draw:z-index="0">
<draw:image xlink:href="../Images/yкринформ/2023-05-19T17-09-17-03-00/630_360_1682879203-914.jpg" xlink:type="simple" xlink:show="embed" xlink:actuate="onLoad" draw:mime-type="image/jpeg"/>
</draw:frame>
 Назвільненій території Херсонщини провели дослідження «Трансформація громад вумовах окупації».</text:p>
      <text:p text:style-name="P4">
Як передає Укрінформ, про це у ході круглого столу в  <text:a xlink:type="simple" xlink:href="https://www.ukrinform.ua/rubric-presshall/3708131-transformacia-gromad-v-umovah-okupacii.html" text:style-name="Internet_20_link" text:visited-style-name="Visited_20_Internet_20_Link">
</text:a>
 повідомив заступник директора Центру Близькосхіднихдосліджень Сергій Данилов.</text:p>
      <text:p text:style-name="P4">
«У рамках дослідження було проведено два фокус-групових опитування вСтаніславі і у передмісті Херсона - в Зеленівці. А також була серія глибиннихнапівструктурованих інтерв’ю», - зазначив Данилов.</text:p>
      <text:p text:style-name="P4">
<draw:frame draw:style-name="fr1" draw:name="Image127" text:anchor-type="as-char" svg:width="6.9236in" svg:height="4.686251in" draw:z-index="0">
<draw:image xlink:href="../Images/yкринформ/2023-05-19T17-09-17-03-00/1684504432-870.jpg" xlink:type="simple" xlink:show="embed" xlink:actuate="onLoad" draw:mime-type="image/jpeg"/>
</draw:frame>
</text:p>
      <text:p text:style-name="P4">
За його словами, ідея дослідження виникла у дискусіях про те, яктрансформувалися суспільство, громади, які знаходилися в умовах окупації. Вінпідкреслив, що це важливо, адже ці зміни будуть мати тяглість на самих цихзвільнених територіях, вони будуть позначатися на тому, як функціонуютьгромади, як функціонує влада, як будуть будуватися соціальні контакти тазв’язки. І, відповідно, впливати на всі сфери життя.</text:p>
      <text:p text:style-name="P4">
<draw:frame draw:style-name="fr1" draw:name="Image128" text:anchor-type="as-char" svg:width="6.9236in" svg:height="4.615733in" draw:z-index="0">
<draw:image xlink:href="../Images/yкринформ/2023-05-19T17-09-17-03-00/1684504577-456.jpg" xlink:type="simple" xlink:show="embed" xlink:actuate="onLoad" draw:mime-type="image/jpeg"/>
</draw:frame>
</text:p>
      <text:p text:style-name="P4">
Також, за його словами, важливо думати про ті території, які ще досі вокупації для того, щоб при звільненні враховувати досвід правого берегаХерсонщини і максимально ефективно і продуктивно діяти у Скадовську,Генічеську, Чаплинці, Приморську і так далі – аж до Севастополя. Окремепитання - як час поглиблює ті чи інші тенденції під окупацією.</text:p>
      <text:p text:style-name="P4">
<text:span text:style-name="T4">
Читайте також:</text:span>
 <text:a xlink:type="simple" xlink:href="https://www.ukrinform.ua/rubric-ato/3708886-zelenskij-peremoga-ce-ne-lise-povna-deokupacia-a-j-spravedlivi-viroki-vsim-ubivcam.html" text:style-name="Internet_20_link" text:visited-style-name="Visited_20_Internet_20_Link">
 <text:span text:style-name="T4">
деокупац</text:span>
 </text:a>
</text:p>
      <text:p text:style-name="P4">
Своєю чергою, як зазначив у ході круглого столу член правління УкраїнськоїГельсінської спілки з прав людини Дементій Бєлий, який сам пережив окупацію,це дослідження дуже важливе для розуміння ситуації, яка була на загарбанійросіянами території області.</text:p>
      <text:p text:style-name="P4">
<draw:frame draw:style-name="fr1" draw:name="Image129" text:anchor-type="as-char" svg:width="6.9236in" svg:height="5.000378in" draw:z-index="0">
<draw:image xlink:href="../Images/yкринформ/2023-05-19T17-09-17-03-00/1684504433-506.jpg" xlink:type="simple" xlink:show="embed" xlink:actuate="onLoad" draw:mime-type="image/jpeg"/>
</draw:frame>
</text:p>
      <text:p text:style-name="P4">
«Для розуміння того, що з нами сталося і які ми тепер є. Це не лишедослідження для історії – зафіксувати, які ми були героїчні, чому хтосьпіддавався колаборації. А зрозуміти - як бути тепер, як нам жити з цимдосвідом, який ми набули», - каже Бєлий. Також це дослідження демонструє, яквідбувався в умовах окупації повсякденний спротив окупації.</text:p>
      <text:p text:style-name="P4">
За словами Бєлого, важливо постійно розповсюджувати таку інформацію у виглядікоротких рекомендацій у всіх регіонах країни, розповідати співгромадянам - якіукраїнці на півдні, як вони чинили спротив, жили і виживали під час окупації.Також це потрібно для того, щоб у влади було розуміння того, якими «ми заразстали», для подальших рефлексій і напрацювань - що робити далі.</text:p>
      <text:p text:style-name="P4">
<text:span text:style-name="T4">
Читайте також:</text:span>
 <text:a xlink:type="simple" xlink:href="https://www.ukrinform.ua/rubric-culture/3711315-u-hersonskomu-muzei-vidkrili-vistavku-herson2022-hroniki-deokupacii.html" text:style-name="Internet_20_link" text:visited-style-name="Visited_20_Internet_20_Link">
 <text:span text:style-name="T4">
деокупац</text:span>
 </text:a>
</text:p>
      <text:p text:style-name="P4">
«Я вважаю, що ми зараз усі стали досить іншими, ми стали більш злими,радикальними, рішучими, більш самостійними. Ми зрозуміли, що без влади мизможемо прожити, а влада без нас навряд чи. Ми зрозуміли, що у нас є лідеригромад, які можуть брати відповідальність на себе і підкорятися волі громади»,- переконаний Бєлий.</text:p>
      <text:p text:style-name="P4">
Він відзначив, що наразі у звільненому Херсоні влада тонко реагує на запитигромадян, вона чує критику і намагається на неї реагувати, розуміючи, щонаселення змінилося і наслідки можуть бути непередбачуваними.</text:p>
      <text:p text:style-name="P4">
Як повідомляв Укрінформ, ЗСУ восени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Source: <text:a xlink:type="simple" xlink:href="https://www.ukrinform.ua/rubric-regions/3711493-na-zvilnenij-teritorii-hersonsini-proveli-doslidzenna-transformacia-gromad-v-umovah-okupacii.html" text:style-name="Internet_20_link" text:visited-style-name="Visited_20_Internet_20_Link">
https://www.ukrinform.ua/rubric-regions/3711493-na-zvilnenij-teritorii-hersonsini-proveli-doslidzenna-transformacia-gromad-v-umovah-okupacii.html</text:a>
</text:p>
      <!--NEWS-->
      <text:h text:style-name="P10" text:outline-level="1">
<text:span text:style-name="T4">
За зруйноване житло, яке не підлягає ремонту, виплатять компенсацію – уряд створить комісії</text:span>
</text:h>
      <text:p text:style-name="P4">
Authors: Ukrinform (Person)</text:p>
      <text:p text:style-name="P4">
Publisher: Укринформ (Organization)</text:p>
      <text:p text:style-name="P4">
Published Time: 2023-05-19T17:11:00+03:00</text:p>
      <text:p text:style-name="P4">
Modified Time: 2023-05-19T17:11:00+03:00</text:p>
      <text:p text:style-name="P4">
Description: Кабінет Міністрів готується до етапу виплати компенсацій українцям за зруйноване житло, яке не підлягає ремонту. — Укрінформ.</text:p>
      <text:p text:style-name="P4">
Images: ["<text:a xlink:type="simple" xlink:href="https://static.ukrinform.com/photos/2023_04/thumb_files/630_360_1681112744-799.jpg" text:style-name="Internet_20_link" text:visited-style-name="Visited_20_Internet_20_Link">
630_360_16811...</text:a>
"]</text:p>
      <text:p text:style-name="P4">
Tags: ['Компенсація', 'Житло', 'Шмигаль', 'Війна з Росією']</text:p>
      <text:p text:style-name="P4">
Type: Article</text:p>
      <!--METADATA-->
      <text:p text:style-name="P4">
<draw:frame draw:style-name="fr1" draw:name="Image130" text:anchor-type="as-char" svg:width="6.9236in" svg:height="3.956343in" draw:z-index="0">
<draw:image xlink:href="../Images/yкринформ/2023-05-19T17-11-00-03-00/630_360_1681112744-799.jpg" xlink:type="simple" xlink:show="embed" xlink:actuate="onLoad" draw:mime-type="image/jpeg"/>
</draw:frame>
 КабінетМіністрів готується до етапу виплати компенсацій українцям за зруйнованежитло, яке не підлягає ремонту.</text:p>
      <text:p text:style-name="P4">
Про це Прем'єр-міністр Денис Шмигаль <text:a xlink:type="simple" xlink:href="https://t.me/Denys_Smyhal/5266" text:style-name="Internet_20_link" text:visited-style-name="Visited_20_Internet_20_Link">
 </text:a>
 назасіданні уряду, передає Укрінформ.</text:p>
      <text:p text:style-name="P4">
«Готуємось до наступного етапу компенсацій – за зруйноване <text:a xlink:type="simple" xlink:href="https://www.ukrinform.ua/tag-zitlo" text:style-name="Internet_20_link" text:visited-style-name="Visited_20_Internet_20_Link">
</text:a>
 українців, яке не підлягає ремонту.Регламентуємо роботу комісій, що визначатимуть підстави для отриманнявідшкодувань та видаватимуть житлові сертифікати на купівлю нерухомості», -сказав Шмигаль.</text:p>
      <text:p text:style-name="P4">
За його словами, комісії створюватимуться при органах місцевогосамоврядування. Їх члени мають знати свої повноваження та чітко виконуватисвої функції. Тоді люди отримають компенсацію швидко і без зайвої бюрократії,запевнив Шмигаль.</text:p>
      <text:p text:style-name="P4">
<text:span text:style-name="T4">
Читайте також:</text:span>
 <text:a xlink:type="simple" xlink:href="https://www.ukrinform.ua/rubric-economy/3711489-rosia-zaplatit-za-znisene-majno-ukrainciv-vtrati-ekonomiki-ta-vtraceni-zitta-smigal.html" text:style-name="Internet_20_link" text:visited-style-name="Visited_20_Internet_20_Link">
 <text:span text:style-name="T4">
Шмигаль</text:span>
 </text:a>
</text:p>
      <text:p text:style-name="P4">
Як повідомлялося, Реєстр пошкодженого та зруйнованого майна вже міститьінформацію про понад 10 тис. постраждалих об’єктів, яку надали майже 500громад.</text:p>
      <text:p text:style-name="P4">
Source: <text:a xlink:type="simple" xlink:href="https://www.ukrinform.ua/rubric-society/3711495-urad-gotue-viplati-kompensacij-ukraincam-za-zrujnovane-zitlo-ake-ne-pidlagae-remontu.html" text:style-name="Internet_20_link" text:visited-style-name="Visited_20_Internet_20_Link">
https://www.ukrinform.ua/rubric-society/3711495-urad-gotue-viplati-kompensacij-ukraincam-za-zrujnovane-zitlo-ake-ne-pidlagae-remontu.html</text:a>
</text:p>
      <!--NEWS-->
      <text:h text:style-name="P10" text:outline-level="1">
<text:span text:style-name="T4">
Україна розраховує, що Данія приєднається до «авіаційної коаліції» – Стефанчук</text:span>
</text:h>
      <text:p text:style-name="P4">
Authors: Ukrinform (Person)</text:p>
      <text:p text:style-name="P4">
Publisher: Укринформ (Organization)</text:p>
      <text:p text:style-name="P4">
Published Time: 2023-05-19T17:23:00+03:00</text:p>
      <text:p text:style-name="P4">
Modified Time: 2023-05-19T17:23:00+03:00</text:p>
      <text:p text:style-name="P4">
Description: Україна розраховує на участь Данії у міжнародній коаліції для забезпечення бойовим повітряним потенціалом. — Укрінформ.</text:p>
      <text:p text:style-name="P4">
Images: ["<text:a xlink:type="simple" xlink:href="https://static.ukrinform.com/photos/2023_05/thumb_files/630_360_1684505219-762.jpg" text:style-name="Internet_20_link" text:visited-style-name="Visited_20_Internet_20_Link">
630_360_16845...</text:a>
"]</text:p>
      <text:p text:style-name="P4">
Tags: ['Данія', 'Україна', 'Винищувач', 'Стефанчук', 'Авіаційна коаліція']</text:p>
      <text:p text:style-name="P4">
Type: Article</text:p>
      <!--METADATA-->
      <text:p text:style-name="P4">
<draw:frame draw:style-name="fr1" draw:name="Image131" text:anchor-type="as-char" svg:width="6.9236in" svg:height="3.956343in" draw:z-index="0">
<draw:image xlink:href="../Images/yкринформ/2023-05-19T17-23-00-03-00/630_360_1684505219-762.jpg" xlink:type="simple" xlink:show="embed" xlink:actuate="onLoad" draw:mime-type="image/jpeg"/>
</draw:frame>
 Українарозраховує на участь Данії у міжнародній коаліції для забезпечення бойовимповітряним потенціалом.</text:p>
      <text:p text:style-name="P4">
Про це Голова Верховної Ради України Руслан Стефанчук заявив під час спільногобрифінгу з виконувачем обов‘язків міністра оборони Данії Троельсом ЛюндПоульсеном, передає кореспондент Укрінформу.</text:p>
      <text:p text:style-name="P4">
«Надання Данією сучасної зброї та тренування наших військових є важливимвнеском у відновлення суверенного контролю над територіями України в межахміжнародно визнаних кордонів», - зазначив спікер українського парламенту.</text:p>
      <text:p text:style-name="P4">
Він зауважив, що передані Данією гаубиці «Цезар», установки берегової оборони«Гарпун», бронетранспортери «M113» та танки «Леопард» значно посилилиобороноздатність Української держави.</text:p>
      <text:p text:style-name="P4">
«Розраховуємо на участь Данії у міжнародній коаліції для забезпечення Українибойовим повітряним потенціалом», - наголосив Стефанчук.</text:p>
      <text:p text:style-name="P4">
<text:span text:style-name="T4">
Читайте також:</text:span>
 <text:a xlink:type="simple" xlink:href="https://www.ukrinform.ua/rubric-polytics/3709697-dania-j-nadali-bude-porad-z-ukrainou-glava-mzs.html" text:style-name="Internet_20_link" text:visited-style-name="Visited_20_Internet_20_Link">
 <text:span text:style-name="T4">
Данія</text:span>
 </text:a>
</text:p>
      <text:p text:style-name="P4">
Голова ВР підкреслив, що отримання винищувачів та навчання українських пілотівдозволить додатково захистити небо, інфраструктуру і цивільне населенняУкраїни.</text:p>
      <text:p text:style-name="P4">
Водночас він закликав Данію та союзників в межах Вільнюського саміту <text:a xlink:type="simple" xlink:href="https://www.ukrinform.ua/tag-nato" text:style-name="Internet_20_link" text:visited-style-name="Visited_20_Internet_20_Link">
</text:a>
 сформувати спільне бачення щодомодальностей та часових рамок запрошення України до Альянсу.</text:p>
      <text:p text:style-name="P4">
Окрім того, Стефанчук подякував Данії за допомогу в розмінуванні та лікуванніукраїнських військових.</text:p>
      <text:p text:style-name="P4">
Як повідомляв  <text:a xlink:type="simple" xlink:href="https://www.ukrinform.ua/rubric-polytics/3711312-stefancuk-pribuv-iz-vizitom-do-danii.html" text:style-name="Internet_20_link" text:visited-style-name="Visited_20_Internet_20_Link">
 </text:a>
 , Голова Верховної Ради України РусланСтефанчук перебуває з офіційним візитом у Королівстві Данія.</text:p>
      <text:p text:style-name="P4">
Source: <text:a xlink:type="simple" xlink:href="https://www.ukrinform.ua/rubric-ato/3711501-ukraina-rozrahovue-so-dania-priednaetsa-do-aviacijnoi-koalicii-stefancuk.html" text:style-name="Internet_20_link" text:visited-style-name="Visited_20_Internet_20_Link">
https://www.ukrinform.ua/rubric-ato/3711501-ukraina-rozrahovue-so-dania-priednaetsa-do-aviacijnoi-koalicii-stefancuk.html</text:a>
</text:p>
      <!--NEWS-->
      <text:h text:style-name="P10" text:outline-level="1">
<text:span text:style-name="T4">
«Зернова угода»: РФ погодилась відновити інспекції суден до портів, але не всіх</text:span>
</text:h>
      <text:p text:style-name="P4">
Authors: Ukrinform (Person)</text:p>
      <text:p text:style-name="P4">
Publisher: Укринформ (Organization)</text:p>
      <text:p text:style-name="P4">
Published Time: 2023-05-19T17:25:00+03:00</text:p>
      <text:p text:style-name="P4">
Modified Time: 2023-05-19T17:25:00+03:00</text:p>
      <text:p text:style-name="P4">
Description: У межах "зернової угоди" до інспекції будуть допущені тільки ті судна, що прямують на вхід до морських портів "Одеса" та "Чорноморськ". — Укрінформ.</text:p>
      <text:p text:style-name="P4">
Images: ["<text:a xlink:type="simple" xlink:href="https://static.ukrinform.com/photos/2023_05/thumb_files/630_360_1683635778-514.jpg" text:style-name="Internet_20_link" text:visited-style-name="Visited_20_Internet_20_Link">
630_360_16836...</text:a>
"]</text:p>
      <text:p text:style-name="P4">
Tags: ['Росія', 'Корабель', 'зерновий коридор']</text:p>
      <text:p text:style-name="P4">
Type: Article</text:p>
      <!--METADATA-->
      <text:p text:style-name="P4">
<draw:frame draw:style-name="fr1" draw:name="Image132" text:anchor-type="as-char" svg:width="6.9236in" svg:height="3.956343in" draw:z-index="0">
<draw:image xlink:href="../Images/yкринформ/2023-05-19T17-25-00-03-00/630_360_1683635778-514.jpg" xlink:type="simple" xlink:show="embed" xlink:actuate="onLoad" draw:mime-type="image/jpeg"/>
</draw:frame>
 У межах"зернової угоди" до інспекції будуть допущені тільки ті судна, що прямують навхід до морських портів "Одеса" та "Чорноморськ".</text:p>
      <text:p text:style-name="P4">
Як передає Укрінформ, про це розповів заступник міністра розвитку громад,територій та інфраструктури України Юрій Васьков в інтерв'ю <text:a xlink:type="simple" xlink:href="https://interfax.com.ua/news/economic/911171.html" text:style-name="Internet_20_link" text:visited-style-name="Visited_20_Internet_20_Link">
</text:a>
 .</text:p>
      <text:p text:style-name="P4">
"Станом на ранок 19 травня стало відомо, що Росія погодилася відновитиінспекції вхідного флоту до портів "Одеса" та "Чорноморськ", але відмовиласяінспектувати судна, що прямують у порт "Південний", - сказав він.</text:p>
      <text:p text:style-name="P4">
Васьков нагадав, що наразі 62 судна очікують інспекцію на вхід до українськихморпортів. За його словами, після того, як 17 травня судно DSM Capella підпрапором Барбадосу з 30 тис. т кукурудзи вирушило з порту "Чорноморськ" до <text:a xlink:type="simple" xlink:href="https://www.ukrinform.ua/tag-tureccina" text:style-name="Internet_20_link" text:visited-style-name="Visited_20_Internet_20_Link">
</text:a>
 , жодного іншого судна учасникаініціативи в українських портах поки що немає.</text:p>
      <text:p text:style-name="P4">
Заступник міністра наголосив, що за нормального функціонування "зерновоїініціативи" Україна готова експортувати з трьох портів 6 млн т аграрноїпродукції на місяць, проте з листопада Росія знаходить нові приводи, щобобмежити експорт і призупинити "зернову ініціативу". Відтак, за перші 17 днівтравня з морських портів було експортовано менш як 1 млн т агропродукції.</text:p>
      <text:p text:style-name="P4">
<text:span text:style-name="T4">
Читайте також:</text:span>
 <text:a xlink:type="simple" xlink:href="https://www.ukrinform.ua/rubric-economy/3711541-lideri-g7-pidtrimali-cornomorsku-zernovu-iniciativu.html" text:style-name="Internet_20_link" text:visited-style-name="Visited_20_Internet_20_Link">
 </text:a>
</text:p>
      <text:p text:style-name="P4">
У міністерстві очікують, що першими інспекцію на вхід мають пройти"найстаріші" судна, які найдовше очікували в черзі. У разі її проходженнясьогодні такі судна вже післязавтра можуть бути в українському порту.</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Чорне море». Дія угоди була продовжена на120 днів, проте в росії заявляли, що угода діятиме до 18 травня 2023 року.</text:p>
      <text:p text:style-name="P4">
Віцепрем’єр-міністр з відновлення – міністр розвитку громад, територій таінфраструктури Олександр Кубраков 17 травня повідомив, що <text:a xlink:type="simple" xlink:href="https://www.ukrinform.ua/rubric-economy/3710574-zernovu-ugodu-prodovzili-na-dva-misaci.html" text:style-name="Internet_20_link" text:visited-style-name="Visited_20_Internet_20_Link">
</text:a>
 .</text:p>
      <text:p text:style-name="P4">
<text:span text:style-name="T5">
Фото: TRT Haber</text:span>
</text:p>
      <text:p text:style-name="P4">
Source: <text:a xlink:type="simple" xlink:href="https://www.ukrinform.ua/rubric-economy/3711601-zernova-ugoda-rf-pogodilas-vidnoviti-inspekcii-suden-do-portiv-ale-ne-vsih.html" text:style-name="Internet_20_link" text:visited-style-name="Visited_20_Internet_20_Link">
https://www.ukrinform.ua/rubric-economy/3711601-zernova-ugoda-rf-pogodilas-vidnoviti-inspekcii-suden-do-portiv-ale-ne-vsih.html</text:a>
</text:p>
      <!--NEWS-->
      <text:h text:style-name="P10" text:outline-level="1">
<text:span text:style-name="T4">
На Київщині відбудували міст через річку Таль</text:span>
</text:h>
      <text:p text:style-name="P4">
Authors: Ukrinform (Person)</text:p>
      <text:p text:style-name="P4">
Publisher: Укринформ (Organization)</text:p>
      <text:p text:style-name="P4">
Published Time: 2023-05-19T17:25:10+03:00</text:p>
      <text:p text:style-name="P4">
Modified Time: 2023-05-19T17:25:10+03:00</text:p>
      <text:p text:style-name="P4">
Description: У Київській області завершилася відбудова мосту через річку Таль, який знаходиться на трасі Київ – Іванків – Овруч. — Укрінформ.</text:p>
      <text:p text:style-name="P4">
Images: ["<text:a xlink:type="simple" xlink:href="https://static.ukrinform.com/photos/2023_05/thumb_files/630_360_1684506186-810.jpg" text:style-name="Internet_20_link" text:visited-style-name="Visited_20_Internet_20_Link">
630_360_16845...</text:a>
"]</text:p>
      <text:p text:style-name="P4">
Tags: ['Міст', 'Київщина', 'Відбудова', 'Міністерство відновлення']</text:p>
      <text:p text:style-name="P4">
Type: Article</text:p>
      <!--METADATA-->
      <text:p text:style-name="P4">
<draw:frame draw:style-name="fr1" draw:name="Image133" text:anchor-type="as-char" svg:width="6.9236in" svg:height="3.956343in" draw:z-index="0">
<draw:image xlink:href="../Images/yкринформ/2023-05-19T17-25-10-03-00/630_360_1684506186-810.jpg" xlink:type="simple" xlink:show="embed" xlink:actuate="onLoad" draw:mime-type="image/jpeg"/>
</draw:frame>
 УКиївській області завершилася відбудова мосту через річку Таль, якийзнаходиться на трасі Київ – Іванків – Овруч.</text:p>
      <text:p text:style-name="P4">
Як передає Укрінформ, про це повідомляє пресслужба Міністерства розвиткугромад, територій та інфраструктури України у <text:a xlink:type="simple" xlink:href="https://www.facebook.com/Ministry.for.restoration/posts/pfbid02wKKSHfwc18Ls559KQ1smgnUcZ9FPJVrPNQ9hxtoctSvPQr1JA2ERj3o8y95vCD4Fl" text:style-name="Internet_20_link" text:visited-style-name="Visited_20_Internet_20_Link">
</text:a>
</text:p>
      <text:p text:style-name="P4">
Зазначається, що мостом вже проїхав перший автотранспорт. Міст, зокрема,дозволив відновити повноцінне транспортне сполучення між Києвом таІванківською громадою. Це спростить логістику для місцевих мешканців, а такожполіпшить доставку вантажів.</text:p>
      <text:p text:style-name="P4">
У Мінвідновленні нагадують, що міст через річку Таль підірвали російськіокупаційні війська, відступаючи з <text:a xlink:type="simple" xlink:href="https://www.ukrinform.ua/tag-kiivsina" text:style-name="Internet_20_link" text:visited-style-name="Visited_20_Internet_20_Link">
 </text:a>
 .Всі його конструкції були зруйновані внаслідок вибуху.</text:p>
      <text:p text:style-name="P4">
Під час підготовки до відбудови проведено обстеження мосту та розмінуваннятериторії. На його будівництво знадобилося 7 місяців. Активні роботирозпочалися у листопаді 2022 року. Міст через річку Таль звели практично «знуля»: встановили опори, балки та прогонову будову. Він має 2 асфальтованісмуги руху і тротуари.</text:p>
      <text:p text:style-name="P4">
Це вже другий міст, відбудований у Київській області. Торік повноціннозапрацював ще міст на трасі Київ – Харків – Довжанський.</text:p>
      <text:p text:style-name="P4">
<text:span text:style-name="T4">
Читайте також:</text:span>
 <text:a xlink:type="simple" xlink:href="https://www.ukrinform.ua/rubric-vidbudova/3693995-na-cernigivsini-vidkrili-mist-cerez-desnu-zrujnovanij-na-pocatku-vtorgnenna-rf.html" text:style-name="Internet_20_link" text:visited-style-name="Visited_20_Internet_20_Link">
 <text:span text:style-name="T4">
відкрили</text:span>
 <text:span text:style-name="T4">
міст</text:span>
 </text:a>
</text:p>
      <text:p text:style-name="P4">
Наразі у Київській області ведуться роботи з будівництва 10 мостів, які булизнищені під час бойових дій. Окрім повноцінної відбудови, упродовж минулогороку було зведено ще 20 тимчасових переправ.</text:p>
      <text:p text:style-name="P4">
Як повідомляв Укрінформ, у травні цього року Державне агентство відновлення тарозвитку інфраструктури відновило пряме сполучення Львів – Трускавець –Східниця, встановивши тимчасовий міст на автошляху Т-14-02 у Львівськійобласті.</text:p>
      <text:p text:style-name="P4">
<text:span text:style-name="T5">
Фото: Мінвідновлення</text:span>
</text:p>
      <text:p text:style-name="P4">
Source: <text:a xlink:type="simple" xlink:href="https://www.ukrinform.ua/rubric-vidbudova/3711503-na-kiivsini-vidbuduvali-mist-cerez-ricku-tal.html" text:style-name="Internet_20_link" text:visited-style-name="Visited_20_Internet_20_Link">
https://www.ukrinform.ua/rubric-vidbudova/3711503-na-kiivsini-vidbuduvali-mist-cerez-ricku-tal.html</text:a>
</text:p>
      <!--NEWS-->
      <text:h text:style-name="P10" text:outline-level="1">
<text:span text:style-name="T4">
У Тбілісі на мітингу проти авіасполучення з Росією затримали шістьох людей</text:span>
</text:h>
      <text:p text:style-name="P4">
Authors: Ukrinform (Person)</text:p>
      <text:p text:style-name="P4">
Publisher: Укринформ (Organization)</text:p>
      <text:p text:style-name="P4">
Published Time: 2023-05-19T17:25:55+03:00</text:p>
      <text:p text:style-name="P4">
Modified Time: 2023-05-19T17:25:55+03:00</text:p>
      <text:p text:style-name="P4">
Description: На акції протесту проти відновлення авіасполучення між Росією та Грузією, яка пройшла біля будівлі тбіліського аеропорту у п`ятницю, затримали шістьох людей. — Укрінформ.</text:p>
      <text:p text:style-name="P4">
Images: ["<text:a xlink:type="simple" xlink:href="https://static.ukrinform.com/photos/2023_05/thumb_files/630_360_1684506210-362.png" text:style-name="Internet_20_link" text:visited-style-name="Visited_20_Internet_20_Link">
630_360_16845...</text:a>
"]</text:p>
      <text:p text:style-name="P4">
Tags: ['Грузія', 'Протест', 'Затримання']</text:p>
      <text:p text:style-name="P4">
Type: Article</text:p>
      <!--METADATA-->
      <text:p text:style-name="P4">
<draw:frame draw:style-name="fr1" draw:name="Image134" text:anchor-type="as-char" svg:width="6.9236in" svg:height="3.956343in" draw:z-index="0">
<draw:image xlink:href="../Images/yкринформ/2023-05-19T17-25-55-03-00/630_360_1684506210-362.png" xlink:type="simple" xlink:show="embed" xlink:actuate="onLoad" draw:mime-type="image/png"/>
</draw:frame>
 На акціїпротесту проти відновлення авіасполучення між Росією та Грузією, яка пройшлабіля будівлі тбіліського аеропорту у п`ятницю, затримали шістьох людей.</text:p>
      <text:p text:style-name="P4">
Про це повідомляє <text:a xlink:type="simple" xlink:href="https://www.ekhokavkaza.com/a/v-tbilisi-na-mitinge-protiv-aviasoobscheniya-s-rossiey-zaderzhali-shestj-chelovek/32418937.html" text:style-name="Internet_20_link" text:visited-style-name="Visited_20_Internet_20_Link">
 </text:a>
 ,передає Укрінформ.</text:p>
      <text:p text:style-name="P4">
У МВС Грузії заявили, що активістів затримали за непокору поліції та дрібнехуліганство.</text:p>
      <text:p text:style-name="P4">
Наразі акцію біля тбіліського аеропорту завершено. Мітинг проти авіасполученняз Росією заплановано увечері біля будівлі парламенту Грузії.</text:p>
      <text:p text:style-name="P4">
Як повідомлялося, президент РФ Володимир <text:a xlink:type="simple" xlink:href="https://www.ukrinform.ua/tag-putin" text:style-name="Internet_20_link" text:visited-style-name="Visited_20_Internet_20_Link">
 </text:a>
 підписав укази про скасування візового режиму для громадян Грузії з 15травня та про дозвіл на пряме авіасполучення з цією країною.</text:p>
      <text:p text:style-name="P4">
Заступниця міністра економіки Грузії Маріам Кврівішвілі заявила, що російськіавіакомпанії та повітряні судна, на які не накладені санкції, отримаютьможливість здійснювати пряме повітряне сполучення у напрямку Грузії.</text:p>
      <text:p text:style-name="P4">
<text:span text:style-name="T4">
Читайте також:</text:span>
 <text:a xlink:type="simple" xlink:href="https://www.ukrinform.ua/rubric-world/3711310-u-gruzii-vidali-dozvil-na-poloti-se-odnij-rosijskij-aviakompanii.html" text:style-name="Internet_20_link" text:visited-style-name="Visited_20_Internet_20_Link">
 <text:span text:style-name="T4">
Грузі</text:span>
 </text:a>
</text:p>
      <text:p text:style-name="P4">
Речник ЄС Пітер Стано заявляв, що рішення уряду Грузії поновити авіасполученняз Росією суперечить політиці санкцій ЄС проти країни-агресора та викликаєсумніви у подальшому просуванні Грузії до ЄС.</text:p>
      <text:p text:style-name="P4">
Літак російської авіакомпанії «Азимут» <text:a xlink:type="simple" xlink:href="https://www.ukrinform.ua/rubric-world/3711391-persij-rejs-z-rf-za-4-roki-v-aeroportu-tbilisi-mobilizuvali-bezprecedentnu-kilkist-pravoohoronciv.html" text:style-name="Internet_20_link" text:visited-style-name="Visited_20_Internet_20_Link">
 </text:a>
 Москва – Тбілісі. Він вилетів ізаеропорту Внуково і приземлився в грузинській столиці о 13:17 за тбіліськимчасом.</text:p>
      <text:p text:style-name="P4">
Першим рейсом із Москви до Тбілісі прилетіла делегація прокремлівськихполітиків та громадських діячів.</text:p>
      <text:p text:style-name="P4">
Своєю чергою президентка Грузії Саломе Зурабішвілі відреагувала на першийполіт із Росії до Грузії у <text:a xlink:type="simple" xlink:href="https://twitter.com/Zourabichvili_S/status/1659490565912768514" text:style-name="Internet_20_link" text:visited-style-name="Visited_20_Internet_20_Link">
</text:a>
</text:p>
      <text:p text:style-name="P4">
«Незважаючи на спротив грузинського народу, Росія приземлилася своїм небажанимрейсом у Тбілісі», – написала Зурабішвілі.</text:p>
      <text:p text:style-name="P4">
<text:span text:style-name="T5">
Фото: Радіо Свобода</text:span>
</text:p>
      <text:p text:style-name="P4">
Source: <text:a xlink:type="simple" xlink:href="https://www.ukrinform.ua/rubric-world/3711505-u-tbilisi-na-mitingu-proti-aviaspolucenna-z-rosieu-zatrimali-sistoh-ludej.html" text:style-name="Internet_20_link" text:visited-style-name="Visited_20_Internet_20_Link">
https://www.ukrinform.ua/rubric-world/3711505-u-tbilisi-na-mitingu-proti-aviaspolucenna-z-rosieu-zatrimali-sistoh-ludej.html</text:a>
</text:p>
      <!--NEWS-->
      <text:h text:style-name="P10" text:outline-level="1">
<text:span text:style-name="T4">
У М'янмі кількість загиблих унаслідок циклону зросла до 145</text:span>
</text:h>
      <text:p text:style-name="P4">
Authors: Ukrinform (Person)</text:p>
      <text:p text:style-name="P4">
Publisher: Укринформ (Organization)</text:p>
      <text:p text:style-name="P4">
Published Time: 2023-05-19T17:33:48+03:00</text:p>
      <text:p text:style-name="P4">
Modified Time: 2023-05-19T17:33:48+03:00</text:p>
      <text:p text:style-name="P4">
Description: У М’янмі кількість жертв циклону «Мокко» сягнула 145-ти. — Укрінформ.</text:p>
      <text:p text:style-name="P4">
Images: ["<text:a xlink:type="simple" xlink:href="https://static.ukrinform.com/photos/2023_05/thumb_files/630_360_1684160933-227.jpg" text:style-name="Internet_20_link" text:visited-style-name="Visited_20_Internet_20_Link">
630_360_16841...</text:a>
"]</text:p>
      <text:p text:style-name="P4">
Tags: ['Мʼянма', 'Циклон']</text:p>
      <text:p text:style-name="P4">
Type: Article</text:p>
      <!--METADATA-->
      <text:p text:style-name="P4">
<draw:frame draw:style-name="fr1" draw:name="Image135" text:anchor-type="as-char" svg:width="6.9236in" svg:height="3.956343in" draw:z-index="0">
<draw:image xlink:href="../Images/yкринформ/2023-05-19T17-33-48-03-00/630_360_1684160933-227.jpg" xlink:type="simple" xlink:show="embed" xlink:actuate="onLoad" draw:mime-type="image/jpeg"/>
</draw:frame>
 У М’янмікількість жертв циклону «Мокко» сягнула 145-ти.</text:p>
      <text:p text:style-name="P4">
Про це повідомляє <text:a xlink:type="simple" xlink:href="https://apnews.com/article/myanmar-rohingya-cyclone-mocha-aid-91a3b33a94a12086c474400f9d0c1839" text:style-name="Internet_20_link" text:visited-style-name="Visited_20_Internet_20_Link">
 </text:a>
 , передає Укрінформ.</text:p>
      <text:p text:style-name="P4">
За офіційними даними, оприлюдненими на державному телебаченні MRTV, кількістьжертв циклону зросла до щонайменше 145-ти, серед яких 117 представниківмусульманської меншини рохінджа.</text:p>
      <text:p text:style-name="P4">
Серед загиблих також чотири солдати та 24 жителі Ракхайну. У їхній загибелізвинувачували тих, хто відмовився евакуюватися попри попередження влади передштормом.</text:p>
      <text:p text:style-name="P4">
Наведені дані стосуються західного штату Ракхайн, де циклон «Мокко» завдавнайбільшої шкоди. Про загиблих в інших частинах країни не повідомляється.</text:p>
      <text:p text:style-name="P4">
З минулої п’ятниці евакуювали 63 302 рохінджа, які перебували у 17 таборах у17 селищах.</text:p>
      <text:p text:style-name="P4">
<text:span text:style-name="T4">
Читайте також:</text:span>
 <text:a xlink:type="simple" xlink:href="https://www.ukrinform.ua/rubric-world/3706550-u-manmi-obstrilali-gumkonvoj-akij-suprovodzuvali-diplomati-z-indonezii-ta-singapuru.html" text:style-name="Internet_20_link" text:visited-style-name="Visited_20_Internet_20_Link">
 <text:span text:style-name="T4">
янм</text:span>
 </text:a>
</text:p>
      <text:p text:style-name="P4">
«Військовий уряд заявив, що неофіційні дані про кількість загиблих понад 400осіб є неправдивими, але за відсутності незалежного підтвердження фактичнімасштаби жертв і руйнувань залишаються невизначеними», – йдеться уповідомленні.</text:p>
      <text:p text:style-name="P4">
Як повідомлялося, військове керівництво М'янми оголосило штат Ракхайн зоноюстихійного лиха після того, як <text:a xlink:type="simple" xlink:href="https://www.ukrinform.ua/rubric-world/3709564-manmu-nakriv-potuznij-ciklon-mokko-sonajmense-sestero-zagiblih.html" text:style-name="Internet_20_link" text:visited-style-name="Visited_20_Internet_20_Link">
 </text:a>
 загинуло щонайменше шестеро людей.</text:p>
      <text:p text:style-name="P4">
Згодом повідомлялося про 32 загиблих.</text:p>
      <text:p text:style-name="P4">
Source: <text:a xlink:type="simple" xlink:href="https://www.ukrinform.ua/rubric-world/3711507-u-manmi-kilkist-zagiblih-unaslidok-ciklonu-zrosla-do-145.html" text:style-name="Internet_20_link" text:visited-style-name="Visited_20_Internet_20_Link">
https://www.ukrinform.ua/rubric-world/3711507-u-manmi-kilkist-zagiblih-unaslidok-ciklonu-zrosla-do-145.html</text:a>
</text:p>
      <!--NEWS-->
      <text:h text:style-name="P10" text:outline-level="1">
<text:span text:style-name="T4">
Святкування Дня вишиванки відбулося в Українському домі на Кіпрі</text:span>
</text:h>
      <text:p text:style-name="P4">
Authors: Ukrinform (Person)</text:p>
      <text:p text:style-name="P4">
Publisher: Укринформ (Organization)</text:p>
      <text:p text:style-name="P4">
Published Time: 2023-05-19T17:36:00+03:00</text:p>
      <text:p text:style-name="P4">
Modified Time: 2023-05-19T17:36:00+03:00</text:p>
      <text:p text:style-name="P4">
Description: В Українському домі на Кіпрі у місті Пафос до Дня вишиванки відбувся святковий захід, головною подією якого став майстер-клас з вишивки браслета-оберега від членкині Спілки художників України Лідії Іваницької. — Укрінформ.</text:p>
      <text:p text:style-name="P4">
Images: ["<text:a xlink:type="simple" xlink:href="https://static.ukrinform.com/photos/2023_05/thumb_files/630_360_1684506712-881.jpg" text:style-name="Internet_20_link" text:visited-style-name="Visited_20_Internet_20_Link">
630_360_16845...</text:a>
", "<text:a xlink:type="simple" xlink:href="https://static.ukrinform.com/photos/2023_05/1684506725-380.jpg" text:style-name="Internet_20_link" text:visited-style-name="Visited_20_Internet_20_Link">
1684506725-38...</text:a>
", "<text:a xlink:type="simple" xlink:href="https://static.ukrinform.com/photos/2023_05/1684506737-696.jpg" text:style-name="Internet_20_link" text:visited-style-name="Visited_20_Internet_20_Link">
1684506737-69...</text:a>
", "<text:a xlink:type="simple" xlink:href="https://static.ukrinform.com/photos/2023_05/1684506765-153.jpg" text:style-name="Internet_20_link" text:visited-style-name="Visited_20_Internet_20_Link">
1684506765-15...</text:a>
"]</text:p>
      <text:p text:style-name="P4">
Tags: ['Діаспора', 'Кіпр', 'Культура', 'Вишиванка', 'День вишиванки']</text:p>
      <text:p text:style-name="P4">
Type: Article</text:p>
      <!--METADATA-->
      <text:p text:style-name="P4">
<draw:frame draw:style-name="fr1" draw:name="Image136" text:anchor-type="as-char" svg:width="6.9236in" svg:height="3.956343in" draw:z-index="0">
<draw:image xlink:href="../Images/yкринформ/2023-05-19T17-36-00-03-00/630_360_1684506712-881.jpg" xlink:type="simple" xlink:show="embed" xlink:actuate="onLoad" draw:mime-type="image/jpeg"/>
</draw:frame>
 ВУкраїнському домі на Кіпрі у місті Пафос до Дня вишиванки відбувся святковийзахід, головною подією якого став майстер-клас з вишивки браслета-оберега відчленкині Спілки художників України Лідії Іваницької.</text:p>
      <text:p text:style-name="P4">
Як передає Укрінформ, про це йдеться на <text:a xlink:type="simple" xlink:href="https://www.facebook.com/story.php" text:style-name="Internet_20_link" text:visited-style-name="Visited_20_Internet_20_Link">
</text:a>
Українського дому на Кіпрі, Пафос.</text:p>
      <text:p text:style-name="P4">
<draw:frame draw:style-name="fr1" draw:name="Image137" text:anchor-type="as-char" svg:width="6.9236in" svg:height="7.994194in" draw:z-index="0">
<draw:image xlink:href="../Images/yкринформ/2023-05-19T17-36-00-03-00/1684506725-380.jpg" xlink:type="simple" xlink:show="embed" xlink:actuate="onLoad" draw:mime-type="image/jpeg"/>
</draw:frame>
</text:p>
      <text:p text:style-name="P4">
За повідомленням, майстер-клас з вишивки став справжньою творчою подорожжю длявсіх учасників. Під керівництвом Лідії Іванівни вони дізналися секрети технікиукраїнської вишивки й змогли створити свої власні унікальні обереги. Завдякимайстру та її терплячому навчанню, кожен учасник зміг розкрити свій творчийпотенціал і відчути гордість за українську спадщину.</text:p>
      <text:p text:style-name="P4">
<draw:frame draw:style-name="fr1" draw:name="Image138" text:anchor-type="as-char" svg:width="6.9236in" svg:height="7.994194in" draw:z-index="0">
<draw:image xlink:href="../Images/yкринформ/2023-05-19T17-36-00-03-00/1684506737-696.jpg" xlink:type="simple" xlink:show="embed" xlink:actuate="onLoad" draw:mime-type="image/jpeg"/>
</draw:frame>
</text:p>
      <text:p text:style-name="P4">
«Увесь Український дім перетворився на море яскравих кольорів, гості святабули одягнені в народні костюми, що створювало неймовірно святкову атмосферу.У залі лунала українська музика», – йдеться в дописі.</text:p>
      <text:p text:style-name="P4">
<draw:frame draw:style-name="fr1" draw:name="Image139" text:anchor-type="as-char" svg:width="6.9236in" svg:height="7.994194in" draw:z-index="0">
<draw:image xlink:href="../Images/yкринформ/2023-05-19T17-36-00-03-00/1684506765-153.jpg" xlink:type="simple" xlink:show="embed" xlink:actuate="onLoad" draw:mime-type="image/jpeg"/>
</draw:frame>
</text:p>
      <text:p text:style-name="P4">
Український дім щиро подякував Лідії Іванівні за її відданість мистецтву та зате, що вона робить для збереження й популяризації української культури позамежами України. Також подяка висловлена всім, хто взяв участь у цій події,зробивши цей день особливим і незабутнім.</text:p>
      <text:p text:style-name="P4">
Нагадаємо, в Українському домі в Пафосі 30 квітня <text:a xlink:type="simple" xlink:href="https://www.ukrinform.ua/rubric-diaspora/3703010-na-kipri-proveli-majsterklas-za-motivami-tvorcosti-ukrainskoi-mistkini-lubovi-pancenko.html" text:style-name="Internet_20_link" text:visited-style-name="Visited_20_Internet_20_Link">
</text:a>
майстер-клас, присвячений українській художниці Любові Панченко, учасникиякого зібралися, щоб вшанувати її пам'ять.</text:p>
      <text:p text:style-name="P4">
<text:span text:style-name="T5">
Фото: Український ДІМ на Кіпрі, Пафос / Фейсбук</text:span>
</text:p>
      <text:p text:style-name="P4">
Source: <text:a xlink:type="simple" xlink:href="https://www.ukrinform.ua/rubric-diaspora/3711509-svatkuvanna-dna-visivanki-vidbulosa-v-ukrainskomu-domi-na-kipri.html" text:style-name="Internet_20_link" text:visited-style-name="Visited_20_Internet_20_Link">
https://www.ukrinform.ua/rubric-diaspora/3711509-svatkuvanna-dna-visivanki-vidbulosa-v-ukrainskomu-domi-na-kipri.html</text:a>
</text:p>
      <!--NEWS-->
      <text:h text:style-name="P10" text:outline-level="1">
<text:span text:style-name="T4">
На міжнародній виставці Biennale Architettura 2023 відкрився український пальйон</text:span>
</text:h>
      <text:p text:style-name="P4">
Authors: Ukrinform (Person)</text:p>
      <text:p text:style-name="P4">
Publisher: Укринформ (Organization)</text:p>
      <text:p text:style-name="P4">
Published Time: 2023-05-19T17:39:00+03:00</text:p>
      <text:p text:style-name="P4">
Modified Time: 2023-05-19T17:39:00+03:00</text:p>
      <text:p text:style-name="P4">
Description: 18 травня 2023 року відбулось офіційне відкриття українського павільйону Before the Future на одній з найбільших архітектурних виставок світу Biennale Architettura 2023 у Венеції. — Укрінформ.</text:p>
      <text:p text:style-name="P4">
Images: ["<text:a xlink:type="simple" xlink:href="https://static.ukrinform.com/photos/2023_05/thumb_files/630_360_1684507250-217.jpg" text:style-name="Internet_20_link" text:visited-style-name="Visited_20_Internet_20_Link">
630_360_16845...</text:a>
"]</text:p>
      <text:p text:style-name="P4">
Tags: ['Архітектура', 'Україна', 'Виставка', 'Венеція']</text:p>
      <text:p text:style-name="P4">
Type: Article</text:p>
      <!--METADATA-->
      <text:p text:style-name="P4">
<draw:frame draw:style-name="fr1" draw:name="Image140" text:anchor-type="as-char" svg:width="6.9236in" svg:height="3.956343in" draw:z-index="0">
<draw:image xlink:href="../Images/yкринформ/2023-05-19T17-39-00-03-00/630_360_1684507250-217.jpg" xlink:type="simple" xlink:show="embed" xlink:actuate="onLoad" draw:mime-type="image/jpeg"/>
</draw:frame>
 18 травня2023 року відбулось офіційне відкриття українського павільйону Before theFuture на одній з найбільших архітектурних виставок світу BiennaleArchitettura 2023 у Венеції.</text:p>
      <text:p text:style-name="P4">
Як передає Укрінформ, про це повідомляє пресслужба Міністерства розвиткугромад, територій та інфраструктури  <text:a xlink:type="simple" xlink:href="https://www.facebook.com/Ministry.for.restoration/posts/pfbid0JKfgvcHU5S21UBYiGxELJmVBjncrewhDyFqYZ6KsxhtqDTwpFiHsx9zEC7UVZWGWl" text:style-name="Internet_20_link" text:visited-style-name="Visited_20_Internet_20_Link">
</text:a>
.</text:p>
      <text:p text:style-name="P4">
Зазначається, що рішення про участь України у виставці було ухвалено післямайже 10-річної перерви.</text:p>
      <text:p text:style-name="P4">
У виставці візьмуть участь понад 30 українських архітекторок та архітекторів іпредставників інших дисциплін. Передбачається, що виставка також допоможезалучити до відновлення найкращих іноземних фахівців.</text:p>
      <text:p text:style-name="P4">
«Для нас це можливість показати, що попри війну, ми орієнтовані навідродження, на творення архітектури оновленої <text:a xlink:type="simple" xlink:href="https://www.ukrinform.ua/tag-ukraina" text:style-name="Internet_20_link" text:visited-style-name="Visited_20_Internet_20_Link">
</text:a>
 . В основі — принципи безбар’єрності,енергоефективності та екологічності. Рік повномасштабного вторгнення давпоштовх до переосмислення поняття безпеки і це знайшло відображення уконцепції, яка буде представлена українськими митцями. Важливо, що бієнале —це культурний діалог між Україною та цивілізованим світом, висловлювання, наяких будуватиметься майбутнє», — розповів віце-прем’єр-міністр з відновленняУкраїни — міністр розвитку громад, територій та інфраструктури ОлександрКубраков.</text:p>
      <text:p text:style-name="P4">
<text:span text:style-name="T4">
Читайте також:</text:span>
 <text:a xlink:type="simple" xlink:href="https://www.ukrinform.ua/rubric-diaspora/3710932-u-gelsinki-vidkrilasa-vistavka-do-vsesvitnogo-dna-visivanki.html" text:style-name="Internet_20_link" text:visited-style-name="Visited_20_Internet_20_Link">
 <text:span text:style-name="T4">
виставк</text:span>
 </text:a>
</text:p>
      <text:p text:style-name="P4">
Своєю чергою, міністр культури та інформаційної політики Олександр Ткаченконаписав у  <text:a xlink:type="simple" xlink:href="https://t.me/otkachenkokyiv/3590" text:style-name="Internet_20_link" text:visited-style-name="Visited_20_Internet_20_Link">
 </text:a>
 , що участь України в одній знайбільших архітектурних виставок світу є можливістю заявити, що країназалишається активним учасником абсолютно всіх важливих процесів.</text:p>
      <text:p text:style-name="P4">
"Сьогодні, 19 травня, відбулось відкриття 18-тої Венеціанській бієналеархітектури, де Україна, поміж іншого, представила експозицію під символічноюназвою UKRAINIAN DNA. Радий, що Україна після певної паузи також бере участь уцьогорічному Бієнале і що я зміг долучитись до його відкриття та звернутись доспільноти", - написав Ткаченко.</text:p>
      <text:p text:style-name="P4">
Він зазначив, що в архітектурі України зберігається спадкоємністьбагатовікових національних традицій, що знайшло своє відображення у кращихтворчих здобутках сучасних українських архітекторів.</text:p>
      <text:p text:style-name="P4">
"Переконаний, що після нашої справедливої перемоги архітектурне обличчяУкраїни набуде нових рис, але з впізнаваним суто українським оригінальнимстилем", - додав міністр.</text:p>
      <text:p text:style-name="P4">
Виставка триватиме у Венеції з 20 травня до 26 листопада.</text:p>
      <text:p text:style-name="P4">
Як повідомлялось, Biennale Architettura – міжнародна виставка архітектури, якапроводиться кожні 2 роки в Венеції. Її головна мета – продемонструватиархітектурні рішення, які б давали відповіді на сучасні соціальні,технологічні та культурні виклики.</text:p>
      <text:p text:style-name="P4">
Востаннє наша держава була представлена на Biennale Architettura в 2014 році.</text:p>
      <text:p text:style-name="P4">
Source: <text:a xlink:type="simple" xlink:href="https://www.ukrinform.ua/rubric-culture/3711516-na-miznarodnij-vistavci-biennale-architettura-2023-vidkrivsa-ukrainskij-paljon.html" text:style-name="Internet_20_link" text:visited-style-name="Visited_20_Internet_20_Link">
https://www.ukrinform.ua/rubric-culture/3711516-na-miznarodnij-vistavci-biennale-architettura-2023-vidkrivsa-ukrainskij-paljon.html</text:a>
</text:p>
      <!--NEWS-->
      <text:h text:style-name="P10" text:outline-level="1">
<text:span text:style-name="T4">
У Росії оголосили в розшук прокурора МКС, який видав ордер на арешт Путіна</text:span>
</text:h>
      <text:p text:style-name="P4">
Authors: Ukrinform (Person)</text:p>
      <text:p text:style-name="P4">
Publisher: Укринформ (Organization)</text:p>
      <text:p text:style-name="P4">
Published Time: 2023-05-19T17:40:00+03:00</text:p>
      <text:p text:style-name="P4">
Modified Time: 2023-05-19T17:40:00+03:00</text:p>
      <text:p text:style-name="P4">
Description: Міністерство внутрішніх справ РФ оголосило в розшук прокурора Міжнародного кримінального суду Каріма Хана, який видав ордер на арешт президента Росії Володимира Путіна та російського дитячого омбудсмена Марії Львової-Бєлової через викрадення дітей із України. — Укрінформ.</text:p>
      <text:p text:style-name="P4">
Images: ["<text:a xlink:type="simple" xlink:href="https://static.ukrinform.com/photos/2022_03/thumb_files/630_360_1647430462-245.jpg" text:style-name="Internet_20_link" text:visited-style-name="Visited_20_Internet_20_Link">
630_360_16474...</text:a>
"]</text:p>
      <text:p text:style-name="P4">
Tags: ['Розшук', 'Росія', 'Міжнародний кримінальний суд', 'Карім Хан']</text:p>
      <text:p text:style-name="P4">
Type: Article</text:p>
      <!--METADATA-->
      <text:p text:style-name="P4">
<draw:frame draw:style-name="fr1" draw:name="Image141" text:anchor-type="as-char" svg:width="6.9236in" svg:height="3.956343in" draw:z-index="0">
<draw:image xlink:href="../Images/yкринформ/2023-05-19T17-40-00-03-00/630_360_1647430462-245.jpg" xlink:type="simple" xlink:show="embed" xlink:actuate="onLoad" draw:mime-type="image/jpeg"/>
</draw:frame>
Міністерство внутрішніх справ РФ оголосило в розшук прокурора Міжнародногокримінального суду Каріма Хана, який видав ордер на арешт президента РосіїВолодимира Путіна та російського дитячого омбудсмена Марії Львової-Бєловоїчерез викрадення дітей із України.</text:p>
      <text:p text:style-name="P4">
Про це повідомляє Укрінформ із посиланням на <text:a xlink:type="simple" xlink:href="https://t.me/rian_ru/203214" text:style-name="Internet_20_link" text:visited-style-name="Visited_20_Internet_20_Link">
 </text:a>
</text:p>
      <text:p text:style-name="P4">
"МВС оголосило у <text:a xlink:type="simple" xlink:href="https://www.ukrinform.ua/tag-rozsuk" text:style-name="Internet_20_link" text:visited-style-name="Visited_20_Internet_20_Link">
 </text:a>
 прокурораМіжнародного кримінального суду Каріма Хана", - йдеться у повідомленні.</text:p>
      <text:p text:style-name="P4">
<text:span text:style-name="T4">
Читайте також:</text:span>
 <text:a xlink:type="simple" xlink:href="https://www.ukrinform.ua/rubric-world/3685340-order-dla-putina-so-vazlivo-znati-pro-mks-i-do-cogo-tut-eksprezident-sudanu.html" text:style-name="Internet_20_link" text:visited-style-name="Visited_20_Internet_20_Link">
 </text:a>
</text:p>
      <text:p text:style-name="P4">
Як повідомляв Укрінформ, 17 березня Палата попереднього провадження МКС видалаордери на арешт Путіна та Львової-Бєлової.</text:p>
      <text:p text:style-name="P4">
<text:a xlink:type="simple" xlink:href="https://www.ukrinform.ua/rubric-world/3683849-miznarodnij-kriminalnij-sud-vidav-order-na-arest-putina.html" text:style-name="Internet_20_link" text:visited-style-name="Visited_20_Internet_20_Link">
 </text:a>
 - незаконних депортації та переміщеннінаселення, зокрема дітей, з тимчасово окупованої території України щонайменшез 24 лютого 2022 року.</text:p>
      <text:p text:style-name="P4">
Source: <text:a xlink:type="simple" xlink:href="https://www.ukrinform.ua/rubric-world/3711513-u-rosii-ogolosili-v-rozsuk-prokurora-mks-akij-vidav-order-na-arest-putina.html" text:style-name="Internet_20_link" text:visited-style-name="Visited_20_Internet_20_Link">
https://www.ukrinform.ua/rubric-world/3711513-u-rosii-ogolosili-v-rozsuk-prokurora-mks-akij-vidav-order-na-arest-putina.html</text:a>
</text:p>
      <!--NEWS-->
      <text:h text:style-name="P10" text:outline-level="1">
<text:span text:style-name="T4">
Уряд відніс до пріоритетних видатки на відновлення роботи ОВА на деокупованих територіях</text:span>
</text:h>
      <text:p text:style-name="P4">
Authors: Ukrinform (Person)</text:p>
      <text:p text:style-name="P4">
Publisher: Укринформ (Organization)</text:p>
      <text:p text:style-name="P4">
Published Time: 2023-05-19T17:42:40+03:00</text:p>
      <text:p text:style-name="P4">
Modified Time: 2023-05-19T17:42:40+03:00</text:p>
      <text:p text:style-name="P4">
Description: Кабінет Міністрів розширив перелік пріоритетних видатків бюджетів, за якими здійснюються платежі органами казначейства в умовах воєнного стану. — Укрінформ.</text:p>
      <text:p text:style-name="P4">
Images: ["<text:a xlink:type="simple" xlink:href="https://static.ukrinform.com/photos/2022_06/thumb_files/630_360_1654614058-410.jpg" text:style-name="Internet_20_link" text:visited-style-name="Visited_20_Internet_20_Link">
630_360_16546...</text:a>
"]</text:p>
      <text:p text:style-name="P4">
Tags: ['Деокупація', 'Кабмін', 'Військова адміністрація']</text:p>
      <text:p text:style-name="P4">
Type: Article</text:p>
      <!--METADATA-->
      <text:p text:style-name="P4">
<draw:frame draw:style-name="fr1" draw:name="Image142" text:anchor-type="as-char" svg:width="6.9236in" svg:height="3.956343in" draw:z-index="0">
<draw:image xlink:href="../Images/yкринформ/2023-05-19T17-42-40-03-00/630_360_1654614058-410.jpg" xlink:type="simple" xlink:show="embed" xlink:actuate="onLoad" draw:mime-type="image/jpeg"/>
</draw:frame>
 КабінетМіністрів розширив перелік пріоритетних видатків бюджетів, за якимиздійснюються платежі органами казначейства в умовах воєнного стану.</text:p>
      <text:p text:style-name="P4">
Рішення прийнято на засіданні уряду у п'ятницю, повідомляє Укрінформ ізпосиланням на <text:a xlink:type="simple" xlink:href="https://minre.gov.ua/2023/05/19/vidteper-vydatky-na-vidnovlennya-diyalnosti-vijskovyh-administraczij-na-deokupovanyh-terytoriyah-nalezhat-do-priorytetnyh/" text:style-name="Internet_20_link" text:visited-style-name="Visited_20_Internet_20_Link">
 </text:a>
 Міністерства з питань реінтеграції тимчасовоокупованих територій.</text:p>
      <text:p text:style-name="P4">
«Розроблені Мінфіном зміни напрацьовано за участю Мінреінтеграції спільно зобласними військовими адміністраціями з метою підтримки органів місцевоївлади, зокрема на <text:a xlink:type="simple" xlink:href="https://www.ukrinform.ua/tag-deokupacia" text:style-name="Internet_20_link" text:visited-style-name="Visited_20_Internet_20_Link">
 </text:a>
 », - зазначилиу відомстві.</text:p>
      <text:p text:style-name="P4">
Згідно з рішенням уряду, у пріоритетному порядку органи казначейства будутьпроводити платежі на здійснення видатків військових адміністрацій, якіпереміщені з окупованих територій і територій, на яких ведуться бойові дії;військових адміністрацій деокупованих територій.</text:p>
      <text:p text:style-name="P4">
<text:span text:style-name="T4">
Читайте також:</text:span>
 <text:a xlink:type="simple" xlink:href="https://www.ukrinform.ua/rubric-vidbudova/3711403-u-veresuk-obgovorili-vidnovlenna-na-deokupovanih-teritoriah.html" text:style-name="Internet_20_link" text:visited-style-name="Visited_20_Internet_20_Link">
 <text:span text:style-name="T4">
Верещ</text:span>
 </text:a>
</text:p>
      <text:p text:style-name="P4">
Крім того, розширено перелік видатків другої черги до яких, зокрема, належатьоплата медичних оглядів підопічних та працівників інтернатних установ,закладів системи соціального захисту населення, внутрішньо переміщених осіб.</text:p>
      <text:p text:style-name="P4">
Source: <text:a xlink:type="simple" xlink:href="https://www.ukrinform.ua/rubric-economy/3711514-urad-vidnis-do-prioritetnih-vidatki-na-vidnovlenna-roboti-ova-na-deokupovanih-teritoriah.html" text:style-name="Internet_20_link" text:visited-style-name="Visited_20_Internet_20_Link">
https://www.ukrinform.ua/rubric-economy/3711514-urad-vidnis-do-prioritetnih-vidatki-na-vidnovlenna-roboti-ova-na-deokupovanih-teritoriah.html</text:a>
</text:p>
      <!--NEWS-->
      <text:h text:style-name="P10" text:outline-level="1">
<text:span text:style-name="T4">
Зеленський зустрівся з представниками ОАЕ, Оману та Кувейту</text:span>
</text:h>
      <text:p text:style-name="P4">
Authors: Ukrinform (Person)</text:p>
      <text:p text:style-name="P4">
Publisher: Укринформ (Organization)</text:p>
      <text:p text:style-name="P4">
Published Time: 2023-05-19T17:49:00+03:00</text:p>
      <text:p text:style-name="P4">
Modified Time: 2023-05-19T17:49:00+03:00</text:p>
      <text:p text:style-name="P4">
Description: Президент України Володимир Зеленський провів зустрічі з главами делегацій Об’єднаних Арабських Еміратів, Султанату Оман і Держави Кувейт. — Укрінформ.</text:p>
      <text:p text:style-name="P4">
Images: ["<text:a xlink:type="simple" xlink:href="https://static.ukrinform.com/photos/2023_05/thumb_files/630_360_1684509305-356.jpeg" text:style-name="Internet_20_link" text:visited-style-name="Visited_20_Internet_20_Link">
630_360_16845...</text:a>
", "<text:a xlink:type="simple" xlink:href="https://static.ukrinform.com/photos/2023_05/1684507622-515.jpeg" text:style-name="Internet_20_link" text:visited-style-name="Visited_20_Internet_20_Link">
1684507622-51...</text:a>
", "<text:a xlink:type="simple" xlink:href="https://static.ukrinform.com/photos/2023_05/1684507630-337.jpeg" text:style-name="Internet_20_link" text:visited-style-name="Visited_20_Internet_20_Link">
1684507630-33...</text:a>
", "<text:a xlink:type="simple" xlink:href="https://static.ukrinform.com/photos/2023_05/1684507630-961.jpeg" text:style-name="Internet_20_link" text:visited-style-name="Visited_20_Internet_20_Link">
1684507630-96...</text:a>
"]</text:p>
      <text:p text:style-name="P4">
Tags: ['Кувейт', 'ОАЕ', 'Оман', 'Зеленський']</text:p>
      <text:p text:style-name="P4">
Type: Article</text:p>
      <!--METADATA-->
      <text:p text:style-name="P4">
<draw:frame draw:style-name="fr1" draw:name="Image143" text:anchor-type="as-char" svg:width="6.9236in" svg:height="3.956343in" draw:z-index="0">
<draw:image xlink:href="../Images/yкринформ/2023-05-19T17-49-00-03-00/630_360_1684509305-356.jpeg" xlink:type="simple" xlink:show="embed" xlink:actuate="onLoad" draw:mime-type="image/jpeg"/>
</draw:frame>
 ПрезидентУкраїни Володимир Зеленський провів зустрічі з главами делегацій Об’єднанихАрабських Еміратів, Султанату Оман і Держави Кувейт.</text:p>
      <text:p text:style-name="P4">
Перемовини відбулися у межах візиту Президента до Королівства СаудівськаАравія для участі в саміті Ліги арабських держав, повідомляє Укрінформ ізпосиланням на <text:a xlink:type="simple" xlink:href="https://www.president.gov.ua/news/u-saudivskij-araviyi-prezident-proviv-zustrichi-z-glavami-de-83001" text:style-name="Internet_20_link" text:visited-style-name="Visited_20_Internet_20_Link">
 </text:a>
 .</text:p>
      <text:p text:style-name="P4">
_Відео:<text:a xlink:type="simple" xlink:href="https://t.me/V_Zelenskiy_official/6270" text:style-name="Internet_20_link" text:visited-style-name="Visited_20_Internet_20_Link">
 </text:a>
 _</text:p>
      <text:p text:style-name="P4">
Так, під час зустрічі з віцепрезидентом, віцепрем’єр-міністром ОАЕ шейхомМансуром бін Заїдом Аль-Нагаяном Зеленський поінформував про ситуацію нафронті та відбиття Україною повномасштабної агресії Російської Федерації.</text:p>
      <text:p text:style-name="P4">
Окрему увагу сторони приділили реалізації української Формули миру таможливості долучення до цього процесу якомога більшої кількості країн світу,зокрема ОАЕ.</text:p>
      <text:p text:style-name="P4">
<draw:frame draw:style-name="fr1" draw:name="Image144" text:anchor-type="as-char" svg:width="6.9236in" svg:height="4.617948in" draw:z-index="0">
<draw:image xlink:href="../Images/yкринформ/2023-05-19T17-49-00-03-00/1684507622-515.jpeg" xlink:type="simple" xlink:show="embed" xlink:actuate="onLoad" draw:mime-type="image/jpeg"/>
</draw:frame>
</text:p>
      <text:p text:style-name="P4">
Учасники зустрічі також обговорили питання глобальної продовольчої безпеки тароботи Чорноморської зернової ініціативи.</text:p>
      <text:p text:style-name="P4">
<text:span text:style-name="T4">
Читайте також:</text:span>
 <text:a xlink:type="simple" xlink:href="https://www.ukrinform.ua/rubric-polytics/3711454-zelenskij-zaprosiv-cleniv-ligi-arabskih-derzav-dolucitisa-do-ukrainskoi-formuli-miru.html" text:style-name="Internet_20_link" text:visited-style-name="Visited_20_Internet_20_Link">
 <text:span text:style-name="T4">
Зеленський</text:span>
 </text:a>
</text:p>
      <text:p text:style-name="P4">
За даними ОП, сторони домовилися про обмін делегаціями для досягненняконкретних результатів і взаємодії.</text:p>
      <text:p text:style-name="P4">
Крім того, були порушені актуальні питання розвитку торговельно-економічної таінвестиційної співпраці між державами.</text:p>
      <text:p text:style-name="P4">
<draw:frame draw:style-name="fr1" draw:name="Image145" text:anchor-type="as-char" svg:width="6.9236in" svg:height="4.617948in" draw:z-index="0">
<draw:image xlink:href="../Images/yкринформ/2023-05-19T17-49-00-03-00/1684507630-337.jpeg" xlink:type="simple" xlink:show="embed" xlink:actuate="onLoad" draw:mime-type="image/jpeg"/>
</draw:frame>
</text:p>
      <text:p text:style-name="P4">
Під час зустрічі з віцепрем’єр-міністром із питань міжнародних відносин іспівробітництва Султанату Оман, Спеціальним представником Султана наміжнародних форумах Асаадом бін Таріком Аль-Саїдом обговорено питанняреалізації української Формули миру.</text:p>
      <text:p text:style-name="P4">
Президент наголосив на важливості підтримки мирних зусиль України країнамирегіону.</text:p>
      <text:p text:style-name="P4">
Сторони торкнулися і питання двосторонньої взаємодії між Україною та Оманом таможливі подальші контакти.</text:p>
      <text:p text:style-name="P4">
<draw:frame draw:style-name="fr1" draw:name="Image146" text:anchor-type="as-char" svg:width="6.9236in" svg:height="4.617948in" draw:z-index="0">
<draw:image xlink:href="../Images/yкринформ/2023-05-19T17-49-00-03-00/1684507630-961.jpeg" xlink:type="simple" xlink:show="embed" xlink:actuate="onLoad" draw:mime-type="image/jpeg"/>
</draw:frame>
</text:p>
      <text:p text:style-name="P4">
Водночас на зустрічі зі Спадкоємним принцем Держави <text:a xlink:type="simple" xlink:href="https://www.ukrinform.ua/tag-kuvejt" text:style-name="Internet_20_link" text:visited-style-name="Visited_20_Internet_20_Link">
</text:a>
 шейхом Мешалем Аль-Ахмадом Аль-ДжаберомАс-Сабахом глава держави висловив вдячність Кувейту за послідовну підтримкусуверенітету й територіальної цілісності України на тлі протистоянняповномасштабній російській агресії, неодноразово засвідчену під час голосуваньза відповідні резолюції Генеральної Асамблеї ООН.</text:p>
      <text:p text:style-name="P4">
<text:span text:style-name="T4">
Читайте також:</text:span>
 <text:a xlink:type="simple" xlink:href="https://www.ukrinform.ua/rubric-polytics/3711433-zelenskij-zustrivsa-zi-spadkoemnim-princem-saudivskoi-aravii.html" text:style-name="Internet_20_link" text:visited-style-name="Visited_20_Internet_20_Link">
 <text:span text:style-name="T4">
Зеленський</text:span>
 </text:a>
</text:p>
      <text:p text:style-name="P4">
Зеленський акцентував увагу на перспективах практичної взаємодії між Україноюта Кувейтом у низці гуманітарних питань. Президент також подякував Кувейту запідтримку України в енергетичній сфері. Сторони домовилися про посиленнявзаємодії в цих напрямах.</text:p>
      <text:p text:style-name="P4">
Як повідомлялося, Президент <text:a xlink:type="simple" xlink:href="https://www.ukrinform.ua/rubric-polytics/3711350-zelenskij-pribuv-do-saudivskoi-aravii.html" text:style-name="Internet_20_link" text:visited-style-name="Visited_20_Internet_20_Link">
 </text:a>
 .</text:p>
      <text:p text:style-name="P4">
<text:span text:style-name="T5">
Фото: ОП</text:span>
</text:p>
      <text:p text:style-name="P4">
Source: <text:a xlink:type="simple" xlink:href="https://www.ukrinform.ua/rubric-polytics/3711519-zelenskij-zustrivsa-z-predstavnikami-oae-omanu-ta-kuvejtu.html" text:style-name="Internet_20_link" text:visited-style-name="Visited_20_Internet_20_Link">
https://www.ukrinform.ua/rubric-polytics/3711519-zelenskij-zustrivsa-z-predstavnikami-oae-omanu-ta-kuvejtu.html</text:a>
</text:p>
      <!--NEWS-->
      <text:h text:style-name="P10" text:outline-level="1">
<text:span text:style-name="T4">
Гуменюк про ситуацію в Криму: Загарбники пакують речі та вивчають дорожні карти</text:span>
</text:h>
      <text:p text:style-name="P4">
Authors: Ukrinform (Person)</text:p>
      <text:p text:style-name="P4">
Publisher: Укринформ (Organization)</text:p>
      <text:p text:style-name="P4">
Published Time: 2023-05-19T17:54:29+03:00</text:p>
      <text:p text:style-name="P4">
Modified Time: 2023-05-19T17:54:29+03:00</text:p>
      <text:p text:style-name="P4">
Description: Російські загарбники обмірковують варіанти виходу з тимчасово окупованого Криму.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Крим', 'Міст', 'Війна з Росією', 'Наталія Гуменюк']</text:p>
      <text:p text:style-name="P4">
Type: Article</text:p>
      <!--METADATA-->
      <text:p text:style-name="P4">
<draw:frame draw:style-name="fr1" draw:name="Image147" text:anchor-type="as-char" svg:width="6.9236in" svg:height="3.956343in" draw:z-index="0">
<draw:image xlink:href="../Images/yкринформ/2023-05-19T17-54-29-03-00/630_360_1683203408-362.jpg" xlink:type="simple" xlink:show="embed" xlink:actuate="onLoad" draw:mime-type="image/jpeg"/>
</draw:frame>
 Російськізагарбники обмірковують варіанти виходу з тимчасово окупованого Криму.</text:p>
      <text:p text:style-name="P4">
Про це начальниця Об’єднаного координаційного пресцентру Сил оборони півдняНаталія Гуменюк сказала в ефірі <text:a xlink:type="simple" xlink:href="https://www.youtube.com/watch" text:style-name="Internet_20_link" text:visited-style-name="Visited_20_Internet_20_Link">
</text:a>
 , передає Укрінформ.</text:p>
      <text:p text:style-name="P4">
«Вони продовжують пакувати речі, усвідомлювати тривожність своєї ситуації і, впринципі, вивчають карту руху, карту доріг, можливих варіантів виходу,пересування за “поребрик”. Оскільки з <text:a xlink:type="simple" xlink:href="https://www.ukrinform.ua/tag-krim" text:style-name="Internet_20_link" text:visited-style-name="Visited_20_Internet_20_Link">
 </text:a>
теж треба зуміти вибратися», – зазначила Гуменюк.</text:p>
      <text:p text:style-name="P4">
За її словами, основною магістраллю з півострова поки що залишається такзваний Кримський міст. Однак, додала Гуменюк, «міст боїться шторму».</text:p>
      <text:p text:style-name="P4">
«Окрім того, вони використовують поромну переправу і поки що сподіваються, щочастково зможуть проїхати тимчасово окупованою материковою частиною України.Але щоразу їм дедалі тривожніше, як вони люблять казати, і вони намагаютьсяшукати альтернативні способи. Їх не так багато, тому що ті окопи, які вонинарили вздовж узбережжя, "зуби дракона", таке враження, що націлені, абивтримати їх на півострові, аби не так швидко одразу звідти тікали», –зауважила начальниця Об’єднаного координаційного пресцентру.</text:p>
      <text:p text:style-name="P4">
<text:span text:style-name="T4">
Читайте також:</text:span>
 <text:a xlink:type="simple" xlink:href="https://www.ukrinform.ua/rubric-crimea/3711306-na-zaliznicni-kolii-u-krimu-vpav-bezpilotnik-zmi.html" text:style-name="Internet_20_link" text:visited-style-name="Visited_20_Internet_20_Link">
 <text:span text:style-name="T4">
Крим</text:span>
 </text:a>
</text:p>
      <text:p text:style-name="P4">
Як повідомлялося, <text:a xlink:type="simple" xlink:href="https://www.ukrinform.ua/rubric-crimea/3711445-rosijska-vlada-vidmovilasa-puskati-na-krimskij-mist-vantazivki.html" text:style-name="Internet_20_link" text:visited-style-name="Visited_20_Internet_20_Link">
 </text:a>
 незаконнозбудованим мостом через Керченську протоку.</text:p>
      <text:p text:style-name="P4">
Source: <text:a xlink:type="simple" xlink:href="https://www.ukrinform.ua/rubric-crimea/3711523-gumenuk-pro-situaciu-v-krimu-zagarbniki-pakuut-reci-ta-vivcaut-dorozni-karti.html" text:style-name="Internet_20_link" text:visited-style-name="Visited_20_Internet_20_Link">
https://www.ukrinform.ua/rubric-crimea/3711523-gumenuk-pro-situaciu-v-krimu-zagarbniki-pakuut-reci-ta-vivcaut-dorozni-karti.html</text:a>
</text:p>
      <!--NEWS-->
      <text:h text:style-name="P10" text:outline-level="1">
<text:span text:style-name="T4">
На медогляди військових у програмі медгарантій передбачили понад 536 мільйонів</text:span>
</text:h>
      <text:p text:style-name="P4">
Authors: Ukrinform (Person)</text:p>
      <text:p text:style-name="P4">
Publisher: Укринформ (Organization)</text:p>
      <text:p text:style-name="P4">
Published Time: 2023-05-19T17:59:50+03:00</text:p>
      <text:p text:style-name="P4">
Modified Time: 2023-05-19T17:59:50+03:00</text:p>
      <text:p text:style-name="P4">
Description: На проведення медичних оглядів військових військово-лікарськими комісіями (ВЛК) при цивільних медичних закладах у Програмі медгарантій передбачено понад 536 млн гривень. — Укрінформ.</text:p>
      <text:p text:style-name="P4">
Images: ["<text:a xlink:type="simple" xlink:href="https://static.ukrinform.com/photos/2023_01/thumb_files/630_360_1675107920-435.jpg" text:style-name="Internet_20_link" text:visited-style-name="Visited_20_Internet_20_Link">
630_360_16751...</text:a>
"]</text:p>
      <text:p text:style-name="P4">
Tags: ['Нацслужба здоров’я', 'ВЛК']</text:p>
      <text:p text:style-name="P4">
Type: Article</text:p>
      <!--METADATA-->
      <text:p text:style-name="P4">
<draw:frame draw:style-name="fr1" draw:name="Image148" text:anchor-type="as-char" svg:width="6.9236in" svg:height="3.956343in" draw:z-index="0">
<draw:image xlink:href="../Images/yкринформ/2023-05-19T17-59-50-03-00/630_360_1675107920-435.jpg" xlink:type="simple" xlink:show="embed" xlink:actuate="onLoad" draw:mime-type="image/jpeg"/>
</draw:frame>
 Напроведення медичних оглядів військових військово-лікарськими комісіями (ВЛК)при цивільних медичних закладах у Програмі медгарантій передбачено понад 536млн гривень.</text:p>
      <text:p text:style-name="P4">
Про це у <text:a xlink:type="simple" xlink:href="https://www.facebook.com/nszu.ukr/posts/pfbid02enfvbREpwFdg2tnneUiXp79i9SXG2EkRjSMnbnks7aszHhCLzgxrEWnQQUmAWLmtl" text:style-name="Internet_20_link" text:visited-style-name="Visited_20_Internet_20_Link">
</text:a>
повідомила Національна служба здоров'я України (НСЗУ), передає Укрінформ.</text:p>
      <text:p text:style-name="P4">
“Проходження ВКЛ приносили багато некомфортних речей для українців, які йдутьзахищати нашу країну зі зброєю в руках. При розробці нового пакета для насважливо було сформувати вимоги, які б дозволили отримати якісні огляди. Заразтриває прийом пропозицій від медзакладів. На цей напрям у Програмі медичнихгарантій заплановано понад 536 млн грн. Оплата здійснюється за фактомпроведення медичного огляду”, - зазначила голова НСЗУ Наталія Гусак наміжвідомчій зустрічі щодо покращення роботи ВЛК.</text:p>
      <text:p text:style-name="P4">
Зазначається, що при територіальних центрах комплектування та соціальноїпідтримки вже формуються позаштатні ВЛК, які працюватимуть на базі цивільнихмедзакладів. НСЗУ укладатиме договори з цими закладами і оплачуватиме послуги.<text:a xlink:type="simple" xlink:href="https://www.ukrinform.ua/tag-tarif" text:style-name="Internet_20_link" text:visited-style-name="Visited_20_Internet_20_Link">
 </text:a>
 становить 883 грн за один медичнийогляд.</text:p>
      <text:p text:style-name="P4">
<text:span text:style-name="T4">
Читайте також:</text:span>
 <text:a xlink:type="simple" xlink:href="https://www.ukrinform.ua/rubric-society/3707265-u-medsilah-zsu-rozpovili-aki-zmini-planuut-u-roboti-vijskovolikarskih-komisij.html" text:style-name="Internet_20_link" text:visited-style-name="Visited_20_Internet_20_Link">
 </text:a>
</text:p>
      <text:p text:style-name="P4">
Для всіх військових, які проходитимуть такі ВЛК, послуги будуть безоплатними.</text:p>
      <text:p text:style-name="P4">
Як повідомлялося, <text:a xlink:type="simple" xlink:href="https://www.ukrinform.ua/rubric-society/3710230-nad-vdoskonalennam-roboti-vijskovolikarskih-komisij-pracue-mizuradova-roboca-grupa.html" text:style-name="Internet_20_link" text:visited-style-name="Visited_20_Internet_20_Link">
 </text:a>
 з представників Збройних сили України, Міністерства оборони,Міністерства охорони здоров’я, Міністерства у справах ветеранів, Міністерствацифрової трансформації та громадської організації «Принцип».</text:p>
      <text:p text:style-name="P4">
За рішенням уряду до Програми медгарантій було впроваджено новий «Медичнийогляд осіб, який організовується територіальними центрами комплектування тасоціальної підтримки». Очікується, що в межах пакета буде законтрактованоблизько 500 медзакладів.</text:p>
      <text:p text:style-name="P4">
Також до кінця травня ВЛК у всіх військових шпиталях <text:a xlink:type="simple" xlink:href="https://www.ukrinform.ua/rubric-society/3711158-vijskovolikarski-komisii-do-kinca-travna-perejdut-na-ecergu-v-usih-gospitalah.html" text:style-name="Internet_20_link" text:visited-style-name="Visited_20_Internet_20_Link">
</text:a>
 .</text:p>
      <text:p text:style-name="P4">
Source: <text:a xlink:type="simple" xlink:href="https://www.ukrinform.ua/rubric-society/3711524-na-medogladi-vijskovih-u-programi-medgarantij-peredbacili-ponad-536-miljoniv.html" text:style-name="Internet_20_link" text:visited-style-name="Visited_20_Internet_20_Link">
https://www.ukrinform.ua/rubric-society/3711524-na-medogladi-vijskovih-u-programi-medgarantij-peredbacili-ponad-536-miljoniv.html</text:a>
</text:p>
      <!--NEWS-->
      <text:h text:style-name="P10" text:outline-level="1">
<text:span text:style-name="T4">
Країни G7 примусять Росію заплатити за післявоєнне відновлення України</text:span>
</text:h>
      <text:p text:style-name="P4">
Authors: Ukrinform (Person)</text:p>
      <text:p text:style-name="P4">
Publisher: Укринформ (Organization)</text:p>
      <text:p text:style-name="P4">
Published Time: 2023-05-19T18:00:00+03:00</text:p>
      <text:p text:style-name="P4">
Modified Time: 2023-05-19T18:00:00+03:00</text:p>
      <text:p text:style-name="P4">
Description: Лідери країн «Групи семи» висловили намір притягнути росію до відповідальності за злочини, скоєні в Україні, та примусити країну-агресора сплатити за відновлення усього, що було зруйновано війною. — Укрінформ.</text:p>
      <text:p text:style-name="P4">
Images: ["<text:a xlink:type="simple" xlink:href="https://static.ukrinform.com/photos/2018_06/thumb_files/630_360_1528600995-9562.jpg" text:style-name="Internet_20_link" text:visited-style-name="Visited_20_Internet_20_Link">
630_360_15286...</text:a>
"]</text:p>
      <text:p text:style-name="P4">
Tags: ['Україна', 'Велика сімка', 'Росія', 'Війна з Росією', 'Відбудова']</text:p>
      <text:p text:style-name="P4">
Type: Article</text:p>
      <!--METADATA-->
      <text:p text:style-name="P4">
<draw:frame draw:style-name="fr1" draw:name="Image149" text:anchor-type="as-char" svg:width="6.9236in" svg:height="3.956343in" draw:z-index="0">
<draw:image xlink:href="../Images/yкринформ/2023-05-19T18-00-00-03-00/630_360_1528600995-9562.jpg" xlink:type="simple" xlink:show="embed" xlink:actuate="onLoad" draw:mime-type="image/jpeg"/>
</draw:frame>
 Лідерикраїн «Групи семи» висловили намір притягнути росію до відповідальності зазлочини, скоєні в Україні, та примусити країну-агресора сплатити завідновлення усього, що було зруйновано війною.</text:p>
      <text:p text:style-name="P4">
Як повідомляє Укрінформ, про це йдеться у заяві G7 щодо України, текст якоїоприлюднений на сайті Європейської ради.</text:p>
      <text:p text:style-name="P4">
«Не має бути жодної безкарності за воєнні злочини та інші звірства, у томучислі за російські атаки проти мирного населення та цивільної інфраструктури.Ми визнаємо зусилля, що були зроблені під час організованої урядом Україниміжнародної конференції «Об’єднані заради справедливості», та нагадуємо проДекларацію Бучі, що закликає до відповідальності за найбільш серйозні злочини,за міжнародним правом, що були скоєні на території України», - зазначається вдокументі.</text:p>
      <text:p text:style-name="P4">
У цьому контексті лідери країн G7 підтримали зусилля зі створення механізмівдля притягнення злочинців до відповідальності, у тому числі через Міжнароднийкримінальний суд. Вони засудили насильницьку депортацію та переміщенняукраїнців з тимчасово окупованих територій України в Росію, у тому числідітей, та висловили готовність надавати допомогу МКС у розслідуванні тапокаранні цього злочину, як і тих злочинів, що були пов’язані із гендернимнасильством.</text:p>
      <text:p text:style-name="P4">
<text:span text:style-name="T4">
Читайте також:</text:span>
 <text:a xlink:type="simple" xlink:href="https://www.ukrinform.ua/rubric-vidbudova/3711429-lideri-g7-vislovili-gotovnist-peredati-ukraini-dosvid-u-zelenomu-vidrodzenni.html" text:style-name="Internet_20_link" text:visited-style-name="Visited_20_Internet_20_Link">
 </text:a>
</text:p>
      <text:p text:style-name="P4">
Також учасники саміту G7 заявили, що будуть продовжувати пошук шляхів, щобпримусити Росію заплатити за довгострокове <text:a xlink:type="simple" xlink:href="https://www.ukrinform.ua/rubric-vidbudova" text:style-name="Internet_20_link" text:visited-style-name="Visited_20_Internet_20_Link">
</text:a>
 України. Вони привітали рішенняРади Європи у відповідь на заклик Генеральної асамблеї ООН щодо створенняРеєстру збитків, завданих Україні внаслідок агресії Російської Федерації.</text:p>
      <text:p text:style-name="P4">
«Ми будемо надалі здійснювати можливі заходи в рамках наших внутрішніхправових рамок для пошуку, затримання, замороження, вилучення та, де це будеприйнятним, - конфіскації або стягування фінансових активів тих осіб абоустанов, що були піддані санкціям у зв’язку із російською агресією»,наголошується в заяві.</text:p>
      <text:p text:style-name="P4">
Лідери країн G7 підкреслили, що «у відповідності із нашими правовимисистемами, російські суверенні активи у наших юрисдикціях залишатимутьсязаблокованими доти, доки Росія не сплатить за збитки, завдані Україні».</text:p>
      <text:p text:style-name="P4">
<text:span text:style-name="T4">
Читайте також:</text:span>
 <text:a xlink:type="simple" xlink:href="https://www.ukrinform.ua/rubric-vidbudova/3710004-dla-finansuvanna-vidnovlenna-ukraini-stvorili-tri-dzerela-deputatka.html" text:style-name="Internet_20_link" text:visited-style-name="Visited_20_Internet_20_Link">
 <text:span text:style-name="T4">
відновлення</text:span>
 <text:span text:style-name="T4">
України</text:span>
</text:a>
</text:p>
      <text:p text:style-name="P4">
Як повідомлялося, <text:a xlink:type="simple" xlink:href="https://www.ukrinform.ua/rubric-world/3711170-v-aponii-rozpocinaetsa-samit-g7.html" text:style-name="Internet_20_link" text:visited-style-name="Visited_20_Internet_20_Link">
 </text:a>
 , який триватиме до 21 травня. Його учасникирозглядають шляхи забезпечення стійкості глобальної економіки, в тому числі,за наслідками пандемії коронавірусу та російської агресії проти України.</text:p>
      <text:p text:style-name="P4">
Source: <text:a xlink:type="simple" xlink:href="https://www.ukrinform.ua/rubric-vidbudova/3711525-kraini-g7-primusat-rosiu-zaplatiti-za-pislavoenne-vidnovlenna-ukraini.html" text:style-name="Internet_20_link" text:visited-style-name="Visited_20_Internet_20_Link">
https://www.ukrinform.ua/rubric-vidbudova/3711525-kraini-g7-primusat-rosiu-zaplatiti-za-pislavoenne-vidnovlenna-ukraini.html</text:a>
</text:p>
      <!--NEWS-->
      <text:h text:style-name="P10" text:outline-level="1">
<text:span text:style-name="T4">
Volkswagen продав усі свої активи в РФ місцевому інвестору</text:span>
</text:h>
      <text:p text:style-name="P4">
Authors: Ukrinform (Person)</text:p>
      <text:p text:style-name="P4">
Publisher: Укринформ (Organization)</text:p>
      <text:p text:style-name="P4">
Published Time: 2023-05-19T18:01:10+03:00</text:p>
      <text:p text:style-name="P4">
Modified Time: 2023-05-19T18:01:10+03:00</text:p>
      <text:p text:style-name="P4">
Description: Німецький автомобільний концерн Volkswagen Group завершив продаж своїх часток у ТОВ «Фольксваген Груп Рус» місцевому інвестору ТОВ «Арт-Фінанс» за підтримки російського дилера «Авілон». — Укрінформ.</text:p>
      <text:p text:style-name="P4">
Images: ["<text:a xlink:type="simple" xlink:href="https://static.ukrinform.com/photos/2020_01/thumb_files/630_360_1578221439-596.jpeg" text:style-name="Internet_20_link" text:visited-style-name="Visited_20_Internet_20_Link">
630_360_15782...</text:a>
"]</text:p>
      <text:p text:style-name="P4">
Tags: ['Бізнес', 'Німеччина', 'Volkswagen', 'Росія', 'Продаж']</text:p>
      <text:p text:style-name="P4">
Type: Article</text:p>
      <!--METADATA-->
      <text:p text:style-name="P4">
<draw:frame draw:style-name="fr1" draw:name="Image150" text:anchor-type="as-char" svg:width="6.9236in" svg:height="3.956343in" draw:z-index="0">
<draw:image xlink:href="../Images/yкринформ/2023-05-19T18-01-10-03-00/630_360_1578221439-596.jpeg" xlink:type="simple" xlink:show="embed" xlink:actuate="onLoad" draw:mime-type="image/jpeg"/>
</draw:frame>
 Німецькийавтомобільний концерн Volkswagen Group завершив продаж своїх часток у ТОВ«Фольксваген Груп Рус» місцевому інвестору ТОВ «Арт-Фінанс» за підтримкиросійського дилера «Авілон».</text:p>
      <text:p text:style-name="P4">
Про це повідомляє Укрінформ з посиланням на пресреліз VG.</text:p>
      <text:p text:style-name="P4">
Як зазначається, Volkswagen Group продав свої активи у «Фольксваген Груп Рус»,включно з її локальними дочірніми компаніями ТОВ «Фольксваген Компоненти таСервіси», ТОВ «Сканія Лізинг», ТОВ «Сканія Фінанс», ТОВ «Сканія Страхування».</text:p>
      <text:p text:style-name="P4">
Таким чином, новий власник придбає всі акції російських дочок. Угоду схвалилиросійські урядові органи.</text:p>
      <text:p text:style-name="P4">
Угода включає виробничі потужності у Калузі, структуру імпортера(розповсюдження та післяпродажний бізнес), а також складські та фінансовіпослуги з усіма пов’язаними працівниками.</text:p>
      <text:p text:style-name="P4">
Як повідомляв Укрінформ, в середині березня Арбітражний суд Нижегородськоїобласті <text:a xlink:type="simple" xlink:href="https://www.ukrinform.ua/rubric-world/3684857-u-rosii-sud-arestuvav-aktivi-volkswagen.html" text:style-name="Internet_20_link" text:visited-style-name="Visited_20_Internet_20_Link">
 </text:a>
 за позовом групи ГАЗ про стягнення знімецького автоконцерну 15,6 млрд руб.</text:p>
      <text:p text:style-name="P4">
<text:span text:style-name="T4">
Читайте також:</text:span>
 <text:a xlink:type="simple" xlink:href="https://www.ukrinform.ua/rubric-technology/3682416-volkswagen-zbudue-persij-poza-evropou-zavod-avtomobilnih-batarej.html" text:style-name="Internet_20_link" text:visited-style-name="Visited_20_Internet_20_Link">
 <text:span text:style-name="T4">
Volkswagen</text:span>
 <text:span text:style-name="T4">
збудує</text:span>
 <text:span text:style-name="T4">
перший</text:span>
 <text:span text:style-name="T4">
поза</text:span>
 <text:span text:style-name="T4">
Європою</text:span>
<text:span text:style-name="T4">
завод</text:span>
 <text:span text:style-name="T4">
автомобільних</text:span>
 <text:span text:style-name="T4">
батарей</text:span>
 </text:a>
</text:p>
      <text:p text:style-name="P4">
Volkswagen був одним із низки іноземних автовиробників, які призупинили своюдіяльність на території Росії після того, як демократичні країни запровадилижорсткі санкції проти РФ після вторгнення в Україну.</text:p>
      <text:p text:style-name="P4">
Завод німецького виробника потужністю 225 тис. автомобілів на рік розташованийу Калузі. До весни 2022 року підприємство випускало автомобілі VolkswagenPolo, Volkswagen Tiguan та Skoda Rapid. Також у Калузі працював заводбензинових двигунів потужністю 150 тис. одиниць продукції на рік. На початкуберезня 2022-го VW повідомив, що призупинить виробництво <text:a xlink:type="simple" xlink:href="https://www.ukrinform.ua/tag-avtomobil" text:style-name="Internet_20_link" text:visited-style-name="Visited_20_Internet_20_Link">
</text:a>
 у Росії.</text:p>
      <text:p text:style-name="P4">
Крім того, VW з 2012 року вів контрактну збірку на потужностях ГАЗу в НижньомуНовгороді, де до весни 2022-го випускалися Skoda Octavia, Skoda Karoq та SkodaKodiaq, а також Volkswagen Taos. Влітку VW оголосив про закриття свогонижегородського офісу.</text:p>
      <text:p text:style-name="P4">
Source: <text:a xlink:type="simple" xlink:href="https://www.ukrinform.ua/rubric-world/3711526-volkswagen-prodav-usi-svoi-aktivi-v-rf-miscevomu-investoru.html" text:style-name="Internet_20_link" text:visited-style-name="Visited_20_Internet_20_Link">
https://www.ukrinform.ua/rubric-world/3711526-volkswagen-prodav-usi-svoi-aktivi-v-rf-miscevomu-investoru.html</text:a>
</text:p>
      <!--NEWS-->
      <text:h text:style-name="P10" text:outline-level="1">
<text:span text:style-name="T4">
У селищі неподалік Запоріжжя залишилося менше тисячі мешканців</text:span>
</text:h>
      <text:p text:style-name="P4">
Authors: Ukrinform (Person)</text:p>
      <text:p text:style-name="P4">
Publisher: Укринформ (Organization)</text:p>
      <text:p text:style-name="P4">
Published Time: 2023-05-19T18:03:50+03:00</text:p>
      <text:p text:style-name="P4">
Modified Time: 2023-05-19T18:03:50+03:00</text:p>
      <text:p text:style-name="P4">
Description: Унаслідок ворожих обстрілів в громаді неподалік Запоріжжя за тиждень поранено 9 людей. Із зруйнованих будинків евакуюють людей, залишилось менше тисячі мешканців. — Укрінформ.</text:p>
      <text:p text:style-name="P4">
Images: ["<text:a xlink:type="simple" xlink:href="https://static.ukrinform.com/photos/2023_05/thumb_files/630_360_1684508373-7091.jpeg" text:style-name="Internet_20_link" text:visited-style-name="Visited_20_Internet_20_Link">
630_360_16845...</text:a>
", "<text:a xlink:type="simple" xlink:href="https://static.ukrinform.com/photos/2023_05/1684508373-5378.jpeg" text:style-name="Internet_20_link" text:visited-style-name="Visited_20_Internet_20_Link">
1684508373-53...</text:a>
", "<text:a xlink:type="simple" xlink:href="https://static.ukrinform.com/photos/2023_05/thumb_files/630_360_1684508371-5542.jpeg" text:style-name="Internet_20_link" text:visited-style-name="Visited_20_Internet_20_Link">
630_360_16845...</text:a>
", "<text:a xlink:type="simple" xlink:href="https://static.ukrinform.com/photos/2023_05/thumb_files/630_360_1684508371-1188.jpeg" text:style-name="Internet_20_link" text:visited-style-name="Visited_20_Internet_20_Link">
630_360_16845...</text:a>
", "<text:a xlink:type="simple" xlink:href="https://static.ukrinform.com/photos/2023_05/thumb_files/630_360_1684508371-6261.jpeg" text:style-name="Internet_20_link" text:visited-style-name="Visited_20_Internet_20_Link">
630_360_16845...</text:a>
", "<text:a xlink:type="simple" xlink:href="https://static.ukrinform.com/photos/2023_05/thumb_files/630_360_1684508371-8375.jpeg" text:style-name="Internet_20_link" text:visited-style-name="Visited_20_Internet_20_Link">
630_360_16845...</text:a>
", "<text:a xlink:type="simple" xlink:href="https://static.ukrinform.com/photos/2023_05/thumb_files/630_360_1684508372-2263.jpeg" text:style-name="Internet_20_link" text:visited-style-name="Visited_20_Internet_20_Link">
630_360_16845...</text:a>
", "<text:a xlink:type="simple" xlink:href="https://static.ukrinform.com/photos/2023_05/thumb_files/630_360_1684508371-5147.jpeg" text:style-name="Internet_20_link" text:visited-style-name="Visited_20_Internet_20_Link">
630_360_16845...</text:a>
", "<text:a xlink:type="simple" xlink:href="https://static.ukrinform.com/photos/2023_05/thumb_files/630_360_1684508373-5378.jpeg" text:style-name="Internet_20_link" text:visited-style-name="Visited_20_Internet_20_Link">
630_360_16845...</text:a>
"]</text:p>
      <text:p text:style-name="P4">
Tags: ['Евакуація', 'Обстріл', 'Запоріжжя']</text:p>
      <text:p text:style-name="P4">
Type: Article</text:p>
      <!--METADATA-->
      <text:p text:style-name="P4">
<draw:frame draw:style-name="fr1" draw:name="Image151" text:anchor-type="as-char" svg:width="6.9236in" svg:height="3.956343in" draw:z-index="0">
<draw:image xlink:href="../Images/yкринформ/2023-05-19T18-03-50-03-00/630_360_1684508373-7091.jpeg" xlink:type="simple" xlink:show="embed" xlink:actuate="onLoad" draw:mime-type="image/jpeg"/>
</draw:frame>
Унаслідок ворожих обстрілів в громаді неподалік Запоріжжя за тиждень поранено9 людей. Із зруйнованих будинків евакуюють людей, залишилось менше тисячімешканців.</text:p>
      <text:p text:style-name="P4">
Як відбувається евакуація, бачили журналісти Укрінформу.</text:p>
      <text:p text:style-name="P4">
"За сім днів в Степногірській громаді 9 травмованих осіб, і одна з нихзагинула. Останнім часом часто і сильно <text:a xlink:type="simple" xlink:href="https://www.ukrinform.ua/tag-obstril" text:style-name="Internet_20_link" text:visited-style-name="Visited_20_Internet_20_Link">
 </text:a>
 ", - розповідає поліцейський офіцер громади Андрій Хоменко.</text:p>
      <text:p text:style-name="P4">
Сьогодні зранку йому зателефонувала жінка та повідомила, що вони з чоловікомготові виїхати до Запоріжжя.</text:p>
      <text:p text:style-name="P4">
<draw:frame draw:style-name="fr1" draw:name="Image152" text:anchor-type="as-char" svg:width="6.9236in" svg:height="4.608521in" draw:z-index="0">
<draw:image xlink:href="../Images/yкринформ/2023-05-19T18-03-50-03-00/1684508373-5378.jpeg" xlink:type="simple" xlink:show="embed" xlink:actuate="onLoad" draw:mime-type="image/jpeg"/>
</draw:frame>
</text:p>
      <text:p text:style-name="P4">
"Кілька днів тому був обстріл. Снаряди на подвір'ї впали, вибито вікно,зруйновано сарай, в будинку побито фасад. Жінка була на кухні, чоловік - нагороді. Жінку дивом не зачепило, від кухні мало що залишилось. Тільки порозбитому посуду можна зрозуміти, що то кухня. Вони погодились на евакуацію.Ми допомагаємо їм", - говорить правоохоронець.</text:p>
      <text:p text:style-name="P4">
<draw:frame draw:style-name="fr1" draw:name="Image153" text:anchor-type="as-char" svg:width="6.9236in" svg:height="3.956343in" draw:z-index="0">
<draw:image xlink:href="../Images/yкринформ/2023-05-19T18-03-50-03-00/630_360_1684508371-5542.jpeg" xlink:type="simple" xlink:show="embed" xlink:actuate="onLoad" draw:mime-type="image/jpeg"/>
</draw:frame>
Евакуація людей зі зруйнованих будинків селища Степногірськ / Фото: ДмитроСмольєнко, Укрінформ  <text:a xlink:type="simple" xlink:href="https://static.ukrinform.com/photos/2023_05/1684508371-5542.jpeg" text:style-name="Internet_20_link" text:visited-style-name="Visited_20_Internet_20_Link">
<draw:frame draw:style-name="fr1" draw:name="Image154" text:anchor-type="as-char" svg:width="6.9236in" svg:height="3.956343in" draw:z-index="0">
<draw:image xlink:href="../Images/yкринформ/2023-05-19T18-03-50-03-00/630_360_1684508371-5542.jpeg" xlink:type="simple" xlink:show="embed" xlink:actuate="onLoad" draw:mime-type="image/jpeg"/>
</draw:frame>
</text:a>
 <text:a xlink:type="simple" xlink:href="https://static.ukrinform.com/photos/2023_05/1684508371-1188.jpeg" text:style-name="Internet_20_link" text:visited-style-name="Visited_20_Internet_20_Link">
<draw:frame draw:style-name="fr1" draw:name="Image155" text:anchor-type="as-char" svg:width="6.9236in" svg:height="3.956343in" draw:z-index="0">
<draw:image xlink:href="../Images/yкринформ/2023-05-19T18-03-50-03-00/630_360_1684508371-1188.jpeg" xlink:type="simple" xlink:show="embed" xlink:actuate="onLoad" draw:mime-type="image/jpeg"/>
</draw:frame>
</text:a>
 <text:a xlink:type="simple" xlink:href="https://static.ukrinform.com/photos/2023_05/1684508371-6261.jpeg" text:style-name="Internet_20_link" text:visited-style-name="Visited_20_Internet_20_Link">
<draw:frame draw:style-name="fr1" draw:name="Image156" text:anchor-type="as-char" svg:width="6.9236in" svg:height="3.956343in" draw:z-index="0">
<draw:image xlink:href="../Images/yкринформ/2023-05-19T18-03-50-03-00/630_360_1684508371-6261.jpeg" xlink:type="simple" xlink:show="embed" xlink:actuate="onLoad" draw:mime-type="image/jpeg"/>
</draw:frame>
</text:a>
 <text:a xlink:type="simple" xlink:href="https://static.ukrinform.com/photos/2023_05/1684508371-8375.jpeg" text:style-name="Internet_20_link" text:visited-style-name="Visited_20_Internet_20_Link">
<draw:frame draw:style-name="fr1" draw:name="Image157" text:anchor-type="as-char" svg:width="6.9236in" svg:height="3.956343in" draw:z-index="0">
<draw:image xlink:href="../Images/yкринформ/2023-05-19T18-03-50-03-00/630_360_1684508371-8375.jpeg" xlink:type="simple" xlink:show="embed" xlink:actuate="onLoad" draw:mime-type="image/jpeg"/>
</draw:frame>
</text:a>
 <text:a xlink:type="simple" xlink:href="https://static.ukrinform.com/photos/2023_05/1684508372-2263.jpeg" text:style-name="Internet_20_link" text:visited-style-name="Visited_20_Internet_20_Link">
<draw:frame draw:style-name="fr1" draw:name="Image158" text:anchor-type="as-char" svg:width="6.9236in" svg:height="3.956343in" draw:z-index="0">
<draw:image xlink:href="../Images/yкринформ/2023-05-19T18-03-50-03-00/630_360_1684508372-2263.jpeg" xlink:type="simple" xlink:show="embed" xlink:actuate="onLoad" draw:mime-type="image/jpeg"/>
</draw:frame>
</text:a>
 <text:a xlink:type="simple" xlink:href="https://static.ukrinform.com/photos/2023_05/1684508371-5147.jpeg" text:style-name="Internet_20_link" text:visited-style-name="Visited_20_Internet_20_Link">
<draw:frame draw:style-name="fr1" draw:name="Image159" text:anchor-type="as-char" svg:width="6.9236in" svg:height="3.956343in" draw:z-index="0">
<draw:image xlink:href="../Images/yкринформ/2023-05-19T18-03-50-03-00/630_360_1684508371-5147.jpeg" xlink:type="simple" xlink:show="embed" xlink:actuate="onLoad" draw:mime-type="image/jpeg"/>
</draw:frame>
</text:a>
 <text:a xlink:type="simple" xlink:href="https://static.ukrinform.com/photos/2023_05/1684508373-7091.jpeg" text:style-name="Internet_20_link" text:visited-style-name="Visited_20_Internet_20_Link">
<draw:frame draw:style-name="fr1" draw:name="Image160" text:anchor-type="as-char" svg:width="6.9236in" svg:height="3.956343in" draw:z-index="0">
<draw:image xlink:href="../Images/yкринформ/2023-05-19T18-03-50-03-00/630_360_1684508373-7091.jpeg" xlink:type="simple" xlink:show="embed" xlink:actuate="onLoad" draw:mime-type="image/jpeg"/>
</draw:frame>
</text:a>
 <text:a xlink:type="simple" xlink:href="https://static.ukrinform.com/photos/2023_05/1684508373-5378.jpeg" text:style-name="Internet_20_link" text:visited-style-name="Visited_20_Internet_20_Link">
<draw:frame draw:style-name="fr1" draw:name="Image161" text:anchor-type="as-char" svg:width="6.9236in" svg:height="3.956343in" draw:z-index="0">
<draw:image xlink:href="../Images/yкринформ/2023-05-19T18-03-50-03-00/630_360_1684508373-5378.jpeg" xlink:type="simple" xlink:show="embed" xlink:actuate="onLoad" draw:mime-type="image/jpeg"/>
</draw:frame>
</text:a>
</text:p>
      <text:p text:style-name="P4">
66-річні Тамара та Сергій зібрали документи, речі та вцілілий телевізор.Чоловік показав зруйнований вщент сарай, у дворі - вирва від снаряду.</text:p>
      <text:p text:style-name="P4">
<text:span text:style-name="T4">
Читайте також:</text:span>
 <text:a xlink:type="simple" xlink:href="https://www.ukrinform.ua/rubric-regions/3711230-vorog-za-dobu-80-raziv-obstrilav-zaporizku-oblast-e-poranenij.html" text:style-name="Internet_20_link" text:visited-style-name="Visited_20_Internet_20_Link">
 <text:span text:style-name="T4">
Запорі</text:span>
 </text:a>
</text:p>
      <text:p text:style-name="P4">
Людей вивезли до Запоріжжя, де вони будуть тимчасово мешкати. Людиотримуватимуть безкоштовне триразове харчування. Повернутись додому вонизможуть у будь-який час.</text:p>
      <text:p text:style-name="P4">
Загалом у Степногірську залишається трохи більше 800 мешканців (в тому числі йблизько 18 дітей), у той час як до повномаштабного вторгнення було близько4500. Ворог обстрілює селище з усіх видів озброєння, застосовує артилерію таавіацію. В місті немає води та газу.</text:p>
      <text:p text:style-name="P4">
Source: <text:a xlink:type="simple" xlink:href="https://www.ukrinform.ua/rubric-regions/3711527-u-selisi-nepodalik-zaporizza-zalisilosa-mense-tisaci-meskanciv.html" text:style-name="Internet_20_link" text:visited-style-name="Visited_20_Internet_20_Link">
https://www.ukrinform.ua/rubric-regions/3711527-u-selisi-nepodalik-zaporizza-zalisilosa-mense-tisaci-meskanciv.html</text:a>
</text:p>
      <!--NEWS-->
      <text:h text:style-name="P10" text:outline-level="1">
<text:span text:style-name="T4">
Царьова позбавили почесної грамоти Кабміну</text:span>
</text:h>
      <text:p text:style-name="P4">
Authors: Ukrinform (Person)</text:p>
      <text:p text:style-name="P4">
Publisher: Укринформ (Organization)</text:p>
      <text:p text:style-name="P4">
Published Time: 2023-05-19T18:09:41+03:00</text:p>
      <text:p text:style-name="P4">
Modified Time: 2023-05-19T18:09:41+03:00</text:p>
      <text:p text:style-name="P4">
Description: Уряд позбавив колишнього народного депутата від забороненої "Партії регіонів" Олега Царьова почесної грамоти Кабінету міністрів України. — Укрінформ.</text:p>
      <text:p text:style-name="P4">
Images: ["<text:a xlink:type="simple" xlink:href="https://static.ukrinform.com/photos/2015_11/thumb_files/630_360_1446636665-5400-oleg-tsarev.jpg" text:style-name="Internet_20_link" text:visited-style-name="Visited_20_Internet_20_Link">
630_360_14466...</text:a>
"]</text:p>
      <text:p text:style-name="P4">
Tags: ['Царьов', 'Кабмін', 'Нагорода']</text:p>
      <text:p text:style-name="P4">
Type: Article</text:p>
      <!--METADATA-->
      <text:p text:style-name="P4">
<draw:frame draw:style-name="fr1" draw:name="Image162" text:anchor-type="as-char" svg:width="6.9236in" svg:height="3.956343in" draw:z-index="0">
<draw:image xlink:href="../Images/yкринформ/2023-05-19T18-09-41-03-00/630_360_1446636665-5400-oleg-tsarev.jpg" xlink:type="simple" xlink:show="embed" xlink:actuate="onLoad" draw:mime-type="image/jpeg"/>
</draw:frame>
 Уряд позбавив колишнього народного депутата від забороненої"Партії регіонів" Олега Царьова почесної грамоти Кабінету міністрів України.</text:p>
      <text:p text:style-name="P4">
Як передає Укрінформ, про це повідомляє <text:a xlink:type="simple" xlink:href="https://www.kmu.gov.ua/news/uriad-pozbavyv-tsarova-pochesnoi-hramoty-kabinetu-ministriv-ukrainy" text:style-name="Internet_20_link" text:visited-style-name="Visited_20_Internet_20_Link">
 </text:a>
 <text:a xlink:type="simple" xlink:href="https://www.kmu.gov.ua/news/uriad-pozbavyv-tsarova-pochesnoi-hramoty-kabinetu-ministriv-ukrainy" text:style-name="Internet_20_link" text:visited-style-name="Visited_20_Internet_20_Link">
</text:a>
 <text:a xlink:type="simple" xlink:href="https://www.kmu.gov.ua/news/uriad-pozbavyv-tsarova-pochesnoi-hramoty-kabinetu-ministriv-ukrainy" text:style-name="Internet_20_link" text:visited-style-name="Visited_20_Internet_20_Link">
 </text:a>
</text:p>
      <text:p text:style-name="P4">
Сьогодні на черговому засіданні Кабміну було вирішено позбавити Царьова ОлегаАнатолійовича вищої Урядової нагороди – почесної грамоти Кабінету МіністрівУкраїни.</text:p>
      <text:p text:style-name="P4">
"У майбутньому Уряд планує позбавити почесних грамот Кабінету МіністрівУкраїни тих осіб, які опинились у <text:a xlink:type="simple" xlink:href="https://www.ukrinform.ua/tag-sankcii" text:style-name="Internet_20_link" text:visited-style-name="Visited_20_Internet_20_Link">
 </text:a>
списках. Наразі це питання опрацьовується. Адже люди, які зрадили нашу країну,не гідні будь-якої державної нагороди", - зазначив міністр Кабінету МіністрівОлег Немчінов.</text:p>
      <text:p text:style-name="P4">
В уряді нагадали, що наразі процедура позбавлення почесної грамоти можезастосовуватися лише у разі вчинення нагородженою особою умисного злочину.Позбавлення Олега Царьова нагороди відбулось у зв’язку із вирокомШевченківського районного суду міста Києва від 3 травня 2022 року.</text:p>
      <text:p text:style-name="P4">
<text:span text:style-name="T4">
Читайте також:</text:span>
 <text:a xlink:type="simple" xlink:href="https://www.ukrinform.ua/rubric-society/3679086-apelacijnij-sud-zalisiv-bez-zmin-virok-olegu-carovu.html" text:style-name="Internet_20_link" text:visited-style-name="Visited_20_Internet_20_Link">
 <text:span text:style-name="T4">
Царьов</text:span>
 </text:a>
</text:p>
      <text:p text:style-name="P4">
Як повідомляв Укрінформ, колишнім народним депутатам від забороненої "Партіїрегіонів" Олегу Царьову, Дмитру Святашу й Ігорю Маркову, які переховуються уросії, <text:a xlink:type="simple" xlink:href="https://www.ukrinform.ua/rubric-polytics/3707691-eksdeputatam-carovu-svatasu-i-markovu-ogolosili-pidozri-u-derzzradi.html" text:style-name="Internet_20_link" text:visited-style-name="Visited_20_Internet_20_Link">
 </text:a>
</text:p>
      <text:p text:style-name="P4">
Source: <text:a xlink:type="simple" xlink:href="https://www.ukrinform.ua/rubric-society/3711530-carova-pozbavili-pocesnoi-gramoti-kabminu.html" text:style-name="Internet_20_link" text:visited-style-name="Visited_20_Internet_20_Link">
https://www.ukrinform.ua/rubric-society/3711530-carova-pozbavili-pocesnoi-gramoti-kabminu.html</text:a>
</text:p>
      <!--NEWS-->
      <text:h text:style-name="P10" text:outline-level="1">
<text:span text:style-name="T4">
Чернігівщина отримала гуманітарну допомогу від данської компанії</text:span>
</text:h>
      <text:p text:style-name="P4">
Authors: Ukrinform (Person)</text:p>
      <text:p text:style-name="P4">
Publisher: Укринформ (Organization)</text:p>
      <text:p text:style-name="P4">
Published Time: 2023-05-19T18:19:53+03:00</text:p>
      <text:p text:style-name="P4">
Modified Time: 2023-05-19T18:19:53+03:00</text:p>
      <text:p text:style-name="P4">
Description: Жителі Чернігівщини та заклади критичної інфраструктури отримали гуманітарну допомогу від данської компанії Rockwool. — Укрінформ.</text:p>
      <text:p text:style-name="P4">
Images: ["<text:a xlink:type="simple" xlink:href="https://static.ukrinform.com/photos/2023_05/thumb_files/630_360_1684509435-937.jpg" text:style-name="Internet_20_link" text:visited-style-name="Visited_20_Internet_20_Link">
630_360_16845...</text:a>
", "<text:a xlink:type="simple" xlink:href="https://static.ukrinform.com/photos/2023_05/1684509505-734.jpg" text:style-name="Internet_20_link" text:visited-style-name="Visited_20_Internet_20_Link">
1684509505-73...</text:a>
", "<text:a xlink:type="simple" xlink:href="https://static.ukrinform.com/photos/2023_05/1684509504-699.jpg" text:style-name="Internet_20_link" text:visited-style-name="Visited_20_Internet_20_Link">
1684509504-69...</text:a>
", "<text:a xlink:type="simple" xlink:href="https://static.ukrinform.com/photos/2023_05/1684509504-396.jpg" text:style-name="Internet_20_link" text:visited-style-name="Visited_20_Internet_20_Link">
1684509504-39...</text:a>
"]</text:p>
      <text:p text:style-name="P4">
Tags: ['Данія', 'Гуманітарна допомога', 'Чернігівщина']</text:p>
      <text:p text:style-name="P4">
Type: Article</text:p>
      <!--METADATA-->
      <text:p text:style-name="P4">
<draw:frame draw:style-name="fr1" draw:name="Image163" text:anchor-type="as-char" svg:width="6.9236in" svg:height="3.956343in" draw:z-index="0">
<draw:image xlink:href="../Images/yкринформ/2023-05-19T18-19-53-03-00/630_360_1684509435-937.jpg" xlink:type="simple" xlink:show="embed" xlink:actuate="onLoad" draw:mime-type="image/jpeg"/>
</draw:frame>
 ЖителіЧернігівщини та заклади критичної інфраструктури отримали гуманітарну допомогувід данської компанії Rockwool.</text:p>
      <text:p text:style-name="P4">
Про це повідомив у <text:a xlink:type="simple" xlink:href="https://t.me/chernigivskaODA/7734" text:style-name="Internet_20_link" text:visited-style-name="Visited_20_Internet_20_Link">
 </text:a>
 начальникЧернігівської ОВА В’ячеслав Чаус, передає Укрінформ.</text:p>
      <text:p text:style-name="P4">
“Данська компанія Rockwool передала 3600 квадратних метрів мінеральної вати успеціальному пакуванні”, - поінформував Чаус.</text:p>
      <text:p text:style-name="P4">
<draw:frame draw:style-name="fr1" draw:name="Image164" text:anchor-type="as-char" svg:width="6.9236in" svg:height="4.615733in" draw:z-index="0">
<draw:image xlink:href="../Images/yкринформ/2023-05-19T18-19-53-03-00/1684509505-734.jpg" xlink:type="simple" xlink:show="embed" xlink:actuate="onLoad" draw:mime-type="image/jpeg"/>
</draw:frame>
</text:p>
      <text:p text:style-name="P4">
Він зазначив, що утеплювач уже отримали 24 родини з Іванівки.</text:p>
      <text:p text:style-name="P4">
<draw:frame draw:style-name="fr1" draw:name="Image165" text:anchor-type="as-char" svg:width="6.9236in" svg:height="4.615733in" draw:z-index="0">
<draw:image xlink:href="../Images/yкринформ/2023-05-19T18-19-53-03-00/1684509504-699.jpg" xlink:type="simple" xlink:show="embed" xlink:actuate="onLoad" draw:mime-type="image/jpeg"/>
</draw:frame>
</text:p>
      <text:p text:style-name="P4">
<text:span text:style-name="T4">
Читайте також:</text:span>
 <text:a xlink:type="simple" xlink:href="https://www.ukrinform.ua/rubric-regions/3711521-francia-peredala-na-zakarpatta-9-tonn-gumanitarnoi-dopomogi.html" text:style-name="Internet_20_link" text:visited-style-name="Visited_20_Internet_20_Link">
 </text:a>
</text:p>
      <text:p text:style-name="P4">
“Сьогодні ж надійшло 10 дизельних генераторів. Їх особливість і перевага –безшумність. Будуть розподілені по закладах критичної інфраструктури згідно зпотребами”, - додав очільник ОВА.</text:p>
      <text:p text:style-name="P4">
<draw:frame draw:style-name="fr1" draw:name="Image166" text:anchor-type="as-char" svg:width="6.9236in" svg:height="5.1927in" draw:z-index="0">
<draw:image xlink:href="../Images/yкринформ/2023-05-19T18-19-53-03-00/1684509504-396.jpg" xlink:type="simple" xlink:show="embed" xlink:actuate="onLoad" draw:mime-type="image/jpeg"/>
</draw:frame>
</text:p>
      <text:p text:style-name="P4">
Як повідомляв Укрінформ, <text:a xlink:type="simple" xlink:href="https://www.ukrinform.ua/rubric-economy/3707982-energetiki-cernigivsini-otrimali-vid-partneriv-majze-260-t-obladnanna.html" text:style-name="Internet_20_link" text:visited-style-name="Visited_20_Internet_20_Link">
 </text:a>
 у вигляді обладнання та витратних матеріалів.</text:p>
      <text:p text:style-name="P4">
<text:span text:style-name="T5">
Фото: В’ячеслав Чаус, Телеграм</text:span>
</text:p>
      <text:p text:style-name="P4">
Source: <text:a xlink:type="simple" xlink:href="https://www.ukrinform.ua/rubric-regions/3711536-cernigivsina-otrimala-gumanitarnu-dopomogu-vid-danskoi-kompanii.html" text:style-name="Internet_20_link" text:visited-style-name="Visited_20_Internet_20_Link">
https://www.ukrinform.ua/rubric-regions/3711536-cernigivsina-otrimala-gumanitarnu-dopomogu-vid-danskoi-kompanii.html</text:a>
</text:p>
      <!--NEWS-->
      <text:h text:style-name="P10" text:outline-level="1">
<text:span text:style-name="T4">
Росія порушила питання обміну цивільними - Лубінець</text:span>
</text:h>
      <text:p text:style-name="P4">
Authors: Ukrinform (Person)</text:p>
      <text:p text:style-name="P4">
Publisher: Укринформ (Organization)</text:p>
      <text:p text:style-name="P4">
Published Time: 2023-05-19T18:22:00+03:00</text:p>
      <text:p text:style-name="P4">
Modified Time: 2023-05-19T18:22:00+03:00</text:p>
      <text:p text:style-name="P4">
Description: Представники Державної думи РФ, з якими Офіс уповноваженого Верховної Ради з прав людини розпочав спільну діяльність щодо моніторингових візитів місць утримання цивільних осіб з обох сторін, порушили питання щодо обміну цивільними.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Обмін', 'Україна', 'Росія', 'Дмитро Лубінець']</text:p>
      <text:p text:style-name="P4">
Type: Article</text:p>
      <!--METADATA-->
      <text:p text:style-name="P4">
<draw:frame draw:style-name="fr1" draw:name="Image167" text:anchor-type="as-char" svg:width="6.9236in" svg:height="3.956343in" draw:z-index="0">
<draw:image xlink:href="../Images/yкринформ/2023-05-19T18-22-00-03-00/630_360_1677395798-958.jpg" xlink:type="simple" xlink:show="embed" xlink:actuate="onLoad" draw:mime-type="image/jpeg"/>
</draw:frame>
Представники Державної думи РФ, з якими Офіс уповноваженого Верховної Ради зправ людини розпочав спільну діяльність щодо моніторингових візитів місцьутримання цивільних осіб з обох сторін, порушили питання щодо обмінуцивільними.</text:p>
      <text:p text:style-name="P4">
Про це повідомив омбудсмен Дмитро Лубінець у <text:a xlink:type="simple" xlink:href="https://t.me/dmytro_lubinetzs/2492" text:style-name="Internet_20_link" text:visited-style-name="Visited_20_Internet_20_Link">
</text:a>
 , передає Укрінформ.</text:p>
      <text:p text:style-name="P4">
“Нині там озвучили питання необхідності <text:a xlink:type="simple" xlink:href="https://www.ukrinform.ua/tag-obmin" text:style-name="Internet_20_link" text:visited-style-name="Visited_20_Internet_20_Link">
 </text:a>
 /повернення цивільних громадян та навіть попросили у їхньогопрезидента, який «удостоєний» ордеру на арешт від МКС, надати доручення, абикомпетентні органи сприяли обміну цивільних”, - зазначив Лубінець.</text:p>
      <text:p text:style-name="P4">
За його словами, Україна готова віддати російських громадян для відбуванняпокарання у РФ. "Важливим є факт того, чи дійсно країна піклується про "своїх"та чи готова їх забирати", - додав Лубінець.</text:p>
      <text:p text:style-name="P4">
<text:span text:style-name="T4">
Читайте також:</text:span>
 <text:a xlink:type="simple" xlink:href="https://www.ukrinform.ua/rubric-ato/3711304-rosia-zbilsila-kilkist-pidtverdzen-cerez-mkch-polonu-ukrainskih-vijskovih-koordstab.html" text:style-name="Internet_20_link" text:visited-style-name="Visited_20_Internet_20_Link">
 <text:span text:style-name="T4">
Коордштаб</text:span>
 </text:a>
</text:p>
      <text:p text:style-name="P4">
Він наголосив, що Україна зі свого боку надала список громадян літнього віку,яких незаконно утримує російська сторона. “Тож очікує, що РФ буде зацікавленау поверненні своїх громадян, адже Україна на всіх можливих майданчиках заявляєпро те, що хоче повернути кожного цивільного, якого незаконно перемістила чивикрала РФ”, - підкреслив омбудсмен.</text:p>
      <text:p text:style-name="P4">
Як повідомлялося, 19 травня Лубінець заявив, що <text:a xlink:type="simple" xlink:href="https://www.ukrinform.ua/rubric-society/3711160-ukraina-pracue-nad-okremim-majdancikom-dla-povernenna-civilnih-iz-rosii-lubinec.html" text:style-name="Internet_20_link" text:visited-style-name="Visited_20_Internet_20_Link">
</text:a>
</text:p>
      <text:p text:style-name="P4">
Source: <text:a xlink:type="simple" xlink:href="https://www.ukrinform.ua/rubric-ato/3711539-rosia-porusila-pitanna-obminu-civilnimi-lubinec.html" text:style-name="Internet_20_link" text:visited-style-name="Visited_20_Internet_20_Link">
https://www.ukrinform.ua/rubric-ato/3711539-rosia-porusila-pitanna-obminu-civilnimi-lubinec.html</text:a>
</text:p>
      <!--NEWS-->
      <text:h text:style-name="P10" text:outline-level="1">
<text:span text:style-name="T4">
На Київщині на узбіччі знайшли протитанкову міну</text:span>
</text:h>
      <text:p text:style-name="P4">
Authors: Ukrinform (Person)</text:p>
      <text:p text:style-name="P4">
Publisher: Укринформ (Organization)</text:p>
      <text:p text:style-name="P4">
Published Time: 2023-05-19T18:27:00+03:00</text:p>
      <text:p text:style-name="P4">
Modified Time: 2023-05-19T18:27:00+03:00</text:p>
      <text:p text:style-name="P4">
Description: На узбіччі села Липівка Київської області знайшли протитанкову міну. — Укрінформ.</text:p>
      <text:p text:style-name="P4">
Images: ["<text:a xlink:type="simple" xlink:href="https://static.ukrinform.com/photos/2023_05/thumb_files/630_360_1684510265-373.jpeg" text:style-name="Internet_20_link" text:visited-style-name="Visited_20_Internet_20_Link">
630_360_16845...</text:a>
"]</text:p>
      <text:p text:style-name="P4">
Tags: ['Міна', 'Поліція', 'Київщина']</text:p>
      <text:p text:style-name="P4">
Type: Article</text:p>
      <!--METADATA-->
      <text:p text:style-name="P4">
<draw:frame draw:style-name="fr1" draw:name="Image168" text:anchor-type="as-char" svg:width="6.9236in" svg:height="3.956343in" draw:z-index="0">
<draw:image xlink:href="../Images/yкринформ/2023-05-19T18-27-00-03-00/630_360_1684510265-373.jpeg" xlink:type="simple" xlink:show="embed" xlink:actuate="onLoad" draw:mime-type="image/jpeg"/>
</draw:frame>
 Наузбіччі села Липівка Київської області знайшли протитанкову міну.</text:p>
      <text:p text:style-name="P4">
Як передає Укрінформ, про це начальник Головного управління Національноїполіції в Київській області Андрій Нєбитов повідомив у <text:a xlink:type="simple" xlink:href="https://t.me/andrii_nebytov/1316" text:style-name="Internet_20_link" text:visited-style-name="Visited_20_Internet_20_Link">
</text:a>
</text:p>
      <text:p text:style-name="P4">
"Ворожу протитанкову <text:a xlink:type="simple" xlink:href="https://www.ukrinform.ua/tag-mina" text:style-name="Internet_20_link" text:visited-style-name="Visited_20_Internet_20_Link">
 </text:a>
 знайшли сьогодніна узбіччі села Липівка. Працівники Бучанського управління поліції Київщиниочепили територію та викликали ДСНС", - зазначив Нєбитов.</text:p>
      <text:p text:style-name="P4">
Наразі міну вже вилучили. Життю громадян нічого не загрожує.</text:p>
      <text:p text:style-name="P4">
<text:span text:style-name="T4">
Читайте також:</text:span>
 <text:a xlink:type="simple" xlink:href="https://www.ukrinform.ua/rubric-regions/3711362-osnovni-roboti-z-rozminuvanna-narazi-provodatsa-u-cotiroh-oblastah-dsns.html" text:style-name="Internet_20_link" text:visited-style-name="Visited_20_Internet_20_Link">
 <text:span text:style-name="T4">
розмінування</text:span>
 </text:a>
</text:p>
      <text:p text:style-name="P4">
"Ми продовжуємо знаходити вибухонебезпечні предмети на деокупованихтериторіях, тому застерігаю громадян бути обережними. У разі виявленнянебезпечних предметів, відразу набирайте 102", - наголосив Нєбитов.</text:p>
      <text:p text:style-name="P4">
Як повідомляв Укрінформ, у квітня на Київщині діти виявили протипіхотну міну зрозтяжкою.</text:p>
      <text:p text:style-name="P4">
<text:span text:style-name="T5">
Фото: Телеграм Андрій Нєбитов</text:span>
</text:p>
      <text:p text:style-name="P4">
Source: <text:a xlink:type="simple" xlink:href="https://www.ukrinform.ua/rubric-regions/3711540-na-kiivsini-na-uzbicci-znajsli-protitankovu-minu.html" text:style-name="Internet_20_link" text:visited-style-name="Visited_20_Internet_20_Link">
https://www.ukrinform.ua/rubric-regions/3711540-na-kiivsini-na-uzbicci-znajsli-protitankovu-minu.html</text:a>
</text:p>
      <!--NEWS-->
      <text:h text:style-name="P10" text:outline-level="1">
<text:span text:style-name="T4">
Лідери G7 підтримали Чорноморську зернову ініціативу</text:span>
</text:h>
      <text:p text:style-name="P4">
Authors: Ukrinform (Person)</text:p>
      <text:p text:style-name="P4">
Publisher: Укринформ (Organization)</text:p>
      <text:p text:style-name="P4">
Published Time: 2023-05-19T18:28:21+03:00</text:p>
      <text:p text:style-name="P4">
Modified Time: 2023-05-19T18:28:21+03:00</text:p>
      <text:p text:style-name="P4">
Description: Лідери країн «Групи семи» визнали важливість продовження експорту українського зерна на світовий ринок, зокрема, з використанням «коридорів солідарності» та Чорноморської зернової ініціативи.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Експорт', 'Україна', 'Саміт G7', 'зерновий коридор']</text:p>
      <text:p text:style-name="P4">
Type: Article</text:p>
      <!--METADATA-->
      <text:p text:style-name="P4">
<draw:frame draw:style-name="fr1" draw:name="Image169" text:anchor-type="as-char" svg:width="6.9236in" svg:height="3.956343in" draw:z-index="0">
<draw:image xlink:href="../Images/yкринформ/2023-05-19T18-28-21-03-00/630_360_1680511197-485.jpg" xlink:type="simple" xlink:show="embed" xlink:actuate="onLoad" draw:mime-type="image/jpeg"/>
</draw:frame>
 Лідерикраїн «Групи семи» визнали важливість продовження експорту українського зернана світовий ринок, зокрема, з використанням «коридорів солідарності» таЧорноморської зернової ініціативи.</text:p>
      <text:p text:style-name="P4">
Як повідомляє Укрінформ, про це йдеться у заяві G7 по Україні, повний текстякої оприлюднений <text:a xlink:type="simple" xlink:href="https://www.consilium.europa.eu/media/64494/g7-2023-statement-on-ukraine.pdf" text:style-name="Internet_20_link" text:visited-style-name="Visited_20_Internet_20_Link">
</text:a>
 .</text:p>
      <text:p text:style-name="P4">
«Ми будемо продовжувати підтримувати експорт українських сільськогосподарськихпродуктів, включаючи через «коридори солідарності». У цьому зв’язку, мипідтримуємо <text:a xlink:type="simple" xlink:href="https://www.ukrinform.ua/rubric-economy/3710574-zernovu-ugodu-prodovzili-na-dva-misaci.html" text:style-name="Internet_20_link" text:visited-style-name="Visited_20_Internet_20_Link">
 </text:a>
 , та закликаємо росію припинити чинити загрозудля глобальних продовольчих поставок, та дозволити Чорноморській зерновійініціативі працювати за її максимальним потенціалом. Ми також залишаємосявідданими (підтримці - ред.) ініціативи « <text:a xlink:type="simple" xlink:href="https://www.ukrinform.ua/tag-zerno" text:style-name="Internet_20_link" text:visited-style-name="Visited_20_Internet_20_Link">
 </text:a>
 з України». Наші внески сприяють доставці гуманітарної продовольчоїдопомоги до найбільш вразливих країн, у партнерстві із Всесвітньоюпродовольчою програмою ООН», - йдеться у документі.</text:p>
      <text:p text:style-name="P4">
<text:span text:style-name="T4">
Читайте також:</text:span>
 <text:a xlink:type="simple" xlink:href="https://www.ukrinform.ua/rubric-economy/3710970-zernova-ugoda-ne-peredbacae-vikonanna-vimog-rosii-posol-bodnar.html" text:style-name="Internet_20_link" text:visited-style-name="Visited_20_Internet_20_Link">
 <text:span text:style-name="T4">
Зернова</text:span>
 <text:span text:style-name="T4">
угода</text:span>
 </text:a>
</text:p>
      <text:p text:style-name="P4">
Лідери G7 підкреслили, що дії росії з перетворення продовольства на зброю лишепосилили економічні негаразди у найбільш вразливих країнах світу, призвели доескалації глобальної продовольчої небезпеки та до загрози голоду вбезпрецедентних рівнях. Країни «Сімки» будуть продовжувати підтримувати цікраїни та надавати їм гуманітарну допомогу, щоб пом’якшити удар кризи, щостала наслідком російської агресії проти України.</text:p>
      <text:p text:style-name="P4">
Водночас, лідери G7 висловили намір сприяти вирішенню глобальної енергетичноїкризи, що також була спровокована російською агресією.</text:p>
      <text:p text:style-name="P4">
<text:span text:style-name="T4">
Читайте також:</text:span>
 <text:a xlink:type="simple" xlink:href="https://www.ukrinform.ua/rubric-polytics/3711373-lideri-g7-zaklikali-rosiu-negajno-zupiniti-vijnu-ta-vivesti-vijska-z-ukraini.html" text:style-name="Internet_20_link" text:visited-style-name="Visited_20_Internet_20_Link">
 </text:a>
</text:p>
      <text:p text:style-name="P4">
Як повідомлялося, в Японії триває 48-й саміт «Групи семи», який продовжуватимероботу до 21 травня. Його учасники розглядають шляхи забезпечення стійкостіглобальної економіки, в тому числі, за наслідками пандемії коронавірусу таросійської агресії проти України.</text:p>
      <text:p text:style-name="P4">
<text:span text:style-name="T5">
Фото: Мінагрополітики</text:span>
</text:p>
      <text:p text:style-name="P4">
Source: <text:a xlink:type="simple" xlink:href="https://www.ukrinform.ua/rubric-economy/3711541-lideri-g7-pidtrimali-cornomorsku-zernovu-iniciativu.html" text:style-name="Internet_20_link" text:visited-style-name="Visited_20_Internet_20_Link">
https://www.ukrinform.ua/rubric-economy/3711541-lideri-g7-pidtrimali-cornomorsku-zernovu-iniciativu.html</text:a>
</text:p>
      <!--NEWS-->
      <text:h text:style-name="P10" text:outline-level="1">
<text:span text:style-name="T4">
Тренування українських пілотів на F-16: Байден підтвердив участь американських інструкторів</text:span>
</text:h>
      <text:p text:style-name="P4">
Authors: Ukrinform (Person)</text:p>
      <text:p text:style-name="P4">
Publisher: Укринформ (Organization)</text:p>
      <text:p text:style-name="P4">
Published Time: 2023-05-19T18:29:00+03:00</text:p>
      <text:p text:style-name="P4">
Modified Time: 2023-05-19T18:29:00+03:00</text:p>
      <text:p text:style-name="P4">
Description: Президент США Джо Байден запевнив лідерів «Групи семи», що Сполучені Штати підтримають зусилля з підготовки українських пілотів на літаках західного зразку, включно з F-16. — Укрінформ.</text:p>
      <text:p text:style-name="P4">
Images: ["<text:a xlink:type="simple" xlink:href="https://static.ukrinform.com/photos/2023_05/thumb_files/630_360_1684500491-803.jpeg" text:style-name="Internet_20_link" text:visited-style-name="Visited_20_Internet_20_Link">
630_360_16845...</text:a>
"]</text:p>
      <text:p text:style-name="P4">
Tags: ['Байден', 'Військові навчання', 'Винищувач', 'Війна з Росією']</text:p>
      <text:p text:style-name="P4">
Type: Article</text:p>
      <!--METADATA-->
      <text:p text:style-name="P4">
<draw:frame draw:style-name="fr1" draw:name="Image170" text:anchor-type="as-char" svg:width="6.9236in" svg:height="3.956343in" draw:z-index="0">
<draw:image xlink:href="../Images/yкринформ/2023-05-19T18-29-00-03-00/630_360_1684500491-803.jpeg" xlink:type="simple" xlink:show="embed" xlink:actuate="onLoad" draw:mime-type="image/jpeg"/>
</draw:frame>
 ПрезидентСША Джо Байден запевнив лідерів «Групи семи», що Сполучені Штати підтримаютьзусилля з підготовки українських пілотів на літаках західного зразку, включноз F-16.</text:p>
      <text:p text:style-name="P4">
Про це повідомляє в п’ятницю <text:a xlink:type="simple" xlink:href="https://www.cnn.com/europe/live-news/russia-ukraine-war-news-05-19-23/h_64766a97bd9305d0f024645998ce89ff" text:style-name="Internet_20_link" text:visited-style-name="Visited_20_Internet_20_Link">
 </text:a>
 із посиланням нависокопоставленого чиновника в адміністрації США, передає Укрінформ.</text:p>
      <text:p text:style-name="P4">
«Як очікується, навчання проходитимуть не в <text:a xlink:type="simple" xlink:href="https://www.ukrinform.ua/tag-ssa" text:style-name="Internet_20_link" text:visited-style-name="Visited_20_Internet_20_Link">
 </text:a>
 , а, вочевидь, повною мірою в Європі. Проте американський персоналбратиме участь у тренуваннях разом із союзниками й партнерами», - цитуєвидання слова чиновника.</text:p>
      <text:p text:style-name="P4">
Передбачається, що на це піде кілька місяців.</text:p>
      <text:p text:style-name="P4">
«Оскільки навчання відбуватимуться впродовж наступних місяців, наша коаліціякраїн, які беруть участь у цих зусиллях, вирішуватиме, коли надати літаки,скільки надати, а також хто їх надасть», — зауважив чиновник.</text:p>
      <text:p text:style-name="P4">
<text:span text:style-name="T4">
Читайте також:</text:span>
 <text:a xlink:type="simple" xlink:href="https://www.ukrinform.ua/rubric-ato/3711453-u-derzdepi-zaavili-so-u-pitanni-zbroi-perebuvaut-u-tisnomu-kontakti-z-ukrainou.html" text:style-name="Internet_20_link" text:visited-style-name="Visited_20_Internet_20_Link">
 </text:a>
</text:p>
      <text:p text:style-name="P4">
Як повідомляв Укрінформ, за інформацією західних ЗМІ, раніше в американськійадміністрації <text:a xlink:type="simple" xlink:href="https://www.ukrinform.ua/rubric-ato/3711314-ssa-ne-blokuvatimut-postavku-souznikami-vinisuvaciv-f16-v-ukrainu-snn.html" text:style-name="Internet_20_link" text:visited-style-name="Visited_20_Internet_20_Link">
 </text:a>
 <text:a xlink:type="simple" xlink:href="https://www.ukrinform.ua/rubric-ato/3711314-ssa-ne-blokuvatimut-postavku-souznikami-vinisuvaciv-f16-v-ukrainu-snn.html" text:style-name="Internet_20_link" text:visited-style-name="Visited_20_Internet_20_Link">
</text:a>
 європейським союзникам, що СШАне перешкоджатимуть їм у постачанні винищувачів F-16 в Україну.</text:p>
      <text:p text:style-name="P4">
<text:span text:style-name="T5">
Фото: Kyodo News/Getty Images</text:span>
</text:p>
      <text:p text:style-name="P4">
Source: <text:a xlink:type="simple" xlink:href="https://www.ukrinform.ua/rubric-polytics/3711542-navcanna-ukrainskih-pilotiv-na-f16-bajden-pidtverdiv-ucast-amerikanskih-instruktoriv.html" text:style-name="Internet_20_link" text:visited-style-name="Visited_20_Internet_20_Link">
https://www.ukrinform.ua/rubric-polytics/3711542-navcanna-ukrainskih-pilotiv-na-f16-bajden-pidtverdiv-ucast-amerikanskih-instruktoriv.html</text:a>
</text:p>
      <!--NEWS-->
      <text:h text:style-name="P10" text:outline-level="1">
<text:span text:style-name="T4">
Українські музейники для обміну досвідом відвідають французькі інституції</text:span>
</text:h>
      <text:p text:style-name="P4">
Authors: Ukrinform (Person)</text:p>
      <text:p text:style-name="P4">
Publisher: Укринформ (Organization)</text:p>
      <text:p text:style-name="P4">
Published Time: 2023-05-19T18:42:17+03:00</text:p>
      <text:p text:style-name="P4">
Modified Time: 2023-05-19T18:42:17+03:00</text:p>
      <text:p text:style-name="P4">
Description: У червні 15 українських музейників відвідають французькі інституції музейної сфери для обміну досвідом і встановлення партнерства. — Укрінформ.</text:p>
      <text:p text:style-name="P4">
Images: ["<text:a xlink:type="simple" xlink:href="https://static.ukrinform.com/photos/2020_02/thumb_files/630_360_1580831959-348.jpeg" text:style-name="Internet_20_link" text:visited-style-name="Visited_20_Internet_20_Link">
630_360_15808...</text:a>
"]</text:p>
      <text:p text:style-name="P4">
Tags: ['Франція', 'Музей', 'Україна', 'МКІП ']</text:p>
      <text:p text:style-name="P4">
Type: Article</text:p>
      <!--METADATA-->
      <text:p text:style-name="P4">
<draw:frame draw:style-name="fr1" draw:name="Image171" text:anchor-type="as-char" svg:width="6.9236in" svg:height="3.956343in" draw:z-index="0">
<draw:image xlink:href="../Images/yкринформ/2023-05-19T18-42-17-03-00/630_360_1580831959-348.jpeg" xlink:type="simple" xlink:show="embed" xlink:actuate="onLoad" draw:mime-type="image/jpeg"/>
</draw:frame>
 У червні15 українських музейників відвідають французькі інституції музейної сфери дляобміну досвідом і встановлення партнерства.</text:p>
      <text:p text:style-name="P4">
Як передає Укрінформ, про це повідомляє в  <text:a xlink:type="simple" xlink:href="https://t.me/mkipu/6171" text:style-name="Internet_20_link" text:visited-style-name="Visited_20_Internet_20_Link">
</text:a>
Міністерство культури та інформаційної політики.</text:p>
      <text:p text:style-name="P4">
Програма здійснюється в рамках домовленостей між Міністерством <text:a xlink:type="simple" xlink:href="https://www.ukrinform.ua/tag-kultura" text:style-name="Internet_20_link" text:visited-style-name="Visited_20_Internet_20_Link">
</text:a>
 та інформаційної політики України таМіністерством культури Франції за підтримки і сприяння Французького інститутув Україні та Українського інституту.</text:p>
      <text:p text:style-name="P4">
Як зазначила заступниця очільника МКІП Галина Григоренко, “у повоєнний часмузеї стикнуться з проблемами реставрації творів, які були в евакуації чиспаковані в сховищах, з питаннями реекспозиції та побудовою нової системивзаємодії з аудиторіями, оскільки портрет відвідувача суттєво зміниться. Тутйдеться про безбар’єрність та інклюзивність, проактивну комунікацію таінтерактивні програми для різного віку”.</text:p>
      <text:p text:style-name="P4">
<text:span text:style-name="T4">
Читайте також:</text:span>
 <text:a xlink:type="simple" xlink:href="https://www.ukrinform.ua/rubric-culture/3700684-diplomati-18-krain-vidvidali-muzej-hanenkiv-u-kievi.html" text:style-name="Internet_20_link" text:visited-style-name="Visited_20_Internet_20_Link">
 <text:span text:style-name="T4">
музей</text:span>
 </text:a>
</text:p>
      <text:p text:style-name="P4">
Також цього року в рамках співпраці три українські реставраторки і тримузикантки (клавесин) відвідають французькі інституції за програмамистажування та наукової роботи.</text:p>
      <text:p text:style-name="P4">
Як повідомляв Укрінформ, у Львові 18-19 травня  <text:a xlink:type="simple" xlink:href="https://www.ukrinform.ua/rubric-culture/3711236-konsultativna-misia-es-provodit-u-lvovi-konferenciu-sodo-zlociniv-proti-kulturnoi-spadsini.html" text:style-name="Internet_20_link" text:visited-style-name="Visited_20_Internet_20_Link">
</text:a>
“Злочин проти культурної спадщини – у воєнний та позавоєнний час”,організована Консультативною місією Європейською Союзу (КСЄС).</text:p>
      <text:p text:style-name="P4">
Захід зібрав експертів високого міжнародного рівня, які обговорюютьвідшкодування збитків, завданих РФ культурним цінностям України, тарозслідування таких злочинів.</text:p>
      <text:p text:style-name="P4">
Source: <text:a xlink:type="simple" xlink:href="https://www.ukrinform.ua/rubric-culture/3711548-ukrainski-muzejniki-dla-obminu-dosvidom-vidvidaut-francuzki-institucii.html" text:style-name="Internet_20_link" text:visited-style-name="Visited_20_Internet_20_Link">
https://www.ukrinform.ua/rubric-culture/3711548-ukrainski-muzejniki-dla-obminu-dosvidom-vidvidaut-francuzki-institucii.html</text:a>
</text:p>
      <!--NEWS-->
      <text:h text:style-name="P10" text:outline-level="1">
<text:span text:style-name="T4">
Ворог намагався штурмувати опорний пункт прикордонників у Бахмуті, але відійшов із втратами</text:span>
</text:h>
      <text:p text:style-name="P4">
Authors: Ukrinform (Person)</text:p>
      <text:p text:style-name="P4">
Publisher: Укринформ (Organization)</text:p>
      <text:p text:style-name="P4">
Published Time: 2023-05-19T18:45:00+03:00</text:p>
      <text:p text:style-name="P4">
Modified Time: 2023-05-19T18:45:00+03:00</text:p>
      <text:p text:style-name="P4">
Description: У Бахмуті Донецької області бійці Державної прикордонної служби успішно відбили чергову ворожу атаку на опорний пункт.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Прикордонники', 'Війна з Росією']</text:p>
      <text:p text:style-name="P4">
Type: Article</text:p>
      <!--METADATA-->
      <text:p text:style-name="P4">
<draw:frame draw:style-name="fr1" draw:name="Image172" text:anchor-type="as-char" svg:width="6.9236in" svg:height="3.956343in" draw:z-index="0">
<draw:image xlink:href="../Images/yкринформ/2023-05-19T18-45-00-03-00/630_360_1680422407-224.png" xlink:type="simple" xlink:show="embed" xlink:actuate="onLoad" draw:mime-type="image/png"/>
</draw:frame>
 У БахмутіДонецької області бійці Державної прикордонної служби успішно відбили черговуворожу атаку на опорний пункт.</text:p>
      <text:p text:style-name="P4">
Як передає Укрінформ, про це Державна прикордонна служба повідомляє у <text:a xlink:type="simple" xlink:href="https://t.me/DPSUkr/11342" text:style-name="Internet_20_link" text:visited-style-name="Visited_20_Internet_20_Link">
</text:a>
</text:p>
      <text:p text:style-name="P4">
«Ще одну спробу штурму прикордонники успішно відбили. Ворожа група піхотиатакувала опорний пункт бійців ДПСУ, <text:a xlink:type="simple" xlink:href="https://www.ukrinform.ua/tag-obstril" text:style-name="Internet_20_link" text:visited-style-name="Visited_20_Internet_20_Link">
 </text:a>
вогневу точку та спробувала підійти до позицій. Наші захисники відповіливогнем, а з наближенням загарбників закидали їх гранатами», - йдеться уповідомленні.</text:p>
      <text:p text:style-name="P4">
У ДПСУ зазначили, що попри недовготривалий бій, половину штурмовиків булознешкоджено: два вбиті, ще троє поранені. Зазнавши невдачі, противниквідступив.</text:p>
      <text:p text:style-name="P4">
<text:span text:style-name="T4">
Читайте також:</text:span>
 <text:a xlink:type="simple" xlink:href="https://www.ukrinform.ua/rubric-ato/3711346-rosiani-vidaut-bazane-za-dijsne-u-minoboroni-rozpovili-pro-situaciu-u-bahmuti.html" text:style-name="Internet_20_link" text:visited-style-name="Visited_20_Internet_20_Link">
 <text:span text:style-name="T4">
Бахмут</text:span>
 </text:a>
</text:p>
      <text:p text:style-name="P4">
Як повідомляв Укрінформ, <text:a xlink:type="simple" xlink:href="https://www.ukrinform.ua/rubric-ato/3711420-cerevatij-pro-bahmut-zsu-perehopluut-iniciativu-i-namagautsa-kontratakuvati.html" text:style-name="Internet_20_link" text:visited-style-name="Visited_20_Internet_20_Link">
 </text:a>
 , однак Сили оборони за добу змогли просунутись на різнихділянках до 500 метрів і тримають південно-західну частину міста.</text:p>
      <text:p text:style-name="P4">
Source: <text:a xlink:type="simple" xlink:href="https://www.ukrinform.ua/rubric-ato/3711550-vorog-namagavsa-sturmuvati-opornij-punkt-prikordonnikiv-u-bahmuti-ale-vidijsov-iz-vtratami.html" text:style-name="Internet_20_link" text:visited-style-name="Visited_20_Internet_20_Link">
https://www.ukrinform.ua/rubric-ato/3711550-vorog-namagavsa-sturmuvati-opornij-punkt-prikordonnikiv-u-bahmuti-ale-vidijsov-iz-vtratami.html</text:a>
</text:p>
      <!--NEWS-->
      <text:h text:style-name="P10" text:outline-level="1">
<text:span text:style-name="T4">
У Чернівцях презентують перше повне зібрання пісень із фільмів, у яких знімався Іван Миколайчук</text:span>
</text:h>
      <text:p text:style-name="P4">
Authors: Ukrinform (Person)</text:p>
      <text:p text:style-name="P4">
Publisher: Укринформ (Organization)</text:p>
      <text:p text:style-name="P4">
Published Time: 2023-05-19T18:48:00+03:00</text:p>
      <text:p text:style-name="P4">
Modified Time: 2023-05-19T18:48:00+03:00</text:p>
      <text:p text:style-name="P4">
Description: У Чернівцях під час фестивалю кіно "Миколайчук OPEN" у середині червня презентують унікальну збірку нот і текстів пісень тріо "Золоті ключі", які виконувалися у фільмах, де знімався Іван Миколайчук. — Укрінформ.</text:p>
      <text:p text:style-name="P4">
Images: ["<text:a xlink:type="simple" xlink:href="https://static.ukrinform.com/photos/2023_05/thumb_files/630_360_1684511597-379.jpg" text:style-name="Internet_20_link" text:visited-style-name="Visited_20_Internet_20_Link">
630_360_16845...</text:a>
", "<text:a xlink:type="simple" xlink:href="https://static.ukrinform.com/photos/2023_05/1684511515-521.jpg" text:style-name="Internet_20_link" text:visited-style-name="Visited_20_Internet_20_Link">
1684511515-52...</text:a>
", "<text:a xlink:type="simple" xlink:href="https://static.ukrinform.com/photos/2023_05/1684511516-939.jpg" text:style-name="Internet_20_link" text:visited-style-name="Visited_20_Internet_20_Link">
1684511516-93...</text:a>
", "<text:a xlink:type="simple" xlink:href="https://static.ukrinform.com/photos/2023_05/1684511516-487.jpg" text:style-name="Internet_20_link" text:visited-style-name="Visited_20_Internet_20_Link">
1684511516-48...</text:a>
"]</text:p>
      <text:p text:style-name="P4">
Tags: ['Іван Миколайчук', 'Книги', 'Чернівці', 'Пісня']</text:p>
      <text:p text:style-name="P4">
Type: Article</text:p>
      <!--METADATA-->
      <text:p text:style-name="P4">
<draw:frame draw:style-name="fr1" draw:name="Image173" text:anchor-type="as-char" svg:width="6.9236in" svg:height="3.956343in" draw:z-index="0">
<draw:image xlink:href="../Images/yкринформ/2023-05-19T18-48-00-03-00/630_360_1684511597-379.jpg" xlink:type="simple" xlink:show="embed" xlink:actuate="onLoad" draw:mime-type="image/jpeg"/>
</draw:frame>
 УЧернівцях під час фестивалю кіно "Миколайчук OPEN" у середині червняпрезентують унікальну збірку нот і текстів пісень тріо "Золоті ключі", яківиконувалися у фільмах, де знімався Іван Миколайчук.</text:p>
      <text:p text:style-name="P4">
Про це повідомляють у <text:a xlink:type="simple" xlink:href="https://www.facebook.com/oblrada.cv.ua/posts/pfbid0MPnmiPtz69dXZZHZDHJTAAUf5QQGR8VvT8hHGKuHFDMwsX1FdKuKQrWVKx1vh4EYl" text:style-name="Internet_20_link" text:visited-style-name="Visited_20_Internet_20_Link">
</text:a>
, передає Укрінформ.</text:p>
      <text:p text:style-name="P4">
"У <text:a xlink:type="simple" xlink:href="https://www.ukrinform.ua/tag-cernivci" text:style-name="Internet_20_link" text:visited-style-name="Visited_20_Internet_20_Link">
 </text:a>
 під час фестивалю глядацькогокіно "Миколайчук OPEN" презентують унікальне видання – друковану збірку усіхнот і текстів пісень відомого тріо "Золоті ключі", яке колись заснували упомешканні Івана Миколайчука. Ця книга стала першим повним зібранням пісень зфільмів, в яких знімався геніальний буковинець", – йдеться у повідомленні.</text:p>
      <text:p text:style-name="P4">
<draw:frame draw:style-name="fr1" draw:name="Image174" text:anchor-type="as-char" svg:width="6.9236in" svg:height="6.9393in" draw:z-index="0">
<draw:image xlink:href="../Images/yкринформ/2023-05-19T18-48-00-03-00/1684511515-521.jpg" xlink:type="simple" xlink:show="embed" xlink:actuate="onLoad" draw:mime-type="image/jpeg"/>
</draw:frame>
</text:p>
      <text:p text:style-name="P4">
<draw:frame draw:style-name="fr1" draw:name="Image175" text:anchor-type="as-char" svg:width="6.9236in" svg:height="6.974886in" draw:z-index="0">
<draw:image xlink:href="../Images/yкринформ/2023-05-19T18-48-00-03-00/1684511516-939.jpg" xlink:type="simple" xlink:show="embed" xlink:actuate="onLoad" draw:mime-type="image/jpeg"/>
</draw:frame>
</text:p>
      <text:p text:style-name="P4">
<text:span text:style-name="T4">
Читайте також:</text:span>
 <text:a xlink:type="simple" xlink:href="https://www.ukrinform.ua/rubric-culture/3706893-u-kievi-prezentuvali-dokumentalnij-film-ta-knigu-skripleni-krovu.html" text:style-name="Internet_20_link" text:visited-style-name="Visited_20_Internet_20_Link">
 <text:span text:style-name="T4">
книгу</text:span>
 </text:a>
</text:p>
      <text:p text:style-name="P4">
За словами генерального продюсера фестивалю Олексія Гладушевського, книгустворила народна артистка України та учасниця оригінального складу "Золотихключів" Валентина Коротя-Ковальська. Вона представить її разом зі своєюпартнеркою у тріо Ніною Матвієнко та кінознавцем Сергієм Тримбачем 15 червняпід час фестивалю, який відбудеться у день народження Миколайчука.</text:p>
      <text:p text:style-name="P4">
<draw:frame draw:style-name="fr1" draw:name="Image176" text:anchor-type="as-char" svg:width="6.9236in" svg:height="6.955654in" draw:z-index="0">
<draw:image xlink:href="../Images/yкринформ/2023-05-19T18-48-00-03-00/1684511516-487.jpg" xlink:type="simple" xlink:show="embed" xlink:actuate="onLoad" draw:mime-type="image/jpeg"/>
</draw:frame>
</text:p>
      <text:p text:style-name="P4">
Раніше на сторінці фестивалю "Миколайчук OPEN" у Фейсбуці організаториповідомляли, що цьогоріч він відбудеться із 15 по 20 червня у Культурно-мистецькому центрі імені Миколайчука у Чернівцях.</text:p>
      <text:p text:style-name="P4">
<text:span text:style-name="T5">
Фото: Миколайчук OPEN</text:span>
</text:p>
      <text:p text:style-name="P4">
Source: <text:a xlink:type="simple" xlink:href="https://www.ukrinform.ua/rubric-culture/3711559-u-cernivcah-prezentuut-perse-povne-zibranna-pisen-iz-filmiv-u-akih-znimavsa-ivan-mikolajcuk.html" text:style-name="Internet_20_link" text:visited-style-name="Visited_20_Internet_20_Link">
https://www.ukrinform.ua/rubric-culture/3711559-u-cernivcah-prezentuut-perse-povne-zibranna-pisen-iz-filmiv-u-akih-znimavsa-ivan-mikolajcuk.html</text:a>
</text:p>
      <!--NEWS-->
      <text:h text:style-name="P10" text:outline-level="1">
<text:span text:style-name="T4">
Росія продовжує отримувати електроніку з Німеччини – Spiegel</text:span>
</text:h>
      <text:p text:style-name="P4">
Authors: Ukrinform (Person)</text:p>
      <text:p text:style-name="P4">
Publisher: Укринформ (Organization)</text:p>
      <text:p text:style-name="P4">
Published Time: 2023-05-19T18:51:00+03:00</text:p>
      <text:p text:style-name="P4">
Modified Time: 2023-05-19T18:51:00+03:00</text:p>
      <text:p text:style-name="P4">
Description: Поставки електроніки від німецьких компаній, очевидно, потрапляють до російських збройних груп попри санкції. — Укрінформ.</text:p>
      <text:p text:style-name="P4">
Images: ["<text:a xlink:type="simple" xlink:href="https://static.ukrinform.com/photos/2023_05/thumb_files/630_360_1684511590-358.jpg" text:style-name="Internet_20_link" text:visited-style-name="Visited_20_Internet_20_Link">
630_360_16845...</text:a>
"]</text:p>
      <text:p text:style-name="P4">
Tags: ['Німеччина', 'Санкції', 'Технології', 'Війна з Росією']</text:p>
      <text:p text:style-name="P4">
Type: Article</text:p>
      <!--METADATA-->
      <text:p text:style-name="P4">
<draw:frame draw:style-name="fr1" draw:name="Image177" text:anchor-type="as-char" svg:width="6.9236in" svg:height="3.956343in" draw:z-index="0">
<draw:image xlink:href="../Images/yкринформ/2023-05-19T18-51-00-03-00/630_360_1684511590-358.jpg" xlink:type="simple" xlink:show="embed" xlink:actuate="onLoad" draw:mime-type="image/jpeg"/>
</draw:frame>
 Поставкиелектроніки від німецьких компаній, очевидно, потрапляють до російськихзбройних груп попри санкції.</text:p>
      <text:p text:style-name="P4">
Деякі такі випадки дослідив <text:a xlink:type="simple" xlink:href="https://www.spiegel.de/wirtschaft/russland-sanktionen-wie-deutsche-firmen-offenbar-die-russische-ruestungsindustrie-beliefern-a-301106cd-a13c-4610-97a2-d26ac1573226" text:style-name="Internet_20_link" text:visited-style-name="Visited_20_Internet_20_Link">
 </text:a>
 , передає Укрінформ.</text:p>
      <text:p text:style-name="P4">
Згідно з даними розслідування, незважаючи на заборону на експорт, російськівійськові компанії, ймовірно, отримують мікроелектроніку німецьких компаній,причому схема постачання навіть не є надто конспіративною.</text:p>
      <text:p text:style-name="P4">
Одна з фірм - Elix-St. GmbH - знаходиться у Штутгарті. За документами, вонивиробляє деталі для приватного використання, для камер, «для модулів розумногобудинку». Як зазначено в документах, митниця визнала вантажі абсолютнонешкідливими. Але якби чиновники придивилися уважніше, у них могло бивикликати підозру те, що покупцем у столиці Казахстану Астані був посередник,який заснував компанію у березні 2022 року, незабаром після того, як Західзапровадив перші санкції проти Росії.</text:p>
      <text:p text:style-name="P4">
В перші місяці в Казахстан було відправлено товарів на понад 800 тисяч євро. Уперіод з 2018 по 2021 рік фірма постачала продукцію напряму в Росію. Elix-St.має дочірню компанію в Москві. На сайті московської Elix вони заявляють прозв’язки з російською зовнішньою розвідкою СВР, з авіакомпанією «Сухой» ікількома виробниками ракет.</text:p>
      <text:p text:style-name="P4">
Німецький журнал стверджує, що чиновники в ФРН знали про транзакції.</text:p>
      <text:p text:style-name="P4">
<text:span text:style-name="T4">
Читайте також:</text:span>
 <text:a xlink:type="simple" xlink:href="https://www.ukrinform.ua/rubric-world/3697714-rosia-otrimue-zahidni-zbrojni-tehnologii-v-obhid-sankcij-nyt.html" text:style-name="Internet_20_link" text:visited-style-name="Visited_20_Internet_20_Link">
 <text:span text:style-name="T4">
росія</text:span>
 <text:span text:style-name="T4">
отримує</text:span>
 <text:span text:style-name="T4">
західні</text:span>
 <text:span text:style-name="T4">
збройні</text:span>
<text:span text:style-name="T4">
технології</text:span>
 <text:span text:style-name="T4">
обхід</text:span>
 <text:span text:style-name="T4">
санкцій</text:span>
 <text:span text:style-name="T4">
NYT</text:span>
</text:a>
</text:p>
      <text:p text:style-name="P4">
Разом з норвезькою компанією з аналізу ризиків Corisk, російським порталомрозслідувань iStories і міжнародною дослідницькою асоціацією OCCRP Spiegelоцінив митні дані, щоб визначити торговельні шляхи з Elix-St. та іншихпідозрюваних порушників ембарго.</text:p>
      <text:p text:style-name="P4">
Загалом виявилося, що подекуди йдеться про відносно прості мікрочіпи длявикористання в безпілотниках, іноді про більш складні компоненти, які можнавикористовувати для керування крилатими <text:a xlink:type="simple" xlink:href="https://www.ukrinform.ua/tag-raketa" text:style-name="Internet_20_link" text:visited-style-name="Visited_20_Internet_20_Link">
 </text:a>
 . Водночас зазначається, що безпілотники з Нідерландів, очевидно,потрапили на російську сторону фронту.</text:p>
      <text:p text:style-name="P4">
Як повідомлялось, європейські чиновники наразі підкреслюють важливість нестільки запровадження нових санкцій, скільки унеможливлення уникненняіснуючих.</text:p>
      <text:p text:style-name="P4">
<text:span text:style-name="T5">
Фото: dpa</text:span>
</text:p>
      <text:p text:style-name="P4">
Source: <text:a xlink:type="simple" xlink:href="https://www.ukrinform.ua/rubric-world/3711553-rf-popri-sankcii-prodovzue-otrimuvati-elektroniku-z-nimeccini-spiegel.html" text:style-name="Internet_20_link" text:visited-style-name="Visited_20_Internet_20_Link">
https://www.ukrinform.ua/rubric-world/3711553-rf-popri-sankcii-prodovzue-otrimuvati-elektroniku-z-nimeccini-spiegel.html</text:a>
</text:p>
      <!--NEWS-->
      <text:h text:style-name="P10" text:outline-level="1">
<text:span text:style-name="T4">
У центрі Запоріжжя відновлять зруйнований внаслідок ракетного удару будинок</text:span>
</text:h>
      <text:p text:style-name="P4">
Authors: Ukrinform (Person)</text:p>
      <text:p text:style-name="P4">
Publisher: Укринформ (Organization)</text:p>
      <text:p text:style-name="P4">
Published Time: 2023-05-19T18:55:09+03:00</text:p>
      <text:p text:style-name="P4">
Modified Time: 2023-05-19T18:55:09+03:00</text:p>
      <text:p text:style-name="P4">
Description: У кінці травня у Запоріжжі розпочнеться відновлення будинку, який було частково зруйновано внаслідок ворожого ракетного удару. — Укрінформ.</text:p>
      <text:p text:style-name="P4">
Images: ["<text:a xlink:type="simple" xlink:href="https://static.ukrinform.com/photos/2023_05/thumb_files/630_360_1684511630-342.jpg" text:style-name="Internet_20_link" text:visited-style-name="Visited_20_Internet_20_Link">
630_360_16845...</text:a>
"]</text:p>
      <text:p text:style-name="P4">
Tags: ['Будинок', 'Ракета', 'Запоріжжя']</text:p>
      <text:p text:style-name="P4">
Type: Article</text:p>
      <!--METADATA-->
      <text:p text:style-name="P4">
<draw:frame draw:style-name="fr1" draw:name="Image178" text:anchor-type="as-char" svg:width="6.9236in" svg:height="3.956343in" draw:z-index="0">
<draw:image xlink:href="../Images/yкринформ/2023-05-19T18-55-09-03-00/630_360_1684511630-342.jpg" xlink:type="simple" xlink:show="embed" xlink:actuate="onLoad" draw:mime-type="image/jpeg"/>
</draw:frame>
 У кінцітравня у Запоріжжі розпочнеться відновлення будинку, який було частковозруйновано внаслідок ворожого ракетного удару.</text:p>
      <text:p text:style-name="P4">
Про це в <text:a xlink:type="simple" xlink:href="https://t.me/kurtievofficial/10895" text:style-name="Internet_20_link" text:visited-style-name="Visited_20_Internet_20_Link">
 </text:a>
 повідомляє в.о.міського голови Запоріжжя Анатолій Куртєв, передає Укрінформ.</text:p>
      <text:p text:style-name="P4">
"За ініціативи Президента, за сприяння Запорізької обласної військовоїадміністрації та у партнерстві з Групою Компаній «Метінвест» і ПАТ«Запоріжсталь», які надали транш на перший етап робіт у розмірі 50 мільйонівгривень, з 29 травня розпочнемо відновлювальні роботи у будинку на проспектіСоборному, 151", - йдеться в дописі.</text:p>
      <text:p text:style-name="P4">
У мерії додали, що місто затвердило Програму відбудови <text:a xlink:type="simple" xlink:href="https://www.ukrinform.ua/tag-zitlo" text:style-name="Internet_20_link" text:visited-style-name="Visited_20_Internet_20_Link">
</text:a>
 фонду, в рамках якої виділено кошти навиготовлення проєктно-кошторисної документації та спрямовано понад 98мільйонів на перший етап робіт по відновленню чотирьох зруйнованих будинків. Зних 25 мільйонів – на відбудову саме багатоповерхівки по проспекту Соборному,151. Будинок є пам'яткою архітектури.</text:p>
      <text:p text:style-name="P4">
<text:span text:style-name="T4">
Читайте також:</text:span>
 <text:a xlink:type="simple" xlink:href="https://www.ukrinform.ua/rubric-regions/3711527-u-selisi-nepodalik-zaporizza-zalisilosa-mense-tisaci-meskanciv.html" text:style-name="Internet_20_link" text:visited-style-name="Visited_20_Internet_20_Link">
 <text:span text:style-name="T4">
Запор</text:span>
 </text:a>
</text:p>
      <text:p text:style-name="P4">
Загалом з початку війни російські ракети частково зруйнували в Запоріжжі 11багатоповерхівок.</text:p>
      <text:p text:style-name="P4">
Раніше повідомлялось, що будинок на проспекті Соборному у Запоріжжі булозруйновано 6 жовтня 2022 року. В той же день було влучання ще в одинбагатоповерховий будинок неподалік. Всього загинуло 20 людей, ще 14 - отрималипоранення.</text:p>
      <text:p text:style-name="P4">
<text:span text:style-name="T5">
Фото: Телеграм Анатолія Куртєва</text:span>
</text:p>
      <text:p text:style-name="P4">
Source: <text:a xlink:type="simple" xlink:href="https://www.ukrinform.ua/rubric-vidbudova/3711556-u-centri-zaporizza-vidnovlat-zrujnovanij-vnaslidok-raketnogo-udaru-budinok.html" text:style-name="Internet_20_link" text:visited-style-name="Visited_20_Internet_20_Link">
https://www.ukrinform.ua/rubric-vidbudova/3711556-u-centri-zaporizza-vidnovlat-zrujnovanij-vnaslidok-raketnogo-udaru-budinok.html</text:a>
</text:p>
      <!--NEWS-->
      <text:h text:style-name="P10" text:outline-level="1">
<text:span text:style-name="T4">
На Харківщини виготовили машину для розмінування</text:span>
</text:h>
      <text:p text:style-name="P4">
Authors: Ukrinform (Person)</text:p>
      <text:p text:style-name="P4">
Publisher: Укринформ (Organization)</text:p>
      <text:p text:style-name="P4">
Published Time: 2023-05-19T18:55:17+03:00</text:p>
      <text:p text:style-name="P4">
Modified Time: 2023-05-19T18:55:17+03:00</text:p>
      <text:p text:style-name="P4">
Description: Спеціалісти Харківщини виготовили машину для розмінування, яку вже запустили в роботу в Балаклійській громаді Ізюмського району. — Укрінформ.</text:p>
      <text:p text:style-name="P4">
Images: ["<text:a xlink:type="simple" xlink:href="https://static.ukrinform.com/photos/2023_05/thumb_files/630_360_1684511286-292.jpeg" text:style-name="Internet_20_link" text:visited-style-name="Visited_20_Internet_20_Link">
630_360_16845...</text:a>
", "<text:a xlink:type="simple" xlink:href="https://static.ukrinform.com/photos/2023_05/1684511285-515.jpeg" text:style-name="Internet_20_link" text:visited-style-name="Visited_20_Internet_20_Link">
1684511285-51...</text:a>
", "<text:a xlink:type="simple" xlink:href="https://static.ukrinform.com/photos/2023_05/1684511285-283.jpeg" text:style-name="Internet_20_link" text:visited-style-name="Visited_20_Internet_20_Link">
1684511285-28...</text:a>
", "<text:a xlink:type="simple" xlink:href="https://static.ukrinform.com/photos/2023_05/1684511286-257.jpeg" text:style-name="Internet_20_link" text:visited-style-name="Visited_20_Internet_20_Link">
1684511286-25...</text:a>
"]</text:p>
      <text:p text:style-name="P4">
Tags: ['Міна', 'Розмінування', 'Харківщина', 'Війна з Росією']</text:p>
      <text:p text:style-name="P4">
Type: Article</text:p>
      <!--METADATA-->
      <text:p text:style-name="P4">
<draw:frame draw:style-name="fr1" draw:name="Image179" text:anchor-type="as-char" svg:width="6.9236in" svg:height="3.956343in" draw:z-index="0">
<draw:image xlink:href="../Images/yкринформ/2023-05-19T18-55-17-03-00/630_360_1684511286-292.jpeg" xlink:type="simple" xlink:show="embed" xlink:actuate="onLoad" draw:mime-type="image/jpeg"/>
</draw:frame>
Спеціалісти Харківщини виготовили машину для розмінування, яку вже запустили вроботу в Балаклійській громаді Ізюмського району.</text:p>
      <text:p text:style-name="P4">
Про це повідомив у  <text:a xlink:type="simple" xlink:href="https://t.me/synegubov/6234" text:style-name="Internet_20_link" text:visited-style-name="Visited_20_Internet_20_Link">
 </text:a>
 начальник Харківської ОВАОлег Синєгубов, передає Укрінформ.</text:p>
      <text:p text:style-name="P4">
“Працюємо у Балаклійській громаді Ізюмського району, де запустили в роботумашину для розмінування, виготовлену спеціалістами Харківщини”, - поінформувавСинєгубов.</text:p>
      <text:p text:style-name="P4">
<draw:frame draw:style-name="fr1" draw:name="Image180" text:anchor-type="as-char" svg:width="6.9236in" svg:height="4.615733in" draw:z-index="0">
<draw:image xlink:href="../Images/yкринформ/2023-05-19T18-55-17-03-00/1684511285-515.jpeg" xlink:type="simple" xlink:show="embed" xlink:actuate="onLoad" draw:mime-type="image/jpeg"/>
</draw:frame>
</text:p>
      <text:p text:style-name="P4">
<draw:frame draw:style-name="fr1" draw:name="Image181" text:anchor-type="as-char" svg:width="6.9236in" svg:height="4.615733in" draw:z-index="0">
<draw:image xlink:href="../Images/yкринформ/2023-05-19T18-55-17-03-00/1684511285-283.jpeg" xlink:type="simple" xlink:show="embed" xlink:actuate="onLoad" draw:mime-type="image/jpeg"/>
</draw:frame>
</text:p>
      <text:p text:style-name="P4">
Начальник ОВА зазначив, що Балаклійська громада дуже засмічена ворожими мінамита боєприпасами, тому для неї розмінування є одним з пріоритетних завдань.</text:p>
      <text:p text:style-name="P4">
<draw:frame draw:style-name="fr1" draw:name="Image182" text:anchor-type="as-char" svg:width="6.9236in" svg:height="4.615733in" draw:z-index="0">
<draw:image xlink:href="../Images/yкринформ/2023-05-19T18-55-17-03-00/1684511286-257.jpeg" xlink:type="simple" xlink:show="embed" xlink:actuate="onLoad" draw:mime-type="image/jpeg"/>
</draw:frame>
</text:p>
      <text:p text:style-name="P4">
Він додав, що кілька підприємств регіону спільно з ОВА, ДСНС, волонтерами тагромадськими організаціями створили таку машину, щоб допомогти піротехнікам.</text:p>
      <text:p text:style-name="P4">
“Поки ця машина у єдиному екземплярі, але вже показує високу ефективність.Вона має натискний принцип дії та здатна знешкодити протитанкові тапротипіхотні міни, а також "розтяжки"”, - зазначив Синєгубов.</text:p>
      <text:p text:style-name="P4">
Як  <text:a xlink:type="simple" xlink:href="https://www.ukrinform.ua/rubric-regions/3655951-na-vinniccini-rozrobili-pristrij-dla-rozminuvanna-poliv-montuetsa-na-silgosptehniku.html" text:style-name="Internet_20_link" text:visited-style-name="Visited_20_Internet_20_Link">
 </text:a>
Укрінформ, на Вінниччині розробили пристрій для виявлення мін на полях, якиймонтується на звичайну сільгосптехніку.</text:p>
      <text:p text:style-name="P4">
<text:span text:style-name="T5">
Фото: Телеграм Олега Синєгубова</text:span>
</text:p>
      <text:p text:style-name="P4">
Source: <text:a xlink:type="simple" xlink:href="https://www.ukrinform.ua/rubric-regions/3711557-na-harkivsini-vigotovili-masinu-dla-rozminuvanna.html" text:style-name="Internet_20_link" text:visited-style-name="Visited_20_Internet_20_Link">
https://www.ukrinform.ua/rubric-regions/3711557-na-harkivsini-vigotovili-masinu-dla-rozminuvanna.html</text:a>
</text:p>
      <!--NEWS-->
      <text:h text:style-name="P10" text:outline-level="1">
<text:span text:style-name="T4">
Чемпіонат світу з хокею: Фінляндія розгромила Угорщину, Латвія переграла Словенію</text:span>
</text:h>
      <text:p text:style-name="P4">
Authors: Ukrinform (Person)</text:p>
      <text:p text:style-name="P4">
Publisher: Укринформ (Organization)</text:p>
      <text:p text:style-name="P4">
Published Time: 2023-05-19T18:56:45+03:00</text:p>
      <text:p text:style-name="P4">
Modified Time: 2023-05-19T18:56:45+03:00</text:p>
      <text:p text:style-name="P4">
Description: На чемпіонаті світу-2023 з хокею в Тампере (Фінляндія) та Ризі (Латвія) розпочалися поєдинки п'ятого кола розіграшу. — Укрінформ.</text:p>
      <text:p text:style-name="P4">
Images: ["<text:a xlink:type="simple" xlink:href="https://static.ukrinform.com/photos/2023_05/thumb_files/630_360_1684511782-733.jpg" text:style-name="Internet_20_link" text:visited-style-name="Visited_20_Internet_20_Link">
630_360_16845...</text:a>
"]</text:p>
      <text:p text:style-name="P4">
Tags: ['Футбол', "Прем'єр-ліга", 'Верес', 'Шахтар']</text:p>
      <text:p text:style-name="P4">
Type: Article</text:p>
      <!--METADATA-->
      <text:p text:style-name="P4">
<draw:frame draw:style-name="fr1" draw:name="Image183" text:anchor-type="as-char" svg:width="6.9236in" svg:height="3.956343in" draw:z-index="0">
<draw:image xlink:href="../Images/yкринформ/2023-05-19T18-56-45-03-00/630_360_1684511782-733.jpg" xlink:type="simple" xlink:show="embed" xlink:actuate="onLoad" draw:mime-type="image/jpeg"/>
</draw:frame>
 Начемпіонаті світу-2023 з хокею в Тампере (Фінляндія) та Ризі (Латвія)розпочалися поєдинки п'ятого кола розіграшу.</text:p>
      <text:p text:style-name="P4">
Збірна Фінляндії упевнено обіграла команду Угорщини - 7:1 (1:0, 1:1, 5:0),передає Укрінформ.</text:p>
      <text:p text:style-name="P4">
В іншому матчі п'ятниці Латвія взяла гору над Словенією - 3:2 (1:0, 2:2, 0:0).</text:p>
      <text:p text:style-name="P4">
Сьогодні також зіграють Австрія - Німеччина, Казахстан - Словаччина.</text:p>
      <text:p text:style-name="P4">
П'ятий тур 20 травня завершать матчі США - Данія, Швеція - Франція, Канада -Швейцарія, Норвегія - Чехія.</text:p>
      <text:p text:style-name="P4">
<text:span text:style-name="T5">
Турнірне становище:</text:span>
</text:p>
      <text:p text:style-name="P4">
група А: США - 12 очок (після 4-х ігор), Швеція - 11 (4), Фінляндія - 10 (5),Данія - 8 (4), Франція - 4 (4), Угорщина - 2 (5), Австрія - 1 (4), Німеччина -0 (3);</text:p>
      <text:p text:style-name="P4">
група В: Швейцарія - 12 очок (після 4-х ігор), Канада - 11 (4), Чехія - 10(4), Латвія - 8 (5), Словаччина - 4 (4), Норвегія - 4 (4), Казахстан - 2 (4),Словенія - 0 (5).</text:p>
      <text:p text:style-name="P4">
Чемпіонат світу з хокею триватиме до 28 травня.</text:p>
      <text:p text:style-name="P4">
Фото: globallookpress.com.</text:p>
      <text:p text:style-name="P4">
Source: <text:a xlink:type="simple" xlink:href="https://www.ukrinform.ua/rubric-sports/3711558-cempionat-svitu-z-hokeu-finlandia-rozgromila-ugorsinu-latvia-peregrala-sloveniu.html" text:style-name="Internet_20_link" text:visited-style-name="Visited_20_Internet_20_Link">
https://www.ukrinform.ua/rubric-sports/3711558-cempionat-svitu-z-hokeu-finlandia-rozgromila-ugorsinu-latvia-peregrala-sloveniu.html</text:a>
</text:p>
      <!--NEWS-->
      <text:h text:style-name="P10" text:outline-level="1">
<text:span text:style-name="T4">
Формула миру і взаємодія в гуманітарній сфері: Зеленський зустрівся з прем’єром Іраку</text:span>
</text:h>
      <text:p text:style-name="P4">
Authors: Ukrinform (Person)</text:p>
      <text:p text:style-name="P4">
Publisher: Укринформ (Organization)</text:p>
      <text:p text:style-name="P4">
Published Time: 2023-05-19T19:03:00+03:00</text:p>
      <text:p text:style-name="P4">
Modified Time: 2023-05-19T19:03:00+03:00</text:p>
      <text:p text:style-name="P4">
Description: Президент Володимир Зеленський обговорив із премʼєр-міністром Іраку Мухаммедом Шіа Саббаром Ас-Судані можливі шляхи участі Іраку в імплементації української формули миру. — Укрінформ.</text:p>
      <text:p text:style-name="P4">
Images: ["<text:a xlink:type="simple" xlink:href="https://static.ukrinform.com/photos/2023_05/thumb_files/630_360_1684512092-568.jpeg" text:style-name="Internet_20_link" text:visited-style-name="Visited_20_Internet_20_Link">
630_360_16845...</text:a>
"]</text:p>
      <text:p text:style-name="P4">
Tags: ['Ірак', 'Зеленський', 'Війна з Росією', 'Формула миру']</text:p>
      <text:p text:style-name="P4">
Type: Article</text:p>
      <!--METADATA-->
      <text:p text:style-name="P4">
<draw:frame draw:style-name="fr1" draw:name="Image184" text:anchor-type="as-char" svg:width="6.9236in" svg:height="3.956343in" draw:z-index="0">
<draw:image xlink:href="../Images/yкринформ/2023-05-19T19-03-00-03-00/630_360_1684512092-568.jpeg" xlink:type="simple" xlink:show="embed" xlink:actuate="onLoad" draw:mime-type="image/jpeg"/>
</draw:frame>
 ПрезидентВолодимир Зеленський обговорив із премʼєр-міністром Іраку Мухаммедом ШіаСаббаром Ас-Судані можливі шляхи участі Іраку в імплементації українськоїформули миру.</text:p>
      <text:p text:style-name="P4">
Про це Зеленський повідомив у <text:a xlink:type="simple" xlink:href="https://t.me/V_Zelenskiy_official/6271" text:style-name="Internet_20_link" text:visited-style-name="Visited_20_Internet_20_Link">
 </text:a>
 ,передає Укрінформ.</text:p>
      <text:p text:style-name="P4">
"Під час зустрічі з прем’єр-міністром Іраку Мухаммадом Шіа Саббаром Ас-Суданіподякував за солідарність Іраку з Україною та українським народом, твердупозицію в підтримці суверенітету й територіальної цілісності нашої держави,принципу непорушності кордонів і дотримання норм міжнародного права.Обговорили можливі шляхи участі Іраку в імплементації української формулимиру, що є надійним інструментом зупинення війни, а також взаємодію вгуманітарній сфері" - написав Президент.</text:p>
      <text:p text:style-name="P4">
<text:span text:style-name="T5">
Відео: Володимир Зеленський</text:span>
</text:p>
      <text:p text:style-name="P4">
Він подякував <text:a xlink:type="simple" xlink:href="https://www.ukrinform.ua/tag-irak" text:style-name="Internet_20_link" text:visited-style-name="Visited_20_Internet_20_Link">
 </text:a>
 за підтримку України вмежах міжнародних організацій, зокрема резолюцій Генеральної асамблеї ООН.</text:p>
      <text:p text:style-name="P4">
<text:span text:style-name="T4">
Читайте також:</text:span>
 <text:a xlink:type="simple" xlink:href="https://www.ukrinform.ua/rubric-polytics/3711454-zelenskij-zaprosiv-cleniv-ligi-arabskih-derzav-dolucitisa-do-ukrainskoi-formuli-miru.html" text:style-name="Internet_20_link" text:visited-style-name="Visited_20_Internet_20_Link">
 <text:span text:style-name="T4">
формули</text:span>
 <text:span text:style-name="T4">
миру</text:span>
 </text:a>
</text:p>
      <text:p text:style-name="P4">
Крім того, Зеленський запросив прем’єра Іраку відвідати Україну з візитом ізметою обговорення важливих напрямів міждержавного співробітництва.</text:p>
      <text:p text:style-name="P4">
Як повідомлялося, Президент Володимир Зеленський 19 травня перебуває з візитому Саудівській Аравії.</text:p>
      <text:p text:style-name="P4">
Він вже провів <text:a xlink:type="simple" xlink:href="https://www.ukrinform.ua/rubric-polytics/3711519-zelenskij-zustrivsa-z-predstavnikami-oae-omanu-ta-kuvejtu.html" text:style-name="Internet_20_link" text:visited-style-name="Visited_20_Internet_20_Link">
 </text:a>
</text:p>
      <text:p text:style-name="P4">
<text:span text:style-name="T5">
Фото: ОП</text:span>
</text:p>
      <text:p text:style-name="P4">
Source: <text:a xlink:type="simple" xlink:href="https://www.ukrinform.ua/rubric-polytics/3711565-formula-miru-i-vzaemodia-v-gumanitarnij-sferi-zelenskij-zustrivsa-z-premerom-iraku.html" text:style-name="Internet_20_link" text:visited-style-name="Visited_20_Internet_20_Link">
https://www.ukrinform.ua/rubric-polytics/3711565-formula-miru-i-vzaemodia-v-gumanitarnij-sferi-zelenskij-zustrivsa-z-premerom-iraku.html</text:a>
</text:p>
      <!--NEWS-->
      <text:h text:style-name="P10" text:outline-level="1">
<text:span text:style-name="T4">
УПЛ: «Шахтар» переграв «Верес» у 27-му турі</text:span>
</text:h>
      <text:p text:style-name="P4">
Authors: Ukrinform (Person)</text:p>
      <text:p text:style-name="P4">
Publisher: Укринформ (Organization)</text:p>
      <text:p text:style-name="P4">
Published Time: 2023-05-19T19:05:00+03:00</text:p>
      <text:p text:style-name="P4">
Modified Time: 2023-05-19T19:05:00+03:00</text:p>
      <text:p text:style-name="P4">
Description: Футболісти донецького «Шахтаря» здобули 20-ту перемогу у чемпіонаті України серед команд Прем'єр-ліги (УПЛ) сезону-2022/23. — Укрінформ.</text:p>
      <text:p text:style-name="P4">
Images: ["<text:a xlink:type="simple" xlink:href="https://static.ukrinform.com/photos/2023_05/thumb_files/630_360_1684512414-956.jpg" text:style-name="Internet_20_link" text:visited-style-name="Visited_20_Internet_20_Link">
630_360_16845...</text:a>
"]</text:p>
      <text:p text:style-name="P4">
Tags: ['Еверест', 'Футбол', "Прем'єр-ліга", 'Шахтар']</text:p>
      <text:p text:style-name="P4">
Type: Article</text:p>
      <!--METADATA-->
      <text:p text:style-name="P4">
<draw:frame draw:style-name="fr1" draw:name="Image185" text:anchor-type="as-char" svg:width="6.9236in" svg:height="3.956343in" draw:z-index="0">
<draw:image xlink:href="../Images/yкринформ/2023-05-19T19-05-00-03-00/630_360_1684512414-956.jpg" xlink:type="simple" xlink:show="embed" xlink:actuate="onLoad" draw:mime-type="image/jpeg"/>
</draw:frame>
 Футболістидонецького «Шахтаря» здобули 20-ту перемогу у чемпіонаті України серед командПрем'єр-ліги (УПЛ) сезону-2022/23.</text:p>
      <text:p text:style-name="P4">
У поєдинку у 27-го туру «гірники» переграли рівненський «Верес» - 2:1 іповернулися першу сходинку турнірної таблиці, передає Укрінформ.</text:p>
      <text:p text:style-name="P4">
Рахунок на 35-й хвилині відкрив Олександр Зубков. Відновив паритет півзахисник«Вереса» Владислав Шарай (74). А преможну крапку поставив захисник «Шахтаря»Микола Матвієнко (83).</text:p>
      <text:p text:style-name="P4">
На 47-й хвилині пенальті не реалізував нападник донеччан Данило Сікан.</text:p>
      <text:p text:style-name="P4">
У суботу, 20 травня, зіграють одеський «Чорноморець» та закарпатський «Минай»(13.00), луганська «Зоря» та «Інгуелець» з Петрового (14.00), «Олександрія» такиївське «Динамо» (15.00).</text:p>
      <text:p text:style-name="P4">
У неділю, 21 травня, зійдуться харківські «Металіст 1925» та «Металіст»(15.00), львівський «Рух» та «Львів» (17.00).</text:p>
      <text:p text:style-name="P4">
<text:span text:style-name="T5">
Результати попередніх поєдинків туру:</text:span>
</text:p>
      <text:p text:style-name="P4">
«Дніпро-1» - «Колос» (Ковалівка) - 2:1.</text:p>
      <text:p text:style-name="P4">
«Ворскла» (Полтава) - «Кривбас» (Кривий Ріг) - 1:0.</text:p>
      <text:p text:style-name="P4">
<text:span text:style-name="T4">
Читайте також:</text:span>
 <text:a xlink:type="simple" xlink:href="https://www.ukrinform.ua/rubric-sports/3711128-katerina-monzul-rozsudit-harkivske-derbi-u-27mu-turi-upl.html" text:style-name="Internet_20_link" text:visited-style-name="Visited_20_Internet_20_Link">
 </text:a>
</text:p>
      <text:p text:style-name="P4">
У турнірній таблиці УПЛ лідирує «Шахтар» - 66 очок (після 27-ми ігор), далі -«Дніпро-1» - 64 (27), «Зоря» - 58 (26), «Динамо» - 50 (26), «Олександрія» - 42(26), «Ворскла» - 36 (27), «Кривбас» - 35 (27), «Колос» - 33 (27)...</text:p>
      <text:p text:style-name="P4">
Фото: ФК «Шахтар».</text:p>
      <text:p text:style-name="P4">
Source: <text:a xlink:type="simple" xlink:href="https://www.ukrinform.ua/rubric-sports/3711562-upl-sahtar-peregrav-veres-u-27mu-turi.html" text:style-name="Internet_20_link" text:visited-style-name="Visited_20_Internet_20_Link">
https://www.ukrinform.ua/rubric-sports/3711562-upl-sahtar-peregrav-veres-u-27mu-turi.html</text:a>
</text:p>
      <!--NEWS-->
      <text:h text:style-name="P10" text:outline-level="1">
<text:span text:style-name="T4">
Надія Кіченок зіграє у фіналі парного турніру WTA 125 у Парижі</text:span>
</text:h>
      <text:p text:style-name="P4">
Authors: Ukrinform (Person)</text:p>
      <text:p text:style-name="P4">
Publisher: Укринформ (Organization)</text:p>
      <text:p text:style-name="P4">
Published Time: 2023-05-19T19:09:16+03:00</text:p>
      <text:p text:style-name="P4">
Modified Time: 2023-05-19T19:09:16+03:00</text:p>
      <text:p text:style-name="P4">
Description: Українка грає в дуеті з американкою Алішою Паркс. — Укрінформ.</text:p>
      <text:p text:style-name="P4">
Images: ["<text:a xlink:type="simple" xlink:href="https://static.ukrinform.com/photos/2023_05/thumb_files/630_360_1684512496-391.jpg" text:style-name="Internet_20_link" text:visited-style-name="Visited_20_Internet_20_Link">
630_360_16845...</text:a>
"]</text:p>
      <text:p text:style-name="P4">
Tags: ['Теніс']</text:p>
      <text:p text:style-name="P4">
Type: Article</text:p>
      <!--METADATA-->
      <text:p text:style-name="P4">
<draw:frame draw:style-name="fr1" draw:name="Image186" text:anchor-type="as-char" svg:width="6.9236in" svg:height="3.956343in" draw:z-index="0">
<draw:image xlink:href="../Images/yкринформ/2023-05-19T19-09-16-03-00/630_360_1684512496-391.jpg" xlink:type="simple" xlink:show="embed" xlink:actuate="onLoad" draw:mime-type="image/jpeg"/>
</draw:frame>
 Українкаграє в дуеті з американкою Алішою Паркс.</text:p>
      <text:p text:style-name="P4">
Надія Кіченок та Аліша Паркс перемогли Олівію Ніколлс та Аліцію Росольску в1/2 фіналу на турнірі WTA 125 у Парижі - 3:6, 7:6(4), 12-10, передаєУкрінформ.</text:p>
      <text:p text:style-name="P4">
Тенісистки відіграли чотири матчболи, три з яких на вирішальному тай-брейку.</text:p>
      <text:p text:style-name="P4">
У фіналі Кіченок і Паркс зіграють проти Анни Даниліної та Віри Звонарьової.</text:p>
      <text:p text:style-name="P4">
<text:span text:style-name="T4">
Читайте також:</text:span>
 <text:a xlink:type="simple" xlink:href="https://www.ukrinform.ua/rubric-sports/3711384-dara-snigur-vijsla-do-pivfinalu-turniru-u-francii.html" text:style-name="Internet_20_link" text:visited-style-name="Visited_20_Internet_20_Link">
 <text:span text:style-name="T4">
Снігур</text:span>
 </text:a>
</text:p>
      <text:p text:style-name="P4">
Як повідомляв Укрінформ, Дар’я Снігур зіграє у півфіналі змагань ITF WorldTennis Tour у французькому місті Сен-Годан.</text:p>
      <text:p text:style-name="P4">
Фото: btu.org.ua</text:p>
      <text:p text:style-name="P4">
Source: <text:a xlink:type="simple" xlink:href="https://www.ukrinform.ua/rubric-sports/3711564-nadia-kicenok-zigrae-u-finali-parnogo-turniru-wta-125-u-parizi.html" text:style-name="Internet_20_link" text:visited-style-name="Visited_20_Internet_20_Link">
https://www.ukrinform.ua/rubric-sports/3711564-nadia-kicenok-zigrae-u-finali-parnogo-turniru-wta-125-u-parizi.html</text:a>
</text:p>
      <!--NEWS-->
      <text:h text:style-name="P10" text:outline-level="1">
<text:span text:style-name="T4">
Росіяни зосередили атаки на чотирьох напрямках - 70 зіткнень за добу</text:span>
</text:h>
      <text:p text:style-name="P4">
Authors: Ukrinform (Person)</text:p>
      <text:p text:style-name="P4">
Publisher: Укринформ (Organization)</text:p>
      <text:p text:style-name="P4">
Published Time: 2023-05-19T19:12:00+03:00</text:p>
      <text:p text:style-name="P4">
Modified Time: 2023-05-19T19:12:00+03:00</text:p>
      <text:p text:style-name="P4">
Description: Противник продовжує зосереджувати основні зусилля на Лиманському, Бахмутському, Авдіївському та Мар’їнському напрямках. На цих ділянках фронду протягом доби відбулось 70 бойових зіткнень. — Укрінформ.</text:p>
      <text:p text:style-name="P4">
Images: ["<text:a xlink:type="simple" xlink:href="https://static.ukrinform.com/photos/2023_05/thumb_files/630_360_1684512621-299.jpg" text:style-name="Internet_20_link" text:visited-style-name="Visited_20_Internet_20_Link">
630_360_16845...</text:a>
"]</text:p>
      <text:p text:style-name="P4">
Tags: ['Генштаб', 'ЗСУ', 'Війна з Росією']</text:p>
      <text:p text:style-name="P4">
Type: Article</text:p>
      <!--METADATA-->
      <text:p text:style-name="P4">
<draw:frame draw:style-name="fr1" draw:name="Image187" text:anchor-type="as-char" svg:width="6.9236in" svg:height="3.956343in" draw:z-index="0">
<draw:image xlink:href="../Images/yкринформ/2023-05-19T19-12-00-03-00/630_360_1684512621-299.jpg" xlink:type="simple" xlink:show="embed" xlink:actuate="onLoad" draw:mime-type="image/jpeg"/>
</draw:frame>
 Противникпродовжує зосереджувати основні зусилля на Лиманському, Бахмутському,Авдіївському та Мар’їнському напрямках. На цих ділянках фронду протягом добивідбулось 70 бойових зіткнень.</text:p>
      <text:p text:style-name="P4">
Про це йдеться в <text:a xlink:type="simple" xlink:href="https://www.facebook.com/GeneralStaff.ua/posts/pfbid0YQznhqzyg69EAbcTMPonoUx8dcoHedM7QA6TPxGjXk5UGVaNtaant44R6nr17o1Gl" text:style-name="Internet_20_link" text:visited-style-name="Visited_20_Internet_20_Link">
</text:a>
Генерального штабу ЗСУ, передає Укрінформ.</text:p>
      <text:p text:style-name="P4">
"Противник і надалі зосереджує основні зусилля на Лиманському, Бахмутському,Авдіївському та Мар’їнському напрямках. Протягом доби відбулось 70 бойовихзіткнень на зазначених ділянках фронту. Найзапекліші бої - за Бахмут таМар’їнку", - йдеться у повідомлення.</text:p>
      <text:p text:style-name="P4">
За даними Генштабу, за добу ворог завдав по Україні 6 ракетних ударів таздійснив 51 авіаційний обстріл: "Протягом цієї доби противник завдав 6ракетних та 51 авіаційного удару, здійснив понад 30 обстрілів з реактивнихсистем залпового вогню. Зазнала руйнувань цивільна інфраструктура. Зокрема,внаслідок обстрілу Кривого Рогу Дніпропетровської області, населених пунктівСтепногірськ Запорізької області та Берислав на Херсонщині є загиблі тапоранені цивільні особи, знищено житлові приватні будинки та інша цивільнаінфраструктура".</text:p>
      <text:p text:style-name="P4">
У Генштабі зазначають, що ймовірність завдання ракетних та авіаційних ударівпо всій території України залишається високою.</text:p>
      <text:p text:style-name="P4">
На <text:span text:style-name="T4">
Волинському</text:span>
 та <text:span text:style-name="T4">
Поліському напрямках</text:span>
 оперативна обстановка безсуттєвих змін, ознак формування наступальних угруповань ворога не виявлено.</text:p>
      <text:p text:style-name="P4">
На <text:span text:style-name="T4">
Сіверському</text:span>
 та <text:span text:style-name="T4">
Слобожанському напрямках</text:span>
 противник завдав авіаційнихударів у районах населених пунктів Волфине, Славгород, Плетенівка Сумськоїобласті. Протягом цієї доби здійснив мінометні та артилерійські обстрілинаселених пунктів Блешня Чернігівської області та Малушине на Сумщині, а такожУди, Гатище, Плетенівка, Покаляне, Бударки, Землянки і Тополі на Харківщині.</text:p>
      <text:p text:style-name="P4">
На <text:span text:style-name="T4">
Куп’янському напрямку</text:span>
 ворог вів безуспішні наступальні дії в районіБілогорівки Луганської області. Завдав авіаційних ударів поблизу Григорівки,Вільшаної та Кислівки Харківської області. Артилерійських та мінометнихобстрілів противника зазнали Фиголівка, Новомлинськ, Дворічна, Западне,Масютівка, Лиман Перший, Кислівка, Котлярівка, Табаївка, Берестове Харківськоїобласті та Стельмахівка Луганської області.</text:p>
      <text:p text:style-name="P4">
На <text:span text:style-name="T4">
Лиманському напрямку</text:span>
 протягом доби ворог наступальних дій не проводив.Артилерійських обстрілів зазнали Макіївка, Невське, Білогорівка Луганськоїобласті та Верхньокам’янське і Спірне Донецької області.</text:p>
      <text:p text:style-name="P4">
На <text:span text:style-name="T4">
Бахмутському напрямку</text:span>
 ворог продовжує вести наступальні дії. Триваютьважкі бої за місто Бахмут. Також противник вів безуспішні наступальні дії унапрямку населених пунктів Іванівське та Біла Гора.</text:p>
      <text:p text:style-name="P4">
<text:span text:style-name="T4">
Читайте також:</text:span>
 <text:a xlink:type="simple" xlink:href="https://www.ukrinform.ua/rubric-ato/3711550-vorog-namagavsa-sturmuvati-opornij-punkt-prikordonnikiv-u-bahmuti-ale-vidijsov-iz-vtratami.html" text:style-name="Internet_20_link" text:visited-style-name="Visited_20_Internet_20_Link">
 <text:span text:style-name="T4">
Бахмуті</text:span>
 </text:a>
</text:p>
      <text:p text:style-name="P4">
Загарбники завдали авіаційних ударів у районах населених пунктів Оріхово-Василівка, Бахмут, Іванівське, Ступочки та Біла Гора. Від ворожих обстрілівпостраждали Васюківка, Оріхово-Василівка, Григорівка, Богданівка, Бахмут,Іванівське, Часів Яр, Предтечине, Біла Гора, Диліївка, Дружба та ПівнічнеДонецької області.</text:p>
      <text:p text:style-name="P4">
На <text:span text:style-name="T4">
Авдіївському напрямку</text:span>
 противник вів наступальні дії у напрямкуНовокалинового, Степового, Авдіївки та Первомайського, успіху не мав. Протягомдоби завдав авіаудару в районі Авдіївки. Здійснив артилерійські обстрілипоблизу Новокалинового, Бердичів, Авдіївки, Тоненького, Первомайського,Карлівки та Невельського Донецької області.</text:p>
      <text:p text:style-name="P4">
На <text:span text:style-name="T4">
Мар’їнському напрямку</text:span>
 підрозділи Сил оборони відбили численні атакипротивника в районі міста Мар’їнка. Обстрілів зазнали Красногорівка,Георгіївка, Мар’їнка, Курахове та Катеринівка Донецької області.</text:p>
      <text:p text:style-name="P4">
На <text:span text:style-name="T4">
Шахтарському напрямку</text:span>
 протягом доби ворог вів безуспішні наступальнідії в районі Новомихайлівки. Завдав авіаційних ударів у районах населенихпунктів Вугледар, Пречистівка та Золота Нива. Здійснив обстріли населенихпунктів Новомихайлівка, Вугледар, Богоявленка, Максимівка, Золота Нива таВелика Новосілка.</text:p>
      <text:p text:style-name="P4">
На <text:span text:style-name="T4">
Запорізькому</text:span>
 та <text:span text:style-name="T4">
Херсонському напрямках</text:span>
 противник продовжує вестиоборонні дії. Завдав авіаційного удару по населеному пункту Кізомис. Здійснив<text:a xlink:type="simple" xlink:href="https://www.ukrinform.ua/tag-obstril" text:style-name="Internet_20_link" text:visited-style-name="Visited_20_Internet_20_Link">
 </text:a>
 населених пунктів. Серед них –Гуляйполе, Новоданилівка, Малі Щербаки, Степове, Кам’янське та ПлавніЗапорізької області; а також Золота Балка, Берислав, Степанівка та містоХерсон.</text:p>
      <text:p text:style-name="P4">
Як повідомляв Укрінформ, <text:a xlink:type="simple" xlink:href="https://www.ukrinform.ua/rubric-ato/3711420-cerevatij-pro-bahmut-zsu-perehopluut-iniciativu-i-namagautsa-kontratakuvati.html" text:style-name="Internet_20_link" text:visited-style-name="Visited_20_Internet_20_Link">
 </text:a>
 , однак Сили оборони за добу змогли просунутись на різнихділянках до 500 метрів і тримають південно-західну частину міста.</text:p>
      <text:p text:style-name="P4">
<text:span text:style-name="T5">
Фото: Генштаб ЗСУ</text:span>
</text:p>
      <text:p text:style-name="P4">
Source: <text:a xlink:type="simple" xlink:href="https://www.ukrinform.ua/rubric-ato/3711566-vorog-zoserediv-ataki-na-cotiroh-napramkah-70-zitknen-za-dobu.html" text:style-name="Internet_20_link" text:visited-style-name="Visited_20_Internet_20_Link">
https://www.ukrinform.ua/rubric-ato/3711566-vorog-zoserediv-ataki-na-cotiroh-napramkah-70-zitknen-za-dobu.html</text:a>
</text:p>
      <!--NEWS-->
      <text:h text:style-name="P10" text:outline-level="1">
<text:span text:style-name="T4">
SpaceX запустила на орбіту 22 супутники Starlink наступного покоління</text:span>
</text:h>
      <text:p text:style-name="P4">
Authors: Ukrinform (Person)</text:p>
      <text:p text:style-name="P4">
Publisher: Укринформ (Organization)</text:p>
      <text:p text:style-name="P4">
Published Time: 2023-05-19T19:13:00+03:00</text:p>
      <text:p text:style-name="P4">
Modified Time: 2023-05-19T19:13:00+03:00</text:p>
      <text:p text:style-name="P4">
Description: Компанія SpaceX у п’ятницю запустила на орбіту 22 своїх широкосмугових супутників «V2 mini» Starlink і посадила повернуту ракету в море. — Укрінформ.</text:p>
      <text:p text:style-name="P4">
Images: ["<text:a xlink:type="simple" xlink:href="https://static.ukrinform.com/photos/2023_05/thumb_files/630_360_1684512969-707.jpeg" text:style-name="Internet_20_link" text:visited-style-name="Visited_20_Internet_20_Link">
630_360_16845...</text:a>
"]</text:p>
      <text:p text:style-name="P4">
Tags: ['Космос', 'SpaceX', 'Супутник', 'Технології']</text:p>
      <text:p text:style-name="P4">
Type: Article</text:p>
      <!--METADATA-->
      <text:p text:style-name="P4">
<draw:frame draw:style-name="fr1" draw:name="Image188" text:anchor-type="as-char" svg:width="6.9236in" svg:height="3.956343in" draw:z-index="0">
<draw:image xlink:href="../Images/yкринформ/2023-05-19T19-13-00-03-00/630_360_1684512969-707.jpeg" xlink:type="simple" xlink:show="embed" xlink:actuate="onLoad" draw:mime-type="image/jpeg"/>
</draw:frame>
 КомпаніяSpaceX у п’ятницю запустила на орбіту 22 своїх широкосмугових супутників «V2mini» Starlink і посадила повернуту ракету в море.</text:p>
      <text:p text:style-name="P4">
Як передає Укрінформ, про це повідомляє <text:a xlink:type="simple" xlink:href="https://www.space.com/spacex-starlink-launch-group-6-3" text:style-name="Internet_20_link" text:visited-style-name="Visited_20_Internet_20_Link">
 </text:a>
</text:p>
      <text:p text:style-name="P4">
Ракета Falcon 9, укомплектована 22 космічними супутниками наступного поколінняStarlink, стартувала зі станції космічних сил на мисі Канаверал у Флориді вп’ятницю о 09:19 за київським часом.</text:p>
      <text:p text:style-name="Quotations">

<text:p text:style-name="P4">
Watch Falcon 9 launch 22 <text:a xlink:type="simple" xlink:href="https://twitter.com/Starlink" text:style-name="Internet_20_link" text:visited-style-name="Visited_20_Internet_20_Link">
&gt;
 </text:a>
 satellites to orbit → <text:a xlink:type="simple" xlink:href="https://t.co/bJFjLCiTbK" text:style-name="Internet_20_link" text:visited-style-name="Visited_20_Internet_20_Link">
&gt;
 </text:a>
 <text:a xlink:type="simple" xlink:href="https://t.co/OaZDKjH1yT" text:style-name="Internet_20_link" text:visited-style-name="Visited_20_Internet_20_Link">
 </text:a>
&gt;
&gt;
 — SpaceX (@SpaceX) <text:a xlink:type="simple" xlink:href="https://twitter.com/SpaceX/status/1659441526542585856" text:style-name="Internet_20_link" text:visited-style-name="Visited_20_Internet_20_Link">
&gt;
 </text:a>
</text:p>

</text:p>
      <text:p text:style-name="P4">
Перший ступінь Falcon 9 повернувся на Землю, як і планувалося, приблизно через8,5 хвилин після старту. Він приземлився на безпілотний корабель SpaceX «AShortfall of Gravitas» («Нестача гравітації»), який знаходився в Атлантичномуокеані біля узбережжя Флориди.</text:p>
      <text:p text:style-name="P4">
Це був п’ятий запуск і посадка цього конкретного ракетоносія, повідомили вописі місії у <text:a xlink:type="simple" xlink:href="https://www.ukrinform.ua/tag-spacex" text:style-name="Internet_20_link" text:visited-style-name="Visited_20_Internet_20_Link">
 </text:a>
 .</text:p>
      <text:p text:style-name="P4">
Верхній ступінь продовжував виводити 22 супутники на низьку навколоземнуорбіту, де вони були розгорнуті приблизно через 65 хвилин після запуску.</text:p>
      <text:p text:style-name="P4">
<text:span text:style-name="T4">
Читайте також:</text:span>
 <text:a xlink:type="simple" xlink:href="https://www.ukrinform.ua/rubric-technology/3702929-spacex-zapustila-na-orbitu-suputnik-vagou-67-tonni.html" text:style-name="Internet_20_link" text:visited-style-name="Visited_20_Internet_20_Link">
 <text:span text:style-name="T4">
SpaceX</text:span>
 </text:a>
</text:p>
      <text:p text:style-name="P4">
США вже запустили понад 4400 супутників Starlink. Ця цифра може бути удесятеробільшою, якщо будуть отримані необхідні дозволи.</text:p>
      <text:p text:style-name="P4">
Супутники «V2 mini» є більшими і потужнішими за кораблі Starlink першогопокоління. Повнорозмірні супутники «V2», які будуть ще більшими та матимутьбільшу потужність, запускатимуться за допомогою величезної ракети Starship відSpaceX, розробка якої все ще триває.</text:p>
      <text:p text:style-name="P4">
Запуск супутників у п’ятницю став 30-м польотом Falcon 9 цього року та 32-юорбітальною місією SpaceX у 2023 році.</text:p>
      <text:p text:style-name="P4">
Як повідомлялося, <text:a xlink:type="simple" xlink:href="https://www.ukrinform.ua/rubric-technology/3708974-spacex-zapustila-na-orbitu-56-novih-suputnikiv-starlink.html" text:style-name="Internet_20_link" text:visited-style-name="Visited_20_Internet_20_Link">
 </text:a>
</text:p>
      <text:p text:style-name="P4">
Source: <text:a xlink:type="simple" xlink:href="https://www.ukrinform.ua/rubric-technology/3711569-spacex-zapustila-na-orbitu-22-suputniki-starlink-nastupnogo-pokolinna.html" text:style-name="Internet_20_link" text:visited-style-name="Visited_20_Internet_20_Link">
https://www.ukrinform.ua/rubric-technology/3711569-spacex-zapustila-na-orbitu-22-suputniki-starlink-nastupnogo-pokolinna.html</text:a>
</text:p>
      <!--NEWS-->
      <text:h text:style-name="P10" text:outline-level="1">
<text:span text:style-name="T4">
Уряд США оголосив про комплексні санкції проти сотні фізичних осіб та організацій в РФ</text:span>
</text:h>
      <text:p text:style-name="P4">
Authors: Ukrinform (Person)</text:p>
      <text:p text:style-name="P4">
Publisher: Укринформ (Organization)</text:p>
      <text:p text:style-name="P4">
Published Time: 2023-05-19T19:17:03+03:00</text:p>
      <text:p text:style-name="P4">
Modified Time: 2023-05-19T19:17:03+03:00</text:p>
      <text:p text:style-name="P4">
Description: Сполучені Штати в координації із G7 та іншими міжнародними партнерами офіційно оголосили про розширення глобальних санкцій та економічних покарань проти Росії, які цього разу охопили сотні фізичних осіб та організацій.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Санкції', 'США', 'Росія', 'Саміт G7']</text:p>
      <text:p text:style-name="P4">
Type: Article</text:p>
      <!--METADATA-->
      <text:p text:style-name="P4">
<draw:frame draw:style-name="fr1" draw:name="Image189" text:anchor-type="as-char" svg:width="6.9236in" svg:height="3.956343in" draw:z-index="0">
<draw:image xlink:href="../Images/yкринформ/2023-05-19T19-17-03-03-00/630_360_1591893289-695.jpg" xlink:type="simple" xlink:show="embed" xlink:actuate="onLoad" draw:mime-type="image/jpeg"/>
</draw:frame>
 СполученіШтати в координації із G7 та іншими міжнародними партнерами офіційно оголосилипро розширення глобальних санкцій та економічних покарань проти Росії, якіцього разу охопили сотні фізичних осіб та організацій.</text:p>
      <text:p text:style-name="P4">
Про це йдеться в  <text:a xlink:type="simple" xlink:href="https://home.treasury.gov/news/press-releases/jy1494" text:style-name="Internet_20_link" text:visited-style-name="Visited_20_Internet_20_Link">
 </text:a>
Офісу контролю за іноземними активами (OFAC) Міністерства фінансів США,передає Укрніформ.</text:p>
      <text:p text:style-name="P4">
«Від початку незаконної та неспровокованої війни президента Путіна нашаглобальна коаліція зосередилася на підтримці України й одночасно обмежувалаздатність Росії проводити вторгнення», - заявила у цьому контексті міністрфінансів США Джанет Єллен.</text:p>
      <text:p text:style-name="P4">
За її словами, сьогоднішні дії «ще більше посилять тиск на здатність Путіназдійснювати його варварське вторгнення та сприятимуть спільним глобальнимзусиллям, спрямованим на припинення спроб Росії ухилитися від санкцій».</text:p>
      <text:p text:style-name="P4">
<text:span text:style-name="T4">
Читайте також:</text:span>
 <text:a xlink:type="simple" xlink:href="https://www.ukrinform.ua/rubric-world/3711486-ssa-rozsirili-sankcijnij-spisok-cerez-torgivlu-z-rosieu.html" text:style-name="Internet_20_link" text:visited-style-name="Visited_20_Internet_20_Link">
 <text:span text:style-name="T4">
санкц</text:span>
 </text:a>
</text:p>
      <text:p text:style-name="P4">
Санкції Мінфіну США, оголошені в п’ятницю, запроваджені проти 22 осіб і 104організацій та стосуються фізичних і юридичних осіб у понад 20 країнах таюрисдикціях. Обмеження націлені проти тих, хто намагається обійти або уникнутисанкції та інші економічні заходи, введені раніше проти Росії. Крім того,рестрикції охоплюють канали та схеми, які РФ використовує для придбаннякритично важливих технологій, розширення можливостей для видобуткуенергоносіїв, а також намагається сприяти власному сектору фінансових послуг.Обмеження також націлені на нові сектори російської <text:a xlink:type="simple" xlink:href="https://www.ukrinform.ua/tag-minekonomiki" text:style-name="Internet_20_link" text:visited-style-name="Visited_20_Internet_20_Link">
</text:a>
 та мають на меті перекрити доступРФ до нових категорій послуг.</text:p>
      <text:p text:style-name="P4">
Водночас повідомляється, що Державний департамент США ввів санкції абозаблокував майно майже 200 осіб, організацій, суден і літаків. ПаралельноМінторгівлі США суттєво розширило категорії, на які поширюється експортнийконтроль, додавши 71 юридичну особу до «чорного списку», щоби запобігтидоступу Росії до товарів, необхідних їй у війні проти України.</text:p>
      <text:p text:style-name="P4">
<text:span text:style-name="T4">
Читайте також:</text:span>
 <text:a xlink:type="simple" xlink:href="https://www.ukrinform.ua/rubric-world/3711476-kanada-zaprovadila-novi-sankcii-proti-ponad-70-osib-ta-organizacij-z-rosii.html" text:style-name="Internet_20_link" text:visited-style-name="Visited_20_Internet_20_Link">
 <text:span text:style-name="T4">
санкц</text:span>
 </text:a>
</text:p>
      <text:p text:style-name="P4">
У свою чергу, Мережа боротьби з фінансовими злочинами Міністерства фінансів(FinCEN) і Бюро промисловості та безпеки (BIS) випустили спільне попередженнядля міжнародних фінансових установ, у якому закликають бути пильними щодоможливого ухилення Росії від обмежень експортного контролю.</text:p>
      <text:p text:style-name="P4">
Як повідомляв Укрінформ, 19-21 травня в Японії проходить саміт лідерів країн«Групи семи». Учасники зустрічі приділяють увагу, зокрема, реагуванню навійну, розв’язану РФ проти України.</text:p>
      <text:p text:style-name="P4">
Source: <text:a xlink:type="simple" xlink:href="https://www.ukrinform.ua/rubric-world/3711568-urad-ssa-ogolosiv-pro-kompleksni-sankcii-proti-sotni-fizicnih-osib-ta-organizacij-v-rf.html" text:style-name="Internet_20_link" text:visited-style-name="Visited_20_Internet_20_Link">
https://www.ukrinform.ua/rubric-world/3711568-urad-ssa-ogolosiv-pro-kompleksni-sankcii-proti-sotni-fizicnih-osib-ta-organizacij-v-rf.html</text:a>
</text:p>
      <!--NEWS-->
      <text:h text:style-name="P10" text:outline-level="1">
<text:span text:style-name="T4">
Українська авіація завдала 12 ударів по місцях скупчення ворога</text:span>
</text:h>
      <text:p text:style-name="P4">
Authors: Ukrinform (Person)</text:p>
      <text:p text:style-name="P4">
Publisher: Укринформ (Organization)</text:p>
      <text:p text:style-name="P4">
Published Time: 2023-05-19T19:23:07+03:00</text:p>
      <text:p text:style-name="P4">
Modified Time: 2023-05-19T19:23:07+03:00</text:p>
      <text:p text:style-name="P4">
Description: Сили оборони України за добу завдали 14 авіаударів по місцях скупчення особового складу і військової техніки російських загарбників. — Укрінформ.</text:p>
      <text:p text:style-name="P4">
Images: ["<text:a xlink:type="simple" xlink:href="https://static.ukrinform.com/photos/2023_05/thumb_files/630_360_1683907349-208.jpg" text:style-name="Internet_20_link" text:visited-style-name="Visited_20_Internet_20_Link">
630_360_16839...</text:a>
"]</text:p>
      <text:p text:style-name="P4">
Tags: ['Авіація', 'ЗСУ', 'Війна з Росією']</text:p>
      <text:p text:style-name="P4">
Type: Article</text:p>
      <!--METADATA-->
      <text:p text:style-name="P4">
<draw:frame draw:style-name="fr1" draw:name="Image190" text:anchor-type="as-char" svg:width="6.9236in" svg:height="3.956343in" draw:z-index="0">
<draw:image xlink:href="../Images/yкринформ/2023-05-19T19-23-07-03-00/630_360_1683907349-208.jpg" xlink:type="simple" xlink:show="embed" xlink:actuate="onLoad" draw:mime-type="image/jpeg"/>
</draw:frame>
 Силиоборони України за добу завдали 14 авіаударів по місцях скупчення особовогоскладу і військової техніки російських загарбників.</text:p>
      <text:p text:style-name="P4">
Як передає Укрінформ, про це Генеральний штаб Збройних сил України повідомив у<text:a xlink:type="simple" xlink:href="https://www.facebook.com/GeneralStaff.ua/posts/pfbid0YQznhqzyg69EAbcTMPonoUx8dcoHedM7QA6TPxGjXk5UGVaNtaant44R6nr17o1Gl" text:style-name="Internet_20_link" text:visited-style-name="Visited_20_Internet_20_Link">
</text:a>
оприлюднивши оперативну інформацію станом на 18:00 19 травня.</text:p>
      <text:p text:style-name="P4">
"Авіація Сил оборони за добу завдала 12 ударів по районах зосередженняособового складу та військової техніки, а також 4 - по зенітно-ракетнихкомплексах противника", - йдеться у повідомленні.</text:p>
      <text:p text:style-name="P4">
Протягом цієї доби українські воїни знищили 3 крилатих ракети “Калібр”, 16іранських ударних БпЛА “Shahed” та 2 ворожих розвідувальних БпЛА різного типу.</text:p>
      <text:p text:style-name="P4">
<text:span text:style-name="T4">
Читайте також:</text:span>
 <text:a xlink:type="simple" xlink:href="https://www.ukrinform.ua/rubric-ato/3711567-raketna-ataka-kozni-dva-dni-rf-hoce-zirvati-nas-kontrnastup-ale-marno.html" text:style-name="Internet_20_link" text:visited-style-name="Visited_20_Internet_20_Link">
 </text:a>
</text:p>
      <text:p text:style-name="P4">
Підрозділи ракетних військ і артилерії уразили 1 пункт управління, 6 районівзосередження озброєння та військової техніки, 2 артилерійських підрозділи навогневих позиціях та 6 станцій радіоелектронної боротьби противника,поінформували в Генштабі.</text:p>
      <text:p text:style-name="P4">
Як повідомлялося, противник продовжує зосереджувати основні зусилля наЛиманському, Бахмутському, Авдіївському та Мар’їнському напрямках. На цихділянках фронду <text:a xlink:type="simple" xlink:href="https://www.ukrinform.ua/rubric-ato/3711566-vorog-zoserediv-ataki-na-cotiroh-napramkah-70-zitknen-za-dobu.html" text:style-name="Internet_20_link" text:visited-style-name="Visited_20_Internet_20_Link">
 </text:a>
 .</text:p>
      <text:p text:style-name="P4">
<text:span text:style-name="T5">
Фото: Генштаб ЗСУ</text:span>
</text:p>
      <text:p text:style-name="P4">
Source: <text:a xlink:type="simple" xlink:href="https://www.ukrinform.ua/rubric-ato/3711572-ukrainska-aviacia-zavdala-12-udariv-po-miscah-skupcenna-voroga.html" text:style-name="Internet_20_link" text:visited-style-name="Visited_20_Internet_20_Link">
https://www.ukrinform.ua/rubric-ato/3711572-ukrainska-aviacia-zavdala-12-udariv-po-miscah-skupcenna-voroga.html</text:a>
</text:p>
      <!--NEWS-->
      <text:h text:style-name="P10" text:outline-level="1">
<text:span text:style-name="T4">
Загарбники з'єднали острів Джарилгач з окупованою Херсонщиною</text:span>
</text:h>
      <text:p text:style-name="P4">
Authors: Ukrinform (Person)</text:p>
      <text:p text:style-name="P4">
Publisher: Укринформ (Organization)</text:p>
      <text:p text:style-name="P4">
Published Time: 2023-05-19T19:30:13+03:00</text:p>
      <text:p text:style-name="P4">
Modified Time: 2023-05-19T19:30:13+03:00</text:p>
      <text:p text:style-name="P4">
Description: Російські загарбники облаштували на острові Джарилгач, що в Херсоньскій області, військовий полігон та з'єднали острів із материком. — Укрінформ.</text:p>
      <text:p text:style-name="P4">
Images: ["<text:a xlink:type="simple" xlink:href="https://static.ukrinform.com/photos/2023_05/thumb_files/630_360_1684513749-580.jpg" text:style-name="Internet_20_link" text:visited-style-name="Visited_20_Internet_20_Link">
630_360_16845...</text:a>
"]</text:p>
      <text:p text:style-name="P4">
Tags: ['Херсонщина', 'Луганщина', 'Школа', 'Шпиталь', 'Російські військові', 'Війна з Росією']</text:p>
      <text:p text:style-name="P4">
Type: Article</text:p>
      <!--METADATA-->
      <text:p text:style-name="P4">
<draw:frame draw:style-name="fr1" draw:name="Image191" text:anchor-type="as-char" svg:width="6.9236in" svg:height="3.956343in" draw:z-index="0">
<draw:image xlink:href="../Images/yкринформ/2023-05-19T19-30-13-03-00/630_360_1684513749-580.jpg" xlink:type="simple" xlink:show="embed" xlink:actuate="onLoad" draw:mime-type="image/jpeg"/>
</draw:frame>
 Російськізагарбники облаштували на острові Джарилгач, що в Херсоньскій області,військовий полігон та з'єднали острів із материком.</text:p>
      <text:p text:style-name="P4">
Про це йдеться в  <text:a xlink:type="simple" xlink:href="https://www.facebook.com/GeneralStaff.ua/posts/pfbid0YQznhqzyg69EAbcTMPonoUx8dcoHedM7QA6TPxGjXk5UGVaNtaant44R6nr17o1Gl" text:style-name="Internet_20_link" text:visited-style-name="Visited_20_Internet_20_Link">
</text:a>
Генерального штабу ЗСУ, передає Укрінформ.</text:p>
      <text:p text:style-name="P4">
"За підтвердженою інформацією, російські окупаційні війська з’єднали острівДжарилгач з окупованою материковою частиною Херсонської області в районінаселеного пункту Лазурне, засипавши переправу до острова піском. Це зробленоз метою більш інтенсивного використання природоохоронної територіїнаціонального парку для військових потреб. Зокрема, окупанти облаштували наострові військовий полігон", - йдеться у повідомленні.</text:p>
      <text:p text:style-name="P4">
<text:span text:style-name="T4">
Читайте також:</text:span>
 <text:a xlink:type="simple" xlink:href="https://www.ukrinform.ua/rubric-ato/3711566-vorog-zoserediv-ataki-na-cotiroh-napramkah-70-zitknen-za-dobu.html" text:style-name="Internet_20_link" text:visited-style-name="Visited_20_Internet_20_Link">
 </text:a>
</text:p>
      <text:p text:style-name="P4">
Крім того, на Луганщині російські загарбники облаштували в школі військовийшпиталь.</text:p>
      <text:p text:style-name="P4">
"Російські окупаційні війська продовжують зазнавати великих втрат на полі бою.Внаслідок чого противник продовжує обладнувати цивільні навчальні закладитимчасово окупованих територій під медичні установи. Зокрема, в населеномупункті Голубівка Луганської області, місцеву <text:a xlink:type="simple" xlink:href="https://www.ukrinform.ua/tag-skola" text:style-name="Internet_20_link" text:visited-style-name="Visited_20_Internet_20_Link">
 </text:a>
 окупанти облаштовують під військовий шпиталь. На лікування тудидоправлено близько 50 поранених загарбників", - йдеться у повідомленні.</text:p>
      <text:p text:style-name="P4">
Як повідомляв Укрінформ, протягом доби російські загарбники завдали по Україні6 ракетних ударів та 51 авіаційний обстріл, а також 30 обстрілів з РСЗВ.</text:p>
      <text:p text:style-name="P4">
_ Фото: shorts-trip.com  _</text:p>
      <text:p text:style-name="P4">
Source: <text:a xlink:type="simple" xlink:href="https://www.ukrinform.ua/rubric-regions/3711574-zagarbniki-zednali-ostriv-dzarilgac-z-okupovanou-hersonsinou.html" text:style-name="Internet_20_link" text:visited-style-name="Visited_20_Internet_20_Link">
https://www.ukrinform.ua/rubric-regions/3711574-zagarbniki-zednali-ostriv-dzarilgac-z-okupovanou-hersonsinou.html</text:a>
</text:p>
      <!--NEWS-->
      <text:h text:style-name="P10" text:outline-level="1">
<text:span text:style-name="T4">
США підтримали «коаліцію винищувачів»: Зеленський вітає рішення Байдена</text:span>
</text:h>
      <text:p text:style-name="P4">
Authors: Ukrinform (Person)</text:p>
      <text:p text:style-name="P4">
Publisher: Укринформ (Organization)</text:p>
      <text:p text:style-name="P4">
Published Time: 2023-05-19T19:32:00+03:00</text:p>
      <text:p text:style-name="P4">
Modified Time: 2023-05-19T19:32:00+03:00</text:p>
      <text:p text:style-name="P4">
Description: Президент Володимир Зеленський привітав рішення США підтримати міжнародну коаліцію винищувачів. — Укрінформ.</text:p>
      <text:p text:style-name="P4">
Images: ["<text:a xlink:type="simple" xlink:href="https://static.ukrinform.com/photos/2023_04/thumb_files/630_360_1682522773-211.jpeg" text:style-name="Internet_20_link" text:visited-style-name="Visited_20_Internet_20_Link">
630_360_16825...</text:a>
"]</text:p>
      <text:p text:style-name="P4">
Tags: ['Байден', 'США', 'Зеленський', 'Коаліція винищувачів']</text:p>
      <text:p text:style-name="P4">
Type: Article</text:p>
      <!--METADATA-->
      <text:p text:style-name="P4">
<draw:frame draw:style-name="fr1" draw:name="Image192" text:anchor-type="as-char" svg:width="6.9236in" svg:height="3.956343in" draw:z-index="0">
<draw:image xlink:href="../Images/yкринформ/2023-05-19T19-32-00-03-00/630_360_1682522773-211.jpeg" xlink:type="simple" xlink:show="embed" xlink:actuate="onLoad" draw:mime-type="image/jpeg"/>
</draw:frame>
 ПрезидентВолодимир Зеленський привітав рішення США підтримати міжнародну коаліціювинищувачів.</text:p>
      <text:p text:style-name="P4">
Про це Зеленський написав у <text:a xlink:type="simple" xlink:href="https://twitter.com/ZelenskyyUa/status/1659590720225701892" text:style-name="Internet_20_link" text:visited-style-name="Visited_20_Internet_20_Link">
</text:a>
 , передаєУкрінформ.</text:p>
      <text:p text:style-name="P4">
"Вітаю історичне рішення США та Президента Джо Байдена підтримати міжнароднукоаліцію винищувачів. Це суттєво зміцнить нашу армію в небі. Розраховуюобговорити практичну реалізацію цього рішення під час саміту #G7 у Хіросімі",- написав Президент.</text:p>
      <text:p text:style-name="P4">
Новину про те, що Сполучені Штати готові схвалити навчання українських пілотівна винищувачах F-16 вітають також Нідерланди разом із британськими, данськимита бельгійськими колегами.</text:p>
      <text:p text:style-name="P4">
<text:span text:style-name="T4">
Читайте також:</text:span>
 <text:a xlink:type="simple" xlink:href="https://www.ukrinform.ua/rubric-ato/3711290-ukrainskim-pilotam-znadobitsa-do-cotiroh-misaciv-sob-opanuvati-litaki-f16-ignat.html" text:style-name="Internet_20_link" text:visited-style-name="Visited_20_Internet_20_Link">
 </text:a>
</text:p>
      <text:p text:style-name="P4">
“Разом із моїми британськими, данськими та бельгійськими колегами ми вітаємоновину про те, що Сполучені Штати готові схвалити навчання українських пілотівна винищувачах F-16. Умови будуть розроблені в найближчі тижні. Україна можерозраховувати на непохитну підтримку Нідерландів та міжнародних партнерів”, -написав у <text:a xlink:type="simple" xlink:href="https://twitter.com/MinPres/status/1659589584018190340" text:style-name="Internet_20_link" text:visited-style-name="Visited_20_Internet_20_Link">
</text:a>
прем’єр-міністр Нідерландів Марк Рютте.</text:p>
      <text:p text:style-name="P4">
Як повідомляв Укрінформ, Президент Джо Байден запевнив лідерів «Групи семи»,що <text:a xlink:type="simple" xlink:href="https://www.ukrinform.ua/rubric-polytics/3711542-navcanna-ukrainskih-pilotiv-na-f16-bajden-pidtverdiv-ucast-amerikanskih-instruktoriv.html" text:style-name="Internet_20_link" text:visited-style-name="Visited_20_Internet_20_Link">
 </text:a>
 налітаках західного зразку, включно з F-16.</text:p>
      <text:p text:style-name="P4">
<text:span text:style-name="T4">
Читайте також:</text:span>
 <text:a xlink:type="simple" xlink:href="https://www.ukrinform.ua/rubric-ato/3709814-ukraina-hoce-otrimati-vid-souznikiv-4050-vinisuvaciv-f16-radnik-reznikova.html" text:style-name="Internet_20_link" text:visited-style-name="Visited_20_Internet_20_Link">
 </text:a>
</text:p>
      <text:p text:style-name="P4">
За інформацією західних ЗМІ, раніше в американській адміністрації дализрозуміти європейським союзникам, що США не перешкоджатимуть їм у постачаннівинищувачів F-16 в Україну.</text:p>
      <text:p text:style-name="P4">
<text:span text:style-name="T5">
Фото: ОП</text:span>
</text:p>
      <text:p text:style-name="P4">
Source: <text:a xlink:type="simple" xlink:href="https://www.ukrinform.ua/rubric-ato/3711575-ssa-pidtrimali-koaliciu-vinisuvaciv-zelenskij-vitae-risenna-bajdena.html" text:style-name="Internet_20_link" text:visited-style-name="Visited_20_Internet_20_Link">
https://www.ukrinform.ua/rubric-ato/3711575-ssa-pidtrimali-koaliciu-vinisuvaciv-zelenskij-vitae-risenna-bajdena.html</text:a>
</text:p>
      <!--NEWS-->
      <text:h text:style-name="P10" text:outline-level="1">
<text:span text:style-name="T4">
Корейський бізнес надасть Україні важку агротехніку</text:span>
</text:h>
      <text:p text:style-name="P4">
Authors: Ukrinform (Person)</text:p>
      <text:p text:style-name="P4">
Publisher: Укринформ (Organization)</text:p>
      <text:p text:style-name="P4">
Published Time: 2023-05-19T19:33:17+03:00</text:p>
      <text:p text:style-name="P4">
Modified Time: 2023-05-19T19:33:17+03:00</text:p>
      <text:p text:style-name="P4">
Description: Корейська компанія передасть Україні як технічну допомогу 14 наборів важкої агротехніки. — Укрінформ.</text:p>
      <text:p text:style-name="P4">
Images: ["<text:a xlink:type="simple" xlink:href="https://static.ukrinform.com/photos/2023_05/thumb_files/630_360_1684159332-867.jpg" text:style-name="Internet_20_link" text:visited-style-name="Visited_20_Internet_20_Link">
630_360_16841...</text:a>
", "<text:a xlink:type="simple" xlink:href="https://static.ukrinform.com/photos/2023_05/1684513882-767.jpg" text:style-name="Internet_20_link" text:visited-style-name="Visited_20_Internet_20_Link">
1684513882-76...</text:a>
"]</text:p>
      <text:p text:style-name="P4">
Tags: ['Корея', 'Україна', 'Аграрії', 'Трактор']</text:p>
      <text:p text:style-name="P4">
Type: Article</text:p>
      <!--METADATA-->
      <text:p text:style-name="P4">
<draw:frame draw:style-name="fr1" draw:name="Image193" text:anchor-type="as-char" svg:width="6.9236in" svg:height="3.956343in" draw:z-index="0">
<draw:image xlink:href="../Images/yкринформ/2023-05-19T19-33-17-03-00/630_360_1684159332-867.jpg" xlink:type="simple" xlink:show="embed" xlink:actuate="onLoad" draw:mime-type="image/jpeg"/>
</draw:frame>
 Корейськакомпанія передасть Україні як технічну допомогу 14 наборів важкої агротехніки.</text:p>
      <text:p text:style-name="P4">
Як передає Укрінформ, про це повідомляє  <text:a xlink:type="simple" xlink:href="https://www.me.gov.ua/News/Detail" text:style-name="Internet_20_link" text:visited-style-name="Visited_20_Internet_20_Link">
</text:a>
</text:p>
      <text:p text:style-name="P4">
«Компанією TYM – лідером серед виробників тракторів Республіки Корея, булоприйнято рішення про передачу як технічну допомогу 14 наборів важкоїагротехніки. Також члени Асоціації KUATI (Корейсько-Українська АсоціаціяТоргівлі та Індустрій - ред.) готують наступний транш допомоги, який можескласти декілька тисяч індивідуальних систем очистки <text:a xlink:type="simple" xlink:href="https://www.ukrinform.ua/tag-voda" text:style-name="Internet_20_link" text:visited-style-name="Visited_20_Internet_20_Link">
</text:a>
 , що можуть бути використані впостраждалих регіонах», - зазначила перший віцепрем'єр-міністр – міністрекономіки України Юлія Свириденко.</text:p>
      <text:p text:style-name="P4">
<draw:frame draw:style-name="fr1" draw:name="Image194" text:anchor-type="as-char" svg:width="6.9236in" svg:height="4.615733in" draw:z-index="0">
<draw:image xlink:href="../Images/yкринформ/2023-05-19T19-33-17-03-00/1684513882-767.jpg" xlink:type="simple" xlink:show="embed" xlink:actuate="onLoad" draw:mime-type="image/jpeg"/>
</draw:frame>
</text:p>
      <text:p text:style-name="P4">
Вона подякувала корейському уряду та бізнесу за допомогу та бажання статичастиною процесу повоєнного відновлення України.</text:p>
      <text:p text:style-name="P4">
Як повідомлялось, <text:a xlink:type="simple" xlink:href="https://www.ukrinform.ua/rubric-economy/3711308-ukraina-gotova-stati-habom-dla-korejskih-kompanij-u-evropi-sviridenko.html" text:style-name="Internet_20_link" text:visited-style-name="Visited_20_Internet_20_Link">
 </text:a>
 длякорейських компаній у Європі.</text:p>
      <text:p text:style-name="P4">
Source: <text:a xlink:type="simple" xlink:href="https://www.ukrinform.ua/rubric-economy/3711578-korejskij-biznes-nadast-ukraini-vazku-agrotehniku.html" text:style-name="Internet_20_link" text:visited-style-name="Visited_20_Internet_20_Link">
https://www.ukrinform.ua/rubric-economy/3711578-korejskij-biznes-nadast-ukraini-vazku-agrotehniku.html</text:a>
</text:p>
      <!--NEWS-->
      <text:h text:style-name="P10" text:outline-level="1">
<text:span text:style-name="T4">
У Києві відкрилася виставка, присвячена обороні Маріуполя</text:span>
</text:h>
      <text:p text:style-name="P4">
Authors: Ukrinform (Person)</text:p>
      <text:p text:style-name="P4">
Publisher: Укринформ (Organization)</text:p>
      <text:p text:style-name="P4">
Published Time: 2023-05-19T19:34:00+03:00</text:p>
      <text:p text:style-name="P4">
Modified Time: 2023-05-19T19:34:00+03:00</text:p>
      <text:p text:style-name="P4">
Description: У Національному музеї історії України у Другій світовій війні презентували виставку "Маріуполь. 86 #НаЖиво", присвячену обороні міста, його мешканцям і захисникам. — Укрінформ.</text:p>
      <text:p text:style-name="P4">
Images: ["<text:a xlink:type="simple" xlink:href="https://static.ukrinform.com/photos/2023_05/thumb_files/630_360_1684514954-794.jpg" text:style-name="Internet_20_link" text:visited-style-name="Visited_20_Internet_20_Link">
630_360_16845...</text:a>
", "<text:a xlink:type="simple" xlink:href="https://static.ukrinform.com/photos/2023_05/thumb_files/630_360_1684514277-1647.jpeg" text:style-name="Internet_20_link" text:visited-style-name="Visited_20_Internet_20_Link">
630_360_16845...</text:a>
", "<text:a xlink:type="simple" xlink:href="https://static.ukrinform.com/photos/2023_05/thumb_files/630_360_1684514277-7573.jpeg" text:style-name="Internet_20_link" text:visited-style-name="Visited_20_Internet_20_Link">
630_360_16845...</text:a>
", "<text:a xlink:type="simple" xlink:href="https://static.ukrinform.com/photos/2023_05/thumb_files/630_360_1684514277-2918.jpeg" text:style-name="Internet_20_link" text:visited-style-name="Visited_20_Internet_20_Link">
630_360_16845...</text:a>
", "<text:a xlink:type="simple" xlink:href="https://static.ukrinform.com/photos/2023_05/thumb_files/630_360_1684514277-9296.jpeg" text:style-name="Internet_20_link" text:visited-style-name="Visited_20_Internet_20_Link">
630_360_16845...</text:a>
", "<text:a xlink:type="simple" xlink:href="https://static.ukrinform.com/photos/2023_05/thumb_files/630_360_1684514277-8095.jpeg" text:style-name="Internet_20_link" text:visited-style-name="Visited_20_Internet_20_Link">
630_360_16845...</text:a>
", "<text:a xlink:type="simple" xlink:href="https://static.ukrinform.com/photos/2023_05/thumb_files/630_360_1684514277-3950.jpeg" text:style-name="Internet_20_link" text:visited-style-name="Visited_20_Internet_20_Link">
630_360_16845...</text:a>
", "<text:a xlink:type="simple" xlink:href="https://static.ukrinform.com/photos/2023_05/thumb_files/630_360_1684514279-4516.jpeg" text:style-name="Internet_20_link" text:visited-style-name="Visited_20_Internet_20_Link">
630_360_16845...</text:a>
", "<text:a xlink:type="simple" xlink:href="https://static.ukrinform.com/photos/2023_05/thumb_files/630_360_1684514279-1785.jpeg" text:style-name="Internet_20_link" text:visited-style-name="Visited_20_Internet_20_Link">
630_360_16845...</text:a>
", "<text:a xlink:type="simple" xlink:href="https://static.ukrinform.com/photos/2023_05/thumb_files/630_360_1684514279-8501.jpeg" text:style-name="Internet_20_link" text:visited-style-name="Visited_20_Internet_20_Link">
630_360_16845...</text:a>
", "<text:a xlink:type="simple" xlink:href="https://static.ukrinform.com/photos/2023_05/thumb_files/630_360_1684514279-1409.jpeg" text:style-name="Internet_20_link" text:visited-style-name="Visited_20_Internet_20_Link">
630_360_16845...</text:a>
", "<text:a xlink:type="simple" xlink:href="https://static.ukrinform.com/photos/2023_05/thumb_files/630_360_1684514279-9396.jpeg" text:style-name="Internet_20_link" text:visited-style-name="Visited_20_Internet_20_Link">
630_360_16845...</text:a>
", "<text:a xlink:type="simple" xlink:href="https://static.ukrinform.com/photos/2023_05/thumb_files/630_360_1684514279-4255.jpeg" text:style-name="Internet_20_link" text:visited-style-name="Visited_20_Internet_20_Link">
630_360_16845...</text:a>
", "<text:a xlink:type="simple" xlink:href="https://static.ukrinform.com/photos/2023_05/thumb_files/630_360_1684514281-2400.jpeg" text:style-name="Internet_20_link" text:visited-style-name="Visited_20_Internet_20_Link">
630_360_16845...</text:a>
", "<text:a xlink:type="simple" xlink:href="https://static.ukrinform.com/photos/2023_05/thumb_files/630_360_1684514281-7401.jpeg" text:style-name="Internet_20_link" text:visited-style-name="Visited_20_Internet_20_Link">
630_360_16845...</text:a>
", "<text:a xlink:type="simple" xlink:href="https://static.ukrinform.com/photos/2023_05/thumb_files/630_360_1684514281-4919.jpeg" text:style-name="Internet_20_link" text:visited-style-name="Visited_20_Internet_20_Link">
630_360_16845...</text:a>
", "<text:a xlink:type="simple" xlink:href="https://static.ukrinform.com/photos/2023_05/1684515133-786.jpg" text:style-name="Internet_20_link" text:visited-style-name="Visited_20_Internet_20_Link">
1684515133-78...</text:a>
", "<text:a xlink:type="simple" xlink:href="https://static.ukrinform.com/photos/2023_05/1684515162-240.jpg" text:style-name="Internet_20_link" text:visited-style-name="Visited_20_Internet_20_Link">
1684515162-24...</text:a>
", "<text:a xlink:type="simple" xlink:href="https://static.ukrinform.com/photos/2023_05/1684515154-403.jpg" text:style-name="Internet_20_link" text:visited-style-name="Visited_20_Internet_20_Link">
1684515154-40...</text:a>
"]</text:p>
      <text:p text:style-name="P4">
Tags: ['Маріуполь', 'Виставка', 'Київ']</text:p>
      <text:p text:style-name="P4">
Type: Article</text:p>
      <!--METADATA-->
      <text:p text:style-name="P4">
<draw:frame draw:style-name="fr1" draw:name="Image195" text:anchor-type="as-char" svg:width="6.9236in" svg:height="3.956343in" draw:z-index="0">
<draw:image xlink:href="../Images/yкринформ/2023-05-19T19-34-00-03-00/630_360_1684514954-794.jpg" xlink:type="simple" xlink:show="embed" xlink:actuate="onLoad" draw:mime-type="image/jpeg"/>
</draw:frame>
 УНаціональному музеї історії України у Другій світовій війні презентуваливиставку "Маріуполь. 86 #НаЖиво", присвячену обороні міста, його мешканцям ізахисникам.</text:p>
      <text:p text:style-name="P4">
Про це повідомляє кореспондент Укрінформу.</text:p>
      <text:p text:style-name="P4">
"Ми маємо працювати над великими наративами про цю війну. Але, мені здається,що ще не настав той час, щоб ми могли відірвати цю війну від свого серця таговорити про неї відсторонено. Тож наскільки це боляче, ми зможемо зрозумітипізніше. Але варто проживати цей біль спільно. Саме тому такі виставки, щомістять персональні речі, - як ті мушлі з берегу моря, які маленька дівчинкавзяла з собою з Маріуполя - важливі для кожного громадянина України", -зазначила заступниця міністра культури та інформаційної політики ГалинаГригоренко.</text:p>
      <text:p text:style-name="P4">
На <text:a xlink:type="simple" xlink:href="https://www.ukrinform.ua/tag-vistavka" text:style-name="Internet_20_link" text:visited-style-name="Visited_20_Internet_20_Link">
 </text:a>
 представлені фотографіїМаріуполя до повномасштабного вторгнення й після, а також світлини містян,зокрема, дітей. Серед артефактів відвідувачі побачать понівечений прапор з"Азовсталі", вцілілу чашку, яку маріуполька вивезла з міста, годинник, навітьпуанти балерини із драмтеатру. Також наявні банери з повідомленнями зтелеграм-каналів, які всі 86 днів висвітлювали події у місті.</text:p>
      <text:p text:style-name="P4">
<draw:frame draw:style-name="fr1" draw:name="Image196" text:anchor-type="as-char" svg:width="6.9236in" svg:height="3.956343in" draw:z-index="0">
<draw:image xlink:href="../Images/yкринформ/2023-05-19T19-34-00-03-00/630_360_1684514277-1647.jpeg" xlink:type="simple" xlink:show="embed" xlink:actuate="onLoad" draw:mime-type="image/jpeg"/>
</draw:frame>
 У Києвівідкрилася виставка, присвячена обороні Маріуполя / Фото: Геннадій Мінченко,Укрінформ  <text:a xlink:type="simple" xlink:href="https://static.ukrinform.com/photos/2023_05/1684514277-1647.jpeg" text:style-name="Internet_20_link" text:visited-style-name="Visited_20_Internet_20_Link">
<draw:frame draw:style-name="fr1" draw:name="Image197" text:anchor-type="as-char" svg:width="6.9236in" svg:height="3.956343in" draw:z-index="0">
<draw:image xlink:href="../Images/yкринформ/2023-05-19T19-34-00-03-00/630_360_1684514277-1647.jpeg" xlink:type="simple" xlink:show="embed" xlink:actuate="onLoad" draw:mime-type="image/jpeg"/>
</draw:frame>
</text:a>
 <text:a xlink:type="simple" xlink:href="https://static.ukrinform.com/photos/2023_05/1684514277-7573.jpeg" text:style-name="Internet_20_link" text:visited-style-name="Visited_20_Internet_20_Link">
<draw:frame draw:style-name="fr1" draw:name="Image198" text:anchor-type="as-char" svg:width="6.9236in" svg:height="3.956343in" draw:z-index="0">
<draw:image xlink:href="../Images/yкринформ/2023-05-19T19-34-00-03-00/630_360_1684514277-7573.jpeg" xlink:type="simple" xlink:show="embed" xlink:actuate="onLoad" draw:mime-type="image/jpeg"/>
</draw:frame>
</text:a>
 <text:a xlink:type="simple" xlink:href="https://static.ukrinform.com/photos/2023_05/1684514277-2918.jpeg" text:style-name="Internet_20_link" text:visited-style-name="Visited_20_Internet_20_Link">
<draw:frame draw:style-name="fr1" draw:name="Image199" text:anchor-type="as-char" svg:width="6.9236in" svg:height="3.956343in" draw:z-index="0">
<draw:image xlink:href="../Images/yкринформ/2023-05-19T19-34-00-03-00/630_360_1684514277-2918.jpeg" xlink:type="simple" xlink:show="embed" xlink:actuate="onLoad" draw:mime-type="image/jpeg"/>
</draw:frame>
</text:a>
 <text:a xlink:type="simple" xlink:href="https://static.ukrinform.com/photos/2023_05/1684514277-9296.jpeg" text:style-name="Internet_20_link" text:visited-style-name="Visited_20_Internet_20_Link">
<draw:frame draw:style-name="fr1" draw:name="Image200" text:anchor-type="as-char" svg:width="6.9236in" svg:height="3.956343in" draw:z-index="0">
<draw:image xlink:href="../Images/yкринформ/2023-05-19T19-34-00-03-00/630_360_1684514277-9296.jpeg" xlink:type="simple" xlink:show="embed" xlink:actuate="onLoad" draw:mime-type="image/jpeg"/>
</draw:frame>
</text:a>
 <text:a xlink:type="simple" xlink:href="https://static.ukrinform.com/photos/2023_05/1684514277-8095.jpeg" text:style-name="Internet_20_link" text:visited-style-name="Visited_20_Internet_20_Link">
<draw:frame draw:style-name="fr1" draw:name="Image201" text:anchor-type="as-char" svg:width="6.9236in" svg:height="3.956343in" draw:z-index="0">
<draw:image xlink:href="../Images/yкринформ/2023-05-19T19-34-00-03-00/630_360_1684514277-8095.jpeg" xlink:type="simple" xlink:show="embed" xlink:actuate="onLoad" draw:mime-type="image/jpeg"/>
</draw:frame>
</text:a>
 <text:a xlink:type="simple" xlink:href="https://static.ukrinform.com/photos/2023_05/1684514277-3950.jpeg" text:style-name="Internet_20_link" text:visited-style-name="Visited_20_Internet_20_Link">
<draw:frame draw:style-name="fr1" draw:name="Image202" text:anchor-type="as-char" svg:width="6.9236in" svg:height="3.956343in" draw:z-index="0">
<draw:image xlink:href="../Images/yкринформ/2023-05-19T19-34-00-03-00/630_360_1684514277-3950.jpeg" xlink:type="simple" xlink:show="embed" xlink:actuate="onLoad" draw:mime-type="image/jpeg"/>
</draw:frame>
</text:a>
 <text:a xlink:type="simple" xlink:href="https://static.ukrinform.com/photos/2023_05/1684514279-4516.jpeg" text:style-name="Internet_20_link" text:visited-style-name="Visited_20_Internet_20_Link">
<draw:frame draw:style-name="fr1" draw:name="Image203" text:anchor-type="as-char" svg:width="6.9236in" svg:height="3.956343in" draw:z-index="0">
<draw:image xlink:href="../Images/yкринформ/2023-05-19T19-34-00-03-00/630_360_1684514279-4516.jpeg" xlink:type="simple" xlink:show="embed" xlink:actuate="onLoad" draw:mime-type="image/jpeg"/>
</draw:frame>
</text:a>
 <text:a xlink:type="simple" xlink:href="https://static.ukrinform.com/photos/2023_05/1684514279-1785.jpeg" text:style-name="Internet_20_link" text:visited-style-name="Visited_20_Internet_20_Link">
<draw:frame draw:style-name="fr1" draw:name="Image204" text:anchor-type="as-char" svg:width="6.9236in" svg:height="3.956343in" draw:z-index="0">
<draw:image xlink:href="../Images/yкринформ/2023-05-19T19-34-00-03-00/630_360_1684514279-1785.jpeg" xlink:type="simple" xlink:show="embed" xlink:actuate="onLoad" draw:mime-type="image/jpeg"/>
</draw:frame>
</text:a>
 <text:a xlink:type="simple" xlink:href="https://static.ukrinform.com/photos/2023_05/1684514279-8501.jpeg" text:style-name="Internet_20_link" text:visited-style-name="Visited_20_Internet_20_Link">
<draw:frame draw:style-name="fr1" draw:name="Image205" text:anchor-type="as-char" svg:width="6.9236in" svg:height="3.956343in" draw:z-index="0">
<draw:image xlink:href="../Images/yкринформ/2023-05-19T19-34-00-03-00/630_360_1684514279-8501.jpeg" xlink:type="simple" xlink:show="embed" xlink:actuate="onLoad" draw:mime-type="image/jpeg"/>
</draw:frame>
</text:a>
 <text:a xlink:type="simple" xlink:href="https://static.ukrinform.com/photos/2023_05/1684514279-1409.jpeg" text:style-name="Internet_20_link" text:visited-style-name="Visited_20_Internet_20_Link">
<draw:frame draw:style-name="fr1" draw:name="Image206" text:anchor-type="as-char" svg:width="6.9236in" svg:height="3.956343in" draw:z-index="0">
<draw:image xlink:href="../Images/yкринформ/2023-05-19T19-34-00-03-00/630_360_1684514279-1409.jpeg" xlink:type="simple" xlink:show="embed" xlink:actuate="onLoad" draw:mime-type="image/jpeg"/>
</draw:frame>
</text:a>
 <text:a xlink:type="simple" xlink:href="https://static.ukrinform.com/photos/2023_05/1684514279-9396.jpeg" text:style-name="Internet_20_link" text:visited-style-name="Visited_20_Internet_20_Link">
<draw:frame draw:style-name="fr1" draw:name="Image207" text:anchor-type="as-char" svg:width="6.9236in" svg:height="3.956343in" draw:z-index="0">
<draw:image xlink:href="../Images/yкринформ/2023-05-19T19-34-00-03-00/630_360_1684514279-9396.jpeg" xlink:type="simple" xlink:show="embed" xlink:actuate="onLoad" draw:mime-type="image/jpeg"/>
</draw:frame>
</text:a>
 <text:a xlink:type="simple" xlink:href="https://static.ukrinform.com/photos/2023_05/1684514279-4255.jpeg" text:style-name="Internet_20_link" text:visited-style-name="Visited_20_Internet_20_Link">
<draw:frame draw:style-name="fr1" draw:name="Image208" text:anchor-type="as-char" svg:width="6.9236in" svg:height="3.956343in" draw:z-index="0">
<draw:image xlink:href="../Images/yкринформ/2023-05-19T19-34-00-03-00/630_360_1684514279-4255.jpeg" xlink:type="simple" xlink:show="embed" xlink:actuate="onLoad" draw:mime-type="image/jpeg"/>
</draw:frame>
</text:a>
 <text:a xlink:type="simple" xlink:href="https://static.ukrinform.com/photos/2023_05/1684514281-2400.jpeg" text:style-name="Internet_20_link" text:visited-style-name="Visited_20_Internet_20_Link">
<draw:frame draw:style-name="fr1" draw:name="Image209" text:anchor-type="as-char" svg:width="6.9236in" svg:height="3.956343in" draw:z-index="0">
<draw:image xlink:href="../Images/yкринформ/2023-05-19T19-34-00-03-00/630_360_1684514281-2400.jpeg" xlink:type="simple" xlink:show="embed" xlink:actuate="onLoad" draw:mime-type="image/jpeg"/>
</draw:frame>
</text:a>
 <text:a xlink:type="simple" xlink:href="https://static.ukrinform.com/photos/2023_05/1684514281-7401.jpeg" text:style-name="Internet_20_link" text:visited-style-name="Visited_20_Internet_20_Link">
<draw:frame draw:style-name="fr1" draw:name="Image210" text:anchor-type="as-char" svg:width="6.9236in" svg:height="3.956343in" draw:z-index="0">
<draw:image xlink:href="../Images/yкринформ/2023-05-19T19-34-00-03-00/630_360_1684514281-7401.jpeg" xlink:type="simple" xlink:show="embed" xlink:actuate="onLoad" draw:mime-type="image/jpeg"/>
</draw:frame>
</text:a>
 <text:a xlink:type="simple" xlink:href="https://static.ukrinform.com/photos/2023_05/1684514281-4919.jpeg" text:style-name="Internet_20_link" text:visited-style-name="Visited_20_Internet_20_Link">
<draw:frame draw:style-name="fr1" draw:name="Image211" text:anchor-type="as-char" svg:width="6.9236in" svg:height="3.956343in" draw:z-index="0">
<draw:image xlink:href="../Images/yкринформ/2023-05-19T19-34-00-03-00/630_360_1684514281-4919.jpeg" xlink:type="simple" xlink:show="embed" xlink:actuate="onLoad" draw:mime-type="image/jpeg"/>
</draw:frame>
</text:a>
</text:p>
      <text:p text:style-name="P4">
"Це перша війна в історії людства, події якої одразу потрапляють на першішпальта, одразу з'являються на телеграм-каналах", - підкреслила журналістка йактивістка Алевтина Швецова.</text:p>
      <text:p text:style-name="P4">
Також у межах виставки презентували фільм про блокаду міста Марії.</text:p>
      <text:p text:style-name="P4">
<text:span text:style-name="T4">
Читайте також:</text:span>
 <text:a xlink:type="simple" xlink:href="https://www.ukrinform.ua/rubric-kyiv/3711053-u-kievi-prezentuvali-dvi-fotovistavki-do-dna-pamati-zertv-deportacii-krimskih-tatar.html" text:style-name="Internet_20_link" text:visited-style-name="Visited_20_Internet_20_Link">
 <text:span text:style-name="T4">
виставки</text:span>
 </text:a>
</text:p>
      <text:p text:style-name="P4">
"На виставці немає жодної деталі, про яку можна було б сказати, що вона неважлива. Тут є те, що люди брали з собою: хтось прапор - і він із кров'ю,обпечений зараз у вітрині. Тут є і ключі, які цивільні брали з собою досховищ, сподіваючись, що вони повернуться додому. Однак залишилися лишеключі", - наголосив мер Маріуполя Вадим Бойченко.</text:p>
      <text:p text:style-name="P4">
<draw:frame draw:style-name="fr1" draw:name="Image212" text:anchor-type="as-char" svg:width="6.9236in" svg:height="5.199111in" draw:z-index="0">
<draw:image xlink:href="../Images/yкринформ/2023-05-19T19-34-00-03-00/1684515133-786.jpg" xlink:type="simple" xlink:show="embed" xlink:actuate="onLoad" draw:mime-type="image/jpeg"/>
</draw:frame>
</text:p>
      <text:p text:style-name="P4">
Він також зазначив, що в експозиції висвітлено героїчний вчинок захисників"Азовсталі", які оборонялися від ворога, що перевищував їх в десятки разів.Азовці виграли час, щоб інші підрозділи могли якісніше підготуватися, стрималиворога від просування у бік Дніпра й Запоріжжя.</text:p>
      <text:p text:style-name="P4">
<draw:frame draw:style-name="fr1" draw:name="Image213" text:anchor-type="as-char" svg:width="6.9236in" svg:height="5.199111in" draw:z-index="0">
<draw:image xlink:href="../Images/yкринформ/2023-05-19T19-34-00-03-00/1684515162-240.jpg" xlink:type="simple" xlink:show="embed" xlink:actuate="onLoad" draw:mime-type="image/jpeg"/>
</draw:frame>
</text:p>
      <text:p text:style-name="P4">
Заступниця голови Київської міської державної адміністрації Ганна Старостенкозауважила, що міська влада робитиме все можливе для турботи про маріупольців,які переїхали до столиці, а також про збереження пам'яті про оборону міста.</text:p>
      <text:p text:style-name="P4">
<text:span text:style-name="T4">
Читайте також:</text:span>
 <text:a xlink:type="simple" xlink:href="https://www.ukrinform.ua/rubric-culture/3711315-u-hersonskomu-muzei-vidkrili-vistavku-herson2022-hroniki-deokupacii.html" text:style-name="Internet_20_link" text:visited-style-name="Visited_20_Internet_20_Link">
 <text:span text:style-name="T4">
виставку</text:span>
 </text:a>
</text:p>
      <text:p text:style-name="P4">
<draw:frame draw:style-name="fr1" draw:name="Image214" text:anchor-type="as-char" svg:width="6.9236in" svg:height="5.199111in" draw:z-index="0">
<draw:image xlink:href="../Images/yкринформ/2023-05-19T19-34-00-03-00/1684515154-403.jpg" xlink:type="simple" xlink:show="embed" xlink:actuate="onLoad" draw:mime-type="image/jpeg"/>
</draw:frame>
</text:p>
      <text:p text:style-name="P4">
"Ми не маємо переставати говорити про ті трагічні події. Ми вже організували вКиєві низку заходів, зокрема, фототеатральні постановки, імпрези, відкрилицентр "ЯМаріуполь" спільно з міською радою Маріуполя... Ми готові і будеморобити більше, аби пам'ять про ті події ніколи не згасла, аби та біда ніколине повторилася", - сказала вона.</text:p>
      <text:p text:style-name="P4">
Під час заходу виступили також акторка Римма Зюбіна й захисниця "Азовсталі"Валерія "Нава" Суботіна (Карпиленко), прочитавши поезії, присвячені місту.</text:p>
      <text:p text:style-name="P4">
Організували захід Маріупольська міська рада, Національний музей історіїУкраїни в Другій світовій війні, проєкт «ЯМаріуполь. Культура», ККП m.EHUB.</text:p>
      <text:p text:style-name="P4">
20 травня 2022 року територію заводу «Азовсталь» залишив останній українськийзахисник. Після 86 днів оборони місто опинилося в цілковитій окупації. Запопередніми даними, в Маріуполі загинуло понад 22 тисячі містян, зруйновано90% інфраструктури міста, тисячі маріупольців вимушено залишили свої домівки.</text:p>
      <text:p text:style-name="P4">
Як повідомляв Укрінформ, <text:a xlink:type="simple" xlink:href="https://www.ukrinform.ua/rubric-kyiv/3709624-u-kievi-vidkrili-fotovistavku-pro-dosvid-vijni-pereselenciv-iz-mariupola.html" text:style-name="Internet_20_link" text:visited-style-name="Visited_20_Internet_20_Link">
 </text:a>
 , у межах якого зібрано історії 27 переселенців, життя якихзмінило повномасштабне вторгнення.</text:p>
      <text:p text:style-name="P4">
Source: <text:a xlink:type="simple" xlink:href="https://www.ukrinform.ua/rubric-kyiv/3711581-u-kievi-vidkrilasa-vistavka-prisvacena-oboroni-mariupola.html" text:style-name="Internet_20_link" text:visited-style-name="Visited_20_Internet_20_Link">
https://www.ukrinform.ua/rubric-kyiv/3711581-u-kievi-vidkrilasa-vistavka-prisvacena-oboroni-mariupola.html</text:a>
</text:p>
      <!--NEWS-->
      <text:h text:style-name="P10" text:outline-level="1">
<text:span text:style-name="T4">
Ващук вступив до лав Нацгвардії України</text:span>
</text:h>
      <text:p text:style-name="P4">
Authors: Ukrinform (Person)</text:p>
      <text:p text:style-name="P4">
Publisher: Укринформ (Organization)</text:p>
      <text:p text:style-name="P4">
Published Time: 2023-05-19T19:36:16+03:00</text:p>
      <text:p text:style-name="P4">
Modified Time: 2023-05-19T19:36:16+03:00</text:p>
      <text:p text:style-name="P4">
Description: Колишній футболіст служитиме в бригаді наступу «Буревій». — Укрінформ.</text:p>
      <text:p text:style-name="P4">
Images: ["<text:a xlink:type="simple" xlink:href="https://static.ukrinform.com/photos/2023_05/thumb_files/630_360_1684514036-669.jpg" text:style-name="Internet_20_link" text:visited-style-name="Visited_20_Internet_20_Link">
630_360_16845...</text:a>
", "<text:a xlink:type="simple" xlink:href="https://static.ukrinform.com/photos/2023_05/1684514167-491.jpg" text:style-name="Internet_20_link" text:visited-style-name="Visited_20_Internet_20_Link">
1684514167-49...</text:a>
"]</text:p>
      <text:p text:style-name="P4">
Tags: ['Футбол', 'Нацгвардія']</text:p>
      <text:p text:style-name="P4">
Type: Article</text:p>
      <!--METADATA-->
      <text:p text:style-name="P4">
<draw:frame draw:style-name="fr1" draw:name="Image215" text:anchor-type="as-char" svg:width="6.9236in" svg:height="3.956343in" draw:z-index="0">
<draw:image xlink:href="../Images/yкринформ/2023-05-19T19-36-16-03-00/630_360_1684514036-669.jpg" xlink:type="simple" xlink:show="embed" xlink:actuate="onLoad" draw:mime-type="image/jpeg"/>
</draw:frame>
 Колишнійфутболіст служитиме в бригаді наступу «Буревій».</text:p>
      <text:p text:style-name="P4">
Легендарний екс-захисник «Динамо» Київ і збірної України Владислав Ващук насвоїй сторінці в Фейсбуці <text:a xlink:type="simple" xlink:href="https://www.facebook.com/vashchukvlad/posts/6027587340682532" text:style-name="Internet_20_link" text:visited-style-name="Visited_20_Internet_20_Link">
</text:a>
 про те, щоприйняв рішення вступити до лав Національної гвардії України, передаєУкрінформ.</text:p>
      <text:p text:style-name="P4">
«Так, це було моє особисте рішення. Так, близькі й рідні ще досі в шоку. Ітак, я знаю, що дехто мене ніколи не зрозуміє. Але я дійсно вірю в нашуперемогу. Я бачив «русский мир» на власні очі і буду робити все, щоб такого вмоїй країні більше ніхто не побачив і не відчув. І коли прийде час, то я зможуточно відповісти що я робив під час війни. Національна гвардія України.Бригада наступу «Буревій». Солдат Владислав Ващук. Служу українськомународові».</text:p>
      <text:p text:style-name="P4">
<draw:frame draw:style-name="fr1" draw:name="Image216" text:anchor-type="as-char" svg:width="6.9236in" svg:height="9.231467in" draw:z-index="0">
<draw:image xlink:href="../Images/yкринформ/2023-05-19T19-36-16-03-00/1684514167-491.jpg" xlink:type="simple" xlink:show="embed" xlink:actuate="onLoad" draw:mime-type="image/jpeg"/>
</draw:frame>
</text:p>
      <text:p text:style-name="P4">
<text:span text:style-name="T4">
Читайте також:</text:span>
 <text:a xlink:type="simple" xlink:href="https://www.ukrinform.ua/rubric-sports/3442876-okupanti-zaihali-na-btrah-do-budinku-vasuka-pid-kievom.html" text:style-name="Internet_20_link" text:visited-style-name="Visited_20_Internet_20_Link">
 <text:span text:style-name="T4">
Ващук</text:span>
 </text:a>
</text:p>
      <text:p text:style-name="P4">
Як повідомляв Укрінформ, будинок Ващука у Гостомелі перебував в окупаціїросійських військ у березні 2022 року.</text:p>
      <text:p text:style-name="P4">
Фото: facebook.com/vashchukvlad</text:p>
      <text:p text:style-name="P4">
Source: <text:a xlink:type="simple" xlink:href="https://www.ukrinform.ua/rubric-sports/3711579-vasuk-vstupiv-do-lav-nacgvardii-ukraini.html" text:style-name="Internet_20_link" text:visited-style-name="Visited_20_Internet_20_Link">
https://www.ukrinform.ua/rubric-sports/3711579-vasuk-vstupiv-do-lav-nacgvardii-ukraini.html</text:a>
</text:p>
      <!--NEWS-->
      <text:h text:style-name="P10" text:outline-level="1">
<text:span text:style-name="T4">
Стефанчук обговорив з міністром підприємництва Данії питання відбудови України</text:span>
</text:h>
      <text:p text:style-name="P4">
Authors: Ukrinform (Person)</text:p>
      <text:p text:style-name="P4">
Publisher: Укринформ (Organization)</text:p>
      <text:p text:style-name="P4">
Published Time: 2023-05-19T19:43:00+03:00</text:p>
      <text:p text:style-name="P4">
Modified Time: 2023-05-19T19:43:00+03:00</text:p>
      <text:p text:style-name="P4">
Description: Голова Верховної Ради Руслан Стефанчук провів зустріч з міністром підприємництва Данії Мортеном Бедскоу, під час якої обговорили питання відбудови та інвестицій в Україну. — Укрінформ.</text:p>
      <text:p text:style-name="P4">
Images: ["<text:a xlink:type="simple" xlink:href="https://static.ukrinform.com/photos/2023_05/thumb_files/630_360_1684514653-731.jpg" text:style-name="Internet_20_link" text:visited-style-name="Visited_20_Internet_20_Link">
630_360_16845...</text:a>
"]</text:p>
      <text:p text:style-name="P4">
Tags: ['Данія', 'Стефанчук', 'Відбудова']</text:p>
      <text:p text:style-name="P4">
Type: Article</text:p>
      <!--METADATA-->
      <text:p text:style-name="P4">
<draw:frame draw:style-name="fr1" draw:name="Image217" text:anchor-type="as-char" svg:width="6.9236in" svg:height="3.956343in" draw:z-index="0">
<draw:image xlink:href="../Images/yкринформ/2023-05-19T19-43-00-03-00/630_360_1684514653-731.jpg" xlink:type="simple" xlink:show="embed" xlink:actuate="onLoad" draw:mime-type="image/jpeg"/>
</draw:frame>
 ГоловаВерховної Ради Руслан Стефанчук провів зустріч з міністром підприємництваДанії Мортеном Бедскоу, під час якої обговорили питання відбудови таінвестицій в Україну.</text:p>
      <text:p text:style-name="P4">
Про це Стефанчук повідомив у <text:a xlink:type="simple" xlink:href="https://www.facebook.com/stefanchuk.official/posts/pfbid02Pfpk4CUM4EvFDtV7NXeLevgUJ7Gqg87FAUTg8iW86CtK8Fnraj3JXRssoL56Svwtl" text:style-name="Internet_20_link" text:visited-style-name="Visited_20_Internet_20_Link">
</text:a>
, передає Укрінформ.</text:p>
      <text:p text:style-name="P4">
"Під час зустрічі з міністром підприємництва <text:a xlink:type="simple" xlink:href="https://www.ukrinform.ua/tag-dania" text:style-name="Internet_20_link" text:visited-style-name="Visited_20_Internet_20_Link">
 </text:a>
 Мортеном Бедскоу основну увагу приділив питанню відбудови України таінвестицій в Україну. Нині Данія належить до лідерів за обсягами фінансовоїдопомоги нашій державі. Попри війну, ми маємо приклади якісної українсько-данської співпраці. Зокрема — відновлення водопостачання у Миколаєві. Зараз миможемо говорити про проєкти майбутньої співпраці з відновлення України", -написав Голова ВР.</text:p>
      <text:p text:style-name="P4">
За його словами, Україна бачить можливість інвестицій у зелену економіку,розвиток ІТ-галузі й безпекову економіку, пріоритет— екологія таенергоефективність.</text:p>
      <text:p text:style-name="P4">
<text:span text:style-name="T4">
Читайте також:</text:span>
 <text:a xlink:type="simple" xlink:href="https://www.ukrinform.ua/rubric-ato/3711501-ukraina-rozrahovue-so-dania-priednaetsa-do-aviacijnoi-koalicii-stefancuk.html" text:style-name="Internet_20_link" text:visited-style-name="Visited_20_Internet_20_Link">
 <text:span text:style-name="T4">
Стефанчук</text:span>
 </text:a>
</text:p>
      <text:p text:style-name="P4">
"Також сподіваюсь, що Україна як світова житниця, завдяки нашим колегам, зможевідновитися й запропонувати дуже велику кількість зерна, щоб увійти наагроринки всього світу", - додав Стефанчук.</text:p>
      <text:p text:style-name="P4">
Як повідомляв Укрінформ, Голова Верховної Ради України <text:a xlink:type="simple" xlink:href="https://www.ukrinform.ua/rubric-regions/3711312-stefancuk-pribuv-iz-vizitom-do-danii.html" text:style-name="Internet_20_link" text:visited-style-name="Visited_20_Internet_20_Link">
</text:a>
</text:p>
      <text:p text:style-name="P4">
<text:span text:style-name="T5">
Фото: Фейсбук Ruslan Stefanchuk</text:span>
</text:p>
      <text:p text:style-name="P4">
Source: <text:a xlink:type="simple" xlink:href="https://www.ukrinform.ua/rubric-vidbudova/3711584-stefancuk-obgovoriv-z-ministrom-pidpriemnictva-danii-pitanna-vidbudovi-ukraini.html" text:style-name="Internet_20_link" text:visited-style-name="Visited_20_Internet_20_Link">
https://www.ukrinform.ua/rubric-vidbudova/3711584-stefancuk-obgovoriv-z-ministrom-pidpriemnictva-danii-pitanna-vidbudovi-ukraini.html</text:a>
</text:p>
      <!--NEWS-->
      <text:h text:style-name="P10" text:outline-level="1">
<text:span text:style-name="T4">
У передмісті Бахмута темпи просування ЗСУ дещо знизились – Маляр</text:span>
</text:h>
      <text:p text:style-name="P4">
Authors: Ukrinform (Person)</text:p>
      <text:p text:style-name="P4">
Publisher: Укринформ (Organization)</text:p>
      <text:p text:style-name="P4">
Published Time: 2023-05-19T19:44:59+03:00</text:p>
      <text:p text:style-name="P4">
Modified Time: 2023-05-19T19:44:59+03:00</text:p>
      <text:p text:style-name="P4">
Description: Заступниця міністра оборони України Ганна Маляр повідомила, що у передмісті Бахмута темпи просування Збройних сил України дещо знизились.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ЗСУ', 'Війна з Росією', 'Ганна Маляр']</text:p>
      <text:p text:style-name="P4">
Type: Article</text:p>
      <!--METADATA-->
      <text:p text:style-name="P4">
<draw:frame draw:style-name="fr1" draw:name="Image218" text:anchor-type="as-char" svg:width="6.9236in" svg:height="3.956343in" draw:z-index="0">
<draw:image xlink:href="../Images/yкринформ/2023-05-19T19-44-59-03-00/630_360_1682412645-576.png" xlink:type="simple" xlink:show="embed" xlink:actuate="onLoad" draw:mime-type="image/png"/>
</draw:frame>
 Заступницяміністра оборони України Ганна Маляр повідомила, що у передмісті Бахмута темпипросування Збройних сил України дещо знизились.</text:p>
      <text:p text:style-name="P4">
Як передає Укрінформ, про це Маляр написала у  <text:a xlink:type="simple" xlink:href="https://t.me/annamaliar/765" text:style-name="Internet_20_link" text:visited-style-name="Visited_20_Internet_20_Link">
</text:a>
 .</text:p>
      <text:p text:style-name="P4">
"На Бахмутському напрямку тривають дуже жорсткі бої. Ворог не може перемагатиякістю, тому бере кількістю. Зокрема, збільшив присутність військ наБахмутському напрямку на декілька тисяч осіб та намагається використовуватиперевагу у важкій артилерії і кількості снарядів", - зазначила Маляр.</text:p>
      <text:p text:style-name="P4">
За її словами, російські війська продовжують атакувати ціною великих втрат,які неспівмірно перевищують українські втрати.</text:p>
      <text:p text:style-name="P4">
"У місті Бахмут вони перетворюють будівлі на попіл. Залишають лише фундамент,який неможливо обороняти. Разом з тим, наші війська утримують у Бахмуті рубежірайону "Літак". У передмісті Бахмута сьогодні темпи просування наших військдещо знижені. Водночас, ворогу не вдається повернути втрачені позиції. Нашівоїни відбивають всі атаки ворога на цьому напрямку", - підкреслила Маляр.</text:p>
      <text:p text:style-name="P4">
<text:span text:style-name="T4">
Читайте також:</text:span>
 <text:a xlink:type="simple" xlink:href="https://www.ukrinform.ua/rubric-ato/3710825-u-rajoni-bahmuta-sili-oboroni-za-dobu-prosunulisa-miscami-na-1700-metriv-zsu.html" text:style-name="Internet_20_link" text:visited-style-name="Visited_20_Internet_20_Link">
 <text:span text:style-name="T4">
Бахмута</text:span>
 </text:a>
</text:p>
      <text:p text:style-name="P4">
За її словами, оборона Бахмута та передмістя свої військові задачі виконує.Зокрема, нищать ворога, знижують його наступальний потенціал та виграють часдля запланованих дій.</text:p>
      <text:p text:style-name="P4">
Як повідомляв Укрінформ, повідомив речник Східного угруповання військ ЗСУСергій Череватий заявив, що Бахмут залишається для російської армії  <text:a xlink:type="simple" xlink:href="https://www.ukrinform.ua/rubric-ato/3711420-cerevatij-pro-bahmut-zsu-perehopluut-iniciativu-i-namagautsa-kontratakuvati.html" text:style-name="Internet_20_link" text:visited-style-name="Visited_20_Internet_20_Link">
</text:a>
 , однак Сили оборониза добу змогли просунутись на різних ділянках до 500 метрів і тримаютьпівденно-західну частину міста.</text:p>
      <text:p text:style-name="P4">
<text:span text:style-name="T5">
Фото: Ліберов Костянтин</text:span>
</text:p>
      <text:p text:style-name="P4">
Source: <text:a xlink:type="simple" xlink:href="https://www.ukrinform.ua/rubric-ato/3711582-u-peredmisti-bahmuta-tempi-prosuvanna-zsu-deso-znizilis-malar.html" text:style-name="Internet_20_link" text:visited-style-name="Visited_20_Internet_20_Link">
https://www.ukrinform.ua/rubric-ato/3711582-u-peredmisti-bahmuta-tempi-prosuvanna-zsu-deso-znizilis-malar.html</text:a>
</text:p>
      <!--NEWS-->
      <text:h text:style-name="P10" text:outline-level="1">
<text:span text:style-name="T4">
РФ купує через Казахстан чіпи та безпілотники для війни в Україні</text:span>
</text:h>
      <text:p text:style-name="P4">
Authors: Ukrinform (Person)</text:p>
      <text:p text:style-name="P4">
Publisher: Укринформ (Organization)</text:p>
      <text:p text:style-name="P4">
Published Time: 2023-05-19T19:52:56+03:00</text:p>
      <text:p text:style-name="P4">
Modified Time: 2023-05-19T19:52:56+03:00</text:p>
      <text:p text:style-name="P4">
Description: Попри західні санкції, російська оборонна промисловість та армія отримують потрібні їм мікроелектроніку та безпілотники через «дружні» країни, зокрема компанії Казахстану. — Укрінформ.</text:p>
      <text:p text:style-name="P4">
Images: ["<text:a xlink:type="simple" xlink:href="https://static.ukrinform.com/photos/2023_05/thumb_files/630_360_1684515103-455.jpg" text:style-name="Internet_20_link" text:visited-style-name="Visited_20_Internet_20_Link">
630_360_16845...</text:a>
", "<text:a xlink:type="simple" xlink:href="https://static.ukrinform.com/photos/2023_05/1684514677-514.jpg" text:style-name="Internet_20_link" text:visited-style-name="Visited_20_Internet_20_Link">
1684514677-51...</text:a>
", "<text:a xlink:type="simple" xlink:href="https://static.ukrinform.com/photos/2023_05/1684514760-759.jpg" text:style-name="Internet_20_link" text:visited-style-name="Visited_20_Internet_20_Link">
1684514760-75...</text:a>
", "<text:a xlink:type="simple" xlink:href="https://static.ukrinform.com/photos/2023_05/1684514864-464.jpg" text:style-name="Internet_20_link" text:visited-style-name="Visited_20_Internet_20_Link">
1684514864-46...</text:a>
"]</text:p>
      <text:p text:style-name="P4">
Tags: ['Безпілотник', 'Казахстан', 'Санкції', 'Технології', 'Росія']</text:p>
      <text:p text:style-name="P4">
Type: Article</text:p>
      <!--METADATA-->
      <text:p text:style-name="P4">
<draw:frame draw:style-name="fr1" draw:name="Image219" text:anchor-type="as-char" svg:width="6.9236in" svg:height="3.956343in" draw:z-index="0">
<draw:image xlink:href="../Images/yкринформ/2023-05-19T19-52-56-03-00/630_360_1684515103-455.jpg" xlink:type="simple" xlink:show="embed" xlink:actuate="onLoad" draw:mime-type="image/jpeg"/>
</draw:frame>
 Попризахідні санкції, російська оборонна промисловість та армія отримують потрібніїм мікроелектроніку та безпілотники через «дружні» країни, зокрема компаніїКазахстану.</text:p>
      <text:p text:style-name="P4">
Про це йдеться у спільному розслідуванні видання <text:a xlink:type="simple" xlink:href="https://istories.media/stories/2023/05/19/put-kontrabandista-kak-rossiya-poluchaet-chipi-i-bespilotniki-cherez-kazakhstan/" text:style-name="Internet_20_link" text:visited-style-name="Visited_20_Internet_20_Link">
</text:a>
 , <text:a xlink:type="simple" xlink:href="https://www.occrp.org/en/investigations/kazakhstan-has-become-a-pathway-for-the-supply-of-russias-war-machine-heres-how-it-works" text:style-name="Internet_20_link" text:visited-style-name="Visited_20_Internet_20_Link">
</text:a>
 та журналу <text:a xlink:type="simple" xlink:href="https://www.spiegel.de/wirtschaft/russland-sanktionen-wie-deutsche-firmen-offenbar-die-russische-ruestungsindustrie-beliefern-a-301106cd-a13c-4610-97a2-d26ac1573226" text:style-name="Internet_20_link" text:visited-style-name="Visited_20_Internet_20_Link">
</text:a>
, передає Укрінформ.</text:p>
      <text:p text:style-name="P4">
«Важливим історіям» вдалося ознайомитись із докладними даними митноїстатистики Росії. З неї випливає, що понад 500 дронів у 2022 році до Росіївідправила казахстанська компанія «Аспан Арба». Вона була зареєстрована вКазахстані вже після початку війни в Україні у квітні 2022 року. Галузевийпортал Metalmininginfo повідомляв, що «Аспан Арба» буде офіційним дилеромдронів DJI у Казахстані.</text:p>
      <text:p text:style-name="P4">
<draw:frame draw:style-name="fr1" draw:name="Image220" text:anchor-type="as-char" svg:width="6.9236in" svg:height="4.130778in" draw:z-index="0">
<draw:image xlink:href="../Images/yкринформ/2023-05-19T19-52-56-03-00/1684514677-514.jpg" xlink:type="simple" xlink:show="embed" xlink:actuate="onLoad" draw:mime-type="image/jpeg"/>
</draw:frame>
</text:p>
      <text:p text:style-name="P4">
<text:span text:style-name="T5">
Ілюстрація: James O'Brien//OCCRP</text:span>
</text:p>
      <text:p text:style-name="P4">
Зазначається, що одним із головних продавців дронів DJI у Росії є компанія"Небесна механіка". У лютому 2023 року на рахунок московської компаніїнадійшли майже 800 тис. рублів, як оплата за квадрокоптер від благодійногофонду «Народний фронт». Все для перемоги». Цей фонд допомагає з оснащеннямпідрозділам російської армії, що воюють в Україні. Засновник фонду –Загальноросійський народний фронт, засновником та лідером якого є ВолодимирПутін.</text:p>
      <text:p text:style-name="P4">
<draw:frame draw:style-name="fr1" draw:name="Image221" text:anchor-type="as-char" svg:width="6.9236in" svg:height="6.895757in" draw:z-index="0">
<draw:image xlink:href="../Images/yкринформ/2023-05-19T19-52-56-03-00/1684514760-759.jpg" xlink:type="simple" xlink:show="embed" xlink:actuate="onLoad" draw:mime-type="image/jpeg"/>
</draw:frame>
</text:p>
      <text:p text:style-name="P4">
<text:span text:style-name="T5">
Фото з соцмереж</text:span>
</text:p>
      <text:p text:style-name="P4">
Сама китайська компанія DJI ще наприкінці квітня 2022 року повідомила, щоприпиняє постачання до Росії та України, щоб запобігти використанню дронів убойових діях.</text:p>
      <text:p text:style-name="P4">
Як свідчать дані Міністерства цифрового розвитку Казахстану, "Аспан Арба"отримала ліцензію на імпорт 18 тис. безпілотників DJI на 45 млн доларів.Експортер – компанія DJI Europe B.V., нідерландська донька китайськоїкомпанії. 500 безпілотників "Аспан Арба" відправила до Росії "Небеснамеханіка".</text:p>
      <text:p text:style-name="P4">
У квітні 2022 року дрони DJI Mavic 2 загальною вартістю 11 млн. рублів у«Небесної механіки» купила московська обласна федерація ветеранів збройнихконфліктів «Рись». Її засновник та єдиний член правління, вказаний на сайті, —підполковник спецназу Андрій Межєвих. В Україні його внесено до бази«Миротворець».</text:p>
      <text:p text:style-name="P4">
<text:span text:style-name="T4">
Читайте також:</text:span>
 <text:a xlink:type="simple" xlink:href="https://www.ukrinform.ua/rubric-world/3711553-rf-popri-sankcii-prodovzue-otrimuvati-elektroniku-z-nimeccini-spiegel.html" text:style-name="Internet_20_link" text:visited-style-name="Visited_20_Internet_20_Link">
 <text:span text:style-name="T4">
Spiegel</text:span>
 </text:a>
</text:p>
      <text:p text:style-name="P4">
Також серед покупців самої «Небесної механіки» Камчатська крайова радаветеранів війни та праці та магазин на Ozon, де закуповуються російськівійськові.</text:p>
      <text:p text:style-name="P4">
Комплектуючі для виробництва електроніки для ФСБ, розвідки та міноборони увеликій кількості в Росію ввозить фірма «Стек», яка купує німецькі чіпи указахстанської компанії Da Group 22 російських бізнесменів на прізвище Чернет.</text:p>
      <text:p text:style-name="P4">
<draw:frame draw:style-name="fr1" draw:name="Image222" text:anchor-type="as-char" svg:width="6.9236in" svg:height="3.849364in" draw:z-index="0">
<draw:image xlink:href="../Images/yкринформ/2023-05-19T19-52-56-03-00/1684514864-464.jpg" xlink:type="simple" xlink:show="embed" xlink:actuate="onLoad" draw:mime-type="image/jpeg"/>
</draw:frame>
</text:p>
      <text:p text:style-name="P4">
За даними авторів розслідування, з початку російського вторгнення імпортмікроелектроніки до Казахстану зріс більш ніж удвічі. За даними Бюронаціональної статистики Казахстану, 2021 року в країну ввезли інтегральнихмікросхем на 35 млн доларів (приблизно стільки ж було й у попередні роки), а2022-го — вже більш ніж на 75 млн доларів. При цьому експорт мікросхем зКазахстану до Росії збільшився із 245 тисяч доларів до 18 млн доларів.</text:p>
      <text:p text:style-name="P4">
Така сама ситуація і з дронами, пишуть автори. У 2021 році Бюро національноїстатистики <text:a xlink:type="simple" xlink:href="https://www.ukrinform.ua/tag-kazahstan" text:style-name="Internet_20_link" text:visited-style-name="Visited_20_Internet_20_Link">
 </text:a>
 взагалі не згадувалодрони у своєму звіті про імпорт-експорт. А у 2022 року Казахстан імпортувавдронів на 5 млн доларів і експортував до Росії — на 1,23 млн доларів.</text:p>
      <text:p text:style-name="P4">
<text:span text:style-name="T5">
Фото: Astana.kz</text:span>
</text:p>
      <text:p text:style-name="P4">
Source: <text:a xlink:type="simple" xlink:href="https://www.ukrinform.ua/rubric-world/3711587-rf-kupue-cerez-kazahstan-cipi-ta-bezpilotniki-dla-vijni-v-ukraini.html" text:style-name="Internet_20_link" text:visited-style-name="Visited_20_Internet_20_Link">
https://www.ukrinform.ua/rubric-world/3711587-rf-kupue-cerez-kazahstan-cipi-ta-bezpilotniki-dla-vijni-v-ukraini.html</text:a>
</text:p>
      <!--NEWS-->
      <text:h text:style-name="P10" text:outline-level="1">
<text:span text:style-name="T4">
У Польщі знайшли боєголовку від ракети, яку раніше виявили під Бидгощем</text:span>
</text:h>
      <text:p text:style-name="P4">
Authors: Ukrinform (Person)</text:p>
      <text:p text:style-name="P4">
Publisher: Укринформ (Organization)</text:p>
      <text:p text:style-name="P4">
Published Time: 2023-05-19T20:03:33+03:00</text:p>
      <text:p text:style-name="P4">
Modified Time: 2023-05-19T20:03:33+03:00</text:p>
      <text:p text:style-name="P4">
Description: У Польщі знайшли боєголовку від ракети, яку було виявлено наприкінці квітня у лісі неподалік міста Бидгощ. — Укрінформ.</text:p>
      <text:p text:style-name="P4">
Images: ["<text:a xlink:type="simple" xlink:href="https://static.ukrinform.com/photos/2023_05/thumb_files/630_360_1684515507-139.jpg" text:style-name="Internet_20_link" text:visited-style-name="Visited_20_Internet_20_Link">
630_360_16845...</text:a>
", "<text:a xlink:type="simple" xlink:href="https://static.ukrinform.com/photos/2023_05/1684515507-951.jpeg" text:style-name="Internet_20_link" text:visited-style-name="Visited_20_Internet_20_Link">
1684515507-95...</text:a>
"]</text:p>
      <text:p text:style-name="P4">
Tags: ['Польща', 'Ракета', 'Експертиза']</text:p>
      <text:p text:style-name="P4">
Type: Article</text:p>
      <!--METADATA-->
      <text:p text:style-name="P4">
<draw:frame draw:style-name="fr1" draw:name="Image223" text:anchor-type="as-char" svg:width="6.9236in" svg:height="3.956343in" draw:z-index="0">
<draw:image xlink:href="../Images/yкринформ/2023-05-19T20-03-33-03-00/630_360_1684515507-139.jpg" xlink:type="simple" xlink:show="embed" xlink:actuate="onLoad" draw:mime-type="image/jpeg"/>
</draw:frame>
 У Польщізнайшли боєголовку від ракети, яку було виявлено наприкінці квітня у лісінеподалік міста Бидгощ.</text:p>
      <text:p text:style-name="P4">
Про це повідомив голова канцелярії президента Польщі Павел Шрот, передаєУкрінформ із посиланням на  <text:a xlink:type="simple" xlink:href="https://www.pap.pl/aktualnosci/news%2C1574418%2Codnaleziono-glowice-rakiety-ktora-spadla-pod-bydgoszcza.html" text:style-name="Internet_20_link" text:visited-style-name="Visited_20_Internet_20_Link">
</text:a>
 .</text:p>
      <text:p text:style-name="P4">
“Щодо боєголовки, то можу сказати, що вона знайдена і зараз проходитьекспертизу у відповідних установах. Це особлива боєголовка, тому що воназроблена з бетону відповідно до російської технічної думки. Я припускаю, що втакому вигляді вона була встановлена на цій ракеті, щоб ця старша модельракети могла ввести в оману українську <text:a xlink:type="simple" xlink:href="https://www.ukrinform.ua/tag-ppo" text:style-name="Internet_20_link" text:visited-style-name="Visited_20_Internet_20_Link">
 </text:a>
”, - заявив Шрот.</text:p>
      <text:p text:style-name="P4">
За його словами, ця ракета не могла летіти без боєголовки, тому хтосьзамонтував на ній “вершину російської технологічної думки”.</text:p>
      <text:p text:style-name="P4">
Як стало відомо, справу про падіння ракети передано з Окружної прокуратури уГданську до Національної прокуратури у Варшаві.</text:p>
      <text:p text:style-name="P4">
<draw:frame draw:style-name="fr1" draw:name="Image224" text:anchor-type="as-char" svg:width="6.9236in" svg:height="3.889001in" draw:z-index="0">
<draw:image xlink:href="../Images/yкринформ/2023-05-19T20-03-33-03-00/1684515507-951.jpeg" xlink:type="simple" xlink:show="embed" xlink:actuate="onLoad" draw:mime-type="image/jpeg"/>
</draw:frame>
 Фото: PiotrOlejarczyk / Onet</text:p>
      <text:p text:style-name="P4">
<text:span text:style-name="T4">
Читайте також:</text:span>
 <text:a xlink:type="simple" xlink:href="https://www.ukrinform.ua/rubric-polytics/3709535-duda-obgovorit-zi-stoltenbergom-padinna-raketi-pid-bidgosem.html" text:style-name="Internet_20_link" text:visited-style-name="Visited_20_Internet_20_Link">
 <text:span text:style-name="T4">
Бидгощ</text:span>
 </text:a>
</text:p>
      <text:p text:style-name="P4">
Як повідомлялося, за інформацією RMF.FM, експерти технічного інститутуПовітряних сил Польщі попередньо підтвердили, що у лісі поблизу міста Бидгощнаприкінці квітня виявлено російську ракету X-55.</text:p>
      <text:p text:style-name="P4">
Командувач Оперативного командування видів збройних сил Польщі генерал ТомашПьотровський наприкінці квітня заявляв, що виявлений об’єкт можна пов’язати зтим, “що відбувалося у повітряному просторі 16 грудня”, коли росія здійснювалачерговий масований обстріл України, випустивши 76 ракет.</text:p>
      <text:p text:style-name="P4">
За інформацією видання  <text:a xlink:type="simple" xlink:href="https://www.onet.pl/informacje/onetwiadomosci/co-uderzylo-pod-bydgoszcza-sledczy-badaja-rosyjski-slad/6xyv7rb,79cfc278" text:style-name="Internet_20_link" text:visited-style-name="Visited_20_Internet_20_Link">
 </text:a>
 ,однією з головних версій слідства є падіння ракети X-55, випущеної торік 16грудня з російського літака, який перебував у повітряному просторі Білорусі.</text:p>
      <text:p text:style-name="P4">
За інформацією ЗМІ, тоді польські сили ППО відстежували об'єкт, який порушивповітряний простір країни, але він зник із радарів. Міністр Блащак ранішезаявив, що українська сторона тоді інформувала польську про об'єкт, ймовірно,ракету, яка рухається в бік Польщі.</text:p>
      <text:p text:style-name="P4">
_ Перше фото: РАР  _</text:p>
      <text:p text:style-name="P4">
Source: <text:a xlink:type="simple" xlink:href="https://www.ukrinform.ua/rubric-world/3711591-u-polsi-znajsli-boegolovku-vid-raketi-aku-ranise-viavili-pid-bidgosem.html" text:style-name="Internet_20_link" text:visited-style-name="Visited_20_Internet_20_Link">
https://www.ukrinform.ua/rubric-world/3711591-u-polsi-znajsli-boegolovku-vid-raketi-aku-ranise-viavili-pid-bidgosem.html</text:a>
</text:p>
      <!--NEWS-->
      <text:h text:style-name="P10" text:outline-level="1">
<text:span text:style-name="T4">
ЮНЕСКО через супутник моніторить пошкодження Росією культурних об’єктів в Україні</text:span>
</text:h>
      <text:p text:style-name="P4">
Authors: Ukrinform (Person)</text:p>
      <text:p text:style-name="P4">
Publisher: Укринформ (Organization)</text:p>
      <text:p text:style-name="P4">
Published Time: 2023-05-19T20:05:00+03:00</text:p>
      <text:p text:style-name="P4">
Modified Time: 2023-05-19T20:05:00+03:00</text:p>
      <text:p text:style-name="P4">
Description: Під час воєнних дій в Україні ЮНЕСКО працює у шести сферах, визначених Міністерством культури та інформаційної політики, основна з яких – моніторинг та оцінка руйнувань культурної спадщини. — Укрінформ.</text:p>
      <text:p text:style-name="P4">
Images: ["<text:a xlink:type="simple" xlink:href="https://static.ukrinform.com/photos/2022_12/thumb_files/630_360_1670254529-992.jpeg" text:style-name="Internet_20_link" text:visited-style-name="Visited_20_Internet_20_Link">
630_360_16702...</text:a>
", "<text:a xlink:type="simple" xlink:href="https://static.ukrinform.com/photos/2023_05/1684515483-719.jpg" text:style-name="Internet_20_link" text:visited-style-name="Visited_20_Internet_20_Link">
1684515483-71...</text:a>
", "<text:a xlink:type="simple" xlink:href="https://static.ukrinform.com/photos/2023_05/1684515484-910.jpg" text:style-name="Internet_20_link" text:visited-style-name="Visited_20_Internet_20_Link">
1684515484-91...</text:a>
", "<text:a xlink:type="simple" xlink:href="https://static.ukrinform.com/photos/2023_05/1684515484-506.jpg" text:style-name="Internet_20_link" text:visited-style-name="Visited_20_Internet_20_Link">
1684515484-50...</text:a>
"]</text:p>
      <text:p text:style-name="P4">
Tags: ['Культурна спадщина', 'Супутник', 'Україна', 'ЮНЕСКО', 'Війна з Росією']</text:p>
      <text:p text:style-name="P4">
Type: Article</text:p>
      <!--METADATA-->
      <text:p text:style-name="P4">
<draw:frame draw:style-name="fr1" draw:name="Image225" text:anchor-type="as-char" svg:width="6.9236in" svg:height="3.956343in" draw:z-index="0">
<draw:image xlink:href="../Images/yкринформ/2023-05-19T20-05-00-03-00/630_360_1670254529-992.jpeg" xlink:type="simple" xlink:show="embed" xlink:actuate="onLoad" draw:mime-type="image/jpeg"/>
</draw:frame>
 Під часвоєнних дій в Україні ЮНЕСКО працює у шести сферах, визначених Міністерствомкультури та інформаційної політики, основна з яких – моніторинг та оцінкаруйнувань культурної спадщини.</text:p>
      <text:p text:style-name="P4">
Про це у Львові під час конференції «Злочин проти культурної спадщини – увоєнний та позавоєнний час» повідомила офіцер зв’язку ЮНЕСКО в Україніпрофесор К’яра Децці Бардескі, передає кореспондент Укрінформу.</text:p>
      <text:p text:style-name="P4">
За її словами, для цього було створено спеціальну інтерактивну карту, якащодоби оновлюється.</text:p>
      <text:p text:style-name="P4">
«Ми створили платформу, з якої бачимо, що станом на вчора було пошкоджено 256об’єктів власності. Ми перевіряємо це, використовуючи супутниковий аналіз,який робиться кожні 24 години. У нас є групи спеціалістів, які збираютьінформацію для належного аналізу. У нас може не бути прямих доказів злочинів,пов’язаних з культурними цінностями, бо це не юридичний підхід. ЮНЕСКО недивиться на наміри, а оцінює обсяги пошкоджень, що пізніше допоможе належнимчином організувати інтервенцію. А далі влада України може це використовувативже для юридичних дій», - зазначила Бардескі.</text:p>
      <text:p text:style-name="P4">
<draw:frame draw:style-name="fr1" draw:name="Image226" text:anchor-type="as-char" svg:width="6.9236in" svg:height="5.1927in" draw:z-index="0">
<draw:image xlink:href="../Images/yкринформ/2023-05-19T20-05-00-03-00/1684515483-719.jpg" xlink:type="simple" xlink:show="embed" xlink:actuate="onLoad" draw:mime-type="image/jpeg"/>
</draw:frame>
</text:p>
      <text:p text:style-name="P4">
Вона наголосила, що нині організація працює в Україні у шести напрямах,затверджених МКІП. Перший – це моніторинг та оцінка ситуації руйнувань <text:a xlink:type="simple" xlink:href="https://www.ukrinform.ua/tag-kulturna-spadsina" text:style-name="Internet_20_link" text:visited-style-name="Visited_20_Internet_20_Link">
</text:a>
 в Україні. Другий –реконструкція і відновлення цих об’єктів, третій – відновлення інституційногопотенціалу і спроможності культурних установ, а також – підтримка у сферінавчання.</text:p>
      <text:p text:style-name="P4">
<text:span text:style-name="T4">
Читайте також:</text:span>
 <text:a xlink:type="simple" xlink:href="https://www.ukrinform.ua/rubric-culture/3691110-zelenska-obgovorila-z-gendirektorkou-unesko-zberezenna-ukrainskoi-kulturnoi-spadsini.html" text:style-name="Internet_20_link" text:visited-style-name="Visited_20_Internet_20_Link">
 </text:a>
</text:p>
      <text:p text:style-name="P4">
«Ще одна сфера нашої діяльності – це покращення стійкості культури, а такожпосилення спроможності креативних індустрій, тому що вже ми знаємо про відтіклюдей-митців з України. Ми повинні забезпечувати функціонування сфери і роботулюдей. І останній наш напрям, над яким активно працюємо, – це цифроватрансформація управління культурною спадщиною в Україні, що передбачаєвзаємопов’язаність баз даних, за якими повинні співпрацювати різні компанії,які діють у цьому секторі. Це великий пріоритет для міністерства», - додалапредставниця ЮНЕСКО.</text:p>
      <text:p text:style-name="P4">
<draw:frame draw:style-name="fr1" draw:name="Image227" text:anchor-type="as-char" svg:width="6.9236in" svg:height="4.558037in" draw:z-index="0">
<draw:image xlink:href="../Images/yкринформ/2023-05-19T20-05-00-03-00/1684515484-910.jpg" xlink:type="simple" xlink:show="embed" xlink:actuate="onLoad" draw:mime-type="image/jpeg"/>
</draw:frame>
</text:p>
      <text:p text:style-name="P4">
Вона також наголосила, що організація не має мандату на розслідування, протемає право на допомогу в опрацюванні технічної документації та навчанні,оскільки працює за ратифікованою Гаазькою Конвенцією про захист культурнихцінностей у випадку збройного конфлікту 1954 року та двох протоколів до неї(1954 і 1999 рр.).</text:p>
      <text:p text:style-name="P4">
Зараз ЮНЕСКО готує спеціальні тренінги для військових та правоохороннихорганів, щоб робота з фіксації пошкоджень культурної спадщини велася згідно знормативними вимогами. Навчання розпочнеться вже за кілька місяців, повідомилаБардескі.</text:p>
      <text:p text:style-name="P4">
<text:span text:style-name="T4">
Читайте також:</text:span>
 <text:a xlink:type="simple" xlink:href="https://www.ukrinform.ua/rubric-culture/3701393-mario-vargas-ljosa-stav-ambasadorom-proektu-zberezit-ukrainsku-kulturu.html" text:style-name="Internet_20_link" text:visited-style-name="Visited_20_Internet_20_Link">
 </text:a>
</text:p>
      <text:p text:style-name="P4">
Також організація проводить тренінг для 17 журналістів, які працюють на лініїзіткнення, щоб вони знали, як висвітлювати події, що стосуються знищеннякультурних цінностей, додала вона.</text:p>
      <text:p text:style-name="P4">
<draw:frame draw:style-name="fr1" draw:name="Image228" text:anchor-type="as-char" svg:width="6.9236in" svg:height="4.718305in" draw:z-index="0">
<draw:image xlink:href="../Images/yкринформ/2023-05-19T20-05-00-03-00/1684515484-506.jpg" xlink:type="simple" xlink:show="embed" xlink:actuate="onLoad" draw:mime-type="image/jpeg"/>
</draw:frame>
</text:p>
      <text:p text:style-name="P4">
Як повідомляв Укрінформ, <text:a xlink:type="simple" xlink:href="https://www.ukrinform.ua/rubric-regions/3711069-u-lvovi-voseni-vidkrietsa-ofis-unesko.html" text:style-name="Internet_20_link" text:visited-style-name="Visited_20_Internet_20_Link">
 </text:a>
 . На йогостворення виділив 1,5 мільйони євро уряд Іспанії.</text:p>
      <text:p text:style-name="P4">
У Львові 18-19 травня проходить конференція, організована Консультативноюмісією Європейською Союзу (КСЄС). Захід зібрав експертів високого міжнародногорівня, які обговорюють відшкодування збитків, завданих Росією культурнимцінностям України, та розслідування таких злочинів.</text:p>
      <text:p text:style-name="P4">
<text:span text:style-name="T5">
Перше фото: МКІП</text:span>
</text:p>
      <text:p text:style-name="P4">
Source: <text:a xlink:type="simple" xlink:href="https://www.ukrinform.ua/rubric-culture/3711596-unesko-sodobi-cerez-suputnik-monitorit-poskodzenna-rosieu-kulturnih-obektiv-v-ukraini.html" text:style-name="Internet_20_link" text:visited-style-name="Visited_20_Internet_20_Link">
https://www.ukrinform.ua/rubric-culture/3711596-unesko-sodobi-cerez-suputnik-monitorit-poskodzenna-rosieu-kulturnih-obektiv-v-ukraini.html</text:a>
</text:p>
      <!--NEWS-->
      <text:h text:style-name="P10" text:outline-level="1">
<text:span text:style-name="T4">
Збірна України відібралася в усі п'ять фіналів на ЧЄ з художньої гімнастики</text:span>
</text:h>
      <text:p text:style-name="P4">
Authors: Ukrinform (Person)</text:p>
      <text:p text:style-name="P4">
Publisher: Укринформ (Organization)</text:p>
      <text:p text:style-name="P4">
Published Time: 2023-05-19T20:06:57+03:00</text:p>
      <text:p text:style-name="P4">
Modified Time: 2023-05-19T20:06:57+03:00</text:p>
      <text:p text:style-name="P4">
Description: Упродовж чемпіонату розіграють 12 комплектів нагород: п'ять особистих (у багатоборстві й фіналах в окремих видах), по три – в дорослих і юніорських групах (у багатоборстві й фіналах) та один – у командній першості. — Укрінформ.</text:p>
      <text:p text:style-name="P4">
Images: ["<text:a xlink:type="simple" xlink:href="https://static.ukrinform.com/photos/2023_05/thumb_files/630_360_1684515831-307.jpg" text:style-name="Internet_20_link" text:visited-style-name="Visited_20_Internet_20_Link">
630_360_16845...</text:a>
"]</text:p>
      <text:p text:style-name="P4">
Tags: ['Гімнастика']</text:p>
      <text:p text:style-name="P4">
Type: Article</text:p>
      <!--METADATA-->
      <text:p text:style-name="P4">
<draw:frame draw:style-name="fr1" draw:name="Image229" text:anchor-type="as-char" svg:width="6.9236in" svg:height="3.956343in" draw:z-index="0">
<draw:image xlink:href="../Images/yкринформ/2023-05-19T20-06-57-03-00/630_360_1684515831-307.jpg" xlink:type="simple" xlink:show="embed" xlink:actuate="onLoad" draw:mime-type="image/jpeg"/>
</draw:frame>
 Упродовжчемпіонату розіграють 12 комплектів нагород: п'ять особистих (у багатоборствій фіналах в окремих видах), по три – в дорослих і юніорських групах (убагатоборстві й фіналах) та один – у командній першості.</text:p>
      <text:p text:style-name="P4">
Збірна України з художньої гімнастики відібралася до всіх п'яти фіналів начемпіонаті Європи-2023, передає Укрінформ.</text:p>
      <text:p text:style-name="P4">
Доросла частина ЧЄ розпочалася для України двома виходами у фінал. ВікторіяОнопрієнко стала переможницею кваліфікації у вправах з обручем, а також звосьмої позиції відібралася до фіналу у вправах з м'ячем.</text:p>
      <text:p text:style-name="P4">
У другий день від України взяли участь три художніх гімнастки. ВікторіяОнопрієнко змагалася і у вправах з булавами, і зі стрічкою, Поліна Каріка -лише з булавами. А ось ще одна українка - Поліна Городнича - намагаласявідібратися до фіналу у вправах зі стрічкою.</text:p>
      <text:p text:style-name="P4">
До фіналу особистого багатоборства відібралися дві українки. ВікторіяОнопрієнко, яка перед другим змагальним днем займала четверте місце, втрималацю позицію. Як і Поліна Каріка, яка з 14-м результатом також потрапила дотоп-24 найкращих.</text:p>
      <text:p text:style-name="P4">
Кваліфікувалася Онопрієнко і до всіх окремих фіналів. Причому у вправах зістрічкою українська художня гімнастка здобула перемогу, випередивши німкенюДар'ю Варфоломеєв з перевагою у 0.650 бала. У статусі третьої запасноїперебуватиме перед фіналом Поліна Городнича.</text:p>
      <text:p text:style-name="P4">
У кваліфікації вправ з булавами Онопрієнко посіла п'яте місце. Першою запасноюстала Поліна Каріка, яка показала дев'ятий результат.</text:p>
      <text:p text:style-name="P4">
Щодо результатів у командному багатоборстві, то Україна займає проміжне другемісце, поступаючись лише збірній Болгарії. Вирішальними стануть кваліфікаційніоцінки збірних у групових вправах.</text:p>
      <text:p text:style-name="P4">
<text:span text:style-name="T4">
Читайте також:</text:span>
 <text:a xlink:type="simple" xlink:href="https://www.ukrinform.ua/rubric-sports/3710472-cempionat-evropi-z-hudoznoi-gimnastiki-startuvav-u-azerbajdzani.html" text:style-name="Internet_20_link" text:visited-style-name="Visited_20_Internet_20_Link">
 <text:span text:style-name="T4">
гімнастики</text:span>
 </text:a>
</text:p>
      <text:p text:style-name="P4">
Як повідомляв Укрінформ, у суботу, 20 травня, відбудуться змагання віндивідуальному багатоборстві та кваліфікація у групі багатоборства.</text:p>
      <text:p text:style-name="P4">
Фото: Getty Images</text:p>
      <text:p text:style-name="P4">
Source: <text:a xlink:type="simple" xlink:href="https://www.ukrinform.ua/rubric-sports/3711593-zbirna-ukraini-vidibralasa-v-usi-pat-finaliv-na-ce-z-hudoznoi-gimnastiki.html" text:style-name="Internet_20_link" text:visited-style-name="Visited_20_Internet_20_Link">
https://www.ukrinform.ua/rubric-sports/3711593-zbirna-ukraini-vidibralasa-v-usi-pat-finaliv-na-ce-z-hudoznoi-gimnastiki.html</text:a>
</text:p>
      <!--NEWS-->
      <text:h text:style-name="P10" text:outline-level="1">
<text:span text:style-name="T4">
Зеленський зустрінеться з Байденом на саміті G7 – глава ОП</text:span>
</text:h>
      <text:p text:style-name="P4">
Authors: Ukrinform (Person)</text:p>
      <text:p text:style-name="P4">
Publisher: Укринформ (Organization)</text:p>
      <text:p text:style-name="P4">
Published Time: 2023-05-19T20:10:00+03:00</text:p>
      <text:p text:style-name="P4">
Modified Time: 2023-05-19T20:10:00+03:00</text:p>
      <text:p text:style-name="P4">
Description: Президент України Володимир Зеленський відвідає саміт G7 у Японії, де планує зустрітися з Президентом США Джо Байденом. — Укрінформ.</text:p>
      <text:p text:style-name="P4">
Images: ["<text:a xlink:type="simple" xlink:href="https://static.ukrinform.com/photos/2023_02/thumb_files/630_360_1676889346-906.jpeg" text:style-name="Internet_20_link" text:visited-style-name="Visited_20_Internet_20_Link">
630_360_16768...</text:a>
"]</text:p>
      <text:p text:style-name="P4">
Tags: ['Байден', 'Зеленський', 'Єрмак', 'Саміт G7', 'Єдині новини']</text:p>
      <text:p text:style-name="P4">
Type: Article</text:p>
      <!--METADATA-->
      <text:p text:style-name="P4">
<draw:frame draw:style-name="fr1" draw:name="Image230" text:anchor-type="as-char" svg:width="6.9236in" svg:height="3.956343in" draw:z-index="0">
<draw:image xlink:href="../Images/yкринформ/2023-05-19T20-10-00-03-00/630_360_1676889346-906.jpeg" xlink:type="simple" xlink:show="embed" xlink:actuate="onLoad" draw:mime-type="image/jpeg"/>
</draw:frame>
 ПрезидентУкраїни Володимир Зеленський відвідає саміт G7 у Японії, де планує зустрітисяз Президентом США Джо Байденом.</text:p>
      <text:p text:style-name="P4">
Про це повідомив керівник Офісу Президента України Андрій Єрмак в ефірітелемарафону «Єдині новини», передає кореспондент Укрінформу.</text:p>
      <text:p text:style-name="P4">
«Президент (України — ред.) буде зустрічатися з Президентом Байденомнайближчими днями», - сказав він.</text:p>
      <text:p text:style-name="P4">
Єрмак зазначив, що глави держав обговорюватимуть підтримку «авіаційноїкоаліції» з боку <text:a xlink:type="simple" xlink:href="https://www.ukrinform.ua/tag-ssa" text:style-name="Internet_20_link" text:visited-style-name="Visited_20_Internet_20_Link">
 </text:a>
 та інші питання.</text:p>
      <text:p text:style-name="P4">
«Я думаю, що вже в деталях буде проговорюватися не лише це питання, але йбагато інших питань. Але вже сьогодні можна говорити про створення коаліціїлітаків, і це говорить про те, що Україна дуже скоро буде мати все необхіднедля того, щоб захистити наше українське небо, щоб захистити наші міста тагромадян", - сказав Єрмак.</text:p>
      <text:p text:style-name="P4">
<text:span text:style-name="T4">
Читайте також:</text:span>
 <text:a xlink:type="simple" xlink:href="https://www.ukrinform.ua/rubric-ato/3711575-ssa-pidtrimali-koaliciu-vinisuvaciv-zelenskij-vitae-risenna-bajdena.html" text:style-name="Internet_20_link" text:visited-style-name="Visited_20_Internet_20_Link">
 <text:span text:style-name="T4">
Байдена</text:span>
 </text:a>
</text:p>
      <text:p text:style-name="P4">
Керівник ОП підтвердив, що Зеленський особисто відвідає саміт G7 у Японії."Так, я можу це підтвердити", - відповів Єрмак на запитання.</text:p>
      <text:p text:style-name="P4">
Як повідомлялося, в Японії розпочався 48-й саміт «Групи семи», який триватимедо 21 травня. Раніше в РНБО заявляли, <text:a xlink:type="simple" xlink:href="https://www.ukrinform.ua/rubric-ato/3711281-u-rnbo-zaavili-so-zelenskij-vizme-ucast-u-samiti-g7-onlajn.html" text:style-name="Internet_20_link" text:visited-style-name="Visited_20_Internet_20_Link">
 </text:a>
 .</text:p>
      <text:p text:style-name="P4">
Президент Джо Байден запевнив лідерів «Групи семи», що Сполучені Штатипідтримають зусилля з підготовки українських пілотів на літаках західногозразку, включно з F-16.</text:p>
      <text:p text:style-name="P4">
<text:span text:style-name="T5">
Фото: ОП</text:span>
</text:p>
      <text:p text:style-name="P4">
Source: <text:a xlink:type="simple" xlink:href="https://www.ukrinform.ua/rubric-polytics/3711598-zelenskij-zustrinetsa-z-bajdenom-na-samiti-g7-glava-op.html" text:style-name="Internet_20_link" text:visited-style-name="Visited_20_Internet_20_Link">
https://www.ukrinform.ua/rubric-polytics/3711598-zelenskij-zustrinetsa-z-bajdenom-na-samiti-g7-glava-op.html</text:a>
</text:p>
      <!--NEWS-->
      <text:h text:style-name="P10" text:outline-level="1">
<text:span text:style-name="T4">
У столиці відбудуться заходи до річниці з дня окупації Маріуполя</text:span>
</text:h>
      <text:p text:style-name="P4">
Authors: Ukrinform (Person)</text:p>
      <text:p text:style-name="P4">
Publisher: Укринформ (Organization)</text:p>
      <text:p text:style-name="P4">
Published Time: 2023-05-19T20:16:22+03:00</text:p>
      <text:p text:style-name="P4">
Modified Time: 2023-05-19T20:16:22+03:00</text:p>
      <text:p text:style-name="P4">
Description: До річниці з дня окупації Маріуполя на території Музею історії України у Другій світовій війні відбудуться виставка "Маріуполь. 86 #НаЖиво", публічна лекція "Незламні" про втрачені етноси міста та перформативна літературна імпреза "#НаЖиво". — Укрінформ.</text:p>
      <text:p text:style-name="P4">
Images: ["<text:a xlink:type="simple" xlink:href="https://static.ukrinform.com/photos/2023_04/thumb_files/630_360_1682755701-983.jpg" text:style-name="Internet_20_link" text:visited-style-name="Visited_20_Internet_20_Link">
630_360_16827...</text:a>
"]</text:p>
      <text:p text:style-name="P4">
Tags: ['Маріуполь', 'Окупація', 'Річниця', 'Київ']</text:p>
      <text:p text:style-name="P4">
Type: Article</text:p>
      <!--METADATA-->
      <text:p text:style-name="P4">
<draw:frame draw:style-name="fr1" draw:name="Image231" text:anchor-type="as-char" svg:width="6.9236in" svg:height="3.956343in" draw:z-index="0">
<draw:image xlink:href="../Images/yкринформ/2023-05-19T20-16-22-03-00/630_360_1682755701-983.jpg" xlink:type="simple" xlink:show="embed" xlink:actuate="onLoad" draw:mime-type="image/jpeg"/>
</draw:frame>
 До річниціз дня окупації Маріуполя на території Музею історії України у Другій світовійвійні відбудуться виставка "Маріуполь. 86 #НаЖиво", публічна лекція "Незламні"про втрачені етноси міста та перформативна літературна імпреза "#НаЖиво".</text:p>
      <text:p text:style-name="P4">
Про це йдеться в релізі, який організатори заходів передали Укрінформу.</text:p>
      <text:p text:style-name="P4">
Згідно з повідомленням, 20 травня кияни та гості столиці об 11 годині можутьпрослухати публічну лекцію "Нескорені: трагічна історія греків Надазов’я". Уїї межах доктор історичних наук, дослідник проблем генеалогії та етнічноїісторії України Валерій Томазов розповість про втрачені етноси міста Марії.Зустріч відбудеться у просторі виставки "Україна — Розп’яття".</text:p>
      <text:p text:style-name="P4">
Також 21 травня на головній алеї Меморіалу запланована перформативналітературна імпреза «#НаЖиво»: контекст війни в сучасній поезії Валерії "Нави"Суботіної та інших авторів. Вірші виконають актори маріупольського театруавторської п’єси "Концепція".</text:p>
      <text:p text:style-name="P4">
<text:span text:style-name="T4">
Читайте також:</text:span>
 <text:a xlink:type="simple" xlink:href="https://www.ukrinform.ua/rubric-kyiv/3711581-u-kievi-vidkrilasa-vistavka-prisvacena-oboroni-mariupola.html" text:style-name="Internet_20_link" text:visited-style-name="Visited_20_Internet_20_Link">
 <text:span text:style-name="T4">
Маріуп</text:span>
 </text:a>
</text:p>
      <text:p text:style-name="P4">
Організатори заходів: Маріупольська міська рада, Національний музей історіїУкраїни в Другій світовій війні, проєкт "ЯМаріуполь. Культура", ККП m.EHUB.</text:p>
      <text:p text:style-name="P4">
Як повідомлялося, 20 травня 2022 року територію заводу " <text:a xlink:type="simple" xlink:href="https://www.ukrinform.ua/tag-azovstal" text:style-name="Internet_20_link" text:visited-style-name="Visited_20_Internet_20_Link">
</text:a>
 " залишив останній українськийзахисник. Після 86 днів оборони Маріуполь опинився в цілковитій окупації. Запопередніми даними в місті загинуло понад 22 тисячі мешканців, зруйновано 90%інфраструктури міста, тисячі маріупольців вимушено покинули свої домівки.</text:p>
      <text:p text:style-name="P4">
Source: <text:a xlink:type="simple" xlink:href="https://www.ukrinform.ua/rubric-kyiv/3711597-u-stolici-vidbudutsa-zahodi-do-ricnici-z-dna-okupacii-mariupola.html" text:style-name="Internet_20_link" text:visited-style-name="Visited_20_Internet_20_Link">
https://www.ukrinform.ua/rubric-kyiv/3711597-u-stolici-vidbudutsa-zahodi-do-ricnici-z-dna-okupacii-mariupola.html</text:a>
</text:p>
      <!--NEWS-->
      <text:h text:style-name="P10" text:outline-level="1">
<text:span text:style-name="T4">
ЗМІ: Лунін покине «Реал» влітку</text:span>
</text:h>
      <text:p text:style-name="P4">
Authors: Ukrinform (Person)</text:p>
      <text:p text:style-name="P4">
Publisher: Укринформ (Organization)</text:p>
      <text:p text:style-name="P4">
Published Time: 2023-05-19T20:21:01+03:00</text:p>
      <text:p text:style-name="P4">
Modified Time: 2023-05-19T20:21:01+03:00</text:p>
      <text:p text:style-name="P4">
Description: Український голкіпер повідомив керівництву, що влітку хоче змінити команду. — Укрінформ.</text:p>
      <text:p text:style-name="P4">
Images: ["<text:a xlink:type="simple" xlink:href="https://static.ukrinform.com/photos/2023_05/thumb_files/630_360_1684516394-105.jpeg" text:style-name="Internet_20_link" text:visited-style-name="Visited_20_Internet_20_Link">
630_360_16845...</text:a>
"]</text:p>
      <text:p text:style-name="P4">
Tags: ['Футбол', 'Реал Мадрид', 'Андрій Лунін']</text:p>
      <text:p text:style-name="P4">
Type: Article</text:p>
      <!--METADATA-->
      <text:p text:style-name="P4">
<draw:frame draw:style-name="fr1" draw:name="Image232" text:anchor-type="as-char" svg:width="6.9236in" svg:height="3.956343in" draw:z-index="0">
<draw:image xlink:href="../Images/yкринформ/2023-05-19T20-21-01-03-00/630_360_1684516394-105.jpeg" xlink:type="simple" xlink:show="embed" xlink:actuate="onLoad" draw:mime-type="image/jpeg"/>
</draw:frame>
Український голкіпер повідомив керівництву, що влітку хоче змінити команду.</text:p>
      <text:p text:style-name="P4">
Головний тренер «Реала» Карло Анчелотті провів зустріч з президентомкоролівського клубу Флорентіно Пересом після поразки від «Манчестер Сіті»(0:4) у рамках матчі-відповіді 1/2 фіналу Ліги чемпіонів, <text:a xlink:type="simple" xlink:href="https://as.com/futbol/primera/cumbre-con-ancelotti-n/" text:style-name="Internet_20_link" text:visited-style-name="Visited_20_Internet_20_Link">
</text:a>
AS, передає Укрінформ.</text:p>
      <text:p text:style-name="P4">
Сторони обговорили плани клубу на літнє трансферне вікно та визначилися зпозиціями, на які потрібно підписати нових гравців.</text:p>
      <text:p text:style-name="P4">
Мадридці прагнуть підписати форварда, двох півзахисників, крайніх захисників,а також воротаря, який готовий бути дублером для Тібо Куртуа. Зазначається, щоАндрій Лунін, який зараз є другим номером у Мадриді, повідомив керівництву, щовлітку хоче покинути команду. Причиною цьому є бажання українця отримуватибільше ігрового часу.</text:p>
      <text:p text:style-name="P4">
«Реалу» потрібен воротар-ветеран, який готовий виконувати роль запасного укоманді вершкових та обмежуватися малою кількістю зіграних хвилин, адже Куртуамає статус недоторканого.</text:p>
      <text:p text:style-name="P4">
У нинішньому сезоні на рахунку Луніна 10 матчів, у яких він пропустив 9 голівта 4 рази залишив свої ворота «сухими».</text:p>
      <text:p text:style-name="P4">
<text:span text:style-name="T4">
Читайте також:</text:span>
 <text:a xlink:type="simple" xlink:href="https://www.ukrinform.ua/rubric-sports/3710685-man-siti-rozgromiv-real-i-vijsov-do-finalu-ligi-cempioniv.html" text:style-name="Internet_20_link" text:visited-style-name="Visited_20_Internet_20_Link">
 </text:a>
</text:p>
      <text:p text:style-name="P4">
Як повідомляв Укрінформ, «Ман Сіті» зіграє в фіналі ЛЧ, підопічні ПепаГвардіоли розгромили «Реал» у півфіналі (4:0).</text:p>
      <text:p text:style-name="P4">
Фото: Getty Images</text:p>
      <text:p text:style-name="P4">
Source: <text:a xlink:type="simple" xlink:href="https://www.ukrinform.ua/rubric-sports/3711599-zmi-lunin-pokine-real-vlitku.html" text:style-name="Internet_20_link" text:visited-style-name="Visited_20_Internet_20_Link">
https://www.ukrinform.ua/rubric-sports/3711599-zmi-lunin-pokine-real-vlitku.html</text:a>
</text:p>
      <!--NEWS-->
      <text:h text:style-name="P10" text:outline-level="1">
<text:span text:style-name="T4">
Залужний обговорив із Міллі роботу Patriot та постачання далекобійних снарядів</text:span>
</text:h>
      <text:p text:style-name="P4">
Authors: Ukrinform (Person)</text:p>
      <text:p text:style-name="P4">
Publisher: Укринформ (Organization)</text:p>
      <text:p text:style-name="P4">
Published Time: 2023-05-19T20:29:00+03:00</text:p>
      <text:p text:style-name="P4">
Modified Time: 2023-05-19T20:29:00+03:00</text:p>
      <text:p text:style-name="P4">
Description: Головнокомандувач ЗСУ Валерій Залужний провів телефонну розмову з головою Об’єднаного комітету начальників штабів США генералом Марком Міллі.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Зброя', 'Валерій Залужний', 'Patriot ', 'Марк Міллі ']</text:p>
      <text:p text:style-name="P4">
Type: Article</text:p>
      <!--METADATA-->
      <text:p text:style-name="P4">
<draw:frame draw:style-name="fr1" draw:name="Image233" text:anchor-type="as-char" svg:width="6.9236in" svg:height="3.956343in" draw:z-index="0">
<draw:image xlink:href="../Images/yкринформ/2023-05-19T20-29-00-03-00/630_360_1676531390-589.jpg" xlink:type="simple" xlink:show="embed" xlink:actuate="onLoad" draw:mime-type="image/jpeg"/>
</draw:frame>
Головнокомандувач ЗСУ Валерій Залужний провів телефонну розмову з головоюОб’єднаного комітету начальників штабів США генералом Марком Міллі.</text:p>
      <text:p text:style-name="P4">
Про це повідомляється в  <text:a xlink:type="simple" xlink:href="https://t.me/CinCAFU/501" text:style-name="Internet_20_link" text:visited-style-name="Visited_20_Internet_20_Link">
 </text:a>
 ГоловнокомандувачаЗбройних Сил України, передає Укрінформ.</text:p>
      <text:p text:style-name="P4">
"Розповів про масовані атаки росіян дронами та <text:a xlink:type="simple" xlink:href="https://www.ukrinform.ua/tag-raketa" text:style-name="Internet_20_link" text:visited-style-name="Visited_20_Internet_20_Link">
</text:a>
 різних типів, зокрема аеробалістичнимиХ-47М2 «Кинджал». Подякував за комплекси Patriot та відзначив їхню ефективнуроботу. У пріоритеті - додаткові системи протиповітряної оборони задляпосилення захисту нашого неба. Обговорили питання необхідності постачанняозброєння та боєприпасів, далекобійних снарядів зокрема. Домовилисяспівпрацювати і надалі", - йдеться у повідомленні.</text:p>
      <text:p text:style-name="P4">
Головнокомандувач ЗСУ зазначив, що детально поінформував про обстановку наосновних напрямках фронту, оборонну операцію та підготовку до подальших дій.</text:p>
      <text:p text:style-name="P4">
Також Залужний привітав генерала Міллі та американських військових зприйдешнім святом - Національним днем Збройних Сил США.</text:p>
      <text:p text:style-name="P4">
<text:span text:style-name="T4">
Читайте також:</text:span>
 <text:a xlink:type="simple" xlink:href="https://www.ukrinform.ua/rubric-ato/3710414-v-ofisi-prezidenta-zaavlaut-so-efektivnist-patriot-stala-velikim-geopoliticnim-udarom-po-rosii.html" text:style-name="Internet_20_link" text:visited-style-name="Visited_20_Internet_20_Link">
 <text:span text:style-name="T4">
Patriot</text:span>
 </text:a>
</text:p>
      <text:p text:style-name="P4">
Як повідомляв Укрінформ, Головнокомандувач Збройних Сил України ВалерійЗалужний сказав в  <text:a xlink:type="simple" xlink:href="https://www.youtube.com/watch" text:style-name="Internet_20_link" text:visited-style-name="Visited_20_Internet_20_Link">
 </text:a>
спецпроєкту Дмитра Комарова «Рік. За кадром», що перемога України – цеоднозначно звільнення усієї окупованої території України.</text:p>
      <text:p text:style-name="P4">
«Вся територія має бути звільнена. Але цього замало. Україна як держава маєзробити усе, щоб все що відбулась і розпочалось 24 лютого ніколи неповторилось. Це має бути відбудована така військова інституція, яка ніколи недасть можливість росіянам повторити все», - сказав Залужний.</text:p>
      <text:p text:style-name="P4">
Source: <text:a xlink:type="simple" xlink:href="https://www.ukrinform.ua/rubric-ato/3711605-zaluznij-obgovoriv-iz-milli-robotu-patriot-ta-postacanna-dalekobijnih-snaradiv.html" text:style-name="Internet_20_link" text:visited-style-name="Visited_20_Internet_20_Link">
https://www.ukrinform.ua/rubric-ato/3711605-zaluznij-obgovoriv-iz-milli-robotu-patriot-ta-postacanna-dalekobijnih-snaradiv.html</text:a>
</text:p>
      <!--NEWS-->
      <text:h text:style-name="P10" text:outline-level="1">
<text:span text:style-name="T4">
Уряд розширив напрями використання мікрогрантів за програмою «Власна справа»</text:span>
</text:h>
      <text:p text:style-name="P4">
Authors: Ukrinform (Person)</text:p>
      <text:p text:style-name="P4">
Publisher: Укринформ (Organization)</text:p>
      <text:p text:style-name="P4">
Published Time: 2023-05-19T20:33:48+03:00</text:p>
      <text:p text:style-name="P4">
Modified Time: 2023-05-19T20:33:48+03:00</text:p>
      <text:p text:style-name="P4">
Description: Кабінет Міністрів розширив напрями використання мікрогрантів за програмою “Власна справа” та збільшив терміни для отримувачів на укладання угоди про надання коштів й відкриття банківського рахунку.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Кабмін', 'Мікрогрант', 'Власна справа']</text:p>
      <text:p text:style-name="P4">
Type: Article</text:p>
      <!--METADATA-->
      <text:p text:style-name="P4">
<draw:frame draw:style-name="fr1" draw:name="Image234" text:anchor-type="as-char" svg:width="6.9236in" svg:height="3.956343in" draw:z-index="0">
<draw:image xlink:href="../Images/yкринформ/2023-05-19T20-33-48-03-00/630_360_1664184137-668.jpg" xlink:type="simple" xlink:show="embed" xlink:actuate="onLoad" draw:mime-type="image/jpeg"/>
</draw:frame>
 КабінетМіністрів розширив напрями використання мікрогрантів за програмою “Власнасправа” та збільшив терміни для отримувачів на укладання угоди про наданнякоштів й відкриття банківського рахунку.</text:p>
      <text:p text:style-name="P4">
Як передає Укрінформ, відповідне рішення було ухвалено на засіданні КабінетуМіністрів 19 травня, повідомляє <text:a xlink:type="simple" xlink:href="https://www.me.gov.ua/News/Detail" text:style-name="Internet_20_link" text:visited-style-name="Visited_20_Internet_20_Link">
 </text:a>
</text:p>
      <text:p text:style-name="P4">
"Грантова програма “Власна справа” є найбільш затребуваною серед українців,які хочуть відкрити або розвивати свій бізнес. Сьогодні ми вчерговевдосконалюємо програму, щоб зробити її більш зручною для бізнесу”, -прокоментувала перший віцепрем'єр-міністр України - міністр економіки ЮліяСвириденко.</text:p>
      <text:p text:style-name="P4">
З її слів, фінансову підтримку від держави у вигляді мікрогранту до 250 тис.грн отримали вже понад 4 тисячі підприємців на загальну суму 1 млрд грн. Загрантові кошти відкрились нові малі і мікробізнеси, компанії започаткувалинові напрямки, розширили виробництво товарів та послуг. На створенихотримувачами мікрогрантів робочих місцях вже працюють тисячі українців.</text:p>
      <text:p text:style-name="P4">
Прийняте урядом рішення передбачає: розширення переліку напрямів використаннякоштів мікрогранту - отримувачі зможуть придбати за них транспортні засоби,які необхідні для здійснення підприємницької діяльності, збільшення строку з15 до 20 робочих днів, впродовж яких особа, визнана переможцем грантовоїпрограми, має зареєструвати <text:a xlink:type="simple" xlink:href="https://www.ukrinform.ua/tag-fop" text:style-name="Internet_20_link" text:visited-style-name="Visited_20_Internet_20_Link">
 </text:a>
 , якщо вонане є підприємцем, а також укласти договір про надання мікрогранту й відкритирахунок у банку для зарахування коштів.</text:p>
      <text:p text:style-name="P4">
Передбачається першочергове працевлаштування офіційно зареєстрованихбезробітних на створені згідно з умовами надання мікрогранту робочі місця -після підписання угоди про надання мікрогранту Державний центр зайнятостіінформує підприємця про наявність потрібних йому відповідних кандидатів середзареєстрованих безробітних, у разі їх відсутності комплектування робочих місцьздійснюється підприємцем самостійно.</text:p>
      <text:p text:style-name="P4">
<text:span text:style-name="T4">
Читайте також:</text:span>
 <text:a xlink:type="simple" xlink:href="https://www.ukrinform.ua/rubric-economy/3709906-za-programou-vlasna-sprava-se-323-ukrainci-otrimaut-grosi-na-rozvitok-biznesu.html" text:style-name="Internet_20_link" text:visited-style-name="Visited_20_Internet_20_Link">
 <text:span text:style-name="T4">
Власна</text:span>
 <text:span text:style-name="T4">
справа</text:span>
 </text:a>
</text:p>
      <text:p text:style-name="P4">
Окрім цього, в разі невиконання отримувачем коштів обов'язкової умови щодостворення впродовж 6 місяців одного-двох робочих місць (залежно від сумимікрогранту) та працевлаштування на них працівників, він повинен будеповернути ці кошти державі, тощо.</text:p>
      <text:p text:style-name="P4">
Як повідомлялось, за грантовою програмою “Власна справа” українці можутьотримати мікрогрант від 50 до 250 тис. грн. Кошти можна витратити на придбанняабо лізинг обладнання, закупівлю сировини та матеріалів, оренду приміщення.Отримати мікрогрант може як діючий підприємець, так і людина без досвіду такоїдіяльності. Обов'язковою умовою надання коштів є створення 1-2 робочих місць.Українці, що отримали мікрогранти у 2022 році, створять близько 8 тис. новихробочих місць.</text:p>
      <text:p text:style-name="P4">
На програму “Власна справа” цьогорічним бюджетом передбачено 1,8 млрд грн, щодасть змогу видати близько 10 тис. мікрогрантів.</text:p>
      <text:p text:style-name="P4">
Source: <text:a xlink:type="simple" xlink:href="https://www.ukrinform.ua/rubric-economy/3711604-urad-rozsiriv-naprami-vikoristanna-mikrograntiv-za-programou-vlasna-sprava.html" text:style-name="Internet_20_link" text:visited-style-name="Visited_20_Internet_20_Link">
https://www.ukrinform.ua/rubric-economy/3711604-urad-rozsiriv-naprami-vikoristanna-mikrograntiv-za-programou-vlasna-sprava.html</text:a>
</text:p>
      <!--NEWS-->
      <text:h text:style-name="P10" text:outline-level="1">
<text:span text:style-name="T4">
Росія заборонила в’їзд до країни Обамі та ще 500 американцям</text:span>
</text:h>
      <text:p text:style-name="P4">
Authors: Ukrinform (Person)</text:p>
      <text:p text:style-name="P4">
Publisher: Укринформ (Organization)</text:p>
      <text:p text:style-name="P4">
Published Time: 2023-05-19T20:40:00+03:00</text:p>
      <text:p text:style-name="P4">
Modified Time: 2023-05-19T20:40:00+03:00</text:p>
      <text:p text:style-name="P4">
Description: У МЗС РФ заявили, що Росія закриває в’їзд до країни для півтисячі американців у відповідь на регулярно застосовувані санкції адміністрацією США. — Укрінформ.</text:p>
      <text:p text:style-name="P4">
Images: ["<text:a xlink:type="simple" xlink:href="https://static.ukrinform.com/photos/2019_08/thumb_files/630_360_1564653201-959.jpg" text:style-name="Internet_20_link" text:visited-style-name="Visited_20_Internet_20_Link">
630_360_15646...</text:a>
"]</text:p>
      <text:p text:style-name="P4">
Tags: ['Обама', 'США', 'Заборона', 'Росія']</text:p>
      <text:p text:style-name="P4">
Type: Article</text:p>
      <!--METADATA-->
      <text:p text:style-name="P4">
<draw:frame draw:style-name="fr1" draw:name="Image235" text:anchor-type="as-char" svg:width="6.9236in" svg:height="3.956343in" draw:z-index="0">
<draw:image xlink:href="../Images/yкринформ/2023-05-19T20-40-00-03-00/630_360_1564653201-959.jpg" xlink:type="simple" xlink:show="embed" xlink:actuate="onLoad" draw:mime-type="image/jpeg"/>
</draw:frame>
 У МЗС РФзаявили, що Росія закриває в’їзд до країни для півтисячі американців увідповідь на регулярно застосовувані санкції адміністрацією США.</text:p>
      <text:p text:style-name="P4">
Як передає Укрінформ, про це повідомляє  <text:a xlink:type="simple" xlink:href="https://www.interfax.ru/russia/902345" text:style-name="Internet_20_link" text:visited-style-name="Visited_20_Internet_20_Link">
</text:a>
 .</text:p>
      <text:p text:style-name="P4">
Відповідно до заяви МЗС Росії, заборона на в’їзд до РФ стосуватиметься не лише«знакових фігур», зокрема експрезидента США <text:a xlink:type="simple" xlink:href="https://www.ukrinform.ua/tag-obama" text:style-name="Internet_20_link" text:visited-style-name="Visited_20_Internet_20_Link">
 </text:a>
 , а й діючих керівників різних рівнів виконавчої влади Штатів. В заявіросійського міністерства також згадується ім’я куратора Білого Дому ізборотьби з дезінформацією, у тому числі і з російською, Ніни Янкович.</text:p>
      <text:p text:style-name="P4">
<text:span text:style-name="T4">
Читайте також:</text:span>
 <text:a xlink:type="simple" xlink:href="https://www.ukrinform.ua/rubric-world/3612505-rodina-bajdena-druzina-ostina-i-timoti-snajder-rosia-zaboronila-vizd-200-gromadanam-ssa.html" text:style-name="Internet_20_link" text:visited-style-name="Visited_20_Internet_20_Link">
 <text:span text:style-name="T4">
заборонила</text:span>
 <text:span text:style-name="T4">
їзд</text:span>
 </text:a>
</text:p>
      <text:p text:style-name="P4">
До списку включено американських ексчиновників, сенаторів та конгресменів,обраних на виборах у листопаді 2022 року, експертів та співробітниківаналітичних центрів і очільників компаній Військово-промислового комплексу,які здійснюють поставку зброї в Україну.</text:p>
      <text:p text:style-name="P4">
Зазначається, що до списку внесені і «ті в урядових та правоохороннихструктурах, хто безпосередньо мав відношення до переслідувань інакодумців заслідами так званого «штурму Капітолія».</text:p>
      <text:p text:style-name="P4">
Як повідомляв Укрінформ, <text:a xlink:type="simple" xlink:href="https://www.ukrinform.ua/rubric-world/3677621-ssa-vnesli-37-kitajskih-ta-rosijskih-kompanij-do-cornogo-spisku.html" text:style-name="Internet_20_link" text:visited-style-name="Visited_20_Internet_20_Link">
 </text:a>
 та внесли туди ще 37 організацій, у тому числі за допомогуросійській армії та підтримку збройних сил Китаю.</text:p>
      <text:p text:style-name="P4">
Source: <text:a xlink:type="simple" xlink:href="https://www.ukrinform.ua/rubric-world/3711610-rosia-zaboronila-vizd-do-kraini-obami-ta-se-500-amerikancam.html" text:style-name="Internet_20_link" text:visited-style-name="Visited_20_Internet_20_Link">
https://www.ukrinform.ua/rubric-world/3711610-rosia-zaboronila-vizd-do-kraini-obami-ta-se-500-amerikancam.html</text:a>
</text:p>
      <!--NEWS-->
      <text:h text:style-name="P10" text:outline-level="1">
<text:span text:style-name="T4">
ЗСУ контролюють Авдіївку, у Мар'їнці бої йшли фактично в центрі міста - Міноборони</text:span>
</text:h>
      <text:p text:style-name="P4">
Authors: Ukrinform (Person)</text:p>
      <text:p text:style-name="P4">
Publisher: Укринформ (Organization)</text:p>
      <text:p text:style-name="P4">
Published Time: 2023-05-19T20:47:00+03:00</text:p>
      <text:p text:style-name="P4">
Modified Time: 2023-05-19T20:47:00+03:00</text:p>
      <text:p text:style-name="P4">
Description: Найгарячіші нині напрямки - Авдіівський, Мар’їнський та Бахмутський на Донеччині, ворог прагне встановити контроль над Авдіївкою та Мар'їнкою. — Укрінформ.</text:p>
      <text:p text:style-name="P4">
Images: ["<text:a xlink:type="simple" xlink:href="https://static.ukrinform.com/photos/2023_04/thumb_files/630_360_1682412691-196.png" text:style-name="Internet_20_link" text:visited-style-name="Visited_20_Internet_20_Link">
630_360_16824...</text:a>
"]</text:p>
      <text:p text:style-name="P4">
Tags: ["Мар'їнка", 'Міноборони', 'Авдіївка', 'Війна з Росією']</text:p>
      <text:p text:style-name="P4">
Type: Article</text:p>
      <!--METADATA-->
      <text:p text:style-name="P4">
<draw:frame draw:style-name="fr1" draw:name="Image236" text:anchor-type="as-char" svg:width="6.9236in" svg:height="3.956343in" draw:z-index="0">
<draw:image xlink:href="../Images/yкринформ/2023-05-19T20-47-00-03-00/630_360_1682412691-196.png" xlink:type="simple" xlink:show="embed" xlink:actuate="onLoad" draw:mime-type="image/png"/>
</draw:frame>
Найгарячіші нині напрямки - Авдіівський, Мар’їнський та Бахмутський наДонеччині, ворог прагне встановити контроль над Авдіївкою та Мар'їнкою.</text:p>
      <text:p text:style-name="P4">
Про це у <text:a xlink:type="simple" xlink:href="https://t.me/annamaliar/767" text:style-name="Internet_20_link" text:visited-style-name="Visited_20_Internet_20_Link">
</text:a>
написала заступниця міністра оборони Ганна Маляр, передає Укрінформ.</text:p>
      <text:p text:style-name="P4">
"Там зараз тривають жорсткі бої. Ворог має на меті взяти під контроль Авдіівкута Мар‘їнку. На Авдіівському напрямку ворог зосередив основні зусилля інамагається захопити місто. Але наші бійці стійко утримують оборону іконтролюють Авдіївку", - написала Маляр.</text:p>
      <text:p text:style-name="P4">
У <text:a xlink:type="simple" xlink:href="https://www.ukrinform.ua/tag-marinka" text:style-name="Internet_20_link" text:visited-style-name="Visited_20_Internet_20_Link">
 </text:a>
 за ії словами, ворог просунувся умісто, йшли бої фактично в центрі, але Сили оборони дуже ускладнили ворогузавдання.</text:p>
      <text:p text:style-name="P4">
<text:span text:style-name="T4">
Читайте також:</text:span>
 <text:a xlink:type="simple" xlink:href="https://www.ukrinform.ua/rubric-ato/3711368-vorog-postijno-pragne-znisiti-vijskove-kerivnictvo-sil-oboroni-sob-zminiti-hid-vijni-malar.html" text:style-name="Internet_20_link" text:visited-style-name="Visited_20_Internet_20_Link">
 <text:span text:style-name="T4">
Маляр</text:span>
 </text:a>
</text:p>
      <text:p text:style-name="P4">
"Стикнувшись з потужним опором у місті, ворог спрямував свої зусилля на флангидовкола міста - на півночі і півдні. Ворог несе значні втрати на цих напрямках- як в живій силі, так і в техніці, але не зупиняється", - додала заступницяміністра.</text:p>
      <text:p text:style-name="P4">
Як повідомляв Укрінформ, раніше заступниця міністра оборони України ГаннаМаляр повідомила, що <text:a xlink:type="simple" xlink:href="https://www.ukrinform.ua/rubric-ato/3711582-u-peredmisti-bahmuta-tempi-prosuvanna-zsu-deso-znizilis-malar.html" text:style-name="Internet_20_link" text:visited-style-name="Visited_20_Internet_20_Link">
 </text:a>
</text:p>
      <text:p text:style-name="P4">
<text:span text:style-name="T5">
Фото: Костянтин Ліберов</text:span>
</text:p>
      <text:p text:style-name="P4">
Source: <text:a xlink:type="simple" xlink:href="https://www.ukrinform.ua/rubric-ato/3711608-zsu-kontroluut-avdiivku-u-marinci-boi-jsli-fakticno-v-centri-mista-minoboroni.html" text:style-name="Internet_20_link" text:visited-style-name="Visited_20_Internet_20_Link">
https://www.ukrinform.ua/rubric-ato/3711608-zsu-kontroluut-avdiivku-u-marinci-boi-jsli-fakticno-v-centri-mista-minoboroni.html</text:a>
</text:p>
      <!--NEWS-->
      <text:h text:style-name="P10" text:outline-level="1">
<text:span text:style-name="T4">
Сили ППО у районі Павлограда знищили ворожий безпілотник</text:span>
</text:h>
      <text:p text:style-name="P4">
Authors: Ukrinform (Person)</text:p>
      <text:p text:style-name="P4">
Publisher: Укринформ (Organization)</text:p>
      <text:p text:style-name="P4">
Published Time: 2023-05-19T21:04:00+03:00</text:p>
      <text:p text:style-name="P4">
Modified Time: 2023-05-19T21:04:00+03:00</text:p>
      <text:p text:style-name="P4">
Description: Сили повітряного командування "Схід" знищили в районі Павлограда на Дніпропетровщині ворожий безпілотник. — Укрінформ.</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Дніпропетровщина', 'Павлоград', 'Дрон']</text:p>
      <text:p text:style-name="P4">
Type: Article</text:p>
      <!--METADATA-->
      <text:p text:style-name="P4">
<draw:frame draw:style-name="fr1" draw:name="Image237" text:anchor-type="as-char" svg:width="6.9236in" svg:height="3.956343in" draw:z-index="0">
<draw:image xlink:href="../Images/yкринформ/2023-05-19T21-04-00-03-00/630_360_1683716278-8536.jpeg" xlink:type="simple" xlink:show="embed" xlink:actuate="onLoad" draw:mime-type="image/jpeg"/>
</draw:frame>
 Силиповітряного командування "Схід" знищили в районі Павлограда наДніпропетровщині ворожий безпілотник.</text:p>
      <text:p text:style-name="P4">
Про це в  <text:a xlink:type="simple" xlink:href="https://t.me/dnipropetrovskaODA/4729" text:style-name="Internet_20_link" text:visited-style-name="Visited_20_Internet_20_Link">
 </text:a>
 повідомляє головаДніпропетровської ОВА Сергій Лисак, передає Укрінформ.</text:p>
      <text:p text:style-name="P4">
"Розмовляти з ворогом немає про що. Його треба знищувати, як їхній безпілотниксьогодні в районі Павлограда. За це окрема вдячність оборонцям неба зповітряного командування «Схід», - йдеться в дописі.</text:p>
      <text:p text:style-name="P4">
Також він зазначив, що ворог продовжує <text:a xlink:type="simple" xlink:href="https://www.ukrinform.ua/tag-obstril" text:style-name="Internet_20_link" text:visited-style-name="Visited_20_Internet_20_Link">
 </text:a>
 Нікопольщину.</text:p>
      <text:p text:style-name="P4">
"Тричі вдарили протягом дня. Під ворожим вогнем був сам Нікополь іЧервоногригорівська громада", - написав Лисак.</text:p>
      <text:p text:style-name="P4">
<text:span text:style-name="T4">
Читайте також:</text:span>
 <text:a xlink:type="simple" xlink:href="https://www.ukrinform.ua/rubric-ato/3711414-na-shodi-ukrainski-vijskovi-znisili-dva-rosijski-bezpilotniki.html" text:style-name="Internet_20_link" text:visited-style-name="Visited_20_Internet_20_Link">
 <text:span text:style-name="T4">
знищил</text:span>
 </text:a>
</text:p>
      <text:p text:style-name="P4">
У місті пошкоджені транспортне та приватне підприємства. Зачепило й оселімісцевих. Понівечено два будинки. Люди цілі.</text:p>
      <text:p text:style-name="P4">
Як повідомляв Укрінформ, голова Дніпропетровської ОВА Сергій Лисакпоінформував, що вночі ворожа армія вдарила по Кривому Рогу, є постраждалі.</text:p>
      <text:p text:style-name="P4">
Source: <text:a xlink:type="simple" xlink:href="https://www.ukrinform.ua/rubric-regions/3711612-sili-ppo-u-rajoni-pavlograda-znisili-vorozij-bezpilotnik.html" text:style-name="Internet_20_link" text:visited-style-name="Visited_20_Internet_20_Link">
https://www.ukrinform.ua/rubric-regions/3711612-sili-ppo-u-rajoni-pavlograda-znisili-vorozij-bezpilotnik.html</text:a>
</text:p>
      <!--NEWS-->
      <text:h text:style-name="P10" text:outline-level="1">
<text:span text:style-name="T4">
Польська компанія через Стокгольмський арбітраж вимагатиме в Газпрому $1,2 мільярда</text:span>
</text:h>
      <text:p text:style-name="P4">
Authors: Ukrinform (Person)</text:p>
      <text:p text:style-name="P4">
Publisher: Укринформ (Organization)</text:p>
      <text:p text:style-name="P4">
Published Time: 2023-05-19T21:15:00+03:00</text:p>
      <text:p text:style-name="P4">
Modified Time: 2023-05-19T21:15:00+03:00</text:p>
      <text:p text:style-name="P4">
Description: Польська компанія EuRoPol Gaz через Стокгольмський арбітраж вимагатиме від Газпрому близько $1,2 млрд втрачених прибутків. — Укрінформ.</text:p>
      <text:p text:style-name="P4">
Images: ["<text:a xlink:type="simple" xlink:href="https://static.ukrinform.com/photos/2018_08/thumb_files/630_360_1535565724-6095.jpg" text:style-name="Internet_20_link" text:visited-style-name="Visited_20_Internet_20_Link">
630_360_15355...</text:a>
"]</text:p>
      <text:p text:style-name="P4">
Tags: ['Газпром', 'Польща', 'Позов', 'Стокгольмський арбітраж']</text:p>
      <text:p text:style-name="P4">
Type: Article</text:p>
      <!--METADATA-->
      <text:p text:style-name="P4">
<draw:frame draw:style-name="fr1" draw:name="Image238" text:anchor-type="as-char" svg:width="6.9236in" svg:height="3.956343in" draw:z-index="0">
<draw:image xlink:href="../Images/yкринформ/2023-05-19T21-15-00-03-00/630_360_1535565724-6095.jpg" xlink:type="simple" xlink:show="embed" xlink:actuate="onLoad" draw:mime-type="image/jpeg"/>
</draw:frame>
 Польськакомпанія EuRoPol Gaz через Стокгольмський арбітраж вимагатиме від Газпромублизько $1,2 млрд втрачених прибутків.</text:p>
      <text:p text:style-name="P4">
Про це повідомляє <text:a xlink:type="simple" xlink:href="http://tvn24.pl/biznes/z-kraju/europol-gaz-wzywa-gazprom-do-arbitrazu-roszczenia-liczone-w-miliardach-zlotych-7134481" text:style-name="Internet_20_link" text:visited-style-name="Visited_20_Internet_20_Link">
 </text:a>
 зпосиланням на EuRoPol Gaz, передає Укрінформ.</text:p>
      <text:p text:style-name="P4">
Як зазначається, EuRoPol Gaz 9 травня цього року подала позов на «ГазпромЕкспорт» до арбітражного суду у Стокгольмі. Компанія вимагатиме компенсацію урозмірі близько 285 млн доларів з відсотками за транзит газу в 2006-2009роках, а також відшкодування збитків у вигляді недоотриманих доходів відпослуг з транспортування газу у 2022 році та у зв’язку з відсутністютранспортування газу територією Польщі у період з 2023-го до 2045 року.</text:p>
      <text:p text:style-name="P4">
Підкреслюється, що в угоді від 2010 року «Газпром Експорт» зобов’язавсяздійснити кроки, спрямовані на укладення нового контракту на транспортуваннягазу Ямальським газопроводом на 2022-2045 роки. Ця угода також дає правопред'явити претензії до Газпрому навіть якщо такий контракт не буде укладено.</text:p>
      <text:p text:style-name="P4">
<text:span text:style-name="T4">
Читайте також:</text:span>
 <text:a xlink:type="simple" xlink:href="https://www.ukrinform.ua/rubric-economy/3696008-zaleznist-evropi-vid-rosijskogo-gazu-skorotilasa-do-10-vid-pocatku-vijni-mvf.html" text:style-name="Internet_20_link" text:visited-style-name="Visited_20_Internet_20_Link">
 </text:a>
</text:p>
      <text:p text:style-name="P4">
Як повідомлялося, 27 квітня 2022 року <text:a xlink:type="simple" xlink:href="https://www.ukrinform.ua/tag-gazprom" text:style-name="Internet_20_link" text:visited-style-name="Visited_20_Internet_20_Link">
 </text:a>
 в односторонньому порядку припинив постачання газу споживачам уПольщі за Ямальським контрактом. За інформацією російської сторони, причиноюстала відмова польської нафтогазової компанії PGNiG від розрахунків за газ урублях. Раніше відповідний указ підписав Путін.</text:p>
      <text:p text:style-name="P4">
Розгляд справи в арбітражному суді перебуває на попередній стадії.</text:p>
      <text:p text:style-name="P4">
Віцепрем’єр, міністр державних активів Польщі Яцек Сасін повідомив у коментаріпольським ЗМІ, що EuRoPol Gaz оцінює втрачені прибутки в понад 5 млрд злотих($1,2 млрд).</text:p>
      <text:p text:style-name="P4">
<text:span text:style-name="T4">
Читайте також:</text:span>
 <text:a xlink:type="simple" xlink:href="https://www.ukrinform.ua/rubric-economy/3703224-u-najblizci-roki-rosia-ne-zmoze-vidobuvati-stilki-z-gazu-ak-do-vijni-ekspertka.html" text:style-name="Internet_20_link" text:visited-style-name="Visited_20_Internet_20_Link">
 </text:a>
</text:p>
      <text:p text:style-name="P4">
Компанія EuRoPol Gaz володіє польською ділянкою транзитних газопроводів Ямал -Європа завдовжки близько 684 км. EuRoPol Gaz раніше була спільною власністюпольської та російської компаній PGNiG і Газпром. В листопаді 2022 року урядПольщі примусово перевів активи, шо належали Газпрому, у власність держави.</text:p>
      <text:p text:style-name="P4">
Source: <text:a xlink:type="simple" xlink:href="https://www.ukrinform.ua/rubric-economy/3711613-polska-kompania-cerez-stokgolmskij-arbitraz-vimagatime-v-gazpromu-12-milarda.html" text:style-name="Internet_20_link" text:visited-style-name="Visited_20_Internet_20_Link">
https://www.ukrinform.ua/rubric-economy/3711613-polska-kompania-cerez-stokgolmskij-arbitraz-vimagatime-v-gazpromu-12-milarda.html</text:a>
</text:p>
      <!--NEWS-->
      <text:h text:style-name="P10" text:outline-level="1">
<text:span text:style-name="T4">
У квітні в Україні зареєстрували 878 нових випадків ВІЛ-інфекції, 99 людей померли від СНІДу</text:span>
</text:h>
      <text:p text:style-name="P4">
Authors: Ukrinform (Person)</text:p>
      <text:p text:style-name="P4">
Publisher: Укринформ (Organization)</text:p>
      <text:p text:style-name="P4">
Published Time: 2023-05-19T21:21:03+03:00</text:p>
      <text:p text:style-name="P4">
Modified Time: 2023-05-19T21:21:03+03:00</text:p>
      <text:p text:style-name="P4">
Description: У квітні в Україні зареєстровано 878 нових випадків ВІЛ-інфекції, 99 людей померли від СНІДу. — Укрінформ.</text:p>
      <text:p text:style-name="P4">
Images: ["<text:a xlink:type="simple" xlink:href="https://static.ukrinform.com/photos/2023_05/thumb_files/630_360_1684519274-268.jpeg" text:style-name="Internet_20_link" text:visited-style-name="Visited_20_Internet_20_Link">
630_360_16845...</text:a>
", "<text:a xlink:type="simple" xlink:href="https://static.ukrinform.com/photos/2023_05/1684520057-353.jpg" text:style-name="Internet_20_link" text:visited-style-name="Visited_20_Internet_20_Link">
1684520057-35...</text:a>
"]</text:p>
      <text:p text:style-name="P4">
Tags: ['МОЗ', 'ВІЛ/СНІД', 'Хвороба', 'Ігор Кузін']</text:p>
      <text:p text:style-name="P4">
Type: Article</text:p>
      <!--METADATA-->
      <text:p text:style-name="P4">
<draw:frame draw:style-name="fr1" draw:name="Image239" text:anchor-type="as-char" svg:width="6.9236in" svg:height="3.956343in" draw:z-index="0">
<draw:image xlink:href="../Images/yкринформ/2023-05-19T21-21-03-03-00/630_360_1684519274-268.jpeg" xlink:type="simple" xlink:show="embed" xlink:actuate="onLoad" draw:mime-type="image/jpeg"/>
</draw:frame>
 У квітнів Україні зареєстровано 878 нових випадків ВІЛ-інфекції, 99 людей померли відСНІДу.</text:p>
      <text:p text:style-name="P4">
Про це  <text:a xlink:type="simple" xlink:href="https://moz.gov.ua/article/news/u-kvitni-v-ukraini-zareestrovano-878-novih-vipadkiv-vil-infekcii-99-ljudej-pomerli-vid-snidu" text:style-name="Internet_20_link" text:visited-style-name="Visited_20_Internet_20_Link">
 </text:a>
Міністерство охорони здоров'я, передає Укрінформ.</text:p>
      <text:p text:style-name="P4">
«В умовах воєнного стану було продовжено терміни видачі ліків АРВ-терапії,запроваджено видачу антиретровірусних препаратів через мобільні бригади,забезпечено обмін інформацією з сусідніми державами, щоб не допускатипереривання терапії для українців, які виїхали за кордон. Це системна робота <text:a xlink:type="simple" xlink:href="https://www.ukrinform.ua/tag-moz" text:style-name="Internet_20_link" text:visited-style-name="Visited_20_Internet_20_Link">
</text:a>
 і міжнародних партнерів. І зараз миговоримо про те, що ці механізми, які були запроваджені на початку війни,показують свою ефективність», — сказав заступник міністра охорони здоров'я,головний державний санітарний лікар Ігор Кузін.</text:p>
      <text:p text:style-name="P4">
<draw:frame draw:style-name="fr1" draw:name="Image240" text:anchor-type="as-char" svg:width="6.9236in" svg:height="4.615733in" draw:z-index="0">
<draw:image xlink:href="../Images/yкринформ/2023-05-19T21-21-03-03-00/1684520057-353.jpg" xlink:type="simple" xlink:show="embed" xlink:actuate="onLoad" draw:mime-type="image/jpeg"/>
</draw:frame>
</text:p>
      <text:p text:style-name="P4">
<text:span text:style-name="T4">
Читайте також:</text:span>
 <text:a xlink:type="simple" xlink:href="https://www.ukrinform.ua/rubric-regions/3706360-simejni-likari-u-lvovi-testuvatimut-na-vil-gepatit-i-sifilis.html" text:style-name="Internet_20_link" text:visited-style-name="Visited_20_Internet_20_Link">
 <text:span text:style-name="T4">
Сімейні</text:span>
 <text:span text:style-name="T4">
лікарі</text:span>
 <text:span text:style-name="T4">
Львові</text:span>
 <text:span text:style-name="T4">
тестуватимуть</text:span>
<text:span text:style-name="T4">
ВІЛ</text:span>
 <text:span text:style-name="T4">
гепатит</text:span>
 <text:span text:style-name="T4">
сифіліс</text:span>
 </text:a>
</text:p>
      <text:p text:style-name="P4">
Зараз в Україні 121 тисяча людей отримує антиретровірусні препарати, понад 264тисячі пацієнтів регулярно отримують послуги з профілактики ВІЛ за коштидержбюджету та 32 тисячі — послуги з догляду та підтримки.</text:p>
      <text:p text:style-name="P4">
Лікування ВІЛ-інфекції для усіх пацієнтів є безоплатним та адаптоване доситуації в країні.</text:p>
      <text:p text:style-name="P4">
Як повідомляв Укрінформ, в Україні через ковід померли 112 268 осіб, з них 89дітей. З початку пандемії COVID-19 в Україні зафіксовано понад 5,5 млнвипадків захворювання на коронавірусну хворобу.</text:p>
      <text:p text:style-name="P4">
Source: <text:a xlink:type="simple" xlink:href="https://www.ukrinform.ua/rubric-society/3711617-u-kvitni-v-ukraini-zareestruvali-878-novih-vipadkiv-vilinfekcii-99-ludej-pomerli-vid-snidu.html" text:style-name="Internet_20_link" text:visited-style-name="Visited_20_Internet_20_Link">
https://www.ukrinform.ua/rubric-society/3711617-u-kvitni-v-ukraini-zareestruvali-878-novih-vipadkiv-vilinfekcii-99-ludej-pomerli-vid-snidu.html</text:a>
</text:p>
      <!--NEWS-->
      <text:h text:style-name="P10" text:outline-level="1">
<text:span text:style-name="T4">
У Києві на сьогодні є понад 4 тисячі укриттів цивільного захисту</text:span>
</text:h>
      <text:p text:style-name="P4">
Authors: Ukrinform (Person)</text:p>
      <text:p text:style-name="P4">
Publisher: Укринформ (Organization)</text:p>
      <text:p text:style-name="P4">
Published Time: 2023-05-19T21:25:15+03:00</text:p>
      <text:p text:style-name="P4">
Modified Time: 2023-05-19T21:25:15+03:00</text:p>
      <text:p text:style-name="P4">
Description: У Києві на сьогодні є 4014 укриттів цивільного захисту, серед яких - 3 393 цокольних та підвальних приміщень. — Укрінформ.</text:p>
      <text:p text:style-name="P4">
Images: ["<text:a xlink:type="simple" xlink:href="https://static.ukrinform.com/photos/2018_12/thumb_files/630_360_1543929001-282.jpg" text:style-name="Internet_20_link" text:visited-style-name="Visited_20_Internet_20_Link">
630_360_15439...</text:a>
"]</text:p>
      <text:p text:style-name="P4">
Tags: ['Київ', 'Укриття', 'Повітряна тривога']</text:p>
      <text:p text:style-name="P4">
Type: Article</text:p>
      <!--METADATA-->
      <text:p text:style-name="P4">
<draw:frame draw:style-name="fr1" draw:name="Image241" text:anchor-type="as-char" svg:width="6.9236in" svg:height="3.956343in" draw:z-index="0">
<draw:image xlink:href="../Images/yкринформ/2023-05-19T21-25-15-03-00/630_360_1543929001-282.jpg" xlink:type="simple" xlink:show="embed" xlink:actuate="onLoad" draw:mime-type="image/jpeg"/>
</draw:frame>
 У Києві насьогодні є 4014 укриттів цивільного захисту, серед яких - 3 393 цокольних тапідвальних приміщень.</text:p>
      <text:p text:style-name="P4">
Як передає Укрінформ, про це Київська міська військова адміністраціяповідомляє у  <text:a xlink:type="simple" xlink:href="https://t.me/VA_Kyiv/1773" text:style-name="Internet_20_link" text:visited-style-name="Visited_20_Internet_20_Link">
 </text:a>
 .</text:p>
      <text:p text:style-name="P4">
“Станом на перше січня 2023 року фонд захисних споруд цивільного захистузбільшено на 398 укриттів. Тобто, на сьогодні районними в місті Києвідержадміністраціями сплановано використання 4014 укриттів (3393 – цокольні тапідвальні приміщення, 364 – підземні автопаркінги, 211 – підземні переходи, 46– підземні приміщення метрополітену)”, - йдеться у повідомленні.</text:p>
      <text:p text:style-name="P4">
У КМВА зауважили, що закритті укриття цивільного захисту - це не системнапроблема <text:a xlink:type="simple" xlink:href="https://www.ukrinform.ua/tag-kiiv" text:style-name="Internet_20_link" text:visited-style-name="Visited_20_Internet_20_Link">
 </text:a>
 , а точкові питання, якібудуть вирішуватися на місцях. Такі об’єкти будуть виявлятися і до нихзабезпечуватиметься безперешкодний доступ.</text:p>
      <text:p text:style-name="P4">
Начальник КМВА Сергій Попко підкреслив, що ворог ледь не щодня здійснюєповітряні атаки на Київ. А під час однієї з таких атак адміністрація виявилапроблему, що не всі укриття відкритті для киян. Він вважає, що під час війни,коли ворог здійснює масовані повітряні атаки, закрито укриття, до яких немаєдоступу для киян – це злочин.</text:p>
      <text:p text:style-name="P4">
<text:span text:style-name="T4">
Читайте також:</text:span>
 <text:a xlink:type="simple" xlink:href="https://www.ukrinform.ua/rubric-kyiv/3710457-z-ponedilka-pid-cas-trivogi-gromadskij-transport-dovozitime-pasaziriv-do-najblizcogo-ukritta.html" text:style-name="Internet_20_link" text:visited-style-name="Visited_20_Internet_20_Link">
 <text:span text:style-name="T4">
укритт</text:span>
 </text:a>
</text:p>
      <text:p text:style-name="P4">
“Тому під час засідання Ради оборони я визначив завдання структурнимпідрозділам – виявити такі проблеми та зробити все аби, щоб ці споруди, яківикористовується як укриття працювали. Наше найголовніше завдання – це безпекаі здоров’я киян. Тому ми за це воюємо і наближаємо мир в Україні після нашоїперемоги”, – заявив Попко під час огляду споруд цивільного захисту вДарницькому районі Києва.</text:p>
      <text:p text:style-name="P4">
Це було ініційовано військовою адміністрацією після численних скарг киян. Вприсутності журналістів Попко разом з директором Департаменту муніципальноїбезпеки Романом Ткачуком оглянули укриття різної форми власності та відповілизасобам масової інформації на всі безпекові питання.</text:p>
      <text:p text:style-name="P4">
У випадку якщо укриття закрите, громадяни можуть зателефонувати за номерами:“101” або ж “1551”. Рятувальники приїжджатимуть та відкривають укриттявласноруч.</text:p>
      <text:p text:style-name="P4">
Як повідомляв Укрінформ, за цей тиждень до Київської міської військовоїадміністрації <text:a xlink:type="simple" xlink:href="https://www.ukrinform.ua/rubric-kyiv/3711478-za-tizden-do-stolicnoi-vladi-nadijslo-ponad-20-skarg-na-zacineni-ukritta.html" text:style-name="Internet_20_link" text:visited-style-name="Visited_20_Internet_20_Link">
 </text:a>
 під часповітряних тривог.</text:p>
      <text:p text:style-name="P4">
Source: <text:a xlink:type="simple" xlink:href="https://www.ukrinform.ua/rubric-kyiv/3711618-u-kievi-na-sogodni-e-ponad-4-tisaci-ukrittiv-civilnogo-zahistu.html" text:style-name="Internet_20_link" text:visited-style-name="Visited_20_Internet_20_Link">
https://www.ukrinform.ua/rubric-kyiv/3711618-u-kievi-na-sogodni-e-ponad-4-tisaci-ukrittiv-civilnogo-zahistu.html</text:a>
</text:p>
      <!--NEWS-->
      <text:h text:style-name="P10" text:outline-level="1">
<text:span text:style-name="T4">
Україна не каратиме жителів тимчасово окупованих територій за паспорти РФ - Лубінець</text:span>
</text:h>
      <text:p text:style-name="P4">
Authors: Ukrinform (Person)</text:p>
      <text:p text:style-name="P4">
Publisher: Укринформ (Organization)</text:p>
      <text:p text:style-name="P4">
Published Time: 2023-05-19T21:27:00+03:00</text:p>
      <text:p text:style-name="P4">
Modified Time: 2023-05-19T21:27:00+03:00</text:p>
      <text:p text:style-name="P4">
Description: Україна не буде карати громадян, які не змогли виїхати з тимчасово окупованих територій та отримали російські паспорти задля виживання. — Укрінформ.</text:p>
      <text:p text:style-name="P4">
Images: ["<text:a xlink:type="simple" xlink:href="https://static.ukrinform.com/photos/2023_05/thumb_files/630_360_1683218233-509.jpg" text:style-name="Internet_20_link" text:visited-style-name="Visited_20_Internet_20_Link">
630_360_16832...</text:a>
"]</text:p>
      <text:p text:style-name="P4">
Tags: ['Паспорт', 'Війна з Росією', 'Дмитро Лубінець', 'Єдині новини']</text:p>
      <text:p text:style-name="P4">
Type: Article</text:p>
      <!--METADATA-->
      <text:p text:style-name="P4">
<draw:frame draw:style-name="fr1" draw:name="Image242" text:anchor-type="as-char" svg:width="6.9236in" svg:height="3.956343in" draw:z-index="0">
<draw:image xlink:href="../Images/yкринформ/2023-05-19T21-27-00-03-00/630_360_1683218233-509.jpg" xlink:type="simple" xlink:show="embed" xlink:actuate="onLoad" draw:mime-type="image/jpeg"/>
</draw:frame>
 Україна небуде карати громадян, які не змогли виїхати з тимчасово окупованих територійта отримали російські паспорти задля виживання.</text:p>
      <text:p text:style-name="P4">
Про це в ефірі загальнонаціонального телемарафону "Єдині новини" сказавУповноважений ВР з прав людини Дмитро Лубінець, передає Укрінформ.</text:p>
      <text:p text:style-name="P4">
"Якщо ви за різних підстав не можете виїхати, а для того, щоб вижити, васзмушують отримати російський паспорт - беріть і виживайте. Головне - ми якдержава не визнаємо цей паспорт, ми в жодному разі не будемо карати за саменаявність російського паспорта у громадянина України. Ми робили окремий аналізсудових вироків, які виносяться щодо колабораційної діяльності. Там немаєжодної людини, яку покарали б просто за наявність російського <text:a xlink:type="simple" xlink:href="https://www.ukrinform.ua/tag-pasport" text:style-name="Internet_20_link" text:visited-style-name="Visited_20_Internet_20_Link">
</text:a>
 . За участь в органах влади, заскладання списків українських активістів, українських дітей для депортації -за це ми будемо карати", - сказав Лубінець.</text:p>
      <text:p text:style-name="P4">
<text:span text:style-name="T4">
Читайте також:</text:span>
 <text:a xlink:type="simple" xlink:href="https://www.ukrinform.ua/rubric-regions/3711217-na-lugansini-zagarbniki-zmusuut-vipusknikiv-skil-otrimuvati-pasporti-rf.html" text:style-name="Internet_20_link" text:visited-style-name="Visited_20_Internet_20_Link">
 <text:span text:style-name="T4">
паспорт</text:span>
 </text:a>
</text:p>
      <text:p text:style-name="P4">
Як повідомляв Укрінформ, Лубінець підтвердив факти примусового переселенняукраїнців, в тому числі дітей, з Херсонської та Запорізької областей утимчасово окупований Крим.</text:p>
      <text:p text:style-name="P4">
За словами омбудсмана, росіяни роблять це для того, щоб створити "живий щит"навколо своїх військових об'єктів.</text:p>
      <text:p text:style-name="P4">
Source: <text:a xlink:type="simple" xlink:href="https://www.ukrinform.ua/rubric-society/3711619-ukraina-ne-karatime-ziteliv-timcasovo-okupovanih-teritorij-za-pasporti-rf-lubinec.html" text:style-name="Internet_20_link" text:visited-style-name="Visited_20_Internet_20_Link">
https://www.ukrinform.ua/rubric-society/3711619-ukraina-ne-karatime-ziteliv-timcasovo-okupovanih-teritorij-za-pasporti-rf-lubinec.html</text:a>
</text:p>
      <!--NEWS-->
      <text:h text:style-name="P10" text:outline-level="1">
<text:span text:style-name="T4">
Завацька завершила виступи на турнірі ITF в Іспанії</text:span>
</text:h>
      <text:p text:style-name="P4">
Authors: Ukrinform (Person)</text:p>
      <text:p text:style-name="P4">
Publisher: Укринформ (Organization)</text:p>
      <text:p text:style-name="P4">
Published Time: 2023-05-19T21:43:18+03:00</text:p>
      <text:p text:style-name="P4">
Modified Time: 2023-05-19T21:43:18+03:00</text:p>
      <text:p text:style-name="P4">
Description: Українка поступилась Данилович із Сербії. — Укрінформ.</text:p>
      <text:p text:style-name="P4">
Images: ["<text:a xlink:type="simple" xlink:href="https://static.ukrinform.com/photos/2023_05/thumb_files/630_360_1684521726-714.jpg" text:style-name="Internet_20_link" text:visited-style-name="Visited_20_Internet_20_Link">
630_360_16845...</text:a>
"]</text:p>
      <text:p text:style-name="P4">
Tags: ['Теніс']</text:p>
      <text:p text:style-name="P4">
Type: Article</text:p>
      <!--METADATA-->
      <text:p text:style-name="P4">
<draw:frame draw:style-name="fr1" draw:name="Image243" text:anchor-type="as-char" svg:width="6.9236in" svg:height="3.956343in" draw:z-index="0">
<draw:image xlink:href="../Images/yкринформ/2023-05-19T21-43-18-03-00/630_360_1684521726-714.jpg" xlink:type="simple" xlink:show="embed" xlink:actuate="onLoad" draw:mime-type="image/jpeg"/>
</draw:frame>
 Українкапоступилась Данилович із Сербії.</text:p>
      <text:p text:style-name="P4">
Катаріна Завацька поступилась Ользі Данилович у чвертьфінальному матчі ITF W25у Санта-Маргеріта-ді-Пула - 2:6, 4:6, передає Укрінформ.</text:p>
      <text:p text:style-name="P4">
Це третій очний поєдинок між Завацькою і Данилович: у 2018 році українкапрограла Данилович на турнірі ITF W25 у Санта-Маргеріта-ді-Пула, а у 2021 році- на турнірі WTA 250 у Палермо. Обидва матчі також відбувалися на ґрунті.</text:p>
      <text:p text:style-name="P4">
Катаріна боролася за третій півфінал у поточному сезоні: у березні вонапрограла на цій стадії турніру ITF W40 у Маріборі, а у квітні зіграла увирішальному матчі на турнірі ITF W25 у Санта-Маргеріта-ді-Пула.</text:p>
      <text:p text:style-name="P4">
<text:span text:style-name="T4">
Читайте також:</text:span>
 <text:a xlink:type="simple" xlink:href="https://www.ukrinform.ua/rubric-sports/3711576-kalinina-peremogla-drugu-raketku-rosii-i-vperse-vistupit-u-finali-turniru-wta-v-rimi.html" text:style-name="Internet_20_link" text:visited-style-name="Visited_20_Internet_20_Link">
 <text:span text:style-name="T4">
Калініна</text:span>
 </text:a>
</text:p>
      <text:p text:style-name="P4">
Як повідомляв Укрінформ, Калініна вперше зіграє у фіналі турніру WTA.</text:p>
      <text:p text:style-name="P4">
Фото: btu.org.ua</text:p>
      <text:p text:style-name="P4">
Source: <text:a xlink:type="simple" xlink:href="https://www.ukrinform.ua/rubric-sports/3711620-zavacka-zaversila-vistupi-na-turniri-itf-v-ispanii.html" text:style-name="Internet_20_link" text:visited-style-name="Visited_20_Internet_20_Link">
https://www.ukrinform.ua/rubric-sports/3711620-zavacka-zaversila-vistupi-na-turniri-itf-v-ispanii.html</text:a>
</text:p>
      <!--NEWS-->
      <text:h text:style-name="P10" text:outline-level="1">
<text:span text:style-name="T4">
У районі аеропорту Маріуполя пролунали вибухи</text:span>
</text:h>
      <text:p text:style-name="P4">
Authors: Ukrinform (Person)</text:p>
      <text:p text:style-name="P4">
Publisher: Укринформ (Organization)</text:p>
      <text:p text:style-name="P4">
Published Time: 2023-05-19T21:46:00+03:00</text:p>
      <text:p text:style-name="P4">
Modified Time: 2023-05-19T21:46:00+03:00</text:p>
      <text:p text:style-name="P4">
Description: Увечері в тимчасово захопленому Маріуполі пролунали кілька вибухів, зокрема в районі аеропорт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Аеропорт', 'Маріуполь', 'Вибух', 'Війна з Росією']</text:p>
      <text:p text:style-name="P4">
Type: Article</text:p>
      <!--METADATA-->
      <text:p text:style-name="P4">
<draw:frame draw:style-name="fr1" draw:name="Image244" text:anchor-type="as-char" svg:width="6.9236in" svg:height="3.956343in" draw:z-index="0">
<draw:image xlink:href="../Images/yкринформ/2023-05-19T21-46-00-03-00/630_360_1669987737-966.jpg" xlink:type="simple" xlink:show="embed" xlink:actuate="onLoad" draw:mime-type="image/jpeg"/>
</draw:frame>
 Увечері втимчасово захопленому Маріуполі пролунали кілька вибухів, зокрема в районіаеропорту.</text:p>
      <text:p text:style-name="P4">
Про це повідомив у <text:a xlink:type="simple" xlink:href="https://t.me/s/andriyshTime" text:style-name="Internet_20_link" text:visited-style-name="Visited_20_Internet_20_Link">
 </text:a>
 радник міського головиМаріуполя Петро Андрющенко, передає Укрінформ.</text:p>
      <text:p text:style-name="P4">
«Тепер - аеропорт. Красивоє», - написав він у коментарі.</text:p>
      <text:p text:style-name="P4">
Незадовго до того Андрющенко <text:a xlink:type="simple" xlink:href="https://t.me/andriyshTime/9833" text:style-name="Internet_20_link" text:visited-style-name="Visited_20_Internet_20_Link">
 </text:a>
 про вибухи врайоні так званого ЖК «Невський».</text:p>
      <text:p text:style-name="P4">
Маріупольська міськрада уточнила в <text:a xlink:type="simple" xlink:href="https://t.me/mariupolrada/14259" text:style-name="Internet_20_link" text:visited-style-name="Visited_20_Internet_20_Link">
 </text:a>
 , щопрогриміли три потужні вибухи.</text:p>
      <text:p text:style-name="P4">
«Вибухи в Маріупольському районі. Відомо про три потужні вибухи, які чулимаріупольці. Попередньо влучання в місце розташування особистого складуокупантів на території Маріупольського аеропорту. Судячи з відео, у разіпідтвердження інформації, ворог мав понести значні втрати», - йдеться вдописі.</text:p>
      <text:p text:style-name="P4">
<text:span text:style-name="T4">
Читайте також:</text:span>
 <text:a xlink:type="simple" xlink:href="https://www.ukrinform.ua/rubric-regions/3711333-u-mariupoli-fiksuut-peremisenna-rosijskih-vantazivok-iz-boepripasami.html" text:style-name="Internet_20_link" text:visited-style-name="Visited_20_Internet_20_Link">
 </text:a>
</text:p>
      <text:p text:style-name="P4">
Місцеві мешканці в коментарях пишуть, що в районі аеропорту росіяни щосьбудували, на території була велика кількість техніки.</text:p>
      <text:p text:style-name="P4">
Як повідомлялося, над тимчасово захопленими загарбниками <text:a xlink:type="simple" xlink:href="https://www.ukrinform.ua/tag-mariupol" text:style-name="Internet_20_link" text:visited-style-name="Visited_20_Internet_20_Link">
</text:a>
 та районом навколо міста булозафіксовано високу активність авіації РФ.</text:p>
      <text:p text:style-name="P4">
Source: <text:a xlink:type="simple" xlink:href="https://www.ukrinform.ua/rubric-ato/3711623-v-rajoni-aeroportu-mariupola-prolunali-vibuhi.html" text:style-name="Internet_20_link" text:visited-style-name="Visited_20_Internet_20_Link">
https://www.ukrinform.ua/rubric-ato/3711623-v-rajoni-aeroportu-mariupola-prolunali-vibuhi.html</text:a>
</text:p>
      <!--NEWS-->
      <text:h text:style-name="P10" text:outline-level="1">
<text:span text:style-name="T4">
Попов не зіграє за «Динамо» до кінця сезону</text:span>
</text:h>
      <text:p text:style-name="P4">
Authors: Ukrinform (Person)</text:p>
      <text:p text:style-name="P4">
Publisher: Укринформ (Organization)</text:p>
      <text:p text:style-name="P4">
Published Time: 2023-05-19T21:51:19+03:00</text:p>
      <text:p text:style-name="P4">
Modified Time: 2023-05-19T21:51:19+03:00</text:p>
      <text:p text:style-name="P4">
Description: Захисник «Динамо» травмувався. — Укрінформ.</text:p>
      <text:p text:style-name="P4">
Images: ["<text:a xlink:type="simple" xlink:href="https://static.ukrinform.com/photos/2023_05/thumb_files/630_360_1684522093-567.jpeg" text:style-name="Internet_20_link" text:visited-style-name="Visited_20_Internet_20_Link">
630_360_16845...</text:a>
"]</text:p>
      <text:p text:style-name="P4">
Tags: ['Динамо', 'Футбол', 'Попов']</text:p>
      <text:p text:style-name="P4">
Type: Article</text:p>
      <!--METADATA-->
      <text:p text:style-name="P4">
<draw:frame draw:style-name="fr1" draw:name="Image245" text:anchor-type="as-char" svg:width="6.9236in" svg:height="3.956343in" draw:z-index="0">
<draw:image xlink:href="../Images/yкринформ/2023-05-19T21-51-19-03-00/630_360_1684522093-567.jpeg" xlink:type="simple" xlink:show="embed" xlink:actuate="onLoad" draw:mime-type="image/jpeg"/>
</draw:frame>
 Захисник«Динамо» травмувався.</text:p>
      <text:p text:style-name="P4">
Захисник «Динамо» Денис Попов вибув до кінця сезону через травму, <text:a xlink:type="simple" xlink:href="https://sport.ua/uk/news/626898-dinamo-vtratilo-klyuchovogo-zahisnika-do-kintsya-sezonu" text:style-name="Internet_20_link" text:visited-style-name="Visited_20_Internet_20_Link">
</text:a>
 Sport.ua, передає Укрінформ.</text:p>
      <text:p text:style-name="P4">
У 24-річного футболіста м’язове пошкодження. Про його можливу готовність намомент матчів збірної не повідомляється.</text:p>
      <text:p text:style-name="P4">
У поточному сезоні Попов провів 24 гри в усіх турнірах.</text:p>
      <text:p text:style-name="P4">
<text:span text:style-name="T4">
Читайте також:</text:span>
 <text:a xlink:type="simple" xlink:href="https://www.ukrinform.ua/rubric-sports/3709862-uaf-vidstoronila-na-tri-matci-futbolista-dinamo-vanata.html" text:style-name="Internet_20_link" text:visited-style-name="Visited_20_Internet_20_Link">
 <text:span text:style-name="T4">
Динамо</text:span>
 </text:a>
</text:p>
      <text:p text:style-name="P4">
Як повідомляв Укрінформ, завтра, 20 травня, «Динамо» на виїзді зіграє з«Олександрією» у 27-му турі УПЛ.</text:p>
      <text:p text:style-name="P4">
Фото: fcdynamo.com</text:p>
      <text:p text:style-name="P4">
Source: <text:a xlink:type="simple" xlink:href="https://www.ukrinform.ua/rubric-sports/3711625-popov-ne-zigrae-za-dinamo-do-kinca-sezonu.html" text:style-name="Internet_20_link" text:visited-style-name="Visited_20_Internet_20_Link">
https://www.ukrinform.ua/rubric-sports/3711625-popov-ne-zigrae-za-dinamo-do-kinca-sezonu.html</text:a>
</text:p>
      <!--NEWS-->
      <text:h text:style-name="P10" text:outline-level="1">
<text:span text:style-name="T4">
Ігнат про збиття російського літака системою Patriot: Ми про це не оголошували</text:span>
</text:h>
      <text:p text:style-name="P4">
Authors: Ukrinform (Person)</text:p>
      <text:p text:style-name="P4">
Publisher: Укринформ (Organization)</text:p>
      <text:p text:style-name="P4">
Published Time: 2023-05-19T21:55:00+03:00</text:p>
      <text:p text:style-name="P4">
Modified Time: 2023-05-19T21:55:00+03:00</text:p>
      <text:p text:style-name="P4">
Description: У Повітряних силах ЗСУ не оголошували про те, що українські військові з допомогою американської системи Patriot збили російський винищувач. — Укрінформ.</text:p>
      <text:p text:style-name="P4">
Images: ["<text:a xlink:type="simple" xlink:href="https://static.ukrinform.com/photos/2017_11/thumb_files/630_360_1510113578-1723-pro-patriot-foto-global-look-press.jpg" text:style-name="Internet_20_link" text:visited-style-name="Visited_20_Internet_20_Link">
630_360_15101...</text:a>
"]</text:p>
      <text:p text:style-name="P4">
Tags: ['Літак', 'ЗСУ', 'Patriot ', 'Юрій Ігнат']</text:p>
      <text:p text:style-name="P4">
Type: Article</text:p>
      <!--METADATA-->
      <text:p text:style-name="P4">
<draw:frame draw:style-name="fr1" draw:name="Image246" text:anchor-type="as-char" svg:width="6.9236in" svg:height="3.956343in" draw:z-index="0">
<draw:image xlink:href="../Images/yкринформ/2023-05-19T21-55-00-03-00/630_360_1510113578-1723-pro-patriot-foto-global-look-press.jpg" xlink:type="simple" xlink:show="embed" xlink:actuate="onLoad" draw:mime-type="image/jpeg"/>
</draw:frame>
 У Повітряних силах ЗСУ не оголошували про те, щоукраїнські військові з допомогою американської системи Patriot збилиросійський винищувач.</text:p>
      <text:p text:style-name="P4">
Про це сказав речник Повітряних сил ЗСУ Юрій Ігнат в ефірі програми  <text:a xlink:type="simple" xlink:href="https://www.youtube.com/watch" text:style-name="Internet_20_link" text:visited-style-name="Visited_20_Internet_20_Link">
</text:a>
 , передає Укрінформ.</text:p>
      <text:p text:style-name="P4">
«Ми про це не оголошували. Тому, мабуть, треба запитати у CNN чи New YorkTimes. Коли ми щось збиваємо, ми про це оголошуємо в себе на сторінці, в нашійінфографіці з’являються літачки чи крилаті ракети. Ми не оголошували – значитьпро це оголосить хтось інший», – сказав Ігнат.</text:p>
      <text:p text:style-name="P4">
<text:span text:style-name="T4">
Читайте також:</text:span>
 <text:a xlink:type="simple" xlink:href="https://www.ukrinform.ua/rubric-ato/3710414-v-ofisi-prezidenta-zaavlaut-so-efektivnist-patriot-stala-velikim-geopoliticnim-udarom-po-rosii.html" text:style-name="Internet_20_link" text:visited-style-name="Visited_20_Internet_20_Link">
 <text:span text:style-name="T4">
Patriot</text:span>
 </text:a>
</text:p>
      <text:p text:style-name="P4">
Він додав, що очікується ще один комплекс SAMP-T, який здатний збиватибалістичні та аеробалістичні цілі.</text:p>
      <text:p text:style-name="P4">
Як повідомляллв ЗМІ 19 травня повідомили із посиланням на свої джерела про те,що Україна збила російський <text:a xlink:type="simple" xlink:href="https://www.ukrinform.ua/tag-vinisuvac" text:style-name="Internet_20_link" text:visited-style-name="Visited_20_Internet_20_Link">
 </text:a>
 задопомогою американської системи Patriot.</text:p>
      <text:p text:style-name="P4">
Source: <text:a xlink:type="simple" xlink:href="https://www.ukrinform.ua/rubric-ato/3711624-ignat-pro-zbitta-rosijskogo-litaka-sistemou-patriot-mi-pro-ce-ne-ogolosuvali.html" text:style-name="Internet_20_link" text:visited-style-name="Visited_20_Internet_20_Link">
https://www.ukrinform.ua/rubric-ato/3711624-ignat-pro-zbitta-rosijskogo-litaka-sistemou-patriot-mi-pro-ce-ne-ogolosuval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19T22:00:00+03:00</text:p>
      <text:p text:style-name="P4">
Modified Time: 2023-05-19T22:00: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47" text:anchor-type="as-char" svg:width="6.9236in" svg:height="3.956343in" draw:z-index="0">
<draw:image xlink:href="../Images/yкринформ/2023-05-19T22-00-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В Україні представили унікальний портрет борця з епідемією ВІЛ/СНІДу</text:span>
</text:h>
      <text:p text:style-name="P4">
Authors: Ukrinform (Person)</text:p>
      <text:p text:style-name="P4">
Publisher: Укринформ (Organization)</text:p>
      <text:p text:style-name="P4">
Published Time: 2023-05-19T22:01:00+03:00</text:p>
      <text:p text:style-name="P4">
Modified Time: 2023-05-19T22:01:00+03:00</text:p>
      <text:p text:style-name="P4">
Description: В Україні до Дня померлих від СНІДу представили портрет борця з епідемією ВІЛ/СНІДу, який створив штучний інтелект на основі унікальних фото. — Укрінформ.</text:p>
      <text:p text:style-name="P4">
Images: ["<text:a xlink:type="simple" xlink:href="https://static.ukrinform.com/photos/2023_05/thumb_files/630_360_1684519275-929.jpeg" text:style-name="Internet_20_link" text:visited-style-name="Visited_20_Internet_20_Link">
630_360_16845...</text:a>
", "<text:a xlink:type="simple" xlink:href="https://static.ukrinform.com/photos/2023_05/1684519276-970.jpeg" text:style-name="Internet_20_link" text:visited-style-name="Visited_20_Internet_20_Link">
1684519276-97...</text:a>
", "<text:a xlink:type="simple" xlink:href="https://static.ukrinform.com/photos/2023_05/1684519274-268.jpeg" text:style-name="Internet_20_link" text:visited-style-name="Visited_20_Internet_20_Link">
1684519274-26...</text:a>
", "<text:a xlink:type="simple" xlink:href="https://static.ukrinform.com/photos/2023_05/1684519275-494.jpeg" text:style-name="Internet_20_link" text:visited-style-name="Visited_20_Internet_20_Link">
1684519275-49...</text:a>
", "<text:a xlink:type="simple" xlink:href="https://static.ukrinform.com/photos/2023_05/1684519274-259.jpeg" text:style-name="Internet_20_link" text:visited-style-name="Visited_20_Internet_20_Link">
1684519274-25...</text:a>
", "<text:a xlink:type="simple" xlink:href="https://static.ukrinform.com/photos/2023_05/1684519276-818.jpeg" text:style-name="Internet_20_link" text:visited-style-name="Visited_20_Internet_20_Link">
1684519276-81...</text:a>
"]</text:p>
      <text:p text:style-name="P4">
Tags: ['ВІЛ/СНІД', 'Штучний інтелект', 'Епідемія', 'Портрет']</text:p>
      <text:p text:style-name="P4">
Type: Article</text:p>
      <!--METADATA-->
      <text:p text:style-name="P4">
<draw:frame draw:style-name="fr1" draw:name="Image248" text:anchor-type="as-char" svg:width="6.9236in" svg:height="3.956343in" draw:z-index="0">
<draw:image xlink:href="../Images/yкринформ/2023-05-19T22-01-00-03-00/630_360_1684519275-929.jpeg" xlink:type="simple" xlink:show="embed" xlink:actuate="onLoad" draw:mime-type="image/jpeg"/>
</draw:frame>
 В Українідо Дня померлих від СНІДу представили портрет борця з епідемією ВІЛ/СНІДу,який створив штучний інтелект на основі унікальних фото.</text:p>
      <text:p text:style-name="P4">
Як передає Укрінформ, про це повідомляє благодійна організація “Всеукраїнськамережа людей, які живуть з ВІЛ/СНІД”.</text:p>
      <text:p text:style-name="P4">
“За тридцять три роки української незалежності СНІД забрав життя більше 50тисяч українців. У цей же час тисячі ВІЛ-позитивних українців борються зажиття. На знак їх підтримки до Дня пам’яті померлих від <text:a xlink:type="simple" xlink:href="https://www.ukrinform.ua/tag-vilsnid" text:style-name="Internet_20_link" text:visited-style-name="Visited_20_Internet_20_Link">
</text:a>
 був представлений унікальний портретборця з епідемією ВІЛ/СНІДу. Особливість цього портрета в тому, що йогостворив штучний інтелект, розмістивши на свій високотехнологічний смак укожній клітинці фото людей, які щодня борються і перемагають хворобу”, -йдеться в повідомленні.</text:p>
      <text:p text:style-name="P4">
<draw:frame draw:style-name="fr1" draw:name="Image249" text:anchor-type="as-char" svg:width="6.671875in" svg:height="10.0in" draw:z-index="0">
<draw:image xlink:href="../Images/yкринформ/2023-05-19T22-01-00-03-00/1684519276-970.jpeg" xlink:type="simple" xlink:show="embed" xlink:actuate="onLoad" draw:mime-type="image/jpeg"/>
</draw:frame>
<draw:frame draw:style-name="fr1" draw:name="Image250" text:anchor-type="as-char" svg:width="6.9236in" svg:height="4.615733in" draw:z-index="0">
<draw:image xlink:href="../Images/yкринформ/2023-05-19T22-01-00-03-00/1684519274-268.jpeg" xlink:type="simple" xlink:show="embed" xlink:actuate="onLoad" draw:mime-type="image/jpeg"/>
</draw:frame>
</text:p>
      <text:p text:style-name="P4">
В Україні щодня в середньому реєструється 33 випадки захворювання на ВІЛ та 9на СНІД.</text:p>
      <text:p text:style-name="P4">
<draw:frame draw:style-name="fr1" draw:name="Image251" text:anchor-type="as-char" svg:width="6.9236in" svg:height="4.615733in" draw:z-index="0">
<draw:image xlink:href="../Images/yкринформ/2023-05-19T22-01-00-03-00/1684519275-494.jpeg" xlink:type="simple" xlink:show="embed" xlink:actuate="onLoad" draw:mime-type="image/jpeg"/>
</draw:frame>
</text:p>
      <text:p text:style-name="P4">
Як зазначається, щороку збільшувалась кількість людей, які приймали ліки, і напочаток 2022-го року більше 130 000 пацієнтів із ВІЛ отримували лікування.Кількість пацієнтів, які отримували лікування, на початок цього року становила121 189 людей.</text:p>
      <text:p text:style-name="P4">
<text:span text:style-name="T4">
Читайте також:</text:span>
 <text:a xlink:type="simple" xlink:href="https://www.ukrinform.ua/rubric-society/3711617-u-kvitni-v-ukraini-zareestruvali-878-novih-vipadkiv-vilinfekcii-99-ludej-pomerli-vid-snidu.html" text:style-name="Internet_20_link" text:visited-style-name="Visited_20_Internet_20_Link">
 <text:span text:style-name="T4">
СНІД</text:span>
 </text:a>
</text:p>
      <text:p text:style-name="P4">
Повномасштабна війна значно ускладнила надання допомоги щодо ВІЛ/СНІДу. Поприце, медичний центр “100% Життя” продовжує програми, мотивує людей складатитести на ВІЛ, долучатися до роботи та лікування. Завдяки їх зусиллям українціВІЛ (на підконтрольних територіях, біженці за кордоном) забезпечені терапією.</text:p>
      <text:p text:style-name="P4">
<draw:frame draw:style-name="fr1" draw:name="Image252" text:anchor-type="as-char" svg:width="6.9236in" svg:height="4.615733in" draw:z-index="0">
<draw:image xlink:href="../Images/yкринформ/2023-05-19T22-01-00-03-00/1684519274-259.jpeg" xlink:type="simple" xlink:show="embed" xlink:actuate="onLoad" draw:mime-type="image/jpeg"/>
</draw:frame>
</text:p>
      <text:p text:style-name="P4">
“Штучний інтелект на основі 772 унікальних фото команди “100% Життя”згенерував узагальнений образ. Вийшов образ “Вікторія, яка перемагає епідеміюСНІДу”, сумарно “намальований” близько 3-а тисячами світлин. Штучний інтелектобрав саме жіночий образ, оскільки кількість жіночих світлин була набагатобільшою, аніж чоловічих – тисячі жінок працюють у медичній системі тапацієнтських організаціях України з боротьби із ВІЛ/СНІДом”, – повідомивголова Координаційної ради БО “100% Життя” Дмитро Шерембей.</text:p>
      <text:p text:style-name="P4">
<draw:frame draw:style-name="fr1" draw:name="Image253" text:anchor-type="as-char" svg:width="6.9236in" svg:height="4.615733in" draw:z-index="0">
<draw:image xlink:href="../Images/yкринформ/2023-05-19T22-01-00-03-00/1684519276-818.jpeg" xlink:type="simple" xlink:show="embed" xlink:actuate="onLoad" draw:mime-type="image/jpeg"/>
</draw:frame>
</text:p>
      <text:p text:style-name="P4">
Як повідомлялося, у третю неділю травня відзначають Всесвітній день померлихвід СНІДу.</text:p>
      <text:p text:style-name="P4">
Source: <text:a xlink:type="simple" xlink:href="https://www.ukrinform.ua/rubric-society/3711626-v-ukraini-predstavili-unikalnij-portret-borca-z-epidemieu-vilsnidu.html" text:style-name="Internet_20_link" text:visited-style-name="Visited_20_Internet_20_Link">
https://www.ukrinform.ua/rubric-society/3711626-v-ukraini-predstavili-unikalnij-portret-borca-z-epidemieu-vilsnidu.html</text:a>
</text:p>
      <!--NEWS-->
      <text:h text:style-name="P10" text:outline-level="1">
<text:span text:style-name="T4">
На вихідних в Україні подекуди дощитиме, на півдні до +28°</text:span>
</text:h>
      <text:p text:style-name="P4">
Authors: Ukrinform (Person)</text:p>
      <text:p text:style-name="P4">
Publisher: Укринформ (Organization)</text:p>
      <text:p text:style-name="P4">
Published Time: 2023-05-19T22:10:00+03:00</text:p>
      <text:p text:style-name="P4">
Modified Time: 2023-05-19T22:10:00+03:00</text:p>
      <text:p text:style-name="P4">
Description: Погода у вихідні по всій Україні буде по-справжньому теплою, хоча місцями пройдуть дощі та грози. — Укрінформ.</text:p>
      <text:p text:style-name="P4">
Images: ["<text:a xlink:type="simple" xlink:href="https://static.ukrinform.com/photos/2020_05/thumb_files/630_360_1590643900-769.jpg" text:style-name="Internet_20_link" text:visited-style-name="Visited_20_Internet_20_Link">
630_360_15906...</text:a>
"]</text:p>
      <text:p text:style-name="P4">
Tags: ['Дощ', 'Гроза', 'Погода', 'Прогноз']</text:p>
      <text:p text:style-name="P4">
Type: Article</text:p>
      <!--METADATA-->
      <text:p text:style-name="P4">
<draw:frame draw:style-name="fr1" draw:name="Image254" text:anchor-type="as-char" svg:width="6.9236in" svg:height="3.956343in" draw:z-index="0">
<draw:image xlink:href="../Images/yкринформ/2023-05-19T22-10-00-03-00/630_360_1590643900-769.jpg" xlink:type="simple" xlink:show="embed" xlink:actuate="onLoad" draw:mime-type="image/jpeg"/>
</draw:frame>
 Погода увихідні по всій Україні буде по-справжньому теплою, хоча місцями пройдуть дощіта грози.</text:p>
      <text:p text:style-name="P4">
Про це Укрінформу повідомили в <text:a xlink:type="simple" xlink:href="https://sinoptik.ua" text:style-name="Internet_20_link" text:visited-style-name="Visited_20_Internet_20_Link">
 </text:a>
</text:p>
      <text:p text:style-name="P4">
За даними синоптиків, у суботу, 20 травня, температура повітря в більшостіобластей країни прогнозується від +22 до +26 °С. При цьому можливікороткочасні <text:a xlink:type="simple" xlink:href="https://www.ukrinform.ua/tag-dos" text:style-name="Internet_20_link" text:visited-style-name="Visited_20_Internet_20_Link">
 </text:a>
 з грозами.</text:p>
      <text:p text:style-name="P4">
На півдні, південному сході та сході України буде хмарно з проясненнями, алебез опадів і по-літньому тепло – +25…+28 °С.</text:p>
      <text:p text:style-name="P4">
У неділю, 21 травня, карта опадів кардинально зміниться. Так, дощі з грозамипройдуть практично у всіх південних, південно-східних та центральних областяхУкраїни, а <text:a xlink:type="simple" xlink:href="https://ua.sinoptik.ua/погода-київ" text:style-name="Internet_20_link" text:visited-style-name="Visited_20_Internet_20_Link">
 </text:a>
 <text:a xlink:type="simple" xlink:href="https://ua.sinoptik.ua/%D0%BF%D0%BE%D0%B3%D0%BE%D0%B4%D0%B0-%D0%BA%D0%B8%D1%97%D0%B2" text:style-name="Internet_20_link" text:visited-style-name="Visited_20_Internet_20_Link">
</text:a>
<text:a xlink:type="simple" xlink:href="https://ua.sinoptik.ua/погода-київ" text:style-name="Internet_20_link" text:visited-style-name="Visited_20_Internet_20_Link">
 </text:a>
 та решті регіонів день буде хмарним,але без опадів. Найтепліше буде у Херсонській, Одеській та Запорізькійобластях – +25…+27 °С, на решті території – +22…+25 °С.</text:p>
      <text:p text:style-name="P4">
Новий тиждень розпочнеться з незначного зниження температури. У понеділок, 22травня, на Луганщині та Донеччині прогнозується +19…+21 °С, на північномусході повітря прогріється до +21…+23 °С, на решті території країни очікується+24…+26 °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Погода на початку тижня буде дощовою у Харківській, Донецькій, Луганській,Дніпропетровській, <text:a xlink:type="simple" xlink:href="https://ua.sinoptik.ua/погода-запоріжжя" text:style-name="Internet_20_link" text:visited-style-name="Visited_20_Internet_20_Link">
 </text:a>
Кіровоградській та Херсонській областях, в інших регіонах – мінлива хмарність,без опадів.</text:p>
      <text:p text:style-name="P4">
Source: <text:a xlink:type="simple" xlink:href="https://www.ukrinform.ua/rubric-regions/3711389-na-vihidnih-v-ukraini-podekudi-dositime-na-pivdni-do-28.html" text:style-name="Internet_20_link" text:visited-style-name="Visited_20_Internet_20_Link">
https://www.ukrinform.ua/rubric-regions/3711389-na-vihidnih-v-ukraini-podekudi-dositime-na-pivdni-do-28.html</text:a>
</text:p>
      <!--NEWS-->
      <text:h text:style-name="P10" text:outline-level="1">
<text:span text:style-name="T4">
Росія почала готуватися до війни проти України з 2007 року - Буданов</text:span>
</text:h>
      <text:p text:style-name="P4">
Authors: Ukrinform (Person)</text:p>
      <text:p text:style-name="P4">
Publisher: Укринформ (Organization)</text:p>
      <text:p text:style-name="P4">
Published Time: 2023-05-19T22:16:00+03:00</text:p>
      <text:p text:style-name="P4">
Modified Time: 2023-05-19T22:16:00+03:00</text:p>
      <text:p text:style-name="P4">
Description: Росія почала готуватися до агресії проти України ще з 2007 року, а розпочати повномасштабне вторгнення планувала в березні 2021-го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Розвідка', 'Буданов', 'Війна з Росією']</text:p>
      <text:p text:style-name="P4">
Type: Article</text:p>
      <!--METADATA-->
      <text:p text:style-name="P4">
<draw:frame draw:style-name="fr1" draw:name="Image255" text:anchor-type="as-char" svg:width="6.9236in" svg:height="3.956343in" draw:z-index="0">
<draw:image xlink:href="../Images/yкринформ/2023-05-19T22-16-00-03-00/630_360_1682089495-883.jpg" xlink:type="simple" xlink:show="embed" xlink:actuate="onLoad" draw:mime-type="image/jpeg"/>
</draw:frame>
 Росіяпочала готуватися до агресії проти України ще з 2007 року, а розпочатиповномасштабне вторгнення планувала в березні 2021-го</text:p>
      <text:p text:style-name="P4">
Про це начальник Головного управління розвідки Міністерства оборони КирилоБуданов сказав в інтерв’ю спецпроєкту Дмитра Комарова "Рік. За кадром",передає Укрінформ.</text:p>
      <text:p text:style-name="P4">
"Активно Росія почала готуватися до агресії проти України з 2007 року. 2014року вони скористалися зручним для них моментом, і в принципі далі ми всебачимо, як воно рухалось. Але вони в той час саме скористались моментом. Протеще раз вам кажу, не було б подій 2014 року, це б нічого не змінило. <text:a xlink:type="simple" xlink:href="https://www.ukrinform.ua/tag-vijna-z-rosieu" text:style-name="Internet_20_link" text:visited-style-name="Visited_20_Internet_20_Link">
</text:a>
 між нами була неминучою", -заявив Буданов.</text:p>
      <text:p text:style-name="P4">
Він уточнив, що РФ хотіла розпочати повномасштабне вторгнення в Україну ще вберезні 2021 року.</text:p>
      <text:p text:style-name="P4">
<text:span text:style-name="T4">
Читайте також:</text:span>
 <text:a xlink:type="simple" xlink:href="https://www.ukrinform.ua/rubric-ato/3699864-zagrozi-povtornogo-nastupu-rosian-iz-bilorusi-zaraz-nemae-budanov.html" text:style-name="Internet_20_link" text:visited-style-name="Visited_20_Internet_20_Link">
 <text:span text:style-name="T4">
Буданов</text:span>
 </text:a>
</text:p>
      <text:p text:style-name="P4">
"Їхні плани були викриті, тоді було прийнято рішення оприлюднити всі ціматеріали і розуміння іноземним партнерам та з їхньою допомогою дипломатичноцьому завадити. В принципі це вийшло. Але вони так і не покинули місця, депочали зосереджуватись якраз в період між лютим та березнем до квітня 2021року", - розповів начальник ГУР Міноборони.</text:p>
      <text:p text:style-name="P4">
Як повідомлялося, Буданов заявив, що потенціал Росії до наступальних дій вжеабсолютно вичерпаний, але вона має серйозний потенціал для оборони.</text:p>
      <text:p text:style-name="P4">
<text:span text:style-name="T5">
Фото: ГУР Міноборони</text:span>
</text:p>
      <text:p text:style-name="P4">
Source: <text:a xlink:type="simple" xlink:href="https://www.ukrinform.ua/rubric-ato/3711627-rosia-pocala-gotuvatisa-do-vijni-proti-ukraini-z-2007-roku-budanov.html" text:style-name="Internet_20_link" text:visited-style-name="Visited_20_Internet_20_Link">
https://www.ukrinform.ua/rubric-ato/3711627-rosia-pocala-gotuvatisa-do-vijni-proti-ukraini-z-2007-roku-budanov.html</text:a>
</text:p>
      <!--NEWS-->
      <text:h text:style-name="P10" text:outline-level="1">
<text:span text:style-name="T4">
У Німеччині хочуть скоротити та спростити процедуру отримання громадянства</text:span>
</text:h>
      <text:p text:style-name="P4">
Authors: Ukrinform (Person)</text:p>
      <text:p text:style-name="P4">
Publisher: Укринформ (Organization)</text:p>
      <text:p text:style-name="P4">
Published Time: 2023-05-19T22:27:20+03:00</text:p>
      <text:p text:style-name="P4">
Modified Time: 2023-05-19T22:27:20+03:00</text:p>
      <text:p text:style-name="P4">
Description: Міністерство внутрішніх справ ФРН оприлюднило проєкт нової редакції закону про громадянство, що передбачає скорочення термінів натуралізації. — Укрінформ.</text:p>
      <text:p text:style-name="P4">
Images: ["<text:a xlink:type="simple" xlink:href="https://static.ukrinform.com/photos/2021_12/thumb_files/630_360_1638800565-325.jpg" text:style-name="Internet_20_link" text:visited-style-name="Visited_20_Internet_20_Link">
630_360_16388...</text:a>
"]</text:p>
      <text:p text:style-name="P4">
Tags: ['Німеччина', 'Громадянство']</text:p>
      <text:p text:style-name="P4">
Type: Article</text:p>
      <!--METADATA-->
      <text:p text:style-name="P4">
<draw:frame draw:style-name="fr1" draw:name="Image256" text:anchor-type="as-char" svg:width="6.9236in" svg:height="3.956343in" draw:z-index="0">
<draw:image xlink:href="../Images/yкринформ/2023-05-19T22-27-20-03-00/630_360_1638800565-325.jpg" xlink:type="simple" xlink:show="embed" xlink:actuate="onLoad" draw:mime-type="image/jpeg"/>
</draw:frame>
Міністерство внутрішніх справ ФРН оприлюднило проєкт нової редакції закону прогромадянство, що передбачає скорочення термінів натуралізації.</text:p>
      <text:p text:style-name="P4">
Про це повідомляє кореспондент Укрінформу.</text:p>
      <text:p text:style-name="P4">
Проєкт передбачає, що натуралізація може бути дозволена через п’ять років, а вокремих випадках - три роки замість восьми, як досі.</text:p>
      <text:p text:style-name="P4">
«Ми дозволяємо натуралізуватися лише через п’ять років замість восьми. Ті, хтоособливо добре інтегровані, можуть скоротити цей період до трьох років. Цестосується людей, які добре володіють німецькою мовою, досягають відміннихрезультатів на роботі або займаються волонтерською діяльністю. Ми хочемовідзначити величезні життєві досягнення покоління гастарбайтерів для нашоїкраїни. Тому ми плануємо полегшити їм натуралізацію», - заявила міністеркавнутрішніх справ Ненсі Фазер.</text:p>
      <text:p text:style-name="P4">
Вона навела приклад Канади - як зразок залучення кваліфікованих працівників,які терміново потрібні також Німеччині.</text:p>
      <text:p text:style-name="P4">
<text:span text:style-name="T4">
Читайте також:</text:span>
 <text:a xlink:type="simple" xlink:href="https://www.ukrinform.ua/rubric-polytics/3704856-zakonoproekt-pro-vidmovu-vid-gromadanstva-rf-na-stadii-rozrobki-lubinec.html" text:style-name="Internet_20_link" text:visited-style-name="Visited_20_Internet_20_Link">
 <text:span text:style-name="T4">
громадянств</text:span>
 </text:a>
</text:p>
      <text:p text:style-name="P4">
Умовами швидшої натуралізації є мовні навички, освіта, професійна таекономічна інтеграція, громадська участь і громадянські знання. Людина повиннамати можливість платити за себе та членів своєї родини.</text:p>
      <text:p text:style-name="P4">
Фезер зауважила, що багато іммігрантів почуваються німцями, але не хочутьповністю розривати зв’язок із країною походження. У майбутньому вони більше небудуть змушені відмовлятися від частини своєї ідентичності.</text:p>
      <text:p text:style-name="P4">
Міністерка підкреслила, що такі прояви як антисемітизм, ксенофобія чи іншідії, мотивовані нелюдяністю, які несумісні з гарантією людської гідності вОсновному законі Федеративної Республіки Німеччини та порушують вільнийдемократичний базовий порядок, не будуть толеруватися в суспільстві. А ті, хтоце пропагує, не матиме можливості стати громадянином ФРН.</text:p>
      <text:p text:style-name="P4">
<text:span text:style-name="T4">
Читайте також:</text:span>
 <text:a xlink:type="simple" xlink:href="https://www.ukrinform.ua/rubric-society/3701713-konstitucijnij-sud-vzavsa-roztlumaciti-ci-edine-v-ukraini-gromadanstvo.html" text:style-name="Internet_20_link" text:visited-style-name="Visited_20_Internet_20_Link">
 <text:span text:style-name="T4">
громадянств</text:span>
 </text:a>
</text:p>
      <text:p text:style-name="P4">
«Якщо ви не поділяєте наші цінності, ви не можете стати німцем», - підсумувалаФазер. Тобто, якщо хтось хоче натуралізуватися в Німеччині, той повинендотримуватися цінностей вільного суспільства.</text:p>
      <text:p text:style-name="P4">
На кінець 2021 року в Німеччині проживало близько 72,4 мільйона осіб знімецьким громадянством і близько 10,7 мільйона з іноземним громадянством, зяких близько 5,7 мільйона перебували в <text:a xlink:type="simple" xlink:href="https://www.ukrinform.ua/tag-nimeccina" text:style-name="Internet_20_link" text:visited-style-name="Visited_20_Internet_20_Link">
 </text:a>
 щонайменше десять років. Частка надання громадянства в Німеччині повідношенню до іноземного населення, яке проживає в країні щонайменше десятьроків, постійно знаходиться на низькому рівні; у 2021 році вона становила лише2,45 відсотка. Німеччина має особливо низький рівень натуралізації впорівнянні з іншими країнами ЄС.</text:p>
      <text:p text:style-name="P4">
Тепер проєкт закону мають оцінити федеральні землі.</text:p>
      <text:p text:style-name="P4">
Source: <text:a xlink:type="simple" xlink:href="https://www.ukrinform.ua/rubric-world/3711630-u-nimeccini-hocut-skorotiti-ta-sprostiti-proceduru-otrimanna-gromadanstva.html" text:style-name="Internet_20_link" text:visited-style-name="Visited_20_Internet_20_Link">
https://www.ukrinform.ua/rubric-world/3711630-u-nimeccini-hocut-skorotiti-ta-sprostiti-proceduru-otrimanna-gromadanstva.html</text:a>
</text:p>
      <!--NEWS-->
      <text:h text:style-name="P10" text:outline-level="1">
<text:span text:style-name="T4">
Буданов: Висадка в Гостомелі - це взагалі був єдиний план Росії</text:span>
</text:h>
      <text:p text:style-name="P4">
Authors: Ukrinform (Person)</text:p>
      <text:p text:style-name="P4">
Publisher: Укринформ (Organization)</text:p>
      <text:p text:style-name="P4">
Published Time: 2023-05-19T22:35:00+03:00</text:p>
      <text:p text:style-name="P4">
Modified Time: 2023-05-19T22:35:00+03:00</text:p>
      <text:p text:style-name="P4">
Description: Росіяни не сумнівалися, що їм удасться висадити десант у Гостомелі - іншого плану захоплення столиці України в них не було. — Укрінформ.</text:p>
      <text:p text:style-name="P4">
Images: ["<text:a xlink:type="simple" xlink:href="https://static.ukrinform.com/photos/2023_04/thumb_files/630_360_1680432165-639.jpg" text:style-name="Internet_20_link" text:visited-style-name="Visited_20_Internet_20_Link">
630_360_16804...</text:a>
"]</text:p>
      <text:p text:style-name="P4">
Tags: ['Аеропорт "Гостомель"', 'Буданов', 'Війна з Росією']</text:p>
      <text:p text:style-name="P4">
Type: Article</text:p>
      <!--METADATA-->
      <text:p text:style-name="P4">
<draw:frame draw:style-name="fr1" draw:name="Image257" text:anchor-type="as-char" svg:width="6.9236in" svg:height="3.956343in" draw:z-index="0">
<draw:image xlink:href="../Images/yкринформ/2023-05-19T22-35-00-03-00/630_360_1680432165-639.jpg" xlink:type="simple" xlink:show="embed" xlink:actuate="onLoad" draw:mime-type="image/jpeg"/>
</draw:frame>
 Росіяни несумнівалися, що їм удасться висадити десант у Гостомелі - іншого планузахоплення столиці України в них не було.</text:p>
      <text:p text:style-name="P4">
Про це в інтерв’ю в програмі “Рік за кадром. Розвідник” сказав керівникГоловного управління розвідки МОУ Кирило Буданов, передає Укрінформ.</text:p>
      <text:p text:style-name="P4">
“Весь план росіян був - стрімка висадка посадковим способом (на аеродромГостомель — ред.) і звідти йти. Це був взагалі єдиний план”, - зазначивБуданов.</text:p>
      <text:p text:style-name="P4">
Він додав, що цілий день 24 лютого 2022 року росіяни намагалися висадити тамдесант, і свято вірили, що їм це вдасться.</text:p>
      <text:p text:style-name="P4">
“По-перше, вони не вірили, що тут буде спротив узагалі, по-друге, вони вірили,що стрімко висадяться, і літак за літаком будуть вивантажувати підрозділи, якіодразу будуть входити в Київ”, - сказав очільник ГУР.</text:p>
      <text:p text:style-name="P4">
За його словами, не останню роль в цьому зіграла і та інформація, якурозповсюджувала наша розвідка.</text:p>
      <text:p text:style-name="P4">
<text:span text:style-name="T4">
Читайте також:</text:span>
 <text:a xlink:type="simple" xlink:href="https://www.ukrinform.ua/rubric-ato/3711627-rosia-pocala-gotuvatisa-do-vijni-proti-ukraini-z-2007-roku-budanov.html" text:style-name="Internet_20_link" text:visited-style-name="Visited_20_Internet_20_Link">
 <text:span text:style-name="T4">
Буданов</text:span>
 </text:a>
</text:p>
      <text:p text:style-name="P4">
“Та, в яку вони хотіли вірити, вона все ж таки взяла гору. Чому говорили, щоросіяни тупі, не вірили, що все ж таки буде війна: вони не взяли з собоюпаливозаправники, у них танки зупинялися, не було підвозу припасів, харчів ,це все правда. Але ж правда все-таки інакша — їм треба було створити картинкумасованого наступу і безальтернативності здачі. І для створення картинкивходження цих колон. Так воно було. Ніхто не сподівався воювати, як уМаріуполі. Варіантів таких не було. Вони вірили, що ніхто не зможе створити їмсерйозну протидію, і вони зайдуть в урядовий квартал, змінять керівництво.Оскільки, на їхню думку, керівництво держави на цей час мало б кудись утекти,якщо ні — вони його знищили б”, - розповів Буданов.</text:p>
      <text:p text:style-name="P4">
Він додав, що росія протягом двох тижнів змінювала дату вторгнення. Остаточнуінформацію про напад о 4-й ранку 24 лютого Україна отримала приблизно о 15.00023 лютого.</text:p>
      <text:p text:style-name="P4">
<text:span text:style-name="T5">
Фото: EPA-EFE</text:span>
</text:p>
      <text:p text:style-name="P4">
Source: <text:a xlink:type="simple" xlink:href="https://www.ukrinform.ua/rubric-ato/3711632-budanov-visadka-v-gostomeli-ce-vzagali-buv-edinij-plan-rosii.html" text:style-name="Internet_20_link" text:visited-style-name="Visited_20_Internet_20_Link">
https://www.ukrinform.ua/rubric-ato/3711632-budanov-visadka-v-gostomeli-ce-vzagali-buv-edinij-plan-rosii.html</text:a>
</text:p>
      <!--NEWS-->
      <text:h text:style-name="P10" text:outline-level="1">
<text:span text:style-name="T4">
Ворог 17 разів обстріляв прикордоння Сумщини – загалом 131 вибух</text:span>
</text:h>
      <text:p text:style-name="P4">
Authors: Ukrinform (Person)</text:p>
      <text:p text:style-name="P4">
Publisher: Укринформ (Organization)</text:p>
      <text:p text:style-name="P4">
Published Time: 2023-05-19T22:42:00+03:00</text:p>
      <text:p text:style-name="P4">
Modified Time: 2023-05-19T22:42:00+03:00</text:p>
      <text:p text:style-name="P4">
Description: Російські війська 17 разів обстріляли прикордонні громади Сумської області, зафіксовано 131 вибух. — Укрінформ.</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Війна з Росією']</text:p>
      <text:p text:style-name="P4">
Type: Article</text:p>
      <!--METADATA-->
      <text:p text:style-name="P4">
<draw:frame draw:style-name="fr1" draw:name="Image258" text:anchor-type="as-char" svg:width="6.9236in" svg:height="3.956343in" draw:z-index="0">
<draw:image xlink:href="../Images/yкринформ/2023-05-19T22-42-00-03-00/630_360_1684337913-737.jpg" xlink:type="simple" xlink:show="embed" xlink:actuate="onLoad" draw:mime-type="image/jpeg"/>
</draw:frame>
 Російськівійська 17 разів обстріляли прикордонні громади Сумської області, зафіксовано131 вибух.</text:p>
      <text:p text:style-name="P4">
Як передає Укрінформ, про це Сумська обласна військова адміністраціяповідомляє у  <text:a xlink:type="simple" xlink:href="https://t.me/Sumy_news_ODA/16300" text:style-name="Internet_20_link" text:visited-style-name="Visited_20_Internet_20_Link">
</text:a>
 .</text:p>
      <text:p text:style-name="P4">
“Обстрілів зазнали Білопільська, Хотінська, Краснопільська, Юнаківська,Путивльська, Шалигинська, Великописарівська громади”, - йдеться уповідомленні.</text:p>
      <text:p text:style-name="P4">
Шалигинську громаду ворог обстрілював з автоматичного гранатомета, зафіксовано10 вибухів.</text:p>
      <text:p text:style-name="P4">
Путивльську громаду росіяни облістріляли з мінометів, зафіксовано три <text:a xlink:type="simple" xlink:href="https://www.ukrinform.ua/tag-obstril" text:style-name="Internet_20_link" text:visited-style-name="Visited_20_Internet_20_Link">
</text:a>
 .</text:p>
      <text:p text:style-name="P4">
Хотінську громаду агресор обстріляв з мінометів, випустивши три міни.Зруйновано житловий будинок.</text:p>
      <text:p text:style-name="P4">
<text:span text:style-name="T4">
Читайте також:</text:span>
 <text:a xlink:type="simple" xlink:href="https://www.ukrinform.ua/rubric-ato/3711572-ukrainska-aviacia-zavdala-12-udariv-po-miscah-skupcenna-voroga.html" text:style-name="Internet_20_link" text:visited-style-name="Visited_20_Internet_20_Link">
 <text:span text:style-name="T4">
Українська</text:span>
 <text:span text:style-name="T4">
авіація</text:span>
 <text:span text:style-name="T4">
завдала</text:span>
 <text:span text:style-name="T4">
ударів</text:span>
<text:span text:style-name="T4">
місцях</text:span>
 <text:span text:style-name="T4">
скупчення</text:span>
 <text:span text:style-name="T4">
ворога</text:span>
 </text:a>
</text:p>
      <text:p text:style-name="P4">
В Юнаківській громаді поблизу села Садки внаслідок скидання вибухівки збезпілотного літального апарата на автомобіль зі співробітниками акціонерноготовариства “Сумиобленерго” загинули три особи. Також громаду обстріляли зартилерії, випустивши 10 снарядів; реактивних систем залпового вогню,зафіксовано 34 вибухи та мінометів, випустивши 6 мін.</text:p>
      <text:p text:style-name="P4">
По Краснопільській громаді росіяни випустили з мінометів 14 мін. Також ворогобстріляв громаду з РСЗВ, здійснивши 20 ударів та артилерії (6 вибухів).</text:p>
      <text:p text:style-name="P4">
По Великописарівській громаді агресор здійснив обстріл з РСЗВ, зафіксовано 20вибухів.</text:p>
      <text:p text:style-name="P4">
Білопільську громаду росіяни обстріляли з артилерії, випустивши 6 снарядів.</text:p>
      <text:p text:style-name="P4">
Як повідомляв Укрінформ, російські війська у четвер, 18 травня, здійснили 10обстрілів прикордонних громад Сумської області.</text:p>
      <text:p text:style-name="P4">
Source: <text:a xlink:type="simple" xlink:href="https://www.ukrinform.ua/rubric-ato/3711636-vorog-17-raziv-obstrilav-prikordonna-sumsini-zagalom-131-vibuh.html" text:style-name="Internet_20_link" text:visited-style-name="Visited_20_Internet_20_Link">
https://www.ukrinform.ua/rubric-ato/3711636-vorog-17-raziv-obstrilav-prikordonna-sumsini-zagalom-131-vibuh.html</text:a>
</text:p>
      <!--NEWS-->
      <text:h text:style-name="P10" text:outline-level="1">
<text:span text:style-name="T4">
Данія готова навчати українських пілотів на F-16 - Стефанчук</text:span>
</text:h>
      <text:p text:style-name="P4">
Authors: Ukrinform (Person)</text:p>
      <text:p text:style-name="P4">
Publisher: Укринформ (Organization)</text:p>
      <text:p text:style-name="P4">
Published Time: 2023-05-19T22:45:00+03:00</text:p>
      <text:p text:style-name="P4">
Modified Time: 2023-05-19T22:45:00+03:00</text:p>
      <text:p text:style-name="P4">
Description: Данія висловила готовність навчати українських пілотів керувати винищувачами F-16. — Укрінформ.</text:p>
      <text:p text:style-name="P4">
Images: ["<text:a xlink:type="simple" xlink:href="https://static.ukrinform.com/photos/2023_05/thumb_files/630_360_1684525290-465.jpg" text:style-name="Internet_20_link" text:visited-style-name="Visited_20_Internet_20_Link">
630_360_16845...</text:a>
"]</text:p>
      <text:p text:style-name="P4">
Tags: ['Данія', 'Стефанчук', 'Війна з Росією', 'Коаліція винищувачів']</text:p>
      <text:p text:style-name="P4">
Type: Article</text:p>
      <!--METADATA-->
      <text:p text:style-name="P4">
<draw:frame draw:style-name="fr1" draw:name="Image259" text:anchor-type="as-char" svg:width="6.9236in" svg:height="3.956343in" draw:z-index="0">
<draw:image xlink:href="../Images/yкринформ/2023-05-19T22-45-00-03-00/630_360_1684525290-465.jpg" xlink:type="simple" xlink:show="embed" xlink:actuate="onLoad" draw:mime-type="image/jpeg"/>
</draw:frame>
 Даніявисловила готовність навчати українських пілотів керувати винищувачами F-16.</text:p>
      <text:p text:style-name="P4">
Про це Голова Верховної Ради Руслан Стефанчук повідомив у <text:a xlink:type="simple" xlink:href="https://www.facebook.com/stefanchuk.official" text:style-name="Internet_20_link" text:visited-style-name="Visited_20_Internet_20_Link">
</text:a>
 , передає Укрінформ.</text:p>
      <text:p text:style-name="P4">
«Гарні новини від наших данських друзів та партнерів. Данія готова навчатиукраїнських пілотів керувати винищувачами F-16!», - написав він.</text:p>
      <text:p text:style-name="P4">
За словами Стефанчука, Данія вже найближчим часом розпочинає обговорюватиконкретний план навчання наших пілотів, і «це буде пріоритетне завдання».</text:p>
      <text:p text:style-name="P4">
<text:span text:style-name="T4">
Читайте також:</text:span>
 <text:a xlink:type="simple" xlink:href="https://www.ukrinform.ua/rubric-ato/3711501-ukraina-rozrahovue-so-dania-priednaetsa-do-aviacijnoi-koalicii-stefancuk.html" text:style-name="Internet_20_link" text:visited-style-name="Visited_20_Internet_20_Link">
 </text:a>
</text:p>
      <text:p text:style-name="P4">
Голова ВР висловив вдячність в.о. міністра оборони Данії Троельсу ЛюндПоульсену, з яким сьогодні мав зустріч, за це рішення.</text:p>
      <text:p text:style-name="P4">
Як повідомлялося, Джо Байден запевнив лідерів «Групи семи», що <text:a xlink:type="simple" xlink:href="https://www.ukrinform.ua/rubric-polytics/3711542-navcanna-ukrainskih-pilotiv-na-f16-bajden-pidtverdiv-ucast-amerikanskih-instruktoriv.html" text:style-name="Internet_20_link" text:visited-style-name="Visited_20_Internet_20_Link">
</text:a>
 налітаках західного зразка, включно з F-16.</text:p>
      <text:p text:style-name="P4">
<text:span text:style-name="T5">
Фото: Руслан Стефанчук, Фейсбук</text:span>
</text:p>
      <text:p text:style-name="P4">
Source: <text:a xlink:type="simple" xlink:href="https://www.ukrinform.ua/rubric-ato/3711637-dania-gotova-navcati-ukrainskih-pilotiv-na-f16-stefancuk.html" text:style-name="Internet_20_link" text:visited-style-name="Visited_20_Internet_20_Link">
https://www.ukrinform.ua/rubric-ato/3711637-dania-gotova-navcati-ukrainskih-pilotiv-na-f16-stefancuk.html</text:a>
</text:p>
      <!--NEWS-->
      <text:h text:style-name="P10" text:outline-level="1">
<text:span text:style-name="T4">
Марченко зіграє із Сачком на турнірі АТР 250 у Швейцарії</text:span>
</text:h>
      <text:p text:style-name="P4">
Authors: Ukrinform (Person)</text:p>
      <text:p text:style-name="P4">
Publisher: Укринформ (Organization)</text:p>
      <text:p text:style-name="P4">
Published Time: 2023-05-19T22:51:53+03:00</text:p>
      <text:p text:style-name="P4">
Modified Time: 2023-05-19T22:51:53+03:00</text:p>
      <text:p text:style-name="P4">
Description: Українські тенісисти зустрінуться у першому раунді відбору до змагань у Женеві. — Укрінформ.</text:p>
      <text:p text:style-name="P4">
Images: ["<text:a xlink:type="simple" xlink:href="https://static.ukrinform.com/photos/2023_05/thumb_files/630_360_1684525817-589.jpeg" text:style-name="Internet_20_link" text:visited-style-name="Visited_20_Internet_20_Link">
630_360_16845...</text:a>
"]</text:p>
      <text:p text:style-name="P4">
Tags: ['Теніс', 'Марченко']</text:p>
      <text:p text:style-name="P4">
Type: Article</text:p>
      <!--METADATA-->
      <text:p text:style-name="P4">
<draw:frame draw:style-name="fr1" draw:name="Image260" text:anchor-type="as-char" svg:width="6.9236in" svg:height="3.956343in" draw:z-index="0">
<draw:image xlink:href="../Images/yкринформ/2023-05-19T22-51-53-03-00/630_360_1684525817-589.jpeg" xlink:type="simple" xlink:show="embed" xlink:actuate="onLoad" draw:mime-type="image/jpeg"/>
</draw:frame>
Українські тенісисти зустрінуться у першому раунді відбору до змагань уЖеневі.</text:p>
      <text:p text:style-name="P4">
Завтра, 20 травня, відбудеться матч першого раунду кваліфікації ґрунтовоготурніру серії АТР 250 у Женеві (Швейцарія) між українськими тенісистами ІллеюМарченком (АТР 321) та Віталієм Сачком (АТР 282), передає Укрінформ.</text:p>
      <text:p text:style-name="P4">
Раніше вони грали між собою в 2019 році в першому раунді на челенджері вІсманінгу (Німеччина). Тоді перемогу святкував Сачко. Гра завершилася зрахунком 7:6 (10:8), 6:3.</text:p>
      <text:p text:style-name="P4">
Поєдинок між Іллею та Віталієм заплановано на 15:00 за Києвом. Переможецьзустрічі у фіналі відбору зіграє з Алессандро Джаннессі (АТР 230) з Італії абоДенисом Євсєєвим (АТР 296) із Казахстану.</text:p>
      <text:p text:style-name="P4">
<text:span text:style-name="T4">
Читайте також:</text:span>
 <text:a xlink:type="simple" xlink:href="https://www.ukrinform.ua/rubric-sports/3711576-kalinina-peremogla-drugu-raketku-rosii-i-vperse-vistupit-u-finali-turniru-wta-v-rimi.html" text:style-name="Internet_20_link" text:visited-style-name="Visited_20_Internet_20_Link">
 <text:span text:style-name="T4">
Калініна</text:span>
 </text:a>
</text:p>
      <text:p text:style-name="P4">
Як повідомляв Укрінформ, Ангеліна Калініна вперше у кар'єрі зіграє фіналтурніру Жіночої тенісної асоціації (WTA) - Internazionali BNL d’Italia - уРимі (Італія)</text:p>
      <text:p text:style-name="P4">
Фото: btu.org.ua</text:p>
      <text:p text:style-name="P4">
Source: <text:a xlink:type="simple" xlink:href="https://www.ukrinform.ua/rubric-sports/3711638-marcenko-zigrae-iz-sackom-na-turniri-atr-250-u-svejcarii.html" text:style-name="Internet_20_link" text:visited-style-name="Visited_20_Internet_20_Link">
https://www.ukrinform.ua/rubric-sports/3711638-marcenko-zigrae-iz-sackom-na-turniri-atr-250-u-svejcarii.html</text:a>
</text:p>
      <!--NEWS-->
      <text:h text:style-name="P10" text:outline-level="1">
<text:span text:style-name="T4">
Наступ з Білорусі на Україну абсолютно нереальний - очільник ГУР</text:span>
</text:h>
      <text:p text:style-name="P4">
Authors: Ukrinform (Person)</text:p>
      <text:p text:style-name="P4">
Publisher: Укринформ (Organization)</text:p>
      <text:p text:style-name="P4">
Published Time: 2023-05-19T22:54:00+03:00</text:p>
      <text:p text:style-name="P4">
Modified Time: 2023-05-19T22:54:00+03:00</text:p>
      <text:p text:style-name="P4">
Description: Наступ з території Білорусі на Україну зараз є абсолютно нереальним. — Укрінформ.</text:p>
      <text:p text:style-name="P4">
Images: ["<text:a xlink:type="simple" xlink:href="https://static.ukrinform.com/photos/2023_05/thumb_files/630_360_1683451383-740.jpg" text:style-name="Internet_20_link" text:visited-style-name="Visited_20_Internet_20_Link">
630_360_16834...</text:a>
"]</text:p>
      <text:p text:style-name="P4">
Tags: ['Білорусь', 'Розвідка', 'Буданов']</text:p>
      <text:p text:style-name="P4">
Type: Article</text:p>
      <!--METADATA-->
      <text:p text:style-name="P4">
<draw:frame draw:style-name="fr1" draw:name="Image261" text:anchor-type="as-char" svg:width="6.9236in" svg:height="3.956343in" draw:z-index="0">
<draw:image xlink:href="../Images/yкринформ/2023-05-19T22-54-00-03-00/630_360_1683451383-740.jpg" xlink:type="simple" xlink:show="embed" xlink:actuate="onLoad" draw:mime-type="image/jpeg"/>
</draw:frame>
 Наступ зтериторії Білорусі на Україну зараз є абсолютно нереальним.</text:p>
      <text:p text:style-name="P4">
Про це начальник Головного управління розвідки Міністерства оборони УкраїниКирило Буданов сказав в інтерв’ю спецпроєкту Дмитра Комарова «Рік. За кадром»,передає Укрінформ.</text:p>
      <text:p text:style-name="P4">
"Станом на зараз це абсолютно нереально. Цього не буде, і в планах нема", -сказав Буданов.</text:p>
      <text:p text:style-name="P4">
Він зазначив, що запуск чуток про наступ на Україну з Білорусі є спеціальнимиінформаційними атаками <text:a xlink:type="simple" xlink:href="https://www.ukrinform.ua/tag-rosia" text:style-name="Internet_20_link" text:visited-style-name="Visited_20_Internet_20_Link">
 </text:a>
 . "Стабільнораз в три тижні з'являються матеріали, які підкріплені якимись експертами,фактами, хтось на щось посилається...", - сказав начальник ГУР.</text:p>
      <text:p text:style-name="P4">
<text:span text:style-name="T4">
Читайте також:</text:span>
 <text:a xlink:type="simple" xlink:href="https://www.ukrinform.ua/rubric-ato/3709444-na-teritorii-bilorusi-perebuvae-blizko-25-tisaci-vijskovih-rf.html" text:style-name="Internet_20_link" text:visited-style-name="Visited_20_Internet_20_Link">
 <text:span text:style-name="T4">
білорус</text:span>
 </text:a>
</text:p>
      <text:p text:style-name="P4">
Буданов наголосив, що українцям боятися наступу з боку Білорусі в найближчітерміни не варто.</text:p>
      <text:p text:style-name="P4">
Як повідомляв Укрінформ, станом на середину травня, ситуація на кордоні зБілоруссю залишається повністю контрольованою. На території РБ наразіперебувають близько 2,5 тисячі російських військових.</text:p>
      <text:p text:style-name="P4">
_ Фото: Yurii Stefanyak/Global Images Ukraine via Getty Images  _</text:p>
      <text:p text:style-name="P4">
Source: <text:a xlink:type="simple" xlink:href="https://www.ukrinform.ua/rubric-ato/3711639-nastup-z-bilorusi-na-ukrainu-absolutno-nerealnij-ocilnik-gur.html" text:style-name="Internet_20_link" text:visited-style-name="Visited_20_Internet_20_Link">
https://www.ukrinform.ua/rubric-ato/3711639-nastup-z-bilorusi-na-ukrainu-absolutno-nerealnij-ocilnik-gur.html</text:a>
</text:p>
      <!--NEWS-->
      <text:h text:style-name="P10" text:outline-level="1">
<text:span text:style-name="T4">
Кулеба: Португалія приєдналася до авіаційної коаліції</text:span>
</text:h>
      <text:p text:style-name="P4">
Authors: Ukrinform (Person)</text:p>
      <text:p text:style-name="P4">
Publisher: Укринформ (Organization)</text:p>
      <text:p text:style-name="P4">
Published Time: 2023-05-19T22:59:00+03:00</text:p>
      <text:p text:style-name="P4">
Modified Time: 2023-05-19T22:59:00+03:00</text:p>
      <text:p text:style-name="P4">
Description: Глава МЗС Дмитро Кулеба заявив, що Португалія приєдналася до авіаційної коаліції та готова тренувати українських пілотів і механіків. — Укрінформ.</text:p>
      <text:p text:style-name="P4">
Images: ["<text:a xlink:type="simple" xlink:href="https://static.ukrinform.com/photos/2023_05/thumb_files/630_360_1684526236-731.jpeg" text:style-name="Internet_20_link" text:visited-style-name="Visited_20_Internet_20_Link">
630_360_16845...</text:a>
", "<text:a xlink:type="simple" xlink:href="https://static.ukrinform.com/photos/2023_05/1684526236-253.jpeg" text:style-name="Internet_20_link" text:visited-style-name="Visited_20_Internet_20_Link">
1684526236-25...</text:a>
"]</text:p>
      <text:p text:style-name="P4">
Tags: ['Дмитро Кулеба', 'Португалія', 'Війна з Росією', 'Авіаційна коаліція']</text:p>
      <text:p text:style-name="P4">
Type: Article</text:p>
      <!--METADATA-->
      <text:p text:style-name="P4">
<draw:frame draw:style-name="fr1" draw:name="Image262" text:anchor-type="as-char" svg:width="6.9236in" svg:height="3.956343in" draw:z-index="0">
<draw:image xlink:href="../Images/yкринформ/2023-05-19T22-59-00-03-00/630_360_1684526236-731.jpeg" xlink:type="simple" xlink:show="embed" xlink:actuate="onLoad" draw:mime-type="image/jpeg"/>
</draw:frame>
 Глава МЗСДмитро Кулеба заявив, що Португалія приєдналася до авіаційної коаліції таготова тренувати українських пілотів і механіків.</text:p>
      <text:p text:style-name="P4">
Про це повідомляє <text:a xlink:type="simple" xlink:href="https://mfa.gov.ua/news/dmitro-kuleba-portugaliya-priyednalasya-do-aviacijnoyi-koaliciyi-gotova-trenuvati-ukrayinskih-pilotiv-i-mehanikiv" text:style-name="Internet_20_link" text:visited-style-name="Visited_20_Internet_20_Link">
 </text:a>
, передає Укрінформ.</text:p>
      <text:p text:style-name="P4">
Під час візиту до Лісабона Дмитро Кулеба провів переговори з португальськимколегою Жоау Гомешем Кравіньо та міністеркою оборони Еленою Каррейраш.</text:p>
      <text:p text:style-name="P4">
Глава української дипломатії детально розповів португальським партнерам проситуацію на фронті та окреслив військові потреби України для ефективноїоборони та контрнаступальних операцій.</text:p>
      <text:p text:style-name="P4">
<draw:frame draw:style-name="fr1" draw:name="Image263" text:anchor-type="as-char" svg:width="6.9236in" svg:height="5.187958in" draw:z-index="0">
<draw:image xlink:href="../Images/yкринформ/2023-05-19T22-59-00-03-00/1684526236-253.jpeg" xlink:type="simple" xlink:show="embed" xlink:actuate="onLoad" draw:mime-type="image/jpeg"/>
</draw:frame>
</text:p>
      <text:p text:style-name="P4">
«Португалія продемонструвала лідерство, долучившись до танкової коаліції.Враховуючи інтенсифікацію російських ракетних обстрілів українських міст ісіл, критично важливо, аби Україна мала спроможність скинути Росію зукраїнського неба», - наголосив міністр.</text:p>
      <text:p text:style-name="P4">
У цьому звʼязку Дмитро Кулеба висловив вдячність уряду Португалії за рішенняприєднатися до авіаційної коаліції шляхом тренування українських пілотів тамеханіків на бойових літаках західного типу.</text:p>
      <text:p text:style-name="P4">
Зазначається, що португальська сторона також підтвердила готовність надаліпідтримувати Україну на її шляху до членства в Європейському Союзі.</text:p>
      <text:p text:style-name="P4">
Глави МЗС скоординували позиції в контексті підготовки до саміту НАТО уВільнюсі. <text:a xlink:type="simple" xlink:href="https://www.ukrinform.ua/tag-kuleba" text:style-name="Internet_20_link" text:visited-style-name="Visited_20_Internet_20_Link">
 </text:a>
 підкреслив важливістьухвалення лідерами Альянсу політичного рішення про визначення алгоритму вступуУкраїни в НАТО.</text:p>
      <text:p text:style-name="P4">
<text:span text:style-name="T4">
Читайте також:</text:span>
 <text:a xlink:type="simple" xlink:href="https://www.ukrinform.ua/rubric-polytics/3711071-vstup-u-nato-aviacijna-koalicia-i-sankcii-kuleba-nazvav-klucovi-naprami-konsolidacii-partneriv.html" text:style-name="Internet_20_link" text:visited-style-name="Visited_20_Internet_20_Link">
 <text:span text:style-name="T4">
Кулеба</text:span>
 </text:a>
</text:p>
      <text:p text:style-name="P4">
Окрім того, міністри обговорили притягнення Росії та її керівництва довідповідальності за злочини проти України, зокрема створення спеціальноготрибуналу щодо злочину агресії.</text:p>
      <text:p text:style-name="P4">
«Дмитро Кулеба також приділив окрему увагу Формулі миру Президента ВолодимираЗеленського як шляху до встановлення справедливого та довготривалого миру вУкраїні, розширення кола її підтримки, зокрема за рахунок приєднання країнГлобального Півдня», - зазначають у МЗС.</text:p>
      <text:p text:style-name="P4">
Як повідомлялося, Данія висловила готовність навчати українських пілотівкерувати винищувачами F-16.</text:p>
      <text:p text:style-name="P4">
<text:span text:style-name="T5">
Фото: МЗС</text:span>
</text:p>
      <text:p text:style-name="P4">
Source: <text:a xlink:type="simple" xlink:href="https://www.ukrinform.ua/rubric-ato/3711641-kuleba-portugalia-priednalasa-do-aviacijnoi-koalicii.html" text:style-name="Internet_20_link" text:visited-style-name="Visited_20_Internet_20_Link">
https://www.ukrinform.ua/rubric-ato/3711641-kuleba-portugalia-priednalasa-do-aviacijnoi-koalicii.html</text:a>
</text:p>
      <!--NEWS-->
      <text:h text:style-name="P10" text:outline-level="1">
<text:span text:style-name="T4">
Гендиректор МАГАТЕ закликав не використовувати ЗАЕС як військову базу</text:span>
</text:h>
      <text:p text:style-name="P4">
Authors: Ukrinform (Person)</text:p>
      <text:p text:style-name="P4">
Publisher: Укринформ (Organization)</text:p>
      <text:p text:style-name="P4">
Published Time: 2023-05-19T23:02:44+03:00</text:p>
      <text:p text:style-name="P4">
Modified Time: 2023-05-19T23:02:44+03:00</text:p>
      <text:p text:style-name="P4">
Description: Генеральний директор Міжнародного агентства з атомної енергії Рафаель Маріано Гроссі закликав не використовувати окуповану Росією Запорізьку атомну електростанцію як військову базу. — Укрінформ.</text:p>
      <text:p text:style-name="P4">
Images: ["<text:a xlink:type="simple" xlink:href="https://static.ukrinform.com/photos/2022_09/thumb_files/630_360_1662657925-767.jpg" text:style-name="Internet_20_link" text:visited-style-name="Visited_20_Internet_20_Link">
630_360_16626...</text:a>
"]</text:p>
      <text:p text:style-name="P4">
Tags: ['МАГАТЕ', 'Запорізька АЕС', 'Війна з Росією']</text:p>
      <text:p text:style-name="P4">
Type: Article</text:p>
      <!--METADATA-->
      <text:p text:style-name="P4">
<draw:frame draw:style-name="fr1" draw:name="Image264" text:anchor-type="as-char" svg:width="6.9236in" svg:height="3.956343in" draw:z-index="0">
<draw:image xlink:href="../Images/yкринформ/2023-05-19T23-02-44-03-00/630_360_1662657925-767.jpg" xlink:type="simple" xlink:show="embed" xlink:actuate="onLoad" draw:mime-type="image/jpeg"/>
</draw:frame>
Генеральний директор Міжнародного агентства з атомної енергії Рафаель МаріаноГроссі закликав не використовувати окуповану Росією Запорізьку атомнуелектростанцію як військову базу.</text:p>
      <text:p text:style-name="P4">
Як передає Укрінформ, відповідна заява Гроссі розміщена на  <text:a xlink:type="simple" xlink:href="https://www.iaea.org/newscenter/pressreleases/update-158-iaea-director-general-statement-on-situation-in-ukraine" text:style-name="Internet_20_link" text:visited-style-name="Visited_20_Internet_20_Link">
</text:a>
 .</text:p>
      <text:p text:style-name="P4">
"Це дуже просто: не стріляти по станції і не використовувати її як військовубазу. В інтересах усіх домовитися про набір принципів для захисту станції підчас конфлікту", - сказав він.</text:p>
      <text:p text:style-name="P4">
За словами гендиректора МАГАТЕ, він веде інтенсивні переговори з усімазацікавленими сторонами для забезпечення безпеки ЗАЕС і запобігання ризикусерйозної ядерної аварії на континенті.</text:p>
      <text:p text:style-name="P4">
У заяві також повідомляється, що у п’ятницю вранці під артилерійський обстрілпотрапила місцевість поблизу міста Енергодар, у якому проживає більшістьперсоналу Запорізької ЗАЕС, що "свідчить про загострення воєнної ситуації врегіоні".</text:p>
      <text:p text:style-name="P4">
<text:span text:style-name="T4">
Читайте також:</text:span>
 <text:a xlink:type="simple" xlink:href="https://www.ukrinform.ua/rubric-economy/3708516-magate-planue-predstaviti-ugodu-sodo-zaes-cogo-misaca.html" text:style-name="Internet_20_link" text:visited-style-name="Visited_20_Internet_20_Link">
 <text:span text:style-name="T4">
МАГАТЕ</text:span>
 </text:a>
</text:p>
      <text:p text:style-name="P4">
"Експерти МАГАТЕ, присутні на Запорізькій АЕС, яка розташована всього вдекількох кілометрах від Енергодара, поінформували штаб-квартиру, що самастанція не постраждала, але близькість інциденту ще раз підкреслила існуючузагрозу ядерній безпеці, на тлі посилення спекуляцій щодо майбутніх військовихоперацій в регіоні", - йдеться у заяві.</text:p>
      <text:p text:style-name="P4">
У ній також зазначається, що після повномасштабного вторгнення РФ в Українувідбулося значне скорочення персоналу <text:a xlink:type="simple" xlink:href="https://www.ukrinform.ua/tag-zaporizka-aes" text:style-name="Internet_20_link" text:visited-style-name="Visited_20_Internet_20_Link">
 </text:a>
 , а працівники станції та їхні сім'ї опинилися в надзвичайноскладних і стресових умовах у прифронтовому регіоні.</text:p>
      <text:p text:style-name="P4">
"Нещодавня евакуація деяких мешканців Енергодару додала невизначеності щодокадрової ситуації, а експерти МАГАТЕ на початку цього місяця зафіксувалиподальше скорочення штату станції до мінімально необхідного персоналу. Проте,15 травня регулярний щоденний персонал повернувся на станцію і продовжувавпрацювати протягом тижня. Хоча чисельність персоналу все ще значно нижча задоконфліктний рівень", - повідомили в МАГАТЕ.</text:p>
      <text:p text:style-name="P4">
<text:span text:style-name="T4">
Читайте також:</text:span>
 <text:a xlink:type="simple" xlink:href="https://www.ukrinform.ua/rubric-ato/3711397-militarizacia-zaporizkoi-aes-lideri-grupi-semi-zasudili-dii-rosii.html" text:style-name="Internet_20_link" text:visited-style-name="Visited_20_Internet_20_Link">
 </text:a>
</text:p>
      <text:p text:style-name="P4">
Експерти Агентства також продовжують стежити за висотою Каховськоговодосховища, яке забезпечує ЗАЕС водою для охолодження. Зазначається, щовисота водосховища значно зросла за останній місяць і 6 травня досяглаісторичного максимуму – 17,12 метра, що викликало занепокоєння з приводу того,що високий рівень води може негативно вплинути на станцію. "Наразі висотастабільна і становить 17,06 метрів. Рівень майданчика ЗАЕС становить 22 метри,що приблизно на п'ять метрів вище поточної висоти водосховища", - йдеться узаяві.</text:p>
      <text:p text:style-name="P4">
Як повідомляв Укрінформ, лідери країн "Групи семи" на саміті в Хіросіміухвалили окрему заяву щодо України, в якій підтримали зусилля МАГАТЕ ізврегулювання ситуації навколо Запорізької АЕС та назвали "безвідповідальними"дії Росії з мілітаризації атомної станції.</text:p>
      <text:p text:style-name="P4">
_ Фото: Fredrik Dahl / IAEA  _</text:p>
      <text:p text:style-name="P4">
Source: <text:a xlink:type="simple" xlink:href="https://www.ukrinform.ua/rubric-ato/3711642-gendirektor-magate-zaklikav-ne-vikoristovuvati-zaes-ak-vijskovu-bazu.html" text:style-name="Internet_20_link" text:visited-style-name="Visited_20_Internet_20_Link">
https://www.ukrinform.ua/rubric-ato/3711642-gendirektor-magate-zaklikav-ne-vikoristovuvati-zaes-ak-vijskovu-bazu.html</text:a>
</text:p>
      <!--NEWS-->
      <text:h text:style-name="P10" text:outline-level="1">
<text:span text:style-name="T4">
Останні пів року на офіційні заходи їздять двійники Путіна – Буданов</text:span>
</text:h>
      <text:p text:style-name="P4">
Authors: Ukrinform (Person)</text:p>
      <text:p text:style-name="P4">
Publisher: Укринформ (Organization)</text:p>
      <text:p text:style-name="P4">
Published Time: 2023-05-19T23:18:13+03:00</text:p>
      <text:p text:style-name="P4">
Modified Time: 2023-05-19T23:18:13+03:00</text:p>
      <text:p text:style-name="P4">
Description: Путін точно розпочинав війну з Україною, але останні пів року навіть на офіційні заходи їздять двійники. — Укрінформ.</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Розвідка', 'Буданов']</text:p>
      <text:p text:style-name="P4">
Type: Article</text:p>
      <!--METADATA-->
      <text:p text:style-name="P4">
<draw:frame draw:style-name="fr1" draw:name="Image265" text:anchor-type="as-char" svg:width="6.9236in" svg:height="3.956343in" draw:z-index="0">
<draw:image xlink:href="../Images/yкринформ/2023-05-19T23-18-13-03-00/630_360_1684527299-380.jpeg" xlink:type="simple" xlink:show="embed" xlink:actuate="onLoad" draw:mime-type="image/jpeg"/>
</draw:frame>
 Путінточно розпочинав війну з Україною, але останні пів року навіть на офіційнізаходи їздять двійники.</text:p>
      <text:p text:style-name="P4">
Про це начальник Головного управління розвідки Міністерства оборони УкраїниКирило Буданов сказав в інтерв’ю спецпроєкту Дмитра Комарова «Рік. За кадром»,передає Укрінформ.</text:p>
      <text:p text:style-name="P4">
“Можу вам точно сказати, що Путін існував. Чи існує зараз? Давайте почекаємо.Думаю всі побачать правду. В будь якому разі він був досить хворий ще у 2021році, у нього були досить серйозні проблеми зі здоров’ям”, - сказав Буданов.</text:p>
      <text:p text:style-name="P4">
Керівник ГУР додав, що у <text:a xlink:type="simple" xlink:href="https://www.ukrinform.ua/tag-putin" text:style-name="Internet_20_link" text:visited-style-name="Visited_20_Internet_20_Link">
 </text:a>
 дуже багаторізних страхів, фобій і розвинулися вони не просто так.</text:p>
      <text:p text:style-name="P4">
“Він не довіряє своєму оточенню, він боїться внутрішнього перевороту, вінбоїться втратити силу, що так само призведе до перевороту, боїться що йогохтось отруїть. З цим пов’язані всі його основні жахи. У нього є багатодвійників, це відомий факт ”, - сказав Буданов.</text:p>
      <text:p text:style-name="P4">
За його словами, останні пів року на офіційні заходи їздить точно не президентРФ.</text:p>
      <text:p text:style-name="P4">
<text:span text:style-name="T4">
Читайте також:</text:span>
 <text:a xlink:type="simple" xlink:href="https://www.ukrinform.ua/rubric-ato/3605003-putin-mae-prinajmni-troh-dvijnikiv-rozvidka.html" text:style-name="Internet_20_link" text:visited-style-name="Visited_20_Internet_20_Link">
 <text:span text:style-name="T4">
двійник</text:span>
 </text:a>
</text:p>
      <text:p text:style-name="P4">
“Яка причина цього? Причин може бути багато. Живий він чи мертвий. Існує такзваний колективний Путін. Чи живий він зараз чи ні, в принципі це ні на що невпливає. В Росії є чітко виражені, як кажуть, дві башти Кремля, вони тягаютьсяхто переможе, а цей колективний путін має балансувати ці сили, щоб ні одна зних не брала гору. Бо якщо візьме одна, це одностайно призведе до певноївидозміни”, - сказав Буданов.</text:p>
      <text:p text:style-name="P4">
Він підкреслив, що Путін точно розпочинав війну з Україною.</text:p>
      <text:p text:style-name="P4">
“Чи закінчить він ії, я не знаю”, - сказав Буданов.</text:p>
      <text:p text:style-name="P4">
Як повідомляв Укрінформ, за даними розвідки активно  <text:a xlink:type="simple" xlink:href="https://www.ukrinform.ua/rubric-ato/3711627-rosia-pocala-gotuvatisa-do-vijni-proti-ukraini-z-2007-roku-budanov.html" text:style-name="Internet_20_link" text:visited-style-name="Visited_20_Internet_20_Link">
</text:a>
 .</text:p>
      <text:p text:style-name="P4">
_ Фото: ГУР Міноборони  _</text:p>
      <text:p text:style-name="P4">
Source: <text:a xlink:type="simple" xlink:href="https://www.ukrinform.ua/rubric-ato/3711644-ostanni-piv-roku-na-oficijni-zahodi-izdat-dvijniki-putina-budanov.html" text:style-name="Internet_20_link" text:visited-style-name="Visited_20_Internet_20_Link">
https://www.ukrinform.ua/rubric-ato/3711644-ostanni-piv-roku-na-oficijni-zahodi-izdat-dvijniki-putina-budanov.html</text:a>
</text:p>
      <!--NEWS-->
      <text:h text:style-name="P10" text:outline-level="1">
<text:span text:style-name="T4">
Росія торік витратила на пропаганду у медіа $1,9 мільярда</text:span>
</text:h>
      <text:p text:style-name="P4">
Authors: Ukrinform (Person)</text:p>
      <text:p text:style-name="P4">
Publisher: Укринформ (Organization)</text:p>
      <text:p text:style-name="P4">
Published Time: 2023-05-19T23:23:00+03:00</text:p>
      <text:p text:style-name="P4">
Modified Time: 2023-05-19T23:23:00+03:00</text:p>
      <text:p text:style-name="P4">
Description: Протягом 2022 року росія витратила на просування пропаганди через державні медіа $1,9 млрд замість запланованих $1,5 млрд. 50% бюджету спрямовано на RT, ВГТРК та медіагрупу "Росія сьогодні". — Укрінформ.</text:p>
      <text:p text:style-name="P4">
Images: ["<text:a xlink:type="simple" xlink:href="https://static.ukrinform.com/photos/2021_03/thumb_files/630_360_1615897721-478.jpg" text:style-name="Internet_20_link" text:visited-style-name="Visited_20_Internet_20_Link">
630_360_16158...</text:a>
"]</text:p>
      <text:p text:style-name="P4">
Tags: ['Пропаганда', 'ЗМІ', 'Росія']</text:p>
      <text:p text:style-name="P4">
Type: Article</text:p>
      <!--METADATA-->
      <text:p text:style-name="P4">
<draw:frame draw:style-name="fr1" draw:name="Image266" text:anchor-type="as-char" svg:width="6.9236in" svg:height="3.956343in" draw:z-index="0">
<draw:image xlink:href="../Images/yкринформ/2023-05-19T23-23-00-03-00/630_360_1615897721-478.jpg" xlink:type="simple" xlink:show="embed" xlink:actuate="onLoad" draw:mime-type="image/jpeg"/>
</draw:frame>
 Протягом2022 року росія витратила на просування пропаганди через державні медіа $1,9млрд замість запланованих $1,5 млрд. 50% бюджету спрямовано на RT, ВГТРК тамедіагрупу "Росія сьогодні".</text:p>
      <text:p text:style-name="P4">
Про це повідомила засновниця ініціативи "НотаЄнота" Альона Романюк зпосиланням на дослідження проєкту <text:a xlink:type="simple" xlink:href="https://www.debunk.org/about" text:style-name="Internet_20_link" text:visited-style-name="Visited_20_Internet_20_Link">
 </text:a>
 <text:a xlink:type="simple" xlink:href="https://www.debunk.org/about" text:style-name="Internet_20_link" text:visited-style-name="Visited_20_Internet_20_Link">
</text:a>
 у коментарі Укрінформу.</text:p>
      <text:p text:style-name="P4">
"Цю цифру вирахували аналітики проєкту Debunk у своїй великій <text:a xlink:type="simple" xlink:href="https://www.debunk.org/kremlin-spent-1-9-billion-usd-on-propaganda-last-year-the-budget-exceeded-by-a-quarter" text:style-name="Internet_20_link" text:visited-style-name="Visited_20_Internet_20_Link">
</text:a>
 <text:a xlink:type="simple" xlink:href="https://www.debunk.org/kremlin-spent-1-9-billion-usd-on-propaganda-last-year-the-budget-exceeded-by-a-quarter" text:style-name="Internet_20_link" text:visited-style-name="Visited_20_Internet_20_Link">
 </text:a>
 Вони вказують на те, що Кремль мав витратити на пропаганду $1,5 млрд,але, за усіма доказами, наявними у публічному доступі, можна нарахувати $1,9млрд. Водночас треба зважати, що ці кошти було спрямовано тільки на державнімедіа. У цю суму не входять соціальні мережі, пропаганда через кіно,ботоферми, витрати на пропаганду через освіту", - зазначила вона.</text:p>
      <text:p text:style-name="P4">
Експертка підкреслила, що понад 50% цих коштів пішло на RT , на ВГТРК(Всеросійську державну телевізійну і радіомовну компанію) та на медіагрупу"Росія сьогодні". Водночас дослідження виявило тренд, за яким бюджет напропаганду збільшувався із року в рік.</text:p>
      <text:p text:style-name="P4">
Романюк також зауважила, що підрахувати повну суму коштів, які уряд <text:a xlink:type="simple" xlink:href="https://www.ukrinform.ua/tag-rosia" text:style-name="Internet_20_link" text:visited-style-name="Visited_20_Internet_20_Link">
</text:a>
 спрямував на поширення пропаганди,неможливо, оскільки не всі кошти відображені у відкритих джерелах.</text:p>
      <text:p text:style-name="P4">
"Наприклад, окрім Фонду кіно, інші джерела також можуть спонсоруватипропаганду у фільмах. А ті ж ботоферми - вони ж не позначені в бюджеті, алекошти на них виділяються неабиякі", - сказала експертка.</text:p>
      <text:p text:style-name="P4">
<text:span text:style-name="T4">
Читайте також:</text:span>
 <text:a xlink:type="simple" xlink:href="https://www.ukrinform.ua/rubric-economy/3635107-sankcii-proti-rosii-u-ssa-prognozuut-skorocenna-ekonomiki-rf-na-20-do-2030-roku.html" text:style-name="Internet_20_link" text:visited-style-name="Visited_20_Internet_20_Link">
 </text:a>
</text:p>
      <text:p text:style-name="P4">
На думку Романюк, складно оцінити ефективність пропаганди, оскільки дослідженьнаразі на цю тематику немає.</text:p>
      <text:p text:style-name="P4">
"Складно сказати про ефективність, бо зараз немає відповідних досліджень.Однак із того, що ми бачимо, багато політиків, експертів та медіа почастипропускають наративи російської пропаганди. Наприклад, Netflix назвав ЯрославаМудрого "правителем Північної Росії". Те, що російські меседжі діють тавпливають на думки та погляди людей не лише в Росії, а в Україні і світі, цедійсно є", - сказала вона.</text:p>
      <text:p text:style-name="P4">
Як повідомляв Укрінформ, одним із заходів «Інформаційного Рамштайну» можестати створення єдиної медіаплатформи, де будуть зібрані розслідуваннянаціональних і зарубіжних медіа з приводу російських злочинів в Україні.</text:p>
      <text:p text:style-name="P4">
Source: <text:a xlink:type="simple" xlink:href="https://www.ukrinform.ua/rubric-world/3711327-rosia-torik-vitratila-na-propagandu-u-media-19-milarda.html" text:style-name="Internet_20_link" text:visited-style-name="Visited_20_Internet_20_Link">
https://www.ukrinform.ua/rubric-world/3711327-rosia-torik-vitratila-na-propagandu-u-media-19-milarda.html</text:a>
</text:p>
      <!--NEWS-->
      <text:h text:style-name="P10" text:outline-level="1">
<text:span text:style-name="T4">
Керівник ГУР: На території Росії з'являться нові державні утворення</text:span>
</text:h>
      <text:p text:style-name="P4">
Authors: Ukrinform (Person)</text:p>
      <text:p text:style-name="P4">
Publisher: Укринформ (Organization)</text:p>
      <text:p text:style-name="P4">
Published Time: 2023-05-19T23:29:00+03:00</text:p>
      <text:p text:style-name="P4">
Modified Time: 2023-05-19T23:29:00+03:00</text:p>
      <text:p text:style-name="P4">
Description: На думку керівник ГУР Міноборони Кирила Буданова, що більше поразок зазнаватиме Росія, то швидше почнеться процес її видозмінення. — Укрінформ.</text:p>
      <text:p text:style-name="P4">
Images: ["<text:a xlink:type="simple" xlink:href="https://static.ukrinform.com/photos/2021_04/thumb_files/630_360_1617996732-836.jpg" text:style-name="Internet_20_link" text:visited-style-name="Visited_20_Internet_20_Link">
630_360_16179...</text:a>
"]</text:p>
      <text:p text:style-name="P4">
Tags: ['Росія', 'Буданов', 'Війна з Росією']</text:p>
      <text:p text:style-name="P4">
Type: Article</text:p>
      <!--METADATA-->
      <text:p text:style-name="P4">
<draw:frame draw:style-name="fr1" draw:name="Image267" text:anchor-type="as-char" svg:width="6.9236in" svg:height="3.956343in" draw:z-index="0">
<draw:image xlink:href="../Images/yкринформ/2023-05-19T23-29-00-03-00/630_360_1617996732-836.jpg" xlink:type="simple" xlink:show="embed" xlink:actuate="onLoad" draw:mime-type="image/jpeg"/>
</draw:frame>
 На думкукерівник ГУР Міноборони Кирила Буданова, що більше поразок зазнаватиме Росія,то швидше почнеться процес її видозмінення.</text:p>
      <text:p text:style-name="P4">
Про це Буданов сказав в інтерв’ю в рамках спецпроєкту Дмитра Комарова «Рік. Закадром», передає Укрінформ.</text:p>
      <text:p text:style-name="P4">
«Росія видозміниться... Чи з'являться на її території нові державні утворення?З'являться. І росіяни чудово про це знають», - переконаний Буданов.</text:p>
      <text:p text:style-name="P4">
Він зазначив: що більше буде поразок у РФ, то швидше почнеться процес їївидозмінення. За словами очільника ГУР, світові не потрібна <text:a xlink:type="simple" xlink:href="https://www.ukrinform.ua/tag-rosia" text:style-name="Internet_20_link" text:visited-style-name="Visited_20_Internet_20_Link">
</text:a>
 в такому вигляді, в якому вона є зараз.</text:p>
      <text:p text:style-name="P4">
<text:span text:style-name="T4">
Читайте також:</text:span>
 <text:a xlink:type="simple" xlink:href="https://www.ukrinform.ua/rubric-ato/3710134-budanov-80-zaav-prigozina-e-cistou-pravdou.html" text:style-name="Internet_20_link" text:visited-style-name="Visited_20_Internet_20_Link">
 <text:span text:style-name="T4">
Буданов</text:span>
 </text:a>
</text:p>
      <text:p text:style-name="P4">
Як повідомлялося, Буданов заявив, що Росія почала готуватися до агресії протиУкраїни ще з 2007 року, а розпочати повномасштабне вторгнення планувала вберезні 2021-го.</text:p>
      <text:p text:style-name="P4">
Source: <text:a xlink:type="simple" xlink:href="https://www.ukrinform.ua/rubric-ato/3711647-kerivnik-gur-na-teritorii-rosii-zavlatsa-novi-derzavni-utvorenna.html" text:style-name="Internet_20_link" text:visited-style-name="Visited_20_Internet_20_Link">
https://www.ukrinform.ua/rubric-ato/3711647-kerivnik-gur-na-teritorii-rosii-zavlatsa-novi-derzavni-utvorenna.html</text:a>
</text:p>
      <!--NEWS-->
      <text:h text:style-name="P10" text:outline-level="1">
<text:span text:style-name="T4">
«Коаліція винищувачів» украй важлива для порятунку тисяч життів цивільних - глава ОП</text:span>
</text:h>
      <text:p text:style-name="P4">
Authors: Ukrinform (Person)</text:p>
      <text:p text:style-name="P4">
Publisher: Укринформ (Organization)</text:p>
      <text:p text:style-name="P4">
Published Time: 2023-05-19T23:36:00+03:00</text:p>
      <text:p text:style-name="P4">
Modified Time: 2023-05-19T23:36:00+03:00</text:p>
      <text:p text:style-name="P4">
Description: Рішення різних країн підтримати міжнародну коаліцію винищувачів є вкрай важливим для порятунку тисяч життів цивільних українців та перемоги над безжальним російським агресором. — Укрінформ.</text:p>
      <text:p text:style-name="P4">
Images: ["<text:a xlink:type="simple" xlink:href="https://static.ukrinform.com/photos/2022_10/thumb_files/630_360_1667055046-635.jpeg" text:style-name="Internet_20_link" text:visited-style-name="Visited_20_Internet_20_Link">
630_360_16670...</text:a>
"]</text:p>
      <text:p text:style-name="P4">
Tags: ['Літак', 'Єрмак', 'Війна з Росією', 'Коаліція винищувачів']</text:p>
      <text:p text:style-name="P4">
Type: Article</text:p>
      <!--METADATA-->
      <text:p text:style-name="P4">
<draw:frame draw:style-name="fr1" draw:name="Image268" text:anchor-type="as-char" svg:width="6.9236in" svg:height="3.956343in" draw:z-index="0">
<draw:image xlink:href="../Images/yкринформ/2023-05-19T23-36-00-03-00/630_360_1667055046-635.jpeg" xlink:type="simple" xlink:show="embed" xlink:actuate="onLoad" draw:mime-type="image/jpeg"/>
</draw:frame>
 Рішеннярізних країн підтримати міжнародну коаліцію винищувачів є вкрай важливим дляпорятунку тисяч життів цивільних українців та перемоги над безжальнимросійським агресором.</text:p>
      <text:p text:style-name="P4">
Про це в <text:a xlink:type="simple" xlink:href="https://t.me/ermaka2022/2723" text:style-name="Internet_20_link" text:visited-style-name="Visited_20_Internet_20_Link">
</text:a>
 повідомив керівник Офісу Президента Андрій Єрмак, передає Укрінформ.</text:p>
      <text:p text:style-name="P4">
Він відзначив, що вже зараз формується міжнародна коаліція для наданнявинищувачів Україні. Об’єднаними зусиллями українських пілотів готуватимуть,Повітряні Сили забезпечуватимуть літаками.</text:p>
      <text:p text:style-name="P4">
«Ми вдячні демократичним країнам, які допомагають захищати наше небо та нашіміста від терористичних атак. Ми дякуємо Президенту США Джо Байдену зарішучість і лідерство, знову продемонстровані в ході нашої війни занезалежність», - написав Єрмак.</text:p>
      <text:p text:style-name="P4">
За його словами, рішення підтримати міжнародну коаліцію винищувачів вкрайважливе для порятунку тисяч життів цивільних та перемоги над безжальнимагресором.</text:p>
      <text:p text:style-name="P4">
<text:span text:style-name="T4">
Читайте також:</text:span>
 <text:a xlink:type="simple" xlink:href="https://www.ukrinform.ua/rubric-ato/3711575-ssa-pidtrimali-koaliciu-vinisuvaciv-zelenskij-vitae-risenna-bajdena.html" text:style-name="Internet_20_link" text:visited-style-name="Visited_20_Internet_20_Link">
 <text:span text:style-name="T4">
винищувачів</text:span>
 </text:a>
</text:p>
      <text:p text:style-name="P4">
Керівник ОП також висловив вдячність раднику Президента США з нацбезпекиДжейку Саллівану: «Це була чудова командна робота».</text:p>
      <text:p text:style-name="P4">
Єрмак наголосив, що Україна цінує те, що вже зроблено для безпечного неба іотримання переваги в боротьбі з російськими терористами в повітрі.</text:p>
      <text:p text:style-name="P4">
Він нагадав, що раніше цього тижня прем'єр-міністр Великої Британії РішіСунак, а також прем‘єр-міністр Нідерландів Марк Рютте пообіцяли створитиміжнародну коаліцію винищувачів для України. І вже зараз вона формується.</text:p>
      <text:p text:style-name="P4">
<text:span text:style-name="T4">
Читайте також:</text:span>
 <text:a xlink:type="simple" xlink:href="https://www.ukrinform.ua/rubric-ato/3711637-dania-gotova-navcati-ukrainskih-pilotiv-na-f16-stefancuk.html" text:style-name="Internet_20_link" text:visited-style-name="Visited_20_Internet_20_Link">
 <text:span text:style-name="T4">
Стефанчук</text:span>
 </text:a>
</text:p>
      <text:p text:style-name="P4">
«Також дякую за ваше лідерство. Щоб заснувати та розпочати, потрібно бутидостатньо крутими. Команда Президента Володимира Зеленського працює. Мидосягнемо свого. В нашому небі не буде росіян. Не буде їх і на нашій землі», -резюмував Єрмак.</text:p>
      <text:p text:style-name="P4">
Як повідомлялося, глава МЗС Дмитро Кулеба заявив, що Португалія приєдналася доавіаційної коаліції та готова тренувати українських пілотів і механіків.</text:p>
      <text:p text:style-name="P4">
<text:span text:style-name="T5">
Фото: ОП</text:span>
</text:p>
      <text:p text:style-name="P4">
Source: <text:a xlink:type="simple" xlink:href="https://www.ukrinform.ua/rubric-ato/3711648-koalicia-vinisuvaciv-ukraj-vazliva-dla-poratunku-tisac-zittiv-civilnih-glava-op.html" text:style-name="Internet_20_link" text:visited-style-name="Visited_20_Internet_20_Link">
https://www.ukrinform.ua/rubric-ato/3711648-koalicia-vinisuvaciv-ukraj-vazliva-dla-poratunku-tisac-zittiv-civilnih-glava-op.html</text:a>
</text:p>
      <!--NEWS-->
      <text:h text:style-name="P10" text:outline-level="1">
<text:span text:style-name="T4">
Траоре пропустить три місяці через травму</text:span>
</text:h>
      <text:p text:style-name="P4">
Authors: Ukrinform (Person)</text:p>
      <text:p text:style-name="P4">
Publisher: Укринформ (Organization)</text:p>
      <text:p text:style-name="P4">
Published Time: 2023-05-19T23:41:11+03:00</text:p>
      <text:p text:style-name="P4">
Modified Time: 2023-05-19T23:41:11+03:00</text:p>
      <text:p text:style-name="P4">
Description: Форвард пропустив матч проти «Вереса». — Укрінформ.</text:p>
      <text:p text:style-name="P4">
Images: ["<text:a xlink:type="simple" xlink:href="https://static.ukrinform.com/photos/2023_05/thumb_files/630_360_1684528712-447.jpg" text:style-name="Internet_20_link" text:visited-style-name="Visited_20_Internet_20_Link">
630_360_16845...</text:a>
"]</text:p>
      <text:p text:style-name="P4">
Tags: ['Футбол', 'Шахтар']</text:p>
      <text:p text:style-name="P4">
Type: Article</text:p>
      <!--METADATA-->
      <text:p text:style-name="P4">
<draw:frame draw:style-name="fr1" draw:name="Image269" text:anchor-type="as-char" svg:width="6.9236in" svg:height="3.956343in" draw:z-index="0">
<draw:image xlink:href="../Images/yкринформ/2023-05-19T23-41-11-03-00/630_360_1684528712-447.jpg" xlink:type="simple" xlink:show="embed" xlink:actuate="onLoad" draw:mime-type="image/jpeg"/>
</draw:frame>
 Форвардпропустив матч проти «Вереса».</text:p>
      <text:p text:style-name="P4">
Нападник «Шахтаря» Лассіна Траоре пропустить три місяці через тендинітквадрицепсу, про це <text:a xlink:type="simple" xlink:href="https://shakhtar.com/uk-ua/news/2023/may/19_news/19_igor-jovicevic/" text:style-name="Internet_20_link" text:visited-style-name="Visited_20_Internet_20_Link">
 </text:a>
 головний тренер «Гірників» ІгорЙовічевіч після переможного матчу проти «Вереса» (2:1), передає Укрінформ.</text:p>
      <text:p text:style-name="P4">
«Траоре не гратиме три місяці. Траоре має нове пошкодження. Тендинітквадрицепсу. Думаю, до початку зборів він буде готовим. Це важливий футболістдля нас, нашого футболу. Особливо на чужій половині поля, де він грає корпусомдуже добре, дає «кисень» нашим вісімкам, вінгерам. Тобто дуже кваліфікованийфутболіст», – розповів Йовічевіч.</text:p>
      <text:p text:style-name="P4">
Траоре цього сезону зіграв 31 матч за «Шахтар» у всіх турнірах, у яких забившість голів і віддав чотири результативні передачі.</text:p>
      <text:p text:style-name="P4">
<text:span text:style-name="T4">
Читайте також:</text:span>
 <text:a xlink:type="simple" xlink:href="https://www.ukrinform.ua/rubric-sports/3711562-upl-sahtar-peregrav-veres-u-27mu-turi.html" text:style-name="Internet_20_link" text:visited-style-name="Visited_20_Internet_20_Link">
 <text:span text:style-name="T4">
Шахтар</text:span>
 </text:a>
</text:p>
      <text:p text:style-name="P4">
Як повідомляв Укрінформ, «Шахтар» повернув лідерство у турнірній таблицічемпіонату України, у наступній грі «Гірники» зіграють проти «Зорі» 24 травня.</text:p>
      <text:p text:style-name="P4">
Фото: shakhtar.com</text:p>
      <text:p text:style-name="P4">
Source: <text:a xlink:type="simple" xlink:href="https://www.ukrinform.ua/rubric-sports/3711649-traore-propustit-tri-misaci-cerez-travmu.html" text:style-name="Internet_20_link" text:visited-style-name="Visited_20_Internet_20_Link">
https://www.ukrinform.ua/rubric-sports/3711649-traore-propustit-tri-misaci-cerez-travmu.html</text:a>
</text:p>
      <!--NEWS-->
      <text:h text:style-name="P10" text:outline-level="1">
<text:span text:style-name="T4">
Після перемоги Україну чекає багаторічний етап реінтеграції територій - Буданов</text:span>
</text:h>
      <text:p text:style-name="P4">
Authors: Ukrinform (Person)</text:p>
      <text:p text:style-name="P4">
Publisher: Укринформ (Organization)</text:p>
      <text:p text:style-name="P4">
Published Time: 2023-05-19T23:43:00+03:00</text:p>
      <text:p text:style-name="P4">
Modified Time: 2023-05-19T23:43:00+03:00</text:p>
      <text:p text:style-name="P4">
Description: Після перемоги Україну має пройти багаторічний етап фактичної реінтеграції тимчасово окупованих територій. — Укрінформ.</text:p>
      <text:p text:style-name="P4">
Images: ["<text:a xlink:type="simple" xlink:href="https://static.ukrinform.com/photos/2023_05/thumb_files/630_360_1684528686-968.png" text:style-name="Internet_20_link" text:visited-style-name="Visited_20_Internet_20_Link">
630_360_16845...</text:a>
"]</text:p>
      <text:p text:style-name="P4">
Tags: ['Деокупація', 'Розвідка', 'Буданов', 'Війна з Росією']</text:p>
      <text:p text:style-name="P4">
Type: Article</text:p>
      <!--METADATA-->
      <text:p text:style-name="P4">
<draw:frame draw:style-name="fr1" draw:name="Image270" text:anchor-type="as-char" svg:width="6.9236in" svg:height="3.956343in" draw:z-index="0">
<draw:image xlink:href="../Images/yкринформ/2023-05-19T23-43-00-03-00/630_360_1684528686-968.png" xlink:type="simple" xlink:show="embed" xlink:actuate="onLoad" draw:mime-type="image/png"/>
</draw:frame>
 Післяперемоги Україну має пройти багаторічний етап фактичної реінтеграції тимчасовоокупованих територій.</text:p>
      <text:p text:style-name="P4">
Про це начальник Головного управління розвідки Міністерства оборони УкраїниКирило Буданов сказав в інтерв’ю спецпроєкту Дмитра Комарова «Рік. За кадром»,передає Укрінформ.</text:p>
      <text:p text:style-name="P4">
"Я перемогою не завершую всі ці події. Я вас трошки здивую, але перемогою всене зупиниться. Нас чекає досить складний етап, він буде, можна сказати,багаторічним, фактичної реінтеграції наших територій. Бо, вибачте, ми заразотримаємо плюс 3 млн населення, яке дев'ять років жило під російською <text:a xlink:type="simple" xlink:href="https://www.ukrinform.ua/tag-propaganda" text:style-name="Internet_20_link" text:visited-style-name="Visited_20_Internet_20_Link">
</text:a>
 , вони вже з іншим сприйняттямсвіту. Це не буде так легко як здається", - сказав Кирило Буданов.</text:p>
      <text:p text:style-name="P4">
Він додав, що якраз день перемоги буде чітко окреслений, а далі буде тривативажка робота і доволі тривалий період.</text:p>
      <text:p text:style-name="P4">
<text:span text:style-name="T4">
Читайте також:</text:span>
 <text:a xlink:type="simple" xlink:href="https://www.ukrinform.ua/rubric-economy/3711514-urad-vidnis-do-prioritetnih-vidatki-na-vidnovlenna-roboti-ova-na-deokupovanih-teritoriah.html" text:style-name="Internet_20_link" text:visited-style-name="Visited_20_Internet_20_Link">
 <text:span text:style-name="T4">
Уряд</text:span>
 <text:span text:style-name="T4">
відніс</text:span>
 <text:span text:style-name="T4">
пріоритетних</text:span>
 <text:span text:style-name="T4">
видатки</text:span>
<text:span text:style-name="T4">
відновлення</text:span>
 <text:span text:style-name="T4">
роботи</text:span>
 <text:span text:style-name="T4">
ОВА</text:span>
 <text:span text:style-name="T4">
деокупованих</text:span>
 <text:span text:style-name="T4">
територіях</text:span>
</text:a>
</text:p>
      <text:p text:style-name="P4">
"По-друге, нам треба буде досить серйозно видозмінювати економіку,передивитися бачення нових альянсів і союзів, які створяться. Буде новаархітектура безпеки у світі. Це не буде стосуватися тільки нас. Це світовепитання. Тому роботи буде досить багато", - сказав Буданов.</text:p>
      <text:p text:style-name="P4">
За його словами, модель держави після перемоги не варто змінювати в регіонах,які тривалий час перебували в окупації, можливо буде необхідна "жорстка рука".</text:p>
      <text:p text:style-name="P4">
Як повідомляв Укрінформ, Кабінет Міністрів схвалив постанову “Про підготовкудо дій із стабілізації ситуації на деокупованих територіях <text:a xlink:type="simple" xlink:href="https://www.ukrinform.ua/rubric-regions/3708297-reintegracia-doneccini-i-lugansini-urad-shvaliv-postanovu-pro-persocergovi-kroki.html" text:style-name="Internet_20_link" text:visited-style-name="Visited_20_Internet_20_Link">
</text:a>
 ”.</text:p>
      <text:p text:style-name="P4">
Source: <text:a xlink:type="simple" xlink:href="https://www.ukrinform.ua/rubric-ato/3711650-pisla-peremogi-ukrainu-cekae-bagatoricnij-etap-reintegracii-teritorij-budanov.html" text:style-name="Internet_20_link" text:visited-style-name="Visited_20_Internet_20_Link">
https://www.ukrinform.ua/rubric-ato/3711650-pisla-peremogi-ukrainu-cekae-bagatoricnij-etap-reintegracii-teritorij-budanov.html</text:a>
</text:p>
      <!--NEWS-->
      <text:h text:style-name="P10" text:outline-level="1">
<text:span text:style-name="T4">
У Словаччині суд знову виправдав бізнесмена, обвинуваченого в організації вбивства журналіста</text:span>
</text:h>
      <text:p text:style-name="P4">
Authors: Ukrinform (Person)</text:p>
      <text:p text:style-name="P4">
Publisher: Укринформ (Organization)</text:p>
      <text:p text:style-name="P4">
Published Time: 2023-05-19T23:57:00+03:00</text:p>
      <text:p text:style-name="P4">
Modified Time: 2023-05-19T23:57:00+03:00</text:p>
      <text:p text:style-name="P4">
Description: Суд у Словаччині вдруге виправдав бізнесмена, обвинуваченого в організації журналіста-розслідувача та його нареченої у 2018 році. — Укрінформ.</text:p>
      <text:p text:style-name="P4">
Images: ["<text:a xlink:type="simple" xlink:href="https://static.ukrinform.com/photos/2023_05/thumb_files/630_360_1684529642-137.jpg" text:style-name="Internet_20_link" text:visited-style-name="Visited_20_Internet_20_Link">
630_360_16845...</text:a>
", "<text:a xlink:type="simple" xlink:href="https://static.ukrinform.com/photos/2023_05/1684529728-860.jpg" text:style-name="Internet_20_link" text:visited-style-name="Visited_20_Internet_20_Link">
1684529728-86...</text:a>
"]</text:p>
      <text:p text:style-name="P4">
Tags: ['Суд', 'Журналіст', 'Словаччина', 'Вбивство']</text:p>
      <text:p text:style-name="P4">
Type: Article</text:p>
      <!--METADATA-->
      <text:p text:style-name="P4">
<draw:frame draw:style-name="fr1" draw:name="Image271" text:anchor-type="as-char" svg:width="6.9236in" svg:height="3.956343in" draw:z-index="0">
<draw:image xlink:href="../Images/yкринформ/2023-05-19T23-57-00-03-00/630_360_1684529642-137.jpg" xlink:type="simple" xlink:show="embed" xlink:actuate="onLoad" draw:mime-type="image/jpeg"/>
</draw:frame>
 Суд уСловаччині вдруге виправдав бізнесмена, обвинуваченого в організаціїжурналіста-розслідувача та його нареченої у 2018 році.</text:p>
      <text:p text:style-name="P4">
Як передає Укрінформ, про це повідомляє  <text:a xlink:type="simple" xlink:href="https://apnews.com/article/slovakia-journalist-jan-kuciak-marian-kocner-a021c3c2935ba3657c2675df1e4b1de9" text:style-name="Internet_20_link" text:visited-style-name="Visited_20_Internet_20_Link">
</text:a>
 .</text:p>
      <text:p text:style-name="P4">
Спеціалізований кримінальний суд у Пезіноку, неподалік столиці Братислави,постановив у п’ятницю, що Маріан Коцнер невинний у вбивстві Яна Куцяка, якийписав про нього в минулому, та його нареченої Мартіни Куснірової.</text:p>
      <text:p text:style-name="P4">
Злочин проти 27-річних молодих людей у 2018 році шокував країну та спричинивпадіння уряду.</text:p>
      <text:p text:style-name="P4">
<draw:frame draw:style-name="fr1" draw:name="Image272" text:anchor-type="as-char" svg:width="6.9236in" svg:height="3.901573in" draw:z-index="0">
<draw:image xlink:href="../Images/yкринформ/2023-05-19T23-57-00-03-00/1684529728-860.jpg" xlink:type="simple" xlink:show="embed" xlink:actuate="onLoad" draw:mime-type="image/jpeg"/>
</draw:frame>
 Ян Куцяк таМартіна Куснірова</text:p>
      <text:p text:style-name="P4">
Суд заявив, що «не було доведено», що Коцнер був організатором вбивств.</text:p>
      <text:p text:style-name="P4">
Міжнародний інститут преси, що базується у Відні, назвав виправданнябізнесмена «шокуючим».</text:p>
      <text:p text:style-name="P4">
Водночас соратницю Коцнера Алену Зсузову, яка виступала посередницею, буловизнано виною у вбивствах і засуджено до 25 років ув’язнення. Ще троєфігурантів були раніше судимі та засуджені до суворих термінів.</text:p>
      <text:p text:style-name="P4">
Справа ще не завершена, оскільки як прокуратура, так і підсудні можуть податиапеляцію.</text:p>
      <text:p text:style-name="P4">
<text:span text:style-name="T4">
Читайте також:</text:span>
 <text:a xlink:type="simple" xlink:href="https://www.ukrinform.ua/rubric-society/3710507-imi-zaklikalo-pravoohoronciv-zrobiti-prioritetom-rozsliduvanna-zlociniv-proti-zurnalistiv.html" text:style-name="Internet_20_link" text:visited-style-name="Visited_20_Internet_20_Link">
 <text:span text:style-name="T4">
журналіст</text:span>
 </text:a>
</text:p>
      <text:p text:style-name="P4">
Прокуратура вимагала для обох фігурантів довічного ув’язнення.</text:p>
      <text:p text:style-name="P4">
Батьки вбитих залишили залу суду ще до завершення винесення вироку. МатиМартіни заявила, що вони будуть оскаржувати винесене рішення.</text:p>
      <text:p text:style-name="P4">
21 лютого 2018 року в будинку в місті Велка Мака Куцяка поранили в груди, аКуснірову – в голову.</text:p>
      <text:p text:style-name="P4">
Коцнер нібито погрожував <text:a xlink:type="simple" xlink:href="https://www.ukrinform.ua/tag-zurnalist" text:style-name="Internet_20_link" text:visited-style-name="Visited_20_Internet_20_Link">
 </text:a>
 післяпублікації статті про його бізнес. Загалом Куцяк опублікував дев’ять оповіданьпро бізнесмена, повідомляють прокурори. Куцяк розслідував можливу корупцію вуряді, коли його вбили.</text:p>
      <text:p text:style-name="P4">
Пезінокський суд виніс рішення по цій справі вдруге.</text:p>
      <text:p text:style-name="P4">
Як повідомляв Укрінформ, у Перу ексміністра засудили за вбивство репортера.</text:p>
      <text:p text:style-name="P4">
_ Перше фото з сайту www.rte.ie  _</text:p>
      <text:p text:style-name="P4">
Source: <text:a xlink:type="simple" xlink:href="https://www.ukrinform.ua/rubric-world/3711653-u-slovaccini-sud-znovu-vipravdav-biznesmena-obvinuvacenogo-v-organizacii-vbivstva-zurnalista.html" text:style-name="Internet_20_link" text:visited-style-name="Visited_20_Internet_20_Link">
https://www.ukrinform.ua/rubric-world/3711653-u-slovaccini-sud-znovu-vipravdav-biznesmena-obvinuvacenogo-v-organizacii-vbivstva-zurnalista.html</text:a>
</text:p>
      <!--NEWS-->
      <text:h text:style-name="P10" text:outline-level="1">
<text:span text:style-name="T4">
У РНБО обговорили, як посилити національну систему кібербезпеки</text:span>
</text:h>
      <text:p text:style-name="P4">
Author: ['АРМІЯINFORM']</text:p>
      <text:p text:style-name="P4">
Time: 2023-05-19T30:00:00-04:00</text:p>
      <text:p text:style-name="P4">
Description: В Апараті РНБО України відбулося засідання робочої групи з питань удоскона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1.03.23_kiberbezpeka-ssha.jpg" text:style-name="Internet_20_link" text:visited-style-name="Visited_20_Internet_20_Link">
31.03.23_kiberbezpeka-ssha.jpg</text:a>
']</text:p>
      <text:p text:style-name="P4">
Tags: ['КІБЕРБЕЗПЕКА', 'РНБО']</text:p>
      <text:p text:style-name="P4">
Category: News</text:p>
      <!--METADATA-->
      <text:p text:style-name="P4">
<draw:frame draw:style-name="fr1" draw:name="Image273" text:anchor-type="as-char" svg:width="6.9236in" svg:height="4.598424in" draw:z-index="0">
<draw:image xlink:href="../Images/AРМІЯINFORM/2023-05-19T30-00-00-04-00/31.03.23_kiberbezpeka-ssha.jpg" xlink:type="simple" xlink:show="embed" xlink:actuate="onLoad" draw:mime-type="image/jpeg"/>
</draw:frame>
</text:p>
      <text:p text:style-name="P4">
В Апараті РНБО України відбулося засідання робочої групи з питаньудосконалення нормативно-правової бази у сфері кібербезпеки.</text:p>
      <text:p text:style-name="P4">
Про це <text:a xlink:type="simple" xlink:href="https://www.rnbo.gov.ua/ua/Diialnist/6346.html" text:style-name="Internet_20_link" text:visited-style-name="Visited_20_Internet_20_Link">
повідомляє</text:a>
 пресслужбаРади національної безпеки і оборони України.</text:p>
      <text:p text:style-name="P4">
Учасники обговорили законопроєкт, який стосується підвищення ефективностіборотьби з кіберзлочинністю на об’єктах критичної інфраструктури в умовах діївоєнного стану.</text:p>
      <text:p text:style-name="P4">
«Ефективне розслідування кіберзлочинів є однією з важливих складовихкіберстійкості і правопорядку держави. Реалізація кіберзагроз національнійбезпеці відбувається не лише через злочинні дії зловмисників, але й черезнехтування відповідальними особами правил із захисту критичних для державиінформаційних систем, що є неприпустимим в умовах воєнного стану. На вирішенняцієї проблеми і спрямований зазначений законопроект. Впевнена, що спільнимизусиллями ми досягнемо консенсусу у цьому питанні та досягнемо необхідногорезультату», — наголосила Наталія Ткачук.</text:p>
      <text:p text:style-name="P4">
Зазначається, що у заході взяли участь фахівці Апарату РНБО України,Міністерства оборони України, Державної служби спеціального зв’язку та захистуінформації України та ін.</text:p>
      <text:p text:style-name="P4">
Source: <text:a xlink:type="simple" xlink:href="https://armyinform.com.ua/2023/05/19/u-rnbo-obgovoryly-yak-posylyty-naczionalnu-systemu-kiberbezpeky/" text:style-name="Internet_20_link" text:visited-style-name="Visited_20_Internet_20_Link">
https://armyinform.com.ua/2023/05/19/u-rnbo-obgovoryly-yak-posylyty-naczionalnu-systemu-kiberbezpeky/</text:a>
</text:p>
      <!--NEWS-->
      <text:h text:style-name="P10" text:outline-level="1">
<text:span text:style-name="T4">
15 років за ґратами проведе мешканець Херсонщини, який здавав окупантам проукраїнських громадян</text:span>
</text:h>
      <text:p text:style-name="P4">
Author: ['АРМІЯINFORM']</text:p>
      <text:p text:style-name="P4">
Time: 2023-05-19T31:00:00-04:00</text:p>
      <text:p text:style-name="P4">
Description: Мешканця Херсонщини, який здавав окупантам інформацію про проукраїнськи налашт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ОФІС ГЕНПРОКУРОРА УКРАЇНИ', 'СУД']</text:p>
      <text:p text:style-name="P4">
Category: News</text:p>
      <!--METADATA-->
      <text:p text:style-name="P4">
<draw:frame draw:style-name="fr1" draw:name="Image274" text:anchor-type="as-char" svg:width="6.9236in" svg:height="4.617974in" draw:z-index="0">
<draw:image xlink:href="../Images/AРМІЯINFORM/2023-05-19T31-00-00-04-00/360_240_1582135276-970.jpg" xlink:type="simple" xlink:show="embed" xlink:actuate="onLoad" draw:mime-type="image/jpeg"/>
</draw:frame>
 Ілюстративне фото</text:p>
      <text:p text:style-name="P4">
Мешканця Херсонщини, який здавав окупантам інформацію про проукраїнськиналаштованих громадян, засудили до 15 років за ґратами.</text:p>
      <text:p text:style-name="P4">
Про це <text:a xlink:type="simple" xlink:href="https://www.gp.gov.ua/ua/posts/do-15-rokiv-za-gratami-zasudzeno-meskanuya-xersonshhini-yakii-zdavav-okupantam-informaciyu-pro-proukrayinski-nalastovanix-gromadyan" text:style-name="Internet_20_link" text:visited-style-name="Visited_20_Internet_20_Link">
повідомляє</text:a>
 Офіс Генпрокурора України.</text:p>
      <text:p text:style-name="P4">
«Прокурор у суді довів, що на початку червня 2022 року, під час тимчасовоїокупації населеного пункту, 44-річний чоловік співпрацював з ворогом таповідомляв військовим країни-агресора інформацію про місце проживанняпатріотично налаштованих односельців», — йдеться в повідомленні.</text:p>
      <text:p text:style-name="P4">
Засуджений особисто супроводжував загарбників до подвір’їв людей. За йогоінформацією російські військові проводили обшуки, застосовували до людейпсихологічний та фізичний тиск.</text:p>
      <text:p text:style-name="P4">
Суд визнав чоловіка винним у державній зраді. До набрання вироку законної силизловмисник перебуватиме під вартою.</text:p>
      <text:p text:style-name="P4">
Source: <text:a xlink:type="simple" xlink:href="https://armyinform.com.ua/2023/05/19/15-rokiv-za-gratamy-provede-meshkanecz-hersonshhyny-yakyj-zdavav-okupantam-proukrayinskyh-gromadyan/" text:style-name="Internet_20_link" text:visited-style-name="Visited_20_Internet_20_Link">
https://armyinform.com.ua/2023/05/19/15-rokiv-za-gratamy-provede-meshkanecz-hersonshhyny-yakyj-zdavav-okupantam-proukrayinskyh-gromadyan/</text:a>
</text:p>
      <!--NEWS-->
      <text:h text:style-name="P10" text:outline-level="1">
<text:span text:style-name="T4">
єВорог: пів мільйона українців уже скористалися чатботом</text:span>
</text:h>
      <text:p text:style-name="P4">
Author: ['АРМІЯINFORM']</text:p>
      <text:p text:style-name="P4">
Time: 2023-05-19T32:00:00-04:00</text:p>
      <text:p text:style-name="P4">
Description: Уже пів мільйона сміливих українців скористалися чатботом єВорог.    Про це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evorog-1.jpg" text:style-name="Internet_20_link" text:visited-style-name="Visited_20_Internet_20_Link">
yevorog-1.jpg</text:a>
']</text:p>
      <text:p text:style-name="P4">
Tags: ['МИХАЙЛО ФЕДОРОВ', 'ЧАТБОТ ЄВОРОГ']</text:p>
      <text:p text:style-name="P4">
Category: News</text:p>
      <!--METADATA-->
      <text:p text:style-name="P4">
<draw:frame draw:style-name="fr1" draw:name="Image275" text:anchor-type="as-char" svg:width="6.9236in" svg:height="3.894525in" draw:z-index="0">
<draw:image xlink:href="../Images/AРМІЯINFORM/2023-05-19T32-00-00-04-00/yevorog-1.jpg" xlink:type="simple" xlink:show="embed" xlink:actuate="onLoad" draw:mime-type="image/jpeg"/>
</draw:frame>
</text:p>
      <text:p text:style-name="P4">
Уже пів мільйона сміливих українців скористалися чатботом єВорог.</text:p>
      <text:p text:style-name="P4">
Про це <text:a xlink:type="simple" xlink:href="https://t.me/zedigital/3148" text:style-name="Internet_20_link" text:visited-style-name="Visited_20_Internet_20_Link">
повідомив</text:a>
 віцепрем'єр з інновацій,розвитку освіти, науки та технологій Михайло Федоров в своєму Telegram-каналі.</text:p>
      <text:p text:style-name="P4">
«Пишаюся кожним та дякую. Ваші смартфони перетворилися на зброю, яка щоднядопомагає Силам оборони. А росіяни розуміють, що постійно перебувають підприцілом камер народної розвідки», — зазначив Михайло Федоров.</text:p>
      <text:p text:style-name="P4">
Він додав, що існують приклади повідомлення чатботові, коли одну колонуросійської техніки фіксували 9 населених пунктів протягом всього її шляху в100 км.</text:p>
      <text:p text:style-name="P4">
«Це доводить, що українці на тимчасово окупованих територіях не здаються тароблять все, щоб до їхнього міста або селища повернувся український прапор», —наголосив віцепрем’єр.</text:p>
      <text:p text:style-name="P4">
Він наголосив і надалі повідомляти про дислокацію окупаційних військ, штабів,складів з боєприпасами, ракетні комплекси тощо до чатботу єВорог в Телеграмі@evorog_bot.</text:p>
      <text:p text:style-name="P4">
Та варто пам’ятати про правила безпеки: одразу після передачі даних до чатботупотрібно видалити листування та фото/відео.</text:p>
      <text:p text:style-name="P4">
Source: <text:a xlink:type="simple" xlink:href="https://armyinform.com.ua/2023/05/19/yevorog-piv-miljona-ukrayincziv-uzhe-skorystalysya-chatbotom/" text:style-name="Internet_20_link" text:visited-style-name="Visited_20_Internet_20_Link">
https://armyinform.com.ua/2023/05/19/yevorog-piv-miljona-ukrayincziv-uzhe-skorystalysya-chatbotom/</text:a>
</text:p>
      <!--NEWS-->
      <text:h text:style-name="P10" text:outline-level="1">
<text:span text:style-name="T4">
Рекомендація для мешканців ТОТ є незмінною: за можливості не отримувати паспорти рф, виїхати або дочекатися ЗСУ</text:span>
</text:h>
      <text:p text:style-name="P4">
Author: ['АРМІЯINFORM']</text:p>
      <text:p text:style-name="P4">
Time: 2023-05-19T33:00:00-04:00</text:p>
      <text:p text:style-name="P4">
Description: На цьому Віцепрем’єр-міністр Ірина Верещук наголосила під час прямого ефіру на телекан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ryna-vereshhuk.jpeg" text:style-name="Internet_20_link" text:visited-style-name="Visited_20_Internet_20_Link">
iryna-vereshhuk.jpeg</text:a>
']</text:p>
      <text:p text:style-name="P4">
Tags: ['РЕКОМЕНДАЦІЇ', 'ТИМЧАСОВО ОКУПОВАНІ ТЕРИТОРІЇ']</text:p>
      <text:p text:style-name="P4">
Category: News</text:p>
      <!--METADATA-->
      <text:p text:style-name="P4">
<draw:frame draw:style-name="fr1" draw:name="Image276" text:anchor-type="as-char" svg:width="6.9236in" svg:height="4.598424in" draw:z-index="0">
<draw:image xlink:href="../Images/AРМІЯINFORM/2023-05-19T33-00-00-04-00/iryna-vereshhuk.jpeg" xlink:type="simple" xlink:show="embed" xlink:actuate="onLoad" draw:mime-type="image/jpeg"/>
</draw:frame>
Віцепрем’єр-міністр України Ірина Верещук</text:p>
      <text:p text:style-name="P4">
На цьому Віцепрем’єр-міністр Ірина Верещук наголосила під час прямого ефіру нателеканалі «Рада». За її словами, ворожу паспортизацію на тимчасово окупованихтериторіях український Уряд розглядає як ворожу зброю. Це ворожий інструмент,яким ворог намагається легітимізувати своє перебування на українськійтериторії.</text:p>
      <text:p text:style-name="P4">
Віцепрем’єрка уточнила, що вимушене отримання паспорта для порятунку свогожиття не є злочином. Якщо ж людина отримала паспорт і колаборує або вчиняєінші неправомірні з точки зору українського законодавства дії, то правоваоцінка цьому надаватиметься у свій час уповноваженими на це органами.</text:p>
      <text:p text:style-name="P4">
«Досвід Харківщини та Херсонщини засвідчив, що справедливість буде відновлена.Тому я хочу заспокоїти й водночас попередити людей на ТОТ: всі випадкиотримання російських паспортів розглядатимуться в контексті тих подій таобставин, за яких це відбувалося. Наша рекомендація як Уряду залишаєтьсянезмінною: ухилятися від співпраці з ворогом, за можливості не отримувативорожі паспорти, за можливості — виїхати або дочекатися ЗСУ. Ми обов’язковотуди прийдемо!» — резюмувала Ірина Верещук.</text:p>
      <text:p text:style-name="P4">
<text:span text:style-name="T4">
Джерело:</text:span>
 <text:a xlink:type="simple" xlink:href="https://minre.gov.ua/2023/05/18/rekomendacziya-dlya-meshkancziv-tot-zalyshayetsya-nezminnoyu-za-mozhlyvosti-ne-otrymuvaty-vorozhi-pasporty-a-krashhe-vyyihaty-abo-dochekatysya-zsu/" text:style-name="Internet_20_link" text:visited-style-name="Visited_20_Internet_20_Link">
Міністерство з питань реінтеграції тимчасово окупованихтериторій України</text:a>
</text:p>
      <text:p text:style-name="P4">
Source: <text:a xlink:type="simple" xlink:href="https://armyinform.com.ua/2023/05/19/rekomendacziya-dlya-meshkancziv-tot-zalyshayetsya-nezminnoyu-za-mozhlyvosti-ne-otrymuvaty-vorozhi-pasporty-a-krashhe-vyyihaty-abo-dochekatysya-zsu/" text:style-name="Internet_20_link" text:visited-style-name="Visited_20_Internet_20_Link">
https://armyinform.com.ua/2023/05/19/rekomendacziya-dlya-meshkancziv-tot-zalyshayetsya-nezminnoyu-za-mozhlyvosti-ne-otrymuvaty-vorozhi-pasporty-a-krashhe-vyyihaty-abo-dochekatysya-zsu/</text:a>
</text:p>
      <!--NEWS-->
      <text:h text:style-name="P10" text:outline-level="1">
<text:span text:style-name="T4">
Посол Франції вдруге відвідав Ізюм на Харківщині</text:span>
</text:h>
      <text:p text:style-name="P4">
Author: ['АРМІЯINFORM']</text:p>
      <text:p text:style-name="P4">
Time: 2023-05-19T34:00:00-04:00</text:p>
      <text:p text:style-name="P4">
Description: Надзвичайний і Повноважний Посол Французької Республіки в Україні Етьєн де Понсе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wbjullwiaeu-yn-e1684432438317.jpg" text:style-name="Internet_20_link" text:visited-style-name="Visited_20_Internet_20_Link">
fwbjullwiaeu-yn-e1684432438317.jpg</text:a>
', '<text:a xlink:type="simple" xlink:href="https://armyinform.com.ua/wp-content/uploads/2023/05/fwbjst-wiaic-uz-150x150.jpg" text:style-name="Internet_20_link" text:visited-style-name="Visited_20_Internet_20_Link">
fwbjst-wiaic-uz-150x150.jpg</text:a>
', '<text:a xlink:type="simple" xlink:href="https://armyinform.com.ua/wp-content/uploads/2023/05/fwbjrniwyaatgze-150x150.jpg" text:style-name="Internet_20_link" text:visited-style-name="Visited_20_Internet_20_Link">
fwbjrniwyaatgze-150x150.jpg</text:a>
', '<text:a xlink:type="simple" xlink:href="https://armyinform.com.ua/wp-content/uploads/2023/05/fwbjtonwcaadtoc-150x150.jpg" text:style-name="Internet_20_link" text:visited-style-name="Visited_20_Internet_20_Link">
fwbjtonwcaadtoc-150x150.jpg</text:a>
']</text:p>
      <text:p text:style-name="P4">
Tags: ['ІЗЮМ', 'НАДЗВИЧАЙНИЙ І\xa0ПОВНОВАЖНИЙ ПОСОЛ ФРАНЦУЗЬКОЇ РЕСПУБЛІКИ В\xa0УКРАЇНІ']</text:p>
      <text:p text:style-name="P4">
Category: News</text:p>
      <!--METADATA-->
      <text:p text:style-name="P4">
<draw:frame draw:style-name="fr1" draw:name="Image277" text:anchor-type="as-char" svg:width="6.9236in" svg:height="6.490875in" draw:z-index="0">
<draw:image xlink:href="../Images/AРМІЯINFORM/2023-05-19T34-00-00-04-00/fwbjullwiaeu-yn-e1684432438317.jpg" xlink:type="simple" xlink:show="embed" xlink:actuate="onLoad" draw:mime-type="image/jpeg"/>
</draw:frame>
</text:p>
      <text:p text:style-name="P4">
Надзвичайний і Повноважний Посол Французької Республіки в Україні Етьєн деПонсен відвідав місця масового поховання у місті Ізюм.</text:p>
      <text:p text:style-name="P4">
Про це він<text:a xlink:type="simple" xlink:href="https://twitter.com/EdePoncins/status/1659234876195733507" text:style-name="Internet_20_link" text:visited-style-name="Visited_20_Internet_20_Link">
написав</text:a>
у своєму Твіттері.</text:p>
      <text:p text:style-name="P4">
«Я знову в місті Ізюм, який був закатований під час місяців окупації росіїминулого року. Повернулися до трагічних місць, де масово поховані українці, щозагинули. Нагадуємо, що боротьба з безкарністю за військові злочини росії єпріоритетом Франції», — йдеться у його дописі.</text:p>
      <text:p text:style-name="P4">
<text:a xlink:type="simple" xlink:href="https://armyinform.com.ua/wp-content/uploads/2023/05/fwbjst-wiaic-uz.jpg" text:style-name="Internet_20_link" text:visited-style-name="Visited_20_Internet_20_Link">
<draw:frame draw:style-name="fr1" draw:name="Image278" text:anchor-type="as-char" svg:width="6.9236in" svg:height="6.9236in" draw:z-index="0">
<draw:image xlink:href="../Images/AРМІЯINFORM/2023-05-19T34-00-00-04-00/fwbjst-wiaic-uz-150x150.jpg" xlink:type="simple" xlink:show="embed" xlink:actuate="onLoad" draw:mime-type="image/jpeg"/>
</draw:frame>
</text:a>
</text:p>
      <text:p text:style-name="P4">
<text:a xlink:type="simple" xlink:href="https://armyinform.com.ua/wp-content/uploads/2023/05/fwbjrniwyaatgze.jpg" text:style-name="Internet_20_link" text:visited-style-name="Visited_20_Internet_20_Link">
<draw:frame draw:style-name="fr1" draw:name="Image279" text:anchor-type="as-char" svg:width="6.9236in" svg:height="6.9236in" draw:z-index="0">
<draw:image xlink:href="../Images/AРМІЯINFORM/2023-05-19T34-00-00-04-00/fwbjrniwyaatgze-150x150.jpg" xlink:type="simple" xlink:show="embed" xlink:actuate="onLoad" draw:mime-type="image/jpeg"/>
</draw:frame>
</text:a>
</text:p>
      <text:p text:style-name="P4">
<text:a xlink:type="simple" xlink:href="https://armyinform.com.ua/wp-content/uploads/2023/05/fwbjtonwcaadtoc.jpg" text:style-name="Internet_20_link" text:visited-style-name="Visited_20_Internet_20_Link">
<draw:frame draw:style-name="fr1" draw:name="Image280" text:anchor-type="as-char" svg:width="6.9236in" svg:height="6.9236in" draw:z-index="0">
<draw:image xlink:href="../Images/AРМІЯINFORM/2023-05-19T34-00-00-04-00/fwbjtonwcaadtoc-150x150.jpg" xlink:type="simple" xlink:show="embed" xlink:actuate="onLoad" draw:mime-type="image/jpeg"/>
</draw:frame>
</text:a>
</text:p>
      <text:p text:style-name="P4">
Source: <text:a xlink:type="simple" xlink:href="https://armyinform.com.ua/2023/05/19/posol-francziyi-vdruge-vidvidav-izyum-na-harkivshhyni/" text:style-name="Internet_20_link" text:visited-style-name="Visited_20_Internet_20_Link">
https://armyinform.com.ua/2023/05/19/posol-francziyi-vdruge-vidvidav-izyum-na-harkivshhyni/</text:a>
</text:p>
      <!--NEWS-->
      <text:h text:style-name="P10" text:outline-level="1">
<text:span text:style-name="T4">
Армія дронів: Майже 500 безпілотників «Пегас» передали оборонцям на найгарячіших ділянках фронту</text:span>
</text:h>
      <text:p text:style-name="P4">
Author: ['АРМІЯINFORM']</text:p>
      <text:p text:style-name="P4">
Time: 2023-05-19T35:00:00-04:00</text:p>
      <text:p text:style-name="P4">
Description: Українські захисники на найгарячіших ділянка фронту отримали майже 500 дронів-камікадз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ovyj-proekt-10-768x432-1.webp" text:style-name="Internet_20_link" text:visited-style-name="Visited_20_Internet_20_Link">
novyj-proekt-10-768x432-1.webp</text:a>
']</text:p>
      <text:p text:style-name="P4">
Tags: ['UNITED24', 'АРМІЯ ДРОНІВ', 'МИХАЙЛО ФЕДОРОВ']</text:p>
      <text:p text:style-name="P4">
Category: News</text:p>
      <!--METADATA-->
      <text:p text:style-name="P4">
<draw:frame draw:style-name="fr1" draw:name="Image281" text:anchor-type="as-char" svg:width="6.9236in" svg:height="3.894525in" draw:z-index="0">
<draw:image xlink:href="../ConvertedIMGs/AРМІЯINFORM/2023-05-19T35-00-00-04-00/novyj-proekt-10-768x432-1.png" xlink:type="simple" xlink:show="embed" xlink:actuate="onLoad" draw:mime-type="image/png"/>
</draw:frame>
</text:p>
      <text:p text:style-name="P4">
Українські захисники на найгарячіших ділянка фронту отримали майже 500 дронів-камікадзе «Пегас» від Армії дронів.</text:p>
      <text:p text:style-name="P4">
Про це <text:a xlink:type="simple" xlink:href="https://t.me/zedigital/3149" text:style-name="Internet_20_link" text:visited-style-name="Visited_20_Internet_20_Link">
повідомляє</text:a>
 Віцепрем'єр-міністр зінновацій, розвитку освіти, науки та технологій – Міністр цифровоїтрансформації України Михайло Федоров.</text:p>
      <text:p text:style-name="P4">
«Завдяки вашій підтримці Армії дронів через UNITED24 передали бійцям майже 500таких дронів на найгарячіші ділянки фронту. Швидкі, маневрені, здатні зіснайперською точністю влучати в ціль. Більше дронів — більше врятованих життівнаших героїв», — йдеться у повідомленні.</text:p>
      <text:p text:style-name="P4">
Він додав, що дрони-камікадзе в руках професійних пілотів Армії дронів —потужне доповнення до артилерії. Швидкі, маневрені, здатні зі снайперськоюточністю влучати в ціль.</text:p>
      <text:p text:style-name="P4">
Також показали результат роботи спецпризначенців дроном-камікадзе «Пегас».</text:p>
      <text:p text:style-name="P4">
«Мінус фургон з окупантами на околицях Бахмута», — йдеться у дописі.</text:p>
      <text:p text:style-name="P4">
Source: <text:a xlink:type="simple" xlink:href="https://armyinform.com.ua/2023/05/19/armiya-droniv-majzhe-500-droniv-pegas-peredaly-oboronczyam-na-najgaryachishyh-dilyankah-frontu/" text:style-name="Internet_20_link" text:visited-style-name="Visited_20_Internet_20_Link">
https://armyinform.com.ua/2023/05/19/armiya-droniv-majzhe-500-droniv-pegas-peredaly-oboronczyam-na-najgaryachishyh-dilyankah-frontu/</text:a>
</text:p>
      <!--NEWS-->
      <text:h text:style-name="P10" text:outline-level="1">
<text:span text:style-name="T4">
Перебування військових рф на ЗАЕС становить ризики для ядерної безпеки всього континенту — Герман Галущенко</text:span>
</text:h>
      <text:p text:style-name="P4">
Author: ['АРМІЯINFORM']</text:p>
      <text:p text:style-name="P4">
Time: 2023-05-19T36:00:00-04:00</text:p>
      <text:p text:style-name="P4">
Description: Кожна хвилина перебування на станції російських військових і техніки – це прямі риз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59601205-271.jpg" text:style-name="Internet_20_link" text:visited-style-name="Visited_20_Internet_20_Link">
630_360_1659601205-271.jpg</text:a>
']</text:p>
      <text:p text:style-name="P4">
Tags: ['ГЕРМАН ГАЛУЩЕНКО', 'ЗАПОРІЗЬКА АЕС', 'ЯДЕРНА БЕЗПЕКА']</text:p>
      <text:p text:style-name="P4">
Category: News</text:p>
      <!--METADATA-->
      <text:p text:style-name="P4">
<draw:frame draw:style-name="fr1" draw:name="Image282" text:anchor-type="as-char" svg:width="6.9236in" svg:height="3.956343in" draw:z-index="0">
<draw:image xlink:href="../Images/AРМІЯINFORM/2023-05-19T36-00-00-04-00/630_360_1659601205-271.jpg" xlink:type="simple" xlink:show="embed" xlink:actuate="onLoad" draw:mime-type="image/jpeg"/>
</draw:frame>
</text:p>
      <text:p text:style-name="P4">
Кожна хвилина перебування на станції російських військових і техніки – цепрямі ризики для ядерної і радіаційної безпеки всього континенту.</text:p>
      <text:p text:style-name="P4">
Про це <text:a xlink:type="simple" xlink:href="https://www.kmu.gov.ua/news/perebuvannia-viiskovykh-rf-na-terytorii-zaes-nese-ryzyky-dlia-iadernoi-bezpeky-vsoho-kontynentu-herman-halushchenko" text:style-name="Internet_20_link" text:visited-style-name="Visited_20_Internet_20_Link">
зазначив</text:a>
 Міністр енергетики України Герман Галущенко під час брифінгу пропоточну безпекову ситуацію в країні для китайської урядової делегації на чолізі спеціальним представником уряду КНР у справах Євразії Лі Хуеєм.</text:p>
      <text:p text:style-name="P4">
Очільник Міненерго поінформував іноземних гостей про небезпеки і ризики узв'язку із захопленням росією Запорізької АЕС.</text:p>
      <text:p text:style-name="P4">
Герман Галущенко зауважив, що своїми діями росіяни порушили всі сім ключовихпринципів ядерної безпеки. Вони продовжують утримувати в заручниках персоналстанції, застосовуючи психологічний і фізичний тиск.</text:p>
      <text:p text:style-name="P4">
«Ми закликаємо міжнародну спільноту жорстко відреагувати на факти ядерноготероризму, які вчиняє росія. Для забезпечення ядерної і радіаційної безпекиконтиненту ЗАЕС має бути деокупована, демілітаризована і повернена під повнекерівництво українського оператора, який забезпечить безпечну експлуатаціюоб’єкта», — зазначив міністр.</text:p>
      <text:p text:style-name="P4">
Source: <text:a xlink:type="simple" xlink:href="https://armyinform.com.ua/2023/05/19/perebuvannya-vijskovyh-rf-na-zaes-nese-ryzyky-dlya-yadernoyi-bezpeky-vsogo-kontynentu-german-galushhenko/" text:style-name="Internet_20_link" text:visited-style-name="Visited_20_Internet_20_Link">
https://armyinform.com.ua/2023/05/19/perebuvannya-vijskovyh-rf-na-zaes-nese-ryzyky-dlya-yadernoyi-bezpeky-vsogo-kontynentu-german-galushhenko/</text:a>
</text:p>
      <!--NEWS-->
      <text:h text:style-name="P10" text:outline-level="1">
<text:span text:style-name="T4">
Генштаб ЗСУ повідомив про 39 ракетних, 39 авіаційних ударів рф і 29 бойових зіткнень на сході</text:span>
</text:h>
      <text:p text:style-name="P4">
Author: ['АРМІЯINFORM']</text:p>
      <text:p text:style-name="P4">
Time: 2023-05-19T37:00:00-04:00</text:p>
      <text:p text:style-name="P4">
Description: Минулої доби противник завдав 39 ракетних та 39 авіаційних ударів, а також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67121269-457.jpg" text:style-name="Internet_20_link" text:visited-style-name="Visited_20_Internet_20_Link">
630_360_1667121269-457.jpg</text:a>
']</text:p>
      <text:p text:style-name="P4">
Tags: ['ВІЙНА', 'ВОРОЖІ ОБСТРІЛИ', 'ГЕНШТАБ ЗСУ', 'ОПЕРАТИВНА ІНФОРМАЦІЯ']</text:p>
      <text:p text:style-name="P4">
Category: News</text:p>
      <!--METADATA-->
      <text:p text:style-name="P4">
<draw:frame draw:style-name="fr1" draw:name="Image283" text:anchor-type="as-char" svg:width="6.9236in" svg:height="3.956343in" draw:z-index="0">
<draw:image xlink:href="../Images/AРМІЯINFORM/2023-05-19T37-00-00-04-00/630_360_1667121269-457.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Минулої доби противник завдав 39 ракетних та 39 авіаційних ударів, а такожздійснив 50 обстрілів з реактивних систем залпового вогню.</text:p>
      <text:p text:style-name="P4">
Про це<text:a xlink:type="simple" xlink:href="https://www.facebook.com/GeneralStaff.ua/posts/pfbid0BmwkMAiBygu3sYXJMvdaP6UNuAQDhreFacQQqcHSmj9m3XYxjwveNu4VUFpBbVCvl" text:style-name="Internet_20_link" text:visited-style-name="Visited_20_Internet_20_Link">
йдеться</text:a>
в оперативній інформації Генерального штабу ЗСУ.</text:p>
      <text:p text:style-name="P4">
Противник і надалі зосереджує основні зусилля на Лиманському, Бахмутському,Авдіївському та Мар’їнському напрямках. За добу там відбулось 29 бойовихзіткнень на зазначених ділянках фронту. Найгарячіші бої ведуться за Бахмут таМар’їнку.</text:p>
      <text:p text:style-name="P4">
Також цієї доби російська федерація вчергове завдала масованого ракетно-авіаціцного удару по Україні. Детальна інформація буде оприлюднена згодом.</text:p>
      <text:p text:style-name="P4">
У Генштабі наголосили, що ймовірність подальших ракетних та авіаційних ударівпо всій території України залишається дуже високою.</text:p>
      <text:p text:style-name="P4">
Source: <text:a xlink:type="simple" xlink:href="https://armyinform.com.ua/2023/05/19/genshtab-zsu-povidomyv-pro-39-raketnyh-39-aviaczijnyh-udary-rf-i-29-bojovyh-zitknen-na-shodi/" text:style-name="Internet_20_link" text:visited-style-name="Visited_20_Internet_20_Link">
https://armyinform.com.ua/2023/05/19/genshtab-zsu-povidomyv-pro-39-raketnyh-39-aviaczijnyh-udary-rf-i-29-bojovyh-zitknen-na-shodi/</text:a>
</text:p>
      <!--NEWS-->
      <text:h text:style-name="P10" text:outline-level="1">
<text:span text:style-name="T4">
Сили оборони уразили сім станцій РЕБ та три артилерійські підрозділи</text:span>
</text:h>
      <text:p text:style-name="P4">
Author: ['АРМІЯINFORM']</text:p>
      <text:p text:style-name="P4">
Time: 2023-05-19T38:00:00-04:00</text:p>
      <text:p text:style-name="P4">
Description: Підрозділи ракетних військ і артилерії уразили район зосередження озброєння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1489070-713.jpg" text:style-name="Internet_20_link" text:visited-style-name="Visited_20_Internet_20_Link">
630_360_1681489070-713.jpg</text:a>
']</text:p>
      <text:p text:style-name="P4">
Tags: ['ГЕНЕРАЛЬНИЙ ШТАБ ЗС УКРАЇНИ', 'ОПЕРАТИВНА ІНФОРМАЦІЯ']</text:p>
      <text:p text:style-name="P4">
Category: News</text:p>
      <!--METADATA-->
      <text:p text:style-name="P4">
<draw:frame draw:style-name="fr1" draw:name="Image284" text:anchor-type="as-char" svg:width="6.9236in" svg:height="3.956343in" draw:z-index="0">
<draw:image xlink:href="../Images/AРМІЯINFORM/2023-05-19T38-00-00-04-00/630_360_1681489070-713.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ідрозділи ракетних військ і артилерії уразили район зосередження озброєння тавійськової техніки, склад боєприпасів, три артилерійських підрозділи навогневих позиціях, зенітно-ракетний комплекс противника, сім станційрадіоелектронної боротьби та радіолокаційну станцію.</text:p>
      <text:p text:style-name="P4">
Про це<text:a xlink:type="simple" xlink:href="https://www.facebook.com/GeneralStaff.ua/posts/pfbid0BmwkMAiBygu3sYXJMvdaP6UNuAQDhreFacQQqcHSmj9m3XYxjwveNu4VUFpBbVCvl" text:style-name="Internet_20_link" text:visited-style-name="Visited_20_Internet_20_Link">
йдеться</text:a>
в оперативній інформації Генерального штабу ЗСУ.</text:p>
      <text:p text:style-name="P4">
Авіація Сил оборони за минулу добу завдала сім ударів по районах зосередженняособового складу та військової техніки противника.</text:p>
      <text:p text:style-name="P4">
Також наші оборонці знищили 21 крилату ракету та вісім ворожих БПЛА різноготипу.</text:p>
      <text:p text:style-name="P4">
Source: <text:a xlink:type="simple" xlink:href="https://armyinform.com.ua/2023/05/19/syly-oborony-urazyly-sim-stanczij-reb-ta-try-artylerijski-pidrozdily/" text:style-name="Internet_20_link" text:visited-style-name="Visited_20_Internet_20_Link">
https://armyinform.com.ua/2023/05/19/syly-oborony-urazyly-sim-stanczij-reb-ta-try-artylerijski-pidrozdily/</text:a>
</text:p>
      <!--NEWS-->
      <text:h text:style-name="P10" text:outline-level="1">
<text:span text:style-name="T4">
Ворог зосередився на чотирьох напрямках, за Бахмут і Мар’їнку ведуться важкі бої</text:span>
</text:h>
      <text:p text:style-name="P4">
Author: ['АРМІЯINFORM']</text:p>
      <text:p text:style-name="P4">
Time: 2023-05-19T39:00:00-04:00</text:p>
      <text:p text:style-name="P4">
Description: Противник й 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2620469-597.jpg" text:style-name="Internet_20_link" text:visited-style-name="Visited_20_Internet_20_Link">
630_360_1682620469-597.jpg</text:a>
']</text:p>
      <text:p text:style-name="P4">
Tags: ['ВІЙНА', 'ГЕНЕРАЛЬНИЙ ШТАБ ЗС УКРАЇНИ', 'ОПЕРАТИВНА ІНФОРМАЦІЯ']</text:p>
      <text:p text:style-name="P4">
Category: News</text:p>
      <!--METADATA-->
      <text:p text:style-name="P4">
<draw:frame draw:style-name="fr1" draw:name="Image285" text:anchor-type="as-char" svg:width="6.9236in" svg:height="3.956343in" draw:z-index="0">
<draw:image xlink:href="../Images/AРМІЯINFORM/2023-05-19T39-00-00-04-00/630_360_1682620469-597.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ивник й далі зосереджує основні зусилля на Лиманському, Бахмутському,Авдіївському та Мар’їнському напрямках. В епіцентрі бойових дій — Бахмут таМар’їнка.</text:p>
      <text:p text:style-name="P4">
Про це<text:a xlink:type="simple" xlink:href="https://www.facebook.com/GeneralStaff.ua/posts/pfbid0BmwkMAiBygu3sYXJMvdaP6UNuAQDhreFacQQqcHSmj9m3XYxjwveNu4VUFpBbVCvl" text:style-name="Internet_20_link" text:visited-style-name="Visited_20_Internet_20_Link">
йдеться</text:a>
в оперативній інформації Генерального штабу ЗСУ.</text:p>
      <text:p text:style-name="P4">
На Сіверському, Слобожанському та Куп’янському напрямках противник обстрілявнаселені пункти з мінометів та артилерії.</text:p>
      <text:p text:style-name="P4">
На Лиманському напрямку протягом минулої доби ворог наступальних дій непроводив.</text:p>
      <text:p text:style-name="P4">
На Бахмутському напрямку противник безуспішно наступав у напрямку населеногопункту Іванівське.</text:p>
      <text:p text:style-name="P4">
На Авдіївському — провів наступальні дії у напрямку населених пунктів Сєвернета Первомайське, успіху не мав.</text:p>
      <text:p text:style-name="P4">
На Мар’їнському напрямку підрозділи сил оборони відбили численні атакипротивника в районі міста Мар’їнка, а також атаку у напрямку Новомихайлівки.</text:p>
      <text:p text:style-name="P4">
На Запорізькому та Херсонському напрямках противник продовжує вести обороннідії.</text:p>
      <text:p text:style-name="P4">
Source: <text:a xlink:type="simple" xlink:href="https://armyinform.com.ua/2023/05/19/vorog-zoseredyvsya-na-chotyroh-napryamkah-za-bahmut-i-maryinku-vedutsya-vazhki-boyi/" text:style-name="Internet_20_link" text:visited-style-name="Visited_20_Internet_20_Link">
https://armyinform.com.ua/2023/05/19/vorog-zoseredyvsya-na-chotyroh-napryamkah-za-bahmut-i-maryinku-vedutsya-vazhki-boyi/</text:a>
</text:p>
      <!--NEWS-->
      <text:h text:style-name="P10" text:outline-level="1">
<text:span text:style-name="T4">
У Луганську місцеву лікарню окупанти перетворили на військовий госпіталь</text:span>
</text:h>
      <text:p text:style-name="P4">
Author: ['АРМІЯINFORM']</text:p>
      <text:p text:style-name="P4">
Time: 2023-05-19T40:00:00-04:00</text:p>
      <text:p text:style-name="P4">
Description: У зв’язку з великими санітарними втратами російські окупанти все більш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9993209788d-c303a064cc4d4e3ca9970acb00328288.webp" text:style-name="Internet_20_link" text:visited-style-name="Visited_20_Internet_20_Link">
639993209788d-c303a064cc4d4e3ca9970acb00328288.webp</text:a>
']</text:p>
      <text:p text:style-name="P4">
Tags: ['ГЕНЕРАЛЬНИЙ ШТАБ ЗС УКРАЇНИ', 'ОПЕРАТИВНА ІНФОРМАЦІЯ', 'ПВК "ВАГНЕР"']</text:p>
      <text:p text:style-name="P4">
Category: News</text:p>
      <!--METADATA-->
      <text:p text:style-name="P4">
<draw:frame draw:style-name="fr1" draw:name="Image286" text:anchor-type="as-char" svg:width="6.9236in" svg:height="3.894525in" draw:z-index="0">
<draw:image xlink:href="../ConvertedIMGs/AРМІЯINFORM/2023-05-19T40-00-00-04-00/639993209788d-c303a064cc4d4e3ca9970acb00328288.png" xlink:type="simple" xlink:show="embed" xlink:actuate="onLoad" draw:mime-type="image/png"/>
</draw:frame>
</text:p>
      <text:p text:style-name="P4">
<text:span text:style-name="T4">
<text:span text:style-name="T5">
*🔥 Ситуація щодо російського вторгнення</text:span>
</text:span>
*</text:p>
      <text:p text:style-name="P4">
У зв’язку з великими санітарними втратами російські окупанти все більшевикористовують цивільні медичні заклади населених пунктів у власних цілях.</text:p>
      <text:p text:style-name="P4">
Про це<text:a xlink:type="simple" xlink:href="https://www.facebook.com/GeneralStaff.ua/posts/pfbid0BmwkMAiBygu3sYXJMvdaP6UNuAQDhreFacQQqcHSmj9m3XYxjwveNu4VUFpBbVCvl" text:style-name="Internet_20_link" text:visited-style-name="Visited_20_Internet_20_Link">
йдеться</text:a>
в оперативній інформації Генерального штабу ЗСУ.</text:p>
      <text:p text:style-name="P4">
У тимчасово окупованому Луганську, зокрема, загарбники використовуютьЗалізничну лікарню як військовий шпиталь.</text:p>
      <text:p text:style-name="P4">
Там вони лікують поранених військовослужбовців російської федерації танайманців з ПВК «вагнер».</text:p>
      <text:p text:style-name="P4">
Source: <text:a xlink:type="simple" xlink:href="https://armyinform.com.ua/2023/05/19/u-lugansku-misczevu-likarnyu-okupanty-peretvoryly-na-vijskovyj-gospital/" text:style-name="Internet_20_link" text:visited-style-name="Visited_20_Internet_20_Link">
https://armyinform.com.ua/2023/05/19/u-lugansku-misczevu-likarnyu-okupanty-peretvoryly-na-vijskovyj-gospital/</text:a>
</text:p>
      <!--NEWS-->
      <text:h text:style-name="P10" text:outline-level="1">
<text:span text:style-name="T4">
Сили ППО знищили 16 Shahed та три крилаті ракети «Калібр»</text:span>
</text:h>
      <text:p text:style-name="P4">
Author: ['АРМІЯINFORM']</text:p>
      <text:p text:style-name="P4">
Time: 2023-05-19T41:00:00-04:00</text:p>
      <text:p text:style-name="P4">
Description: У ніч на 19 травня російські окупанти атакували Україну з північного та південно-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39503_b1be5f67e9yzf55cf13c59bd0a14f35a_orig_new_960x380_0.jpg" text:style-name="Internet_20_link" text:visited-style-name="Visited_20_Internet_20_Link">
239503_b1be5f67e9yzf55cf13c59bd0a14f35a_orig_new_960x380_0.jpg</text:a>
']</text:p>
      <text:p text:style-name="P4">
Tags: ['SHAHED-136/131', 'КАЛІБРИ', 'КОМАНДУВАННЯ ПОВІТРЯНИХ СИЛ ЗСУ', 'ХРОНІКА ОБОРОНИ']</text:p>
      <text:p text:style-name="P4">
Category: News</text:p>
      <!--METADATA-->
      <text:p text:style-name="P4">
<draw:frame draw:style-name="fr1" draw:name="Image287" text:anchor-type="as-char" svg:width="6.9236in" svg:height="3.606042in" draw:z-index="0">
<draw:image xlink:href="../Images/AРМІЯINFORM/2023-05-19T41-00-00-04-00/239503_b1be5f67e9yzf55cf13c59bd0a14f35a_orig_new_960x380_0.jpg" xlink:type="simple" xlink:show="embed" xlink:actuate="onLoad" draw:mime-type="image/jpeg"/>
</draw:frame>
</text:p>
      <text:p text:style-name="P4">
У ніч на 19 травня російські окупанти атакували Україну з північного тапівденно-східного напрямків ударними дронами Shahed-136/131 та крилатимиракетами «Калібр» з кораблів у Чорному морі.</text:p>
      <text:p text:style-name="P4">
Про це <text:a xlink:type="simple" xlink:href="https://t.me/kpszsu/2524" text:style-name="Internet_20_link" text:visited-style-name="Visited_20_Internet_20_Link">
повідомляє</text:a>
 Командування Повітряних Сил ЗСУ.</text:p>
      <text:p text:style-name="P4">
Зафіксовано пуски 22 «шахедів» та шести «Калібрів».</text:p>
      <text:p text:style-name="P4">
«Протягом цієї нічної атаки силами та засобами протиповітряної оборониповітряних командувань «Центр», «Захід» та «Південь» Повітряних Сил ЗС Українизнищено три крилаті ракети та 16 ударних дронів», — йдеться в повідомленні.</text:p>
      <text:p text:style-name="P4">
Source: <text:a xlink:type="simple" xlink:href="https://armyinform.com.ua/2023/05/19/syly-ppo-znyshhyly-16-shahed-ta-try-krylati-rakety-kalibr/" text:style-name="Internet_20_link" text:visited-style-name="Visited_20_Internet_20_Link">
https://armyinform.com.ua/2023/05/19/syly-ppo-znyshhyly-16-shahed-ta-try-krylati-rakety-kalibr/</text:a>
</text:p>
      <!--NEWS-->
      <text:h text:style-name="P10" text:outline-level="1">
<text:span text:style-name="T4">
Наші захисники знищили шість САУ «Гвоздика» на лівому березі Дніпра — Наталія Гуменюк</text:span>
</text:h>
      <text:p text:style-name="P4">
Author: ['Володимир Віват']</text:p>
      <text:p text:style-name="P4">
Time: 2023-05-19T42:00:00-04:00</text:p>
      <text:p text:style-name="P4">
Description: У зоні відповідальності Сил оборони півдня України сьогодні вночі знову відмічена ворож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022-11-31-mykolayivshhyna1.jpg" text:style-name="Internet_20_link" text:visited-style-name="Visited_20_Internet_20_Link">
2022-11-31-mykolayivshhyna1.jpg</text:a>
']</text:p>
      <text:p text:style-name="P4">
Tags: ['ЄДИНІ НОВИНИ', 'КРИВИЙ РІГ', 'МИКОЛАЇВЩИНА', 'НАТАЛІЯ ГУМЕНЮК', 'ХЕРСОНЩИНА']</text:p>
      <text:p text:style-name="P4">
Category: News</text:p>
      <!--METADATA-->
      <text:p text:style-name="P4">
<draw:frame draw:style-name="fr1" draw:name="Image288" text:anchor-type="as-char" svg:width="6.9236in" svg:height="5.1927in" draw:z-index="0">
<draw:image xlink:href="../Images/AРМІЯINFORM/2023-05-19T42-00-00-04-00/2022-11-31-mykolayivshhyna1.jpg" xlink:type="simple" xlink:show="embed" xlink:actuate="onLoad" draw:mime-type="image/jpeg"/>
</draw:frame>
</text:p>
      <text:p text:style-name="P4">
У зоні відповідальності Сил оборони півдня України сьогодні вночі зновувідмічена ворожа активність. Три ракети морського базування «Калібр» булознищено нашими захисниками над Миколаївщиною. На жаль, було влучання вприватне промислове виробництво в Кривому Розі, є інформація про постраждалужінку, їй уже надано медичну допомогу.</text:p>
      <text:p text:style-name="P4">
Про це в ефірі національного марафону «Єдині новини» повідомила начальникОб’єднаного координаційного пресцентру Сил оборони півдня України капітан 1рангу Наталія Гуменюк.</text:p>
      <text:p text:style-name="P4">
— Своїми нічними атаками ворог намагається виснажити нашу протиповітрянуоборону, внести розкол у суспільство в очікуванні подальшого розвитку подій налінії зіткнення, — зазначила Наталія Гуменюк.</text:p>
      <text:p text:style-name="P4">
Також офіцер повідомила, що залишається напруженою оперативна ситуація наХерсонщині. Ворог активно намагається вести повітряну розвідку.</text:p>
      <text:p text:style-name="P4">
— Ми продовжуємо контрбатарейну боротьбу. За минулу добу наші захисникизнищили безпілотник «Орлан-10», комплекс дальнього візуального спостереження«Муром», а ракетно-артилерійські підрозділи навічно поклали у землю на лівомуберезі шість САУ «Гвоздика», якими ворог обстрілював Херсонщину, — підсумуваланачальник Об’єднаного координаційного пресцентру Сил оборони півдня України.</text:p>
      <text:p text:style-name="P4">
Source: <text:a xlink:type="simple" xlink:href="https://armyinform.com.ua/2023/05/19/nashi-zahysnyky-znyshhyly-shist-sau-gvozdyka-na-livomu-berezi-dnipra-nataliya-gumenyuk/" text:style-name="Internet_20_link" text:visited-style-name="Visited_20_Internet_20_Link">
https://armyinform.com.ua/2023/05/19/nashi-zahysnyky-znyshhyly-shist-sau-gvozdyka-na-livomu-berezi-dnipra-nataliya-gumenyuk/</text:a>
</text:p>
      <!--NEWS-->
      <text:h text:style-name="P10" text:outline-level="1">
<text:span text:style-name="T4">
Родичі полонених десантників зустрілися з представниками Координаційного штабу</text:span>
</text:h>
      <text:p text:style-name="P4">
Author: ['АРМІЯINFORM']</text:p>
      <text:p text:style-name="P4">
Time: 2023-05-19T43:00:00-04:00</text:p>
      <text:p text:style-name="P4">
Description: У Координаційному штабі відбулася зустріч з родичами й близькими бій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9efe113-522e-4ce5-a155-4e6e8374b840.jpg" text:style-name="Internet_20_link" text:visited-style-name="Visited_20_Internet_20_Link">
39efe113-522e-4ce5-a155-4e6e8374b840.jpg</text:a>
']</text:p>
      <text:p text:style-name="P4">
Tags: ['ВІЙСЬКОВОПОЛОНЕНІ', 'ДЕСАНТНИКИ', 'КООРДИНАЦІЙНИЙ ШТАБ З ПИТАНЬ ПОВОДЖЕННЯ З ВІЙСЬКОВОПОЛОНЕНИМИ']</text:p>
      <text:p text:style-name="P4">
Category: News</text:p>
      <!--METADATA-->
      <text:p text:style-name="P4">
<draw:frame draw:style-name="fr1" draw:name="Image289" text:anchor-type="as-char" svg:width="6.9236in" svg:height="3.888755in" draw:z-index="0">
<draw:image xlink:href="../Images/AРМІЯINFORM/2023-05-19T43-00-00-04-00/39efe113-522e-4ce5-a155-4e6e8374b840.jpg" xlink:type="simple" xlink:show="embed" xlink:actuate="onLoad" draw:mime-type="image/jpeg"/>
</draw:frame>
</text:p>
      <text:p text:style-name="P4">
У Координаційному штабі відбулася зустріч з родичами й близькими бійцівокремої аеромобільної бригади з Житомирщини, що входить до складу Десантно-штурмових військ Збройних Сил України. З родинами полонених і зниклих безвістидесантників спілкувалися представники Координаційного штабу, Служби безпекиУкраїни (Об’єднаного центру) та Міжнародного комітету Червоного Хреста.</text:p>
      <text:p text:style-name="P4">
Про це <text:a xlink:type="simple" xlink:href="https://t.me/Koord_shtab/1076" text:style-name="Internet_20_link" text:visited-style-name="Visited_20_Internet_20_Link">
повідомляє</text:a>
 Координаційний штаб зпитань поводження з військовополоненими.</text:p>
      <text:p text:style-name="P4">
Як зазначив представник штабу, остаточно стверджувати про точнемісцезнаходження полонених не можна, бо їх можуть переміщувати в інші місцяутримання. Офіційної інформації країна-агресорка про це не надає. Однак,важливі відомості про ймовірне місце утримання можна отримати з інших джерел,зокрема від тих захисників, які вже визволені з полону.</text:p>
      <text:p text:style-name="P4">
Представниця Міжнародного комітету Червоного Хреста запевнила, що МКЧХ клопочепро доступ до всіх без винятку військовополонених, а не лише до тих, хтоофіційно підтверджений міністерством оборони російської федерації.</text:p>
      <text:p text:style-name="P4">
Представник штабу також звернув увагу на те, що не всі відомості, отримані відзвільнених з полону, можуть бути публічними.</text:p>
      <text:p text:style-name="P4">
«Оприлюднення деякої інформації може нашкодити тим, хто досі перебуває уворожій неволі, — додав він. — А наше завдання — забрати звідти всіх».</text:p>
      <text:p text:style-name="P4">
Окремо було обговорено проблемні питання, що стосуються комунікації зіслідчими Національної поліції України та військовими частинами.</text:p>
      <text:p text:style-name="P4">
Source: <text:a xlink:type="simple" xlink:href="https://armyinform.com.ua/2023/05/19/rodychi-polonenyh-desantnykiv-zustrilysya-z-predstavnykamy-koordynaczijnogo-shtabu-2/" text:style-name="Internet_20_link" text:visited-style-name="Visited_20_Internet_20_Link">
https://armyinform.com.ua/2023/05/19/rodychi-polonenyh-desantnykiv-zustrilysya-z-predstavnykamy-koordynaczijnogo-shtabu-2/</text:a>
</text:p>
      <!--NEWS-->
      <text:h text:style-name="P10" text:outline-level="1">
<text:span text:style-name="T4">
Українські захисники за добу ліквідували понад 600 окупантів, знищили 4 танки і 12 артсистем</text:span>
</text:h>
      <text:p text:style-name="P4">
Author: ['АРМІЯINFORM']</text:p>
      <text:p text:style-name="P4">
Time: 2023-05-19T44:00:00-04:00</text:p>
      <text:p text:style-name="P4">
Description: Загальні бойові втрати противника з 24.02.22 по 19.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805f05a-04d3-4435-974a-783a155892a2-scaled.jpg" text:style-name="Internet_20_link" text:visited-style-name="Visited_20_Internet_20_Link">
7805f05a-04d3-4435-974a-783a155892a2-scaled.jpg</text:a>
']</text:p>
      <text:p text:style-name="P4">
Tags: ['STOPRUSSIA', 'АГРЕСІЯ РФ', 'ВТОРГНЕННЯ РФ', 'ВТРАТИ ВОРОГА', 'ГШ ЗСУ']</text:p>
      <text:p text:style-name="P4">
Category: News</text:p>
      <!--METADATA-->
      <text:p text:style-name="P4">
<draw:frame draw:style-name="fr1" draw:name="Image290" text:anchor-type="as-char" svg:width="6.9236in" svg:height="6.975527in" draw:z-index="0">
<draw:image xlink:href="../Images/AРМІЯINFORM/2023-05-19T44-00-00-04-00/7805f05a-04d3-4435-974a-783a155892a2-scaled.jpg" xlink:type="simple" xlink:show="embed" xlink:actuate="onLoad" draw:mime-type="image/jpeg"/>
</draw:frame>
</text:p>
      <text:p text:style-name="P4">
Загальні бойові втрати противника з 24.02.22 по 19.05.23 орієнтовностановлять:</text:p>
      <ul>
        <li>
<text:span text:style-name="T4">
особового складу ‒</text:span>
 201760 (+660) осіб ліквідовано  * <text:span text:style-name="T4">
танків ‒</text:span>
 3777 (+4)  * <text:span text:style-name="T4">
бойових броньованих машин ‒</text:span>
 7377 (+4)  * <text:span text:style-name="T4">
артилерійських систем ‒</text:span>
 3210 (+12)  * <text:span text:style-name="T4">
РСЗВ ‒</text:span>
 564 (+1)  * <text:span text:style-name="T4">
засоби ППО ‒</text:span>
 319 (+1)  * <text:span text:style-name="T4">
літаків ‒</text:span>
 308 (0)  * <text:span text:style-name="T4">
гелікоптерів ‒</text:span>
 294 (0)  * <text:span text:style-name="T4">
БПЛА оперативно-тактичного рівня ‒</text:span>
 2769 (+10)  * <text:span text:style-name="T4">
крилаті ракети ‒</text:span>
 1011 (+21)  * <text:span text:style-name="T4">
кораблі / катери ‒</text:span>
 18 (0)  * <text:span text:style-name="T4">
автомобільної техніки та автоцистерн ‒</text:span>
 6083 (+10)  * <text:span text:style-name="T4">
спеціальна техніка ‒</text:span>
 419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9.05.23.</text:p>
      <text:p text:style-name="P4">
Source: <text:a xlink:type="simple" xlink:href="https://armyinform.com.ua/2023/05/19/ukrayinski-zahysnyky-za-dobu-likviduvaly-ponad-600-okupantiv-znyshhyly-4-tanky-i-12-artsystem/" text:style-name="Internet_20_link" text:visited-style-name="Visited_20_Internet_20_Link">
https://armyinform.com.ua/2023/05/19/ukrayinski-zahysnyky-za-dobu-likviduvaly-ponad-600-okupantiv-znyshhyly-4-tanky-i-12-artsystem/</text:a>
</text:p>
      <!--NEWS-->
      <text:h text:style-name="P10" text:outline-level="1">
<text:span text:style-name="T4">
В Україні хвилина мовчання</text:span>
</text:h>
      <text:p text:style-name="P4">
Author: ['АРМІЯINFORM']</text:p>
      <text:p text:style-name="P4">
Time: 2023-05-19T45: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91" text:anchor-type="as-char" svg:width="6.9236in" svg:height="3.895992in" draw:z-index="0">
<draw:image xlink:href="../Images/AРМІЯINFORM/2023-05-19T45-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9/v-ukrayini-hvylyna-movchannya/" text:style-name="Internet_20_link" text:visited-style-name="Visited_20_Internet_20_Link">
https://armyinform.com.ua/2023/05/19/v-ukrayini-hvylyna-movchannya/</text:a>
</text:p>
      <!--NEWS-->
      <text:h text:style-name="P10" text:outline-level="1">
<text:span text:style-name="T4">
Повідомлено про підозру високопоставленому російському військовому, який наказав захопити аеродром Гостомеля</text:span>
</text:h>
      <text:p text:style-name="P4">
Author: ['АРМІЯINFORM']</text:p>
      <text:p text:style-name="P4">
Time: 2023-05-19T46:00:00-04:00</text:p>
      <text:p text:style-name="P4">
Description: Заступнику командувача повітряно-десантних військ зс рф повідомлено про підозру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5400034378530277027-y.jpg" text:style-name="Internet_20_link" text:visited-style-name="Visited_20_Internet_20_Link">
photo-5400034378530277027-y.jpg</text:a>
']</text:p>
      <text:p text:style-name="P4">
Tags: ['АГРЕСІЯ РФ', 'ВТОРГНЕННЯ РФ', 'ОФІС ГЕНЕРАЛЬНОГО ПРОКУРОРА УКРАЇНИ']</text:p>
      <text:p text:style-name="P4">
Category: News</text:p>
      <!--METADATA-->
      <text:p text:style-name="P4">
<draw:frame draw:style-name="fr1" draw:name="Image292" text:anchor-type="as-char" svg:width="6.9236in" svg:height="4.662612in" draw:z-index="0">
<draw:image xlink:href="../Images/AРМІЯINFORM/2023-05-19T46-00-00-04-00/photo-5400034378530277027-y.jpg" xlink:type="simple" xlink:show="embed" xlink:actuate="onLoad" draw:mime-type="image/jpeg"/>
</draw:frame>
</text:p>
      <text:p text:style-name="P4">
Заступнику командувача повітряно-десантних військ зс рф повідомлено пропідозру у вчиненні умисних дій з метою зміни меж території та державногокордону України, які призвели до загибелі людей, а також у веденні агресивноївійни.</text:p>
      <text:p text:style-name="P4">
За даними слідства, військовослужбовець зс рф організував підготовку та віддавнакази і розпорядження на здійснення підрозділами повітряно-десантних військзс рф, із застосуванням підрозділів армійської авіації зс рф, ураження тазахоплення наземних цілей та інших об’єктів на території України. Серед нихінфраструктура аеродрому «Київ-Антонов-2» АТП ДП «Антонов».</text:p>
      <text:p text:style-name="P4">
Таким чином він забезпечив широкомасштабне вторгнення підрозділів зс рф натериторію України з метою її окупації.</text:p>
      <text:p text:style-name="P4">
Ці дії підозрюваного призвели до загибелі людей, зокрема дітей, отримання нимитілесних ушкоджень різного ступеня тяжкості. А також заподіяння матеріальнихзбитків у вигляді знищення будівель, майна та інфраструктури.</text:p>
      <text:p text:style-name="P4">
<text:span text:style-name="T4">
Джерело:</text:span>
 <text:a xlink:type="simple" xlink:href="https://www.gp.gov.ua/ua/posts/povidomleno-pro-pidozru-zastupniku-komanduyucogo-povitryano-desantnix-viisk-zs-rf-yakii-viddav-nakaz-na-urazennya-ta-zaxoplennya-nazemnix-cilei-na-teritoriyi-ukrayini" text:style-name="Internet_20_link" text:visited-style-name="Visited_20_Internet_20_Link">
<text:span text:style-name="T5">
Офіс Генерального прокурораУкраїни</text:span>
</text:a>
</text:p>
      <text:p text:style-name="P4">
Source: <text:a xlink:type="simple" xlink:href="https://armyinform.com.ua/2023/05/19/povidomleno-pro-pidozru-vysokopostavlenomu-rosijskomu-vijskovomu-yakyj-nakazav-zahopyty-aerodrom-gostomelya/" text:style-name="Internet_20_link" text:visited-style-name="Visited_20_Internet_20_Link">
https://armyinform.com.ua/2023/05/19/povidomleno-pro-pidozru-vysokopostavlenomu-rosijskomu-vijskovomu-yakyj-nakazav-zahopyty-aerodrom-gostomelya/</text:a>
</text:p>
      <!--NEWS-->
      <text:h text:style-name="P10" text:outline-level="1">
<text:span text:style-name="T4">
Японія вперше прийме на лікування поранених українських військових</text:span>
</text:h>
      <text:p text:style-name="P4">
Author: ['АРМІЯINFORM']</text:p>
      <text:p text:style-name="P4">
Time: 2023-05-19T47:00:00-04:00</text:p>
      <text:p text:style-name="P4">
Description: У відповідь на запит України Міністерство оборони Японії ухвалило рішення про прийом дв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icine.jpg" text:style-name="Internet_20_link" text:visited-style-name="Visited_20_Internet_20_Link">
medicine.jpg</text:a>
']</text:p>
      <text:p text:style-name="P4">
Tags: ['ДОПОМОГА ПАРТНЕРІВ', 'ЛІКУВАННЯ ТА РЕАБІЛІТАЦІЯ', 'СВІТ ПІДТРИМУЄ УКРАЇНУ', 'ЯПОНІЯ']</text:p>
      <text:p text:style-name="P4">
Category: News</text:p>
      <!--METADATA-->
      <text:p text:style-name="P4">
<draw:frame draw:style-name="fr1" draw:name="Image293" text:anchor-type="as-char" svg:width="6.9236in" svg:height="3.894525in" draw:z-index="0">
<draw:image xlink:href="../Images/AРМІЯINFORM/2023-05-19T47-00-00-04-00/medicine.jpg" xlink:type="simple" xlink:show="embed" xlink:actuate="onLoad" draw:mime-type="image/jpeg"/>
</draw:frame>
Ілюстративне фото</text:p>
      <text:p text:style-name="P4">
У відповідь на запит України Міністерство оборони Японії ухвалило рішення проприйом двох українських поранених бійців на реабілітаційне лікування.</text:p>
      <text:p text:style-name="P4">
Про це йдеться у<text:a xlink:type="simple" xlink:href="https://www.mod.go.jp/j/approach/exchange/area/2023/20230518_ukr-j.html" text:style-name="Internet_20_link" text:visited-style-name="Visited_20_Internet_20_Link">
повідомленні</text:a>
пресслужби Міністерства оборони Японії.</text:p>
      <text:p text:style-name="P4">
Згідно із повідомленням, українські військовослужбовці прибудуть нареабілітацію у червні поточного року до центрального госпіталю Сил самооборониЯпонії.</text:p>
      <text:p text:style-name="P4">
«Міністерство оборони Японії та Сили самооборони й надалі тісноспівпрацюватимуть з міжнародним співтовариством та надаватимуть максимальнупідтримку Україні», — повідомили в японському оборонному відомстві.</text:p>
      <text:p text:style-name="P4">
Нагадаємо, Кабінет Міністрів України<text:a xlink:type="simple" xlink:href="https://armyinform.com.ua/2023/05/03/poranenym-vijskovym-sprostyly-vyyizd-na-likuvannya-za-kordon-rozyasnennya/" text:style-name="Internet_20_link" text:visited-style-name="Visited_20_Internet_20_Link">
спростив</text:a>
 механізм направлення налікування за кордон захисників України.</text:p>
      <text:p text:style-name="P4">
Source: <text:a xlink:type="simple" xlink:href="https://armyinform.com.ua/2023/05/19/yaponiya-vpershe-pryjme-na-likuvannya-poranenyh-ukrayinskyh-vijskovyh/" text:style-name="Internet_20_link" text:visited-style-name="Visited_20_Internet_20_Link">
https://armyinform.com.ua/2023/05/19/yaponiya-vpershe-pryjme-na-likuvannya-poranenyh-ukrayinskyh-vijskovyh/</text:a>
</text:p>
      <!--NEWS-->
      <text:h text:style-name="P10" text:outline-level="1">
<text:span text:style-name="T4">
ГУР фіксує спроби поширення у медіа дезінформації про Сили оборони України</text:span>
</text:h>
      <text:p text:style-name="P4">
Author: ['АРМІЯINFORM']</text:p>
      <text:p text:style-name="P4">
Time: 2023-05-19T48:00:00-04:00</text:p>
      <text:p text:style-name="P4">
Description: Останнім часом в українському інформаційному полі фіксуються пропозиції розмістит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1.jpg" text:style-name="Internet_20_link" text:visited-style-name="Visited_20_Internet_20_Link">
gur-1.jpg</text:a>
']</text:p>
      <text:p text:style-name="P4">
Tags: ['АГРЕСІЯ РФ', 'ВТОРГНЕННЯ РФ', 'ГУР МОУ', 'РОСІЙСЬКА ДЕЗІНФОРМАЦІЯ']</text:p>
      <text:p text:style-name="P4">
Category: News</text:p>
      <!--METADATA-->
      <text:p text:style-name="P4">
<draw:frame draw:style-name="fr1" draw:name="Image294" text:anchor-type="as-char" svg:width="6.9236in" svg:height="3.894525in" draw:z-index="0">
<draw:image xlink:href="../Images/AРМІЯINFORM/2023-05-19T48-00-00-04-00/gur-1.jpg" xlink:type="simple" xlink:show="embed" xlink:actuate="onLoad" draw:mime-type="image/jpeg"/>
</draw:frame>
</text:p>
      <text:p text:style-name="P4">
Останнім часом в українському інформаційному полі фіксуються пропозиціїрозмістити на різноманітних медійних платформах матеріали, що мають пряміознаки дезінформації та спрямовані на дискредитацію українських Сил безпеки іоборони.</text:p>
      <text:p text:style-name="P4">
Про це <text:a xlink:type="simple" xlink:href="https://gur.gov.ua/content/do-uvahy-predstavnykiv-zmi-bloheriv-ta-lideriv-suspilnoi-dumky.html" text:style-name="Internet_20_link" text:visited-style-name="Visited_20_Internet_20_Link">
повідомляє</text:a>
 Головне управління розвідкиМіністерства оборони України.</text:p>
      <text:p text:style-name="P4">
«Також такі пропозиції можуть озвучуватися від імені начебто представниківукраїнських спецслужб. Просимо зберігати пильність у подібних випадках таодразу звертатися до правоохоронних», — йдеться йдеться у зверненні допредставників ЗМІ, блогерів та лідерів суспільної думки.</text:p>
      <text:p text:style-name="P4">
Source: <text:a xlink:type="simple" xlink:href="https://armyinform.com.ua/2023/05/19/gur-fiksuye-sproby-poshyrennya-u-media-dezinformacziyi-pro-syly-oborony-ukrayiny/" text:style-name="Internet_20_link" text:visited-style-name="Visited_20_Internet_20_Link">
https://armyinform.com.ua/2023/05/19/gur-fiksuye-sproby-poshyrennya-u-media-dezinformacziyi-pro-syly-oborony-ukrayiny/</text:a>
</text:p>
      <!--NEWS-->
      <text:h text:style-name="P10" text:outline-level="1">
<text:span text:style-name="T4">
Алмази, мідь, алюміній та військове керівництво терористів: Британія наклала нові санкції на рф</text:span>
</text:h>
      <text:p text:style-name="P4">
Author: ['АРМІЯINFORM']</text:p>
      <text:p text:style-name="P4">
Time: 2023-05-19T49:00:00-04:00</text:p>
      <text:p text:style-name="P4">
Description: Велика Британія оголосила про заборону постачань російських алмазів на суму 4 мільяр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ussiandiamonds.jpg" text:style-name="Internet_20_link" text:visited-style-name="Visited_20_Internet_20_Link">
russiandiamonds.jpg</text:a>
']</text:p>
      <text:p text:style-name="P4">
Tags: ['G7', 'STOPRUSSIA', 'АНТИРОСІЙСЬКІ САНКЦІЇ', 'ВЕЛИКА БРИТАНІЯ', 'ЕКОНОМІКА РФ', 'КРАХ ЕКОНОМІКИ РФ']</text:p>
      <text:p text:style-name="P4">
Category: News</text:p>
      <!--METADATA-->
      <text:p text:style-name="P4">
<draw:frame draw:style-name="fr1" draw:name="Image295" text:anchor-type="as-char" svg:width="6.9236in" svg:height="3.894525in" draw:z-index="0">
<draw:image xlink:href="../Images/AРМІЯINFORM/2023-05-19T49-00-00-04-00/russiandiamonds.jpg" xlink:type="simple" xlink:show="embed" xlink:actuate="onLoad" draw:mime-type="image/jpeg"/>
</draw:frame>
</text:p>
      <text:p text:style-name="P4">
Велика Британія оголосила про заборону постачань російських алмазів на суму 4мільярда доларів, а також обмежила імпорт міді, алюмінію та нікелю російськогопоходження.</text:p>
      <text:p text:style-name="P4">
Про це заявили в Офісі британського прем'єра, про що<text:a xlink:type="simple" xlink:href="https://www.gov.uk/government/news/new-sanctions-demonstrate-g7-resolve-on-russia" text:style-name="Internet_20_link" text:visited-style-name="Visited_20_Internet_20_Link">
повідомляє</text:a>
 пресслужба уряду Великої Британії.</text:p>
      <text:p text:style-name="P4">
Поряд із цими торговельними заходами британський уряд також готує новііндивідуальні санкції, націлені на 86 осіб і компанії з військово-промисловогокомплексу путіна, а також на тих, хто залучений до ключових джерел доходу,таких як енергетика, метали та судноплавство. Крім того, під обмеженняпотраплять ті, хто допомагає обійти санкції.</text:p>
      <text:p text:style-name="P4">
«Заради глобального миру та безпеки ми повинні показати, що жорстокенасильство та примус не приносять плодів. Як демонструють сьогоднішніоголошення санкцій, країни «великої сімки» залишаються єдиними перед обличчямзагрози з боку росії та непохитними у нашій підтримці України. Ми збираємосясьогодні в Хіросімі, місті, яке є прикладом жахів війни. Ми повинні подвоїтинаші зусилля для захисту цінностей свободи, демократії та толерантності як вУкраїні, так і тут, в Індо-Тихоокеанському регіоні», — сказав прем’єр-міністрБританії Ріші Сунак напередодні саміту G7.</text:p>
      <text:p text:style-name="P4">
Source: <text:a xlink:type="simple" xlink:href="https://armyinform.com.ua/2023/05/19/almazy-mid-alyuminij-ta-vijskove-kerivnycztvo-terorystiv-brytaniya-naklala-novi-sankcziyi-na-rf/" text:style-name="Internet_20_link" text:visited-style-name="Visited_20_Internet_20_Link">
https://armyinform.com.ua/2023/05/19/almazy-mid-alyuminij-ta-vijskove-kerivnycztvo-terorystiv-brytaniya-naklala-novi-sankcziyi-na-rf/</text:a>
</text:p>
      <!--NEWS-->
      <text:h text:style-name="P10" text:outline-level="1">
<text:span text:style-name="T4">
Потенціал рф для серйозних наступальних дій абсолютно вичерпаний — Кирило Буданов</text:span>
</text:h>
      <text:p text:style-name="P4">
Author: ['АРМІЯINFORM']</text:p>
      <text:p text:style-name="P4">
Time: 2023-05-19T50:00:00-04:00</text:p>
      <text:p text:style-name="P4">
Description: Потенціал до серйозних наступальних дій армії рф абсолютно вичерпаний. Все, що вони мог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19-1.jpg" text:style-name="Internet_20_link" text:visited-style-name="Visited_20_Internet_20_Link">
20230519-1.jpg</text:a>
']</text:p>
      <text:p text:style-name="P4">
Tags: ['STOPRUSSIA', 'АГРЕСІЯ РФ', 'ВТОРГНЕННЯ РФ', 'ГУР МІНОБОРОНИ УКРАЇНИ', 'КИРИЛО БУДАНОВ']</text:p>
      <text:p text:style-name="P4">
Category: News</text:p>
      <!--METADATA-->
      <text:p text:style-name="P4">
<draw:frame draw:style-name="fr1" draw:name="Image296" text:anchor-type="as-char" svg:width="6.9236in" svg:height="3.473339in" draw:z-index="0">
<draw:image xlink:href="../Images/AРМІЯINFORM/2023-05-19T50-00-00-04-00/20230519-1.jpg" xlink:type="simple" xlink:show="embed" xlink:actuate="onLoad" draw:mime-type="image/jpeg"/>
</draw:frame>
</text:p>
      <text:p text:style-name="P4">
Потенціал до серйозних наступальних дій армії рф абсолютно вичерпаний. Все, щовони могли задіяти, уже задіяли. Однак росармія має серйозний потенціал дляоборони.</text:p>
      <text:p text:style-name="P4">
Про це <text:a xlink:type="simple" xlink:href="https://gur.gov.ua/content/kryms-kyi-mist-ne-potriben-nachal-nyk-hur-mo-ukrainy-kyrylo-budanov.html" text:style-name="Internet_20_link" text:visited-style-name="Visited_20_Internet_20_Link">
заявив</text:a>
 начальник Головного управліннярозвідки Міністерства оборони України генерал-майор Кирило Буданов.</text:p>
      <text:p text:style-name="P4">
«Оборону вони побудували ешелоновану, правильну, потужну. Але це вже не таросійська армія, яка могла проводити серйозні наступальні операції», —повідомив він.</text:p>
      <text:p text:style-name="P4">
Щодо локальних дії на рівні Бахмута, то, як зазначив начальник ГУР МОУ,окупантам «по 50-70 метрів на день вдається проходити, а інколи — невдається».</text:p>
      <text:p text:style-name="P4">
«Це, вибачте, трошки не рівень для, як вони самі казали, другої армії світу.Угруповання рф, яке задіяне у воєнних діях проти України, ― біля 370 тисячвоєнного компоненту, біля 20 тисяч національної гвардії і біля 7 тисяч, ужестаном на зараз, сукупності різних воєнізованих формувань», — резюмувавгенерал-майор Кирило Буданов.</text:p>
      <text:p text:style-name="P4">
Source: <text:a xlink:type="simple" xlink:href="https://armyinform.com.ua/2023/05/19/potenczial-rf-dlya-serjoznyh-nastupalnyh-dij-absolyutno-vycherpanyj-kyrylo-budanov/" text:style-name="Internet_20_link" text:visited-style-name="Visited_20_Internet_20_Link">
https://armyinform.com.ua/2023/05/19/potenczial-rf-dlya-serjoznyh-nastupalnyh-dij-absolyutno-vycherpanyj-kyrylo-budanov/</text:a>
</text:p>
      <!--NEWS-->
      <text:h text:style-name="P10" text:outline-level="1">
<text:span text:style-name="T4">
Майже 6 тисяч вибухонебезпечних предметів знешкодили піротехніки за добу</text:span>
</text:h>
      <text:p text:style-name="P4">
Author: ['АРМІЯINFORM']</text:p>
      <text:p text:style-name="P4">
Time: 2023-05-19T51: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26bf4da61ec9-1-1.jpeg" text:style-name="Internet_20_link" text:visited-style-name="Visited_20_Internet_20_Link">
626bf4da61ec9-1-1.jpeg</text:a>
', '<text:a xlink:type="simple" xlink:href="https://armyinform.com.ua/wp-content/uploads/2023/05/106cd281-394f-42e0-a7a8-2e4ccdccf229.jpg" text:style-name="Internet_20_link" text:visited-style-name="Visited_20_Internet_20_Link">
106cd281-394f-42e0-a7a8-2e4ccdccf229.jpg</text:a>
']</text:p>
      <text:p text:style-name="P4">
Tags: ['АГРЕСІЯ РФ', 'ВТОРГНЕННЯ РФ', 'ДСНС УКРАЇНИ', 'РОЗМІНУВАННЯ']</text:p>
      <text:p text:style-name="P4">
Category: News</text:p>
      <!--METADATA-->
      <text:p text:style-name="P4">
<draw:frame draw:style-name="fr1" draw:name="Image297" text:anchor-type="as-char" svg:width="6.9236in" svg:height="4.32725in" draw:z-index="0">
<draw:image xlink:href="../Images/AРМІЯINFORM/2023-05-19T51-00-00-04-00/626bf4da61ec9-1-1.jpeg" xlink:type="simple" xlink:show="embed" xlink:actuate="onLoad" draw:mime-type="image/jpeg"/>
</draw:frame>
</text:p>
      <text:p text:style-name="P4">
Протягом минулої доби піротехнічні підрозділи Державної служби України знадзвичайних ситуацій <text:span text:style-name="T4">
142 рази</text:span>
 залучалися до виконання завдань зрозмінування.</text:p>
      <text:p text:style-name="P4">
Про це <text:a xlink:type="simple" xlink:href="https://dsns.gov.ua/uk/news/nadzvicaini-podiyi/informaciia-shhodo-diialnosti-pirotexnicnix-pidrozdiliv-dsns-116"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5989вибухонебезпечних предметів</text:span>
 , зокрема 9 авіаційних бомб, обстежено територіюплощею 232 гектари.</text:p>
      <text:p text:style-name="P4">
За час широкомасштабної агресії піротехнічні підрозділи працювали: вХарківській області 18 173 разів, Київщині — 7 728, Донеччині — 5 294,Миколаївщині — 4 914, Херсонщині — 4 887, Чернігівщині — 4 616, Сумщині — 2023, Черкащині — 1 107.</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373 889вибухонебезпечних предметів</text:span>
 та 2 891 кг вибухової речовини, зокрема <text:span text:style-name="T4">
2 235авіаційних бомб</text:span>
. Обстежено територію площею близько 85 тис. 952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98" text:anchor-type="as-char" svg:width="6.9236in" svg:height="8.6545in" draw:z-index="0">
<draw:image xlink:href="../Images/AРМІЯINFORM/2023-05-19T51-00-00-04-00/106cd281-394f-42e0-a7a8-2e4ccdccf229.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19/majzhe-6-tysyach-vybuhonebezpechnyh-predmetiv-zneshkodyly-pirotehniky-za-dobu/" text:style-name="Internet_20_link" text:visited-style-name="Visited_20_Internet_20_Link">
https://armyinform.com.ua/2023/05/19/majzhe-6-tysyach-vybuhonebezpechnyh-predmetiv-zneshkodyly-pirotehniky-za-dobu/</text:a>
</text:p>
      <!--NEWS-->
      <text:h text:style-name="P10" text:outline-level="1">
<text:span text:style-name="T4">
Лідери «великої сімки» обговорять постачання винищувачів F-16 для України</text:span>
</text:h>
      <text:p text:style-name="P4">
Author: ['АРМІЯINFORM']</text:p>
      <text:p text:style-name="P4">
Time: 2023-05-19T52:00:00-04:00</text:p>
      <text:p text:style-name="P4">
Description: Сьогодні, 19 травня, на саміті країн G7 в Японії лідери обговорять посилення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2eeb5f6-9c0e-4aac-a872-5844a7ea0b05.jpg" text:style-name="Internet_20_link" text:visited-style-name="Visited_20_Internet_20_Link">
62eeb5f6-9c0e-4aac-a872-5844a7ea0b05.jpg</text:a>
']</text:p>
      <text:p text:style-name="P4">
Tags: ['ВИНИЩУВАЧІ F-16', 'САМІТ G7', 'ХІРОСІМА', 'ШАРЛЬ МІШЕЛЬ']</text:p>
      <text:p text:style-name="P4">
Category: News</text:p>
      <!--METADATA-->
      <text:p text:style-name="P4">
<draw:frame draw:style-name="fr1" draw:name="Image299" text:anchor-type="as-char" svg:width="6.9236in" svg:height="3.894525in" draw:z-index="0">
<draw:image xlink:href="../Images/AРМІЯINFORM/2023-05-19T52-00-00-04-00/62eeb5f6-9c0e-4aac-a872-5844a7ea0b05.jpg" xlink:type="simple" xlink:show="embed" xlink:actuate="onLoad" draw:mime-type="image/jpeg"/>
</draw:frame>
</text:p>
      <text:p text:style-name="P4">
Сьогодні, 19 травня, на саміті країн G7 в Японії лідери обговорять посиленнявійськової підтримки України, включно з винищувачами F-16.</text:p>
      <text:p text:style-name="P4">
Про це під час пресконференції у Хіросімі<text:a xlink:type="simple" xlink:href="https://twitter.com/CharlesMichel/status/1659358142176657410" text:style-name="Internet_20_link" text:visited-style-name="Visited_20_Internet_20_Link">
повідомив</text:a>
глава Європейської ради Шарль Мішель.</text:p>
      <text:p text:style-name="P4">
«Щодо військової підтримки України, сьогодні ми маємо можливість обговорити цютему ( <text:span text:style-name="T5">
Постачання винищувачів F-16 Україні.</text:span>
 <text:span text:style-name="T5">
— ред.</text:span>
 ) разом з Джо Байденомта іншими членами G7», — заявив Шарль Мішель.</text:p>
      <text:p text:style-name="P4">
Нагадаємо, Секретар РНБО України Олексій Данілов<text:a xlink:type="simple" xlink:href="https://armyinform.com.ua/2023/05/16/vchasne-nadannya-litakiv-f-16-vryatuye-bilshe-zhyttiv-j-nablyzyt-zakinchennya-vijny-oleksij-danilov/" text:style-name="Internet_20_link" text:visited-style-name="Visited_20_Internet_20_Link">
заявляв</text:a>
, що вчасне надання Україні літаків F-16 врятує більше життів йнаблизить закінчення війни. А глава українського зовнішньополітичноговідомства Дмитро Кулеба<text:a xlink:type="simple" xlink:href="https://armyinform.com.ua/2023/04/24/nadannya-f-16-stane-investycziyeyu-desyatylittya/" text:style-name="Internet_20_link" text:visited-style-name="Visited_20_Internet_20_Link">
наголошував</text:a>
, що надання F-16 стане інвестицією десятиліттяу безпеку континенту.</text:p>
      <text:p text:style-name="P4">
Велика Британія та Нідерланди цього тижня<text:a xlink:type="simple" xlink:href="https://armyinform.com.ua/2023/05/17/brytaniya-ta-niderlandy-inicziyuyut-stvorennya-mizhnarodnoyi-koalicziyi-dlya-zakupivli-vynyshhuvachiv-f-16-dlya-ukrayiny/" text:style-name="Internet_20_link" text:visited-style-name="Visited_20_Internet_20_Link">
заявили</text:a>
, що формують міжнародну коаліцію длязакупівлі літаків для України та навчання пілотів. У Великій Британії влітку<text:a xlink:type="simple" xlink:href="https://armyinform.com.ua/2023/05/15/czogo-lita-u-brytaniyi-rozpochnutsya-navchannya-ukrayinskyh-pilotiv/" text:style-name="Internet_20_link" text:visited-style-name="Visited_20_Internet_20_Link">
розпочнуться</text:a>
 навчання українських пілотів.</text:p>
      <text:p text:style-name="P4">
<text:span text:style-name="T5">
Підготував Віталій Литвин</text:span>
</text:p>
      <text:p text:style-name="P4">
Source: <text:a xlink:type="simple" xlink:href="https://armyinform.com.ua/2023/05/19/lidery-velykoyi-simky-obgovoryat-postachannya-vynyshhuvachiv-f-16-dlya-ukrayiny/" text:style-name="Internet_20_link" text:visited-style-name="Visited_20_Internet_20_Link">
https://armyinform.com.ua/2023/05/19/lidery-velykoyi-simky-obgovoryat-postachannya-vynyshhuvachiv-f-16-dlya-ukrayiny/</text:a>
</text:p>
      <!--NEWS-->
      <text:h text:style-name="P10" text:outline-level="1">
<text:span text:style-name="T4">
Ще більше NASAMS для України: Руслан Стефанчук відвідав підприємство у Норвегії</text:span>
</text:h>
      <text:p text:style-name="P4">
Author: ['АРМІЯINFORM']</text:p>
      <text:p text:style-name="P4">
Time: 2023-05-19T53:00:00-04:00</text:p>
      <text:p text:style-name="P4">
Description: Спікер Верховної Ради України Руслан Стефанчук під час візиту до Норвегії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stef18055.jpg" text:style-name="Internet_20_link" text:visited-style-name="Visited_20_Internet_20_Link">
5stef18055.jpg</text:a>
', '<text:a xlink:type="simple" xlink:href="https://armyinform.com.ua/wp-content/uploads/2023/05/zrk-nasams_infografika-1536x1132-1.jpg" text:style-name="Internet_20_link" text:visited-style-name="Visited_20_Internet_20_Link">
zrk-nasams_infografika-1536x1132-1.jpg</text:a>
']</text:p>
      <text:p text:style-name="P4">
Tags: ['NASAMS', 'STOPRUSSIA', 'АГРЕСІЯ РФ', 'ВТОРГНЕННЯ РФ', 'ГОЛОВА ВЕРХОВНОЇ РАДИ', 'РУСЛАН СТЕФАНЧУК']</text:p>
      <text:p text:style-name="P4">
Category: News</text:p>
      <!--METADATA-->
      <text:p text:style-name="P4">
<draw:frame draw:style-name="fr1" draw:name="Image300" text:anchor-type="as-char" svg:width="6.9236in" svg:height="4.615733in" draw:z-index="0">
<draw:image xlink:href="../Images/AРМІЯINFORM/2023-05-19T53-00-00-04-00/5stef18055.jpg" xlink:type="simple" xlink:show="embed" xlink:actuate="onLoad" draw:mime-type="image/jpeg"/>
</draw:frame>
</text:p>
      <text:p text:style-name="P4">
Спікер Верховної Ради України Руслан Стефанчук під час візиту до Норвегіївідвідав підприємство, де виробляють, зокрема<text:a xlink:type="simple" xlink:href="https://armyinform.com.ua/2022/06/27/nasams-shho-vidomo-pro-norvezkyj-zenitnyj-raketnyj-kompleks/" text:style-name="Internet_20_link" text:visited-style-name="Visited_20_Internet_20_Link">
 ППОNASAMS</text:a>
, та<text:a xlink:type="simple" xlink:href="https://t.me/verkhovnaradaukrainy/50913" text:style-name="Internet_20_link" text:visited-style-name="Visited_20_Internet_20_Link">
заявив</text:a>
, що Україна отримає ще більше цих систем.</text:p>
      <text:p text:style-name="P4">
Про це <text:a xlink:type="simple" xlink:href="https://www.rada.gov.ua/news/Top-novyna/236677.html" text:style-name="Internet_20_link" text:visited-style-name="Visited_20_Internet_20_Link">
повідомляє</text:a>
Верховна Рада України.</text:p>
      <text:p text:style-name="P4">
За словами Руслана Стефанчука, Україна потребує ще більше таких зенітно-ракетних комплексів, «аби ще ефективніше збивати все, що росія в агоніївипускає по мирних українських містах, і захиститися від брутальних атак, якіросійська федерація продовжує здійснювати проти України».</text:p>
      <text:p text:style-name="P4">
«Ваші знання й технології зараз абсолютно практично працюють на першій лініїцієї війни й допомагають українцям рятувати найбільші цінності — життя», —заявив Руслан Стефанчук на зустрічі з президентом Стортингу Масудом Гаракханіта президентом Kongsberg Defence&amp;Aerospace Ейріком Лі під час презентаціїроботи ППО NASAMS.</text:p>
      <text:p text:style-name="P4">
Зі свого боку президент Стортингу Масудом Гаракхані наголосив, що для нихвелика честь зробити свій внесок і змінити ситуацію в Україні, та зауважив, щозгадані ЗРК удосконалюють безперервно від початку їх створення.</text:p>
      <text:p text:style-name="P4">
«Україна має перемогти у війні, яку розв’язала росія. І Україна — переможе.Норвегія — пліч-о-пліч із нами», — резюмував Голова Верховної Ради України.</text:p>
      <text:p text:style-name="P4">
<draw:frame draw:style-name="fr1" draw:name="Image301" text:anchor-type="as-char" svg:width="6.9236in" svg:height="5.100385in" draw:z-index="0">
<draw:image xlink:href="../Images/AРМІЯINFORM/2023-05-19T53-00-00-04-00/zrk-nasams_infografika-1536x1132-1.jpg" xlink:type="simple" xlink:show="embed" xlink:actuate="onLoad" draw:mime-type="image/jpeg"/>
</draw:frame>
</text:p>
      <text:p text:style-name="P4">
<text:span text:style-name="T4">
NASAMS</text:span>
 (Norwegian/National Advanced Surface to Air Missile System) —мобільний зенітний ракетний комплекс (ЗРК), який призначений збивати ракети,літаки та інші повітряні цілі на малих та середніх висотах.</text:p>
      <text:p text:style-name="P4">
Source: <text:a xlink:type="simple" xlink:href="https://armyinform.com.ua/2023/05/19/golova-verhovnoyi-rady-ukrayiny-oznajomyvsya-z-robotoyu-norvezkoyi-ppo-nasams/" text:style-name="Internet_20_link" text:visited-style-name="Visited_20_Internet_20_Link">
https://armyinform.com.ua/2023/05/19/golova-verhovnoyi-rady-ukrayiny-oznajomyvsya-z-robotoyu-norvezkoyi-ppo-nasams/</text:a>
</text:p>
      <!--NEWS-->
      <text:h text:style-name="P10" text:outline-level="1">
<text:span text:style-name="T4">
Майже 200 виїздів на ліквідацію наслідків ворожих обстрілів здійснили підрозділи ДСНС</text:span>
</text:h>
      <text:p text:style-name="P4">
Author: ['АРМІЯINFORM']</text:p>
      <text:p text:style-name="P4">
Time: 2023-05-19T54:00:00-04:00</text:p>
      <text:p text:style-name="P4">
Description: Протягом минулої доби, 18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dsns.jpg" text:style-name="Internet_20_link" text:visited-style-name="Visited_20_Internet_20_Link">
dsns.jpg</text:a>
']</text:p>
      <text:p text:style-name="P4">
Tags: ['АГРЕСІЯ РФ', 'ВТОРГНЕННЯ РФ', 'ДСНС УКРАЇНИ']</text:p>
      <text:p text:style-name="P4">
Category: News</text:p>
      <!--METADATA-->
      <text:p text:style-name="P4">
<draw:frame draw:style-name="fr1" draw:name="Image302" text:anchor-type="as-char" svg:width="6.9236in" svg:height="4.369813in" draw:z-index="0">
<draw:image xlink:href="../Images/AРМІЯINFORM/2023-05-19T54-00-00-04-00/dsns.jpg" xlink:type="simple" xlink:show="embed" xlink:actuate="onLoad" draw:mime-type="image/jpeg"/>
</draw:frame>
Ілюстративне фото</text:p>
      <text:p text:style-name="P4">
Протягом минулої доби, 18 травня, підрозділи Державної служби України знадзвичайних ситуацій здійснили <text:span text:style-name="T4">
197 виїздів</text:span>
 на ліквідацію наслідківобстрілів окупантами населених пунктів та об’єктів інфраструктури. Ліквідовано<text:span text:style-name="T4">
16 пожеж</text:span>
. Надано психологічну допомогу 112 особам.</text:p>
      <text:p text:style-name="P4">
Про це <text:a xlink:type="simple" xlink:href="https://dsns.gov.ua/uk/news/nadzvicaini-podiyi/operativna-informaciia-dsns-shhodo-naslidkiv-vedennia-boiovix-dii-rosiiskoiu-federacijeiu-161" text:style-name="Internet_20_link" text:visited-style-name="Visited_20_Internet_20_Link">
йдеться</text:a>
 у повідомленні ДСНС України.</text:p>
      <text:p text:style-name="P4">
З початку широкомасштабної агресії росії підрозділами ДСНС України здійснено95 066 виїздів на ліквідацію наслідків обстрілів, ліквідовано 14 605 пожеж,врятовано 4 054 особи, надано психологічну допомогу 214 607 особам.</text:p>
      <text:p text:style-name="P4">
Source: <text:a xlink:type="simple" xlink:href="https://armyinform.com.ua/2023/05/19/majzhe-200-vyyizdiv-na-likvidacziyu-naslidkiv-vorozhyh-obstriliv-zdijsnyly-pidrozdily-dsns/" text:style-name="Internet_20_link" text:visited-style-name="Visited_20_Internet_20_Link">
https://armyinform.com.ua/2023/05/19/majzhe-200-vyyizdiv-na-likvidacziyu-naslidkiv-vorozhyh-obstriliv-zdijsnyly-pidrozdily-dsns/</text:a>
</text:p>
      <!--NEWS-->
      <text:h text:style-name="P10" text:outline-level="1">
<text:span text:style-name="T4">
У Чернівцях затримано російського агента, який шпигував за підрозділами Сил оборони</text:span>
</text:h>
      <text:p text:style-name="P4">
Author: ['АРМІЯINFORM']</text:p>
      <text:p text:style-name="P4">
Time: 2023-05-19T55:00:00-04:00</text:p>
      <text:p text:style-name="P4">
Description: Служба безпеки провела багатоетапну спецоперацію, у ході якої затримала ще одного аге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sbu.jpg" text:style-name="Internet_20_link" text:visited-style-name="Visited_20_Internet_20_Link">
golovna-sbu.jpg</text:a>
']</text:p>
      <text:p text:style-name="P4">
Tags: ['STOPRUSSIA', 'АГРЕСІЯ РФ', 'ВТОРГНЕННЯ РФ', 'КОЛАБОРАНТИ', 'СБУ']</text:p>
      <text:p text:style-name="P4">
Category: News</text:p>
      <!--METADATA-->
      <text:p text:style-name="P4">
<draw:frame draw:style-name="fr1" draw:name="Image303" text:anchor-type="as-char" svg:width="6.9236in" svg:height="4.615733in" draw:z-index="0">
<draw:image xlink:href="../Images/AРМІЯINFORM/2023-05-19T55-00-00-04-00/golovna-sbu.jpg" xlink:type="simple" xlink:show="embed" xlink:actuate="onLoad" draw:mime-type="image/jpeg"/>
</draw:frame>
Ілюстративне фото</text:p>
      <text:p text:style-name="P4">
Служба безпеки провела багатоетапну спецоперацію, у ході якої затримала щеодного агента головного управління генерального штабу зс рф (більш відомого якгру).</text:p>
      <text:p text:style-name="P4">
Зловмисник збирав для окупантів розвіддані про місця розташування Сил оборонита об’єктів критичної інфраструктури у східних і західних регіонах України.Передусім ворога цікавили локації підрозділів СБУ і Держприкордонслужби, атакож точні координати ключових мостів та електропідстанцій на Харківщині таБуковині.</text:p>
      <text:p text:style-name="P4">
Затримано російського агента у Чернівцях під час проведення ним прихованоїфотофіксації військового об’єкта. Ним виявився місцевий житель, який у 2021році переїхав до Харкова і працював техніком з налаштування інтернету.</text:p>
      <text:p text:style-name="P4">
Після початку широкомасштабного вторгнення він почав активно поширюватипрокремлівські наративи на власній сторінці у забороненій соцмережі«Одноклассники» та потрапив у поле зору російської воєнної розвідки. Згодом нанього дистанційно вийшов кадровий співробітник гру, який запропонував негласнуспівпрацю на користь країни-агресора.</text:p>
      <text:p text:style-name="P4">
Перебуваючи у Харкові, ворожий агент виконував вказівки свого російського«куратора» щодо збору даних про дислокацію блокпостів та фортифікаційнихспоруд у місті. Крім того, він передавав окупантам геолокації місцевихенергооб’єктів.</text:p>
      <text:p text:style-name="P4">
Невдовзі фігурант отримав нове завдання — повернутись до Чернівців підвиглядом відвідування родичів. Хоча насправді метою «поїздки» було шпигуванняза обласним управлінням СБУ, прикордонним загоном та місцевим військкоматом.Також у центрі уваги зловмисника були транспортні мости регіону — їхкоординати і система охорони.</text:p>
      <text:p text:style-name="P4">
На підставі зібраних доказів слідчі Служби безпеки повідомили російськомуагенту про підозру у державній зраді, вчиненій в умовах воєнного стану. Наразівін перебуває під вартою. Триває розслідування.</text:p>
      <text:p text:style-name="P4">
<text:span text:style-name="T4">
Джерело:</text:span>
 <text:a xlink:type="simple" xlink:href="https://ssu.gov.ua/novyny/sbu-zatrymala-u-chernivtsiakh-rosiiskoho-ahenta-yakyi-shpyhuvav-za-pidrozdilamy-zsu-sluzhby-bezpeky-ta-prykordonnykiv-video" text:style-name="Internet_20_link" text:visited-style-name="Visited_20_Internet_20_Link">
<text:span text:style-name="T5">
СБУ</text:span>
</text:a>
</text:p>
      <text:p text:style-name="P4">
Source: <text:a xlink:type="simple" xlink:href="https://armyinform.com.ua/2023/05/19/u-chernivczyah-zatrymano-rosijskogo-agenta-yakyj-shpyguvav-za-pidrozdilamy-syl-oborony/" text:style-name="Internet_20_link" text:visited-style-name="Visited_20_Internet_20_Link">
https://armyinform.com.ua/2023/05/19/u-chernivczyah-zatrymano-rosijskogo-agenta-yakyj-shpyguvav-za-pidrozdilamy-syl-oborony/</text:a>
</text:p>
      <!--NEWS-->
      <text:h text:style-name="P10" text:outline-level="1">
<text:span text:style-name="T4">
Десантування і баталія катерів: За участі річкового дивізіону відбулися навчання на Північному напрямку</text:span>
</text:h>
      <text:p text:style-name="P4">
Author: ['АРМІЯINFORM']</text:p>
      <text:p text:style-name="P4">
Time: 2023-05-19T56:00:00-04:00</text:p>
      <text:p text:style-name="P4">
Description: Вперше на Київщині військово-річковий дивізіон і підрозділи Сил територіальної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19998_252913770723812_7693096016656376753_n-e1684486908554.jpg" text:style-name="Internet_20_link" text:visited-style-name="Visited_20_Internet_20_Link">
347119998_252913770723812_7693096016656376753_n-e1684486908554.jpg</text:a>
', '<text:a xlink:type="simple" xlink:href="https://armyinform.com.ua/wp-content/uploads/2023/05/348216109_619655906860181_5436570768419567805_n-150x150.jpg" text:style-name="Internet_20_link" text:visited-style-name="Visited_20_Internet_20_Link">
348216109_619655906860181_5436570768419567805_n-150x150.jpg</text:a>
', '<text:a xlink:type="simple" xlink:href="https://armyinform.com.ua/wp-content/uploads/2023/05/347119718_927234845162125_5248268700127823146_n-150x150.jpg" text:style-name="Internet_20_link" text:visited-style-name="Visited_20_Internet_20_Link">
347119718_927234845162125_5248268700127823146_n-150x150.jpg</text:a>
', '<text:a xlink:type="simple" xlink:href="https://armyinform.com.ua/wp-content/uploads/2023/05/347123072_244791811564343_6687519037096151585_n-150x150.jpg" text:style-name="Internet_20_link" text:visited-style-name="Visited_20_Internet_20_Link">
347123072_244791811564343_6687519037096151585_n-150x150.jpg</text:a>
', '<text:a xlink:type="simple" xlink:href="https://armyinform.com.ua/wp-content/uploads/2023/05/347796619_719617980169247_1522592415040286934_n-150x150.jpg" text:style-name="Internet_20_link" text:visited-style-name="Visited_20_Internet_20_Link">
347796619_719617980169247_1522592415040286934_n-150x150.jpg</text:a>
', '<text:a xlink:type="simple" xlink:href="https://armyinform.com.ua/wp-content/uploads/2023/05/347836988_998478767813310_8922991085507467888_n-150x150.jpg" text:style-name="Internet_20_link" text:visited-style-name="Visited_20_Internet_20_Link">
347836988_998478767813310_8922991085507467888_n-150x150.jpg</text:a>
', '<text:a xlink:type="simple" xlink:href="https://armyinform.com.ua/wp-content/uploads/2023/05/348249521_3346822702245621_226490703795210365_n-150x150.jpg" text:style-name="Internet_20_link" text:visited-style-name="Visited_20_Internet_20_Link">
348249521_3346822702245621_226490703795210365_n-150x150.jpg</text:a>
']</text:p>
      <text:p text:style-name="P4">
Tags: ['ВІЙСЬКОВО-РІЧКОВИЙ ДИВІЗІОН', 'ДРГ', 'НАВЧАННЯ', 'СЕРГІЙ НАЄВ']</text:p>
      <text:p text:style-name="P4">
Category: News</text:p>
      <!--METADATA-->
      <text:p text:style-name="P4">
<draw:frame draw:style-name="fr1" draw:name="Image304" text:anchor-type="as-char" svg:width="6.9236in" svg:height="4.292632in" draw:z-index="0">
<draw:image xlink:href="../Images/AРМІЯINFORM/2023-05-19T56-00-00-04-00/347119998_252913770723812_7693096016656376753_n-e1684486908554.jpg" xlink:type="simple" xlink:show="embed" xlink:actuate="onLoad" draw:mime-type="image/jpeg"/>
</draw:frame>
</text:p>
      <text:p text:style-name="P4">
Вперше на Київщині військово-річковий дивізіон і підрозділи Сил територіальноїоборони, що входять до складу військ Північної операційної зони, відпрацювалинавчання зі знищення диверсійно-розвідувальних груп противника.</text:p>
      <text:p text:style-name="P4">
Про це<text:a xlink:type="simple" xlink:href="https://www.facebook.com/JointForcesCommandAFU/posts/pfbid0Zm5hyWzjczHJwP8rURXV1Jb6RRCgvUhFLUxsPw6wpUwbe5mHP4KNy6j99SeEvAYZl" text:style-name="Internet_20_link" text:visited-style-name="Visited_20_Internet_20_Link">
повідомляє</text:a>
Командування Об'єднаних Сил ЗСУ.</text:p>
      <text:p text:style-name="P4">
«Україна має значну розгалужену річкову мережу, яка, крім використання угосподарських потребах, є природною перешкодою для просування військ. Авраховуючи таку диспозицію на цих водоймах можна вдало проводити реальніефективні десантні операції», — повідомив командувач Об’єднаних Сил ЗС Українигенерал-лейтенант Сергій Наєв.</text:p>
      <text:p text:style-name="P4">
За його словами, війна з росією примусила Україну переглянути й оновитиорганізацію спротиву діям окупаційних військ. Зокрема, у тих місцевостяхкраїни, де існує розгалужена мережа річок. І, проаналізувавши стан речей, уЗбройних Силах України дійшли висновку щодо необхідності створення річковихвійськових флотилій.</text:p>
      <text:p text:style-name="P4">
«На необхідність створення військового річкового флоту на Дніпрі у березніминулого року вказували недружні дії з боку білорусі, яка неофіційно підтримуєагресію російської федерації проти України. До того ж варто взяти до уваги, щоармія білорусі має у своєму розпорядженні 19 суден військово-річковогодивізіону в Пінську та базу в Лоєві, тобто на самому кордоні з нами», —зазначив генерал-лейтенант Сергій Наєв.</text:p>
      <text:p text:style-name="P4">
<text:a xlink:type="simple" xlink:href="https://armyinform.com.ua/wp-content/uploads/2023/05/348216109_619655906860181_5436570768419567805_n.jpg" text:style-name="Internet_20_link" text:visited-style-name="Visited_20_Internet_20_Link">
<draw:frame draw:style-name="fr1" draw:name="Image305" text:anchor-type="as-char" svg:width="6.9236in" svg:height="6.9236in" draw:z-index="0">
<draw:image xlink:href="../Images/AРМІЯINFORM/2023-05-19T56-00-00-04-00/348216109_619655906860181_5436570768419567805_n-150x150.jpg" xlink:type="simple" xlink:show="embed" xlink:actuate="onLoad" draw:mime-type="image/jpeg"/>
</draw:frame>
</text:a>
</text:p>
      <text:p text:style-name="P4">
<text:a xlink:type="simple" xlink:href="https://armyinform.com.ua/wp-content/uploads/2023/05/347119718_927234845162125_5248268700127823146_n.jpg" text:style-name="Internet_20_link" text:visited-style-name="Visited_20_Internet_20_Link">
<draw:frame draw:style-name="fr1" draw:name="Image306" text:anchor-type="as-char" svg:width="6.9236in" svg:height="6.9236in" draw:z-index="0">
<draw:image xlink:href="../Images/AРМІЯINFORM/2023-05-19T56-00-00-04-00/347119718_927234845162125_5248268700127823146_n-150x150.jpg" xlink:type="simple" xlink:show="embed" xlink:actuate="onLoad" draw:mime-type="image/jpeg"/>
</draw:frame>
</text:a>
</text:p>
      <text:p text:style-name="P4">
<text:a xlink:type="simple" xlink:href="https://armyinform.com.ua/wp-content/uploads/2023/05/347123072_244791811564343_6687519037096151585_n.jpg" text:style-name="Internet_20_link" text:visited-style-name="Visited_20_Internet_20_Link">
<draw:frame draw:style-name="fr1" draw:name="Image307" text:anchor-type="as-char" svg:width="6.9236in" svg:height="6.9236in" draw:z-index="0">
<draw:image xlink:href="../Images/AРМІЯINFORM/2023-05-19T56-00-00-04-00/347123072_244791811564343_6687519037096151585_n-150x150.jpg" xlink:type="simple" xlink:show="embed" xlink:actuate="onLoad" draw:mime-type="image/jpeg"/>
</draw:frame>
</text:a>
</text:p>
      <text:p text:style-name="P4">
<text:a xlink:type="simple" xlink:href="https://armyinform.com.ua/wp-content/uploads/2023/05/347796619_719617980169247_1522592415040286934_n.jpg" text:style-name="Internet_20_link" text:visited-style-name="Visited_20_Internet_20_Link">
<draw:frame draw:style-name="fr1" draw:name="Image308" text:anchor-type="as-char" svg:width="6.9236in" svg:height="6.9236in" draw:z-index="0">
<draw:image xlink:href="../Images/AРМІЯINFORM/2023-05-19T56-00-00-04-00/347796619_719617980169247_1522592415040286934_n-150x150.jpg" xlink:type="simple" xlink:show="embed" xlink:actuate="onLoad" draw:mime-type="image/jpeg"/>
</draw:frame>
</text:a>
</text:p>
      <text:p text:style-name="P4">
<text:a xlink:type="simple" xlink:href="https://armyinform.com.ua/wp-content/uploads/2023/05/347836988_998478767813310_8922991085507467888_n.jpg" text:style-name="Internet_20_link" text:visited-style-name="Visited_20_Internet_20_Link">
<draw:frame draw:style-name="fr1" draw:name="Image309" text:anchor-type="as-char" svg:width="6.9236in" svg:height="6.9236in" draw:z-index="0">
<draw:image xlink:href="../Images/AРМІЯINFORM/2023-05-19T56-00-00-04-00/347836988_998478767813310_8922991085507467888_n-150x150.jpg" xlink:type="simple" xlink:show="embed" xlink:actuate="onLoad" draw:mime-type="image/jpeg"/>
</draw:frame>
</text:a>
</text:p>
      <text:p text:style-name="P4">
<text:a xlink:type="simple" xlink:href="https://armyinform.com.ua/wp-content/uploads/2023/05/348249521_3346822702245621_226490703795210365_n.jpg" text:style-name="Internet_20_link" text:visited-style-name="Visited_20_Internet_20_Link">
<draw:frame draw:style-name="fr1" draw:name="Image310" text:anchor-type="as-char" svg:width="6.9236in" svg:height="6.9236in" draw:z-index="0">
<draw:image xlink:href="../Images/AРМІЯINFORM/2023-05-19T56-00-00-04-00/348249521_3346822702245621_226490703795210365_n-150x150.jpg" xlink:type="simple" xlink:show="embed" xlink:actuate="onLoad" draw:mime-type="image/jpeg"/>
</draw:frame>
</text:a>
</text:p>
      <text:p text:style-name="P4">
Як повідомив командувач, з того часу підрозділ набув особового та корабельногоскладу. Він має на озброєнні катери, що можуть перевозити та евакуйовуватиособовий склад, виконувати функції конвоювання, охорони, патрулювання, веденнярозвідки. Наприкінці минулого року до складу підрозділу увійшли патрульнікатери, надані США.</text:p>
      <text:p text:style-name="P4">
«Висадка річкового десанту та захоплення визначеного плацдарму — це маленькачастина першочергових завдань, до яких завжди готові воїни, що боронятьПівнічний напрямок. Я задоволений підготовкою наших підрозділів», — підкресливгенерал-лейтенант Сергій Наєв.</text:p>
      <text:p text:style-name="P4">
За легендою навчань, на пункт управляння угрупування військ надходитьповідомлення про напад на блокпост, на якому відбувається сутичка іззастосуванням зброї, є поранені. Невідомі викрадають зброю та зникають уневідомому напрямку.</text:p>
      <text:p text:style-name="P4">
Негайно задіяна група швидкого реагування прибуває на місце події, де виявляєпокинуті автомобілі. Приймається рішення про запуск БПЛА для проведенняаеророзвідки та пошуку ДРГ. За певний проміжок часу ДРГ виявляють у засідці наузбережжі річки. Інформація передається на пункт управління, де приймаєтьсярішення про застосування артилерії та річкового десантну.</text:p>
      <text:p text:style-name="P4">
Далі за класичною схемою: на місце прибувають катери охорони, що висаджуютьпередові загони з метою дорозвідки місцевості та прикриття висадки основноїгрупи річкового десанту. Передовий дозор виявляє спостережні пости противниката вогневими засобами його знищує. Після чого дає дозвіл на десантування.</text:p>
      <text:p text:style-name="P4">
Десант вивантажується на берег та вступає в бій вздовж берегової лінії.Одночасно катери охорони вступають в бій з плавзасобами противника та знищуютьйого. Вогневі групи оточують ДРГ противника та проводять зачистку місцевості.Група захоплення проводять затримання. Після проведення операції відбуваєтьсяевакуація поранених та конвой полонених.</text:p>
      <text:p text:style-name="P4">
«Як відомо, десантна операція, незалежно від масштабу — одна з найскладнішихтактичних операцій, адже вимагає не лише надзвичайно інтенсивної підтримки, ай відпрацьованих до автоматизму дій особового складу. Під час тренувань минамагаємось максимально наблизити умови до бойових, щоб бійці зрозуміли, щовід їхнього вміння діяти в команді залежить результат операції», — наголосивгенерал-лейтенант Сергій Наєв.</text:p>
      <text:p text:style-name="P4">
Source: <text:a xlink:type="simple" xlink:href="https://armyinform.com.ua/2023/05/19/desantuvannya-i-bataliya-kateriv-za-uchasti-richkovogo-dyvizionu-vidbulysya-navchannya-na-pivnichnomu-napryamku/" text:style-name="Internet_20_link" text:visited-style-name="Visited_20_Internet_20_Link">
https://armyinform.com.ua/2023/05/19/desantuvannya-i-bataliya-kateriv-za-uchasti-richkovogo-dyvizionu-vidbulysya-navchannya-na-pivnichnomu-napryamku/</text:a>
</text:p>
      <!--NEWS-->
      <text:h text:style-name="P10" text:outline-level="1">
<text:span text:style-name="T4">
росіян готують до існування у воєнних умовах десятиріччями — доктор історичних наук Лариса Якубова</text:span>
</text:h>
      <text:p text:style-name="P4">
Author: ['Антон Печерський']</text:p>
      <text:p text:style-name="P4">
Time: 2023-05-19T57:00:00-04:00</text:p>
      <text:p text:style-name="P4">
Description: Мешканців російської федерації готують до існування у воєнних умовах десятиріччя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_yakubova.jpg" text:style-name="Internet_20_link" text:visited-style-name="Visited_20_Internet_20_Link">
01_yakubova.jpg</text:a>
', '<text:a xlink:type="simple" xlink:href="https://armyinform.com.ua/wp-content/uploads/2023/05/02-16.jpg" text:style-name="Internet_20_link" text:visited-style-name="Visited_20_Internet_20_Link">
02-16.jpg</text:a>
', '<text:a xlink:type="simple" xlink:href="https://armyinform.com.ua/wp-content/uploads/2023/05/03-14.jpg" text:style-name="Internet_20_link" text:visited-style-name="Visited_20_Internet_20_Link">
03-14.jpg</text:a>
']</text:p>
      <text:p text:style-name="P4">
Tags: ['ВТОРГНЕННЯ РФ']</text:p>
      <text:p text:style-name="P4">
Category: News</text:p>
      <!--METADATA-->
      <text:p text:style-name="P4">
<draw:frame draw:style-name="fr1" draw:name="Image311" text:anchor-type="as-char" svg:width="6.9236in" svg:height="4.615733in" draw:z-index="0">
<draw:image xlink:href="../Images/AРМІЯINFORM/2023-05-19T57-00-00-04-00/01_yakubova.jpg" xlink:type="simple" xlink:show="embed" xlink:actuate="onLoad" draw:mime-type="image/jpeg"/>
</draw:frame>
</text:p>
      <text:p text:style-name="P4">
Мешканців російської федерації готують до існування у воєнних умовахдесятиріччями, утверджуючи в суспільній свідомості переконання, що війна — ценорма російського життя. Таке спостереження зробила докторка історичних наук(Інститут історії України НАНУ) Лариса Якубова під час роботи круглого столу«Рашизм. Зрозуміти, щоб подолати».</text:p>
      <text:p text:style-name="P4">
Сигнали про те, що росіяни мають набратися терпіння на чверть сторіччя,транслюються кремлем уже від листопада 2022 року. Громадян рф готують до того,що їх сотнями тисяч відправлятимуть на український фронт, а війна протиУкраїни є відтепер новою російською національною ідеєю щонайменше на найближчідесятиліття. У такому стані, поступово деградуючи й розкладаючись, росія зможеіснувати доволі довго, бо сформовані ідеологією рашизму росіяни будутьнеспроможні змінити свою свідомість.</text:p>
      <text:p text:style-name="P4">
— Ближчі індоктриновані покоління будуть абсолютно неспроможні змінювати своюсвідомість через те, що ознакою тоталітаризму є десуб’єктивізація людини, —наголосила експертка.</text:p>
      <text:p text:style-name="P4">
Така, за образним визначенням Лариси Якубової, онкологічно хвора тоталітарнасистема, яка знищила й підмінила собою суспільство й державу, спроможнаіснувати скільки завгодно років. Громадяни рф вважатимуть її нормальною, непомічаючи, що живуть під правлінням тоталітарного режиму, й не усвідомлюючи,що трансльована ним ідеологія рашизму має багато спільного з фашизмом інацизмом.</text:p>
      <text:p text:style-name="P4">
<draw:frame draw:style-name="fr1" draw:name="Image312" text:anchor-type="as-char" svg:width="6.9236in" svg:height="4.615733in" draw:z-index="0">
<draw:image xlink:href="../Images/AРМІЯINFORM/2023-05-19T57-00-00-04-00/02-16.jpg" xlink:type="simple" xlink:show="embed" xlink:actuate="onLoad" draw:mime-type="image/jpeg"/>
</draw:frame>
</text:p>
      <text:p text:style-name="P4">
Головними ознаками такої системи в політичній практиці є безмежний популізм ібезпринципність, а головним завданням — знищення будь-яких ознак суб’єктностілюдини, крім офіційно дозволеної тоталітаризмом державницької політичної іросійської національної ідентичностей. Громадяни російської федерації непомітили того, як їх затягнули в тоталітаризм, завдяки тому, що творціідеології та панівного режиму уникали її визначення й називання.</text:p>
      <text:p text:style-name="P4">
— Задум був затягнути країну в тоталітаризм так, щоб населення того непомітило. Воно могло стати неусвідомлено фашистським, лише коли воно навіть нездогадувалось, куди його тягнуть, — зауважила Лариса Якубова. — Новітні жпоправки в конституцію вже абсолютно перетворюють росію на передтоталітарнусистему навіть у правовому сенсі. Це конституція тоталітарної системи знеобмеженою і дожиттєвою владою колективного путіна. Там поки що не прописанатака опція, як державна офіційна ідеологія, але це не перепона, бо цихпоправок у конституцію також не передбачалося попередньою конституцією. Цепитання часу.</text:p>
      <text:p text:style-name="P4">
На думку науковиці, від проголошення офіційної ідеології, яку в Україні ісвіті вже позначили терміном «рашизм», кремлівський режим наразі утримує лишебажання уникнути використання історично скомпрометованих термінів на кшталт«нацизм» або «фашизм». Від цього застерігав ще улюблений філософ владімірапутіна іван ільїн, якого вважають одним із головних теоретиків російськогофашизму.</text:p>
      <text:p text:style-name="P4">
<draw:frame draw:style-name="fr1" draw:name="Image313" text:anchor-type="as-char" svg:width="6.9236in" svg:height="4.615733in" draw:z-index="0">
<draw:image xlink:href="../Images/AРМІЯINFORM/2023-05-19T57-00-00-04-00/03-14.jpg" xlink:type="simple" xlink:show="embed" xlink:actuate="onLoad" draw:mime-type="image/jpeg"/>
</draw:frame>
</text:p>
      <text:p text:style-name="P4">
Отже, загроза від російського тоталітарного режиму Україні та світу може бутинебезпечною та довготривалою. Це слід враховувати, розробляючи планистримування і протидії агресії російської федерації.</text:p>
      <text:p text:style-name="P4">
— Завдання світового співтовариства в цій ситуації мінімізувати ризики длясвіту від цього організму. Завдання України — вижити й мінімізувати своївтрати та, зацементувавши цю ситуацію, тримати її під контролем до того часу,як росія, як і свого часу радянський союз, зійде нанівець і втратить свійвнутрішній потенціал для генерування цих колосального масштабу проблем ізагроз, — підбила підсумок Лариса Якубова.</text:p>
      <text:p text:style-name="P4">
**</text:p>
      <text:p text:style-name="P4">
читайте також:</text:p>
      <text:p text:style-name="P4">
**<text:a xlink:type="simple" xlink:href="https://armyinform.com.ua/2023/05/17/shho-take-naspravdi-rashyzm-i-yak-jogo-peremogty-dumky-ekspertiv/" text:style-name="Internet_20_link" text:visited-style-name="Visited_20_Internet_20_Link">
Що таке насправді рашизм і як його перемогти: думкиекспертів</text:a>
</text:p>
      <text:p text:style-name="P4">
Нагадаємо, що круглий стіл «Рашизм. Зрозуміти, щоб подолати» відбувся уMilitary Media Center за сприяння Світового конгресу українців з нагодиухвалення й оприлюднення Верховною Радою України Постанови про Заяву «Провикористання політичним режимом російської федерації ідеології рашизму,засудження засад і практик рашизму як тоталітарних і людиноненависницьких».Цей адресований світовій спільноті документ закликає підтримати засудженняідеології, політики та практики рашизму.</text:p>
      <text:p text:style-name="P4">
<text:span text:style-name="T5">
Фото Дмитра Юрченка</text:span>
</text:p>
      <text:p text:style-name="P4">
Source: <text:a xlink:type="simple" xlink:href="https://armyinform.com.ua/2023/05/19/rosiyan-gotuyut-do-isnuvannya-u-voyennyh-umovah-desyatyrichchyamy-doktor-istorychnyh-nauk-larysa-yakubova/" text:style-name="Internet_20_link" text:visited-style-name="Visited_20_Internet_20_Link">
https://armyinform.com.ua/2023/05/19/rosiyan-gotuyut-do-isnuvannya-u-voyennyh-umovah-desyatyrichchyamy-doktor-istorychnyh-nauk-larysa-yakubova/</text:a>
</text:p>
      <!--NEWS-->
      <text:h text:style-name="P10" text:outline-level="1">
<text:span text:style-name="T4">
Україні вдалося повернути ще одну дитину, вивезену до рф</text:span>
</text:h>
      <text:p text:style-name="P4">
Author: ['АРМІЯINFORM']</text:p>
      <text:p text:style-name="P4">
Time: 2023-05-19T58:00:00-04:00</text:p>
      <text:p text:style-name="P4">
Description: В Україну повернулася 14-річна дівчина, яка опинилася в рф після широкомасштаб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mbudsmen.jpg" text:style-name="Internet_20_link" text:visited-style-name="Visited_20_Internet_20_Link">
ombudsmen.jpg</text:a>
']</text:p>
      <text:p text:style-name="P4">
Tags: ['ВИЗВОЛЕННЯ З ПОЛОНУ', 'ДЕПОРТАЦІЯ УКРАЇНСЬКИХ ДІТЕЙ', 'УПОВНОВАЖЕНИЙ З ПРАВ ЛЮДИНИ']</text:p>
      <text:p text:style-name="P4">
Category: News</text:p>
      <!--METADATA-->
      <text:p text:style-name="P4">
<draw:frame draw:style-name="fr1" draw:name="Image314" text:anchor-type="as-char" svg:width="6.9236in" svg:height="3.894525in" draw:z-index="0">
<draw:image xlink:href="../Images/AРМІЯINFORM/2023-05-19T58-00-00-04-00/ombudsmen.jpg" xlink:type="simple" xlink:show="embed" xlink:actuate="onLoad" draw:mime-type="image/jpeg"/>
</draw:frame>
</text:p>
      <text:p text:style-name="P4">
В Україну повернулася 14-річна дівчина, яка опинилася в рф післяширокомасштабного вторгнення російської армії.</text:p>
      <text:p text:style-name="P4">
Про це <text:a xlink:type="simple" xlink:href="https://t.me/dmytro_lubinetzs/2484" text:style-name="Internet_20_link" text:visited-style-name="Visited_20_Internet_20_Link">
повідомив</text:a>
 уповноваженийВерховної Ради України з прав людини Дмитро Лубінець.</text:p>
      <text:p text:style-name="P4">
«14-річна Вероніка, яка опинилася в рф після того, як в Україну вдерласякраїна-терорист, нині вже перебуває вдома. Її бабуся з жахом та сльозами наочах згадує, що довелося пройти, аби повернути онуку на рідну землю», — сказавДмитро Лубінець.</text:p>
      <text:p text:style-name="P4">
Він додав, що дитина пройде реабілітацію та отримає необхідну допомогу — якмедичну, так і гуманітарну.</text:p>
      <text:p text:style-name="P4">
Нещодавно в Україну з рф вдалось<text:a xlink:type="simple" xlink:href="https://armyinform.com.ua/2023/05/18/v-ukrayinu-z-rosiyi-povernuly-divchynku-batky-yakoyi-zahyshhaly-mariupol/" text:style-name="Internet_20_link" text:visited-style-name="Visited_20_Internet_20_Link">
повернути</text:a>
 шестирічну донькузахисників Маріуполя, які тривалий час перебували у російському полоні. Нинісім’я у повному складі перебуває в Україні та щаслива, що вдалосявозз’єднатися.</text:p>
      <text:p text:style-name="P4">
Source: <text:a xlink:type="simple" xlink:href="https://armyinform.com.ua/2023/05/19/ukrayini-vdalosya-povernuty-shhe-odnu-dytynu-vyvezenu-do-rf/" text:style-name="Internet_20_link" text:visited-style-name="Visited_20_Internet_20_Link">
https://armyinform.com.ua/2023/05/19/ukrayini-vdalosya-povernuty-shhe-odnu-dytynu-vyvezenu-do-rf/</text:a>
</text:p>
      <!--NEWS-->
      <text:h text:style-name="P10" text:outline-level="1">
<text:span text:style-name="T4">
По суті, ЗСУ виконали свої військові завдання — Ганна Маляр про оборону Бахмута</text:span>
</text:h>
      <text:p text:style-name="P4">
Author: ['Дмитро Чалий']</text:p>
      <text:p text:style-name="P4">
Time: 2023-05-19T59:00:00-04:00</text:p>
      <text:p text:style-name="P4">
Description: — Наразі ми розділяємо ситуацію в місті та передмісті. У передмісті ми продовжу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jpg" text:style-name="Internet_20_link" text:visited-style-name="Visited_20_Internet_20_Link">
bahmut.jpg</text:a>
']</text:p>
      <text:p text:style-name="P4">
Tags: ['БАХМУТ', 'ГАННА МАЛЯР', 'ЄДИНІ НОВИНИ']</text:p>
      <text:p text:style-name="P4">
Category: News</text:p>
      <!--METADATA-->
      <text:p text:style-name="P4">
<draw:frame draw:style-name="fr1" draw:name="Image315" text:anchor-type="as-char" svg:width="6.9236in" svg:height="3.607845in" draw:z-index="0">
<draw:image xlink:href="../Images/AРМІЯINFORM/2023-05-19T59-00-00-04-00/bahmut.jpg" xlink:type="simple" xlink:show="embed" xlink:actuate="onLoad" draw:mime-type="image/jpeg"/>
</draw:frame>
</text:p>
      <text:p text:style-name="P4">
— Наразі ми розділяємо ситуацію в місті та передмісті. У передмісті мипродовжуємо активні дії. Це північ і південь. Треба розуміти вартість нашогопросування. Там надзвичайно складно виконувати бойові завдання, тому що ворогсконцентрував величезну кількість своїх зусиль. Ми спостерігаємо, що противникнамагається повернути втрачені кілометри, проте це їм не вдається. Нашівійськові відбивають усі ворожі атаки, — повідомила Ганна Маляр під частелевізійного марафону <text:a xlink:type="simple" xlink:href="https://www.youtube.com/live/WY8sDvZdWEA" text:style-name="Internet_20_link" text:visited-style-name="Visited_20_Internet_20_Link">
«Єдиніновини»</text:a>
.</text:p>
      <text:p text:style-name="P4">
Також вона зазначила, що в самому Бахмуті точаться бої на південно-західнійчастині міста, а росіяни заявляють, що вже контролюють увесь Бахмут.</text:p>
      <text:p text:style-name="P4">
— Південно-західну частину наразі контролюють ЗСУ. Попри те, що росіян більшеза кількістю і вони мають більше озброєння, наші військові їх дуже потужнозупиняють. Загарбники просуватися не можуть. Вони з минулого серпнянамагаються захопити місто. По суті, ЗСУ виконали свої військові задачі. Тамбуло кілька завдань — знищення противника та зменшення їхнього наступальногопотенціалу, — розповіла Ганна Маляр.</text:p>
      <text:p text:style-name="P4">
Вона підкреслила, що в боях за Бахмут було знищено багато професійного складупротивника. Також просування ворога вглиб території фактично зупинено.</text:p>
      <text:p text:style-name="P4">
Source: <text:a xlink:type="simple" xlink:href="https://armyinform.com.ua/2023/05/19/po-suti-zsu-vykonaly-svoyi-vijskovi-zavdannya-ganna-malyar-pro-oboronu-bahmuta/" text:style-name="Internet_20_link" text:visited-style-name="Visited_20_Internet_20_Link">
https://armyinform.com.ua/2023/05/19/po-suti-zsu-vykonaly-svoyi-vijskovi-zavdannya-ganna-malyar-pro-oboronu-bahmuta/</text:a>
</text:p>
      <!--NEWS-->
      <text:h text:style-name="P10" text:outline-level="1">
<text:span text:style-name="T4">
Повідомлено про підозру російському генералу, який віддав наказ знищити «Мрію»</text:span>
</text:h>
      <text:p text:style-name="P4">
Author: ['АРМІЯINFORM']</text:p>
      <text:p text:style-name="P4">
Time: 2023-05-19T60:00:00-04:00</text:p>
      <text:p text:style-name="P4">
Description: Зібрано доказову базу на заступника командувача повітряно-десантними військами зс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7c5e6aeecd7cb26ffbf210caac08e63-e1684490622765.jpg" text:style-name="Internet_20_link" text:visited-style-name="Visited_20_Internet_20_Link">
77c5e6aeecd7cb26ffbf210caac08e63-e1684490622765.jpg</text:a>
']</text:p>
      <text:p text:style-name="P4">
Tags: ['STOPRUSSIA', 'АГРЕСІЯ РФ', 'ВТОРГНЕННЯ РФ', 'СБУ']</text:p>
      <text:p text:style-name="P4">
Category: News</text:p>
      <!--METADATA-->
      <text:p text:style-name="P4">
<draw:frame draw:style-name="fr1" draw:name="Image316" text:anchor-type="as-char" svg:width="6.9236in" svg:height="4.258014in" draw:z-index="0">
<draw:image xlink:href="../Images/AРМІЯINFORM/2023-05-19T60-00-00-04-00/77c5e6aeecd7cb26ffbf210caac08e63-e1684490622765.jpg" xlink:type="simple" xlink:show="embed" xlink:actuate="onLoad" draw:mime-type="image/jpeg"/>
</draw:frame>
</text:p>
      <text:p text:style-name="P4">
Зібрано доказову базу на заступника командувача повітряно-десантними військамизс рф генерал-лейтенанта анатолія концевого, який бере участь в агресивнійвійні проти України. Саме за його наказом окупанти здійснили тимчасовезахоплення Гостомельського аеропорту на початку широкомасштабного вторгнення.</text:p>
      <text:p text:style-name="P4">
Тоді під час активних бойових дій російські загарбники знищили найбільший усвіті український літак Ан-225 «Мрія».</text:p>
      <text:p text:style-name="P4">
Для штурму стратегічно важливого аеродрому в Україні концевой задіявпідрозділи спецпризначення повітряно-десантних військ та армійської авіаціїкраїни-агресора.</text:p>
      <text:p text:style-name="P4">
Встановлено, що російський генерал входить до складу вищого військовогокомандування зс рф і брав безпосередню участь у плануванні, підготовці таздійсненні збройної агресії проти України.</text:p>
      <text:p text:style-name="P4">
За даними слідства, ще з 2019 року він організував на території росії табілорусі підготовку ворожих десантників до ураження та захоплення стратегічнихназемних цілей на території нашої держави.</text:p>
      <text:p text:style-name="P4">
На підставі зібраних доказів слідчі Служби безпеки повідомили концевому пропідозру за двома статтями Кримінального кодексу України: посягання натериторіальну цілісність і недоторканність України та планування, підготовка,розв'язування та ведення агресивної війни, вчинене за попередньою змовоюосіб).</text:p>
      <text:p text:style-name="P4">
Санкція статей передбачає покарання до 15 років тюрми.</text:p>
      <text:p text:style-name="P4">
<text:span text:style-name="T4">
Джерело:</text:span>
 <text:a xlink:type="simple" xlink:href="https://ssu.gov.ua/novyny/sbu-povidomyla-pro-pidozru-rosiiskomu-heneralu-yakyi-viddav-nakaz-znyshchyty-mriiu" text:style-name="Internet_20_link" text:visited-style-name="Visited_20_Internet_20_Link">
<text:span text:style-name="T5">
СБУ</text:span>
</text:a>
</text:p>
      <text:p text:style-name="P4">
Source: <text:a xlink:type="simple" xlink:href="https://armyinform.com.ua/2023/05/19/povidomleno-pro-pidozru-rosijskomu-generalu-yakyj-viddav-nakaz-znyshhyty-mriyu/" text:style-name="Internet_20_link" text:visited-style-name="Visited_20_Internet_20_Link">
https://armyinform.com.ua/2023/05/19/povidomleno-pro-pidozru-rosijskomu-generalu-yakyj-viddav-nakaz-znyshhyty-mriyu/</text:a>
</text:p>
      <!--NEWS-->
      <text:h text:style-name="P10" text:outline-level="1">
<text:span text:style-name="T4">
Сьогодні обмін «всіх на всіх» реальніший, ніж три місяці тому — Координаційний штаб</text:span>
</text:h>
      <text:p text:style-name="P4">
Author: ['АРМІЯINFORM']</text:p>
      <text:p text:style-name="P4">
Time: 2023-05-19T61:00:00-04:00</text:p>
      <text:p text:style-name="P4">
Description: У Координаційному штабі відбулася зустріч з родинами військовослужбовців окре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f30d3f5-9493-4910-88ea-f9d10ca88dc8.jpg" text:style-name="Internet_20_link" text:visited-style-name="Visited_20_Internet_20_Link">
ff30d3f5-9493-4910-88ea-f9d10ca88dc8.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17" text:anchor-type="as-char" svg:width="6.9236in" svg:height="4.615733in" draw:z-index="0">
<draw:image xlink:href="../Images/AРМІЯINFORM/2023-05-19T61-00-00-04-00/ff30d3f5-9493-4910-88ea-f9d10ca88dc8.jpg" xlink:type="simple" xlink:show="embed" xlink:actuate="onLoad" draw:mime-type="image/jpeg"/>
</draw:frame>
</text:p>
      <text:p text:style-name="P4">
У Координаційному штабі відбулася зустріч з родинами військовослужбовцівокремого батальйону морської піхоти м. Маріуполь, під час якої на запитанняблизьких відповідали секретар Робочої групи з питань взаємодії зі ЗМІ тародичами захисників Координаційного штабу Богдан Охріменко та представникштабу.</text:p>
      <text:p text:style-name="P4">
Про це <text:a xlink:type="simple" xlink:href="https://t.me/Koord_shtab/1077" text:style-name="Internet_20_link" text:visited-style-name="Visited_20_Internet_20_Link">
повідомляє</text:a>
 Координаційний штаб зпитань поводження з військовополоненими.</text:p>
      <text:p text:style-name="P4">
Рідних цікавила взаємодія Координаційного штабу з військовою частиною у пошукузниклих і поверненні полонених.</text:p>
      <text:p text:style-name="P4">
«Військова частина займається бойовими діями. Вона фіксує те, що відбулося наполі бою, проводить службове розслідування і обліковує. Частина не маєстосунку до нашої роботи — до обмінів, — пояснив Богдан Охріменко. — Намдостатньо тієї інформації, яку надають частини та рідні».</text:p>
      <text:p text:style-name="P4">
Він наголосив на тому, що шукають кожного зниклого як живого — поки незнаходимо людину чи тіло.</text:p>
      <text:p text:style-name="P4">
«Якщо людина гине, вона зазвичай залишається на локації — на місці загибелі.Тоді підключається Офіс Уповноваженого з питань осіб, зниклих безвісти заособливих обставин. Проводимо репатріацію і обміни тілами, далі — ДНК-тести.Утім, про багатьох людей, яких ми повертаємо під час обмінів, не було жодноїінформації, але вони знайшлися живими в полоні. Відомості, які надає частина,лягають в основу нашої роботи з пошуку. На щастя, є багато випадків, колипобратими думають, що людина загинула, а вона потім знаходиться в полоні», —сказав Богдан Охріменко.</text:p>
      <text:p text:style-name="P4">
Крім того, представник штабу зазначив, що у Координаційному штабі працюютьделеговані представники військ: якщо потрібна додаткова інформація,зв’язуємося з керівництвом частин.</text:p>
      <text:p text:style-name="P4">
На зустрічі також обговорили можливість обміну «всіх на всіх».</text:p>
      <text:p text:style-name="P4">
«Сьогодні він більш реальний, ніж, наприклад, три місяці тому. Це залежить івід успіхів контрнаступу та поповнення нашого обмінного фонду», — сказавБогдан Охріменко.</text:p>
      <text:p text:style-name="P4">
Також рідні помітили, що збільшилася кількість підтверджень полону росієючерез Міжнародний комітет Червоного Хреста (МКЧХ).</text:p>
      <text:p text:style-name="P4">
«Теперішній МКЧХ значно ефективніший, ніж на початку широкомасштабноговторгнення. Роль Червоного Хреста дуже важлива», — зазначив представник штабу.</text:p>
      <text:p text:style-name="P4">
Source: <text:a xlink:type="simple" xlink:href="https://armyinform.com.ua/2023/05/19/obmin-vsih-na-vsih-sogodni-realnyj-nizh-try-misyaczi-tomu-koordynaczijnyj-shtab/" text:style-name="Internet_20_link" text:visited-style-name="Visited_20_Internet_20_Link">
https://armyinform.com.ua/2023/05/19/obmin-vsih-na-vsih-sogodni-realnyj-nizh-try-misyaczi-tomu-koordynaczijnyj-shtab/</text:a>
</text:p>
      <!--NEWS-->
      <text:h text:style-name="P10" text:outline-level="1">
<text:span text:style-name="T4">
Протяжність лінії української оборони сягає 3750 кілометрів</text:span>
</text:h>
      <text:p text:style-name="P4">
Author: ['АРМІЯINFORM']</text:p>
      <text:p text:style-name="P4">
Time: 2023-05-19T62:00:00-04:00</text:p>
      <text:p text:style-name="P4">
Description: 3750 км — саме такою є актуальна протяжність лінії оборони в сучас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fb3c2c-e69c9d6-306149145-407284438251307-5120521666388728918-n.jpg" text:style-name="Internet_20_link" text:visited-style-name="Visited_20_Internet_20_Link">
6fb3c2c-e69c9d6-306149145-407284438251307-5120521666388728918-n.jpg</text:a>
', '<text:a xlink:type="simple" xlink:href="https://armyinform.com.ua/wp-content/uploads/2023/05/photo_5420530306064174958_y.jpg" text:style-name="Internet_20_link" text:visited-style-name="Visited_20_Internet_20_Link">
photo_5420530306064174958_y.jpg</text:a>
']</text:p>
      <text:p text:style-name="P4">
Tags: ['АГРЕСІЯ РФ', 'ВТОРГНЕННЯ РФ', 'ЛІНІЯ ОБОРОНИ']</text:p>
      <text:p text:style-name="P4">
Category: News</text:p>
      <!--METADATA-->
      <text:p text:style-name="P4">
<draw:frame draw:style-name="fr1" draw:name="Image318" text:anchor-type="as-char" svg:width="6.9236in" svg:height="3.883237in" draw:z-index="0">
<draw:image xlink:href="../Images/AРМІЯINFORM/2023-05-19T62-00-00-04-00/6fb3c2c-e69c9d6-306149145-407284438251307-5120521666388728918-n.jpg" xlink:type="simple" xlink:show="embed" xlink:actuate="onLoad" draw:mime-type="image/jpeg"/>
</draw:frame>
</text:p>
      <text:p text:style-name="P4">
<text:span text:style-name="T4">
3750 км</text:span>
 — саме такою є актуальна протяжність лінії оборони в сучаснійросійсько-українській війні.</text:p>
      <text:p text:style-name="P4">
Для порівняння: максимальний масштаб <text:span text:style-name="T4">
радянсько-німецького фронту</text:span>
 ( <text:span text:style-name="T5">
станомна листопад 1943 р</text:span>
.) — 6,2 тис. км.</text:p>
      <text:p text:style-name="P4">
<text:span text:style-name="T4">
Перша світова війна</text:span>
 обмежувалась ділянками — 480 км на Заході та 900 км наСході.</text:p>
      <text:p text:style-name="P4">
<draw:frame draw:style-name="fr1" draw:name="Image319" text:anchor-type="as-char" svg:width="6.9236in" svg:height="7.926841in" draw:z-index="0">
<draw:image xlink:href="../Images/AРМІЯINFORM/2023-05-19T62-00-00-04-00/photo_5420530306064174958_y.jpg" xlink:type="simple" xlink:show="embed" xlink:actuate="onLoad" draw:mime-type="image/jpeg"/>
</draw:frame>
</text:p>
      <text:p text:style-name="P4">
«Цифра 3750 км показує нам рівень напруження, яке щоденно відчувають на собіСили оборони України, захищаючи нашу землю від російських окупантів.</text:p>
      <text:p text:style-name="P4">
Цифра 3750 км дає можливість оцінити хоробрість та жагу до свободи нашихГероїв у боротьбі з росією, яку ми неодмінно переможемо і звільнимо всітимчасово окуповані нею території та повернемо історичну справедливість —вийдемо до міжнародно визнаних кордонів України», —<text:a xlink:type="simple" xlink:href="https://t.me/militarymediacenter/1982" text:style-name="Internet_20_link" text:visited-style-name="Visited_20_Internet_20_Link">
зазначили</text:a>
 в Military Media Center.</text:p>
      <text:p text:style-name="P4">
Source: <text:a xlink:type="simple" xlink:href="https://armyinform.com.ua/2023/05/19/aktualna-protyazhnist-liniyi-oborony-u-suchasnij-vijni-syagaye-3750-kilometriv/" text:style-name="Internet_20_link" text:visited-style-name="Visited_20_Internet_20_Link">
https://armyinform.com.ua/2023/05/19/aktualna-protyazhnist-liniyi-oborony-u-suchasnij-vijni-syagaye-3750-kilometriv/</text:a>
</text:p>
      <!--NEWS-->
      <text:h text:style-name="P10" text:outline-level="1">
<text:span text:style-name="T4">
росіяни хочуть психологічно виснажити наш національний опір — Ганна Маляр</text:span>
</text:h>
      <text:p text:style-name="P4">
Author: ['Дмитро Чалий']</text:p>
      <text:p text:style-name="P4">
Time: 2023-05-19T63:00:00-04:00</text:p>
      <text:p text:style-name="P4">
Description: Про це під час телевізійного марафону «Єдині новини» розповіла заступник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3.jpg" text:style-name="Internet_20_link" text:visited-style-name="Visited_20_Internet_20_Link">
bahmut-3.jpg</text:a>
']</text:p>
      <text:p text:style-name="P4">
Tags: ['ГАННА МАЛЯР', 'ЄДИНІ НОВИНИ', 'ОПІР']</text:p>
      <text:p text:style-name="P4">
Category: News</text:p>
      <!--METADATA-->
      <text:p text:style-name="P4">
<draw:frame draw:style-name="fr1" draw:name="Image320" text:anchor-type="as-char" svg:width="6.9236in" svg:height="3.894525in" draw:z-index="0">
<draw:image xlink:href="../Images/AРМІЯINFORM/2023-05-19T63-00-00-04-00/bahmut-3.jpg" xlink:type="simple" xlink:show="embed" xlink:actuate="onLoad" draw:mime-type="image/jpeg"/>
</draw:frame>
</text:p>
      <text:p text:style-name="P4">
Про це під час телевізійного марафону <text:a xlink:type="simple" xlink:href="https://www.youtube.com/live/WY8sDvZdWEA" text:style-name="Internet_20_link" text:visited-style-name="Visited_20_Internet_20_Link">
«Єдиніновини»</text:a>
 розповіла заступникМіністра оборони України Ганна Маляр.</text:p>
      <text:p text:style-name="P4">
— Протягом останнього місяця ми спостерігаємо збільшення ворожих обстрілів поприкордонних областях півночі і тих, які межують з рф. Вони почали більшезнищувати об’єкти цивільної інфраструктури і, на жаль, в нас є загиблігромадяни. В такий спосіб вони залякують цивільне населення. Вони хочутьвиснажити у психологічний спосіб наш національний опір. Адже в нас зараз націядуже об’єднана, потужна та сильна, — зазначила Ганна Маляр.</text:p>
      <text:p text:style-name="P4">
Крім того, за її словами, ворог хоче тримати наші війська, які перебувають напівночі, у постійній напрузі.</text:p>
      <text:p text:style-name="P4">
— Вони не хочуть, аби ми задіяли підрозділи з півночі на інших напрямках. Воницього дуже бояться, — зазначила Ганна Маляр.</text:p>
      <text:p text:style-name="P4">
Також вона додала, що, вдаючись до таких обстрілів, противник шукає нашіслабкі місця, проте ключову ціль, яку вони поставили, — захоплення всієїУкраїни, вони не можуть подужати, і тому діють такими фрагментами.</text:p>
      <text:p text:style-name="P4">
Source: <text:a xlink:type="simple" xlink:href="https://armyinform.com.ua/2023/05/19/rosiyany-hochut-psyhologichno-vysnazhyty-nash-naczionalnyj-opir-ganna-malyar/" text:style-name="Internet_20_link" text:visited-style-name="Visited_20_Internet_20_Link">
https://armyinform.com.ua/2023/05/19/rosiyany-hochut-psyhologichno-vysnazhyty-nash-naczionalnyj-opir-ganna-malyar/</text:a>
</text:p>
      <!--NEWS-->
      <text:h text:style-name="P10" text:outline-level="1">
<text:span text:style-name="T4">
Президент України прибув до Саудівської Аравії, де представить нашу формулу миру</text:span>
</text:h>
      <text:p text:style-name="P4">
Author: ['АРМІЯINFORM']</text:p>
      <text:p text:style-name="P4">
Time: 2023-05-19T64:00:00-04:00</text:p>
      <text:p text:style-name="P4">
Description: Про це Володимир Зеленський повідомив у своєму телеграм-каналі.    «Виступлю на самі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saudivska-araviya.jpg" text:style-name="Internet_20_link" text:visited-style-name="Visited_20_Internet_20_Link">
zelenskyj-saudivska-araviya.jpg</text:a>
']</text:p>
      <text:p text:style-name="P4">
Tags: ['ВІЗИТ ПРЕЗИДЕНТА УКРАЇНИ', 'ВОЛОДИМИР ЗЕЛЕНСЬКИЙ', 'ПРЕЗИДЕНТ УКРАЇНИ', 'САУДІВСЬКА АРАВІЯ']</text:p>
      <text:p text:style-name="P4">
Category: News</text:p>
      <!--METADATA-->
      <text:p text:style-name="P4">
<draw:frame draw:style-name="fr1" draw:name="Image321" text:anchor-type="as-char" svg:width="6.9236in" svg:height="4.617948in" draw:z-index="0">
<draw:image xlink:href="../Images/AРМІЯINFORM/2023-05-19T64-00-00-04-00/zelenskyj-saudivska-araviya.jpg" xlink:type="simple" xlink:show="embed" xlink:actuate="onLoad" draw:mime-type="image/jpeg"/>
</draw:frame>
 Архівне фото. Візит міністра закордонних справ КоролівстваСаудівська Аравія принца Фейсала бін Фархана Аль Сауда. Київ, 26 лютого 2023року.</text:p>
      <text:p text:style-name="P4">
Про це Володимир Зеленський<text:a xlink:type="simple" xlink:href="https://t.me/V_Zelenskiy_official/6267" text:style-name="Internet_20_link" text:visited-style-name="Visited_20_Internet_20_Link">
повідомив</text:a>
 у своєму телеграм-каналі.</text:p>
      <text:p text:style-name="P4">
«Виступлю на саміті Ліги арабських держав. Зустрінуся зі Спадкоємним принцомМухаммадом бін Салманом аль-Саудом та проведу інші двосторонні переговори.</text:p>
      <text:p text:style-name="P4">
Наші пріоритети — повернення усіх політичних в’язнів Криму і тимчасовоокупованих територій, повернення всіх полонених та незаконно депортованих,представлення нашої формули миру, до реалізації якої необхідно залучитиякомога більше держав, гарантування енергетичної безпеки наступної зими.</text:p>
      <text:p text:style-name="P4">
Іще один пріоритет — захист мусульманської спільноти України. Разом з нами —Мустафа Джемілєв, лідер кримськотатарського народу. Крим першим постраждав відросійської окупації, і більшість із тих, хто зазнає репресій в окупованомуКриму, — мусульмани», — зазначив Президент України.</text:p>
      <text:p text:style-name="P4">
Source: <text:a xlink:type="simple" xlink:href="https://armyinform.com.ua/2023/05/19/prezydent-ukrayiny-prybuv-do-saudivskoyi-araviyi-de-predstavyt-nashu-formulu-myru/" text:style-name="Internet_20_link" text:visited-style-name="Visited_20_Internet_20_Link">
https://armyinform.com.ua/2023/05/19/prezydent-ukrayiny-prybuv-do-saudivskoyi-araviyi-de-predstavyt-nashu-formulu-myru/</text:a>
</text:p>
      <!--NEWS-->
      <text:h text:style-name="P10" text:outline-level="1">
<text:span text:style-name="T4">
За добу російські війська обстріляли 126 населених пунктів України</text:span>
</text:h>
      <text:p text:style-name="P4">
Author: ['АРМІЯINFORM']</text:p>
      <text:p text:style-name="P4">
Time: 2023-05-19T65:00:00-04:00</text:p>
      <text:p text:style-name="P4">
Description: Протягом минулої доби російські війська обстріляли територію 11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0558674323163658_y.jpg" text:style-name="Internet_20_link" text:visited-style-name="Visited_20_Internet_20_Link">
photo_5420558674323163658_y.jpg</text:a>
']</text:p>
      <text:p text:style-name="P4">
Tags: ['STOPRUSSIA', 'АГРЕСІЯ РФ', 'ХАРКІВСЬКИЙ ТРИБУНАЛ']</text:p>
      <text:p text:style-name="P4">
Category: News</text:p>
      <!--METADATA-->
      <text:p text:style-name="P4">
<draw:frame draw:style-name="fr1" draw:name="Image322" text:anchor-type="as-char" svg:width="6.9236in" svg:height="5.165906in" draw:z-index="0">
<draw:image xlink:href="../Images/AРМІЯINFORM/2023-05-19T65-00-00-04-00/photo_5420558674323163658_y.jpg" xlink:type="simple" xlink:show="embed" xlink:actuate="onLoad" draw:mime-type="image/jpeg"/>
</draw:frame>
</text:p>
      <text:p text:style-name="P4">
Протягом минулої доби російські війська обстріляли територію 11 областейУкраїни.</text:p>
      <text:p text:style-name="P4">
Про це <text:a xlink:type="simple" xlink:href="https://t.me/militarymediacenter/1980" text:style-name="Internet_20_link" text:visited-style-name="Visited_20_Internet_20_Link">
повідомляє </text:a>
Military MediaCenter.</text:p>
      <text:p text:style-name="P4">
«Загалом із різних видів озброєння (міномети, гранатомети, артилерія, РСЗВ,ЗРК, БПЛА, авіація, крилаті ракети морського базування) здійснено обстріли 126населених пунктів та 166 об’єктів інфраструктури», — йдеться в повідомленні.</text:p>
      <text:p text:style-name="P4">
Серед цивільного населення є загиблі та поранені, кількість жертв уточнюється.</text:p>
      <text:p text:style-name="P4">
Source: <text:a xlink:type="simple" xlink:href="https://armyinform.com.ua/2023/05/19/za-dobu-rosijski-vijska-obstrilyaly-126-naselenyh-punktiv-ukrayiny/" text:style-name="Internet_20_link" text:visited-style-name="Visited_20_Internet_20_Link">
https://armyinform.com.ua/2023/05/19/za-dobu-rosijski-vijska-obstrilyaly-126-naselenyh-punktiv-ukrayiny/</text:a>
</text:p>
      <!--NEWS-->
      <text:h text:style-name="P10" text:outline-level="1">
<text:span text:style-name="T4">
«Мощун і бої в Гостомелі — події, які повністю зруйнували російський задум» ― Кирило Буданов</text:span>
</text:h>
      <text:p text:style-name="P4">
Author: ['АРМІЯINFORM']</text:p>
      <text:p text:style-name="P4">
Time: 2023-05-19T66: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УР МОУ', 'ІНТЕРВ’Ю', 'КИРИЛО БУДАНОВ']</text:p>
      <text:p text:style-name="P4">
Category: News</text:p>
      <!--METADATA-->
      <text:p text:style-name="P4">
Начальник Головного управління розвідки Міністерства оборони України генерал-майор Кирило Буданов дав розлоге інтервʼю проєкту «Різні люди».</text:p>
      <text:p text:style-name="P4">
Пресслужба ГУР МОУ <text:a xlink:type="simple" xlink:href="https://gur.gov.ua/content/kryms-kyi-mist-ne-potriben-nachal-nyk-hur-mo-ukrainy-kyrylo-budanov.html" text:style-name="Internet_20_link" text:visited-style-name="Visited_20_Internet_20_Link">
наводить</text:a>
 основні тези інтерв’ю.</text:p>
      <text:p text:style-name="P4">
<text:span text:style-name="T4">
«Мистецтво війни»:</text:span>
</text:p>
      <text:p text:style-name="P4">
Те, що ми дезорієнтували противника ― це точно факт. Допоки все незакінчиться, вони, я думаю, так і не зрозуміють, що взагалі відбувалося івідбулось.</text:p>
      <text:p text:style-name="P4">
Що важливіше: заплутати противника чи ризикнути тим, що хтось в Україні це незовсім правильно зрозуміє? Як на мене, відповідь очевидна: заплутатипротивника.</text:p>
      <text:p text:style-name="P4">
<text:span text:style-name="T4">
Ядерні ризики:</text:span>
</text:p>
      <text:p text:style-name="P4">
До ядерної війни ми ніяк не наблизились, проте й не віддалились. Загалом, цязагроза навіяна штучно. Зрозуміло, в теорії все можливо, але ймовірність ―майже нульова, бо закінчиться все це стратегічним програшем російськоїфедерації.</text:p>
      <text:p text:style-name="P4">
Стратегічний програш ― це руйнування усієї стратегічної мети існування цьогополітичного устрою.</text:p>
      <text:p text:style-name="P4">
<text:span text:style-name="T4">
Майбутнє росії у світі:</text:span>
</text:p>
      <text:p text:style-name="P4">
Російське керівництво хотіло «величі», щоб з ними усі рахувались ― «біполярнийсвіт», як вони кажуть. Біполярний світ, можливо, і буде, але точно без них.Вони просто уже не можуть: ані за рівнем економіки, ані вже за рівнем воєнноїчи дипломатичної сили.</text:p>
      <text:p text:style-name="P4">
<text:span text:style-name="T4">
Воєнний потенціал армії рф:</text:span>
</text:p>
      <text:p text:style-name="P4">
Все, що росіяни могли задіяти проти нас, вони уже задіяли.</text:p>
      <text:p text:style-name="P4">
Потенціал до серйозних наступальних дій армії рф абсолютно вичерпаний. Заразвони мають серйозний потенціал для оборони. Оборону вони побудувалиешелоновану, правильну, потужну. Але це вже не та російська армія, яка моглапроводити серйозні наступальні операції.</text:p>
      <text:p text:style-name="P4">
Локальні дії на рівні Бахмута ― так, по 50-70 метрів на день їм вдаєтьсяпроходити, а інколи ― не вдається. Це, вибачте, трошки не рівень для, як вонисамі казали, другої армії світу.</text:p>
      <text:p text:style-name="P4">
Угруповання рф, яке задіяне у воєнних діях проти України ― біля 370 тисячвоєнного компоненту, біля 20 тисяч національної гвардії і біля 7 тисяч, ужестаном на зараз, сукупності різних воєнізованих формувань.</text:p>
      <text:p text:style-name="P4">
<text:span text:style-name="T4">
Заздрість шойґу:</text:span>
</text:p>
      <text:p text:style-name="P4">
Те, що говорить [власник т.зв. пвк «ваґнер»] пріґожин ― переважно правда. Єречі, які двояко сприймаються, але десь 80% з того, що він каже ― чистаправда.</text:p>
      <text:p text:style-name="P4">
Мені прикро визнавати, але так звана пвк під умовною назвою «ваґнер» показаласвою ефективність ― на відміну від російської армії. На цьому тлі їхніконфлікти ще більше загострились.</text:p>
      <text:p text:style-name="P4">
Те, що пріґожин каже, мовляв, нема снарядів та підтримки ― певною мірою цечерез заздрість у військовому керівництві рф, яке уособлює зараз шойґу таґєрасімов, але там є й інші генерали, які мають трохи іншу думку.</text:p>
      <text:p text:style-name="P4">
Команда шойґу та ґєрасімова робить усе, щоб стерти ці пвк-підрозділи. На жаль,я маю визнати, що найефективнішим є саме «ваґнер». Ніхто в російськійфедерації з ними не зрівняється в ефективності ведення бойових дій.</text:p>
      <text:p text:style-name="P4">
<text:span text:style-name="T4">
Шпигуни в Інтернаціональному легіоні:</text:span>
</text:p>
      <text:p text:style-name="P4">
Кількість іноземних добровольців на початку березня 2022 року сягала тисячосіб. До Інтернаціонального легіону брали тільки тих, хто так чи інакшепідходив під критерії морально-бойової готовності.</text:p>
      <text:p text:style-name="P4">
В Інтернаціональному Легіоні були шпигуни з різних країн, але це низькийвідсоток. Більшість тих, кого намагались «засунути» ― а такі спроби були, нашавласна безпека відфільтровувала на етапі відбору та співбесід.</text:p>
      <text:p text:style-name="P4">
<text:span text:style-name="T4">
Агентура рф в Україні:</text:span>
</text:p>
      <text:p text:style-name="P4">
Агентурна мережа рф в Україні залишається, але її потужність багато в чомувиявилась міфом.</text:p>
      <text:p text:style-name="P4">
<text:span text:style-name="T4">
Конкуренція спецслужб України:</text:span>
</text:p>
      <text:p text:style-name="P4">
Я особисто дуже поважаю генерала Малюка. У мене з ним дружні, можна сказати,навіть особисті відносини. З ним усе чудово.</text:p>
      <text:p text:style-name="P4">
Здорова конкуренція між спецслужбами ― вона завжди є, і це нормальний процес.Це дуже добре, що вона є.</text:p>
      <text:p text:style-name="P4">
<text:span text:style-name="T4">
Агенти ГУР у кремлі:</text:span>
</text:p>
      <text:p text:style-name="P4">
Так, у росії ми маємо свої джерела, які нас чудово інформують.</text:p>
      <text:p text:style-name="P4">
<text:span text:style-name="T4">
Оцінка російських спецслужб:</text:span>
</text:p>
      <text:p text:style-name="P4">
Армія рф ― не друга у світі. Мабуть, що й не третя, але в першу десятку точновходить.</text:p>
      <text:p text:style-name="P4">
Ми в стані війни з однією із найпотужніших військових машин, які були таіснують та з дуже серйозною, на відміну від армії, максимально потужноюсистемою спеціальних служб. Недооцінювати противника було б неправильно.</text:p>
      <text:p text:style-name="P4">
Оскільки ми діємо більш-менш ефективно, це означає, що ми діємо правильно.</text:p>
      <text:p text:style-name="P4">
<text:span text:style-name="T4">
«Партизанський» рух в росії:</text:span>
</text:p>
      <text:p text:style-name="P4">
Сили спротиву в росії ― розгалужені, часто не об’єднані в єдину систему, алепереважно керовані організми.</text:p>
      <text:p text:style-name="P4">
На нашу думку, об’єднувати їх не потрібно. Зрадник в одній організації знищитьтільки одну організацію. Якщо вони будуть об’єднані, то втрати будутьнепоправними.</text:p>
      <text:p text:style-name="P4">
<text:span text:style-name="T4">
Україна ― не росія:</text:span>
</text:p>
      <text:p text:style-name="P4">
Протестний потенціал російського суспільства майже нульовий. Розхитати росіюзсередини можна буде тільки тоді, коли до цього будуть готові еліти. Там немаєгромадянського суспільства ― це не Україна, навіть некоректно порівнювати.</text:p>
      <text:p text:style-name="P4">
<text:span text:style-name="T4">
Поромна переправа на тамань:</text:span>
</text:p>
      <text:p text:style-name="P4">
Більша частина радикально проросійськи налаштованого населення з першимзахо́дом підрозділів Сил безпеки та оборони України у Крим в будь-якомуформаті одразу рушить через поромну переправу на материкову частину рф.</text:p>
      <text:p text:style-name="P4">
Я думаю, що кримський міст не потрібен.</text:p>
      <text:p text:style-name="P4">
<text:span text:style-name="T4">
Білоруський фактор:</text:span>
</text:p>
      <text:p text:style-name="P4">
Подобається він нам чи ні, але лукашенко ― не ідіот. Він перший прагне недопустити повторення ситуації 24.02.22 року. Насправді, тоді його думкуособливо не враховували, але, як усі ми бачимо, він зробив висновки.</text:p>
      <text:p text:style-name="P4">
Ми задіювали усі наші можливі шляхи комунікації, які в нас були. Навітьзадіювали одного народного депутата, це теж правда, заради того, щоб недопустити втягування Білорусі як країни в цю війну.</text:p>
      <text:p text:style-name="P4">
Надію втягнути лукашенка у війну путін втратив. Боєприпаси з Білорусі росіянививезли, це правда ― вивезли майже все, що можна було. Використовують полігонибілоруські для підготовки своїх мобілізованих. Зрештою, це все.</text:p>
      <text:p text:style-name="P4">
<text:span text:style-name="T4">
Дрони на війні:</text:span>
</text:p>
      <text:p text:style-name="P4">
Війна довела концепцію максимальної ефективності використання дронів і якрозвідників, і як камікадзе.</text:p>
      <text:p text:style-name="P4">
Ударні дрони багаторазового використання (зі скидом боєприпасу) показали меншуефективність через високу насиченість засобами ППО як і в нас, так і упротивника.</text:p>
      <text:p text:style-name="P4">
Дрон-камікадзе, який летить в один кінець, має більше шансів на успіх.</text:p>
      <text:p text:style-name="P4">
Дрони, які мають працювати як літаки для завдання ударів ― їх, зазвичай,збивають.</text:p>
      <text:p text:style-name="P4">
<text:span text:style-name="T4">
Участь у «кримському рейді» 2016 року:</text:span>
</text:p>
      <text:p text:style-name="P4">
Так, брав. Ну і що?</text:p>
      <text:p text:style-name="P4">
Чи тягне зараз «у поле»? Тягне. Чи є змога? У кращому випадку, рідко. Я буваюу своїх людей і буваю з ними, але зрозуміло, що це не 90% мого життя.</text:p>
      <text:p text:style-name="P4">
<text:span text:style-name="T4">
Визначальний момент у війні:</text:span>
</text:p>
      <text:p text:style-name="P4">
Перший день повномасштабного вторгнення рф та бої в Мощуні ― це події, якізрештою до кінця зруйнували плани російської федерації.</text:p>
      <text:p text:style-name="P4">
Вибивання їх з Ірпеня поставило крапку, але головне ― Мощун і бої в Гостомелі.Це ті події, які повністю зруйнували російський задум.</text:p>
      <text:p text:style-name="P4">
Маємо докласти зусиль, аби 2023 року усе закінчити.</text:p>
      <text:p text:style-name="P4">
Source: <text:a xlink:type="simple" xlink:href="https://armyinform.com.ua/2023/05/19/moshhun-i-boyi-v-gostomeli-podiyi-yaki-povnistyu-zrujnuvaly-rosijskyj-zadum-%e2%80%95-kyrylo-budanov/" text:style-name="Internet_20_link" text:visited-style-name="Visited_20_Internet_20_Link">
https://armyinform.com.ua/2023/05/19/moshhun-i-boyi-v-gostomeli-podiyi-yaki-povnistyu-zrujnuvaly-rosijskyj-zadum-%e2%80%95-kyrylo-budanov/</text:a>
</text:p>
      <!--NEWS-->
      <text:h text:style-name="P10" text:outline-level="1">
<text:span text:style-name="T4">
Українські фахівці проходять у Польщі навчання з лікування та реабілітації постраждалих від війни</text:span>
</text:h>
      <text:p text:style-name="P4">
Author: ['АРМІЯINFORM']</text:p>
      <text:p text:style-name="P4">
Time: 2023-05-19T67:00:00-04:00</text:p>
      <text:p text:style-name="P4">
Description: У військово-медичному інституті у Варшаві українські фахівці проходять підготовку у сф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olska.jpg" text:style-name="Internet_20_link" text:visited-style-name="Visited_20_Internet_20_Link">
polska.jpg</text:a>
']</text:p>
      <text:p text:style-name="P4">
Tags: ['ДОПОМОГА ПАРТНЕРІВ', 'ЛІКУВАННЯ ТА РЕАБІЛІТАЦІЯ', 'ПОЛЬЩА', 'СВІТ ПІДТРИМУЄ УКРАЇНУ']</text:p>
      <text:p text:style-name="P4">
Category: News</text:p>
      <!--METADATA-->
      <text:p text:style-name="P4">
<draw:frame draw:style-name="fr1" draw:name="Image323" text:anchor-type="as-char" svg:width="6.9236in" svg:height="3.894525in" draw:z-index="0">
<draw:image xlink:href="../Images/AРМІЯINFORM/2023-05-19T67-00-00-04-00/polska.jpg" xlink:type="simple" xlink:show="embed" xlink:actuate="onLoad" draw:mime-type="image/jpeg"/>
</draw:frame>
</text:p>
      <text:p text:style-name="P4">
У військово-медичному інституті у Варшаві українські фахівці проходятьпідготовку у сфері реабілітації поранених, а також діагностики та лікуванняосіб, які отримали травми війни.</text:p>
      <text:p text:style-name="P4">
Про це <text:a xlink:type="simple" xlink:href="https://www.prezydent.pl/malzonka-prezydenta/aktywnosc/ukrainscy-specjalisci-szkola-sie-w-polsce-z-rehabilitacji-rannych-oraz-leczenia-traumy-wojennej,68662" text:style-name="Internet_20_link" text:visited-style-name="Visited_20_Internet_20_Link">
повідомляє</text:a>
 Канцеляріяпольського президента.</text:p>
      <text:p text:style-name="P4">
Курс є частиною програми підготовки медиків з України, ініційованої дружинамипрезидентів Польщі та України.</text:p>
      <text:p text:style-name="P4">
«Я дуже вдячна керівництву шпиталя, всім лікарям, фізіотерапевтам тамедсестрам за те, що зустріли моїх колег з України. Проєкт є наслідком візитудо Львова ( <text:span text:style-name="T5">
У вересні 2022 року дружина польського президента відвідалаЗахідноукраїнський спеціалізований дитячий медичний центр та 8-у міськуклінічну лікарню м. Львова.</text:span>
 <text:span text:style-name="T5">
— ред.</text:span>
 ). Мені там розповіли про великунеобхідність у підготовці лікарів з різних напрямків», — сказала АгатаКорнгаузер–Дуда.</text:p>
      <text:p text:style-name="P4">
Під час зустрічі з фізіотерапевтами польська перша леді вислухала коментаріщодо процесу лікування постраждалих від війни. Говорили про наданняневідкладної допомоги, супровід пацієнтів під час реабілітації та сучасніметоди протезування. Фахівці розповіли про майбутнє застосування отриманих уПольщі навичок у роботі з постраждалими та людьми з інвалідністю.</text:p>
      <text:p text:style-name="P4">
«Я дуже сподіваюся, що навчання сприятиме збагаченню системи охорони здоров'яв Україні та допоможе вам у роботі та вашим пацієнтам у процесі відновленняздоров'я та фізичної форми», — наголосила дружина польського президента.</text:p>
      <text:p text:style-name="P4">
Source: <text:a xlink:type="simple" xlink:href="https://armyinform.com.ua/2023/05/19/ukrayinski-fahivczi-prohodyat-u-polshhi-navchannya-z-likuvannya-ta-reabilitacziyi-postrazhdalyh-vid-vijny/" text:style-name="Internet_20_link" text:visited-style-name="Visited_20_Internet_20_Link">
https://armyinform.com.ua/2023/05/19/ukrayinski-fahivczi-prohodyat-u-polshhi-navchannya-z-likuvannya-ta-reabilitacziyi-postrazhdalyh-vid-vijny/</text:a>
</text:p>
      <!--NEWS-->
      <text:h text:style-name="P10" text:outline-level="1">
<text:span text:style-name="T4">
Офіс Генпрокурора України: задокументовано понад 88 тисяч воєнних злочинів</text:span>
</text:h>
      <text:p text:style-name="P4">
Author: ['АРМІЯINFORM']</text:p>
      <text:p text:style-name="P4">
Time: 2023-05-19T6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19052023ua.jpg" text:style-name="Internet_20_link" text:visited-style-name="Visited_20_Internet_20_Link">
warcrime-19052023ua.jpg</text:a>
', '<text:a xlink:type="simple" xlink:href="https://armyinform.com.ua/wp-content/uploads/2023/05/warcrime-19052023en.jpg" text:style-name="Internet_20_link" text:visited-style-name="Visited_20_Internet_20_Link">
warcrime-19052023en.jpg</text:a>
']</text:p>
      <text:p text:style-name="P4">
Tags: ['АГРЕСІЯ РФ', 'ВТОРГНЕННЯ РФ', 'ОФІС ГЕНЕРАЛЬНОГО ПРОКУРОРА УКРАЇНИ']</text:p>
      <text:p text:style-name="P4">
Category: News</text:p>
      <!--METADATA-->
      <text:p text:style-name="P4">
<draw:frame draw:style-name="fr1" draw:name="Image324" text:anchor-type="as-char" svg:width="6.9236in" svg:height="4.448413in" draw:z-index="0">
<draw:image xlink:href="../Images/AРМІЯINFORM/2023-05-19T68-00-00-04-00/warcrime-19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9 травня</text:span>
 зареєстровано:</text:p>
      <ul>
        <li>
88 002 воєнних злочини,  * 17 186 злочинів проти національної безпеки України.</li>
      </ul>
      <text:p text:style-name="P4">
Крім того, за офіційними даними ювенальних прокурорів, <text:span text:style-name="T4">
1471 дитинапостраждала</text:span>
 внаслідок агресії рф, з них:</text:p>
      <ul>
        <li>
482 — дитини загинули;  * 97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25" text:anchor-type="as-char" svg:width="6.9236in" svg:height="4.448413in" draw:z-index="0">
<draw:image xlink:href="../Images/AРМІЯINFORM/2023-05-19T68-00-00-04-00/warcrime-19052023en.jpg" xlink:type="simple" xlink:show="embed" xlink:actuate="onLoad" draw:mime-type="image/jpeg"/>
</draw:frame>
</text:p>
      <text:p text:style-name="P4">
Source: <text:a xlink:type="simple" xlink:href="https://armyinform.com.ua/2023/05/19/ofis-genprokurora-ukrayiny-zadokumentovano-ponad-88-tysyach-voyennyh-zlochyniv/" text:style-name="Internet_20_link" text:visited-style-name="Visited_20_Internet_20_Link">
https://armyinform.com.ua/2023/05/19/ofis-genprokurora-ukrayiny-zadokumentovano-ponad-88-tysyach-voyennyh-zlochyniv/</text:a>
</text:p>
      <!--NEWS-->
      <text:h text:style-name="P10" text:outline-level="1">
<text:span text:style-name="T4">
На бойовому чергуванні в Чорному морі росія тримає три носії «Калібрів»</text:span>
</text:h>
      <text:p text:style-name="P4">
Author: ['АРМІЯINFORM']</text:p>
      <text:p text:style-name="P4">
Time: 2023-05-19T69:00:00-04:00</text:p>
      <text:p text:style-name="P4">
Description: Станом на сьогодні, 19 травня, у Чорному морі на бойовому чергуванні перебувають 6...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6563.png" text:style-name="Internet_20_link" text:visited-style-name="Visited_20_Internet_20_Link">
6563.png</text:a>
']</text:p>
      <text:p text:style-name="P4">
Tags: ['STOPRUSSIA', 'АГРЕСІЯ РФ', 'ВМС ЗС УКРАЇНИ', 'ВТОРГНЕННЯ РФ', 'КАЛІБРИ']</text:p>
      <text:p text:style-name="P4">
Category: News</text:p>
      <!--METADATA-->
      <text:p text:style-name="P4">
<draw:frame draw:style-name="fr1" draw:name="Image326" text:anchor-type="as-char" svg:width="6.9236in" svg:height="3.863616in" draw:z-index="0">
<draw:image xlink:href="../Images/AРМІЯINFORM/2023-05-19T69-00-00-04-00/6563.png" xlink:type="simple" xlink:show="embed" xlink:actuate="onLoad" draw:mime-type="image/png"/>
</draw:frame>
</text:p>
      <text:p text:style-name="P4">
Станом на сьогодні, 19 травня, у Чорному морі на бойовому чергуванніперебувають 6 ворожих кораблів, з них — 3 носії крилатих ракет «Калібр»,загальний залп яких становить 16 ракет.</text:p>
      <text:p text:style-name="P4">
Про це <text:a xlink:type="simple" xlink:href="https://www.facebook.com/watch/" text:style-name="Internet_20_link" text:visited-style-name="Visited_20_Internet_20_Link">
повідомляють</text:a>
Військово-Морські Сили ЗСУ.</text:p>
      <text:p text:style-name="P4">
В Азовському морі перебувають 2 ворожі кораблі, з них — 1 носій крилатих ракет«Калібр», загальний залп яких становить — 8 ракет; у Середземному морі — 7ворожих кораблів, з них — 1 носій крилатих ракет «Калібр», загальний залп якихстановить — 4 ракети.</text:p>
      <text:p text:style-name="P4">
Source: <text:a xlink:type="simple" xlink:href="https://armyinform.com.ua/2023/05/19/na-bojovomu-cherguvanni-u-chornomu-mori-rosiya-trymaye-try-nosiyi-kalibriv/" text:style-name="Internet_20_link" text:visited-style-name="Visited_20_Internet_20_Link">
https://armyinform.com.ua/2023/05/19/na-bojovomu-cherguvanni-u-chornomu-mori-rosiya-trymaye-try-nosiyi-kalibriv/</text:a>
</text:p>
      <!--NEWS-->
      <text:h text:style-name="P10" text:outline-level="1">
<text:span text:style-name="T4">
Генсек НАТО оцінив сили України повернути окуповані землі</text:span>
</text:h>
      <text:p text:style-name="P4">
Author: ['АРМІЯINFORM']</text:p>
      <text:p text:style-name="P4">
Time: 2023-05-19T70:00:00-04:00</text:p>
      <text:p text:style-name="P4">
Description: Генеральний секретар НАТО Єнс Столтенберг під час зустрічі з прем’єр-міністром Португал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oltenberg-3.jpg" text:style-name="Internet_20_link" text:visited-style-name="Visited_20_Internet_20_Link">
stoltenberg-3.jpg</text:a>
']</text:p>
      <text:p text:style-name="P4">
Tags: ['STOPRUSSIA', 'АГРЕСІЯ РФ', 'ВТОРГНЕННЯ РФ', 'ЄНС СТОЛТЕНБЕРГ', 'НАТО']</text:p>
      <text:p text:style-name="P4">
Category: News</text:p>
      <!--METADATA-->
      <text:p text:style-name="P4">
<draw:frame draw:style-name="fr1" draw:name="Image327" text:anchor-type="as-char" svg:width="6.9236in" svg:height="3.894525in" draw:z-index="0">
<draw:image xlink:href="../Images/AРМІЯINFORM/2023-05-19T70-00-00-04-00/stoltenberg-3.jpg" xlink:type="simple" xlink:show="embed" xlink:actuate="onLoad" draw:mime-type="image/jpeg"/>
</draw:frame>
</text:p>
      <text:p text:style-name="P4">
Генеральний секретар НАТО Єнс Столтенберг під час зустрічі з прем’єр-міністромПортугалії Антоніу Коштою, міністром закордонних справ країни Жоао Кравіньо таміністром оборони Геленою Каррейрас у Лісабоні привітав підтримку, надануПортугалією Україні, включно з поставкою танків Leopard 2 і внесок черезКомплексний пакет допомоги НАТО.</text:p>
      <text:p text:style-name="P4">
Про це <text:a xlink:type="simple" xlink:href="https://www.nato.int/cps/en/natohq/news_214696.htm" text:style-name="Internet_20_link" text:visited-style-name="Visited_20_Internet_20_Link">
повідомляє</text:a>
пресслужба НАТО.</text:p>
      <text:p text:style-name="P4">
«НАТО буде підтримувати Україну стільки, скільки буде потрібно», — вкотрепідтвердив Генсек НАТО, висловлюючи упевненість, що українські сили маютьможливості, необхідні для повернення окупованих земель.</text:p>
      <text:p text:style-name="P4">
Він нагадав, що підтримка з боку союзників по НАТО розвивалася на різнихетапах конфлікту, і привітав нещодавні оголошення членів Альянсу щодо <text:a xlink:type="simple" xlink:href="https://armyinform.com.ua/2023/05/15/naskilky-efektyvnymy-ye-storm-shadow-bude-vydno-na-poli-boyu-yurij-ignat/" text:style-name="Internet_20_link" text:visited-style-name="Visited_20_Internet_20_Link">
наданнякрилатих ракет</text:a>
 і <text:a xlink:type="simple" xlink:href="https://armyinform.com.ua/2023/05/15/czogo-lita-u-brytaniyi-rozpochnutsya-navchannya-ukrayinskyh-pilotiv/" text:style-name="Internet_20_link" text:visited-style-name="Visited_20_Internet_20_Link">
навчання українськихпілотів</text:a>
 використанню західнихвинищувачів.</text:p>
      <text:p text:style-name="P4">
Напередодні <text:a xlink:type="simple" xlink:href="https://armyinform.com.ua/2022/11/09/nastupnyj-samit-nato-vidbudetsya-vlitku-2023-roku-v-lytvi/" text:style-name="Internet_20_link" text:visited-style-name="Visited_20_Internet_20_Link">
саміту НАТО уВільнюсі</text:a>
 Єнс Столтенберг наголосив, що члениАльянсу надішлють потужний сигнал підтримки Україні через стратегічнубагаторічну програму допомоги, яка дозволить Україні перейти від доктринрадянських часів до обладнання та навчання за стандартами НАТО, а такождосягти оперативної сумісності з Альянсом.</text:p>
      <text:p text:style-name="P4">
Source: <text:a xlink:type="simple" xlink:href="https://armyinform.com.ua/2023/05/19/gensek-nato-oczinyv-syly-ukrayiny-povernuty-okupovani-zemli/" text:style-name="Internet_20_link" text:visited-style-name="Visited_20_Internet_20_Link">
https://armyinform.com.ua/2023/05/19/gensek-nato-oczinyv-syly-ukrayiny-povernuty-okupovani-zemli/</text:a>
</text:p>
      <!--NEWS-->
      <text:h text:style-name="P10" text:outline-level="1">
<text:span text:style-name="T4">
Літак F-16 може значно посилити ППО України — Юрій Ігнат</text:span>
</text:h>
      <text:p text:style-name="P4">
Author: ['Дмитро Чалий']</text:p>
      <text:p text:style-name="P4">
Time: 2023-05-19T71:00:00-04:00</text:p>
      <text:p text:style-name="P4">
Description: Про це під час телевізійного марафону «Єдині новини» розповів речник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16.jpeg" text:style-name="Internet_20_link" text:visited-style-name="Visited_20_Internet_20_Link">
f-16.jpeg</text:a>
']</text:p>
      <text:p text:style-name="P4">
Tags: ['F-16', 'ВТОРГНЕННЯ РФ', 'ЄДИНІ НОВИНИ', 'ППО ЗСУ', 'ЮРІЙ ІГНАТ']</text:p>
      <text:p text:style-name="P4">
Category: News</text:p>
      <!--METADATA-->
      <text:p text:style-name="P4">
<draw:frame draw:style-name="fr1" draw:name="Image328" text:anchor-type="as-char" svg:width="6.9236in" svg:height="4.056076in" draw:z-index="0">
<draw:image xlink:href="../Images/AРМІЯINFORM/2023-05-19T71-00-00-04-00/f-16.jpeg" xlink:type="simple" xlink:show="embed" xlink:actuate="onLoad" draw:mime-type="image/jpeg"/>
</draw:frame>
</text:p>
      <text:p text:style-name="P4">
Про це під час телевізійного марафону <text:a xlink:type="simple" xlink:href="https://www.youtube.com/live/WY8sDvZdWEA" text:style-name="Internet_20_link" text:visited-style-name="Visited_20_Internet_20_Link">
«Єдиніновини»</text:a>
 розповів речникКомандування Повітряних Сил Юрій Ігнат.</text:p>
      <text:p text:style-name="P4">
— Нам треба посилюватися, адже ворог не відходить від своїх планів. ЛітакF-16, безумовно, допоможе Україні відігнати подалі російську авіацію. Якщо цейлітак буде чергувати, скажімо, в районі Сумської, Чернігівської чи Харківськоїобластей, то навряд чи російські льотчики наважаться підлітати ближче і кидатиавіабомби, — зазначив Юрій Ігнат. — Тому питання літаків і їх розосередженостіпо всій території України вирішить цю проблему, а головне, що це вирішитьпроблему ракет і дронів, які постійно атакують Україну. Адже цей літакстворений бути частиною протиповітряної оборони держави.</text:p>
      <text:p text:style-name="P4">
Ба більше, він вважає, що українські бойові льотчики зможуть швидко опануватита перенавчитися на використання літака F-16.</text:p>
      <text:p text:style-name="P4">
— Для наших льотчиків навчитися літати на F-16 не проблема, для цього потрібнітижні, а ось воювати та застосовувати все озброєння, яке має цей літак, доволіскладна річ. Впевнений, що наші пілоти з цим легко впораються, — наголосивЮрій Ігнат.</text:p>
      <text:p text:style-name="P4">
Source: <text:a xlink:type="simple" xlink:href="https://armyinform.com.ua/2023/05/19/litak-f-16-mozhe-znachno-posylyty-ppo-ukrayiny-yurij-ignat/" text:style-name="Internet_20_link" text:visited-style-name="Visited_20_Internet_20_Link">
https://armyinform.com.ua/2023/05/19/litak-f-16-mozhe-znachno-posylyty-ppo-ukrayiny-yurij-ignat/</text:a>
</text:p>
      <!--NEWS-->
      <text:h text:style-name="P10" text:outline-level="1">
<text:span text:style-name="T4">
Обстрілами росія хоче зірвати контрнаступ — ГУР</text:span>
</text:h>
      <text:p text:style-name="P4">
Author: ['АРМІЯINFORM']</text:p>
      <text:p text:style-name="P4">
Time: 2023-05-19T72:00:00-04:00</text:p>
      <text:p text:style-name="P4">
Description: Окупанти намагаються обстрілами зірвати плани та підготовку до активних військов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19-02.jpg" text:style-name="Internet_20_link" text:visited-style-name="Visited_20_Internet_20_Link">
20230519-02.jpg</text:a>
']</text:p>
      <text:p text:style-name="P4">
Tags: ['ВАДИМ СКІБІЦЬКИЙ', 'ВОРОЖІ ОБСТРІЛИ', 'ГУР МОУ', 'КОНТРНАСТУП']</text:p>
      <text:p text:style-name="P4">
Category: News</text:p>
      <!--METADATA-->
      <text:p text:style-name="P4">
<draw:frame draw:style-name="fr1" draw:name="Image329" text:anchor-type="as-char" svg:width="6.9236in" svg:height="4.454183in" draw:z-index="0">
<draw:image xlink:href="../Images/AРМІЯINFORM/2023-05-19T72-00-00-04-00/20230519-02.jpg" xlink:type="simple" xlink:show="embed" xlink:actuate="onLoad" draw:mime-type="image/jpeg"/>
</draw:frame>
</text:p>
      <text:p text:style-name="P4">
Окупанти намагаються обстрілами зірвати плани та підготовку до активнихвійськових дій протягом весняно-літньої кампанії. При цьому інтенсивні ударивідбуваються як по лінії фронту, так і по решті території України.</text:p>
      <text:p text:style-name="P4">
Про це заявив представник Головного управління розвідки Міністерства оборониУкраїни Вадим Скібіцький, <text:a xlink:type="simple" xlink:href="https://gur.gov.ua/content/obstrilamy-rosiia-khoche-zirvaty-kontrnastup.html" text:style-name="Internet_20_link" text:visited-style-name="Visited_20_Internet_20_Link">
повідомляє</text:a>
 ГУР МОУ.</text:p>
      <text:p text:style-name="P4">
«Раніше їм не вдалося покласти нашу енергетичну систему, і зараз у них зовсімінші пріоритети — це зірвати наші плани та підготовку до активних дій протягомвесняно-літньої кампанії», — пояснив представник воєнної розвідки України.</text:p>
      <text:p text:style-name="P4">
За словами Вадима Скібіцького, ракетами агресор намагається вразити скупченнянашого озброєння та військові об'єкти.</text:p>
      <text:p text:style-name="P4">
«Стосовно ракетного озброєння на теперішній час його росіяни застосовують понаших пунктах управління (центрах прийняття рішень), шляхах постачання тапунктах зосередження боєприпасів, техніки, по місцях зберігання палива, атакож районах зосередження військ. Окрему увагу противник почав приділятирайонам розміщення наших засобів ППО», — пояснив представник воєнної розвідки.</text:p>
      <text:p text:style-name="P4">
Крім того, на лінії фронту росіяни активно застосовують авіаційний компонент.За словами Вадима Скібіцького, щодня оперативно-тактична авіація окупантіввикористовує близько 20-25 авіаційних бомб КАБ-500 та завдає ударів на лініїфронту та по прифронтових територіях.</text:p>
      <text:p text:style-name="P4">
Source: <text:a xlink:type="simple" xlink:href="https://armyinform.com.ua/2023/05/19/obstrilamy-rosiya-hoche-zirvaty-kontrnastup-gur/" text:style-name="Internet_20_link" text:visited-style-name="Visited_20_Internet_20_Link">
https://armyinform.com.ua/2023/05/19/obstrilamy-rosiya-hoche-zirvaty-kontrnastup-gur/</text:a>
</text:p>
      <!--NEWS-->
      <text:h text:style-name="P10" text:outline-level="1">
<text:span text:style-name="T4">
Італія долучається до навчань українських військових</text:span>
</text:h>
      <text:p text:style-name="P4">
Author: ['АРМІЯINFORM']</text:p>
      <text:p text:style-name="P4">
Time: 2023-05-19T73:00:00-04:00</text:p>
      <text:p text:style-name="P4">
Description: Міністерство оборони Італії долучається до участі в європейській ініціативі з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taly.jpg" text:style-name="Internet_20_link" text:visited-style-name="Visited_20_Internet_20_Link">
italy.jpg</text:a>
']</text:p>
      <text:p text:style-name="P4">
Tags: ['ВІЙСЬКОВІ НАВЧАННЯ', 'ДОПОМОГА ПАРТНЕРІВ', 'ІТАЛІЯ', 'СВІТ ПІДТРИМУЄ УКРАЇНУ']</text:p>
      <text:p text:style-name="P4">
Category: News</text:p>
      <!--METADATA-->
      <text:p text:style-name="P4">
<draw:frame draw:style-name="fr1" draw:name="Image330" text:anchor-type="as-char" svg:width="6.9236in" svg:height="3.894525in" draw:z-index="0">
<draw:image xlink:href="../Images/AРМІЯINFORM/2023-05-19T73-00-00-04-00/italy.jpg" xlink:type="simple" xlink:show="embed" xlink:actuate="onLoad" draw:mime-type="image/jpeg"/>
</draw:frame>
</text:p>
      <text:p text:style-name="P4">
Міністерство оборони Італії долучається до участі в європейській ініціативі знавчання українських солдатів.</text:p>
      <text:p text:style-name="P4">
Про це вперше офіційно<text:a xlink:type="simple" xlink:href="https://www.difesa.it/Primo_Piano/Pagine/Missioni-internazionali-audizione-Ministro-Crosetto.aspx" text:style-name="Internet_20_link" text:visited-style-name="Visited_20_Internet_20_Link">
заявив</text:a>
 міністр оборони Італії Гвідо Кросетто підчас свого <text:a xlink:type="simple" xlink:href="https://webtvdifesaaz.blob.core.windows.net/asset-ac980630-c171-4fe5-8ddc-a01fc7a43d16/intervento_crosetto_1280x720_2023.mp4" text:style-name="Internet_20_link" text:visited-style-name="Visited_20_Internet_20_Link">
звіту</text:a>
про вартість військових місій за кордоном.</text:p>
      <text:p text:style-name="P4">
Італія здійснюватиме навчання українських військових зі штатним персоналом,який буде направлено до командувань у Брюсселі, Польщі та Німеччині.</text:p>
      <text:p text:style-name="P4">
«Ми також запропонуємо спеціалізовані навчальні модулі в школах і військовихоб’єктах на італійській території», — сказав Гвідо Кросетто.</text:p>
      <text:p text:style-name="P4">
Нагадаємо, у листопаді 2022 року Європейський Союз офіційно<text:a xlink:type="simple" xlink:href="https://armyinform.com.ua/2022/11/15/usi-krayiny-yes-pogodylysya-navchaty-ukrayinskyh-vijskovyh-u-ramkah-novoyi-misiyi-zhozep-borrel/" text:style-name="Internet_20_link" text:visited-style-name="Visited_20_Internet_20_Link">
запустив</text:a>
тренувальну місію для навчання 15 000 українських військовослужбовців, у якійбратимуть участь не лише країни на кордонах з Україною, але й усі країни-члениЄС.</text:p>
      <text:p text:style-name="P4">
<text:span text:style-name="T5">
Підготував Віталій Литвин</text:span>
</text:p>
      <text:p text:style-name="P4">
Source: <text:a xlink:type="simple" xlink:href="https://armyinform.com.ua/2023/05/19/italiya-doluchayetsya-do-navchan-ukrayinskyh-vijskovyh/" text:style-name="Internet_20_link" text:visited-style-name="Visited_20_Internet_20_Link">
https://armyinform.com.ua/2023/05/19/italiya-doluchayetsya-do-navchan-ukrayinskyh-vijskovyh/</text:a>
</text:p>
      <!--NEWS-->
      <text:h text:style-name="P10" text:outline-level="1">
<text:span text:style-name="T4">
Глава держави відзначив нагородами 117 військовослужбовців, із них 93 — посмертно</text:span>
</text:h>
      <text:p text:style-name="P4">
Author: ['АРМІЯINFORM']</text:p>
      <text:p text:style-name="P4">
Time: 2023-05-19T74:00:00-04:00</text:p>
      <text:p text:style-name="P4">
Description: Президент України Володимир Зеленський відзначив державними нагородами 117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6_o.jpg" text:style-name="Internet_20_link" text:visited-style-name="Visited_20_Internet_20_Link">
6_o.jpg</text:a>
']</text:p>
      <text:p text:style-name="P4">
Tags: ['НАГОРОДЖЕННЯ ВІЙСЬКОВОСЛУЖБОВЦІВ', 'УКАЗ ПРЕЗИДЕНТА УКРАЇНИ']</text:p>
      <text:p text:style-name="P4">
Category: News</text:p>
      <!--METADATA-->
      <text:p text:style-name="P4">
<draw:frame draw:style-name="fr1" draw:name="Image331" text:anchor-type="as-char" svg:width="6.9236in" svg:height="4.621503in" draw:z-index="0">
<draw:image xlink:href="../Images/AРМІЯINFORM/2023-05-19T74-00-00-04-00/6_o.jpg" xlink:type="simple" xlink:show="embed" xlink:actuate="onLoad" draw:mime-type="image/jpeg"/>
</draw:frame>
</text:p>
      <text:p text:style-name="P4">
Президент України Володимир Зеленський відзначив державними нагородами 117захисників України. 93 військовослужбовці нагороджено посмертно.</text:p>
      <text:p text:style-name="P4">
Про це йдеться в указі <text:a xlink:type="simple" xlink:href="https://www.president.gov.ua/documents/2822023-46773" text:style-name="Internet_20_link" text:visited-style-name="Visited_20_Internet_20_Link">
№282/2023</text:a>
, оприлюдненому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 Богдана Хмельницького ІІ ступеня</text:span>
</text:p>
      <text:p text:style-name="P4">
БОХНАКА Антона Івановича — старшого лейтенанта</text:p>
      <text:p text:style-name="P4">
<text:span text:style-name="T4">
Нагородити орденом Богдана Хмельницького ІІІ ступеня</text:span>
</text:p>
      <text:p text:style-name="P4">
ФЕДІЯ Вячеслава Володимировича — підполковника</text:p>
      <text:p text:style-name="P4">
ЧУПРИНУ Владислава Анатолійовича — старшого лейтенанта</text:p>
      <text:p text:style-name="P4">
ЮРЧЕНКА Олексія Марковича (посмертно) — молодшого лейтенанта</text:p>
      <text:p text:style-name="P4">
<text:span text:style-name="T4">
Нагородити орденом</text:span>
 <text:span text:style-name="T4">
«</text:span>
 <text:span text:style-name="T4">
За мужність</text:span>
 <text:span text:style-name="T4">
»</text:span>
 <text:span text:style-name="T4">
І ступеня</text:span>
</text:p>
      <text:p text:style-name="P4">
ВИШНЬОВСЬКОГО Артема Володимировича — старшого солдата</text:p>
      <text:p text:style-name="P4">
ГРИНЧУКА Олега Олександровича — старшого солдата</text:p>
      <text:p text:style-name="P4">
<text:span text:style-name="T4">
Нагородити орденом</text:span>
 <text:span text:style-name="T4">
«</text:span>
 <text:span text:style-name="T4">
За мужність</text:span>
 <text:span text:style-name="T4">
»</text:span>
 <text:span text:style-name="T4">
ІІ ступеня</text:span>
</text:p>
      <text:p text:style-name="P4">
КАЛАЩУКА Романа Вікторовича (посмертно) — солдата</text:p>
      <text:p text:style-name="P4">
НЕЩЕРЕЦЬКОГО Максима Петровича (посмертно) — молодшого сержанта</text:p>
      <text:p text:style-name="P4">
ОТРІЩЄНКА Євгена Володимировича — старшого солдата</text:p>
      <text:p text:style-name="P4">
ПЕРЕПЕЛИЦЮ Віктора Миколайовича (посмертно) — солдата</text:p>
      <text:p text:style-name="P4">
СИДОРОВА Миколу Івановича (посмертно) — молодшого сержанта</text:p>
      <text:p text:style-name="P4">
ХОМУ Василя Васильовича — старшого солдата</text:p>
      <text:p text:style-name="P4">
<text:span text:style-name="T4">
Нагородити орденом</text:span>
 <text:span text:style-name="T4">
«</text:span>
 <text:span text:style-name="T4">
За мужність</text:span>
 <text:span text:style-name="T4">
»</text:span>
 <text:span text:style-name="T4">
ІІІ ступеня</text:span>
</text:p>
      <text:p text:style-name="P4">
АЛУТІНА Миколу Миколайовича (посмертно) — солдата</text:p>
      <text:p text:style-name="P4">
АНДРОЩУКА Олега Васильовича (посмертно) — солдата</text:p>
      <text:p text:style-name="P4">
БУЛЬБУ Володимира Борисовича (посмертно) — солдата</text:p>
      <text:p text:style-name="P4">
ВОЙТЕНКА Віктора Петровича (посмертно) — старшого солдата</text:p>
      <text:p text:style-name="P4">
ГОЛОВКОВА Геннадія Олександровича (посмертно) — солдата</text:p>
      <text:p text:style-name="P4">
ГОЛУБЕНКА Миколу Васильовича (посмертно) — солдата</text:p>
      <text:p text:style-name="P4">
ГРИБЕНЮКА Олександра Сергійовича (посмертно) — солдата</text:p>
      <text:p text:style-name="P4">
ДАВИДОВА Олександра Анатолійовича (посмертно) — солдата</text:p>
      <text:p text:style-name="P4">
ДЯЧУКА Юрія Миколайовича (посмертно) — солдата</text:p>
      <text:p text:style-name="P4">
ЖУРАВСЬКОГО Сергія Володимировича (посмертно) — солдата</text:p>
      <text:p text:style-name="P4">
ЗБАРАНСЬКОГО Артема Валерійовича (посмертно) — солдата</text:p>
      <text:p text:style-name="P4">
ІВАНОВА Віталія Олександровича (посмертно) — старшого сержанта</text:p>
      <text:p text:style-name="P4">
КАНАВКУ Валентина Віталійовича — молодшого сержанта</text:p>
      <text:p text:style-name="P4">
КНЯЗЄВА Юрія Володимировича (посмертно) — солдата</text:p>
      <text:p text:style-name="P4">
КОБИЛЕЦЬКОГО Володимира Романовича (посмертно) — матроса</text:p>
      <text:p text:style-name="P4">
КОЖЕМ’ЯКА Андрія Романовича (посмертно) — молодшого сержанта</text:p>
      <text:p text:style-name="P4">
КОЛОДЯЖНОГО Володимира Сергійовича (посмертно) — молодшого сержанта</text:p>
      <text:p text:style-name="P4">
КОСТЕНКОВА Віталія Олеговича — солдата</text:p>
      <text:p text:style-name="P4">
КУЦЕЛЯ Сергія Валерійовича (посмертно) — солдата</text:p>
      <text:p text:style-name="P4">
ЛИСОГО Григорія Петровича (посмертно) — старшого солдата</text:p>
      <text:p text:style-name="P4">
ЛИХОШЕРСТА Андрія Олександровича (посмертно) — солдата</text:p>
      <text:p text:style-name="P4">
ЛІСОВОГО Сергія Дмитровича (посмертно) — старшого сержанта</text:p>
      <text:p text:style-name="P4">
МАЛІЧА Романа Анатолійовича — старшого сержанта</text:p>
      <text:p text:style-name="P4">
МЕЛЬНИКА Олега Ігоровича (посмертно) — солдата</text:p>
      <text:p text:style-name="P4">
МИСЬКА Миколу Олександровича (посмертно) — старшого солдата</text:p>
      <text:p text:style-name="P4">
МУГАШЕВА Олександра Олександровича — штаб-старшину</text:p>
      <text:p text:style-name="P4">
ПРОСКУРОВСЬКОГО Ігоря Миколайовича (посмертно) — старшого лейтенанта</text:p>
      <text:p text:style-name="P4">
ПУГАЧА Олексія Ігоровича (посмертно) — молодшого сержанта</text:p>
      <text:p text:style-name="P4">
РОМАНЕНКА Романа Вікторовича (посмертно) — солдата</text:p>
      <text:p text:style-name="P4">
САДЗІКОВСЬКОГО Павла (посмертно) — солдата</text:p>
      <text:p text:style-name="P4">
СВІДУНОВА Євгенія Ігоровича (посмертно) — солдата</text:p>
      <text:p text:style-name="P4">
СЕМІЛЕТКОВА Григорія Григоровича (посмертно) — солдата</text:p>
      <text:p text:style-name="P4">
СЕРДЮЧЕНКА Владислава Володимировича (посмертно) — солдата</text:p>
      <text:p text:style-name="P4">
СКАКУНОВА Богдана Анатолійовича (посмертно) — солдата</text:p>
      <text:p text:style-name="P4">
СПАРОВА Олександра Олександровича (посмертно) — старшого сержанта</text:p>
      <text:p text:style-name="P4">
ТКАЧЕНКА Олега Анатолійовича (посмертно) — молодшого сержанта</text:p>
      <text:p text:style-name="P4">
ФІЛЯ Івана Романовича (посмертно) — старшого солдата</text:p>
      <text:p text:style-name="P4">
ЦАПЯКА Анатолія Анатолійовича (посмертно) — старшого солдата</text:p>
      <text:p text:style-name="P4">
ЧЕРНИШЕНКА Сергія Володимировича (посмертно) — солдата</text:p>
      <text:p text:style-name="P4">
ЧУМАКОВА Івана Дем’яновича (посмертно) — майстер-сержанта</text:p>
      <text:p text:style-name="P4">
ШВЕЦЯ Юрія Олеговича (посмертно) — капітана</text:p>
      <text:p text:style-name="P4">
ШИШКІНА Артура Анатолійовича (посмертно) — молодшого сержанта</text:p>
      <text:p text:style-name="P4">
ШПИЧАКА Руслана Васильовича (посмертно) — солдата</text:p>
      <text:p text:style-name="P4">
ШРУБКОВСЬКОГО Віталія Сергійовича (посмертно) — старшого сержанта</text:p>
      <text:p text:style-name="P4">
ЯЛАМУ Михайла Георгійовича (посмертно) — матроса</text:p>
      <text:p text:style-name="P4">
<text:span text:style-name="T4">
Нагородити медаллю</text:span>
 <text:span text:style-name="T4">
«</text:span>
 <text:span text:style-name="T4">
За військову службу Україні</text:span>
 <text:span text:style-name="T4">
»</text:span>
</text:p>
      <text:p text:style-name="P4">
ГАРНИКА Миколу Васильовича — молодшого сержанта</text:p>
      <text:p text:style-name="P4">
ГЕСЯ Євгенія Анатолійовича — підполковника</text:p>
      <text:p text:style-name="P4">
ДЕГТЯРЬОВА Дмитра Павловича — матроса</text:p>
      <text:p text:style-name="P4">
ДОВЖЕНКА Олександра Васильовича — сержанта</text:p>
      <text:p text:style-name="P4">
ДРОЗДОВА Андрія Ігоровича (посмертно) — солдата</text:p>
      <text:p text:style-name="P4">
ЗЕЛЕНКА Сергія Олександровича — підполковника</text:p>
      <text:p text:style-name="P4">
КОРОТКОВА Сергія Олександровича — капітана</text:p>
      <text:p text:style-name="P4">
ЛЯПІНА Павла Сергійовича — капітана</text:p>
      <text:p text:style-name="P4">
ТАРАНА Романа Петровича — старшого солдата</text:p>
      <text:p text:style-name="P4">
ФІНКА Олександра Сергійовича — старшого сержанта</text:p>
      <text:p text:style-name="P4">
<text:span text:style-name="T4">
Нагородити медаллю</text:span>
 <text:span text:style-name="T4">
«</text:span>
 <text:span text:style-name="T4">
Захиснику Вітчизни</text:span>
 <text:span text:style-name="T4">
»</text:span>
</text:p>
      <text:p text:style-name="P4">
АВГУСТІНА Олександра Володимировича (посмертно) — солдата</text:p>
      <text:p text:style-name="P4">
БАРАНА Юрія Анатолійовича (посмертно) — солдата</text:p>
      <text:p text:style-name="P4">
БУРЕНКА Руслана Васильовича (посмертно) — молодшого лейтенанта</text:p>
      <text:p text:style-name="P4">
ВАЛІЦЬКОГО Віктора Миколайовича (посмертно) — солдата</text:p>
      <text:p text:style-name="P4">
ВИСОЦЬКОГО Івана Володимировича (посмертно) — солдата</text:p>
      <text:p text:style-name="P4">
ВОЛОЧАЯ Олександра Анатолійовича (посмертно) — солдата</text:p>
      <text:p text:style-name="P4">
ГИНЦЯКА Івана Михайловича (посмертно) — солдата</text:p>
      <text:p text:style-name="P4">
ГРЕХА Руслана Григоровича (посмертно) — сержанта</text:p>
      <text:p text:style-name="P4">
ГРІДАСОВА Максима Івановича (посмертно) — молодшого сержанта</text:p>
      <text:p text:style-name="P4">
ГУБЕРА Миколу Людвиковича (посмертно) — солдата</text:p>
      <text:p text:style-name="P4">
ДЕМЧУКА Віктора В’ячеславовича (посмертно) — солдата</text:p>
      <text:p text:style-name="P4">
ДЕМ’ЯНЧУКА Василя Мирославовича (посмертно) — солдата</text:p>
      <text:p text:style-name="P4">
ДМИТРУКА Віктора Петровича (посмертно) — солдата</text:p>
      <text:p text:style-name="P4">
ДОНОВОГО Сергія Олександровича (посмертно) — солдата</text:p>
      <text:p text:style-name="P4">
ЗЕЛЕНКОВА Євгенія Миколайовича (посмертно) — штаб-сержанта</text:p>
      <text:p text:style-name="P4">
КАЛІНІЧЕНКА Сергія Григоровича (посмертно) — молодшого сержанта</text:p>
      <text:p text:style-name="P4">
КВАСНЕВСЬКОГО Сергія Олександровича — матроса</text:p>
      <text:p text:style-name="P4">
КОНОНЕНКА Іллю Миколайовича (посмертно) — солдата</text:p>
      <text:p text:style-name="P4">
КРАСНЕВИЧА Михайла Івановича (посмертно) — солдата</text:p>
      <text:p text:style-name="P4">
КРИВКА Олександра Володимировича (посмертно) — солдата</text:p>
      <text:p text:style-name="P4">
КУБРАКА Олександра Дмитровича (посмертно) — старшого солдата</text:p>
      <text:p text:style-name="P4">
КУЗНЄЦОВА Сергія Анатолійовича (посмертно) — сержанта</text:p>
      <text:p text:style-name="P4">
КУШНЕРИКА Віктора Васильовича (посмертно) — солдата</text:p>
      <text:p text:style-name="P4">
ЛАЗАРА Павла Миколайовича (посмертно) — молодшого сержанта</text:p>
      <text:p text:style-name="P4">
ЛУЦІВА Ігоря Євгеновича (посмертно) — сержанта</text:p>
      <text:p text:style-name="P4">
МАЙДЕНБУРГА Сергія Костянтиновича (посмертно) — старшого солдата</text:p>
      <text:p text:style-name="P4">
МАРКЕЛОВА Леоніда Васильовича (посмертно) — солдата</text:p>
      <text:p text:style-name="P4">
МАТВІЙЧУКА Сергія Миколайовича (посмертно) — солдата</text:p>
      <text:p text:style-name="P4">
МУЧИЧКУ Павла Олександровича (посмертно) — солдата</text:p>
      <text:p text:style-name="P4">
НАТКІНА Сергія Аркадійовича — старшого сержанта</text:p>
      <text:p text:style-name="P4">
ПАВЛОВА Андрія Анатолійовича (посмертно) — старшого сержанта</text:p>
      <text:p text:style-name="P4">
ПІДВАЛЬНОГО Валерія Івановича (посмертно) — сержанта</text:p>
      <text:p text:style-name="P4">
РОСІНЧУКА Віктора Богдановича (посмертно) — молодшого сержанта</text:p>
      <text:p text:style-name="P4">
РУДНІКА Олександра Євгенійовича (посмертно) — сержанта</text:p>
      <text:p text:style-name="P4">
САВЕНКА Олександра Івановича (посмертно) — старшого лейтенанта</text:p>
      <text:p text:style-name="P4">
САВЧЕНКА Ігоря Павловича (посмертно) — солдата</text:p>
      <text:p text:style-name="P4">
САКА Олександра Андрійовича (посмертно) — старшого солдата</text:p>
      <text:p text:style-name="P4">
САКАЛЮКА Володимира Михайловича (посмертно) — солдата</text:p>
      <text:p text:style-name="P4">
САХАРДАЛУ Сергія Олександровича (посмертно) — солдата</text:p>
      <text:p text:style-name="P4">
СВЕРДЛОВА В’ячеслава Миколайовича (посмертно) — старшого солдата</text:p>
      <text:p text:style-name="P4">
СТЕФАНЮКА Тараса Дмитровича (посмертно) — головного сержанта</text:p>
      <text:p text:style-name="P4">
СТОЦЬКОГО Валерія Васильовича (посмертно) — солдата</text:p>
      <text:p text:style-name="P4">
ТАНИГІНА Павла Андрійовича (посмертно) — солдата</text:p>
      <text:p text:style-name="P4">
ТРЕГУБА Андрія Анатолійовича — сержанта</text:p>
      <text:p text:style-name="P4">
ЧАБАНА Юрія Сергійовича (посмертно) — солдата</text:p>
      <text:p text:style-name="P4">
ШЕШУРЯКА Анатолія Дмитровича (посмертно) — солдата</text:p>
      <text:p text:style-name="P4">
ШУЛЬЦА Сергія Васильовича (посмертно) — солдата</text:p>
      <text:p text:style-name="P4">
ЯКИМУКА Сергія Івановича (посмертно) — солдата</text:p>
      <text:p text:style-name="P4">
ЯЦКОВИЧА Володимира Петровича (посмертно) — молодшого сержанта</text:p>
      <text:p text:style-name="P4">
КАПУСТЯНА Сергія Вікторовича — сержанта.</text:p>
      <text:p text:style-name="P4">
Source: <text:a xlink:type="simple" xlink:href="https://armyinform.com.ua/2023/05/19/glava-derzhavy-vidznachyv-nagorodamy-117-vijskovosluzhbovcziv-iz-nyh-93-posmertno/" text:style-name="Internet_20_link" text:visited-style-name="Visited_20_Internet_20_Link">
https://armyinform.com.ua/2023/05/19/glava-derzhavy-vidznachyv-nagorodamy-117-vijskovosluzhbovcziv-iz-nyh-93-posmertno/</text:a>
</text:p>
      <!--NEWS-->
      <text:h text:style-name="P10" text:outline-level="1">
<text:span text:style-name="T4">
Метою Польщі має стати забезпечення вступу України до Європейського Союзу та НАТО — Анджей Дуда</text:span>
</text:h>
      <text:p text:style-name="P4">
Author: ['АРМІЯINFORM']</text:p>
      <text:p text:style-name="P4">
Time: 2023-05-19T75:00:00-04:00</text:p>
      <text:p text:style-name="P4">
Description: Інтеграції України до Європейського Союзу та Північноатлантичного альянсу мають ст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uda-3-1.jpg" text:style-name="Internet_20_link" text:visited-style-name="Visited_20_Internet_20_Link">
duda-3-1.jpg</text:a>
']</text:p>
      <text:p text:style-name="P4">
Tags: ['АНДЖЕЙ ДУДА', 'ДОПОМОГА ПАРТНЕРІВ', 'ПОЛЬЩА', 'СВІТ ПІДТРИМУЄ УКРАЇНУ']</text:p>
      <text:p text:style-name="P4">
Category: News</text:p>
      <!--METADATA-->
      <text:p text:style-name="P4">
<draw:frame draw:style-name="fr1" draw:name="Image332" text:anchor-type="as-char" svg:width="6.9236in" svg:height="3.894525in" draw:z-index="0">
<draw:image xlink:href="../Images/AРМІЯINFORM/2023-05-19T75-00-00-04-00/duda-3-1.jpg" xlink:type="simple" xlink:show="embed" xlink:actuate="onLoad" draw:mime-type="image/jpeg"/>
</draw:frame>
</text:p>
      <text:p text:style-name="P4">
Інтеграції України до Європейського Союзу та Північноатлантичного альянсумають стати метою Польщі.</text:p>
      <text:p text:style-name="P4">
Про це під час конференції PISM Strategic Ark 2023 у Варшаві<text:a xlink:type="simple" xlink:href="https://youtu.be/lQivZW0mHmQ" text:style-name="Internet_20_link" text:visited-style-name="Visited_20_Internet_20_Link">
заявив</text:a>
 президент Польщі Анджей Дуда.</text:p>
      <text:p text:style-name="P4">
«Нашою метою має бути забезпечення вступу України до Європейського Союзу таНАТО. Це заохотить Україну запровадити необхідні реформи, які вже проводятьсяв умовах війни, і модернізувати країну», — наголосив польський президент.</text:p>
      <text:p text:style-name="P4">
Він також додав, що успіх росії може спонукати інші країни реалізовувати своюагресивну політику, зараз Захід має посилити підтримку глобального миру.</text:p>
      <text:p text:style-name="P4">
«Ми повинні довести, що ніхто не може отримати вигоду від агресії. Ми повинністворити механізми, які підтримуватимуть Україну в довгостроковій перспективі— у фінансовому забезпеченні та у сфері оборони», — зазначив Анджей Дуда.</text:p>
      <text:p text:style-name="P4">
Нагадаємо, раніше польський президент<text:a xlink:type="simple" xlink:href="https://armyinform.com.ua/2023/05/18/treba-poyasnyty-vsij-mizhnarodnij-spilnoti-shho-v-ukrayini-vyrishuyetsya-dolya-svitu-prezydent-polshhi/" text:style-name="Internet_20_link" text:visited-style-name="Visited_20_Internet_20_Link">
заявляв</text:a>
: усій міжнародній спільноті треба пояснити, що в Україні вирішуєтьсядоля світу.</text:p>
      <text:p text:style-name="P4">
Source: <text:a xlink:type="simple" xlink:href="https://armyinform.com.ua/2023/05/19/metoyu-polshhi-maye-staty-zabezpechennya-vstupu-ukrayiny-do-yevropejskogo-soyuzu-ta-nato-andzhej-duda/" text:style-name="Internet_20_link" text:visited-style-name="Visited_20_Internet_20_Link">
https://armyinform.com.ua/2023/05/19/metoyu-polshhi-maye-staty-zabezpechennya-vstupu-ukrayiny-do-yevropejskogo-soyuzu-ta-nato-andzhej-duda/</text:a>
</text:p>
      <!--NEWS-->
      <text:h text:style-name="P10" text:outline-level="1">
<text:span text:style-name="T4">
Видатки на відновлення діяльності військових адміністрацій на деокупованих територіях належать до пріоритетних</text:span>
</text:h>
      <text:p text:style-name="P4">
Author: ['АРМІЯINFORM']</text:p>
      <text:p text:style-name="P4">
Time: 2023-05-19T76:00:00-04:00</text:p>
      <text:p text:style-name="P4">
Description: Сьогодні, 19 травня, Кабмін розширив перелік пріоритетних видатків бюджетів, за я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reintegracziyi-01.jpg" text:style-name="Internet_20_link" text:visited-style-name="Visited_20_Internet_20_Link">
minreintegracziyi-01.jpg</text:a>
']</text:p>
      <text:p text:style-name="P4">
Tags: ['ВІЙСЬКОВА АДМІНІСТРАЦІЯ', 'МІНРЕІНТЕГРАЦІЇ']</text:p>
      <text:p text:style-name="P4">
Category: News</text:p>
      <!--METADATA-->
      <text:p text:style-name="P4">
<draw:frame draw:style-name="fr1" draw:name="Image333" text:anchor-type="as-char" svg:width="6.9236in" svg:height="5.1927in" draw:z-index="0">
<draw:image xlink:href="../Images/AРМІЯINFORM/2023-05-19T76-00-00-04-00/minreintegracziyi-01.jpg" xlink:type="simple" xlink:show="embed" xlink:actuate="onLoad" draw:mime-type="image/jpeg"/>
</draw:frame>
</text:p>
      <text:p text:style-name="P4">
Сьогодні, 19 травня, Кабмін розширив перелік пріоритетних видатків бюджетів,за якими здійснюються платежі органами Казначейства в умовах воєнного стану.</text:p>
      <text:p text:style-name="P4">
Про це <text:a xlink:type="simple" xlink:href="https://minre.gov.ua/2023/05/19/vidteper-vydatky-na-vidnovlennya-diyalnosti-vijskovyh-administraczij-na-deokupovanyh-terytoriyah-nalezhat-do-priorytetnyh/" text:style-name="Internet_20_link" text:visited-style-name="Visited_20_Internet_20_Link">
повідомляє</text:a>
 Міністерство з питань реінтеграції тимчасовоокупованих територій України.</text:p>
      <text:p text:style-name="P4">
Розроблені Мінфіном зміни напрацьовано за участі Мінреінтеграції спільно зобласними військовими адміністраціями з метою підтримки органів місцевоївлади, зокрема на деокупованих територіях.</text:p>
      <text:p text:style-name="P4">
Так, у пріоритетному порядку органи Казначейства будуть проводити платежі наздійснення видатків:</text:p>
      <ul>
        <li>
військових адміністрацій, які переміщені з окупованих територій і територій, на яких ведуться бойові дії;  * військових адміністрацій деокупованих територій.</li>
      </ul>
      <text:p text:style-name="P4">
Крім того, розширено перелік видатків другої черги, до яких, зокрема, належитьоплата медичних оглядів підопічних та працівників інтернатних установ,закладів системи соціального захисту населення, внутрішньо переміщених осіб.</text:p>
      <text:p text:style-name="P4">
Source: <text:a xlink:type="simple" xlink:href="https://armyinform.com.ua/2023/05/19/vydatky-na-vidnovlennya-diyalnosti-vijskovyh-administraczij-na-deokupovanyh-terytoriyah-nalezhat-do-priorytetnyh/" text:style-name="Internet_20_link" text:visited-style-name="Visited_20_Internet_20_Link">
https://armyinform.com.ua/2023/05/19/vydatky-na-vidnovlennya-diyalnosti-vijskovyh-administraczij-na-deokupovanyh-terytoriyah-nalezhat-do-priorytetnyh/</text:a>
</text:p>
      <!--NEWS-->
      <text:h text:style-name="P10" text:outline-level="1">
<text:span text:style-name="T4">
Координаційний штаб: На полонених захисників психологічно тиснуть і пропонують громадянство рф</text:span>
</text:h>
      <text:p text:style-name="P4">
Author: ['АРМІЯINFORM']</text:p>
      <text:p text:style-name="P4">
Time: 2023-05-19T77:00:00-04:00</text:p>
      <text:p text:style-name="P4">
Description: У Координаційному штабі відбулася зустріч з об’єднанням родин нацгвардійців, які захищ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fffbffa-653f-4a90-b14a-7238fb7e5823-e1684500974276.jpg" text:style-name="Internet_20_link" text:visited-style-name="Visited_20_Internet_20_Link">
8fffbffa-653f-4a90-b14a-7238fb7e5823-e1684500974276.jpg</text:a>
']</text:p>
      <text:p text:style-name="P4">
Tags: ['ВІЙСЬКОВОПОЛОНЕНІ', 'КООРДИНАЦІЙНИЙ ШТАБ З ПИТАНЬ ПОВОДЖЕННЯ З ВІЙСЬКОВОПОЛОНЕНИМИ', 'ЧЕРОБИЛЬСЬКА АЕС']</text:p>
      <text:p text:style-name="P4">
Category: News</text:p>
      <!--METADATA-->
      <text:p text:style-name="P4">
<draw:frame draw:style-name="fr1" draw:name="Image334" text:anchor-type="as-char" svg:width="6.9236in" svg:height="4.431104in" draw:z-index="0">
<draw:image xlink:href="../Images/AРМІЯINFORM/2023-05-19T77-00-00-04-00/8fffbffa-653f-4a90-b14a-7238fb7e5823-e1684500974276.jpg" xlink:type="simple" xlink:show="embed" xlink:actuate="onLoad" draw:mime-type="image/jpeg"/>
</draw:frame>
</text:p>
      <text:p text:style-name="P4">
У Координаційному штабі відбулася зустріч з об’єднанням родин нацгвардійців,які захищали Чорнобильську атомну електростанцію. На запитання близькихвідповіли представники Координаційного штабу, Національної гвардії України таНаціональної поліції.</text:p>
      <text:p text:style-name="P4">
Про це <text:a xlink:type="simple" xlink:href="https://t.me/Koord_shtab/1078" text:style-name="Internet_20_link" text:visited-style-name="Visited_20_Internet_20_Link">
повідомляє</text:a>
 Координаційний штаб зпитань поводження з військовополоненими.</text:p>
      <text:p text:style-name="P4">
Представник штабу запевнив присутніх, що захисників, які повернулися з полону,опитали, факти знущань і тортур зафіксовані. Інформація збережена дляобвинувачувальних документів.</text:p>
      <text:p text:style-name="P4">
Міжнародний комітет Червоного Хреста (МКЧХ) за власною ініціативою проводитьсвої опитування з оборонцями, які погоджуються надати інформацію.</text:p>
      <text:p text:style-name="P4">
Обговорили, чи впливає переміщення полонених з одного місця утримання на іншена повернення з полону.</text:p>
      <text:p text:style-name="P4">
«Бувають обміни, коли повертаємо багато хлопців, місця утримання яких ми незнали. Дані про місце не є вирішальним фактором для звільнення, — сказавпредставник Штабу. — Ворог провокує рідних, змушуючи полонених телефонувати йказати, що російська сторона подає їх на обмін, а Україна не хоче забирати. Цевідверта маніпуляція. Перемовини про звільнення захисників ЧАЕС, як і всіхінших наших хлопців і дівчат, не припиняються. Ми готові забрати всіх, коли наце погодиться країна-агресорка».</text:p>
      <text:p text:style-name="P4">
На зустрічі були декілька нацгвардійців, яких вдалося звільнити.</text:p>
      <text:p text:style-name="P4">
«Мені в СІЗО казали, що мене як офіцера на батьківщині чекає 15 років зазраду. Отримай, мовляв, паспорт рф. На всіх психологічно тиснуть. Російськегромадянство пропонують майже всім», — розповів один зі звільнених захисників.</text:p>
      <text:p text:style-name="P4">
Оборонці, які повернулися, радили під час таких дзвінків, коли хлопці говорятьзавченим текстом, просто повідомляти їм головні новини з України — що вседобре, рідні живі, що все робиться для їхнього звільнення.</text:p>
      <text:p text:style-name="P4">
Source: <text:a xlink:type="simple" xlink:href="https://armyinform.com.ua/2023/05/19/koordynaczijnyj-shtab-na-polonenyh-zahysnykiv-psyhologichno-tysnut-i-proponuyut-gromadyanstvo-rf/" text:style-name="Internet_20_link" text:visited-style-name="Visited_20_Internet_20_Link">
https://armyinform.com.ua/2023/05/19/koordynaczijnyj-shtab-na-polonenyh-zahysnykiv-psyhologichno-tysnut-i-proponuyut-gromadyanstvo-rf/</text:a>
</text:p>
      <!--NEWS-->
      <text:h text:style-name="P10" text:outline-level="1">
<text:span text:style-name="T4">
Українські науковці отримали премію імені Бориса Патона за вагомий внесок у підтримку боєздатності ЗС України</text:span>
</text:h>
      <text:p text:style-name="P4">
Author: ['Володимир Загребельний']</text:p>
      <text:p text:style-name="P4">
Time: 2023-05-19T78:00:00-04:00</text:p>
      <text:p text:style-name="P4">
Description: У середмісті столиці 19 травня відбулось нагородження переможців Національної прем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remiya-golovna.jpg" text:style-name="Internet_20_link" text:visited-style-name="Visited_20_Internet_20_Link">
premiya-golovna.jpg</text:a>
', '<text:a xlink:type="simple" xlink:href="https://armyinform.com.ua/wp-content/uploads/2023/05/premiya-002-150x150.jpg" text:style-name="Internet_20_link" text:visited-style-name="Visited_20_Internet_20_Link">
premiya-002-150x150.jpg</text:a>
', '<text:a xlink:type="simple" xlink:href="https://armyinform.com.ua/wp-content/uploads/2023/05/premiya-004-150x150.jpg" text:style-name="Internet_20_link" text:visited-style-name="Visited_20_Internet_20_Link">
premiya-004-150x150.jpg</text:a>
', '<text:a xlink:type="simple" xlink:href="https://armyinform.com.ua/wp-content/uploads/2023/05/premiya-003-150x150.jpg" text:style-name="Internet_20_link" text:visited-style-name="Visited_20_Internet_20_Link">
premiya-003-150x150.jpg</text:a>
', '<text:a xlink:type="simple" xlink:href="https://armyinform.com.ua/wp-content/uploads/2023/05/premiya-005-150x150.jpg" text:style-name="Internet_20_link" text:visited-style-name="Visited_20_Internet_20_Link">
premiya-005-150x150.jpg</text:a>
', '<text:a xlink:type="simple" xlink:href="https://armyinform.com.ua/wp-content/uploads/2023/05/premiya-005-1-150x150.jpg" text:style-name="Internet_20_link" text:visited-style-name="Visited_20_Internet_20_Link">
premiya-005-1-150x150.jpg</text:a>
', '<text:a xlink:type="simple" xlink:href="https://armyinform.com.ua/wp-content/uploads/2023/05/premiya-006-150x150.jpg" text:style-name="Internet_20_link" text:visited-style-name="Visited_20_Internet_20_Link">
premiya-006-150x150.jpg</text:a>
', '<text:a xlink:type="simple" xlink:href="https://armyinform.com.ua/wp-content/uploads/2023/05/premiya-007-150x150.jpg" text:style-name="Internet_20_link" text:visited-style-name="Visited_20_Internet_20_Link">
premiya-007-150x150.jpg</text:a>
', '<text:a xlink:type="simple" xlink:href="https://armyinform.com.ua/wp-content/uploads/2023/05/premiya-008-150x150.jpg" text:style-name="Internet_20_link" text:visited-style-name="Visited_20_Internet_20_Link">
premiya-008-150x150.jpg</text:a>
', '<text:a xlink:type="simple" xlink:href="https://armyinform.com.ua/wp-content/uploads/2023/05/premiya-009-150x150.jpg" text:style-name="Internet_20_link" text:visited-style-name="Visited_20_Internet_20_Link">
premiya-009-150x150.jpg</text:a>
', '<text:a xlink:type="simple" xlink:href="https://armyinform.com.ua/wp-content/uploads/2023/05/premiya-010-150x150.jpg" text:style-name="Internet_20_link" text:visited-style-name="Visited_20_Internet_20_Link">
premiya-010-150x150.jpg</text:a>
', '<text:a xlink:type="simple" xlink:href="https://armyinform.com.ua/wp-content/uploads/2023/05/premiya-012-150x150.jpg" text:style-name="Internet_20_link" text:visited-style-name="Visited_20_Internet_20_Link">
premiya-012-150x150.jpg</text:a>
', '<text:a xlink:type="simple" xlink:href="https://armyinform.com.ua/wp-content/uploads/2022/12/volodymyr-zagrebelnyj-2.jpg" text:style-name="Internet_20_link" text:visited-style-name="Visited_20_Internet_20_Link">
volodymyr-zagrebelnyj-2.jpg</text:a>
']</text:p>
      <text:p text:style-name="P4">
Tags: ['НАУКОВЦІ', 'ПРЕМІЯ ІМЕНІ ПАТОНА']</text:p>
      <text:p text:style-name="P4">
Category: News</text:p>
      <!--METADATA-->
      <text:p text:style-name="P4">
<draw:frame draw:style-name="fr1" draw:name="Image335" text:anchor-type="as-char" svg:width="6.9236in" svg:height="4.615733in" draw:z-index="0">
<draw:image xlink:href="../Images/AРМІЯINFORM/2023-05-19T78-00-00-04-00/premiya-golovna.jpg" xlink:type="simple" xlink:show="embed" xlink:actuate="onLoad" draw:mime-type="image/jpeg"/>
</draw:frame>
</text:p>
      <text:p text:style-name="P4">
У середмісті столиці 19 травня відбулось нагородження переможців Національноїпремії України імені Бориса Патона. Цьогорічну премію було присудженоколективам дослідників п’ятьох українських вишів у сферах медицини тавійськово-промислового комплексу.</text:p>
      <text:p text:style-name="P4">
На початку церемонії у листі-зверненні до науковців Президент УкраїниВолодимир Зеленський наголосив, що «без потужної передової науки надзвичайноважко захищати державу від зазіхання агресора, забезпечити її сталий розвитокта гідне майбутнє».</text:p>
      <text:p text:style-name="P4">
<text:a xlink:type="simple" xlink:href="https://armyinform.com.ua/wp-content/uploads/2023/05/premiya-002.jpg" text:style-name="Internet_20_link" text:visited-style-name="Visited_20_Internet_20_Link">
<draw:frame draw:style-name="fr1" draw:name="Image336" text:anchor-type="as-char" svg:width="6.9236in" svg:height="6.9236in" draw:z-index="0">
<draw:image xlink:href="../Images/AРМІЯINFORM/2023-05-19T78-00-00-04-00/premiya-002-150x150.jpg" xlink:type="simple" xlink:show="embed" xlink:actuate="onLoad" draw:mime-type="image/jpeg"/>
</draw:frame>
</text:a>
</text:p>
      <text:p text:style-name="P4">
<text:a xlink:type="simple" xlink:href="https://armyinform.com.ua/wp-content/uploads/2023/05/premiya-004.jpg" text:style-name="Internet_20_link" text:visited-style-name="Visited_20_Internet_20_Link">
<draw:frame draw:style-name="fr1" draw:name="Image337" text:anchor-type="as-char" svg:width="6.9236in" svg:height="6.9236in" draw:z-index="0">
<draw:image xlink:href="../Images/AРМІЯINFORM/2023-05-19T78-00-00-04-00/premiya-004-150x150.jpg" xlink:type="simple" xlink:show="embed" xlink:actuate="onLoad" draw:mime-type="image/jpeg"/>
</draw:frame>
</text:a>
</text:p>
      <text:p text:style-name="P4">
Подякував науковцям за внесок, який вони роблять для перемоги України, ізаступник начальника Генерального штабу Збройних Сил України генерал-майорВолодимир Коваль.</text:p>
      <text:p text:style-name="P4">
«У ці складні часи, незважаючи на всі спроби ворога, наші науковці сьогодні єгарантами наших перемог і звитяг», — наголосив він, презентуючи роботуколективу Української військово-медичної академії «Медичне забезпечення Силоборони на засадах єдиного медичного простору». Зазначимо, що саме за неївиконавці отримали цю почесну премію.</text:p>
      <text:p text:style-name="P4">
Автори роботи науково обґрунтували, розробили та впровадили на державномурівні функціонально-організаційну модель медичного забезпечення Сил оборони назасадах єдиного медичного простору в умовах бойових дій.</text:p>
      <text:p text:style-name="P4">
<text:a xlink:type="simple" xlink:href="https://armyinform.com.ua/wp-content/uploads/2023/05/premiya-003.jpg" text:style-name="Internet_20_link" text:visited-style-name="Visited_20_Internet_20_Link">
<draw:frame draw:style-name="fr1" draw:name="Image338" text:anchor-type="as-char" svg:width="6.9236in" svg:height="6.9236in" draw:z-index="0">
<draw:image xlink:href="../Images/AРМІЯINFORM/2023-05-19T78-00-00-04-00/premiya-003-150x150.jpg" xlink:type="simple" xlink:show="embed" xlink:actuate="onLoad" draw:mime-type="image/jpeg"/>
</draw:frame>
</text:a>
</text:p>
      <text:p text:style-name="P4">
<text:a xlink:type="simple" xlink:href="https://armyinform.com.ua/wp-content/uploads/2023/05/premiya-005.jpg" text:style-name="Internet_20_link" text:visited-style-name="Visited_20_Internet_20_Link">
<draw:frame draw:style-name="fr1" draw:name="Image339" text:anchor-type="as-char" svg:width="6.9236in" svg:height="6.9236in" draw:z-index="0">
<draw:image xlink:href="../Images/AРМІЯINFORM/2023-05-19T78-00-00-04-00/premiya-005-150x150.jpg" xlink:type="simple" xlink:show="embed" xlink:actuate="onLoad" draw:mime-type="image/jpeg"/>
</draw:frame>
</text:a>
</text:p>
      <text:p text:style-name="P4">
«Головне досягнення та практичний результат цієї роботи — це тисячі збереженихжиттів військовослужбовців, патріотів, захисників України, які сьогодні ціноюсвого життя та здоров’я відстоюють незалежність і саме існування нашої ненькиУкраїни», — додав генерал-майор Володимир Коваль.</text:p>
      <text:p text:style-name="P4">
Серед цьогорічних переможців:</text:p>
      <ul>
        <li>
колектив <text:span text:style-name="T4">
Київського національного університету технологій та дизайну</text:span>
 за роботу «Технології для систем захисту військовослужбовців: функціональні матеріали, композити та покриття», який створив технології виготовлення нового покоління захисних покриттів та екранізуючих текстильних матеріалів від дії неіонізуючого електромагнітного випромінювання; текстильних матеріалів з антибактеріальними та антимікозними властивостями;  * науковці з <text:span text:style-name="T4">
Національного медичного університету імені О.О. Богомольця</text:span>
 з напрацюванням «Організація екстреної медичної допомоги та лікування гострої крововтрати в умовах бойових дій та клінічній практиці»;  * науковці з <text:span text:style-name="T4">
Київського національного університету імені Тараса Шевченка</text:span>
 створили високоефективний синтез речовин для ранніх стадій створення нових лікарських препаратів, що є важливою складовою безпеки та обороноздатності України;  * <text:span text:style-name="T4">
Херсонський національний технічний університет</text:span>
 за розробку інноваційної технології створення матеріалів для виготовлення виробів зі спеціальними захисними характеристиками — антимікробною активністю, гігієнічністю, зносо- і вогнестійкістю.</li>
      </ul>
      <text:p text:style-name="P4">
<text:a xlink:type="simple" xlink:href="https://armyinform.com.ua/wp-content/uploads/2023/05/premiya-005-1.jpg" text:style-name="Internet_20_link" text:visited-style-name="Visited_20_Internet_20_Link">
<draw:frame draw:style-name="fr1" draw:name="Image340" text:anchor-type="as-char" svg:width="6.9236in" svg:height="6.9236in" draw:z-index="0">
<draw:image xlink:href="../Images/AРМІЯINFORM/2023-05-19T78-00-00-04-00/premiya-005-1-150x150.jpg" xlink:type="simple" xlink:show="embed" xlink:actuate="onLoad" draw:mime-type="image/jpeg"/>
</draw:frame>
</text:a>
</text:p>
      <text:p text:style-name="P4">
<text:a xlink:type="simple" xlink:href="https://armyinform.com.ua/wp-content/uploads/2023/05/premiya-006.jpg" text:style-name="Internet_20_link" text:visited-style-name="Visited_20_Internet_20_Link">
<draw:frame draw:style-name="fr1" draw:name="Image341" text:anchor-type="as-char" svg:width="6.9236in" svg:height="6.9236in" draw:z-index="0">
<draw:image xlink:href="../Images/AРМІЯINFORM/2023-05-19T78-00-00-04-00/premiya-006-150x150.jpg" xlink:type="simple" xlink:show="embed" xlink:actuate="onLoad" draw:mime-type="image/jpeg"/>
</draw:frame>
</text:a>
</text:p>
      <text:p text:style-name="P4">
<text:a xlink:type="simple" xlink:href="https://armyinform.com.ua/wp-content/uploads/2023/05/premiya-007.jpg" text:style-name="Internet_20_link" text:visited-style-name="Visited_20_Internet_20_Link">
<draw:frame draw:style-name="fr1" draw:name="Image342" text:anchor-type="as-char" svg:width="6.9236in" svg:height="6.9236in" draw:z-index="0">
<draw:image xlink:href="../Images/AРМІЯINFORM/2023-05-19T78-00-00-04-00/premiya-007-150x150.jpg" xlink:type="simple" xlink:show="embed" xlink:actuate="onLoad" draw:mime-type="image/jpeg"/>
</draw:frame>
</text:a>
</text:p>
      <text:p text:style-name="P4">
<text:a xlink:type="simple" xlink:href="https://armyinform.com.ua/wp-content/uploads/2023/05/premiya-008.jpg" text:style-name="Internet_20_link" text:visited-style-name="Visited_20_Internet_20_Link">
<draw:frame draw:style-name="fr1" draw:name="Image343" text:anchor-type="as-char" svg:width="6.9236in" svg:height="6.9236in" draw:z-index="0">
<draw:image xlink:href="../Images/AРМІЯINFORM/2023-05-19T78-00-00-04-00/premiya-008-150x150.jpg" xlink:type="simple" xlink:show="embed" xlink:actuate="onLoad" draw:mime-type="image/jpeg"/>
</draw:frame>
</text:a>
</text:p>
      <text:p text:style-name="P4">
<text:a xlink:type="simple" xlink:href="https://armyinform.com.ua/wp-content/uploads/2023/05/premiya-009.jpg" text:style-name="Internet_20_link" text:visited-style-name="Visited_20_Internet_20_Link">
<draw:frame draw:style-name="fr1" draw:name="Image344" text:anchor-type="as-char" svg:width="6.9236in" svg:height="6.9236in" draw:z-index="0">
<draw:image xlink:href="../Images/AРМІЯINFORM/2023-05-19T78-00-00-04-00/premiya-009-150x150.jpg" xlink:type="simple" xlink:show="embed" xlink:actuate="onLoad" draw:mime-type="image/jpeg"/>
</draw:frame>
</text:a>
</text:p>
      <text:p text:style-name="P4">
<text:a xlink:type="simple" xlink:href="https://armyinform.com.ua/wp-content/uploads/2023/05/premiya-010.jpg" text:style-name="Internet_20_link" text:visited-style-name="Visited_20_Internet_20_Link">
<draw:frame draw:style-name="fr1" draw:name="Image345" text:anchor-type="as-char" svg:width="6.9236in" svg:height="6.9236in" draw:z-index="0">
<draw:image xlink:href="../Images/AРМІЯINFORM/2023-05-19T78-00-00-04-00/premiya-010-150x150.jpg" xlink:type="simple" xlink:show="embed" xlink:actuate="onLoad" draw:mime-type="image/jpeg"/>
</draw:frame>
</text:a>
</text:p>
      <text:p text:style-name="P4">
<text:a xlink:type="simple" xlink:href="https://armyinform.com.ua/wp-content/uploads/2023/05/premiya-012.jpg" text:style-name="Internet_20_link" text:visited-style-name="Visited_20_Internet_20_Link">
<draw:frame draw:style-name="fr1" draw:name="Image346" text:anchor-type="as-char" svg:width="6.9236in" svg:height="6.9236in" draw:z-index="0">
<draw:image xlink:href="../Images/AРМІЯINFORM/2023-05-19T78-00-00-04-00/premiya-012-150x150.jpg" xlink:type="simple" xlink:show="embed" xlink:actuate="onLoad" draw:mime-type="image/jpeg"/>
</draw:frame>
</text:a>
</text:p>
      <text:p text:style-name="P4">
Нагородження відбулось напередодні Дня науки — професійного свята працівниківнауки України, яке відзначають щорічно у третю суботу травня.</text:p>
      <text:p text:style-name="P4">
<text:span text:style-name="T4">
Премія присуджується:</text:span>
 за видатні наукові дослідження, які сприяютьподальшому розвитку гуманітарних, природничих і технічних наук, позитивновпливають на суспільний прогрес і утверджують високий авторитет вітчизняноїнауки у світі.</text:p>
      <text:p text:style-name="P4">
<text:span text:style-name="T5">
Фото авторів</text:span>
</text:p>
      <text:p text:style-name="P4">
<draw:frame draw:style-name="fr1" draw:name="Image347" text:anchor-type="as-char" svg:width="6.9236in" svg:height="6.9236in" draw:z-index="0">
<draw:image xlink:href="../Images/AРМІЯINFORM/2023-05-19T78-00-00-04-00/volodymyr-zagrebelnyj-2.jpg" xlink:type="simple" xlink:show="embed" xlink:actuate="onLoad" draw:mime-type="image/jpeg"/>
</draw:frame>
</text:p>
      <text:p text:style-name="P4">
<text:a xlink:type="simple" xlink:href="https://armyinform.com.ua/army-authors/volodymyr-zagrebelnyj/" text:style-name="Internet_20_link" text:visited-style-name="Visited_20_Internet_20_Link">
Володимир Загребельний</text:a>
</text:p>
      <text:p text:style-name="P4">
Кореспондент АрміяInform</text:p>
      <text:p text:style-name="P4">
Source: <text:a xlink:type="simple" xlink:href="https://armyinform.com.ua/2023/05/19/ukrayinski-naukovczi-otrymaly-premiyu-imeni-borysa-patona-za-vagomyj-vnesok-u-pidtrymku-boyezdatnosti-zs-ukrayiny/" text:style-name="Internet_20_link" text:visited-style-name="Visited_20_Internet_20_Link">
https://armyinform.com.ua/2023/05/19/ukrayinski-naukovczi-otrymaly-premiyu-imeni-borysa-patona-za-vagomyj-vnesok-u-pidtrymku-boyezdatnosti-zs-ukrayiny/</text:a>
</text:p>
      <!--NEWS-->
      <text:h text:style-name="P10" text:outline-level="1">
<text:span text:style-name="T4">
Здав окупантам позиції ЗСУ та координати фортифікаційних споруд — судитимуть жителя Сумщини</text:span>
</text:h>
      <text:p text:style-name="P4">
Author: ['АРМІЯINFORM']</text:p>
      <text:p text:style-name="P4">
Time: 2023-05-19T79:00:00-04:00</text:p>
      <text:p text:style-name="P4">
Description: Скеровано до суду обвинувальний акт стосовно громадянина російської федерації,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5420597079920723536-y.jpg" text:style-name="Internet_20_link" text:visited-style-name="Visited_20_Internet_20_Link">
photo-5420597079920723536-y.jpg</text:a>
']</text:p>
      <text:p text:style-name="P4">
Tags: ['АГРЕСІЯ РФ', 'ВТОРГНЕННЯ РФ', 'ОФІС ГЕНЕРАЛЬНОГО ПРОКУРОРА УКРАЇНИ']</text:p>
      <text:p text:style-name="P4">
Category: News</text:p>
      <!--METADATA-->
      <text:p text:style-name="P4">
<draw:frame draw:style-name="fr1" draw:name="Image348" text:anchor-type="as-char" svg:width="6.9236in" svg:height="3.894525in" draw:z-index="0">
<draw:image xlink:href="../Images/AРМІЯINFORM/2023-05-19T79-00-00-04-00/photo-5420597079920723536-y.jpg" xlink:type="simple" xlink:show="embed" xlink:actuate="onLoad" draw:mime-type="image/jpeg"/>
</draw:frame>
</text:p>
      <text:p text:style-name="P4">
Скеровано до суду обвинувальний акт стосовно громадянина російської федерації,який передав співробітнику прикордонної служби рф інформацію про розташуванняЗбройних Сил України.</text:p>
      <text:p text:style-name="P4">
Про це <text:a xlink:type="simple" xlink:href="https://www.gp.gov.ua/ua/posts/zdav-okupantam-poziciyi-zsu-ta-koordinati-fortifikaciinix-sporud-na-prikordonnii-teritoriyi-suditimut-zitelya-sumshhini" text:style-name="Internet_20_link" text:visited-style-name="Visited_20_Internet_20_Link">
повідомляє</text:a>
 Офіс Генерального прокурора України.</text:p>
      <text:p text:style-name="P4">
Слідством встановлено, що громадянин рф, який тривалий час проживає в одному зприкордонних сіл Сумського району, в лютому 2023 року незаконно перетнувкордон з росією, де був зупинений співробітниками прикордонної службиокупантів.</text:p>
      <text:p text:style-name="P4">
Спілкуючись з ними, чоловік розповів про місця базування підрозділів ЗСУ наприкордонній території. Він наочно продемонстрував на електронному планшеті,де знаходяться позиції українських захисників, координати фортифікаційнихспоруд та блокпостів.</text:p>
      <text:p text:style-name="P4">
Під час обшуку в чоловіка виявили та вилучили заборонену в Україні символікутоталітарних режимів, мобільні телефони. На даний час він перебуває підвартою.</text:p>
      <text:p text:style-name="P4">
Source: <text:a xlink:type="simple" xlink:href="https://armyinform.com.ua/2023/05/19/zdav-okupantam-pozycziyi-zsu-ta-koordynaty-fortyfikaczijnyh-sporud-sudytymut-zhytelya-sumshhyny/" text:style-name="Internet_20_link" text:visited-style-name="Visited_20_Internet_20_Link">
https://armyinform.com.ua/2023/05/19/zdav-okupantam-pozycziyi-zsu-ta-koordynaty-fortyfikaczijnyh-sporud-sudytymut-zhytelya-sumshhyny/</text:a>
</text:p>
      <!--NEWS-->
      <text:h text:style-name="P10" text:outline-level="1">
<text:span text:style-name="T4">
Банки, дочірні компанії «росатому» та оборонні підприємства: Австралія запровадила нові санкції проти рф</text:span>
</text:h>
      <text:p text:style-name="P4">
Author: ['АРМІЯINFORM']</text:p>
      <text:p text:style-name="P4">
Time: 2023-05-19T80:00:00-04:00</text:p>
      <text:p text:style-name="P4">
Description: Австралія запровадила нові фінансові санкції та заборону на експорт, націлені на сект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b0e73c9-bf57-420f-adc0-9de1a937b39a.jpg" text:style-name="Internet_20_link" text:visited-style-name="Visited_20_Internet_20_Link">
3b0e73c9-bf57-420f-adc0-9de1a937b39a.jpg</text:a>
']</text:p>
      <text:p text:style-name="P4">
Tags: ['АВСТРАЛІЯ', 'АНТИРОСІЙСЬКІ САНКЦІЇ']</text:p>
      <text:p text:style-name="P4">
Category: News</text:p>
      <!--METADATA-->
      <text:p text:style-name="P4">
<draw:frame draw:style-name="fr1" draw:name="Image349" text:anchor-type="as-char" svg:width="6.9236in" svg:height="3.894525in" draw:z-index="0">
<draw:image xlink:href="../Images/AРМІЯINFORM/2023-05-19T80-00-00-04-00/3b0e73c9-bf57-420f-adc0-9de1a937b39a.jpg" xlink:type="simple" xlink:show="embed" xlink:actuate="onLoad" draw:mime-type="image/jpeg"/>
</draw:frame>
</text:p>
      <text:p text:style-name="P4">
Австралія запровадила нові фінансові санкції та заборону на експорт, націленіна сектори економічного та стратегічного значення для росії.</text:p>
      <text:p text:style-name="P4">
Про це йдеться у <text:a xlink:type="simple" xlink:href="https://www.pm.gov.au/media/australia-stands-with-ukraine-and-g7-against-russias-invasion" text:style-name="Internet_20_link" text:visited-style-name="Visited_20_Internet_20_Link">
повідомленні</text:a>
 пресслужби австралійськогопрем’єр-міністра.</text:p>
      <text:p text:style-name="P4">
Ці додаткові заходи спрямовані на уповільнення російської військової машини.</text:p>
      <text:p text:style-name="P4">
Дії Австралії є частиною ініціативи міжнародних партнерів, які цього тижнязбираються на саміті лідерів G7 у Хіросімі.</text:p>
      <text:p text:style-name="P4">
«Австралія підтримує Україну. Ми віддаємо належне непохитній стійкості тамужності, які проявив український народ», — сказав прем'єр-міністр ЕнтоніАлбаніз.</text:p>
      <text:p text:style-name="P4">
Нові фінансові санкції стосуватимуться 21 організації та трьох фізичних осіб,зокрема:</text:p>
      <ul>
        <li>
дочірні компанії російської державної атомної корпорації «росатом», які займаються ядерними дослідженнями, розвитком інфраструктури та виробництвом зброї;  * російська компанія, створена окупантами для управління захопленої Запорізької атомної електростанції;  * найбільша російська нафтова компанія «роснєфть»;  * золотодобувна компанія «полюс»;  * одна з найбільших металургійних компаній росії «сєвєрсталь»;  * оборонні організації, що підтримують війну росії;  * п'ять російських банків, які працюють на території російської федерації.</li>
      </ul>
      <text:p text:style-name="P4">
Уряд Австралії також запровадить заборону на експорт усіх машин і супутніхчастин до росії та територій, які тимчасово контролюються росією. Це недозволить австралійським товарам сприяти агресії росії в Україні.</text:p>
      <text:p text:style-name="P4">
Source: <text:a xlink:type="simple" xlink:href="https://armyinform.com.ua/2023/05/19/banky-dochirni-kompaniyi-rosatomu-ta-oboronni-pidpryyemstva-avstraliya-zaprovadyla-novi-sankcziyi-proty-rf/" text:style-name="Internet_20_link" text:visited-style-name="Visited_20_Internet_20_Link">
https://armyinform.com.ua/2023/05/19/banky-dochirni-kompaniyi-rosatomu-ta-oboronni-pidpryyemstva-avstraliya-zaprovadyla-novi-sankcziyi-proty-rf/</text:a>
</text:p>
      <!--NEWS-->
      <text:h text:style-name="P10" text:outline-level="1">
<text:span text:style-name="T4">
Інфраструктура в Криму нормально запрацює тоді, коли півострів повернеться до України — ГУР</text:span>
</text:h>
      <text:p text:style-name="P4">
Author: ['АРМІЯINFORM']</text:p>
      <text:p text:style-name="P4">
Time: 2023-05-19T81:00:00-04:00</text:p>
      <text:p text:style-name="P4">
Description: У тимчасово окупованому Криму залізницю, де сьогодні стався вибух, використовували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usov-1.jpg" text:style-name="Internet_20_link" text:visited-style-name="Visited_20_Internet_20_Link">
yusov-1.jpg</text:a>
']</text:p>
      <text:p text:style-name="P4">
Tags: ['STOPRUSSIA', 'АГРЕСІЯ РФ', 'ВТОРГНЕННЯ РФ', 'ГУР МО УКРАЇНИ']</text:p>
      <text:p text:style-name="P4">
Category: News</text:p>
      <!--METADATA-->
      <text:p text:style-name="P4">
<draw:frame draw:style-name="fr1" draw:name="Image350" text:anchor-type="as-char" svg:width="6.9236in" svg:height="4.613105in" draw:z-index="0">
<draw:image xlink:href="../Images/AРМІЯINFORM/2023-05-19T81-00-00-04-00/yusov-1.jpg" xlink:type="simple" xlink:show="embed" xlink:actuate="onLoad" draw:mime-type="image/jpeg"/>
</draw:frame>
</text:p>
      <text:p text:style-name="P4">
У тимчасово окупованому Криму залізницю, де сьогодні стався вибух,використовували для перевезення зброї. Її відправляли на війну проти України.Про це представник Головного управління розвідки Міністерства оборони УкраїниАндрій Юсов розповів в ефірі телемарафону.</text:p>
      <text:p text:style-name="P4">
— По тих коліях перевозять, зокрема, зброю, боєприпаси, бронетехніку та іншізасоби, які використовуються для загарбницької війни проти України. Для того,щоб вбивати цивільних українців і українських захисників. Цілком природно, щоці колії не витримали, стомилися і тепер на деякий час не функціонують, —зазначив Андрій Юсов.</text:p>
      <text:p text:style-name="P4">
Представник воєнної розвідки України зазначив, що подібні інциденти можутьповторюватися, поки півострів не буде звільнений.</text:p>
      <text:p text:style-name="P4">
— Можемо констатувати, що нормальна інфраструктура запрацює тоді, коли Кримповернеться до України, поки там російські терористи спокою там не буде, —підсумував представник ГУР МО України.</text:p>
      <text:p text:style-name="P4">
Source: <text:a xlink:type="simple" xlink:href="https://armyinform.com.ua/2023/05/19/infrastruktura-v-krymu-normalno-zapraczyuye-todi-koly-pivostriv-povernetsya-do-ukrayiny/" text:style-name="Internet_20_link" text:visited-style-name="Visited_20_Internet_20_Link">
https://armyinform.com.ua/2023/05/19/infrastruktura-v-krymu-normalno-zapraczyuye-todi-koly-pivostriv-povernetsya-do-ukrayiny/</text:a>
</text:p>
      <!--NEWS-->
      <text:h text:style-name="P10" text:outline-level="1">
<text:span text:style-name="T4">
Нацбанк ввів в обіг нову пам’ятну монету, присвячену Силам підтримки ЗСУ</text:span>
</text:h>
      <text:p text:style-name="P4">
Author: ['Яна Задубінна']</text:p>
      <text:p text:style-name="P4">
Time: 2023-05-19T82:00:00-04:00</text:p>
      <text:p text:style-name="P4">
Description: У Національному банку України 19 травня презентували обігову пам’ятну монету «С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_mon.jpg" text:style-name="Internet_20_link" text:visited-style-name="Visited_20_Internet_20_Link">
golovna_mon.jpg</text:a>
', '<text:a xlink:type="simple" xlink:href="https://armyinform.com.ua/wp-content/uploads/2023/05/foto1-3.jpg" text:style-name="Internet_20_link" text:visited-style-name="Visited_20_Internet_20_Link">
foto1-3.jpg</text:a>
', '<text:a xlink:type="simple" xlink:href="https://armyinform.com.ua/wp-content/uploads/2023/05/andr〓y〓-pyshnyy〓.jpg" text:style-name="Internet_20_link" text:visited-style-name="Visited_20_Internet_20_Link">
andr〓y〓-pyshnyy〓.jpg</text:a>
', '<text:a xlink:type="simple" xlink:href="https://armyinform.com.ua/wp-content/uploads/2023/05/gerega.jpg" text:style-name="Internet_20_link" text:visited-style-name="Visited_20_Internet_20_Link">
gerega.jpg</text:a>
', '<text:a xlink:type="simple" xlink:href="https://armyinform.com.ua/wp-content/uploads/2023/05/foto3-2-150x150.jpg" text:style-name="Internet_20_link" text:visited-style-name="Visited_20_Internet_20_Link">
foto3-2-150x150.jpg</text:a>
', '<text:a xlink:type="simple" xlink:href="https://armyinform.com.ua/wp-content/uploads/2023/05/foto5-2-150x150.jpg" text:style-name="Internet_20_link" text:visited-style-name="Visited_20_Internet_20_Link">
foto5-2-150x150.jpg</text:a>
', '<text:a xlink:type="simple" xlink:href="https://armyinform.com.ua/wp-content/uploads/2023/05/foto6-2.jpg" text:style-name="Internet_20_link" text:visited-style-name="Visited_20_Internet_20_Link">
foto6-2.jpg</text:a>
']</text:p>
      <text:p text:style-name="P4">
Tags: ['STOPRUSSIA', 'АГРЕСІЯ РФ', 'ВТОРГНЕННЯ РФ', 'НАЦБАНК']</text:p>
      <text:p text:style-name="P4">
Category: News</text:p>
      <!--METADATA-->
      <text:p text:style-name="P4">
<draw:frame draw:style-name="fr1" draw:name="Image351" text:anchor-type="as-char" svg:width="6.9236in" svg:height="4.615733in" draw:z-index="0">
<draw:image xlink:href="../Images/AРМІЯINFORM/2023-05-19T82-00-00-04-00/golovna_mon.jpg" xlink:type="simple" xlink:show="embed" xlink:actuate="onLoad" draw:mime-type="image/jpeg"/>
</draw:frame>
</text:p>
      <text:p text:style-name="P4">
У Національному банку України 19 травня презентували обігову пам’ятну монету«Сили підтримки Збройних Сил України».</text:p>
      <text:p text:style-name="P4">
Ця монета за своїми характеристиками ідентична звичайній обіговій монетіноміналом 10 гривень зразка 2018 року. Водночас її реверс — тематичний,присвячений військовослужбовцям Сил підтримки Збройних Сил України.</text:p>
      <text:p text:style-name="P4">
<draw:frame draw:style-name="fr1" draw:name="Image352" text:anchor-type="as-char" svg:width="6.9236in" svg:height="4.615733in" draw:z-index="0">
<draw:image xlink:href="../Images/AРМІЯINFORM/2023-05-19T82-00-00-04-00/foto1-3.jpg" xlink:type="simple" xlink:show="embed" xlink:actuate="onLoad" draw:mime-type="image/jpeg"/>
</draw:frame>
</text:p>
      <text:p text:style-name="P4">
Голова Національного банку України Андрій Пишний під час презентаціїнаголосив, що вважає своїм безумовним обов’язком увічнення подвигівпідрозділів Збройних Сил України в національних грошах.</text:p>
      <text:p text:style-name="P4">
<draw:frame draw:style-name="fr1" draw:name="Image353" text:anchor-type="as-char" svg:width="6.9236in" svg:height="4.615733in" draw:z-index="0">
<draw:image xlink:href="../Images/AРМІЯINFORM/2023-05-19T82-00-00-04-00/andr〓y〓-pyshnyy〓.jpg" xlink:type="simple" xlink:show="embed" xlink:actuate="onLoad" draw:mime-type="image/jpeg"/>
</draw:frame>
</text:p>
      <text:p text:style-name="P4">
«Сили підтримки ЗСУ — потужна опора боєздатності армії, саме тому ми сьогодніпрезентуємо та вводимо в обіг монету, що вшановує їхні подвиги. Наша новамонета несе певний символ — присвяту та подяку окремому роду сил, надзвичайноважливому для обороноздатності країни. Через це її щоденна присутність вбуденному житті українців матиме потужний посил — нагадування про героїзм таподвиги Збройних Сил України, про тих, завдяки кому в нашій країні зновунастане мир», — сказав голова Національного банку.</text:p>
      <text:p text:style-name="P4">
Зі свого боку командувач Сил підтримки ЗСУ бригадний генерал Дмитро Герегарозповів про основні напрямки діяльності, які покладені на їхній рід військ.</text:p>
      <text:p text:style-name="P4">
<draw:frame draw:style-name="fr1" draw:name="Image354" text:anchor-type="as-char" svg:width="6.9236in" svg:height="4.615733in" draw:z-index="0">
<draw:image xlink:href="../Images/AРМІЯINFORM/2023-05-19T82-00-00-04-00/gerega.jpg" xlink:type="simple" xlink:show="embed" xlink:actuate="onLoad" draw:mime-type="image/jpeg"/>
</draw:frame>
</text:p>
      <text:p text:style-name="P4">
— До Командування Сил підтримки входять п’ять основних військових організмів.Передусім — інженерні війська, які призначені для інженерного забезпеченнябойових дій частин, з’єднань і об’єднань всіх видів Збройних Сил. Другаскладова — війська радіаційного, хімічного та біологічного захисту. Крім того,в Командуванні є військово-топографічна служба, основними складовими якої єкартографічний, топогеодезичний, фотограмметричний та редакційно-видавничийцентри.</text:p>
      <text:p text:style-name="P4">
Також бригадний генерал зазначив, що на Командування Сил підтримки ЗСУпокладено завдання організації гідрометеорологічного забезпечення. А особливемісце в їхньому штаті посідає кінологічна служба, яку представляли напрезентації кінолог капітан Леонід Левченко разом зі своїм помічником —бельгійською вівчаркою на прізвисько Алмаз.</text:p>
      <text:p text:style-name="P4">
<text:a xlink:type="simple" xlink:href="https://armyinform.com.ua/wp-content/uploads/2023/05/foto3-2.jpg" text:style-name="Internet_20_link" text:visited-style-name="Visited_20_Internet_20_Link">
<draw:frame draw:style-name="fr1" draw:name="Image355" text:anchor-type="as-char" svg:width="6.9236in" svg:height="6.9236in" draw:z-index="0">
<draw:image xlink:href="../Images/AРМІЯINFORM/2023-05-19T82-00-00-04-00/foto3-2-150x150.jpg" xlink:type="simple" xlink:show="embed" xlink:actuate="onLoad" draw:mime-type="image/jpeg"/>
</draw:frame>
</text:a>
</text:p>
      <text:p text:style-name="P4">
<text:a xlink:type="simple" xlink:href="https://armyinform.com.ua/wp-content/uploads/2023/05/foto5-2.jpg" text:style-name="Internet_20_link" text:visited-style-name="Visited_20_Internet_20_Link">
<draw:frame draw:style-name="fr1" draw:name="Image356" text:anchor-type="as-char" svg:width="6.9236in" svg:height="6.9236in" draw:z-index="0">
<draw:image xlink:href="../Images/AРМІЯINFORM/2023-05-19T82-00-00-04-00/foto5-2-150x150.jpg" xlink:type="simple" xlink:show="embed" xlink:actuate="onLoad" draw:mime-type="image/jpeg"/>
</draw:frame>
</text:a>
</text:p>
      <text:p text:style-name="P4">
Обігова пам’ятна монета «Сили підтримки Збройних Сил України» продовжує серію«Збройні Сили України». На реверсі монети зображені емблема та гасло Силпідтримки ЗСУ: «Завжди поруч». Аверс монети — ідентичний з аверсом обіговоїмонети номіналом 10 гривень зразка 2018 року, на ньому в центрі в обрамленнідавньоруського орнаменту зображено номінал монети, рік карбування та гербУкраїни.</text:p>
      <text:p text:style-name="P4">
<draw:frame draw:style-name="fr1" draw:name="Image357" text:anchor-type="as-char" svg:width="6.9236in" svg:height="4.615733in" draw:z-index="0">
<draw:image xlink:href="../Images/AРМІЯINFORM/2023-05-19T82-00-00-04-00/foto6-2.jpg" xlink:type="simple" xlink:show="embed" xlink:actuate="onLoad" draw:mime-type="image/jpeg"/>
</draw:frame>
</text:p>
      <text:p text:style-name="P4">
Національний банк планує і надалі кілька разів на рік випускати монети, якіщодня перебуватимуть у готівковому обігу і нагадуватимуть українцям прогероїзм та подвиги військовослужбовців. Так, цього року мають з’явитися ще двіподібні обігові монети, присвячені Збройним Силам України.</text:p>
      <text:p text:style-name="P4">
<text:span text:style-name="T5">
Фото Дмитра Юрченка</text:span>
</text:p>
      <text:p text:style-name="P4">
Source: <text:a xlink:type="simple" xlink:href="https://armyinform.com.ua/2023/05/19/naczbank-vviv-v-obig-novu-pamyatnu-monetu-prysvyachenu-sylam-pidtrymky-zsu/" text:style-name="Internet_20_link" text:visited-style-name="Visited_20_Internet_20_Link">
https://armyinform.com.ua/2023/05/19/naczbank-vviv-v-obig-novu-pamyatnu-monetu-prysvyachenu-sylam-pidtrymky-zsu/</text:a>
</text:p>
      <!--NEWS-->
      <text:h text:style-name="P10" text:outline-level="1">
<text:span text:style-name="T4">
Володимир Зеленський на саміті Ліги арабських держав закликав сприяти захисту наших людей</text:span>
</text:h>
      <text:p text:style-name="P4">
Author: ['АРМІЯINFORM']</text:p>
      <text:p text:style-name="P4">
Time: 2023-05-19T83:00:00-04:00</text:p>
      <text:p text:style-name="P4">
Description: https://youtu.be/SgYLvb2Lk8U    Передусім хочу подякувати за гостинність Й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Передусім хочу подякувати за гостинність Його Королівській ВисокостіСпадкоємному принцу Мухаммаду, усьому народу Саудівської Аравії та містуДжидда, яке приймає цей саміт.</text:p>
      <text:p text:style-name="P4">
Я сподіваюся, що всі ми тут заради миру й справедливості.</text:p>
      <text:p text:style-name="P4">
<text:span text:style-name="T4">
<text:span text:style-name="T5">
Дорогі учасники саміту!</text:span>
</text:span>
</text:p>
      <text:p text:style-name="P4">
Сьогодні вже 450-й день повномасштабної війни, яка ведеться проти насросійськими загарбниками.</text:p>
      <text:p text:style-name="P4">
Ми не маємо таких ракет, які має наш ворог. У нас значно менше авіації. Ми немаємо численних убивчих дронів, які росії постачає Іран. Не маємо стількиартилерії. Але ми залишаємося сильними, бо на нашому боці — правда. Ба більше,ми витісняємо окупантів із нашої землі.</text:p>
      <text:p text:style-name="P4">
Кожен, хто захищає рідну землю від загарбників, кожен, хто захищає дітей свогонароду від поневолення, кожен такий воїн — на шляху справедливості. Я гордийпредставляти саме таких воїнів і весь український народ!</text:p>
      <text:p text:style-name="P4">
Війна ніколи не була вибором українців. Наші війська не йшли до чужих земель,ми не займаємося анексіями й грабежем ресурсів інших народів. Але ми ніколи йне підкоримося будь-яким чужинцям та колонізаторам. Тому ми боремось! І явпевнений, що цю нашу головну емоцію зрозуміють усі ваші народи.</text:p>
      <text:p text:style-name="P4">
Також я впевнений, що всі ваші народи зрозуміють і головний заклик, який хочузалишити тут, у Джидді. Шляхетний заклик до всіх вас — сприяти захисту нашихлюдей, включно з українською мусульманською спільнотою!</text:p>
      <text:p text:style-name="P4">
Разом зі мною тут — високоповажний Мустафа Джемілєв, лідер кримськотатарськогонароду, одного з корінних народів України. Їхній дім — це Крим, осередокмусульманської культури в Україні. Століттями кримськотатарський народ був імає залишитися невідʼємною та сильною складовою мусульманської спільнотисвіту. Але Крим став першим, хто постраждав від російської окупації, і досібільшість із тих, хто зазнає репресій в окупованому Криму, — це самемусульмани.</text:p>
      <text:p text:style-name="P4">
Ми вже маємо позитивний досвід із Саудівською Аравією — щодо звільнення нашихлюдей, захоплених росією. Ми можемо розширити цей досвід!</text:p>
      <text:p text:style-name="P4">
І навіть якщо тут, на саміті, є люди, які мають інший погляд на війну, щовідбувається на нашій землі, називаючи її конфліктом, я впевнений: ми всіможемо бути єдині в тому, щоб урятувати з кліток російських тюрем наших людей.</text:p>
      <text:p text:style-name="P4">
На жаль, у світі й тут, серед вас, є ті, хто заплющує очі на клітки танезаконні анексії. Я тут для того, щоб кожен дивився чесно. Хоч би якстаралися впливати росіяни, але незалежність все ж має бути. І я хочуподякувати Саудівській Аравії, хочу подякувати абсолютній більшості з вас запідтримку сталих міжнародних позицій і Статуту ООН.</text:p>
      <text:p text:style-name="P4">
<text:span text:style-name="T4">
<text:span text:style-name="T5">
Дорогі учасники саміту!</text:span>
</text:span>
</text:p>
      <text:p text:style-name="P4">
Ваші люди вже могли переконатися, що українці — це народ миру. Справжньогомиру. У 2021 році ми визначили пріоритетом відкритість України для вашихлюдей. І народи Саудівської Аравії, Обʼєднаних Арабських Еміратів, Оману,Бахрейну, Кувейту познайомилися з Україною. Я щасливий, що ваші туристи змоглипобачити розкіш весни в нашій столиці, у Києві, та велич Карпат!</text:p>
      <text:p text:style-name="P4">
Вірю, що одного дня ваші люди повернуться, зокрема і для того, щоб побачитинаш Крим, вільний від російської окупації та приниження.</text:p>
      <text:p text:style-name="P4">
Наші взаємини будуються й на навчанні в наших університетах десятків тисячарабських студентів щорічно. Це честь для нас, що діти Марокко, Єгипту,Йорданії, Іраку, Лівану, Алжиру, Лівії й Тунісу їхали в Україну по освіту.</text:p>
      <text:p text:style-name="P4">
Ми разом із вами виконували й одну з найбільш почесних місій у світі —гарантували продовольчу безпеку. Україна традиційно забезпечує пшеницею таіншою аграрною продукцією ваші країни. Ми раді були вітати й інвестиціїарабських народів — як і інвестиції Катару в портову інфраструктуру.</text:p>
      <text:p text:style-name="P4">
Спочатку пандемія, а потім і страшніший вірус — сказ агресії — ударили по цихта інших наших нормальних відносинах.</text:p>
      <text:p text:style-name="P4">
Я більш ніж упевнений: ніхто з вас не погодиться віддати загарбникам третинусвоєї країни. Я більш ніж упевнений: ніхто з вас не споглядав би без бою, якчужинці крадуть дітей вашого народу. Сотні тисяч наших дітей депортовані вросію, розлучені з рідними, і наших дітей там, у росії, навчають ненавидітисвоїх співвітчизників. Я більш ніж упевнений: ніхто з вас не змирився б ізвійськовою окупацією атомної станції, щоб використовувати її для шантажу світуядерною катастрофою.</text:p>
      <text:p text:style-name="P4">
Погляньте, скільки страждань багатолітні війни принесли Лівії, Сирії, Ємену…Скільки життів змарновано роками бойових дій у Судані та Сомалі, в Іраку таАфганістані…</text:p>
      <text:p text:style-name="P4">
Кожен, хто додає страждань своїми новими агресіями, кожен, хто сіє ворожнечу,кожен, хто хоче старих часів загарбницьких імперій, які не зважали на волюнезалежних націй, — кожен такий злочинець іде проти світу й буде проклятийлюдьми.</text:p>
      <text:p text:style-name="P4">
І я вітаю кожного, хто разом із нами готовий стати на шлях справедливості!</text:p>
      <text:p text:style-name="P4">
Україна запропонувала формулу миру, щоб припинити війну. Ви бачите, як працюєнаша формула на прикладі продовольчої безпеки. Одного з пунктів нашої формули.Навіть коли війну вкинуто в наш дім, ми робимо все, щоб доми інших народів тежвистояли. Нам вдалося запустити Чорноморську зернову ініціативу й частковозняти російську морську блокаду наших портів. Це стабілізувало продовольчіринки й допомогло багатьом, зокрема й народам Арабської ліги. Так само будедопомогою багатьом реалізація іншого пункту нашої формули миру — поверненнядодому всіх полонених і депортованих.</text:p>
      <text:p text:style-name="P4">
Кожній із почесних делегацій передали документ вашою мовою із десятьмапунктами формули миру. Будь ласка, ви можете обрати той напрям, який вивважаєте доцільним. І я буду вдячний кожному з вас, хто обере саме напрямпорятунку людей, яких утримують у російській неволі. Тому я запрошую всіх, хтоповажає мир, долучитися до реалізації формули миру й таким чином зменшитиворожнечу та війни, страждання і зло.</text:p>
      <text:p text:style-name="P4">
росія — слабка, ми перемагаємо її навіть тоді, коли в неї в руках більшезброї; її агресивність — не від сили, а від усвідомлення, що час імперійминув. Це тому, що час вільних народів не мине ніколи, і Україна це доводить.</text:p>
      <text:p text:style-name="P4">
Бажаю вам миру! Запрошую до прямої співпраці, без будь-яких посередників, ізнашою країною. І хай наша з вами сила діятиме скоординовано заради спокою таблага людей всіх народів!</text:p>
      <text:p text:style-name="P4">
І, будь ласка, почуйте кримськотатарський народ, почуйте мусульман України!</text:p>
      <text:p text:style-name="P4">
Хай Всевишній береже наших воїнів!</text:p>
      <text:p text:style-name="P4">
<text:span text:style-name="T4">
<text:span text:style-name="T5">
Слава Україні!</text:span>
</text:span>
</text:p>
      <text:p text:style-name="P4">
Джерело: <text:a xlink:type="simple" xlink:href="https://www.president.gov.ua/news/zaklikayu-spriyati-zahistu-nashih-lyudej-vklyuchno-z-ukrayin-82997" text:style-name="Internet_20_link" text:visited-style-name="Visited_20_Internet_20_Link">
Офіс ПрезидентаУкраїни</text:a>
</text:p>
      <text:p text:style-name="P4">
Source: <text:a xlink:type="simple" xlink:href="https://armyinform.com.ua/2023/05/19/volodymyr-zelenskyj-na-samiti-ligy-arabskyh-derzhav-zaklykav-spryyaty-zahystu-nashyh-lyudej/" text:style-name="Internet_20_link" text:visited-style-name="Visited_20_Internet_20_Link">
https://armyinform.com.ua/2023/05/19/volodymyr-zelenskyj-na-samiti-ligy-arabskyh-derzhav-zaklykav-spryyaty-zahystu-nashyh-lyudej/</text:a>
</text:p>
      <!--NEWS-->
      <text:h text:style-name="P10" text:outline-level="1">
<text:span text:style-name="T4">
Сили оборони завдали 12 ударів по районах зосередження окупантів</text:span>
</text:h>
      <text:p text:style-name="P4">
Author: ['АРМІЯINFORM']</text:p>
      <text:p text:style-name="P4">
Time: 2023-05-19T84:00:00-04:00</text:p>
      <text:p text:style-name="P4">
Description: Про це повідомляє Генеральний штаб ЗСУ.    «Авіація Сил оборони за добу зав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РАТИ ВОРОГА']</text:p>
      <text:p text:style-name="P4">
Category: News</text:p>
      <!--METADATA-->
      <text:p text:style-name="P4">
<draw:frame draw:style-name="fr1" draw:name="Image358" text:anchor-type="as-char" svg:width="6.9236in" svg:height="5.385022in" draw:z-index="0">
<draw:image xlink:href="../Images/AРМІЯINFORM/2023-05-19T84-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YQznhqzyg69EAbcTMPonoUx8dcoHedM7QA6TPxGjXk5UGVaNtaant44R6nr17o1Gl" text:style-name="Internet_20_link" text:visited-style-name="Visited_20_Internet_20_Link">
повідомляє</text:a>
Генеральний штаб ЗСУ.</text:p>
      <text:p text:style-name="P4">
«Авіація Сил оборони за добу завдала 12 ударів по районах зосередженняособового складу та військової техніки, а також 4 — по зенітно-ракетнихкомплексах противника.</text:p>
      <text:p text:style-name="P4">
Протягом цієї доби наші воїни знищили 3 крилатих ракети „Калібр“, 16 іранськихударних БПЛА Shahed та 2 ворожих розвідувальних БПЛА різного типу», — йдетьсяв повідомленні.</text:p>
      <text:p text:style-name="P4">
Зазначається, що підрозділи ракетних військ і артилерії уразили 1 пунктуправління, 6 районів зосередження озброєння та військової техніки, 2артилерійських підрозділи на вогневих позиціях та 6 станцій радіоелектронноїборотьби противника.</text:p>
      <text:p text:style-name="P4">
Source: <text:a xlink:type="simple" xlink:href="https://armyinform.com.ua/2023/05/19/syly-oborony-zavdaly-12-udariv-po-rajonah-zoseredzhennya-okupantiv/" text:style-name="Internet_20_link" text:visited-style-name="Visited_20_Internet_20_Link">
https://armyinform.com.ua/2023/05/19/syly-oborony-zavdaly-12-udariv-po-rajonah-zoseredzhennya-okupantiv/</text:a>
</text:p>
      <!--NEWS-->
      <text:h text:style-name="P10" text:outline-level="1">
<text:span text:style-name="T4">
На Бахмутському напрямку тривають дуже жорсткі бої — Ганна Маляр</text:span>
</text:h>
      <text:p text:style-name="P4">
Author: ['АРМІЯINFORM']</text:p>
      <text:p text:style-name="P4">
Time: 2023-05-19T85:00:00-04:00</text:p>
      <text:p text:style-name="P4">
Description: Про це заступник Міністра оборони України повідомила у своєму телеграм-каналі.    «Воро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АГРЕСІЯ РФ', 'БАХМУТСЬКИЙ НАПРЯМОК', 'ВТОРГНЕННЯ РФ', 'ГАННА МАЛЯР', 'ЗАСТУПНИК МІНІСТРА ОБОРОНИ УКРАЇНИ']</text:p>
      <text:p text:style-name="P4">
Category: News</text:p>
      <!--METADATA-->
      <text:p text:style-name="P4">
<draw:frame draw:style-name="fr1" draw:name="Image359" text:anchor-type="as-char" svg:width="6.9236in" svg:height="4.615733in" draw:z-index="0">
<draw:image xlink:href="../Images/AРМІЯINFORM/2023-05-19T85-00-00-04-00/ganna-malyar.jpg" xlink:type="simple" xlink:show="embed" xlink:actuate="onLoad" draw:mime-type="image/jpeg"/>
</draw:frame>
Ганна Маляр</text:p>
      <text:p text:style-name="P4">
Про це заступник Міністра оборони України<text:a xlink:type="simple" xlink:href="https://t.me/annamaliar/765" text:style-name="Internet_20_link" text:visited-style-name="Visited_20_Internet_20_Link">
повідомила</text:a>
 у своєму телеграм-каналі.</text:p>
      <text:p text:style-name="P4">
«Ворог не може перемагати якістю, тому бере кількістю.</text:p>
      <text:p text:style-name="P4">
Зокрема, збільшив присутність військ на Бахмутському напрямку на декількатисяч осіб та намагається використовувати перевагу у важкій артилерії ікількості снарядів.</text:p>
      <text:p text:style-name="P4">
Російські війська продовжують атакувати ціною великих втрат, які неспівмірноперевищують наші втрати.</text:p>
      <text:p text:style-name="P4">
У місті Бахмут вони перетворюють будівлі на попіл. Залишають лише фундамент,який неможливо обороняти.</text:p>
      <text:p text:style-name="P4">
Разом з тим, наші війська утримують у Бахмуті рубежі району „Літак“.</text:p>
      <text:p text:style-name="P4">
У передмісті Бахмута сьогодні темпи просування наших військ дещо знижені.Водночас ворогу не вдається повернути втрачені позиції.</text:p>
      <text:p text:style-name="P4">
Наші воїни відбивають всі атаки ворога на цьому напрямку.</text:p>
      <text:p text:style-name="P4">
Оборона Бахмута та передмістя свої військові задачі виконує:</text:p>
      <ul>
        <li>
ворога нищать;  * наступальний ворожий потенціал знижують;  * час для інших запланованих дій виграють» — написала заступник Міністра оборони України Ганна Маляр.</li>
      </ul>
      <text:p text:style-name="P4">
Source: <text:a xlink:type="simple" xlink:href="https://armyinform.com.ua/2023/05/19/na-bahmutskomu-napryamku-tryvayut-duzhe-zhorstki-boyi-ganna-malyar/" text:style-name="Internet_20_link" text:visited-style-name="Visited_20_Internet_20_Link">
https://armyinform.com.ua/2023/05/19/na-bahmutskomu-napryamku-tryvayut-duzhe-zhorstki-boyi-ganna-malyar/</text:a>
</text:p>
      <!--NEWS-->
      <text:h text:style-name="P10" text:outline-level="1">
<text:span text:style-name="T4">
Які документи необхідні для проходження ВЛК</text:span>
</text:h>
      <text:p text:style-name="P4">
Author: ['АРМІЯINFORM']</text:p>
      <text:p text:style-name="P4">
Time: 2023-05-19T86:00:00-04:00</text:p>
      <text:p text:style-name="P4">
Description: Список документів, необхідних для проходження військово-лікарської комісії (ВЛ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formiviyskovolikarskikhkomisiybuti-e1683788675641.jpg" text:style-name="Internet_20_link" text:visited-style-name="Visited_20_Internet_20_Link">
reformiviyskovolikarskikhkomisiybuti-e1683788675641.jpg</text:a>
', '<text:a xlink:type="simple" xlink:href="https://armyinform.com.ua/wp-content/uploads/2023/05/dokumenty-vlk.jpg" text:style-name="Internet_20_link" text:visited-style-name="Visited_20_Internet_20_Link">
dokumenty-vlk.jpg</text:a>
']</text:p>
      <text:p text:style-name="P4">
Tags: []</text:p>
      <text:p text:style-name="P4">
Category: News</text:p>
      <!--METADATA-->
      <text:p text:style-name="P4">
<draw:frame draw:style-name="fr1" draw:name="Image360" text:anchor-type="as-char" svg:width="6.9236in" svg:height="4.255034in" draw:z-index="0">
<draw:image xlink:href="../Images/AРМІЯINFORM/2023-05-19T86-00-00-04-00/reformiviyskovolikarskikhkomisiybuti-e1683788675641.jpg" xlink:type="simple" xlink:show="embed" xlink:actuate="onLoad" draw:mime-type="image/jpeg"/>
</draw:frame>
</text:p>
      <text:p text:style-name="P4">
Список документів, необхідних для проходження військово-лікарської комісії(ВЛК), <text:a xlink:type="simple" xlink:href="https://t.me/militarymediacenter/" text:style-name="Internet_20_link" text:visited-style-name="Visited_20_Internet_20_Link">
оприлюднив</text:a>
 Military Media Center.</text:p>
      <text:p text:style-name="P4">
<text:span text:style-name="T4">
Документи, необхідні для проходження ВЛК</text:span>
</text:p>
      <ol>
        <li>
направлення на медичний огляд ВЛК;  2. медична книжка, медичні довідки, результати оглядів та обстежень;  3. посвідчення особи (військовий квиток або посвідчення офіцера);  4. медична характеристика (необов’язковий документ у воєнний час);  5. службова характеристика (необов’язковий документ у воєнний час);  6. оригінал довідки про обставини травми від твоєї військової частини АБО засвідчена копія акту про нещасний випадок;  7. посвідчення УБД (за наявністю);  8. витяги з особових справ та інші довідкові матеріали для військовослужбовців-учасників бойових дій.</li>
      </ol>
      <text:p text:style-name="P4">
<draw:frame draw:style-name="fr1" draw:name="Image361" text:anchor-type="as-char" svg:width="6.9236in" svg:height="7.926841in" draw:z-index="0">
<draw:image xlink:href="../Images/AРМІЯINFORM/2023-05-19T86-00-00-04-00/dokumenty-vlk.jpg" xlink:type="simple" xlink:show="embed" xlink:actuate="onLoad" draw:mime-type="image/jpeg"/>
</draw:frame>
</text:p>
      <text:p text:style-name="P4">
Витяги можуть бути у вигляді ксерокопій, однак завірені відповіднимипосадовими особами та печаткою військової частини.</text:p>
      <text:p text:style-name="P4">
<text:span text:style-name="T4">
Якщо виникли запитання по ВЛК:</text:span>
  0800 500 442  turbota.mil.gov.ua</text:p>
      <text:p text:style-name="P4">
Source: <text:a xlink:type="simple" xlink:href="https://armyinform.com.ua/2023/05/19/yaki-dokumenty-neobhidni-dlya-prohodzhennya-vlk/" text:style-name="Internet_20_link" text:visited-style-name="Visited_20_Internet_20_Link">
https://armyinform.com.ua/2023/05/19/yaki-dokumenty-neobhidni-dlya-prohodzhennya-vlk/</text:a>
</text:p>
      <!--NEWS-->
      <text:h text:style-name="P10" text:outline-level="1">
<text:span text:style-name="T4">
США підтримали міжнародну коаліцію винищувачів — Президент України</text:span>
</text:h>
      <text:p text:style-name="P4">
Author: ['АРМІЯINFORM']</text:p>
      <text:p text:style-name="P4">
Time: 2023-05-19T87:00:00-04:00</text:p>
      <text:p text:style-name="P4">
Description: Про це Глава держави написав на своїй сторінці у Твіттер.      Вітаю історичне ріш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zelenskyj-bajden.jpeg" text:style-name="Internet_20_link" text:visited-style-name="Visited_20_Internet_20_Link">
zelenskyj-bajden.jpeg</text:a>
']</text:p>
      <text:p text:style-name="P4">
Tags: ['STOPRUSSIA', 'АГРЕСІЯ РФ', 'ВІЙНА', 'ПРЕЗИДЕНТ УКРАЇНИ']</text:p>
      <text:p text:style-name="P4">
Category: News</text:p>
      <!--METADATA-->
      <text:p text:style-name="P4">
<draw:frame draw:style-name="fr1" draw:name="Image362" text:anchor-type="as-char" svg:width="6.9236in" svg:height="4.617948in" draw:z-index="0">
<draw:image xlink:href="../Images/AРМІЯINFORM/2023-05-19T87-00-00-04-00/zelenskyj-bajden.jpeg" xlink:type="simple" xlink:show="embed" xlink:actuate="onLoad" draw:mime-type="image/jpeg"/>
</draw:frame>
</text:p>
      <text:p text:style-name="P4">
Про це Глава держави<text:a xlink:type="simple" xlink:href="https://twitter.com/ZelenskyyUa/status/1659590720225701892" text:style-name="Internet_20_link" text:visited-style-name="Visited_20_Internet_20_Link">
написав</text:a>
 на своїй сторінці у Твіттер.</text:p>
      <text:p text:style-name="Quotations">

<text:p text:style-name="P4">
Вітаю історичне рішення США та&gt;
 <text:a xlink:type="simple" xlink:href="https://twitter.com/POTUS" text:style-name="Internet_20_link" text:visited-style-name="Visited_20_Internet_20_Link">
@POTUS</text:a>
 підтримати&gt;
 міжнародну коаліцію винищувачів. Це суттєво зміцнить нашу армію в небі.&gt;
 Розраховую обговорити практичну реалізацію цього рішення під час саміту&gt;
 <text:a xlink:type="simple" xlink:href="https://twitter.com/hashtag/G7" text:style-name="Internet_20_link" text:visited-style-name="Visited_20_Internet_20_Link">
#G7</text:a>
 у&gt;
 Хіросімі.&gt;
&gt;
 — Володимир Зеленський (@ZelenskyyUa) <text:a xlink:type="simple" xlink:href="https://twitter.com/ZelenskyyUa/status/1659590720225701892" text:style-name="Internet_20_link" text:visited-style-name="Visited_20_Internet_20_Link">
May 19,&gt;
 2023</text:a>
</text:p>

</text:p>
      <text:p text:style-name="P4">
«Вітаю історичне рішення США та президента Джо Байдена підтримати міжнароднукоаліцію винищувачів. Це суттєво зміцнить нашу армію в небі. Розраховуюобговорити практичну реалізацію цього рішення під час саміту G7 у Хіросімі», —йдеться у повідомленні.</text:p>
      <text:p text:style-name="P4">
Source: <text:a xlink:type="simple" xlink:href="https://armyinform.com.ua/2023/05/19/ssha-pidtrymaly-mizhnarodnu-koalicziyu-vynyshhuvachiv-prezydent/" text:style-name="Internet_20_link" text:visited-style-name="Visited_20_Internet_20_Link">
https://armyinform.com.ua/2023/05/19/ssha-pidtrymaly-mizhnarodnu-koalicziyu-vynyshhuvachiv-prezydent/</text:a>
</text:p>
      <!--NEWS-->
      <text:h text:style-name="P10" text:outline-level="1">
<text:span text:style-name="T4">
Сили оборони відбили численні атаки противника в районі Мар’їнки</text:span>
</text:h>
      <text:p text:style-name="P4">
Author: ['АРМІЯINFORM']</text:p>
      <text:p text:style-name="P4">
Time: 2023-05-19T88:00:00-04:00</text:p>
      <text:p text:style-name="P4">
Description: Про це повідомляє Генеральний штаб ЗСУ.    «На Мар’їнському напрямку підрозділи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ДОНЕЦЬКА ОБЛАСТЬ', "МАР'ЇНСЬКИЙ НАПРЯМОК", 'ООС']</text:p>
      <text:p text:style-name="P4">
Category: News</text:p>
      <!--METADATA-->
      <text:p text:style-name="P4">
<draw:frame draw:style-name="fr1" draw:name="Image363" text:anchor-type="as-char" svg:width="6.9236in" svg:height="4.170843in" draw:z-index="0">
<draw:image xlink:href="../Images/AРМІЯINFORM/2023-05-19T88-00-00-04-00/vidbyly-atak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YQznhqzyg69EAbcTMPonoUx8dcoHedM7QA6TPxGjXk5UGVaNtaant44R6nr17o1Gl" text:style-name="Internet_20_link" text:visited-style-name="Visited_20_Internet_20_Link">
повідомляє</text:a>
Генеральний штаб ЗСУ.</text:p>
      <text:p text:style-name="P4">
«На Мар’їнському напрямку підрозділи сил оборони відбили численні атакипротивника в районі міста Мар’їнка. Обстрілів зазнали Красногорівка,Георгіївка, Мар’їнка, Курахове та Катеринівка Донецької області», — йдеться вповідомленні.</text:p>
      <text:p text:style-name="P4">
Зазначається, що на Бахмутському напрямку ворог продовжує вести наступальнідії. Тривають важкі бої за місто Бахмут. Також противник марно вів наступальнідії у напрямку населених пунктів Іванівське та Біла Гора.</text:p>
      <text:p text:style-name="P4">
Також повідомляється, що окупанти завдали авіаційних ударів у районахнаселених пунктів Оріхово-Василівка, Бахмут, Іванівське, Ступочки та БілаГора. Від ворожих обстрілів постраждали Васюківка, Оріхово-Василівка,Григорівка, Богданівка, Бахмут, Іванівське, Часів Яр, Предтечине, Біла Гора,Диліївка, Дружба та Північне Донецької області.</text:p>
      <text:p text:style-name="P4">
На Авдіївському напрямку противник вів наступальні дії у напрямкуНовокалинового, Степового, Авдіївки та Первомайського, успіху не мав. Протягомдоби завдав авіаудару в районі Авдіївки. Здійснив артилерійські обстрілипоблизу Новокалинового, Бердичів, Авдіївки, Тоненького, Первомайського,Карлівки та Невельського Донецької області.</text:p>
      <text:p text:style-name="P4">
Source: <text:a xlink:type="simple" xlink:href="https://armyinform.com.ua/2023/05/19/syly-oborony-vidbyly-chyslenni-ataky-protyvnyka-v-rajoni-maryinky/" text:style-name="Internet_20_link" text:visited-style-name="Visited_20_Internet_20_Link">
https://armyinform.com.ua/2023/05/19/syly-oborony-vidbyly-chyslenni-ataky-protyvnyka-v-rajoni-maryinky/</text:a>
</text:p>
      <!--NEWS-->
      <text:h text:style-name="P10" text:outline-level="1">
<text:span text:style-name="T4">
Президент України провів важливі зустрічі з главами делегацій ОАЕ, Оману та Кувейту</text:span>
</text:h>
      <text:p text:style-name="P4">
Author: ['АРМІЯINFORM']</text:p>
      <text:p text:style-name="P4">
Time: 2023-05-19T89:00:00-04:00</text:p>
      <text:p text:style-name="P4">
Description: Про це Володимир Зеленський повідомив у своєму телеграм-каналі.    «Поінформува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zhlyvi-zustrichi.jpg" text:style-name="Internet_20_link" text:visited-style-name="Visited_20_Internet_20_Link">
vazhlyvi-zustrichi.jpg</text:a>
']</text:p>
      <text:p text:style-name="P4">
Tags: ['АГРЕСІЯ РФ', 'ВОЛОДИМИР ЗЕЛЕНСЬКИЙ', 'ВТОРГНЕННЯ РФ', 'ПРЕЗИДЕНТ УКРАЇНИ']</text:p>
      <text:p text:style-name="P4">
Category: News</text:p>
      <!--METADATA-->
      <text:p text:style-name="P4">
<draw:frame draw:style-name="fr1" draw:name="Image364" text:anchor-type="as-char" svg:width="6.9236in" svg:height="3.896316in" draw:z-index="0">
<draw:image xlink:href="../Images/AРМІЯINFORM/2023-05-19T89-00-00-04-00/vazhlyvi-zustrichi.jpg" xlink:type="simple" xlink:show="embed" xlink:actuate="onLoad" draw:mime-type="image/jpeg"/>
</draw:frame>
 Кадр відео: Офіс Президента України</text:p>
      <text:p text:style-name="P4">
Про це Володимир Зеленський<text:a xlink:type="simple" xlink:href="https://t.me/V_Zelenskiy_official/6270" text:style-name="Internet_20_link" text:visited-style-name="Visited_20_Internet_20_Link">
повідомив</text:a>
 у своєму телеграм-каналі.</text:p>
      <text:p text:style-name="P4">
«Поінформував про ситуацію на фронті Віцепрезидента, Віцепрем’єр-міністраОб’єднаних Арабських Еміратів шейха Мансура бін Заїда Аль-Нагаяна. Обговорилипитання глобальної продовольчої безпеки та роботи Чорноморської зерновоїініціативи. Домовилися про обмін делегаціями для досягнення конкретнихрезультатів та взаємодії.</text:p>
      <text:p text:style-name="P4">
Питання реалізації української формули миру обговорили під час зустрічі зВіцепрем’єр-міністром із питань міжнародних відносин і співробітництваСултанату Оман, Спеціальним представником Султана на міжнародних форумахАсаадом бін Таріком Аль-Саїдом. Наголосив на важливості країн регіону впідтримці мирних зусиль України.</text:p>
      <text:p text:style-name="P4">
Під час перемовин зі Спадкоємним принцем Держави Кувейт шейхом Мешалем Аль-Ахмадом Аль-Джабером Ас-Сабахом висловив вдячність Кувейту за послідовнупідтримку суверенітету та територіальної цілісності України на тліпротистояння повномасштабній російській агресії, неодноразову засвідчену підчас голосувань за відповідні резолюції Генеральної Асамблеї ООН», — написавВолодимир Зеленський.</text:p>
      <text:p text:style-name="P4">
Source: <text:a xlink:type="simple" xlink:href="https://armyinform.com.ua/2023/05/19/prezydent-ukrayiny-proviv-vazhlyvi-zustrichi-z-glavamy-delegaczij-oae-omanu-ta-kuvejtu/" text:style-name="Internet_20_link" text:visited-style-name="Visited_20_Internet_20_Link">
https://armyinform.com.ua/2023/05/19/prezydent-ukrayiny-proviv-vazhlyvi-zustrichi-z-glavamy-delegaczij-oae-omanu-ta-kuvejtu/</text:a>
</text:p>
      <!--NEWS-->
      <text:h text:style-name="P10" text:outline-level="1">
<text:span text:style-name="T4">
Ганна Маляр розповіла, як російська спільнота реагує на інформацію про контрнаступ</text:span>
</text:h>
      <text:p text:style-name="P4">
Author: ['АРМІЯINFORM']</text:p>
      <text:p text:style-name="P4">
Time: 2023-05-19T90:00:00-04:00</text:p>
      <text:p text:style-name="P4">
Description: Про це заступник Міністра оборони України розповіла у своєму телеграм-каналі.    «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ІЙНА', 'ВТОРГНЕННЯ РФ']</text:p>
      <text:p text:style-name="P4">
Category: News</text:p>
      <!--METADATA-->
      <text:p text:style-name="P4">
<draw:frame draw:style-name="fr1" draw:name="Image365" text:anchor-type="as-char" svg:width="6.9236in" svg:height="5.532059in" draw:z-index="0">
<draw:image xlink:href="../Images/AРМІЯINFORM/2023-05-19T90-00-00-04-00/malyar-ganna-1.jpg" xlink:type="simple" xlink:show="embed" xlink:actuate="onLoad" draw:mime-type="image/jpeg"/>
</draw:frame>
</text:p>
      <text:p text:style-name="P4">
Про це заступник Міністра оборони України<text:a xlink:type="simple" xlink:href="https://t.me/annamaliar/766" text:style-name="Internet_20_link" text:visited-style-name="Visited_20_Internet_20_Link">
розповіла</text:a>
 у своєму телеграм-каналі.</text:p>
      <text:p text:style-name="P4">
«Ми спостерігаємо процес конфлікту всередині російської еліти. Очевидно, вонидопускають, що влада скоро може похитнутися, і не хочуть похитнутися разом знею. Тому почалась внутрішня боротьба», — йдеться в повідомленні.</text:p>
      <text:p text:style-name="P4">
Також вона зазначила, що Міністерство оборони України неодноразово заявлялопро те, що з лютого 2022 року в нас триває оборонна операція, яка налічує всідії, зокрема й контрнаступальні. Тобто, не варто робити акцент на них.Водночас тема в ЗМІ «перегріта», що справило свій ефект — ворог став боятиськонтрнаступу.</text:p>
      <text:p text:style-name="P4">
Source: <text:a xlink:type="simple" xlink:href="https://armyinform.com.ua/2023/05/19/ganna-malyar-rozpovila-yak-rosijska-spilnota-reaguye-na-informacziyu-pro-kontrnastup/" text:style-name="Internet_20_link" text:visited-style-name="Visited_20_Internet_20_Link">
https://armyinform.com.ua/2023/05/19/ganna-malyar-rozpovila-yak-rosijska-spilnota-reaguye-na-informacziyu-pro-kontrnastup/</text:a>
</text:p>
      <!--NEWS-->
      <text:h text:style-name="P10" text:outline-level="1">
<text:span text:style-name="T4">
Окупанти з’єднали острів Джарилгач з окупованою материковою частиною Херсонської області</text:span>
</text:h>
      <text:p text:style-name="P4">
Author: ['АРМІЯINFORM']</text:p>
      <text:p text:style-name="P4">
Time: 2023-05-19T91:00:00-04:00</text:p>
      <text:p text:style-name="P4">
Description: Про це повідомляє Генеральний штаб ЗСУ.  «За підтвердженою інформацією,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okupanty-1.jpg" text:style-name="Internet_20_link" text:visited-style-name="Visited_20_Internet_20_Link">
okupanty-1.jpg</text:a>
']</text:p>
      <text:p text:style-name="P4">
Tags: ['STOPRUSSIA', 'АГРЕСІЯ РФ', 'ВІЙНА', 'ВТОРГНЕННЯ РФ']</text:p>
      <text:p text:style-name="P4">
Category: News</text:p>
      <!--METADATA-->
      <text:p text:style-name="P4">
<draw:frame draw:style-name="fr1" draw:name="Image366" text:anchor-type="as-char" svg:width="6.9236in" svg:height="4.585119in" draw:z-index="0">
<draw:image xlink:href="../Images/AРМІЯINFORM/2023-05-19T91-00-00-04-00/okupanty-1.jp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Про це<text:a xlink:type="simple" xlink:href="https://www.facebook.com/GeneralStaff.ua/posts/pfbid0YQznhqzyg69EAbcTMPonoUx8dcoHedM7QA6TPxGjXk5UGVaNtaant44R6nr17o1Gl" text:style-name="Internet_20_link" text:visited-style-name="Visited_20_Internet_20_Link">
повідомляє</text:a>
Генеральний штаб ЗСУ.</text:p>
      <text:p text:style-name="P4">
«За підтвердженою інформацією, російські окупаційні війська з’єднали острівДжарилгач з окупованою материковою частиною Херсонської області в районінаселеного пункту Лазурне, засипавши переправу до острова піском. Це зробленоз метою більш інтенсивного використання природоохоронної територіїнаціонального парку для військових потреб. Зокрема, окупанти облаштували наострові військовий полігон», — йдеться в повідомленні.</text:p>
      <text:p text:style-name="P4">
Зазначається, що російські окупаційні війська продовжують зазнавати великихвтрат на полі бою. Внаслідок чого противник продовжує обладнувати цивільнінавчальні заклади тимчасово окупованих територій під медичні установи.Зокрема, в населеному пункті Голубівка Луганської області місцеву школуокупанти облаштовують під військовий шпиталь. На лікування туди доправленоблизько 50 поранених загарбників.</text:p>
      <text:p text:style-name="P4">
Source: <text:a xlink:type="simple" xlink:href="https://armyinform.com.ua/2023/05/19/okupanty-zyednaly-ostriv-dzharylgach-z-okupovanoyu-materykovoyu-chastynoyu-hersonskoyi-oblasti/" text:style-name="Internet_20_link" text:visited-style-name="Visited_20_Internet_20_Link">
https://armyinform.com.ua/2023/05/19/okupanty-zyednaly-ostriv-dzharylgach-z-okupovanoyu-materykovoyu-chastynoyu-hersonskoyi-oblasti/</text:a>
</text:p>
      <!--NEWS-->
      <text:h text:style-name="P10" text:outline-level="1">
<text:span text:style-name="T4">
Генерал Армії США Ендрю Поппас відвідав курси підготовки українських військовослужбовців у Великій Британії</text:span>
</text:h>
      <text:p text:style-name="P4">
Author: ['АРМІЯINFORM']</text:p>
      <text:p text:style-name="P4">
Time: 2023-05-19T92:00:00-04:00</text:p>
      <text:p text:style-name="P4">
Description: Командувач Командування сил Сухопутних військ США (FORSCOM) генерал Армії США Ендр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2.jpg" text:style-name="Internet_20_link" text:visited-style-name="Visited_20_Internet_20_Link">
72.jpg</text:a>
', '<text:a xlink:type="simple" xlink:href="https://armyinform.com.ua/wp-content/uploads/2023/05/28-150x150.jpg" text:style-name="Internet_20_link" text:visited-style-name="Visited_20_Internet_20_Link">
28-150x150.jpg</text:a>
', '<text:a xlink:type="simple" xlink:href="https://armyinform.com.ua/wp-content/uploads/2023/05/51-1-150x150.jpg" text:style-name="Internet_20_link" text:visited-style-name="Visited_20_Internet_20_Link">
51-1-150x150.jpg</text:a>
', '<text:a xlink:type="simple" xlink:href="https://armyinform.com.ua/wp-content/uploads/2023/05/67-150x150.jpg" text:style-name="Internet_20_link" text:visited-style-name="Visited_20_Internet_20_Link">
67-150x150.jpg</text:a>
', '<text:a xlink:type="simple" xlink:href="https://armyinform.com.ua/wp-content/uploads/2023/05/84-150x150.jpg" text:style-name="Internet_20_link" text:visited-style-name="Visited_20_Internet_20_Link">
84-150x150.jpg</text:a>
', '<text:a xlink:type="simple" xlink:href="https://armyinform.com.ua/wp-content/uploads/2023/05/29-150x150.jpg" text:style-name="Internet_20_link" text:visited-style-name="Visited_20_Internet_20_Link">
29-150x150.jpg</text:a>
', '<text:a xlink:type="simple" xlink:href="https://armyinform.com.ua/wp-content/uploads/2023/05/25-3-150x150.jpg" text:style-name="Internet_20_link" text:visited-style-name="Visited_20_Internet_20_Link">
25-3-150x150.jpg</text:a>
', '<text:a xlink:type="simple" xlink:href="https://armyinform.com.ua/wp-content/uploads/2023/05/30-150x150.jpg" text:style-name="Internet_20_link" text:visited-style-name="Visited_20_Internet_20_Link">
30-150x150.jpg</text:a>
', '<text:a xlink:type="simple" xlink:href="https://armyinform.com.ua/wp-content/uploads/2023/05/56-150x150.jpg" text:style-name="Internet_20_link" text:visited-style-name="Visited_20_Internet_20_Link">
56-150x150.jpg</text:a>
', '<text:a xlink:type="simple" xlink:href="https://armyinform.com.ua/wp-content/uploads/2023/05/58-150x150.jpg" text:style-name="Internet_20_link" text:visited-style-name="Visited_20_Internet_20_Link">
58-150x150.jpg</text:a>
', '<text:a xlink:type="simple" xlink:href="https://armyinform.com.ua/wp-content/uploads/2023/05/59-150x150.jpg" text:style-name="Internet_20_link" text:visited-style-name="Visited_20_Internet_20_Link">
59-150x150.jpg</text:a>
', '<text:a xlink:type="simple" xlink:href="https://armyinform.com.ua/wp-content/uploads/2023/05/66-150x150.jpg" text:style-name="Internet_20_link" text:visited-style-name="Visited_20_Internet_20_Link">
66-150x150.jpg</text:a>
', '<text:a xlink:type="simple" xlink:href="https://armyinform.com.ua/wp-content/uploads/2023/05/75-150x150.jpg" text:style-name="Internet_20_link" text:visited-style-name="Visited_20_Internet_20_Link">
75-150x150.jpg</text:a>
', '<text:a xlink:type="simple" xlink:href="https://armyinform.com.ua/wp-content/uploads/2023/05/73-150x150.jpg" text:style-name="Internet_20_link" text:visited-style-name="Visited_20_Internet_20_Link">
73-150x150.jpg</text:a>
', '<text:a xlink:type="simple" xlink:href="https://armyinform.com.ua/wp-content/uploads/2023/05/78-150x150.jpg" text:style-name="Internet_20_link" text:visited-style-name="Visited_20_Internet_20_Link">
78-150x150.jpg</text:a>
', '<text:a xlink:type="simple" xlink:href="https://armyinform.com.ua/wp-content/uploads/2023/05/81-150x150.jpg" text:style-name="Internet_20_link" text:visited-style-name="Visited_20_Internet_20_Link">
81-150x150.jpg</text:a>
', '<text:a xlink:type="simple" xlink:href="https://armyinform.com.ua/wp-content/uploads/2023/05/89-150x150.jpg" text:style-name="Internet_20_link" text:visited-style-name="Visited_20_Internet_20_Link">
89-150x150.jpg</text:a>
', '<text:a xlink:type="simple" xlink:href="https://armyinform.com.ua/wp-content/uploads/2023/05/98-150x150.jpg" text:style-name="Internet_20_link" text:visited-style-name="Visited_20_Internet_20_Link">
98-150x150.jpg</text:a>
', '<text:a xlink:type="simple" xlink:href="https://armyinform.com.ua/wp-content/uploads/2023/05/99-150x150.jpg" text:style-name="Internet_20_link" text:visited-style-name="Visited_20_Internet_20_Link">
99-150x150.jpg</text:a>
']</text:p>
      <text:p text:style-name="P4">
Tags: ['FORSCOM', 'ВЕЛИКА БРИТАНІЯ', 'ЕНДРЮ ПОППАС', 'ЗАКОРДОННІ ПАРТНЕРИ']</text:p>
      <text:p text:style-name="P4">
Category: News</text:p>
      <!--METADATA-->
      <text:p text:style-name="P4">
<draw:frame draw:style-name="fr1" draw:name="Image367" text:anchor-type="as-char" svg:width="6.9236in" svg:height="4.615733in" draw:z-index="0">
<draw:image xlink:href="../Images/AРМІЯINFORM/2023-05-19T92-00-00-04-00/72.jpg" xlink:type="simple" xlink:show="embed" xlink:actuate="onLoad" draw:mime-type="image/jpeg"/>
</draw:frame>
</text:p>
      <text:p text:style-name="P4">
<text:span text:style-name="T4">
Командувач Командування сил Сухопутних військ США (FORSCOM) генерал АрміїСША Ендрю Поппас відвідав військовослужбовців Збройних Сил України, які врамках багатонаціональної навчальної операції «ІНТЕРФЛЕКС» проходять курспідготовку командирів відділень та командирів взводів під керівництвомінструкторів 11-ї бригади сприяння силам безпеки Сухопутних військ ЗС ВеликоїБританії.</text:span>
</text:p>
      <text:p text:style-name="P4">
Про це<text:a xlink:type="simple" xlink:href="https://www.facebook.com/100069092624537/posts/pfbid023makdSKQxTpBTyGHZDK6LxYtwNUadVxVwDd1juA8kJD9PA2Rtye1CZsgjAuiCn4Rl/" text:style-name="Internet_20_link" text:visited-style-name="Visited_20_Internet_20_Link">
повідомляє</text:a>
Генеральний штаб Збройних Сил України.</text:p>
      <text:p text:style-name="P4">
Зазначається, що очільник Командування сил Сухопутних військ США ознайомився зметодикою та етапами навчання молодших командирів Збройних Сил України, якіпередбачають заняття з лідерства, психологічної, методичної, вогневої,технічної та тактичної підготовки, а також міжнародного гуманітарного права таіз врахуванням бойового досвіду Збройних Сил України. Тренування проводятьсяукраїнськими та британськими інструкторами із залученням іноземних зразківозброєння та військової техніки.</text:p>
      <text:p text:style-name="P4">
<text:a xlink:type="simple" xlink:href="https://armyinform.com.ua/wp-content/uploads/2023/05/28.jpg" text:style-name="Internet_20_link" text:visited-style-name="Visited_20_Internet_20_Link">
<draw:frame draw:style-name="fr1" draw:name="Image368" text:anchor-type="as-char" svg:width="6.9236in" svg:height="6.9236in" draw:z-index="0">
<draw:image xlink:href="../Images/AРМІЯINFORM/2023-05-19T92-00-00-04-00/28-150x150.jpg" xlink:type="simple" xlink:show="embed" xlink:actuate="onLoad" draw:mime-type="image/jpeg"/>
</draw:frame>
</text:a>
</text:p>
      <text:p text:style-name="P4">
<text:a xlink:type="simple" xlink:href="https://armyinform.com.ua/wp-content/uploads/2023/05/51-1.jpg" text:style-name="Internet_20_link" text:visited-style-name="Visited_20_Internet_20_Link">
<draw:frame draw:style-name="fr1" draw:name="Image369" text:anchor-type="as-char" svg:width="6.9236in" svg:height="6.9236in" draw:z-index="0">
<draw:image xlink:href="../Images/AРМІЯINFORM/2023-05-19T92-00-00-04-00/51-1-150x150.jpg" xlink:type="simple" xlink:show="embed" xlink:actuate="onLoad" draw:mime-type="image/jpeg"/>
</draw:frame>
</text:a>
</text:p>
      <text:p text:style-name="P4">
<text:a xlink:type="simple" xlink:href="https://armyinform.com.ua/wp-content/uploads/2023/05/67.jpg" text:style-name="Internet_20_link" text:visited-style-name="Visited_20_Internet_20_Link">
<draw:frame draw:style-name="fr1" draw:name="Image370" text:anchor-type="as-char" svg:width="6.9236in" svg:height="6.9236in" draw:z-index="0">
<draw:image xlink:href="../Images/AРМІЯINFORM/2023-05-19T92-00-00-04-00/67-150x150.jpg" xlink:type="simple" xlink:show="embed" xlink:actuate="onLoad" draw:mime-type="image/jpeg"/>
</draw:frame>
</text:a>
</text:p>
      <text:p text:style-name="P4">
<text:a xlink:type="simple" xlink:href="https://armyinform.com.ua/wp-content/uploads/2023/05/84.jpg" text:style-name="Internet_20_link" text:visited-style-name="Visited_20_Internet_20_Link">
<draw:frame draw:style-name="fr1" draw:name="Image371" text:anchor-type="as-char" svg:width="6.9236in" svg:height="6.9236in" draw:z-index="0">
<draw:image xlink:href="../Images/AРМІЯINFORM/2023-05-19T92-00-00-04-00/84-150x150.jpg" xlink:type="simple" xlink:show="embed" xlink:actuate="onLoad" draw:mime-type="image/jpeg"/>
</draw:frame>
</text:a>
</text:p>
      <text:p text:style-name="P4">
Під час брифінгу генерал Ендрю П. Поппас був поінформований представниками11-ї бригади сприяння силам безпеки Сухопутних військ ЗС Великої Британії пробагатонаціональну навчальну операцію «ІНТЕРФЛЕКС» та внесок Збройних СилВеликої Британії та країн-учасниць у підвищення необхідних спроможностей тарозбудову можливостей виконання Збройними Силами України завдань запризначенням із захисту України.</text:p>
      <text:p text:style-name="P4">
Під час безпосереднього спілкування з воїнами Збройних Сил України КомандувачКомандування сил Сухопутних військ США обговорив з ними питання культуриведення війни, навчання, готовності, обмін досвідом та багатонаціональнуоперативну сумісність та окремо наголосив на важливості розвитку особистихякостей лідера як однієї із рушійних сил, які приводять до перемоги надворогом на багатовимірному просторі поля бою.</text:p>
      <text:p text:style-name="P4">
<text:a xlink:type="simple" xlink:href="https://armyinform.com.ua/wp-content/uploads/2023/05/29.jpg" text:style-name="Internet_20_link" text:visited-style-name="Visited_20_Internet_20_Link">
<draw:frame draw:style-name="fr1" draw:name="Image372" text:anchor-type="as-char" svg:width="6.9236in" svg:height="6.9236in" draw:z-index="0">
<draw:image xlink:href="../Images/AРМІЯINFORM/2023-05-19T92-00-00-04-00/29-150x150.jpg" xlink:type="simple" xlink:show="embed" xlink:actuate="onLoad" draw:mime-type="image/jpeg"/>
</draw:frame>
</text:a>
</text:p>
      <text:p text:style-name="P4">
<text:a xlink:type="simple" xlink:href="https://armyinform.com.ua/wp-content/uploads/2023/05/25-3.jpg" text:style-name="Internet_20_link" text:visited-style-name="Visited_20_Internet_20_Link">
<draw:frame draw:style-name="fr1" draw:name="Image373" text:anchor-type="as-char" svg:width="6.9236in" svg:height="6.9236in" draw:z-index="0">
<draw:image xlink:href="../Images/AРМІЯINFORM/2023-05-19T92-00-00-04-00/25-3-150x150.jpg" xlink:type="simple" xlink:show="embed" xlink:actuate="onLoad" draw:mime-type="image/jpeg"/>
</draw:frame>
</text:a>
</text:p>
      <text:p text:style-name="P4">
<text:a xlink:type="simple" xlink:href="https://armyinform.com.ua/wp-content/uploads/2023/05/30.jpg" text:style-name="Internet_20_link" text:visited-style-name="Visited_20_Internet_20_Link">
<draw:frame draw:style-name="fr1" draw:name="Image374" text:anchor-type="as-char" svg:width="6.9236in" svg:height="6.9236in" draw:z-index="0">
<draw:image xlink:href="../Images/AРМІЯINFORM/2023-05-19T92-00-00-04-00/30-150x150.jpg" xlink:type="simple" xlink:show="embed" xlink:actuate="onLoad" draw:mime-type="image/jpeg"/>
</draw:frame>
</text:a>
</text:p>
      <text:p text:style-name="P4">
<text:a xlink:type="simple" xlink:href="https://armyinform.com.ua/wp-content/uploads/2023/05/56.jpg" text:style-name="Internet_20_link" text:visited-style-name="Visited_20_Internet_20_Link">
<draw:frame draw:style-name="fr1" draw:name="Image375" text:anchor-type="as-char" svg:width="6.9236in" svg:height="6.9236in" draw:z-index="0">
<draw:image xlink:href="../Images/AРМІЯINFORM/2023-05-19T92-00-00-04-00/56-150x150.jpg" xlink:type="simple" xlink:show="embed" xlink:actuate="onLoad" draw:mime-type="image/jpeg"/>
</draw:frame>
</text:a>
</text:p>
      <text:p text:style-name="P4">
<text:a xlink:type="simple" xlink:href="https://armyinform.com.ua/wp-content/uploads/2023/05/58.jpg" text:style-name="Internet_20_link" text:visited-style-name="Visited_20_Internet_20_Link">
<draw:frame draw:style-name="fr1" draw:name="Image376" text:anchor-type="as-char" svg:width="6.9236in" svg:height="6.9236in" draw:z-index="0">
<draw:image xlink:href="../Images/AРМІЯINFORM/2023-05-19T92-00-00-04-00/58-150x150.jpg" xlink:type="simple" xlink:show="embed" xlink:actuate="onLoad" draw:mime-type="image/jpeg"/>
</draw:frame>
</text:a>
</text:p>
      <text:p text:style-name="P4">
<text:a xlink:type="simple" xlink:href="https://armyinform.com.ua/wp-content/uploads/2023/05/59.jpg" text:style-name="Internet_20_link" text:visited-style-name="Visited_20_Internet_20_Link">
<draw:frame draw:style-name="fr1" draw:name="Image377" text:anchor-type="as-char" svg:width="6.9236in" svg:height="6.9236in" draw:z-index="0">
<draw:image xlink:href="../Images/AРМІЯINFORM/2023-05-19T92-00-00-04-00/59-150x150.jpg" xlink:type="simple" xlink:show="embed" xlink:actuate="onLoad" draw:mime-type="image/jpeg"/>
</draw:frame>
</text:a>
</text:p>
      <text:p text:style-name="P4">
<text:a xlink:type="simple" xlink:href="https://armyinform.com.ua/wp-content/uploads/2023/05/66.jpg" text:style-name="Internet_20_link" text:visited-style-name="Visited_20_Internet_20_Link">
<draw:frame draw:style-name="fr1" draw:name="Image378" text:anchor-type="as-char" svg:width="6.9236in" svg:height="6.9236in" draw:z-index="0">
<draw:image xlink:href="../Images/AРМІЯINFORM/2023-05-19T92-00-00-04-00/66-150x150.jpg" xlink:type="simple" xlink:show="embed" xlink:actuate="onLoad" draw:mime-type="image/jpeg"/>
</draw:frame>
</text:a>
</text:p>
      <text:p text:style-name="P4">
Пізніше, генерал Армії США Ендрю П. Поппас виголосив Лекцію Керміта Рузвельта,традиція, яка розпочалася в 1947 році як данина пам’яті сину колишньогопрезидента США Теодора Рузвельта, для курсантів та курсанток івійськовослужбовців та військовослужбовиць та персоналу Королівськоївійськової академії в Сандгерсті та перед особовим складом 3-ї Піхотноїдивізії Сухопутних військ Збройних Сил Великої Британії та 16-ї десантно-штурмової бригади.</text:p>
      <text:p text:style-name="P4">
Керміт Рузвельт служив в арміях Сполученого Королівства та США під час Першоїта Другої світових воєн і щороку британський генерал приїжджає до США, щобвиступити перед армією США про британсько-американські особливі стосунки, аамериканський генерал відвідує Велику Британію, щоб поспілкуватися збританськими військами.</text:p>
      <text:p text:style-name="P4">
«Успіх у битві ґрунтується на навичках і взаєминах, налагоджених під часнавчання, чи то для найменших підрозділів, чи для багатонаціональногопартнерства», — сказав Ендрю Поппас британським військам.</text:p>
      <text:p text:style-name="P4">
Командувач Командування сил Сухопутних військ США генерал Армії США Ендрю П.Поппас наголосив, що «навчання виграє бій» і що армії повинні «готуватися довійни так, ніби вона наближається».</text:p>
      <text:p text:style-name="P4">
<text:a xlink:type="simple" xlink:href="https://armyinform.com.ua/wp-content/uploads/2023/05/75.jpg" text:style-name="Internet_20_link" text:visited-style-name="Visited_20_Internet_20_Link">
<draw:frame draw:style-name="fr1" draw:name="Image379" text:anchor-type="as-char" svg:width="6.9236in" svg:height="6.9236in" draw:z-index="0">
<draw:image xlink:href="../Images/AРМІЯINFORM/2023-05-19T92-00-00-04-00/75-150x150.jpg" xlink:type="simple" xlink:show="embed" xlink:actuate="onLoad" draw:mime-type="image/jpeg"/>
</draw:frame>
</text:a>
</text:p>
      <text:p text:style-name="P4">
<text:a xlink:type="simple" xlink:href="https://armyinform.com.ua/wp-content/uploads/2023/05/73.jpg" text:style-name="Internet_20_link" text:visited-style-name="Visited_20_Internet_20_Link">
<draw:frame draw:style-name="fr1" draw:name="Image380" text:anchor-type="as-char" svg:width="6.9236in" svg:height="6.9236in" draw:z-index="0">
<draw:image xlink:href="../Images/AРМІЯINFORM/2023-05-19T92-00-00-04-00/73-150x150.jpg" xlink:type="simple" xlink:show="embed" xlink:actuate="onLoad" draw:mime-type="image/jpeg"/>
</draw:frame>
</text:a>
</text:p>
      <text:p text:style-name="P4">
<text:a xlink:type="simple" xlink:href="https://armyinform.com.ua/wp-content/uploads/2023/05/78.jpg" text:style-name="Internet_20_link" text:visited-style-name="Visited_20_Internet_20_Link">
<draw:frame draw:style-name="fr1" draw:name="Image381" text:anchor-type="as-char" svg:width="6.9236in" svg:height="6.9236in" draw:z-index="0">
<draw:image xlink:href="../Images/AРМІЯINFORM/2023-05-19T92-00-00-04-00/78-150x150.jpg" xlink:type="simple" xlink:show="embed" xlink:actuate="onLoad" draw:mime-type="image/jpeg"/>
</draw:frame>
</text:a>
</text:p>
      <text:p text:style-name="P4">
<text:a xlink:type="simple" xlink:href="https://armyinform.com.ua/wp-content/uploads/2023/05/81.jpg" text:style-name="Internet_20_link" text:visited-style-name="Visited_20_Internet_20_Link">
<draw:frame draw:style-name="fr1" draw:name="Image382" text:anchor-type="as-char" svg:width="6.9236in" svg:height="6.9236in" draw:z-index="0">
<draw:image xlink:href="../Images/AРМІЯINFORM/2023-05-19T92-00-00-04-00/81-150x150.jpg" xlink:type="simple" xlink:show="embed" xlink:actuate="onLoad" draw:mime-type="image/jpeg"/>
</draw:frame>
</text:a>
</text:p>
      <text:p text:style-name="P4">
<text:a xlink:type="simple" xlink:href="https://armyinform.com.ua/wp-content/uploads/2023/05/89.jpg" text:style-name="Internet_20_link" text:visited-style-name="Visited_20_Internet_20_Link">
<draw:frame draw:style-name="fr1" draw:name="Image383" text:anchor-type="as-char" svg:width="6.9236in" svg:height="6.9236in" draw:z-index="0">
<draw:image xlink:href="../Images/AРМІЯINFORM/2023-05-19T92-00-00-04-00/89-150x150.jpg" xlink:type="simple" xlink:show="embed" xlink:actuate="onLoad" draw:mime-type="image/jpeg"/>
</draw:frame>
</text:a>
</text:p>
      <text:p text:style-name="P4">
«Навчання — це єдина найважливіша річ, яку може зробити армія в часі, якийвона може контролювати, — сказав він. — Команди та армії створюються в полі, уповітрі та на полігонах для бойових стрільб, де люди не мають іншого вибору,окрім як покладатися один на одного для виконання місії, без рятувальнихмотузок чи умовних кнопок, які б дозволили розв'язати їхні проблеми», —зазначив Командувач.</text:p>
      <text:p text:style-name="P4">
«Навчання керує всім, що робить армія, і всім, чим формування може або не можестати. Ви можете побачити цю стратегію в режимі реального часу, чи віднайближчого футбольного поля, чи до тисячі шістсот миль на схід на лініїфронту в Україні, де тренування приносять результати», — сказав генерал АрміїСША Ендрю Поппас та підкреслив важливість того, щоб найменші команди разомудосконалювали свої базові навички, причому навчання має ускладнюватися,оскільки підрозділи тренуються разом як бойові групи, бригади та дивізії, і,зрештою, як багатонаціональні альянси.</text:p>
      <text:p text:style-name="P4">
Він наголосив на цінності комбінованих навчань, таких як нещодавні навчанняWarfighter, у яких брала участь 3-тя Піхотна дивізія Сухопутних військЗбройних Сил Великої Британії, для забезпечення «технічної та культурноїсумісності» армій США та Британії, надсилаючи сильний сигнал потенційнимсупротивникам.</text:p>
      <text:p text:style-name="P4">
<text:a xlink:type="simple" xlink:href="https://armyinform.com.ua/wp-content/uploads/2023/05/98.jpg" text:style-name="Internet_20_link" text:visited-style-name="Visited_20_Internet_20_Link">
<draw:frame draw:style-name="fr1" draw:name="Image384" text:anchor-type="as-char" svg:width="6.9236in" svg:height="6.9236in" draw:z-index="0">
<draw:image xlink:href="../Images/AРМІЯINFORM/2023-05-19T92-00-00-04-00/98-150x150.jpg" xlink:type="simple" xlink:show="embed" xlink:actuate="onLoad" draw:mime-type="image/jpeg"/>
</draw:frame>
</text:a>
</text:p>
      <text:p text:style-name="P4">
<text:a xlink:type="simple" xlink:href="https://armyinform.com.ua/wp-content/uploads/2023/05/99.jpg" text:style-name="Internet_20_link" text:visited-style-name="Visited_20_Internet_20_Link">
<draw:frame draw:style-name="fr1" draw:name="Image385" text:anchor-type="as-char" svg:width="6.9236in" svg:height="6.9236in" draw:z-index="0">
<draw:image xlink:href="../Images/AРМІЯINFORM/2023-05-19T92-00-00-04-00/99-150x150.jpg" xlink:type="simple" xlink:show="embed" xlink:actuate="onLoad" draw:mime-type="image/jpeg"/>
</draw:frame>
</text:a>
</text:p>
      <text:p text:style-name="P4">
За словами Командувача Ендрю Поппас, «об’єднані навчання, такі як Joint Vikingу Норвегії та Defender Europe, передають цінне стратегічне повідомлення, задопомогою якого ми демонструємо нашу рішучість один одному та нашим союзникамі підкреслюємо нашу присутність і готовність потенційним супротивникам іконкурентам».</text:p>
      <text:p text:style-name="P4">
«І якщо ми зробимо це правильно, коли наші супротивники побачать, що ми добренавчені та глибоко віддані нашим союзникам, можливо, лише можливо, нашанеперевершена готовність зможе взагалі стримати деякі бої, перш ніж вонивідбудуться. А якщо ні, то — ну, тому нас з вами називають вояками… так?Культура переможного воїна ця починається з культури цілеспрямованогонавчання. Коли настане наступний бій, коли ворог буде біля воріт, ми нематимемо розкоші підготуватися», сказав американський генерал.</text:p>
      <text:p text:style-name="P4">
<text:span text:style-name="T5">
Український Генеральний штаб зазначає, що Збройні Сили України вдячні запідтримку та допомогу Великій Британії та Сполученим Штатам Америки.</text:span>
</text:p>
      <text:p text:style-name="P4">
Source: <text:a xlink:type="simple" xlink:href="https://armyinform.com.ua/2023/05/19/endryu-poppas-vidvidav-kursy-pidgotovky-ukrayinskyh-vijskovosluzhbovcziv/" text:style-name="Internet_20_link" text:visited-style-name="Visited_20_Internet_20_Link">
https://armyinform.com.ua/2023/05/19/endryu-poppas-vidvidav-kursy-pidgotovky-ukrayinskyh-vijskovosluzhbovcziv/</text:a>
</text:p>
      <!--NEWS-->
      <text:h text:style-name="P10" text:outline-level="1">
<text:span text:style-name="T4">
Генерал Валерій Залужний відзначив ефективну роботу комплексів Patriot у розмові з генералом Марком Міллі</text:span>
</text:h>
      <text:p text:style-name="P4">
Author: ['АРМІЯINFORM']</text:p>
      <text:p text:style-name="P4">
Time: 2023-05-19T93:00:00-04:00</text:p>
      <text:p text:style-name="P4">
Description: Головнокомандувач Збройних Сил України генерал Валерій Залужний провів телефонну розм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luzhnyj-milli.jpg" text:style-name="Internet_20_link" text:visited-style-name="Visited_20_Internet_20_Link">
zaluzhnyj-milli.jpg</text:a>
']</text:p>
      <text:p text:style-name="P4">
Tags: ['ВАЛЕРІЙ ЗАЛУЖНИЙ', 'ГОЛОВНОКОМАНДУВАЧ ЗБРОЙНИХ СИЛ УКРАЇНИ', 'МАРК МІЛЛІ']</text:p>
      <text:p text:style-name="P4">
Category: News</text:p>
      <!--METADATA-->
      <text:p text:style-name="P4">
<draw:frame draw:style-name="fr1" draw:name="Image386" text:anchor-type="as-char" svg:width="6.9236in" svg:height="4.615733in" draw:z-index="0">
<draw:image xlink:href="../Images/AРМІЯINFORM/2023-05-19T93-00-00-04-00/zaluzhnyj-milli.jpg" xlink:type="simple" xlink:show="embed" xlink:actuate="onLoad" draw:mime-type="image/jpeg"/>
</draw:frame>
</text:p>
      <text:p text:style-name="P4">
Головнокомандувач Збройних Сил України генерал Валерій Залужний провівтелефонну розмову з головою Об’єднаного комітету начальників штабів СШАгенералом Марком Міллі.</text:p>
      <text:p text:style-name="P4">
Про це Валерій Залужний <text:a xlink:type="simple" xlink:href="http://Головнокомандувач Збройних СилУкраїни генерал Валерій Залужний провів телефонну розмову з головоюОб’єднаного комітету начальників штабів США генералом Марком Міллі. Про цеВалерій Залужний повідомив у своєму телеграм-каналі. «Детально поінформувавпро обстановку на основних напрямках фронту. Продовжуємо вести обороннуоперацію та підготовку до подальших дій. Розповів про масовані атаки росіяндронами та ракетами різних типів, зокрема аеробалістичними Х-47М2 „Кинджал“.Подякував за комплекси Patriot та відзначив їхню ефективну роботу. Упріоритеті — додаткові системи протиповітряної оборони задля посилення захистунашого неба. Обговорили питання необхідності постачання озброєння табоєприпасів, далекобійних снарядів зокрема. Домовилися співпрацювати інадалі», — написав Валерій Залужний. Також Головнокомандувач ЗСУ повідомив, щопро привітання генерала Міллі та американських військових з прийдешнім святом— Національним днем Збройних Сил США." text:style-name="Internet_20_link" text:visited-style-name="Visited_20_Internet_20_Link">
повідомив</text:a>
 у своєму телеграм-каналі.</text:p>
      <text:p text:style-name="P4">
«Детально поінформував про обстановку на основних напрямках фронту.Продовжуємо вести оборонну операцію та підготовку до подальших дій.</text:p>
      <text:p text:style-name="P4">
Розповів про масовані атаки росіян дронами та ракетами різних типів, зокремааеробалістичними Х-47М2 „Кинджал“. Подякував за комплекси Patriot та відзначивїхню ефективну роботу. У пріоритеті — додаткові системи протиповітряноїоборони задля посилення захисту нашого неба.</text:p>
      <text:p text:style-name="P4">
Обговорили питання необхідності постачання озброєння та боєприпасів,далекобійних снарядів зокрема. Домовилися співпрацювати і надалі», — написавВалерій Залужний.</text:p>
      <text:p text:style-name="P4">
Також Головнокомандувач ЗСУ повідомив, що про привітання генерала Міллі таамериканських військових з прийдешнім святом — Національним днем Збройних СилСША.</text:p>
      <text:p text:style-name="P4">
Source: <text:a xlink:type="simple" xlink:href="https://armyinform.com.ua/2023/05/19/general-valerij-zaluzhnyj-vidznachyv-efektyvnu-robotu-kompleksiv-patriot-u-rozmovi-z-generalom-markom-milli/" text:style-name="Internet_20_link" text:visited-style-name="Visited_20_Internet_20_Link">
https://armyinform.com.ua/2023/05/19/general-valerij-zaluzhnyj-vidznachyv-efektyvnu-robotu-kompleksiv-patriot-u-rozmovi-z-generalom-markom-milli/</text:a>
</text:p>
      <!--NEWS-->
      <text:h text:style-name="P10" text:outline-level="1">
<text:span text:style-name="T4">
Володимир Зеленський висловив особливу подяку Іраку за підтримку України в межах міжнародних організацій</text:span>
</text:h>
      <text:p text:style-name="P4">
Author: ['АРМІЯINFORM']</text:p>
      <text:p text:style-name="P4">
Time: 2023-05-19T94:00:00-04:00</text:p>
      <text:p text:style-name="P4">
Description: Про це повідомляє Офіс Президента України.    У межах робочого візиту до Королі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rak-ukrayina-1.jpg" text:style-name="Internet_20_link" text:visited-style-name="Visited_20_Internet_20_Link">
irak-ukrayina-1.jpg</text:a>
', '<text:a xlink:type="simple" xlink:href="https://armyinform.com.ua/wp-content/uploads/2023/05/irak-ukrayina-2.jpg" text:style-name="Internet_20_link" text:visited-style-name="Visited_20_Internet_20_Link">
irak-ukrayina-2.jpg</text:a>
']</text:p>
      <text:p text:style-name="P4">
Tags: ['ВОЛОДИМИР ЗЕЛЕНСЬКИЙ', 'ІРАК', 'ЛІГА АРАБСЬКИХ ДЕРЖАВ', 'ПРЕЗИДЕНТ УКРАЇНИ']</text:p>
      <text:p text:style-name="P4">
Category: News</text:p>
      <!--METADATA-->
      <text:p text:style-name="P4">
<draw:frame draw:style-name="fr1" draw:name="Image387" text:anchor-type="as-char" svg:width="6.9236in" svg:height="4.617948in" draw:z-index="0">
<draw:image xlink:href="../Images/AРМІЯINFORM/2023-05-19T94-00-00-04-00/irak-ukrayina-1.jpg" xlink:type="simple" xlink:show="embed" xlink:actuate="onLoad" draw:mime-type="image/jpeg"/>
</draw:frame>
</text:p>
      <text:p text:style-name="P4">
Про це <text:a xlink:type="simple" xlink:href="https://www.president.gov.ua/news/u-dzhiddi-prezident-ukrayini-proviv-zustrich-iz-premyer-mini-83005" text:style-name="Internet_20_link" text:visited-style-name="Visited_20_Internet_20_Link">
повідомляє</text:a>
 Офіс Президента України.</text:p>
      <text:p text:style-name="P4">
У межах робочого візиту до Королівства Саудівська Аравія для участі в самітіЛіги арабських держав Президент України Володимир Зеленський провів зустріч ізПрем’єр-міністром Республіки Ірак Мухаммадом Шіа Саббаром Ас-Судані.</text:p>
      <text:p text:style-name="P4">
Президент подякував за солідарність Іраку з Україною та українським народом,тверду позицію щодо підтримки суверенітету й територіальної цілісності нашоїдержави, принципу непорушності кордонів і дотримання норм міжнародного права.</text:p>
      <text:p text:style-name="P4">
Володимир Зеленський висловив особливу подяку Іраку за підтримку України вмежах міжнародних організацій, зокрема за підтримку резолюцій ГенеральноїАсамблеї ООН.</text:p>
      <text:p text:style-name="P4">
<draw:frame draw:style-name="fr1" draw:name="Image388" text:anchor-type="as-char" svg:width="6.9236in" svg:height="4.617948in" draw:z-index="0">
<draw:image xlink:href="../Images/AРМІЯINFORM/2023-05-19T94-00-00-04-00/irak-ukrayina-2.jpg" xlink:type="simple" xlink:show="embed" xlink:actuate="onLoad" draw:mime-type="image/jpeg"/>
</draw:frame>
</text:p>
      <text:p text:style-name="P4">
Сторони обговорили можливі шляхи участі Іраку в імплементації українськоїформули миру, що є надійним інструментом зупинення війни, а також взаємодію вгуманітарній сфері.</text:p>
      <text:p text:style-name="P4">
Президент запросив Прем’єр-міністра Іраку відвідати Україну з візитом з метоюобговорення важливих напрямів міждержавної співпраці.</text:p>
      <text:p text:style-name="P4">
Source: <text:a xlink:type="simple" xlink:href="https://armyinform.com.ua/2023/05/19/volodymyr-zelenskyj-vyslovyv-osoblyvu-podyaku-iraku-za-pidtrymku-ukrayiny-v-mezhah-mizhnarodnyh-organizaczij/" text:style-name="Internet_20_link" text:visited-style-name="Visited_20_Internet_20_Link">
https://armyinform.com.ua/2023/05/19/volodymyr-zelenskyj-vyslovyv-osoblyvu-podyaku-iraku-za-pidtrymku-ukrayiny-v-mezhah-mizhnarodnyh-organizaczij/</text:a>
</text:p>
      <!--NEWS-->
      <text:h text:style-name="P10" text:outline-level="1">
<text:span text:style-name="T4">
Уряд підпише українсько-турецький Меморандум щодо якості товарів оборонного призначення</text:span>
</text:h>
      <text:p text:style-name="P4">
Author: ['АРМІЯINFORM']</text:p>
      <text:p text:style-name="P4">
Time: 2023-05-19T95:00:00-04:00</text:p>
      <text:p text:style-name="P4">
Description: Україна й Туреччина підпишуть Меморандум щодо взаємного прийняття державного гарант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yina-turechchyna.jpg" text:style-name="Internet_20_link" text:visited-style-name="Visited_20_Internet_20_Link">
ukrayina-turechchyna.jpg</text:a>
']</text:p>
      <text:p text:style-name="P4">
Tags: ['STOPRUSSIA', 'АГРЕСІЯ РФ', 'ВІЙНА', 'ВТОРГНЕННЯ РФ', 'ТУРЕЧЧИНА']</text:p>
      <text:p text:style-name="P4">
Category: News</text:p>
      <!--METADATA-->
      <text:p text:style-name="P4">
<draw:frame draw:style-name="fr1" draw:name="Image389" text:anchor-type="as-char" svg:width="6.9236in" svg:height="4.617948in" draw:z-index="0">
<draw:image xlink:href="../Images/AРМІЯINFORM/2023-05-19T95-00-00-04-00/ukrayina-turechchyna.jpg" xlink:type="simple" xlink:show="embed" xlink:actuate="onLoad" draw:mime-type="image/jpeg"/>
</draw:frame>
 Візит Президента України Володимира Зеленського до Туреччини,16 жовтня 2020 року. Архівне фото: Офіс Президента України</text:p>
      <text:p text:style-name="P4">
<text:span text:style-name="T4">
Україна й Туреччина підпишуть Меморандум щодо взаємного прийняття державногогарантування якості товарів, робіт та послуг оборонного призначення.</text:span>
</text:p>
      <text:p text:style-name="P4">
Про це <text:a xlink:type="simple" xlink:href="https://www.mil.gov.ua/news/2023/05/19/ukraina-j-turechchina-pidpishut-memorandum-shhodo-vzaemnogo-prijnyattya-derzhavnogo-garantuvannya-yakosti-tovariv-robit-ta-poslug-oboronnogo-priznachennya/" text:style-name="Internet_20_link" text:visited-style-name="Visited_20_Internet_20_Link">
повідомляє</text:a>
Міністерство оборони України.</text:p>
      <text:p text:style-name="P4">
Сьогодні, 19 травня, Уряд схвалив проєкт Меморандуму про взаєморозуміння міжКабінетом Міністрів України і Урядом Турецької Республіки щодо взаємногоприйняття державного гарантування якості товарів, робіт та послуг оборонногопризначення. З української сторони підписати документ уповноважено Міністраоборони України Олексія Резнікова.</text:p>
      <text:p text:style-name="P4">
Метою підписання Меморандуму є продовження співробітництва двох країн увійськово-технічному і військово-промисловому секторах, забезпечення якостітоварів, робіт та послуг оборонного призначення відповідно до стандартів НАТО,врегулювання взаємодії між державою-членом НАТО Туреччиною та країною-партнером Україною у сфері забезпечення якості товарів, робіт та послугоборонного призначення.</text:p>
      <text:p text:style-name="P4">
Зазначимо, що в державах-членах Альянсу й інших провідних країнах світустворені та функціонують системи державного гарантування якості. Вонибазуються на відповідних стандартах НАТО з якості (AQAP) та призначені длявирішення завдань забезпечення якості товарів оборонного призначення.</text:p>
      <text:p text:style-name="P4">
Їх мета — відповідність вимогам взаємосумісності, а саме: процесів, процедур,положень та умов, за яких забезпечення взаємного гарантування якості товарів,робіт та послуг оборонного призначення має здійснюватися відповіднимуповноваженим органом однієї держави-члена НАТО на вимогу іншої держави-членаНАТО чи організації НАТО.</text:p>
      <text:p text:style-name="P4">
Source: <text:a xlink:type="simple" xlink:href="https://armyinform.com.ua/2023/05/19/uryad-pidpyshe-ukrayinsko-tureczkyj-memorandum-shhodo-yakosti-tovariv-oboronnogo-pryznachennya/" text:style-name="Internet_20_link" text:visited-style-name="Visited_20_Internet_20_Link">
https://armyinform.com.ua/2023/05/19/uryad-pidpyshe-ukrayinsko-tureczkyj-memorandum-shhodo-yakosti-tovariv-oboronnogo-pryznachennya/</text:a>
</text:p>
      <!--NEWS-->
      <text:h text:style-name="P10" text:outline-level="1">
<text:span text:style-name="T4">
Найближчим часом будуть оголошені торги щодо організації харчування військовослужбовців Збройних Сил України</text:span>
</text:h>
      <text:p text:style-name="P4">
Author: ['Андрій Задубінний']</text:p>
      <text:p text:style-name="P4">
Time: 2023-05-19T96:00:00-04:00</text:p>
      <text:p text:style-name="P4">
Description: У Міністерстві оборони України відбулася робоча зустріч з обговорення питань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240ebd8-34c4-4023-8068-5bf46b2767aa.jpg" text:style-name="Internet_20_link" text:visited-style-name="Visited_20_Internet_20_Link">
e240ebd8-34c4-4023-8068-5bf46b2767aa.jpg</text:a>
', '<text:a xlink:type="simple" xlink:href="https://armyinform.com.ua/wp-content/uploads/2023/05/5440768e-d9bf-4201-9a84-26eed84b99ac.jpg" text:style-name="Internet_20_link" text:visited-style-name="Visited_20_Internet_20_Link">
5440768e-d9bf-4201-9a84-26eed84b99ac.jpg</text:a>
', '<text:a xlink:type="simple" xlink:href="https://armyinform.com.ua/wp-content/uploads/2023/05/8001cfa2-ef7b-4ad3-9e00-06718110a2d9.jpg" text:style-name="Internet_20_link" text:visited-style-name="Visited_20_Internet_20_Link">
8001cfa2-ef7b-4ad3-9e00-06718110a2d9.jpg</text:a>
', '<text:a xlink:type="simple" xlink:href="https://armyinform.com.ua/wp-content/uploads/2023/05/db539dfa-6a78-48d3-b2e5-4f5143eb4032.jpg" text:style-name="Internet_20_link" text:visited-style-name="Visited_20_Internet_20_Link">
db539dfa-6a78-48d3-b2e5-4f5143eb4032.jpg</text:a>
']</text:p>
      <text:p text:style-name="P4">
Tags: ['STOPRUSSIA', 'ВІЙНА', 'ВТОРГНЕННЯ РФ']</text:p>
      <text:p text:style-name="P4">
Category: News</text:p>
      <!--METADATA-->
      <text:p text:style-name="P4">
<draw:frame draw:style-name="fr1" draw:name="Image390" text:anchor-type="as-char" svg:width="6.9236in" svg:height="2.77521in" draw:z-index="0">
<draw:image xlink:href="../Images/AРМІЯINFORM/2023-05-19T96-00-00-04-00/e240ebd8-34c4-4023-8068-5bf46b2767aa.jpg" xlink:type="simple" xlink:show="embed" xlink:actuate="onLoad" draw:mime-type="image/jpeg"/>
</draw:frame>
</text:p>
      <text:p text:style-name="P4">
У Міністерстві оборони України відбулася робоча зустріч з обговорення питаньорганізації харчування військовослужбовців Збройних Сил України. У заході, наякому головував заступник Міністра оборони України Денис Шарапов, брали участьпредставники уповноважених підрозділів Міноборони, Збройних Сил, члениГромадської антикорупційної ради та учасники ринку. На зустрічі булопрезентовано порядок організації та проведення закупівель продуктів харчуванняза Каталогом для потреб ЗСУ у 2023 році.</text:p>
      <text:p text:style-name="P4">
<draw:frame draw:style-name="fr1" draw:name="Image391" text:anchor-type="as-char" svg:width="6.9236in" svg:height="4.621503in" draw:z-index="0">
<draw:image xlink:href="../Images/AРМІЯINFORM/2023-05-19T96-00-00-04-00/5440768e-d9bf-4201-9a84-26eed84b99ac.jpg" xlink:type="simple" xlink:show="embed" xlink:actuate="onLoad" draw:mime-type="image/jpeg"/>
</draw:frame>
</text:p>
      <text:p text:style-name="P4">
На початку заходу заступник Міністра оборони Денис Шарапов відзначивпозитивний факт широкого представництва зацікавлених представників бізнесу,постачальників, ритейлерів, які відгукнулися на пропозицію взяти участь уробочій зустрічі. Він анонсував, що Міністерство оборони планує найближчимчасом оголосити торги щодо організації харчування військовослужбовців ЗбройнихСил. Присутніх було ознайомлено з основними принципами, за якимиздійснюватимуться такі закупівлі.</text:p>
      <text:p text:style-name="P4">
— Я радий бачити, що у нас на нараді присутні багато представників потенційнихпостачальників. Днями ми розпочинаємо процедуру закупівлі продуктів харчуваннядля Збройних Сил на друге півріччя 2023 року, — наголосив заступник Міністраоборони України Денис Шарапов.</text:p>
      <text:p text:style-name="P4">
Він також повідомив, що в оборонному відомстві створено колегіальний орган,який буде проводити процедури торгів та відбору переможців.</text:p>
      <text:p text:style-name="P4">
— Функцію організації та проведення закупівель для потреб ЗСУ, оприлюдненняінформації щодо проведення закупівель та розгляд пропозицій постачальниківзараз покладено на колегіальний орган — комісію Міноборони з питань обороннихзакупівель за напрямком тилового забезпечення. Це незалежний орган, на який немають впливу посадові особи Міноборони. Комісія визначить технічні ікваліфікаційні вимоги та подасть оголошення для оприлюднення у системіProzorro. Зверну увагу, що до складу комісії входять і представникиГромадської антикорупційної ради при Міноборони. На відміну від попередніх,нинішня процедура передбачає відкриті та прозорі торги із застосуваннямсистеми Prozorro, — зазначив Денис Шарапов.</text:p>
      <text:p text:style-name="P4">
Тимчасово виконуючий обов’язки директора Департаменту державних закупівель тапостачання матеріальних ресурсів Максим Гриценко провів презентацію в ходіякою ознайомив присутніх з предметом закупівлі, основними вимогами допостачальників та процедурою проведення торгів.</text:p>
      <text:p text:style-name="P4">
<draw:frame draw:style-name="fr1" draw:name="Image392" text:anchor-type="as-char" svg:width="6.9236in" svg:height="4.621503in" draw:z-index="0">
<draw:image xlink:href="../Images/AРМІЯINFORM/2023-05-19T96-00-00-04-00/8001cfa2-ef7b-4ad3-9e00-06718110a2d9.jpg" xlink:type="simple" xlink:show="embed" xlink:actuate="onLoad" draw:mime-type="image/jpeg"/>
</draw:frame>
</text:p>
      <text:p text:style-name="P4">
Максим Гриценко зауважив, що на початку широкомасштабного вторгненняможливості постачальників продуктів харчування були критично обмеженими, щобгодувати армію, що значно збільшилася.</text:p>
      <text:p text:style-name="P4">
— Зараз даємо можливість усім бажаючим постачальникам заявитися на торги,пропонувати адекватну ціну і дотримуватися усіх критеріїв. Серед новацій також— запровадження граничних цін, що має на меті не допустити навмисногозавищення ціни постачальником на окремі категорії продуктів, — додав МаксимГриценко.</text:p>
      <text:p text:style-name="P4">
Зокрема, предмет закупівлі комплектів харчування буде поділено на 22 лоти іззбереженням обов’язкового дотримання принципу «їжа їде за військовим». Тобто,продукти повинні постачатись туди, де перебуває військова частина із перелікуу відповідному договорі.</text:p>
      <text:p text:style-name="P4">
За словами Максима Гриценка, досить оптимістичним є той факт, що багатокомпаній, взяли участь в робочій зустрічі.</text:p>
      <text:p text:style-name="P4">
— Я сподіваюсь, що найближчим часом вони нададуть свої пропозиції і завдякиконкуренції ми отримаємо якісне харчування за зваженою ціною, — зазначивМаксим Гриценко.</text:p>
      <text:p text:style-name="P4">
Активними учасниками робочої зустрічі були члени Громадської антикорупційноїради при Міноборони.</text:p>
      <text:p text:style-name="P4">
По завершенню робочою наради представник Громадської антикорупційної ради ОлегСвірко відмітив конструктивну позицію оборонного відомства щодо організаціїсистеми харчування Збройних Сил.</text:p>
      <text:p text:style-name="P4">
<draw:frame draw:style-name="fr1" draw:name="Image393" text:anchor-type="as-char" svg:width="6.9236in" svg:height="4.621503in" draw:z-index="0">
<draw:image xlink:href="../Images/AРМІЯINFORM/2023-05-19T96-00-00-04-00/db539dfa-6a78-48d3-b2e5-4f5143eb4032.jpg" xlink:type="simple" xlink:show="embed" xlink:actuate="onLoad" draw:mime-type="image/jpeg"/>
</draw:frame>
</text:p>
      <text:p text:style-name="P4">
— Якщо говорити про систему харчування, то вона передова. Це, по суті, системахарчування армій країн НАТО, яка в 2015 році дещо поспіхом була впроваджена унас. Саме через поспіх виникли ті проблеми, які зараз призводять до скандалів.Армію потрібно годувати вже сьогодні, а для того щоб удосконалити діючімеханізми щодо їхньою прозорості, потрібен час і розрахунки. Те, що я бачузараз — це безперечно шлях вперед. Сьогодні ми побачили проміжну системуорганізації харчування ЗСУ, яка ще потребує вдосконалення. Але найбільшетішить конструктивна позиція Міноборони в цьому питанні, — зазначив ОлегСвірко.</text:p>
      <text:p text:style-name="P4">
<text:span text:style-name="T4">
<text:span text:style-name="T5">
Фото Дмитра Юрченка</text:span>
</text:span>
</text:p>
      <text:p text:style-name="P4">
Source: <text:a xlink:type="simple" xlink:href="https://armyinform.com.ua/2023/05/19/najblyzhchym-chasom-budut-ogolosheni-torgy-shhodo-organizacziyi-harchuvannya-vijskovosluzhbovcziv-zbrojnyh-syl/" text:style-name="Internet_20_link" text:visited-style-name="Visited_20_Internet_20_Link">
https://armyinform.com.ua/2023/05/19/najblyzhchym-chasom-budut-ogolosheni-torgy-shhodo-organizacziyi-harchuvannya-vijskovosluzhbovcziv-zbrojnyh-syl/</text:a>
</text:p>
      <!--NEWS-->
      <text:h text:style-name="P10" text:outline-level="1">
<text:span text:style-name="T4">
За кошти, зібрані через UNITED24, будуть придбані ще 15 автомобілів «швидкої»</text:span>
</text:h>
      <text:p text:style-name="P4">
Author: ['АРМІЯINFORM']</text:p>
      <text:p text:style-name="P4">
Time: 2023-05-19T97:00:00-04:00</text:p>
      <text:p text:style-name="P4">
Description: Відповідно до рішення комісії з питань розподілу коштів для задоволення потреб ох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tomobili-shvydkoyi-dopomogy.jpg" text:style-name="Internet_20_link" text:visited-style-name="Visited_20_Internet_20_Link">
avtomobili-shvydkoyi-dopomogy.jpg</text:a>
']</text:p>
      <text:p text:style-name="P4">
Tags: ['UNITED24', 'АВТІВКИ ШВИДКОЇ ДОПОМОГИ', 'МІНІСТЕРСТВО ОХОРОНИ ЗДОРОВ’Я УКРАЇНИ']</text:p>
      <text:p text:style-name="P4">
Category: News</text:p>
      <!--METADATA-->
      <text:p text:style-name="P4">
<draw:frame draw:style-name="fr1" draw:name="Image394" text:anchor-type="as-char" svg:width="6.9236in" svg:height="3.508581in" draw:z-index="0">
<draw:image xlink:href="../Images/AРМІЯINFORM/2023-05-19T97-00-00-04-00/avtomobili-shvydkoyi-dopomogy.jpg" xlink:type="simple" xlink:show="embed" xlink:actuate="onLoad" draw:mime-type="image/jpeg"/>
</draw:frame>
 Автомобілі швидкої допомоги. Ілюстративне фото</text:p>
      <text:p text:style-name="P4">
Відповідно до рішення комісії з питань розподілу коштів для задоволення потребохорони здоров’я, Медичні закупівлі України уклали контракти на придбання 15автівок швидкої медичної допомоги загальною вартістю 40 500 000 грн для потребмедичної сфери за кошти, зібрані через фандрейзингову платформу UNITED24.</text:p>
      <text:p text:style-name="P4">
Про це <text:a xlink:type="simple" xlink:href="https://moz.gov.ua/article/news/sche-15-avtomobiliv-shvidkoi-budut-pridbani-za-koshti-zibrani-cherez-united24" text:style-name="Internet_20_link" text:visited-style-name="Visited_20_Internet_20_Link">
повідомляє</text:a>
 пресслужбаМіністерства охорони здоров’я України.</text:p>
      <text:p text:style-name="P4">
«Це машини типу С — такі собі мобільні палати інтенсивної терапії», — йдетьсяв повідомленні. Вони облаштовані всім необхідним: кисневими балонами,кардіомоніторами, дефібриляторами, електрокардіографами, апаратами штучноївентиляції легень та ін. За допомогою цього обладнання можна рятувати людину вразі кардіогенного шоку, надавати допомогу під час пологів, проводитиреанімацію, здійснювати загальне знеболення, первинну хірургічну обробку рантощо.</text:p>
      <text:p text:style-name="P4">
«Ініціативі UNITED24 нещодавно виповнився рік. Люди зі 110 країн світупідтримали українських медиків. Серед донорів: міжнародний та українськийбізнес, міжнародні благодійні організації, публічні особи, лідери думок різнихкраїн… Перекази грошей, цільові внески спрямовуються на закупівлю медичногообладнання та „швидких“, які рятують життя українців. Щодо автівок швидкоїмедичної допомоги, то за рік діяльності фандрейзингової платформи закуплено176 одиниць. Тепер ще ось 15. Це збільшує можливості рятувати життя українців,адже станом на зараз в умовах війни 103 „швидкі“ пошкоджені, 251 — знищена,125 — захоплені», — сказала заступниця міністра охорони здоров’я з питаньцифрового розвитку Марія Карчевич.</text:p>
      <text:p text:style-name="P4">
Нагадаємо, що раніше Медичні закупівлі України придбали 40 «швидких» на суму104 млн грн за кошти, зібрані через UNITED24.</text:p>
      <text:p text:style-name="P4">
Source: <text:a xlink:type="simple" xlink:href="https://armyinform.com.ua/2023/05/19/za-koshty-zibrani-cherez-united24-budut-prydbani-shhe-15-avtomobiliv-shvydkoyi/" text:style-name="Internet_20_link" text:visited-style-name="Visited_20_Internet_20_Link">
https://armyinform.com.ua/2023/05/19/za-koshty-zibrani-cherez-united24-budut-prydbani-shhe-15-avtomobiliv-shvydkoyi/</text:a>
</text:p>
      <!--NEWS-->
      <text:h text:style-name="P10" text:outline-level="1">
<text:span text:style-name="T4">
Авіаційна коаліція: Португалія готова тренувати українських військових льотчиків</text:span>
</text:h>
      <text:p text:style-name="P4">
Author: ['АРМІЯINFORM']</text:p>
      <text:p text:style-name="P4">
Time: 2023-05-19T98:00:00-04:00</text:p>
      <text:p text:style-name="P4">
Description: Під час візиту до Лісабона Міністр закордонних справ України Дмитро Кулеба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6a91f3-shutterstock-2157260357-800x450-1.jpg" text:style-name="Internet_20_link" text:visited-style-name="Visited_20_Internet_20_Link">
86a91f3-shutterstock-2157260357-800x450-1.jpg</text:a>
']</text:p>
      <text:p text:style-name="P4">
Tags: ['АВІАЦІЙНА КОАЛІЦІЯ', 'ДМИТРО КУЛЕБА', 'ПОРТУГАЛІЯ']</text:p>
      <text:p text:style-name="P4">
Category: News</text:p>
      <!--METADATA-->
      <text:p text:style-name="P4">
<draw:frame draw:style-name="fr1" draw:name="Image395" text:anchor-type="as-char" svg:width="6.9236in" svg:height="3.894525in" draw:z-index="0">
<draw:image xlink:href="../Images/AРМІЯINFORM/2023-05-19T98-00-00-04-00/86a91f3-shutterstock-2157260357-800x450-1.jpg" xlink:type="simple" xlink:show="embed" xlink:actuate="onLoad" draw:mime-type="image/jpeg"/>
</draw:frame>
 ЕленаКаррейраш</text:p>
      <text:p text:style-name="P4">
Під час візиту до Лісабона Міністр закордонних справ України Дмитро Кулебапровів переговори із Міністром закордонних справ Жоау Гомешем Кравіньо таМіністром оборони Еленою Каррейраш.</text:p>
      <text:p text:style-name="P4">
Про це <text:a xlink:type="simple" xlink:href="https://www.kmu.gov.ua/news/dmytro-kuleba-portuhaliia-pryiednalasia-do-aviatsiinoi-koalitsii-hotova-trenuvaty-ukrainskykh-pilotiv-i-mekhanikiv" text:style-name="Internet_20_link" text:visited-style-name="Visited_20_Internet_20_Link">
повідомляє </text:a>
Міністерство закордонних справ України.</text:p>
      <text:p text:style-name="P4">
Глава української дипломатії детально розповів португальським партнерам проситуацію на фронті та окреслив військові потреби України для ефективноїоборони та контрнаступальних операцій.</text:p>
      <text:p text:style-name="P4">
«Португалія продемонструвала лідерство, долучившись до танкової коаліції.Враховуючи інтенсифікацію російських ракетних обстрілів українських міст ісіл, критично важливо, щоб Україна мала спроможність скинути росію зукраїнського неба», — наголосив Міністр.</text:p>
      <text:p text:style-name="P4">
У звʼязку з цим Дмитро Кулеба висловив вдячність Уряду Португалії за рішенняприєднатися до авіаційної коаліції шляхом тренування українських пілотів тамеханіків на бойових літаках західного типу.</text:p>
      <text:p text:style-name="P4">
Португальська сторона також підтвердила готовність надалі підтримувати Українуна її шляху до членства в Європейському Союзі.</text:p>
      <text:p text:style-name="P4">
Глави МЗС України та Португалії скоординували позиції в контексті підготовкидо саміту НАТО у Вільнюсі. Дмитро Кулеба підкреслив важливість ухваленнялідерами Альянсу політичного рішення про визначення алгоритму вступу України вНАТО.</text:p>
      <text:p text:style-name="P4">
Міністри також обговорили притягнення росії та її керівництва довідповідальності за злочини проти України, зокрема створення Спеціальноготрибуналу щодо злочину агресії.</text:p>
      <text:p text:style-name="P4">
Дмитро Кулеба також приділив окрему увагу Формулі миру Президента ВолодимираЗеленського як шляху до встановлення справедливого та довготривалого миру вУкраїні, розширення кола її підтримки, зокрема за рахунок приєднання країнГлобального Півдня.</text:p>
      <text:p text:style-name="P4">
Source: <text:a xlink:type="simple" xlink:href="https://armyinform.com.ua/2023/05/19/aviaczijna-koalicziya-portugaliya-gotova-trenuvaty-ukrayinskyh-vijskovyh-lotchykiv/" text:style-name="Internet_20_link" text:visited-style-name="Visited_20_Internet_20_Link">
https://armyinform.com.ua/2023/05/19/aviaczijna-koalicziya-portugaliya-gotova-trenuvaty-ukrayinskyh-vijskovyh-lotchykiv/</text:a>
</text:p>
      <!--NEWS-->
      <text:h text:style-name="P10" text:outline-level="1">
<text:span text:style-name="T4">
Коротко. Війна. День 450. Відеодайджест</text:span>
</text:h>
      <text:p text:style-name="P4">
Author: ['АРМІЯINFORM']</text:p>
      <text:p text:style-name="P4">
Time: 2023-05-19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 'ВІДЕОДАЙДЖЕСТ', 'ВІЙНА', 'ВТОРГНЕННЯ РФ', 'ГШ ЗСУ']</text:p>
      <text:p text:style-name="P4">
Category: News</text:p>
      <!--METADATA-->
      <text:p text:style-name="P4">
Source: <text:a xlink:type="simple" xlink:href="https://armyinform.com.ua/2023/05/19/korotko-vijna-den-450-videodajdzhest/" text:style-name="Internet_20_link" text:visited-style-name="Visited_20_Internet_20_Link">
https://armyinform.com.ua/2023/05/19/korotko-vijna-den-450-videodajdzhest/</text:a>
</text:p>
      <!--NEWS-->
      <text:h text:style-name="P10" text:outline-level="1">
<text:span text:style-name="T4">
Мотопробіг на честь захисників Маріуполя стартує у Львові</text:span>
</text:h>
      <text:p text:style-name="P4">
Authors: Ukrinform (Person)</text:p>
      <text:p text:style-name="P4">
Publisher: Укринформ (Organization)</text:p>
      <text:p text:style-name="P4">
Published Time: 2023-05-20T-30:06:00+03:00</text:p>
      <text:p text:style-name="P4">
Modified Time: 2023-05-20T01:06:00+03:00</text:p>
      <text:p text:style-name="P4">
Description: В Україні 20-21 травня відбудеться мотопробіг, покликаний нагадати суспільству про героїчну оборону Маріуполя, яка завершилася рік тому. — Укрінформ.</text:p>
      <text:p text:style-name="P4">
Images: ["<text:a xlink:type="simple" xlink:href="https://static.ukrinform.com/photos/2022_05/thumb_files/630_360_1651480916-318.jpg" text:style-name="Internet_20_link" text:visited-style-name="Visited_20_Internet_20_Link">
630_360_16514...</text:a>
", "<text:a xlink:type="simple" xlink:href="https://static.ukrinform.com/photos/2023_05/1684532367-268.jpg" text:style-name="Internet_20_link" text:visited-style-name="Visited_20_Internet_20_Link">
1684532367-26...</text:a>
"]</text:p>
      <text:p text:style-name="P4">
Tags: ['Львів', 'Маріуполь', 'Полонені', 'Війна з Росією']</text:p>
      <text:p text:style-name="P4">
Type: Article</text:p>
      <!--METADATA-->
      <text:p text:style-name="P4">
<draw:frame draw:style-name="fr1" draw:name="Image396" text:anchor-type="as-char" svg:width="6.9236in" svg:height="3.956343in" draw:z-index="0">
<draw:image xlink:href="../Images/yкринформ/2023-05-20T-30-06-00-03-00/630_360_1651480916-318.jpg" xlink:type="simple" xlink:show="embed" xlink:actuate="onLoad" draw:mime-type="image/jpeg"/>
</draw:frame>
 В Україні20-21 травня відбудеться мотопробіг, покликаний нагадати суспільству прогероїчну оборону Маріуполя, яка завершилася рік тому.</text:p>
      <text:p text:style-name="P4">
Як передає Укрінформ, про це громадська організація "Жінки зі сталі"повідомляє у <text:a xlink:type="simple" xlink:href="http://t.me/zhinky_zi_stali/2433" text:style-name="Internet_20_link" text:visited-style-name="Visited_20_Internet_20_Link">
</text:a>
 .</text:p>
      <text:p text:style-name="P4">
“20-21 травня 2023 року містами України пройде мотопробіг з метою нагадатисуспільству про річницю закінчення героїчної оборони Маріуполя, а також пройого мужніх захисників, більшість з яких утримується ворогом в полоні”, -ідеться в повідомленні.</text:p>
      <text:p text:style-name="P4">
<draw:frame draw:style-name="fr1" draw:name="Image397" text:anchor-type="as-char" svg:width="6.9236in" svg:height="4.781611in" draw:z-index="0">
<draw:image xlink:href="../Images/yкринформ/2023-05-20T-30-06-00-03-00/1684532367-268.jpg" xlink:type="simple" xlink:show="embed" xlink:actuate="onLoad" draw:mime-type="image/jpeg"/>
</draw:frame>
</text:p>
      <text:p text:style-name="P4">
Всеукраїнський мотопробіг пройде маршрутом Львів - Рівне - Звягель - Житомир -Київ. Його організатори та учасники хочуть показати всій Україні, що проблема<text:a xlink:type="simple" xlink:href="https://www.ukrinform.ua/tag-poloneni" text:style-name="Internet_20_link" text:visited-style-name="Visited_20_Internet_20_Link">
 </text:a>
 залишається болючою та глибокою.При цьому йдеться про підтримку не тільки полонених оборонців Маріупольськогогарнізону, а й захисників з інших напрямків фронту.</text:p>
      <text:p text:style-name="P4">
<text:span text:style-name="T4">
Читайте також:</text:span>
 <text:a xlink:type="simple" xlink:href="https://www.ukrinform.ua/rubric-kyiv/3711597-u-stolici-vidbudutsa-zahodi-do-ricnici-z-dna-okupacii-mariupola.html" text:style-name="Internet_20_link" text:visited-style-name="Visited_20_Internet_20_Link">
 </text:a>
</text:p>
      <text:p text:style-name="P4">
Як <text:a xlink:type="simple" xlink:href="http://www.ukrinform.ua/rubric-ato/3709966-u-rosijskomu-poloni-dosi-perebuvaut-blizko-2000-oboronciv-azovstali.html" text:style-name="Internet_20_link" text:visited-style-name="Visited_20_Internet_20_Link">
 </text:a>
 , протягом року Українівдалося повернути з полону близько 500 захисників “Азовсталі”, ще близько 2000залишаються в російській неволі.</text:p>
      <text:p text:style-name="P4">
<text:span text:style-name="T5">
Фото: EPA-EFE</text:span>
</text:p>
      <text:p text:style-name="P4">
Source: <text:a xlink:type="simple" xlink:href="https://www.ukrinform.ua/rubric-regions/3711658-u-lvovi-startue-motoprobig-na-cest-zahisnikiv-mariupola.html" text:style-name="Internet_20_link" text:visited-style-name="Visited_20_Internet_20_Link">
https://www.ukrinform.ua/rubric-regions/3711658-u-lvovi-startue-motoprobig-na-cest-zahisnikiv-mariupola.html</text:a>
</text:p>
      <!--NEWS-->
      <text:h text:style-name="P10" text:outline-level="1">
<text:span text:style-name="T4">
У столиці та області працює ППО</text:span>
</text:h>
      <text:p text:style-name="P4">
Authors: Ukrinform (Person)</text:p>
      <text:p text:style-name="P4">
Publisher: Укринформ (Organization)</text:p>
      <text:p text:style-name="P4">
Published Time: 2023-05-20T-33:52:00+03:00</text:p>
      <text:p text:style-name="P4">
Modified Time: 2023-05-20T00:52:00+03:00</text:p>
      <text:p text:style-name="P4">
Description: У Києві та області по ворожих безпілотниках працюють підрозділи ППО.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Київ', 'Київщина', 'Війна з Росією', 'ППО', 'Дрон-камікадзе']</text:p>
      <text:p text:style-name="P4">
Type: Article</text:p>
      <!--METADATA-->
      <text:p text:style-name="P4">
<draw:frame draw:style-name="fr1" draw:name="Image398" text:anchor-type="as-char" svg:width="6.9236in" svg:height="3.956343in" draw:z-index="0">
<draw:image xlink:href="../Images/yкринформ/2023-05-20T-33-52-00-03-00/630_360_1677478309-566.jpg" xlink:type="simple" xlink:show="embed" xlink:actuate="onLoad" draw:mime-type="image/jpeg"/>
</draw:frame>
 У Києвіта області по ворожих безпілотниках працюють підрозділи ППО.</text:p>
      <text:p text:style-name="P4">
Про це в <text:a xlink:type="simple" xlink:href="https://t.me/s/kyivoda" text:style-name="Internet_20_link" text:visited-style-name="Visited_20_Internet_20_Link">
 </text:a>
 повідомляє Київська ОВА, передаєУкрінформ.</text:p>
      <text:p text:style-name="P4">
"Загроза атаки дронів! Працюють сили ППО", - йдеться в дописі.</text:p>
      <text:p text:style-name="P4">
Влада закликає дотримуватися інформаційної тиші – не фотографувати та незнімати роботу наших захисників.</text:p>
      <text:p text:style-name="P4">
<text:span text:style-name="T4">
Читайте також:</text:span>
 <text:a xlink:type="simple" xlink:href="https://www.ukrinform.ua/rubric-ato/3711656-u-kievi-nizci-oblastej-povitrana-trivoga.html" text:style-name="Internet_20_link" text:visited-style-name="Visited_20_Internet_20_Link">
 <text:span text:style-name="T4">
тривога</text:span>
 </text:a>
</text:p>
      <text:p text:style-name="P4">
Про роботу протиповітряної оборони також <text:a xlink:type="simple" xlink:href="https://t.me/s/VA_Kyiv" text:style-name="Internet_20_link" text:visited-style-name="Visited_20_Internet_20_Link">
 </text:a>
 КМВА:"Навколо повітряного простору Києва працює ППО".</text:p>
      <text:p text:style-name="P4">
Очільник КМВА Сергій Попко закликав перебувати в укриттях до відбою тривоги.</text:p>
      <text:p text:style-name="P4">
Source: <text:a xlink:type="simple" xlink:href="https://www.ukrinform.ua/rubric-ato/3711657-u-stolici-ta-oblasti-pracue-ppo.html" text:style-name="Internet_20_link" text:visited-style-name="Visited_20_Internet_20_Link">
https://www.ukrinform.ua/rubric-ato/3711657-u-stolici-ta-oblasti-pracue-ppo.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5-20T-35:42:00+03:00</text:p>
      <text:p text:style-name="P4">
Modified Time: 2023-05-20T00:42:00+03:00</text:p>
      <text:p text:style-name="P4">
Description: У столиці та низці областей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Безпілотник', 'Київ', 'Війна з Росією', 'Повітряна тривога']</text:p>
      <text:p text:style-name="P4">
Type: Article</text:p>
      <!--METADATA-->
      <text:p text:style-name="P4">
<draw:frame draw:style-name="fr1" draw:name="Image399" text:anchor-type="as-char" svg:width="6.9236in" svg:height="3.956343in" draw:z-index="0">
<draw:image xlink:href="../Images/yкринформ/2023-05-20T-35-42-00-03-00/630_360_1645871571-868.jpg" xlink:type="simple" xlink:show="embed" xlink:actuate="onLoad" draw:mime-type="image/jpeg"/>
</draw:frame>
 У столиціта низці областей України оголошено повітряну тривогу.</text:p>
      <text:p text:style-name="P4">
Про це повідомляє Укрінформ із <text:a xlink:type="simple" xlink:href="https://alerts.in.ua/" text:style-name="Internet_20_link" text:visited-style-name="Visited_20_Internet_20_Link">
 </text:a>
 на мапу повітрянихтривог.</text:p>
      <text:p text:style-name="P4">
За попередніми даними моніторингових каналів, тривога на півночі України можебути пов’язана із запуском безпілотників з території Росії.</text:p>
      <text:p text:style-name="P4">
<text:span text:style-name="T4">
Читайте також:</text:span>
 <text:a xlink:type="simple" xlink:href="https://www.ukrinform.ua/rubric-kyiv/3711618-u-kievi-na-sogodni-e-ponad-4-tisaci-ukrittiv-civilnogo-zahistu.html" text:style-name="Internet_20_link" text:visited-style-name="Visited_20_Internet_20_Link">
 </text:a>
</text:p>
      <text:p text:style-name="P4">
Керівник ОП Андрій Єрмак <text:a xlink:type="simple" xlink:href="https://t.me/s/ermaka2022" text:style-name="Internet_20_link" text:visited-style-name="Visited_20_Internet_20_Link">
 </text:a>
 уважно поставитися дотривоги та не знімати роботу ППО.</text:p>
      <text:p text:style-name="P4">
Source: <text:a xlink:type="simple" xlink:href="https://www.ukrinform.ua/rubric-ato/3711656-u-kievi-nizci-oblastej-povitrana-trivoga.html" text:style-name="Internet_20_link" text:visited-style-name="Visited_20_Internet_20_Link">
https://www.ukrinform.ua/rubric-ato/3711656-u-kievi-nizci-oblastej-povitrana-trivoga.html</text:a>
</text:p>
      <!--NEWS-->
      <text:h text:style-name="P10" text:outline-level="1">
<text:span text:style-name="T4">
Пересічні росіяни підтримують війну і вбивства - Буданов</text:span>
</text:h>
      <text:p text:style-name="P4">
Authors: Ukrinform (Person)</text:p>
      <text:p text:style-name="P4">
Publisher: Укринформ (Organization)</text:p>
      <text:p text:style-name="P4">
Published Time: 2023-05-20T-37:28:00+03:00</text:p>
      <text:p text:style-name="P4">
Modified Time: 2023-05-20T00:28:00+03:00</text:p>
      <text:p text:style-name="P4">
Description: Дані всіх соціологічних досліджень свідчать, що пересічні громадяни росії підтримують війну проти України та вбивства українців. — Укрінформ.</text:p>
      <text:p text:style-name="P4">
Images: ["<text:a xlink:type="simple" xlink:href="https://static.ukrinform.com/photos/2022_04/thumb_files/630_360_1650277396-510.jpg" text:style-name="Internet_20_link" text:visited-style-name="Visited_20_Internet_20_Link">
630_360_16502...</text:a>
"]</text:p>
      <text:p text:style-name="P4">
Tags: ['Російські військові', 'Воєнні злочини', 'Соцопитування', 'Буданов', 'Війна з Росією']</text:p>
      <text:p text:style-name="P4">
Type: Article</text:p>
      <!--METADATA-->
      <text:p text:style-name="P4">
<draw:frame draw:style-name="fr1" draw:name="Image400" text:anchor-type="as-char" svg:width="6.9236in" svg:height="3.956343in" draw:z-index="0">
<draw:image xlink:href="../Images/yкринформ/2023-05-20T-37-28-00-03-00/630_360_1650277396-510.jpg" xlink:type="simple" xlink:show="embed" xlink:actuate="onLoad" draw:mime-type="image/jpeg"/>
</draw:frame>
 Дані всіхсоціологічних досліджень свідчать, що пересічні громадяни росії підтримуютьвійну проти України та вбивства українців.</text:p>
      <text:p text:style-name="P4">
Про це керівник Головного управління розвідки Міністерства оборони КирилоБуданов сказав в інтерв’ю в рамках спецпроєкту Дмитра Комарова «Рік. Закадром», передає Укрінформ.</text:p>
      <text:p text:style-name="P4">
«Могутність їхнього режиму багато в чому базується на контролі ЗМІ, напропаганді. І коли певна кількість експертів каже, що ми воюємо з російськимрежимом, а народ... Це неправда. Всі соціологічні дослідження, які й мипроводили, і Росія проводить, показують - в різний період ці цифриколиваються, але підтримка війни проти України стандартна — між 73% та 82%.Тобто пересічний громадянин <text:a xlink:type="simple" xlink:href="https://www.ukrinform.ua/tag-rosia" text:style-name="Internet_20_link" text:visited-style-name="Visited_20_Internet_20_Link">
 </text:a>
 — за цювійну, за знищення, за вбивства. Вони кажуть, що вони не окупанти, що вонивизволяють міста, вони в це вірять», - розповів Буданов.</text:p>
      <text:p text:style-name="P4">
Він зауважив, що у разі зміни влади росіяни казатимуть що їм брехали, а вони,мовляв, нічого не знали.</text:p>
      <text:p text:style-name="P4">
<text:span text:style-name="T4">
Читайте також:</text:span>
 <text:a xlink:type="simple" xlink:href="https://www.ukrinform.ua/rubric-ato/3711627-rosia-pocala-gotuvatisa-do-vijni-proti-ukraini-z-2007-roku-budanov.html" text:style-name="Internet_20_link" text:visited-style-name="Visited_20_Internet_20_Link">
 <text:span text:style-name="T4">
Буданов</text:span>
 </text:a>
</text:p>
      <text:p text:style-name="P4">
«Приблизно так воно і буде з часом, і росіяни будуть казати — а ми не знали,нам брехали. Подивіться історію, завжди у них така штука проходить», - сказавочільник ГУР.</text:p>
      <text:p text:style-name="P4">
За словами Буданова, російські полонені казали йому, що прийшли в Українузахищати людей, і ніхто по цивільних не стріляв.</text:p>
      <text:p text:style-name="P4">
«Одна була людина, яка чітко свідомо могла пояснити, що він командирпідрозділу, розуміє що це не зовсім правильна війна. Але він військовий, булакоманда - воював, за його словами, добре, і він ні про що не жалкує. Вінєдиний з тисяч. Всі інші кажуть: ми не знали, нам сказали, тут фашисти, миприйшли допомагати людям цивільним, яких тут убивають, ми ні в кого нестріляли», - вказав керівник розвідки.</text:p>
      <text:p text:style-name="P4">
<text:span text:style-name="T4">
Читайте також:</text:span>
 <text:a xlink:type="simple" xlink:href="https://www.ukrinform.ua/rubric-ato/3711650-pisla-peremogi-ukrainu-cekae-bagatoricnij-etap-reintegracii-teritorij-budanov.html" text:style-name="Internet_20_link" text:visited-style-name="Visited_20_Internet_20_Link">
 <text:span text:style-name="T4">
Буданов</text:span>
 </text:a>
</text:p>
      <text:p text:style-name="P4">
Він наголосив, що для певних людей справедливою відповідальністю за їхнівчинки може бути тільки фізичне знищення.</text:p>
      <text:p text:style-name="P4">
Як повідомлялося, на думку Буданова, що більше поразок зазнаватиме Росія, тошвидше почнеться процес її видозмінення.</text:p>
      <text:p text:style-name="P4">
<text:span text:style-name="T5">
Фото: spiegel.de</text:span>
</text:p>
      <text:p text:style-name="P4">
Source: <text:a xlink:type="simple" xlink:href="https://www.ukrinform.ua/rubric-ato/3711655-peresicni-rosiani-pidtrimuut-vijnu-i-vbivstva-budanov.html" text:style-name="Internet_20_link" text:visited-style-name="Visited_20_Internet_20_Link">
https://www.ukrinform.ua/rubric-ato/3711655-peresicni-rosiani-pidtrimuut-vijnu-i-vbivstva-budanov.html</text:a>
</text:p>
      <!--NEWS-->
      <text:h text:style-name="P10" text:outline-level="1">
<text:span text:style-name="T4">
На місці «бавовни» в Маріуполі базувалися півтори сотні загарбників та ППО - Андрющенко</text:span>
</text:h>
      <text:p text:style-name="P4">
Authors: Ukrinform (Person)</text:p>
      <text:p text:style-name="P4">
Publisher: Укринформ (Organization)</text:p>
      <text:p text:style-name="P4">
Published Time: 2023-05-20T-39:12:00+03:00</text:p>
      <text:p text:style-name="P4">
Modified Time: 2023-05-20T00:12:00+03:00</text:p>
      <text:p text:style-name="P4">
Description: За попередніми даними, в районі поблизу Маріуполя, де у п'ятницю ввечері пролунали потужні вибухи, базувалися щонайменше 150 російських загарбників та розташовувалися системи ППО. — Укрінформ.</text:p>
      <text:p text:style-name="P4">
Images: ["<text:a xlink:type="simple" xlink:href="https://static.ukrinform.com/photos/2023_05/thumb_files/630_360_1684530534-198.jpg" text:style-name="Internet_20_link" text:visited-style-name="Visited_20_Internet_20_Link">
630_360_16845...</text:a>
"]</text:p>
      <text:p text:style-name="P4">
Tags: ['Маріуполь', 'Вибух', 'Російські військові', 'Війна з Росією']</text:p>
      <text:p text:style-name="P4">
Type: Article</text:p>
      <!--METADATA-->
      <text:p text:style-name="P4">
<draw:frame draw:style-name="fr1" draw:name="Image401" text:anchor-type="as-char" svg:width="6.9236in" svg:height="3.956343in" draw:z-index="0">
<draw:image xlink:href="../Images/yкринформ/2023-05-20T-39-12-00-03-00/630_360_1684530534-198.jpg" xlink:type="simple" xlink:show="embed" xlink:actuate="onLoad" draw:mime-type="image/jpeg"/>
</draw:frame>
 Запопередніми даними, в районі поблизу Маріуполя, де у п'ятницю ввечеріпролунали потужні вибухи, базувалися щонайменше 150 російських загарбників тарозташовувалися системи ППО.</text:p>
      <text:p text:style-name="P4">
Як передає Укрінформ, про це в <text:a xlink:type="simple" xlink:href="https://t.me/s/andriyshTime" text:style-name="Internet_20_link" text:visited-style-name="Visited_20_Internet_20_Link">
 </text:a>
 написав радникміського голови Маріуполя Петро Андрющенко.</text:p>
      <text:p text:style-name="P4">
«Місце «бавовни» встановлено. Результати будуть зранку. Попередньо - місцебазування від 150 окупантів та системно використовувалось для встановленнясистем ППО», - повідомив він.</text:p>
      <text:p text:style-name="P4">
Андрющенко також звернувся до маріупольців, які перебувають в окупації:«Зверніть увагу на віддаленість «кари небесної» від найближчого житловогобудинку. Бачите як далеко? А тепер завдання на 2+2 - як швидко росіянизапхають склади БК у ваші підвали та двори?»</text:p>
      <text:p text:style-name="P4">
<text:span text:style-name="T4">
Читайте також:</text:span>
 <text:a xlink:type="simple" xlink:href="https://www.ukrinform.ua/rubric-regions/3711333-u-mariupoli-fiksuut-peremisenna-rosijskih-vantazivok-iz-boepripasami.html" text:style-name="Internet_20_link" text:visited-style-name="Visited_20_Internet_20_Link">
 </text:a>
</text:p>
      <text:p text:style-name="P4">
Раніше повідомлялося, що в районі аеропорту <text:a xlink:type="simple" xlink:href="https://www.ukrinform.ua/tag-mariupol" text:style-name="Internet_20_link" text:visited-style-name="Visited_20_Internet_20_Link">
 </text:a>
 пролунало кілька вибухів.</text:p>
      <text:p text:style-name="P4">
Source: <text:a xlink:type="simple" xlink:href="https://www.ukrinform.ua/rubric-ato/3711654-na-misci-bavovni-v-mariupoli-bazuvalisa-pivtori-sotni-zagarbnikiv-ta-ppo-andrusenko.html" text:style-name="Internet_20_link" text:visited-style-name="Visited_20_Internet_20_Link">
https://www.ukrinform.ua/rubric-ato/3711654-na-misci-bavovni-v-mariupoli-bazuvalisa-pivtori-sotni-zagarbnikiv-ta-ppo-andrusenko.html</text:a>
</text:p>
      <!--NEWS-->
      <text:h text:style-name="P10" text:outline-level="1">
<text:span text:style-name="T4">
На місці «бавовни» в Маріуполі базувалися півтори сотні загарбників та ППО - Андрющенко</text:span>
</text:h>
      <text:p text:style-name="P4">
Authors: Ukrinform (Person)</text:p>
      <text:p text:style-name="P4">
Publisher: Укринформ (Organization)</text:p>
      <text:p text:style-name="P4">
Published Time: 2023-05-20T00:12:00+03:00</text:p>
      <text:p text:style-name="P4">
Modified Time: 2023-05-20T00:12:00+03:00</text:p>
      <text:p text:style-name="P4">
Description: За попередніми даними, в районі поблизу Маріуполя, де у п'ятницю ввечері пролунали потужні вибухи, базувалися щонайменше 150 російських загарбників та розташовувалися системи ППО. — Укрінформ.</text:p>
      <text:p text:style-name="P4">
Images: ["<text:a xlink:type="simple" xlink:href="https://static.ukrinform.com/photos/2023_05/thumb_files/630_360_1684530534-198.jpg" text:style-name="Internet_20_link" text:visited-style-name="Visited_20_Internet_20_Link">
630_360_16845...</text:a>
"]</text:p>
      <text:p text:style-name="P4">
Tags: ['Маріуполь', 'Вибух', 'Російські військові', 'Війна з Росією']</text:p>
      <text:p text:style-name="P4">
Type: Article</text:p>
      <!--METADATA-->
      <text:p text:style-name="P4">
<draw:frame draw:style-name="fr1" draw:name="Image402" text:anchor-type="as-char" svg:width="6.9236in" svg:height="3.956343in" draw:z-index="0">
<draw:image xlink:href="../Images/yкринформ/2023-05-20T00-12-00-03-00/630_360_1684530534-198.jpg" xlink:type="simple" xlink:show="embed" xlink:actuate="onLoad" draw:mime-type="image/jpeg"/>
</draw:frame>
 Запопередніми даними, в районі поблизу Маріуполя, де у п'ятницю ввечеріпролунали потужні вибухи, базувалися щонайменше 150 російських загарбників тарозташовувалися системи ППО.</text:p>
      <text:p text:style-name="P4">
Як передає Укрінформ, про це в <text:a xlink:type="simple" xlink:href="https://t.me/s/andriyshTime" text:style-name="Internet_20_link" text:visited-style-name="Visited_20_Internet_20_Link">
 </text:a>
 написав радникміського голови Маріуполя Петро Андрющенко.</text:p>
      <text:p text:style-name="P4">
«Місце «бавовни» встановлено. Результати будуть зранку. Попередньо - місцебазування від 150 окупантів та системно використовувалось для встановленнясистем ППО», - повідомив він.</text:p>
      <text:p text:style-name="P4">
Андрющенко також звернувся до маріупольців, які перебувають в окупації:«Зверніть увагу на віддаленість «кари небесної» від найближчого житловогобудинку. Бачите як далеко? А тепер завдання на 2+2 - як швидко росіянизапхають склади БК у ваші підвали та двори?»</text:p>
      <text:p text:style-name="P4">
<text:span text:style-name="T4">
Читайте також:</text:span>
 <text:a xlink:type="simple" xlink:href="https://www.ukrinform.ua/rubric-regions/3711333-u-mariupoli-fiksuut-peremisenna-rosijskih-vantazivok-iz-boepripasami.html" text:style-name="Internet_20_link" text:visited-style-name="Visited_20_Internet_20_Link">
 </text:a>
</text:p>
      <text:p text:style-name="P4">
Раніше повідомлялося, що в районі аеропорту <text:a xlink:type="simple" xlink:href="https://www.ukrinform.ua/tag-mariupol" text:style-name="Internet_20_link" text:visited-style-name="Visited_20_Internet_20_Link">
 </text:a>
 пролунало кілька вибухів.</text:p>
      <text:p text:style-name="P4">
Source: <text:a xlink:type="simple" xlink:href="https://www.ukrinform.ua/rubric-ato/3711654-na-misci-bavovni-v-mariupoli-bazuvalisa-pivtori-sotni-zagarbnikiv-ta-ppo-andrusenko.html" text:style-name="Internet_20_link" text:visited-style-name="Visited_20_Internet_20_Link">
https://www.ukrinform.ua/rubric-ato/3711654-na-misci-bavovni-v-mariupoli-bazuvalisa-pivtori-sotni-zagarbnikiv-ta-ppo-andrusenko.html</text:a>
</text:p>
      <!--NEWS-->
      <text:h text:style-name="P10" text:outline-level="1">
<text:span text:style-name="T4">
Пересічні росіяни підтримують війну і вбивства - Буданов</text:span>
</text:h>
      <text:p text:style-name="P4">
Authors: Ukrinform (Person)</text:p>
      <text:p text:style-name="P4">
Publisher: Укринформ (Organization)</text:p>
      <text:p text:style-name="P4">
Published Time: 2023-05-20T00:28:00+03:00</text:p>
      <text:p text:style-name="P4">
Modified Time: 2023-05-20T00:28:00+03:00</text:p>
      <text:p text:style-name="P4">
Description: Дані всіх соціологічних досліджень свідчать, що пересічні громадяни росії підтримують війну проти України та вбивства українців. — Укрінформ.</text:p>
      <text:p text:style-name="P4">
Images: ["<text:a xlink:type="simple" xlink:href="https://static.ukrinform.com/photos/2022_04/thumb_files/630_360_1650277396-510.jpg" text:style-name="Internet_20_link" text:visited-style-name="Visited_20_Internet_20_Link">
630_360_16502...</text:a>
"]</text:p>
      <text:p text:style-name="P4">
Tags: ['Російські військові', 'Воєнні злочини', 'Соцопитування', 'Буданов', 'Війна з Росією']</text:p>
      <text:p text:style-name="P4">
Type: Article</text:p>
      <!--METADATA-->
      <text:p text:style-name="P4">
<draw:frame draw:style-name="fr1" draw:name="Image403" text:anchor-type="as-char" svg:width="6.9236in" svg:height="3.956343in" draw:z-index="0">
<draw:image xlink:href="../Images/yкринформ/2023-05-20T00-28-00-03-00/630_360_1650277396-510.jpg" xlink:type="simple" xlink:show="embed" xlink:actuate="onLoad" draw:mime-type="image/jpeg"/>
</draw:frame>
 Дані всіхсоціологічних досліджень свідчать, що пересічні громадяни росії підтримуютьвійну проти України та вбивства українців.</text:p>
      <text:p text:style-name="P4">
Про це керівник Головного управління розвідки Міністерства оборони КирилоБуданов сказав в інтерв’ю в рамках спецпроєкту Дмитра Комарова «Рік. Закадром», передає Укрінформ.</text:p>
      <text:p text:style-name="P4">
«Могутність їхнього режиму багато в чому базується на контролі ЗМІ, напропаганді. І коли певна кількість експертів каже, що ми воюємо з російськимрежимом, а народ... Це неправда. Всі соціологічні дослідження, які й мипроводили, і Росія проводить, показують - в різний період ці цифриколиваються, але підтримка війни проти України стандартна — між 73% та 82%.Тобто пересічний громадянин <text:a xlink:type="simple" xlink:href="https://www.ukrinform.ua/tag-rosia" text:style-name="Internet_20_link" text:visited-style-name="Visited_20_Internet_20_Link">
 </text:a>
 — за цювійну, за знищення, за вбивства. Вони кажуть, що вони не окупанти, що вонивизволяють міста, вони в це вірять», - розповів Буданов.</text:p>
      <text:p text:style-name="P4">
Він зауважив, що у разі зміни влади росіяни казатимуть що їм брехали, а вони,мовляв, нічого не знали.</text:p>
      <text:p text:style-name="P4">
<text:span text:style-name="T4">
Читайте також:</text:span>
 <text:a xlink:type="simple" xlink:href="https://www.ukrinform.ua/rubric-ato/3711627-rosia-pocala-gotuvatisa-do-vijni-proti-ukraini-z-2007-roku-budanov.html" text:style-name="Internet_20_link" text:visited-style-name="Visited_20_Internet_20_Link">
 <text:span text:style-name="T4">
Буданов</text:span>
 </text:a>
</text:p>
      <text:p text:style-name="P4">
«Приблизно так воно і буде з часом, і росіяни будуть казати — а ми не знали,нам брехали. Подивіться історію, завжди у них така штука проходить», - сказавочільник ГУР.</text:p>
      <text:p text:style-name="P4">
За словами Буданова, російські полонені казали йому, що прийшли в Українузахищати людей, і ніхто по цивільних не стріляв.</text:p>
      <text:p text:style-name="P4">
«Одна була людина, яка чітко свідомо могла пояснити, що він командирпідрозділу, розуміє що це не зовсім правильна війна. Але він військовий, булакоманда - воював, за його словами, добре, і він ні про що не жалкує. Вінєдиний з тисяч. Всі інші кажуть: ми не знали, нам сказали, тут фашисти, миприйшли допомагати людям цивільним, яких тут убивають, ми ні в кого нестріляли», - вказав керівник розвідки.</text:p>
      <text:p text:style-name="P4">
<text:span text:style-name="T4">
Читайте також:</text:span>
 <text:a xlink:type="simple" xlink:href="https://www.ukrinform.ua/rubric-ato/3711650-pisla-peremogi-ukrainu-cekae-bagatoricnij-etap-reintegracii-teritorij-budanov.html" text:style-name="Internet_20_link" text:visited-style-name="Visited_20_Internet_20_Link">
 <text:span text:style-name="T4">
Буданов</text:span>
 </text:a>
</text:p>
      <text:p text:style-name="P4">
Він наголосив, що для певних людей справедливою відповідальністю за їхнівчинки може бути тільки фізичне знищення.</text:p>
      <text:p text:style-name="P4">
Як повідомлялося, на думку Буданова, що більше поразок зазнаватиме Росія, тошвидше почнеться процес її видозмінення.</text:p>
      <text:p text:style-name="P4">
<text:span text:style-name="T5">
Фото: spiegel.de</text:span>
</text:p>
      <text:p text:style-name="P4">
Source: <text:a xlink:type="simple" xlink:href="https://www.ukrinform.ua/rubric-ato/3711655-peresicni-rosiani-pidtrimuut-vijnu-i-vbivstva-budanov.html" text:style-name="Internet_20_link" text:visited-style-name="Visited_20_Internet_20_Link">
https://www.ukrinform.ua/rubric-ato/3711655-peresicni-rosiani-pidtrimuut-vijnu-i-vbivstva-budanov.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5-20T00:42:00+03:00</text:p>
      <text:p text:style-name="P4">
Modified Time: 2023-05-20T00:42:00+03:00</text:p>
      <text:p text:style-name="P4">
Description: У столиці та низці областей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Безпілотник', 'Київ', 'Війна з Росією', 'Повітряна тривога']</text:p>
      <text:p text:style-name="P4">
Type: Article</text:p>
      <!--METADATA-->
      <text:p text:style-name="P4">
<draw:frame draw:style-name="fr1" draw:name="Image404" text:anchor-type="as-char" svg:width="6.9236in" svg:height="3.956343in" draw:z-index="0">
<draw:image xlink:href="../Images/yкринформ/2023-05-20T00-42-00-03-00/630_360_1645871571-868.jpg" xlink:type="simple" xlink:show="embed" xlink:actuate="onLoad" draw:mime-type="image/jpeg"/>
</draw:frame>
 У столиціта низці областей України оголошено повітряну тривогу.</text:p>
      <text:p text:style-name="P4">
Про це повідомляє Укрінформ із <text:a xlink:type="simple" xlink:href="https://alerts.in.ua/" text:style-name="Internet_20_link" text:visited-style-name="Visited_20_Internet_20_Link">
 </text:a>
 на мапу повітрянихтривог.</text:p>
      <text:p text:style-name="P4">
За попередніми даними моніторингових каналів, тривога на півночі України можебути пов’язана із запуском безпілотників з території Росії.</text:p>
      <text:p text:style-name="P4">
<text:span text:style-name="T4">
Читайте також:</text:span>
 <text:a xlink:type="simple" xlink:href="https://www.ukrinform.ua/rubric-kyiv/3711618-u-kievi-na-sogodni-e-ponad-4-tisaci-ukrittiv-civilnogo-zahistu.html" text:style-name="Internet_20_link" text:visited-style-name="Visited_20_Internet_20_Link">
 </text:a>
</text:p>
      <text:p text:style-name="P4">
Керівник ОП Андрій Єрмак <text:a xlink:type="simple" xlink:href="https://t.me/s/ermaka2022" text:style-name="Internet_20_link" text:visited-style-name="Visited_20_Internet_20_Link">
 </text:a>
 уважно поставитися дотривоги та не знімати роботу ППО.</text:p>
      <text:p text:style-name="P4">
Source: <text:a xlink:type="simple" xlink:href="https://www.ukrinform.ua/rubric-ato/3711656-u-kievi-nizci-oblastej-povitrana-trivoga.html" text:style-name="Internet_20_link" text:visited-style-name="Visited_20_Internet_20_Link">
https://www.ukrinform.ua/rubric-ato/3711656-u-kievi-nizci-oblastej-povitrana-trivoga.html</text:a>
</text:p>
      <!--NEWS-->
      <text:h text:style-name="P10" text:outline-level="1">
<text:span text:style-name="T4">
У столиці та області працює ППО</text:span>
</text:h>
      <text:p text:style-name="P4">
Authors: Ukrinform (Person)</text:p>
      <text:p text:style-name="P4">
Publisher: Укринформ (Organization)</text:p>
      <text:p text:style-name="P4">
Published Time: 2023-05-20T00:52:00+03:00</text:p>
      <text:p text:style-name="P4">
Modified Time: 2023-05-20T00:52:00+03:00</text:p>
      <text:p text:style-name="P4">
Description: У Києві та області по ворожих безпілотниках працюють підрозділи ППО.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Київ', 'Київщина', 'Війна з Росією', 'ППО', 'Дрон-камікадзе']</text:p>
      <text:p text:style-name="P4">
Type: Article</text:p>
      <!--METADATA-->
      <text:p text:style-name="P4">
<draw:frame draw:style-name="fr1" draw:name="Image405" text:anchor-type="as-char" svg:width="6.9236in" svg:height="3.956343in" draw:z-index="0">
<draw:image xlink:href="../Images/yкринформ/2023-05-20T00-52-00-03-00/630_360_1677478309-566.jpg" xlink:type="simple" xlink:show="embed" xlink:actuate="onLoad" draw:mime-type="image/jpeg"/>
</draw:frame>
 У Києві таобласті по ворожих безпілотниках працюють підрозділи ППО.</text:p>
      <text:p text:style-name="P4">
Про це в <text:a xlink:type="simple" xlink:href="https://t.me/s/kyivoda" text:style-name="Internet_20_link" text:visited-style-name="Visited_20_Internet_20_Link">
 </text:a>
 повідомляє Київська ОВА, передаєУкрінформ.</text:p>
      <text:p text:style-name="P4">
"Загроза атаки дронів! Працюють сили ППО", - йдеться в дописі.</text:p>
      <text:p text:style-name="P4">
Влада закликає дотримуватися інформаційної тиші – не фотографувати та незнімати роботу наших захисників.</text:p>
      <text:p text:style-name="P4">
<text:span text:style-name="T4">
Читайте також:</text:span>
 <text:a xlink:type="simple" xlink:href="https://www.ukrinform.ua/rubric-ato/3711656-u-kievi-nizci-oblastej-povitrana-trivoga.html" text:style-name="Internet_20_link" text:visited-style-name="Visited_20_Internet_20_Link">
 <text:span text:style-name="T4">
тривога</text:span>
 </text:a>
</text:p>
      <text:p text:style-name="P4">
Про роботу протиповітряної оборони також <text:a xlink:type="simple" xlink:href="https://t.me/s/VA_Kyiv" text:style-name="Internet_20_link" text:visited-style-name="Visited_20_Internet_20_Link">
 </text:a>
 КМВА:"Навколо повітряного простору Києва працює ППО".</text:p>
      <text:p text:style-name="P4">
Очільник КМВА Сергій Попко закликав перебувати в укриттях до відбою тривоги.</text:p>
      <text:p text:style-name="P4">
Source: <text:a xlink:type="simple" xlink:href="https://www.ukrinform.ua/rubric-ato/3711657-u-stolici-ta-oblasti-pracue-ppo.html" text:style-name="Internet_20_link" text:visited-style-name="Visited_20_Internet_20_Link">
https://www.ukrinform.ua/rubric-ato/3711657-u-stolici-ta-oblasti-pracue-ppo.html</text:a>
</text:p>
      <!--NEWS-->
      <text:h text:style-name="P10" text:outline-level="1">
<text:span text:style-name="T4">
Мотопробіг на честь захисників Маріуполя стартує у Львові</text:span>
</text:h>
      <text:p text:style-name="P4">
Authors: Ukrinform (Person)</text:p>
      <text:p text:style-name="P4">
Publisher: Укринформ (Organization)</text:p>
      <text:p text:style-name="P4">
Published Time: 2023-05-20T01:06:00+03:00</text:p>
      <text:p text:style-name="P4">
Modified Time: 2023-05-20T01:06:00+03:00</text:p>
      <text:p text:style-name="P4">
Description: В Україні 20-21 травня відбудеться мотопробіг, покликаний нагадати суспільству про героїчну оборону Маріуполя, яка завершилася рік тому. — Укрінформ.</text:p>
      <text:p text:style-name="P4">
Images: ["<text:a xlink:type="simple" xlink:href="https://static.ukrinform.com/photos/2022_05/thumb_files/630_360_1651480916-318.jpg" text:style-name="Internet_20_link" text:visited-style-name="Visited_20_Internet_20_Link">
630_360_16514...</text:a>
", "<text:a xlink:type="simple" xlink:href="https://static.ukrinform.com/photos/2023_05/1684532367-268.jpg" text:style-name="Internet_20_link" text:visited-style-name="Visited_20_Internet_20_Link">
1684532367-26...</text:a>
"]</text:p>
      <text:p text:style-name="P4">
Tags: ['Львів', 'Маріуполь', 'Полонені', 'Війна з Росією']</text:p>
      <text:p text:style-name="P4">
Type: Article</text:p>
      <!--METADATA-->
      <text:p text:style-name="P4">
<draw:frame draw:style-name="fr1" draw:name="Image406" text:anchor-type="as-char" svg:width="6.9236in" svg:height="3.956343in" draw:z-index="0">
<draw:image xlink:href="../Images/yкринформ/2023-05-20T01-06-00-03-00/630_360_1651480916-318.jpg" xlink:type="simple" xlink:show="embed" xlink:actuate="onLoad" draw:mime-type="image/jpeg"/>
</draw:frame>
 В Україні20-21 травня відбудеться мотопробіг, покликаний нагадати суспільству прогероїчну оборону Маріуполя, яка завершилася рік тому.</text:p>
      <text:p text:style-name="P4">
Як передає Укрінформ, про це громадська організація "Жінки зі сталі"повідомляє у <text:a xlink:type="simple" xlink:href="http://t.me/zhinky_zi_stali/2433" text:style-name="Internet_20_link" text:visited-style-name="Visited_20_Internet_20_Link">
</text:a>
 .</text:p>
      <text:p text:style-name="P4">
“20-21 травня 2023 року містами України пройде мотопробіг з метою нагадатисуспільству про річницю закінчення героїчної оборони Маріуполя, а також пройого мужніх захисників, більшість з яких утримується ворогом в полоні”, -ідеться в повідомленні.</text:p>
      <text:p text:style-name="P4">
<draw:frame draw:style-name="fr1" draw:name="Image407" text:anchor-type="as-char" svg:width="6.9236in" svg:height="4.781611in" draw:z-index="0">
<draw:image xlink:href="../Images/yкринформ/2023-05-20T01-06-00-03-00/1684532367-268.jpg" xlink:type="simple" xlink:show="embed" xlink:actuate="onLoad" draw:mime-type="image/jpeg"/>
</draw:frame>
</text:p>
      <text:p text:style-name="P4">
Всеукраїнський мотопробіг пройде маршрутом Львів - Рівне - Звягель - Житомир -Київ. Його організатори та учасники хочуть показати всій Україні, що проблема<text:a xlink:type="simple" xlink:href="https://www.ukrinform.ua/tag-poloneni" text:style-name="Internet_20_link" text:visited-style-name="Visited_20_Internet_20_Link">
 </text:a>
 залишається болючою та глибокою.При цьому йдеться про підтримку не тільки полонених оборонців Маріупольськогогарнізону, а й захисників з інших напрямків фронту.</text:p>
      <text:p text:style-name="P4">
<text:span text:style-name="T4">
Читайте також:</text:span>
 <text:a xlink:type="simple" xlink:href="https://www.ukrinform.ua/rubric-kyiv/3711597-u-stolici-vidbudutsa-zahodi-do-ricnici-z-dna-okupacii-mariupola.html" text:style-name="Internet_20_link" text:visited-style-name="Visited_20_Internet_20_Link">
 </text:a>
</text:p>
      <text:p text:style-name="P4">
Як <text:a xlink:type="simple" xlink:href="http://www.ukrinform.ua/rubric-ato/3709966-u-rosijskomu-poloni-dosi-perebuvaut-blizko-2000-oboronciv-azovstali.html" text:style-name="Internet_20_link" text:visited-style-name="Visited_20_Internet_20_Link">
 </text:a>
 , протягом року Українівдалося повернути з полону близько 500 захисників “Азовсталі”, ще близько 2000залишаються в російській неволі.</text:p>
      <text:p text:style-name="P4">
<text:span text:style-name="T5">
Фото: EPA-EFE</text:span>
</text:p>
      <text:p text:style-name="P4">
Source: <text:a xlink:type="simple" xlink:href="https://www.ukrinform.ua/rubric-regions/3711658-u-lvovi-startue-motoprobig-na-cest-zahisnikiv-mariupola.html" text:style-name="Internet_20_link" text:visited-style-name="Visited_20_Internet_20_Link">
https://www.ukrinform.ua/rubric-regions/3711658-u-lvovi-startue-motoprobig-na-cest-zahisnikiv-mariupola.html</text:a>
</text:p>
      <!--NEWS-->
      <text:h text:style-name="P10" text:outline-level="1">
<text:span text:style-name="T4">
У Києві лунають вибухи, міська влада повідомляє про роботу ППО</text:span>
</text:h>
      <text:p text:style-name="P4">
Authors: Ukrinform (Person)</text:p>
      <text:p text:style-name="P4">
Publisher: Укринформ (Organization)</text:p>
      <text:p text:style-name="P4">
Published Time: 2023-05-20T01:22:00+03:00</text:p>
      <text:p text:style-name="P4">
Modified Time: 2023-05-20T01:22:00+03:00</text:p>
      <text:p text:style-name="P4">
Description: Під час повітряної тривоги у столиці пролунала низка вибухі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408" text:anchor-type="as-char" svg:width="6.9236in" svg:height="3.948443in" draw:z-index="0">
<draw:image xlink:href="../Images/yкринформ/2023-05-20T01-22-00-03-00/630_360_1538997483-946.jpg" xlink:type="simple" xlink:show="embed" xlink:actuate="onLoad" draw:mime-type="image/jpeg"/>
</draw:frame>
 Під часповітряної тривоги у столиці пролунала низка вибухів.</text:p>
      <text:p text:style-name="P4">
Як повідомляє Укрінформ, вибухи чути в різних районах міста.</text:p>
      <text:p text:style-name="P4">
Тим часом КМВА <text:a xlink:type="simple" xlink:href="https://t.me/s/VA_Kyiv" text:style-name="Internet_20_link" text:visited-style-name="Visited_20_Internet_20_Link">
 </text:a>
 про роботу ППО.</text:p>
      <text:p text:style-name="P4">
"Працює ППО! Зберігайте спокій! До відбою повітряної тривоги перебувайте вукриттях!", - ідеться в дописі.</text:p>
      <text:p text:style-name="P4">
<text:span text:style-name="T4">
Читайте також:</text:span>
 <text:a xlink:type="simple" xlink:href="https://www.ukrinform.ua/rubric-ato/3711657-u-stolici-ta-oblasti-pracue-ppo.html" text:style-name="Internet_20_link" text:visited-style-name="Visited_20_Internet_20_Link">
 <text:span text:style-name="T4">
ППО</text:span>
 </text:a>
</text:p>
      <text:p text:style-name="P4">
Як повідомлялося, у Києві та кількох областях оголошено повітряну тривогу, запопередніми даними, у зв'язку з атакою безпілотників.</text:p>
      <text:p text:style-name="P4">
Source: <text:a xlink:type="simple" xlink:href="https://www.ukrinform.ua/rubric-ato/3711660-u-kievi-lunaut-vibuhi-kmva-povidomlae-pro-robotu-ppo.html" text:style-name="Internet_20_link" text:visited-style-name="Visited_20_Internet_20_Link">
https://www.ukrinform.ua/rubric-ato/3711660-u-kievi-lunaut-vibuhi-kmva-povidomlae-pro-robotu-ppo.html</text:a>
</text:p>
      <!--NEWS-->
      <text:h text:style-name="P10" text:outline-level="1">
<text:span text:style-name="T4">
Повітряна атака на Київ: уламки впали на дах багатоповерхівки</text:span>
</text:h>
      <text:p text:style-name="P4">
Authors: Ukrinform (Person)</text:p>
      <text:p text:style-name="P4">
Publisher: Укринформ (Organization)</text:p>
      <text:p text:style-name="P4">
Published Time: 2023-05-20T01:37:00+03:00</text:p>
      <text:p text:style-name="P4">
Modified Time: 2023-05-20T01:37:00+03:00</text:p>
      <text:p text:style-name="P4">
Description: У Дарницькому районі Києві уламки впали на дах багатоповерхівки, спалахнула пожежа.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Пожежа', 'Віталій Кличко', 'Київ', 'Війна з Росією', 'Повітряна тривога', 'Дрон-камікадзе']</text:p>
      <text:p text:style-name="P4">
Type: Article</text:p>
      <!--METADATA-->
      <text:p text:style-name="P4">
<draw:frame draw:style-name="fr1" draw:name="Image409" text:anchor-type="as-char" svg:width="6.9236in" svg:height="3.956343in" draw:z-index="0">
<draw:image xlink:href="../Images/yкринформ/2023-05-20T01-37-00-03-00/630_360_1538997471-852.jpg" xlink:type="simple" xlink:show="embed" xlink:actuate="onLoad" draw:mime-type="image/jpeg"/>
</draw:frame>
 УДарницькому районі Києві уламки впали на дах багатоповерхівки, спалахнулапожежа.</text:p>
      <text:p text:style-name="P4">
Про це в <text:a xlink:type="simple" xlink:href="https://t.me/s/VA_Kyiv" text:style-name="Internet_20_link" text:visited-style-name="Visited_20_Internet_20_Link">
 </text:a>
 повідомляє Київська МВА, передаєУкрінформ.</text:p>
      <text:p text:style-name="P4">
"Попередня інформація. Внаслідок падіння уламків виникла пожежа дахубагатоповерхової будівлі у Дніпровському районі міста", - інформує очільникКМВА Сергій Попко.</text:p>
      <text:p text:style-name="P4">
Він зазначив, що всі служби працюють на місці та закликав перебувати вукриттях до відбою <text:a xlink:type="simple" xlink:href="https://www.ukrinform.ua/tag-povitrana-trivoga" text:style-name="Internet_20_link" text:visited-style-name="Visited_20_Internet_20_Link">
 </text:a>
 .</text:p>
      <text:p text:style-name="P4">
<text:span text:style-name="T4">
Читайте також:</text:span>
 <text:a xlink:type="simple" xlink:href="https://www.ukrinform.ua/rubric-ato/3711660-u-kievi-lunaut-vibuhi-kmva-povidomlae-pro-robotu-ppo.html" text:style-name="Internet_20_link" text:visited-style-name="Visited_20_Internet_20_Link">
 <text:span text:style-name="T4">
ППО</text:span>
 </text:a>
</text:p>
      <text:p text:style-name="P4">
Віталій Кличко також <text:a xlink:type="simple" xlink:href="https://t.me/s/vitaliy_klitschko" text:style-name="Internet_20_link" text:visited-style-name="Visited_20_Internet_20_Link">
 </text:a>
 про займаннявнаслідок падіння уламків у Дніпровському районі столиці.</text:p>
      <text:p text:style-name="P4">
"Всі служби прямують на місце. Подробиці - згодом" - додав міський голова.</text:p>
      <text:p text:style-name="P4">
Source: <text:a xlink:type="simple" xlink:href="https://www.ukrinform.ua/rubric-ato/3711661-povitrana-ataka-na-kiiv-ulamki-vpali-na-dah-bagatopoverhivki.html" text:style-name="Internet_20_link" text:visited-style-name="Visited_20_Internet_20_Link">
https://www.ukrinform.ua/rubric-ato/3711661-povitrana-ataka-na-kiiv-ulamki-vpali-na-dah-bagatopoverhivki.html</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5-20T98: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ankcziyi-sumnyj-putin.jpg" text:style-name="Internet_20_link" text:visited-style-name="Visited_20_Internet_20_Link">
sankcziyi-sumnyj-putin.jpg</text:a>
']</text:p>
      <text:p text:style-name="P4">
Tags: []</text:p>
      <text:p text:style-name="P4">
Category: News</text:p>
      <!--METADATA-->
      <text:p text:style-name="P4">
<draw:frame draw:style-name="fr1" draw:name="Image410" text:anchor-type="as-char" svg:width="6.9236in" svg:height="4.32725in" draw:z-index="0">
<draw:image xlink:href="../Images/AРМІЯINFORM/2023-05-20T98-00-00-04-00/sankcziyi-sumnyj-putin.jpg" xlink:type="simple" xlink:show="embed" xlink:actuate="onLoad" draw:mime-type="image/jpeg"/>
</draw:frame>
 Антиросійські санкції. Колаж АрміяInform</text:p>
      <text:p text:style-name="P4">
Служба зовнішньої розвідки України<text:a xlink:type="simple" xlink:href="https://www.facebook.com/SZRUkraine/posts/pfbid02UAqUPovohaaCuP3mo1Qq6ZgJyNjMMN6Yg1fiC2w62thHnAc6T2gbJsRreEvn68h5l" text:style-name="Internet_20_link" text:visited-style-name="Visited_20_Internet_20_Link">
продовжує</text:a>
розповідати про санкції та інші дії міжнародної спільноти, спрямовані протикраїни-терориста.</text:p>
      <text:p text:style-name="P4">
<text:span text:style-name="T4">
Ситуація станом на 19 травня 2023 року</text:span>
</text:p>
      <text:p text:style-name="P4">
Мирний саміт щодо України стане темою обговорення лідерів країн G7 цього тижняв Японії та міністрів закордонних справ країн ЄС на наступному тижні.</text:p>
      <text:p text:style-name="P4">
Німецькі політики планують надавати Україні підтримку у підготовці до початкупереговорів про вступ до Євросоюзу.</text:p>
      <text:p text:style-name="P4">
У Пентагоні заявили, що не заперечуватимуть проти передачі Україніамериканських винищувачів F-16 третіми країнами.</text:p>
      <text:p text:style-name="P4">
Представник Держдепу США Ведант Пател повідомив, що Сполучені Штати разом ізпартнерами продовжать оцінювати розвиток ситуації в Україні й на основі цьогоприйматимуть рішення, які бойові системи можна буде надати українськимвійськовим у перспективі.</text:p>
      <text:p text:style-name="P4">
На саміті Північноатлантичного альянсу у Вільнюсі лідери країн блоку погодятьсекретний документ, який деталізує відповідь на загрози росії. Тисячі сторіноктаємних військових планів вперше від часів Холодної війни визначатимутьоборону від потенційної російської загрози.</text:p>
      <text:p text:style-name="P4">
Міністри оборони країн НАТО обговорюватимуть питання можливої передачі Українізахідних винищувачів на зустрічі у червні, яка передуватиме саміту Альянсу,заявив генсек НАТО Єнс Столтенберг.</text:p>
      <text:p text:style-name="P4">
Генсек НАТО Єнс Столтенберг вважає, що Захід підтримуватиме Україну у війністільки, скільки буде потрібно, і ця підтримка не похитнеться.</text:p>
      <text:p text:style-name="P4">
Американська компанія Red Cat буде готова передати Україні у червні 200високошвидкісних FPV-дронів.</text:p>
      <text:p text:style-name="P4">
Спільне підприємство Укроборонпрому та німецької компанії Rheinmetall маєрозпочати роботу вже в липні.</text:p>
      <text:p text:style-name="P4">
Японія з червня прийматиме українських військових на лікування та реабілітаціюпісля поранень.</text:p>
      <text:p text:style-name="P4">
Високий представник ЄС із зовнішньої політики та політики безпеки ЖозепБоррель запропонував державам-членам збільшити обсяг Європейського фонду миру,з якого фінансується військова допомога Україні, ще на 3,5 мільярда євро.</text:p>
      <text:p text:style-name="P4">
ЄБРР планує збільшити свій капітал на €5 млрд, щоб продовжити підтримкуУкраїни.</text:p>
      <text:p text:style-name="P4">
Четвертий саміт Ради Європи схвалив підсумкову резолюцію, в якій заявив прополітичну підтримку української «формули миру».</text:p>
      <text:p text:style-name="P4">
У ЄС вважають, що знайдуть спосіб подолати вето Угорщини на черговий пакетдопомоги Україні та 11-й пакет санкцій проти росії.</text:p>
      <text:p text:style-name="P4">
Сенат Франції визнав Голодомор геноцидом українського народу.</text:p>
      <text:p text:style-name="P4">
Представники Естонії, Латвії, Литви, Норвегії, Польщі та Фінляндії домовилиськоординувати прикордонний контроль, аби не допустити подальшого ухиляння відсанкцій і незаконного ввезення заборонених товарів на російську територію.</text:p>
      <text:p text:style-name="P4">
<text:span text:style-name="T4">
рф</text:span>
</text:p>
      <text:p text:style-name="P4">
США відкликали експортні привілеї у російської авіакомпанії Smartavia на 180днів.</text:p>
      <text:p text:style-name="P4">
У квітні Японія скоротила імпорт вугілля із росії на 80,8 % порівняно заналогічним періодом минулого року, зрідженого газу — на 10,6 %.</text:p>
      <text:p text:style-name="P4">
За даними імміграційної служби Фінляндії, загалом 1 109 громадян росіїпопросили притулок у Фінляндії, щоб уникнути мобілізації в російську армію.</text:p>
      <text:p text:style-name="P4">
18 травня прем’єр Дорін Речан заявив, що Молдова відмовилася від газу таелектрики рф після початку повномасштабної війни в Україні.</text:p>
      <text:p text:style-name="P4">
Суд у столиці Киргизстану Бішкеку визнав 32-річного чоловіка винним унайманстві і засудив до 10 років позбавлення волі за участь у війні в Україніна боці росії.</text:p>
      <text:p text:style-name="P4">
уряди рф та ірану за безпосередньої участі путіна та президента іранупідписали угоду про співпрацю з фінансування проєктування, будівництва тапостачання товарів і послуг для створення залізниці на ділянці решт — астара вірані. рф збирається надати кредит у € 1,3 млрд із € 1,6 млрд вартості робіт.Водночас счьотная палата рф запропонувала скасувати будівництво на росії 100км шляху між морськими портами находка та восточний через «неможливістьбюджетного фінансування» за умови російської кризи.</text:p>
      <text:p text:style-name="P4">
глава «росатому» ліхачов запропонував путіну спрямувати експорт російськоїнафти з портів Балтики на північний морський шлях як «найпривабливіший інайбезпечніший маршрут» в умовах міжнародних санкцій. Проте експерти ринку небачать економічної доцільності такої ідеї та наявності на рф достатньоїкількості танкерів льодового класу для цілорічної навігації. На їхню думку, настворення умов для таких постачань потрібно багато років.</text:p>
      <text:p text:style-name="P4">
З 2019 року на рф підвищили вік виходу на пенсію, проте це не збільшилокількість зайнятих на ринку праці: обсяг робочої сили знизився на 1,3 млн осіб— до рівня 2005 року (73,6 млн осіб).</text:p>
      <text:p text:style-name="P4">
Дефіцит робітників у російській промисловості досяг історичного максимуму: пронестачу «робочих рук» заявляли 35 % підприємств — найбільше з 1996 року. Такожексперти заявляють, що за умов російської кризи неможливо підготуватикваліфіковані кадри за півроку-рік — треба як мінімум п’ять-сім років.</text:p>
      <text:p text:style-name="P4">
росіяни почали менше купувати меблі, через що виробники мусили знизити ціни нафанеру на 49 %, плити ДСП, ДВП і МДФ — на 26-39 %.</text:p>
      <text:p text:style-name="P4">
акадємія управлєнія прі прєзідєнтє рєспубліки бєлорусь підготувала методичкудля членів інформаційно-пропагандистських груп, у якій пояснює, як требарозповідати білорусам про Другу світову війну. На думку істориків, новаметодичка сама по собі є прикладом фальсифікацій та спотворення інформації.</text:p>
      <text:p text:style-name="P4">
Source: <text:a xlink:type="simple" xlink:href="https://armyinform.com.ua/2023/05/20/ukrayina-i-svit-proty-rosijskoyi-agresiyi-sankcziyi-v-diyi-12/" text:style-name="Internet_20_link" text:visited-style-name="Visited_20_Internet_20_Link">
https://armyinform.com.ua/2023/05/20/ukrayina-i-svit-proty-rosijskoyi-agresiyi-sankcziyi-v-diyi-12/</text:a>
</text:p>
      <!--NEWS-->
      <text:h text:style-name="P10" text:outline-level="1">
<text:span text:style-name="T4">
У Фонді ліквідації наслідків збройної агресії росії вже зібрано близько 62 млрд гривень</text:span>
</text:h>
      <text:p text:style-name="P4">
Author: ['АРМІЯINFORM']</text:p>
      <text:p text:style-name="P4">
Time: 2023-05-20T99:00:00-04:00</text:p>
      <text:p text:style-name="P4">
Description: Уряд уже виділив перші ресурси на виконання програми єВідновлення — 4,4 млрд грн з Фон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ys-shmygal.jpg" text:style-name="Internet_20_link" text:visited-style-name="Visited_20_Internet_20_Link">
denys-shmygal.jpg</text:a>
']</text:p>
      <text:p text:style-name="P4">
Tags: ['STOPRUSSIA', 'АГРЕСІЯ РФ', 'ДЕНИС ШМИГАЛЬ', 'ЄВІДНОВЛЕННЯ', 'КАБІНЕТ МІНІСТРІВ УКРАЇНИ']</text:p>
      <text:p text:style-name="P4">
Category: News</text:p>
      <!--METADATA-->
      <text:p text:style-name="P4">
<draw:frame draw:style-name="fr1" draw:name="Image411" text:anchor-type="as-char" svg:width="6.9236in" svg:height="4.601661in" draw:z-index="0">
<draw:image xlink:href="../Images/AРМІЯINFORM/2023-05-20T99-00-00-04-00/denys-shmygal.jpg" xlink:type="simple" xlink:show="embed" xlink:actuate="onLoad" draw:mime-type="image/jpeg"/>
</draw:frame>
Денис Шмигаль</text:p>
      <text:p text:style-name="P4">
Уряд уже виділив перші ресурси на виконання програми єВідновлення — 4,4 млрдгрн з Фонду ліквідації наслідків збройної агресії. Загалом Урядом вже зібраноу Фонді близько 62 млрд грн. Як передає Урядовий портал, про це повідомивПрем’єр-міністр Денис Шмигаль.</text:p>
      <text:p text:style-name="P4">
Глава Уряду зауважив, що майже половина — вилучені російські кошти.Пріоритетні видатки Фонду — це ремонти житла, критичної інфраструктури,пілотні проєкти відновлення.</text:p>
      <text:p text:style-name="P4">
«Відновлення, яке відбувається вже зараз. Понад тиждень працює програмаєВідновлення. Це виплата коштів на ремонт житла, що було пошкоджене під часвійни. Програма цифровізована, її алгоритм простий та зрозумілий. Вже поданомайже 11,7 тис. заявок, найбільше від жителів Харківщини, Київщини,Миколаївщини», — зазначив Прем’єр-міністр.</text:p>
      <text:p text:style-name="P4">
Денис Шмигаль також повідомив, що Уряд готується до наступного етапукомпенсацій — за зруйноване житло українців, яке не підлягає ремонту.</text:p>
      <text:p text:style-name="P4">
«Регламентуємо роботу комісій, що визначатимуть підстави для отриманнявідшкодувань та видаватимуть житлові сертифікати на купівлю нерухомості. Вонистворюються при органах місцевого самоврядування. Члени комісій мають знатисвої повноваження та чітко виконувати свої функції. Тоді люди отримаютькомпенсацію швидко і без зайвої бюрократії», — підкреслив очільник Уряду.</text:p>
      <text:p text:style-name="P4">
Source: <text:a xlink:type="simple" xlink:href="https://armyinform.com.ua/2023/05/20/fondi-likvidacziyi-naslidkiv-zbrojnoyi-agresiyi-rosiyi-vzhe-maye-blyzko-62-mlrd-gryven/" text:style-name="Internet_20_link" text:visited-style-name="Visited_20_Internet_20_Link">
https://armyinform.com.ua/2023/05/20/fondi-likvidacziyi-naslidkiv-zbrojnoyi-agresiyi-rosiyi-vzhe-maye-blyzko-62-mlrd-gryve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